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265" style:family="table">
      <style:table-properties style:width="12cm" fo:break-before="page" table:align="margins"/>
    </style:style>
    <style:style style:name="Table265.A" style:family="table-column">
      <style:table-column-properties style:column-width="5.999cm" style:rel-column-width="32762*"/>
    </style:style>
    <style:style style:name="Table265.B" style:family="table-column">
      <style:table-column-properties style:column-width="6.001cm" style:rel-column-width="32773*"/>
    </style:style>
    <style:style style:name="Table265.1" style:family="table-row">
      <style:table-row-properties style:min-row-height="0.473cm"/>
    </style:style>
    <style:style style:name="Table265.A1" style:family="table-cell">
      <style:table-cell-properties fo:padding="0cm" fo:border="none" style:writing-mode="page"/>
    </style:style>
    <style:style style:name="Table7" style:family="table">
      <style:table-properties style:width="12cm" fo:break-before="page" table:align="margins"/>
    </style:style>
    <style:style style:name="Table7.A" style:family="table-column">
      <style:table-column-properties style:column-width="5.999cm" style:rel-column-width="32762*"/>
    </style:style>
    <style:style style:name="Table7.B" style:family="table-column">
      <style:table-column-properties style:column-width="6.001cm" style:rel-column-width="32773*"/>
    </style:style>
    <style:style style:name="Table7.1" style:family="table-row">
      <style:table-row-properties style:min-row-height="0.556cm"/>
    </style:style>
    <style:style style:name="Table7.A1" style:family="table-cell">
      <style:table-cell-properties fo:padding="0cm" fo:border="none" style:writing-mode="page"/>
    </style:style>
    <style:style style:name="Table8" style:family="table">
      <style:table-properties style:width="12cm" fo:break-before="page" table:align="margins"/>
    </style:style>
    <style:style style:name="Table8.A" style:family="table-column">
      <style:table-column-properties style:column-width="5.999cm" style:rel-column-width="32762*"/>
    </style:style>
    <style:style style:name="Table8.B" style:family="table-column">
      <style:table-column-properties style:column-width="6.001cm" style:rel-column-width="32773*"/>
    </style:style>
    <style:style style:name="Table8.1" style:family="table-row">
      <style:table-row-properties style:min-row-height="0.473cm"/>
    </style:style>
    <style:style style:name="Table8.A1" style:family="table-cell">
      <style:table-cell-properties fo:padding="0cm" fo:border="none" style:writing-mode="page"/>
    </style:style>
    <style:style style:name="Table8.2" style:family="table-row">
      <style:table-row-properties style:min-row-height="2.032cm"/>
    </style:style>
    <style:style style:name="Table10" style:family="table">
      <style:table-properties style:width="12cm" fo:break-before="page" table:align="margins"/>
    </style:style>
    <style:style style:name="Table10.A" style:family="table-column">
      <style:table-column-properties style:column-width="5.999cm" style:rel-column-width="32762*"/>
    </style:style>
    <style:style style:name="Table10.B" style:family="table-column">
      <style:table-column-properties style:column-width="6.001cm" style:rel-column-width="32773*"/>
    </style:style>
    <style:style style:name="Table10.1" style:family="table-row">
      <style:table-row-properties style:min-row-height="0.473cm"/>
    </style:style>
    <style:style style:name="Table10.A1" style:family="table-cell">
      <style:table-cell-properties fo:padding="0cm" fo:border="none" style:writing-mode="page"/>
    </style:style>
    <style:style style:name="Table10.2" style:family="table-row">
      <style:table-row-properties style:min-row-height="0.857cm"/>
    </style:style>
    <style:style style:name="Table11" style:family="table">
      <style:table-properties style:width="12cm" fo:break-before="page" table:align="margins"/>
    </style:style>
    <style:style style:name="Table11.A" style:family="table-column">
      <style:table-column-properties style:column-width="5.997cm" style:rel-column-width="32753*"/>
    </style:style>
    <style:style style:name="Table11.B" style:family="table-column">
      <style:table-column-properties style:column-width="6.003cm" style:rel-column-width="32782*"/>
    </style:style>
    <style:style style:name="Table11.1" style:family="table-row">
      <style:table-row-properties style:min-row-height="0.473cm"/>
    </style:style>
    <style:style style:name="Table11.A1" style:family="table-cell">
      <style:table-cell-properties style:writing-mode="page"/>
    </style:style>
    <style:style style:name="Table11.2" style:family="table-row">
      <style:table-row-properties style:min-row-height="0.908cm"/>
    </style:style>
    <style:style style:name="Table11.4" style:family="table-row">
      <style:table-row-properties style:min-row-height="2.06cm"/>
    </style:style>
    <style:style style:name="Table12" style:family="table">
      <style:table-properties style:width="12cm" fo:break-before="page" table:align="margins"/>
    </style:style>
    <style:style style:name="Table12.A" style:family="table-column">
      <style:table-column-properties style:column-width="5.999cm" style:rel-column-width="32762*"/>
    </style:style>
    <style:style style:name="Table12.B" style:family="table-column">
      <style:table-column-properties style:column-width="6.001cm" style:rel-column-width="32773*"/>
    </style:style>
    <style:style style:name="Table12.1" style:family="table-row">
      <style:table-row-properties style:min-row-height="0.473cm"/>
    </style:style>
    <style:style style:name="Table12.A1" style:family="table-cell">
      <style:table-cell-properties style:writing-mode="page"/>
    </style:style>
    <style:style style:name="Table13" style:family="table">
      <style:table-properties style:width="12cm" fo:break-before="page" table:align="margins"/>
    </style:style>
    <style:style style:name="Table13.A" style:family="table-column">
      <style:table-column-properties style:column-width="5.999cm" style:rel-column-width="32762*"/>
    </style:style>
    <style:style style:name="Table13.B" style:family="table-column">
      <style:table-column-properties style:column-width="6.001cm" style:rel-column-width="32773*"/>
    </style:style>
    <style:style style:name="Table13.1" style:family="table-row">
      <style:table-row-properties style:min-row-height="0.473cm"/>
    </style:style>
    <style:style style:name="Table13.A1" style:family="table-cell">
      <style:table-cell-properties style:writing-mode="page"/>
    </style:style>
    <style:style style:name="Table3" style:family="table">
      <style:table-properties style:width="12cm" fo:break-before="page" table:align="margins"/>
    </style:style>
    <style:style style:name="Table3.A" style:family="table-column">
      <style:table-column-properties style:column-width="5.999cm" style:rel-column-width="32762*"/>
    </style:style>
    <style:style style:name="Table3.B" style:family="table-column">
      <style:table-column-properties style:column-width="6.001cm" style:rel-column-width="32773*"/>
    </style:style>
    <style:style style:name="Table3.A1" style:family="table-cell">
      <style:table-cell-properties style:writing-mode="page"/>
    </style:style>
    <style:style style:name="Table3.2" style:family="table-row">
      <style:table-row-properties style:min-row-height="0.473cm"/>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Table6" style:family="table">
      <style:table-properties style:width="12cm" fo:break-before="page" table:align="margins"/>
    </style:style>
    <style:style style:name="Table6.A" style:family="table-column">
      <style:table-column-properties style:column-width="5.999cm" style:rel-column-width="32762*"/>
    </style:style>
    <style:style style:name="Table6.B" style:family="table-column">
      <style:table-column-properties style:column-width="6.001cm" style:rel-column-width="32773*"/>
    </style:style>
    <style:style style:name="Table6.1" style:family="table-row">
      <style:table-row-properties style:min-row-height="0.473cm"/>
    </style:style>
    <style:style style:name="Table6.A1" style:family="table-cell">
      <style:table-cell-properties style:writing-mode="page"/>
    </style:style>
    <style:style style:name="Table5" style:family="table">
      <style:table-properties style:width="12cm" fo:break-before="page" table:align="margins"/>
    </style:style>
    <style:style style:name="Table5.A" style:family="table-column">
      <style:table-column-properties style:column-width="5.999cm" style:rel-column-width="32762*"/>
    </style:style>
    <style:style style:name="Table5.B" style:family="table-column">
      <style:table-column-properties style:column-width="6.001cm" style:rel-column-width="32773*"/>
    </style:style>
    <style:style style:name="Table5.1" style:family="table-row">
      <style:table-row-properties style:min-row-height="0.473cm"/>
    </style:style>
    <style:style style:name="Table5.A1" style:family="table-cell">
      <style:table-cell-properties style:writing-mode="page"/>
    </style:style>
    <style:style style:name="Table16" style:family="table">
      <style:table-properties style:width="12cm" fo:break-before="page" table:align="margins"/>
    </style:style>
    <style:style style:name="Table16.A" style:family="table-column">
      <style:table-column-properties style:column-width="5.999cm" style:rel-column-width="32767*"/>
    </style:style>
    <style:style style:name="Table16.B" style:family="table-column">
      <style:table-column-properties style:column-width="6.001cm" style:rel-column-width="32768*"/>
    </style:style>
    <style:style style:name="Table16.A1" style:family="table-cell">
      <style:table-cell-properties style:writing-mode="page"/>
    </style:style>
    <style:style style:name="Table15" style:family="table">
      <style:table-properties style:width="12cm" fo:break-before="page" table:align="margins"/>
    </style:style>
    <style:style style:name="Table15.A" style:family="table-column">
      <style:table-column-properties style:column-width="5.999cm" style:rel-column-width="32767*"/>
    </style:style>
    <style:style style:name="Table15.B" style:family="table-column">
      <style:table-column-properties style:column-width="6.001cm" style:rel-column-width="32768*"/>
    </style:style>
    <style:style style:name="Table15.A1" style:family="table-cell">
      <style:table-cell-properties style:writing-mode="page"/>
    </style:style>
    <style:style style:name="Table14" style:family="table">
      <style:table-properties style:width="12cm" fo:break-before="page" table:align="margins"/>
    </style:style>
    <style:style style:name="Table14.A" style:family="table-column">
      <style:table-column-properties style:column-width="5.999cm" style:rel-column-width="32767*"/>
    </style:style>
    <style:style style:name="Table14.B" style:family="table-column">
      <style:table-column-properties style:column-width="6.001cm" style:rel-column-width="32768*"/>
    </style:style>
    <style:style style:name="Table14.A1" style:family="table-cell">
      <style:table-cell-properties style:writing-mode="page"/>
    </style:style>
    <style:style style:name="Table4" style:family="table">
      <style:table-properties style:width="12cm" fo:break-before="page" table:align="margins"/>
    </style:style>
    <style:style style:name="Table4.A" style:family="table-column">
      <style:table-column-properties style:column-width="5.999cm" style:rel-column-width="32767*"/>
    </style:style>
    <style:style style:name="Table4.B" style:family="table-column">
      <style:table-column-properties style:column-width="6.001cm" style:rel-column-width="32768*"/>
    </style:style>
    <style:style style:name="Table4.A1" style:family="table-cell">
      <style:table-cell-properties style:writing-mode="page"/>
    </style:style>
    <style:style style:name="Table19" style:family="table">
      <style:table-properties style:width="12cm" fo:break-before="page" table:align="margins"/>
    </style:style>
    <style:style style:name="Table19.A" style:family="table-column">
      <style:table-column-properties style:column-width="5.999cm" style:rel-column-width="32767*"/>
    </style:style>
    <style:style style:name="Table19.B" style:family="table-column">
      <style:table-column-properties style:column-width="6.001cm" style:rel-column-width="32768*"/>
    </style:style>
    <style:style style:name="Table19.A1" style:family="table-cell">
      <style:table-cell-properties style:writing-mode="page"/>
    </style:style>
    <style:style style:name="Table18" style:family="table">
      <style:table-properties style:width="12cm" fo:break-before="page" table:align="margins"/>
    </style:style>
    <style:style style:name="Table18.A" style:family="table-column">
      <style:table-column-properties style:column-width="5.999cm" style:rel-column-width="32767*"/>
    </style:style>
    <style:style style:name="Table18.B" style:family="table-column">
      <style:table-column-properties style:column-width="6.001cm" style:rel-column-width="32768*"/>
    </style:style>
    <style:style style:name="Table18.A1" style:family="table-cell">
      <style:table-cell-properties style:writing-mode="page"/>
    </style:style>
    <style:style style:name="Table17" style:family="table">
      <style:table-properties style:width="12cm" fo:break-before="page" table:align="margins"/>
    </style:style>
    <style:style style:name="Table17.A" style:family="table-column">
      <style:table-column-properties style:column-width="5.999cm" style:rel-column-width="32767*"/>
    </style:style>
    <style:style style:name="Table17.B" style:family="table-column">
      <style:table-column-properties style:column-width="6.001cm" style:rel-column-width="32768*"/>
    </style:style>
    <style:style style:name="Table17.A1" style:family="table-cell">
      <style:table-cell-properties style:writing-mode="page"/>
    </style:style>
    <style:style style:name="Table20" style:family="table">
      <style:table-properties style:width="12cm" fo:break-before="page" table:align="margins"/>
    </style:style>
    <style:style style:name="Table20.A" style:family="table-column">
      <style:table-column-properties style:column-width="5.999cm" style:rel-column-width="32767*"/>
    </style:style>
    <style:style style:name="Table20.B" style:family="table-column">
      <style:table-column-properties style:column-width="6.001cm" style:rel-column-width="32768*"/>
    </style:style>
    <style:style style:name="Table20.A1" style:family="table-cell">
      <style:table-cell-properties style:writing-mode="page"/>
    </style:style>
    <style:style style:name="Table21" style:family="table">
      <style:table-properties style:width="12cm" fo:break-before="page" table:align="margins"/>
    </style:style>
    <style:style style:name="Table21.A" style:family="table-column">
      <style:table-column-properties style:column-width="5.999cm" style:rel-column-width="32767*"/>
    </style:style>
    <style:style style:name="Table21.B" style:family="table-column">
      <style:table-column-properties style:column-width="6.001cm" style:rel-column-width="32768*"/>
    </style:style>
    <style:style style:name="Table21.A1" style:family="table-cell">
      <style:table-cell-properties style:writing-mode="page"/>
    </style:style>
    <style:style style:name="Table22" style:family="table">
      <style:table-properties style:width="12cm" fo:break-before="page" table:align="margins"/>
    </style:style>
    <style:style style:name="Table22.A" style:family="table-column">
      <style:table-column-properties style:column-width="5.999cm" style:rel-column-width="32767*"/>
    </style:style>
    <style:style style:name="Table22.B" style:family="table-column">
      <style:table-column-properties style:column-width="6.001cm" style:rel-column-width="32768*"/>
    </style:style>
    <style:style style:name="Table22.A1" style:family="table-cell">
      <style:table-cell-properties style:writing-mode="page"/>
    </style:style>
    <style:style style:name="Table23" style:family="table">
      <style:table-properties style:width="12cm" fo:break-before="page" table:align="margins"/>
    </style:style>
    <style:style style:name="Table23.A" style:family="table-column">
      <style:table-column-properties style:column-width="5.999cm" style:rel-column-width="32767*"/>
    </style:style>
    <style:style style:name="Table23.B" style:family="table-column">
      <style:table-column-properties style:column-width="6.001cm" style:rel-column-width="32768*"/>
    </style:style>
    <style:style style:name="Table23.A1" style:family="table-cell">
      <style:table-cell-properties style:writing-mode="page"/>
    </style:style>
    <style:style style:name="Table49" style:family="table">
      <style:table-properties style:width="12cm" fo:break-before="page" table:align="margins"/>
    </style:style>
    <style:style style:name="Table49.A" style:family="table-column">
      <style:table-column-properties style:column-width="5.999cm" style:rel-column-width="32767*"/>
    </style:style>
    <style:style style:name="Table49.B" style:family="table-column">
      <style:table-column-properties style:column-width="6.001cm" style:rel-column-width="32768*"/>
    </style:style>
    <style:style style:name="Table49.A1" style:family="table-cell">
      <style:table-cell-properties style:writing-mode="page"/>
    </style:style>
    <style:style style:name="Table24" style:family="table">
      <style:table-properties style:width="12cm" fo:break-before="page" table:align="margins"/>
    </style:style>
    <style:style style:name="Table24.A" style:family="table-column">
      <style:table-column-properties style:column-width="5.999cm" style:rel-column-width="32767*"/>
    </style:style>
    <style:style style:name="Table24.B" style:family="table-column">
      <style:table-column-properties style:column-width="6.001cm" style:rel-column-width="32768*"/>
    </style:style>
    <style:style style:name="Table24.A1" style:family="table-cell">
      <style:table-cell-properties style:writing-mode="page"/>
    </style:style>
    <style:style style:name="Table25" style:family="table">
      <style:table-properties style:width="12cm" fo:break-before="page" table:align="margins"/>
    </style:style>
    <style:style style:name="Table25.A" style:family="table-column">
      <style:table-column-properties style:column-width="5.999cm" style:rel-column-width="32767*"/>
    </style:style>
    <style:style style:name="Table25.B" style:family="table-column">
      <style:table-column-properties style:column-width="6.001cm" style:rel-column-width="32768*"/>
    </style:style>
    <style:style style:name="Table25.A1" style:family="table-cell">
      <style:table-cell-properties style:writing-mode="page"/>
    </style:style>
    <style:style style:name="Table26" style:family="table">
      <style:table-properties style:width="12cm" fo:break-before="page" table:align="margins"/>
    </style:style>
    <style:style style:name="Table26.A" style:family="table-column">
      <style:table-column-properties style:column-width="5.999cm" style:rel-column-width="32767*"/>
    </style:style>
    <style:style style:name="Table26.B" style:family="table-column">
      <style:table-column-properties style:column-width="6.001cm" style:rel-column-width="32768*"/>
    </style:style>
    <style:style style:name="Table26.A1" style:family="table-cell">
      <style:table-cell-properties style:writing-mode="page"/>
    </style:style>
    <style:style style:name="Table27" style:family="table">
      <style:table-properties style:width="12cm" fo:break-before="page" table:align="margins"/>
    </style:style>
    <style:style style:name="Table27.A" style:family="table-column">
      <style:table-column-properties style:column-width="5.999cm" style:rel-column-width="32767*"/>
    </style:style>
    <style:style style:name="Table27.B" style:family="table-column">
      <style:table-column-properties style:column-width="6.001cm" style:rel-column-width="32768*"/>
    </style:style>
    <style:style style:name="Table27.A1" style:family="table-cell">
      <style:table-cell-properties style:writing-mode="page"/>
    </style:style>
    <style:style style:name="Table28" style:family="table">
      <style:table-properties style:width="12cm" fo:break-before="page" table:align="margins"/>
    </style:style>
    <style:style style:name="Table28.A" style:family="table-column">
      <style:table-column-properties style:column-width="5.999cm" style:rel-column-width="32767*"/>
    </style:style>
    <style:style style:name="Table28.B" style:family="table-column">
      <style:table-column-properties style:column-width="6.001cm" style:rel-column-width="32768*"/>
    </style:style>
    <style:style style:name="Table28.A1" style:family="table-cell">
      <style:table-cell-properties style:writing-mode="page"/>
    </style:style>
    <style:style style:name="Table29" style:family="table">
      <style:table-properties style:width="12cm" fo:break-before="page" table:align="margins"/>
    </style:style>
    <style:style style:name="Table29.A" style:family="table-column">
      <style:table-column-properties style:column-width="5.999cm" style:rel-column-width="32767*"/>
    </style:style>
    <style:style style:name="Table29.B" style:family="table-column">
      <style:table-column-properties style:column-width="6.001cm" style:rel-column-width="32768*"/>
    </style:style>
    <style:style style:name="Table29.A1" style:family="table-cell">
      <style:table-cell-properties style:writing-mode="page"/>
    </style:style>
    <style:style style:name="Table30" style:family="table">
      <style:table-properties style:width="12cm" fo:break-before="page" table:align="margins"/>
    </style:style>
    <style:style style:name="Table30.A" style:family="table-column">
      <style:table-column-properties style:column-width="5.999cm" style:rel-column-width="32767*"/>
    </style:style>
    <style:style style:name="Table30.B" style:family="table-column">
      <style:table-column-properties style:column-width="6.001cm" style:rel-column-width="32768*"/>
    </style:style>
    <style:style style:name="Table30.A1" style:family="table-cell">
      <style:table-cell-properties style:writing-mode="page"/>
    </style:style>
    <style:style style:name="Table31" style:family="table">
      <style:table-properties style:width="12cm" fo:break-before="page" table:align="margins"/>
    </style:style>
    <style:style style:name="Table31.A" style:family="table-column">
      <style:table-column-properties style:column-width="5.999cm" style:rel-column-width="32767*"/>
    </style:style>
    <style:style style:name="Table31.B" style:family="table-column">
      <style:table-column-properties style:column-width="6.001cm" style:rel-column-width="32768*"/>
    </style:style>
    <style:style style:name="Table31.A1" style:family="table-cell">
      <style:table-cell-properties style:writing-mode="page"/>
    </style:style>
    <style:style style:name="Table32" style:family="table">
      <style:table-properties style:width="12cm" fo:break-before="page" table:align="margins"/>
    </style:style>
    <style:style style:name="Table32.A" style:family="table-column">
      <style:table-column-properties style:column-width="5.999cm" style:rel-column-width="32767*"/>
    </style:style>
    <style:style style:name="Table32.B" style:family="table-column">
      <style:table-column-properties style:column-width="6.001cm" style:rel-column-width="32768*"/>
    </style:style>
    <style:style style:name="Table32.A1" style:family="table-cell">
      <style:table-cell-properties style:writing-mode="page"/>
    </style:style>
    <style:style style:name="Table33" style:family="table">
      <style:table-properties style:width="12cm" fo:break-before="page" table:align="margins"/>
    </style:style>
    <style:style style:name="Table33.A" style:family="table-column">
      <style:table-column-properties style:column-width="5.999cm" style:rel-column-width="32767*"/>
    </style:style>
    <style:style style:name="Table33.B" style:family="table-column">
      <style:table-column-properties style:column-width="6.001cm" style:rel-column-width="32768*"/>
    </style:style>
    <style:style style:name="Table33.A1" style:family="table-cell">
      <style:table-cell-properties style:writing-mode="page"/>
    </style:style>
    <style:style style:name="Table34" style:family="table">
      <style:table-properties style:width="12cm" fo:break-before="page" table:align="margins"/>
    </style:style>
    <style:style style:name="Table34.A" style:family="table-column">
      <style:table-column-properties style:column-width="5.999cm" style:rel-column-width="32767*"/>
    </style:style>
    <style:style style:name="Table34.B" style:family="table-column">
      <style:table-column-properties style:column-width="6.001cm" style:rel-column-width="32768*"/>
    </style:style>
    <style:style style:name="Table34.A1" style:family="table-cell">
      <style:table-cell-properties style:writing-mode="page"/>
    </style:style>
    <style:style style:name="Table35" style:family="table">
      <style:table-properties style:width="12cm" fo:break-before="page" table:align="margins"/>
    </style:style>
    <style:style style:name="Table35.A" style:family="table-column">
      <style:table-column-properties style:column-width="5.999cm" style:rel-column-width="32767*"/>
    </style:style>
    <style:style style:name="Table35.B" style:family="table-column">
      <style:table-column-properties style:column-width="6.001cm" style:rel-column-width="32768*"/>
    </style:style>
    <style:style style:name="Table35.A1" style:family="table-cell">
      <style:table-cell-properties style:writing-mode="page"/>
    </style:style>
    <style:style style:name="Table36" style:family="table">
      <style:table-properties style:width="12cm" fo:break-before="page" table:align="margins"/>
    </style:style>
    <style:style style:name="Table36.A" style:family="table-column">
      <style:table-column-properties style:column-width="5.999cm" style:rel-column-width="32767*"/>
    </style:style>
    <style:style style:name="Table36.B" style:family="table-column">
      <style:table-column-properties style:column-width="6.001cm" style:rel-column-width="32768*"/>
    </style:style>
    <style:style style:name="Table36.A1" style:family="table-cell">
      <style:table-cell-properties style:writing-mode="page"/>
    </style:style>
    <style:style style:name="Table37" style:family="table">
      <style:table-properties style:width="12cm" fo:break-before="page" table:align="margins"/>
    </style:style>
    <style:style style:name="Table37.A" style:family="table-column">
      <style:table-column-properties style:column-width="5.999cm" style:rel-column-width="32767*"/>
    </style:style>
    <style:style style:name="Table37.B" style:family="table-column">
      <style:table-column-properties style:column-width="6.001cm" style:rel-column-width="32768*"/>
    </style:style>
    <style:style style:name="Table37.A1" style:family="table-cell">
      <style:table-cell-properties style:writing-mode="page"/>
    </style:style>
    <style:style style:name="Table38" style:family="table">
      <style:table-properties style:width="12cm" fo:break-before="page" table:align="margins"/>
    </style:style>
    <style:style style:name="Table38.A" style:family="table-column">
      <style:table-column-properties style:column-width="5.999cm" style:rel-column-width="32767*"/>
    </style:style>
    <style:style style:name="Table38.B" style:family="table-column">
      <style:table-column-properties style:column-width="6.001cm" style:rel-column-width="32768*"/>
    </style:style>
    <style:style style:name="Table38.A1" style:family="table-cell">
      <style:table-cell-properties style:writing-mode="page"/>
    </style:style>
    <style:style style:name="Table39" style:family="table">
      <style:table-properties style:width="12cm" fo:break-before="page" table:align="margins"/>
    </style:style>
    <style:style style:name="Table39.A" style:family="table-column">
      <style:table-column-properties style:column-width="5.999cm" style:rel-column-width="32767*"/>
    </style:style>
    <style:style style:name="Table39.B" style:family="table-column">
      <style:table-column-properties style:column-width="6.001cm" style:rel-column-width="32768*"/>
    </style:style>
    <style:style style:name="Table39.A1" style:family="table-cell">
      <style:table-cell-properties style:writing-mode="page"/>
    </style:style>
    <style:style style:name="Table40" style:family="table">
      <style:table-properties style:width="12cm" fo:break-before="page" table:align="margins"/>
    </style:style>
    <style:style style:name="Table40.A" style:family="table-column">
      <style:table-column-properties style:column-width="5.999cm" style:rel-column-width="32767*"/>
    </style:style>
    <style:style style:name="Table40.B" style:family="table-column">
      <style:table-column-properties style:column-width="6.001cm" style:rel-column-width="32768*"/>
    </style:style>
    <style:style style:name="Table40.A1" style:family="table-cell">
      <style:table-cell-properties style:writing-mode="page"/>
    </style:style>
    <style:style style:name="Table42" style:family="table">
      <style:table-properties style:width="12cm" fo:break-before="page" table:align="margins"/>
    </style:style>
    <style:style style:name="Table42.A" style:family="table-column">
      <style:table-column-properties style:column-width="5.999cm" style:rel-column-width="32767*"/>
    </style:style>
    <style:style style:name="Table42.B" style:family="table-column">
      <style:table-column-properties style:column-width="6.001cm" style:rel-column-width="32768*"/>
    </style:style>
    <style:style style:name="Table42.A1" style:family="table-cell">
      <style:table-cell-properties style:writing-mode="page"/>
    </style:style>
    <style:style style:name="Table44" style:family="table">
      <style:table-properties style:width="12cm" fo:break-before="page" table:align="margins"/>
    </style:style>
    <style:style style:name="Table44.A" style:family="table-column">
      <style:table-column-properties style:column-width="5.999cm" style:rel-column-width="32767*"/>
    </style:style>
    <style:style style:name="Table44.B" style:family="table-column">
      <style:table-column-properties style:column-width="6.001cm" style:rel-column-width="32768*"/>
    </style:style>
    <style:style style:name="Table44.A1" style:family="table-cell">
      <style:table-cell-properties style:writing-mode="page"/>
    </style:style>
    <style:style style:name="Table45" style:family="table">
      <style:table-properties style:width="12cm" fo:break-before="page" table:align="margins"/>
    </style:style>
    <style:style style:name="Table45.A" style:family="table-column">
      <style:table-column-properties style:column-width="5.999cm" style:rel-column-width="32767*"/>
    </style:style>
    <style:style style:name="Table45.B" style:family="table-column">
      <style:table-column-properties style:column-width="6.001cm" style:rel-column-width="32768*"/>
    </style:style>
    <style:style style:name="Table45.A1" style:family="table-cell">
      <style:table-cell-properties style:writing-mode="page"/>
    </style:style>
    <style:style style:name="Table46" style:family="table">
      <style:table-properties style:width="12cm" fo:break-before="page" table:align="margins"/>
    </style:style>
    <style:style style:name="Table46.A" style:family="table-column">
      <style:table-column-properties style:column-width="5.999cm" style:rel-column-width="32767*"/>
    </style:style>
    <style:style style:name="Table46.B" style:family="table-column">
      <style:table-column-properties style:column-width="6.001cm" style:rel-column-width="32768*"/>
    </style:style>
    <style:style style:name="Table46.A1" style:family="table-cell">
      <style:table-cell-properties style:writing-mode="page"/>
    </style:style>
    <style:style style:name="Table47" style:family="table">
      <style:table-properties style:width="12cm" fo:break-before="page" table:align="margins"/>
    </style:style>
    <style:style style:name="Table47.A" style:family="table-column">
      <style:table-column-properties style:column-width="5.999cm" style:rel-column-width="32767*"/>
    </style:style>
    <style:style style:name="Table47.B" style:family="table-column">
      <style:table-column-properties style:column-width="6.001cm" style:rel-column-width="32768*"/>
    </style:style>
    <style:style style:name="Table47.A1" style:family="table-cell">
      <style:table-cell-properties style:writing-mode="page"/>
    </style:style>
    <style:style style:name="Table48" style:family="table">
      <style:table-properties style:width="12cm" fo:break-before="page" table:align="margins"/>
    </style:style>
    <style:style style:name="Table48.A" style:family="table-column">
      <style:table-column-properties style:column-width="5.999cm" style:rel-column-width="32767*"/>
    </style:style>
    <style:style style:name="Table48.B" style:family="table-column">
      <style:table-column-properties style:column-width="6.001cm" style:rel-column-width="32768*"/>
    </style:style>
    <style:style style:name="Table48.A1" style:family="table-cell">
      <style:table-cell-properties style:writing-mode="page"/>
    </style:style>
    <style:style style:name="Table50" style:family="table">
      <style:table-properties style:width="12cm" fo:break-before="page" table:align="margins"/>
    </style:style>
    <style:style style:name="Table50.A" style:family="table-column">
      <style:table-column-properties style:column-width="5.999cm" style:rel-column-width="32767*"/>
    </style:style>
    <style:style style:name="Table50.B" style:family="table-column">
      <style:table-column-properties style:column-width="6.001cm" style:rel-column-width="32768*"/>
    </style:style>
    <style:style style:name="Table50.A1" style:family="table-cell">
      <style:table-cell-properties style:writing-mode="page"/>
    </style:style>
    <style:style style:name="Table51" style:family="table">
      <style:table-properties style:width="12cm" fo:break-before="page" table:align="margins"/>
    </style:style>
    <style:style style:name="Table51.A" style:family="table-column">
      <style:table-column-properties style:column-width="5.999cm" style:rel-column-width="32767*"/>
    </style:style>
    <style:style style:name="Table51.B" style:family="table-column">
      <style:table-column-properties style:column-width="6.001cm" style:rel-column-width="32768*"/>
    </style:style>
    <style:style style:name="Table51.A1" style:family="table-cell">
      <style:table-cell-properties style:writing-mode="page"/>
    </style:style>
    <style:style style:name="Table52" style:family="table">
      <style:table-properties style:width="12cm" fo:break-before="page" table:align="margins"/>
    </style:style>
    <style:style style:name="Table52.A" style:family="table-column">
      <style:table-column-properties style:column-width="5.999cm" style:rel-column-width="32767*"/>
    </style:style>
    <style:style style:name="Table52.B" style:family="table-column">
      <style:table-column-properties style:column-width="6.001cm" style:rel-column-width="32768*"/>
    </style:style>
    <style:style style:name="Table52.A1" style:family="table-cell">
      <style:table-cell-properties style:writing-mode="page"/>
    </style:style>
    <style:style style:name="Table53" style:family="table">
      <style:table-properties style:width="12cm" fo:break-before="page" table:align="margins"/>
    </style:style>
    <style:style style:name="Table53.A" style:family="table-column">
      <style:table-column-properties style:column-width="5.999cm" style:rel-column-width="32767*"/>
    </style:style>
    <style:style style:name="Table53.B" style:family="table-column">
      <style:table-column-properties style:column-width="6.001cm" style:rel-column-width="32768*"/>
    </style:style>
    <style:style style:name="Table53.A1" style:family="table-cell">
      <style:table-cell-properties style:writing-mode="page"/>
    </style:style>
    <style:style style:name="Table54" style:family="table">
      <style:table-properties style:width="12cm" fo:break-before="page" table:align="margins"/>
    </style:style>
    <style:style style:name="Table54.A" style:family="table-column">
      <style:table-column-properties style:column-width="5.999cm" style:rel-column-width="32767*"/>
    </style:style>
    <style:style style:name="Table54.B" style:family="table-column">
      <style:table-column-properties style:column-width="6.001cm" style:rel-column-width="32768*"/>
    </style:style>
    <style:style style:name="Table54.A1" style:family="table-cell">
      <style:table-cell-properties style:writing-mode="page"/>
    </style:style>
    <style:style style:name="Table55" style:family="table">
      <style:table-properties style:width="12cm" fo:break-before="page" table:align="margins"/>
    </style:style>
    <style:style style:name="Table55.A" style:family="table-column">
      <style:table-column-properties style:column-width="5.999cm" style:rel-column-width="32767*"/>
    </style:style>
    <style:style style:name="Table55.B" style:family="table-column">
      <style:table-column-properties style:column-width="6.001cm" style:rel-column-width="32768*"/>
    </style:style>
    <style:style style:name="Table55.A1" style:family="table-cell">
      <style:table-cell-properties style:writing-mode="page"/>
    </style:style>
    <style:style style:name="Table56" style:family="table">
      <style:table-properties style:width="12cm" fo:break-before="page" table:align="margins"/>
    </style:style>
    <style:style style:name="Table56.A" style:family="table-column">
      <style:table-column-properties style:column-width="5.999cm" style:rel-column-width="32767*"/>
    </style:style>
    <style:style style:name="Table56.B" style:family="table-column">
      <style:table-column-properties style:column-width="6.001cm" style:rel-column-width="32768*"/>
    </style:style>
    <style:style style:name="Table56.A1" style:family="table-cell">
      <style:table-cell-properties style:writing-mode="page"/>
    </style:style>
    <style:style style:name="Table57" style:family="table">
      <style:table-properties style:width="12cm" fo:break-before="page" table:align="margins"/>
    </style:style>
    <style:style style:name="Table57.A" style:family="table-column">
      <style:table-column-properties style:column-width="5.999cm" style:rel-column-width="32767*"/>
    </style:style>
    <style:style style:name="Table57.B" style:family="table-column">
      <style:table-column-properties style:column-width="6.001cm" style:rel-column-width="32768*"/>
    </style:style>
    <style:style style:name="Table57.A1" style:family="table-cell">
      <style:table-cell-properties style:writing-mode="page"/>
    </style:style>
    <style:style style:name="Table58" style:family="table">
      <style:table-properties style:width="12cm" fo:break-before="page" table:align="margins"/>
    </style:style>
    <style:style style:name="Table58.A" style:family="table-column">
      <style:table-column-properties style:column-width="5.999cm" style:rel-column-width="32767*"/>
    </style:style>
    <style:style style:name="Table58.B" style:family="table-column">
      <style:table-column-properties style:column-width="6.001cm" style:rel-column-width="32768*"/>
    </style:style>
    <style:style style:name="Table58.A1" style:family="table-cell">
      <style:table-cell-properties style:writing-mode="page"/>
    </style:style>
    <style:style style:name="Table59" style:family="table">
      <style:table-properties style:width="12cm" fo:break-before="page" table:align="margins"/>
    </style:style>
    <style:style style:name="Table59.A" style:family="table-column">
      <style:table-column-properties style:column-width="5.999cm" style:rel-column-width="32767*"/>
    </style:style>
    <style:style style:name="Table59.B" style:family="table-column">
      <style:table-column-properties style:column-width="6.001cm" style:rel-column-width="32768*"/>
    </style:style>
    <style:style style:name="Table59.A1" style:family="table-cell">
      <style:table-cell-properties style:writing-mode="page"/>
    </style:style>
    <style:style style:name="Table60" style:family="table">
      <style:table-properties style:width="12cm" fo:break-before="page" table:align="margins"/>
    </style:style>
    <style:style style:name="Table60.A" style:family="table-column">
      <style:table-column-properties style:column-width="5.999cm" style:rel-column-width="32767*"/>
    </style:style>
    <style:style style:name="Table60.B" style:family="table-column">
      <style:table-column-properties style:column-width="6.001cm" style:rel-column-width="32768*"/>
    </style:style>
    <style:style style:name="Table60.A1" style:family="table-cell">
      <style:table-cell-properties style:writing-mode="page"/>
    </style:style>
    <style:style style:name="Table61" style:family="table">
      <style:table-properties style:width="12cm" fo:break-before="page" table:align="margins"/>
    </style:style>
    <style:style style:name="Table61.A" style:family="table-column">
      <style:table-column-properties style:column-width="5.999cm" style:rel-column-width="32767*"/>
    </style:style>
    <style:style style:name="Table61.B" style:family="table-column">
      <style:table-column-properties style:column-width="6.001cm" style:rel-column-width="32768*"/>
    </style:style>
    <style:style style:name="Table61.A1" style:family="table-cell">
      <style:table-cell-properties style:writing-mode="page"/>
    </style:style>
    <style:style style:name="Table62" style:family="table">
      <style:table-properties style:width="12cm" fo:break-before="page" table:align="margins"/>
    </style:style>
    <style:style style:name="Table62.A" style:family="table-column">
      <style:table-column-properties style:column-width="5.999cm" style:rel-column-width="32767*"/>
    </style:style>
    <style:style style:name="Table62.B" style:family="table-column">
      <style:table-column-properties style:column-width="6.001cm" style:rel-column-width="32768*"/>
    </style:style>
    <style:style style:name="Table62.A1" style:family="table-cell">
      <style:table-cell-properties style:writing-mode="page"/>
    </style:style>
    <style:style style:name="Table63" style:family="table">
      <style:table-properties style:width="12cm" fo:break-before="page" table:align="margins"/>
    </style:style>
    <style:style style:name="Table63.A" style:family="table-column">
      <style:table-column-properties style:column-width="5.999cm" style:rel-column-width="32767*"/>
    </style:style>
    <style:style style:name="Table63.B" style:family="table-column">
      <style:table-column-properties style:column-width="6.001cm" style:rel-column-width="32768*"/>
    </style:style>
    <style:style style:name="Table63.A1" style:family="table-cell">
      <style:table-cell-properties style:writing-mode="page"/>
    </style:style>
    <style:style style:name="Table64" style:family="table">
      <style:table-properties style:width="12cm" fo:break-before="page" table:align="margins"/>
    </style:style>
    <style:style style:name="Table64.A" style:family="table-column">
      <style:table-column-properties style:column-width="5.999cm" style:rel-column-width="32767*"/>
    </style:style>
    <style:style style:name="Table64.B" style:family="table-column">
      <style:table-column-properties style:column-width="6.001cm" style:rel-column-width="32768*"/>
    </style:style>
    <style:style style:name="Table64.A1" style:family="table-cell">
      <style:table-cell-properties style:writing-mode="page"/>
    </style:style>
    <style:style style:name="Table65" style:family="table">
      <style:table-properties style:width="12cm" fo:break-before="page" table:align="margins"/>
    </style:style>
    <style:style style:name="Table65.A" style:family="table-column">
      <style:table-column-properties style:column-width="5.999cm" style:rel-column-width="32767*"/>
    </style:style>
    <style:style style:name="Table65.B" style:family="table-column">
      <style:table-column-properties style:column-width="6.001cm" style:rel-column-width="32768*"/>
    </style:style>
    <style:style style:name="Table65.A1" style:family="table-cell">
      <style:table-cell-properties style:writing-mode="page"/>
    </style:style>
    <style:style style:name="Table66" style:family="table">
      <style:table-properties style:width="12cm" fo:break-before="page" table:align="margins"/>
    </style:style>
    <style:style style:name="Table66.A" style:family="table-column">
      <style:table-column-properties style:column-width="5.999cm" style:rel-column-width="32767*"/>
    </style:style>
    <style:style style:name="Table66.B" style:family="table-column">
      <style:table-column-properties style:column-width="6.001cm" style:rel-column-width="32768*"/>
    </style:style>
    <style:style style:name="Table66.A1" style:family="table-cell">
      <style:table-cell-properties style:writing-mode="page"/>
    </style:style>
    <style:style style:name="Table67" style:family="table">
      <style:table-properties style:width="12cm" fo:break-before="page" table:align="margins"/>
    </style:style>
    <style:style style:name="Table67.A" style:family="table-column">
      <style:table-column-properties style:column-width="5.999cm" style:rel-column-width="32767*"/>
    </style:style>
    <style:style style:name="Table67.B" style:family="table-column">
      <style:table-column-properties style:column-width="6.001cm" style:rel-column-width="32768*"/>
    </style:style>
    <style:style style:name="Table67.A1" style:family="table-cell">
      <style:table-cell-properties style:writing-mode="page"/>
    </style:style>
    <style:style style:name="Table68" style:family="table">
      <style:table-properties style:width="12cm" fo:break-before="page" table:align="margins"/>
    </style:style>
    <style:style style:name="Table68.A" style:family="table-column">
      <style:table-column-properties style:column-width="5.999cm" style:rel-column-width="32767*"/>
    </style:style>
    <style:style style:name="Table68.B" style:family="table-column">
      <style:table-column-properties style:column-width="6.001cm" style:rel-column-width="32768*"/>
    </style:style>
    <style:style style:name="Table68.A1" style:family="table-cell">
      <style:table-cell-properties style:writing-mode="page"/>
    </style:style>
    <style:style style:name="Table69" style:family="table">
      <style:table-properties style:width="12cm" fo:break-before="page" table:align="margins"/>
    </style:style>
    <style:style style:name="Table69.A" style:family="table-column">
      <style:table-column-properties style:column-width="5.999cm" style:rel-column-width="32767*"/>
    </style:style>
    <style:style style:name="Table69.B" style:family="table-column">
      <style:table-column-properties style:column-width="6.001cm" style:rel-column-width="32768*"/>
    </style:style>
    <style:style style:name="Table69.A1" style:family="table-cell">
      <style:table-cell-properties style:writing-mode="page"/>
    </style:style>
    <style:style style:name="Table70" style:family="table">
      <style:table-properties style:width="12cm" fo:break-before="page" table:align="margins"/>
    </style:style>
    <style:style style:name="Table70.A" style:family="table-column">
      <style:table-column-properties style:column-width="5.999cm" style:rel-column-width="32767*"/>
    </style:style>
    <style:style style:name="Table70.B" style:family="table-column">
      <style:table-column-properties style:column-width="6.001cm" style:rel-column-width="32768*"/>
    </style:style>
    <style:style style:name="Table70.A1" style:family="table-cell">
      <style:table-cell-properties style:writing-mode="page"/>
    </style:style>
    <style:style style:name="Table71" style:family="table">
      <style:table-properties style:width="12cm" fo:break-before="page" table:align="margins"/>
    </style:style>
    <style:style style:name="Table71.A" style:family="table-column">
      <style:table-column-properties style:column-width="5.999cm" style:rel-column-width="32767*"/>
    </style:style>
    <style:style style:name="Table71.B" style:family="table-column">
      <style:table-column-properties style:column-width="6.001cm" style:rel-column-width="32768*"/>
    </style:style>
    <style:style style:name="Table71.A1" style:family="table-cell">
      <style:table-cell-properties style:writing-mode="page"/>
    </style:style>
    <style:style style:name="Table72" style:family="table">
      <style:table-properties style:width="12cm" fo:break-before="page" table:align="margins"/>
    </style:style>
    <style:style style:name="Table72.A" style:family="table-column">
      <style:table-column-properties style:column-width="5.999cm" style:rel-column-width="32767*"/>
    </style:style>
    <style:style style:name="Table72.B" style:family="table-column">
      <style:table-column-properties style:column-width="6.001cm" style:rel-column-width="32768*"/>
    </style:style>
    <style:style style:name="Table72.A1" style:family="table-cell">
      <style:table-cell-properties style:writing-mode="page"/>
    </style:style>
    <style:style style:name="Table73" style:family="table">
      <style:table-properties style:width="12cm" fo:break-before="page" table:align="margins"/>
    </style:style>
    <style:style style:name="Table73.A" style:family="table-column">
      <style:table-column-properties style:column-width="5.999cm" style:rel-column-width="32767*"/>
    </style:style>
    <style:style style:name="Table73.B" style:family="table-column">
      <style:table-column-properties style:column-width="6.001cm" style:rel-column-width="32768*"/>
    </style:style>
    <style:style style:name="Table73.A1" style:family="table-cell">
      <style:table-cell-properties style:writing-mode="page"/>
    </style:style>
    <style:style style:name="Table74" style:family="table">
      <style:table-properties style:width="12cm" fo:break-before="page" table:align="margins"/>
    </style:style>
    <style:style style:name="Table74.A" style:family="table-column">
      <style:table-column-properties style:column-width="5.999cm" style:rel-column-width="32767*"/>
    </style:style>
    <style:style style:name="Table74.B" style:family="table-column">
      <style:table-column-properties style:column-width="6.001cm" style:rel-column-width="32768*"/>
    </style:style>
    <style:style style:name="Table74.A1" style:family="table-cell">
      <style:table-cell-properties style:writing-mode="page"/>
    </style:style>
    <style:style style:name="Table75" style:family="table">
      <style:table-properties style:width="12cm" fo:break-before="page" table:align="margins"/>
    </style:style>
    <style:style style:name="Table75.A" style:family="table-column">
      <style:table-column-properties style:column-width="5.999cm" style:rel-column-width="32767*"/>
    </style:style>
    <style:style style:name="Table75.B" style:family="table-column">
      <style:table-column-properties style:column-width="6.001cm" style:rel-column-width="32768*"/>
    </style:style>
    <style:style style:name="Table75.A1" style:family="table-cell">
      <style:table-cell-properties style:writing-mode="page"/>
    </style:style>
    <style:style style:name="Table76" style:family="table">
      <style:table-properties style:width="12cm" fo:break-before="page" table:align="margins"/>
    </style:style>
    <style:style style:name="Table76.A" style:family="table-column">
      <style:table-column-properties style:column-width="5.999cm" style:rel-column-width="32767*"/>
    </style:style>
    <style:style style:name="Table76.B" style:family="table-column">
      <style:table-column-properties style:column-width="6.001cm" style:rel-column-width="32768*"/>
    </style:style>
    <style:style style:name="Table76.A1" style:family="table-cell">
      <style:table-cell-properties style:writing-mode="page"/>
    </style:style>
    <style:style style:name="Table77" style:family="table">
      <style:table-properties style:width="12cm" fo:break-before="page" table:align="margins"/>
    </style:style>
    <style:style style:name="Table77.A" style:family="table-column">
      <style:table-column-properties style:column-width="5.999cm" style:rel-column-width="32767*"/>
    </style:style>
    <style:style style:name="Table77.B" style:family="table-column">
      <style:table-column-properties style:column-width="6.001cm" style:rel-column-width="32768*"/>
    </style:style>
    <style:style style:name="Table77.A1" style:family="table-cell">
      <style:table-cell-properties style:writing-mode="page"/>
    </style:style>
    <style:style style:name="Table78" style:family="table">
      <style:table-properties style:width="12cm" fo:break-before="page" table:align="margins"/>
    </style:style>
    <style:style style:name="Table78.A" style:family="table-column">
      <style:table-column-properties style:column-width="5.999cm" style:rel-column-width="32767*"/>
    </style:style>
    <style:style style:name="Table78.B" style:family="table-column">
      <style:table-column-properties style:column-width="6.001cm" style:rel-column-width="32768*"/>
    </style:style>
    <style:style style:name="Table78.A1" style:family="table-cell">
      <style:table-cell-properties style:writing-mode="page"/>
    </style:style>
    <style:style style:name="Table79" style:family="table">
      <style:table-properties style:width="12cm" fo:break-before="page" table:align="margins"/>
    </style:style>
    <style:style style:name="Table79.A" style:family="table-column">
      <style:table-column-properties style:column-width="5.999cm" style:rel-column-width="32767*"/>
    </style:style>
    <style:style style:name="Table79.B" style:family="table-column">
      <style:table-column-properties style:column-width="6.001cm" style:rel-column-width="32768*"/>
    </style:style>
    <style:style style:name="Table79.A1" style:family="table-cell">
      <style:table-cell-properties style:writing-mode="page"/>
    </style:style>
    <style:style style:name="Table80" style:family="table">
      <style:table-properties style:width="12cm" fo:break-before="page" table:align="margins"/>
    </style:style>
    <style:style style:name="Table80.A" style:family="table-column">
      <style:table-column-properties style:column-width="5.999cm" style:rel-column-width="32767*"/>
    </style:style>
    <style:style style:name="Table80.B" style:family="table-column">
      <style:table-column-properties style:column-width="6.001cm" style:rel-column-width="32768*"/>
    </style:style>
    <style:style style:name="Table80.A1" style:family="table-cell">
      <style:table-cell-properties style:writing-mode="page"/>
    </style:style>
    <style:style style:name="Table81" style:family="table">
      <style:table-properties style:width="12cm" fo:break-before="page" table:align="margins"/>
    </style:style>
    <style:style style:name="Table81.A" style:family="table-column">
      <style:table-column-properties style:column-width="5.999cm" style:rel-column-width="32767*"/>
    </style:style>
    <style:style style:name="Table81.B" style:family="table-column">
      <style:table-column-properties style:column-width="6.001cm" style:rel-column-width="32768*"/>
    </style:style>
    <style:style style:name="Table81.A1" style:family="table-cell">
      <style:table-cell-properties style:writing-mode="page"/>
    </style:style>
    <style:style style:name="Table82" style:family="table">
      <style:table-properties style:width="12cm" fo:break-before="page" table:align="margins"/>
    </style:style>
    <style:style style:name="Table82.A" style:family="table-column">
      <style:table-column-properties style:column-width="5.999cm" style:rel-column-width="32767*"/>
    </style:style>
    <style:style style:name="Table82.B" style:family="table-column">
      <style:table-column-properties style:column-width="6.001cm" style:rel-column-width="32768*"/>
    </style:style>
    <style:style style:name="Table82.A1" style:family="table-cell">
      <style:table-cell-properties style:writing-mode="page"/>
    </style:style>
    <style:style style:name="Table83" style:family="table">
      <style:table-properties style:width="12cm" fo:break-before="page" table:align="margins"/>
    </style:style>
    <style:style style:name="Table83.A" style:family="table-column">
      <style:table-column-properties style:column-width="5.999cm" style:rel-column-width="32767*"/>
    </style:style>
    <style:style style:name="Table83.B" style:family="table-column">
      <style:table-column-properties style:column-width="6.001cm" style:rel-column-width="32768*"/>
    </style:style>
    <style:style style:name="Table83.A1" style:family="table-cell">
      <style:table-cell-properties style:writing-mode="page"/>
    </style:style>
    <style:style style:name="Table84" style:family="table">
      <style:table-properties style:width="12cm" fo:break-before="page" table:align="margins"/>
    </style:style>
    <style:style style:name="Table84.A" style:family="table-column">
      <style:table-column-properties style:column-width="5.999cm" style:rel-column-width="32767*"/>
    </style:style>
    <style:style style:name="Table84.B" style:family="table-column">
      <style:table-column-properties style:column-width="6.001cm" style:rel-column-width="32768*"/>
    </style:style>
    <style:style style:name="Table84.A1" style:family="table-cell">
      <style:table-cell-properties style:writing-mode="page"/>
    </style:style>
    <style:style style:name="Table85" style:family="table">
      <style:table-properties style:width="12cm" fo:break-before="page" table:align="margins"/>
    </style:style>
    <style:style style:name="Table85.A" style:family="table-column">
      <style:table-column-properties style:column-width="5.999cm" style:rel-column-width="32767*"/>
    </style:style>
    <style:style style:name="Table85.B" style:family="table-column">
      <style:table-column-properties style:column-width="6.001cm" style:rel-column-width="32768*"/>
    </style:style>
    <style:style style:name="Table85.A1" style:family="table-cell">
      <style:table-cell-properties style:writing-mode="page"/>
    </style:style>
    <style:style style:name="Table86" style:family="table">
      <style:table-properties style:width="12cm" fo:break-before="page" table:align="margins"/>
    </style:style>
    <style:style style:name="Table86.A" style:family="table-column">
      <style:table-column-properties style:column-width="5.999cm" style:rel-column-width="32767*"/>
    </style:style>
    <style:style style:name="Table86.B" style:family="table-column">
      <style:table-column-properties style:column-width="6.001cm" style:rel-column-width="32768*"/>
    </style:style>
    <style:style style:name="Table86.A1" style:family="table-cell">
      <style:table-cell-properties style:writing-mode="page"/>
    </style:style>
    <style:style style:name="Table87" style:family="table">
      <style:table-properties style:width="12cm" fo:break-before="page" table:align="margins"/>
    </style:style>
    <style:style style:name="Table87.A" style:family="table-column">
      <style:table-column-properties style:column-width="5.999cm" style:rel-column-width="32767*"/>
    </style:style>
    <style:style style:name="Table87.B" style:family="table-column">
      <style:table-column-properties style:column-width="6.001cm" style:rel-column-width="32768*"/>
    </style:style>
    <style:style style:name="Table87.A1" style:family="table-cell">
      <style:table-cell-properties style:writing-mode="page"/>
    </style:style>
    <style:style style:name="Table88" style:family="table">
      <style:table-properties style:width="12cm" fo:break-before="page" table:align="margins"/>
    </style:style>
    <style:style style:name="Table88.A" style:family="table-column">
      <style:table-column-properties style:column-width="5.999cm" style:rel-column-width="32767*"/>
    </style:style>
    <style:style style:name="Table88.B" style:family="table-column">
      <style:table-column-properties style:column-width="6.001cm" style:rel-column-width="32768*"/>
    </style:style>
    <style:style style:name="Table88.A1" style:family="table-cell">
      <style:table-cell-properties style:writing-mode="page"/>
    </style:style>
    <style:style style:name="Table89" style:family="table">
      <style:table-properties style:width="12cm" fo:break-before="page" table:align="margins"/>
    </style:style>
    <style:style style:name="Table89.A" style:family="table-column">
      <style:table-column-properties style:column-width="5.999cm" style:rel-column-width="32767*"/>
    </style:style>
    <style:style style:name="Table89.B" style:family="table-column">
      <style:table-column-properties style:column-width="6.001cm" style:rel-column-width="32768*"/>
    </style:style>
    <style:style style:name="Table89.A1" style:family="table-cell">
      <style:table-cell-properties style:writing-mode="page"/>
    </style:style>
    <style:style style:name="Table90" style:family="table">
      <style:table-properties style:width="12cm" fo:break-before="page" table:align="margins"/>
    </style:style>
    <style:style style:name="Table90.A" style:family="table-column">
      <style:table-column-properties style:column-width="5.999cm" style:rel-column-width="32767*"/>
    </style:style>
    <style:style style:name="Table90.B" style:family="table-column">
      <style:table-column-properties style:column-width="6.001cm" style:rel-column-width="32768*"/>
    </style:style>
    <style:style style:name="Table90.A1" style:family="table-cell">
      <style:table-cell-properties style:writing-mode="page"/>
    </style:style>
    <style:style style:name="Table91" style:family="table">
      <style:table-properties style:width="12cm" fo:break-before="page" table:align="margins"/>
    </style:style>
    <style:style style:name="Table91.A" style:family="table-column">
      <style:table-column-properties style:column-width="5.999cm" style:rel-column-width="32767*"/>
    </style:style>
    <style:style style:name="Table91.B" style:family="table-column">
      <style:table-column-properties style:column-width="6.001cm" style:rel-column-width="32768*"/>
    </style:style>
    <style:style style:name="Table91.A1" style:family="table-cell">
      <style:table-cell-properties style:writing-mode="page"/>
    </style:style>
    <style:style style:name="Table92" style:family="table">
      <style:table-properties style:width="12cm" fo:break-before="page" table:align="margins"/>
    </style:style>
    <style:style style:name="Table92.A" style:family="table-column">
      <style:table-column-properties style:column-width="5.999cm" style:rel-column-width="32767*"/>
    </style:style>
    <style:style style:name="Table92.B" style:family="table-column">
      <style:table-column-properties style:column-width="6.001cm" style:rel-column-width="32768*"/>
    </style:style>
    <style:style style:name="Table92.A1" style:family="table-cell">
      <style:table-cell-properties style:writing-mode="page"/>
    </style:style>
    <style:style style:name="Table93" style:family="table">
      <style:table-properties style:width="12cm" fo:break-before="page" table:align="margins"/>
    </style:style>
    <style:style style:name="Table93.A" style:family="table-column">
      <style:table-column-properties style:column-width="5.999cm" style:rel-column-width="32767*"/>
    </style:style>
    <style:style style:name="Table93.B" style:family="table-column">
      <style:table-column-properties style:column-width="6.001cm" style:rel-column-width="32768*"/>
    </style:style>
    <style:style style:name="Table93.A1" style:family="table-cell">
      <style:table-cell-properties style:writing-mode="page"/>
    </style:style>
    <style:style style:name="Table94" style:family="table">
      <style:table-properties style:width="12cm" fo:break-before="page" table:align="margins"/>
    </style:style>
    <style:style style:name="Table94.A" style:family="table-column">
      <style:table-column-properties style:column-width="5.999cm" style:rel-column-width="32767*"/>
    </style:style>
    <style:style style:name="Table94.B" style:family="table-column">
      <style:table-column-properties style:column-width="6.001cm" style:rel-column-width="32768*"/>
    </style:style>
    <style:style style:name="Table94.A1" style:family="table-cell">
      <style:table-cell-properties style:writing-mode="page"/>
    </style:style>
    <style:style style:name="Table95" style:family="table">
      <style:table-properties style:width="12cm" fo:break-before="page" table:align="margins"/>
    </style:style>
    <style:style style:name="Table95.A" style:family="table-column">
      <style:table-column-properties style:column-width="5.999cm" style:rel-column-width="32767*"/>
    </style:style>
    <style:style style:name="Table95.B" style:family="table-column">
      <style:table-column-properties style:column-width="6.001cm" style:rel-column-width="32768*"/>
    </style:style>
    <style:style style:name="Table95.A1" style:family="table-cell">
      <style:table-cell-properties style:writing-mode="page"/>
    </style:style>
    <style:style style:name="Table96" style:family="table">
      <style:table-properties style:width="12cm" fo:break-before="page" table:align="margins"/>
    </style:style>
    <style:style style:name="Table96.A" style:family="table-column">
      <style:table-column-properties style:column-width="5.999cm" style:rel-column-width="32767*"/>
    </style:style>
    <style:style style:name="Table96.B" style:family="table-column">
      <style:table-column-properties style:column-width="6.001cm" style:rel-column-width="32768*"/>
    </style:style>
    <style:style style:name="Table96.A1" style:family="table-cell">
      <style:table-cell-properties style:writing-mode="page"/>
    </style:style>
    <style:style style:name="Table97" style:family="table">
      <style:table-properties style:width="12cm" fo:break-before="page" table:align="margins"/>
    </style:style>
    <style:style style:name="Table97.A" style:family="table-column">
      <style:table-column-properties style:column-width="5.999cm" style:rel-column-width="32767*"/>
    </style:style>
    <style:style style:name="Table97.B" style:family="table-column">
      <style:table-column-properties style:column-width="6.001cm" style:rel-column-width="32768*"/>
    </style:style>
    <style:style style:name="Table97.A1" style:family="table-cell">
      <style:table-cell-properties style:writing-mode="page"/>
    </style:style>
    <style:style style:name="Table98" style:family="table">
      <style:table-properties style:width="12cm" fo:break-before="page" table:align="margins"/>
    </style:style>
    <style:style style:name="Table98.A" style:family="table-column">
      <style:table-column-properties style:column-width="5.999cm" style:rel-column-width="32767*"/>
    </style:style>
    <style:style style:name="Table98.B" style:family="table-column">
      <style:table-column-properties style:column-width="6.001cm" style:rel-column-width="32768*"/>
    </style:style>
    <style:style style:name="Table98.A1" style:family="table-cell">
      <style:table-cell-properties style:writing-mode="page"/>
    </style:style>
    <style:style style:name="Table99" style:family="table">
      <style:table-properties style:width="12cm" fo:break-before="page" table:align="margins"/>
    </style:style>
    <style:style style:name="Table99.A" style:family="table-column">
      <style:table-column-properties style:column-width="5.999cm" style:rel-column-width="32767*"/>
    </style:style>
    <style:style style:name="Table99.B" style:family="table-column">
      <style:table-column-properties style:column-width="6.001cm" style:rel-column-width="32768*"/>
    </style:style>
    <style:style style:name="Table99.A1" style:family="table-cell">
      <style:table-cell-properties style:writing-mode="page"/>
    </style:style>
    <style:style style:name="Table100" style:family="table">
      <style:table-properties style:width="12cm" fo:break-before="page" table:align="margins"/>
    </style:style>
    <style:style style:name="Table100.A" style:family="table-column">
      <style:table-column-properties style:column-width="5.999cm" style:rel-column-width="32767*"/>
    </style:style>
    <style:style style:name="Table100.B" style:family="table-column">
      <style:table-column-properties style:column-width="6.001cm" style:rel-column-width="32768*"/>
    </style:style>
    <style:style style:name="Table100.A1" style:family="table-cell">
      <style:table-cell-properties style:writing-mode="page"/>
    </style:style>
    <style:style style:name="Table101" style:family="table">
      <style:table-properties style:width="12cm" fo:break-before="page" table:align="margins"/>
    </style:style>
    <style:style style:name="Table101.A" style:family="table-column">
      <style:table-column-properties style:column-width="5.999cm" style:rel-column-width="32767*"/>
    </style:style>
    <style:style style:name="Table101.B" style:family="table-column">
      <style:table-column-properties style:column-width="6.001cm" style:rel-column-width="32768*"/>
    </style:style>
    <style:style style:name="Table101.A1" style:family="table-cell">
      <style:table-cell-properties style:writing-mode="page"/>
    </style:style>
    <style:style style:name="Table102" style:family="table">
      <style:table-properties style:width="12cm" fo:break-before="page" table:align="margins"/>
    </style:style>
    <style:style style:name="Table102.A" style:family="table-column">
      <style:table-column-properties style:column-width="5.999cm" style:rel-column-width="32767*"/>
    </style:style>
    <style:style style:name="Table102.B" style:family="table-column">
      <style:table-column-properties style:column-width="6.001cm" style:rel-column-width="32768*"/>
    </style:style>
    <style:style style:name="Table102.A1" style:family="table-cell">
      <style:table-cell-properties style:writing-mode="page"/>
    </style:style>
    <style:style style:name="Table103" style:family="table">
      <style:table-properties style:width="12cm" fo:break-before="page" table:align="margins"/>
    </style:style>
    <style:style style:name="Table103.A" style:family="table-column">
      <style:table-column-properties style:column-width="5.999cm" style:rel-column-width="32767*"/>
    </style:style>
    <style:style style:name="Table103.B" style:family="table-column">
      <style:table-column-properties style:column-width="6.001cm" style:rel-column-width="32768*"/>
    </style:style>
    <style:style style:name="Table103.A1" style:family="table-cell">
      <style:table-cell-properties style:writing-mode="page"/>
    </style:style>
    <style:style style:name="Table104" style:family="table">
      <style:table-properties style:width="12cm" fo:break-before="page" table:align="margins"/>
    </style:style>
    <style:style style:name="Table104.A" style:family="table-column">
      <style:table-column-properties style:column-width="5.999cm" style:rel-column-width="32767*"/>
    </style:style>
    <style:style style:name="Table104.B" style:family="table-column">
      <style:table-column-properties style:column-width="6.001cm" style:rel-column-width="32768*"/>
    </style:style>
    <style:style style:name="Table104.A1" style:family="table-cell">
      <style:table-cell-properties style:writing-mode="page"/>
    </style:style>
    <style:style style:name="Table105" style:family="table">
      <style:table-properties style:width="12cm" fo:break-before="page" table:align="margins"/>
    </style:style>
    <style:style style:name="Table105.A" style:family="table-column">
      <style:table-column-properties style:column-width="5.999cm" style:rel-column-width="32767*"/>
    </style:style>
    <style:style style:name="Table105.B" style:family="table-column">
      <style:table-column-properties style:column-width="6.001cm" style:rel-column-width="32768*"/>
    </style:style>
    <style:style style:name="Table105.A1" style:family="table-cell">
      <style:table-cell-properties style:writing-mode="page"/>
    </style:style>
    <style:style style:name="Table106" style:family="table">
      <style:table-properties style:width="12cm" fo:break-before="page" table:align="margins"/>
    </style:style>
    <style:style style:name="Table106.A" style:family="table-column">
      <style:table-column-properties style:column-width="5.999cm" style:rel-column-width="32767*"/>
    </style:style>
    <style:style style:name="Table106.B" style:family="table-column">
      <style:table-column-properties style:column-width="6.001cm" style:rel-column-width="32768*"/>
    </style:style>
    <style:style style:name="Table106.A1" style:family="table-cell">
      <style:table-cell-properties style:writing-mode="page"/>
    </style:style>
    <style:style style:name="Table107" style:family="table">
      <style:table-properties style:width="12cm" fo:break-before="page" table:align="margins"/>
    </style:style>
    <style:style style:name="Table107.A" style:family="table-column">
      <style:table-column-properties style:column-width="5.999cm" style:rel-column-width="32767*"/>
    </style:style>
    <style:style style:name="Table107.B" style:family="table-column">
      <style:table-column-properties style:column-width="6.001cm" style:rel-column-width="32768*"/>
    </style:style>
    <style:style style:name="Table107.A1" style:family="table-cell">
      <style:table-cell-properties style:writing-mode="page"/>
    </style:style>
    <style:style style:name="Table108" style:family="table">
      <style:table-properties style:width="12cm" fo:break-before="page" table:align="margins"/>
    </style:style>
    <style:style style:name="Table108.A" style:family="table-column">
      <style:table-column-properties style:column-width="5.999cm" style:rel-column-width="32767*"/>
    </style:style>
    <style:style style:name="Table108.B" style:family="table-column">
      <style:table-column-properties style:column-width="6.001cm" style:rel-column-width="32768*"/>
    </style:style>
    <style:style style:name="Table108.A1" style:family="table-cell">
      <style:table-cell-properties style:writing-mode="page"/>
    </style:style>
    <style:style style:name="Table109" style:family="table">
      <style:table-properties style:width="12cm" fo:break-before="page" table:align="margins"/>
    </style:style>
    <style:style style:name="Table109.A" style:family="table-column">
      <style:table-column-properties style:column-width="5.999cm" style:rel-column-width="32767*"/>
    </style:style>
    <style:style style:name="Table109.B" style:family="table-column">
      <style:table-column-properties style:column-width="6.001cm" style:rel-column-width="32768*"/>
    </style:style>
    <style:style style:name="Table109.A1" style:family="table-cell">
      <style:table-cell-properties style:writing-mode="page"/>
    </style:style>
    <style:style style:name="Table110" style:family="table">
      <style:table-properties style:width="12cm" fo:break-before="page" table:align="margins"/>
    </style:style>
    <style:style style:name="Table110.A" style:family="table-column">
      <style:table-column-properties style:column-width="5.999cm" style:rel-column-width="32767*"/>
    </style:style>
    <style:style style:name="Table110.B" style:family="table-column">
      <style:table-column-properties style:column-width="6.001cm" style:rel-column-width="32768*"/>
    </style:style>
    <style:style style:name="Table110.A1" style:family="table-cell">
      <style:table-cell-properties style:writing-mode="page"/>
    </style:style>
    <style:style style:name="Table111" style:family="table">
      <style:table-properties style:width="12cm" fo:break-before="page" table:align="margins"/>
    </style:style>
    <style:style style:name="Table111.A" style:family="table-column">
      <style:table-column-properties style:column-width="5.999cm" style:rel-column-width="32767*"/>
    </style:style>
    <style:style style:name="Table111.B" style:family="table-column">
      <style:table-column-properties style:column-width="6.001cm" style:rel-column-width="32768*"/>
    </style:style>
    <style:style style:name="Table111.A1" style:family="table-cell">
      <style:table-cell-properties style:writing-mode="page"/>
    </style:style>
    <style:style style:name="Table112" style:family="table">
      <style:table-properties style:width="12cm" fo:break-before="page" table:align="margins"/>
    </style:style>
    <style:style style:name="Table112.A" style:family="table-column">
      <style:table-column-properties style:column-width="5.999cm" style:rel-column-width="32767*"/>
    </style:style>
    <style:style style:name="Table112.B" style:family="table-column">
      <style:table-column-properties style:column-width="6.001cm" style:rel-column-width="32768*"/>
    </style:style>
    <style:style style:name="Table112.A1" style:family="table-cell">
      <style:table-cell-properties style:writing-mode="page"/>
    </style:style>
    <style:style style:name="Table113" style:family="table">
      <style:table-properties style:width="12cm" fo:break-before="page" table:align="margins"/>
    </style:style>
    <style:style style:name="Table113.A" style:family="table-column">
      <style:table-column-properties style:column-width="5.999cm" style:rel-column-width="32767*"/>
    </style:style>
    <style:style style:name="Table113.B" style:family="table-column">
      <style:table-column-properties style:column-width="6.001cm" style:rel-column-width="32768*"/>
    </style:style>
    <style:style style:name="Table113.A1" style:family="table-cell">
      <style:table-cell-properties style:writing-mode="page"/>
    </style:style>
    <style:style style:name="Table114" style:family="table">
      <style:table-properties style:width="12cm" fo:break-before="page" table:align="margins"/>
    </style:style>
    <style:style style:name="Table114.A" style:family="table-column">
      <style:table-column-properties style:column-width="5.999cm" style:rel-column-width="32767*"/>
    </style:style>
    <style:style style:name="Table114.B" style:family="table-column">
      <style:table-column-properties style:column-width="6.001cm" style:rel-column-width="32768*"/>
    </style:style>
    <style:style style:name="Table114.A1" style:family="table-cell">
      <style:table-cell-properties style:writing-mode="page"/>
    </style:style>
    <style:style style:name="Table115" style:family="table">
      <style:table-properties style:width="12cm" fo:break-before="page" table:align="margins"/>
    </style:style>
    <style:style style:name="Table115.A" style:family="table-column">
      <style:table-column-properties style:column-width="5.999cm" style:rel-column-width="32767*"/>
    </style:style>
    <style:style style:name="Table115.B" style:family="table-column">
      <style:table-column-properties style:column-width="6.001cm" style:rel-column-width="32768*"/>
    </style:style>
    <style:style style:name="Table115.A1" style:family="table-cell">
      <style:table-cell-properties style:writing-mode="page"/>
    </style:style>
    <style:style style:name="Table116" style:family="table">
      <style:table-properties style:width="12cm" fo:break-before="page" table:align="margins"/>
    </style:style>
    <style:style style:name="Table116.A" style:family="table-column">
      <style:table-column-properties style:column-width="5.999cm" style:rel-column-width="32767*"/>
    </style:style>
    <style:style style:name="Table116.B" style:family="table-column">
      <style:table-column-properties style:column-width="6.001cm" style:rel-column-width="32768*"/>
    </style:style>
    <style:style style:name="Table116.A1" style:family="table-cell">
      <style:table-cell-properties style:writing-mode="page"/>
    </style:style>
    <style:style style:name="Table117" style:family="table">
      <style:table-properties style:width="12cm" fo:break-before="page" table:align="margins"/>
    </style:style>
    <style:style style:name="Table117.A" style:family="table-column">
      <style:table-column-properties style:column-width="5.999cm" style:rel-column-width="32767*"/>
    </style:style>
    <style:style style:name="Table117.B" style:family="table-column">
      <style:table-column-properties style:column-width="6.001cm" style:rel-column-width="32768*"/>
    </style:style>
    <style:style style:name="Table117.A1" style:family="table-cell">
      <style:table-cell-properties style:writing-mode="page"/>
    </style:style>
    <style:style style:name="Table118" style:family="table">
      <style:table-properties style:width="12cm" fo:break-before="page" table:align="margins"/>
    </style:style>
    <style:style style:name="Table118.A" style:family="table-column">
      <style:table-column-properties style:column-width="5.999cm" style:rel-column-width="32767*"/>
    </style:style>
    <style:style style:name="Table118.B" style:family="table-column">
      <style:table-column-properties style:column-width="6.001cm" style:rel-column-width="32768*"/>
    </style:style>
    <style:style style:name="Table118.A1" style:family="table-cell">
      <style:table-cell-properties style:writing-mode="page"/>
    </style:style>
    <style:style style:name="Table119" style:family="table">
      <style:table-properties style:width="12cm" fo:break-before="page" table:align="margins"/>
    </style:style>
    <style:style style:name="Table119.A" style:family="table-column">
      <style:table-column-properties style:column-width="5.999cm" style:rel-column-width="32767*"/>
    </style:style>
    <style:style style:name="Table119.B" style:family="table-column">
      <style:table-column-properties style:column-width="6.001cm" style:rel-column-width="32768*"/>
    </style:style>
    <style:style style:name="Table119.A1" style:family="table-cell">
      <style:table-cell-properties style:writing-mode="page"/>
    </style:style>
    <style:style style:name="Table120" style:family="table">
      <style:table-properties style:width="12cm" fo:break-before="page" table:align="margins"/>
    </style:style>
    <style:style style:name="Table120.A" style:family="table-column">
      <style:table-column-properties style:column-width="5.999cm" style:rel-column-width="32767*"/>
    </style:style>
    <style:style style:name="Table120.B" style:family="table-column">
      <style:table-column-properties style:column-width="6.001cm" style:rel-column-width="32768*"/>
    </style:style>
    <style:style style:name="Table120.A1" style:family="table-cell">
      <style:table-cell-properties style:writing-mode="page"/>
    </style:style>
    <style:style style:name="Table121" style:family="table">
      <style:table-properties style:width="12cm" fo:break-before="page" table:align="margins"/>
    </style:style>
    <style:style style:name="Table121.A" style:family="table-column">
      <style:table-column-properties style:column-width="5.999cm" style:rel-column-width="32767*"/>
    </style:style>
    <style:style style:name="Table121.B" style:family="table-column">
      <style:table-column-properties style:column-width="6.001cm" style:rel-column-width="32768*"/>
    </style:style>
    <style:style style:name="Table121.A1" style:family="table-cell">
      <style:table-cell-properties style:writing-mode="page"/>
    </style:style>
    <style:style style:name="Table122" style:family="table">
      <style:table-properties style:width="12cm" fo:break-before="page" table:align="margins"/>
    </style:style>
    <style:style style:name="Table122.A" style:family="table-column">
      <style:table-column-properties style:column-width="5.999cm" style:rel-column-width="32767*"/>
    </style:style>
    <style:style style:name="Table122.B" style:family="table-column">
      <style:table-column-properties style:column-width="6.001cm" style:rel-column-width="32768*"/>
    </style:style>
    <style:style style:name="Table122.A1" style:family="table-cell">
      <style:table-cell-properties style:writing-mode="page"/>
    </style:style>
    <style:style style:name="Table123" style:family="table">
      <style:table-properties style:width="12cm" fo:break-before="page" table:align="margins"/>
    </style:style>
    <style:style style:name="Table123.A" style:family="table-column">
      <style:table-column-properties style:column-width="5.999cm" style:rel-column-width="32767*"/>
    </style:style>
    <style:style style:name="Table123.B" style:family="table-column">
      <style:table-column-properties style:column-width="6.001cm" style:rel-column-width="32768*"/>
    </style:style>
    <style:style style:name="Table123.A1" style:family="table-cell">
      <style:table-cell-properties style:writing-mode="page"/>
    </style:style>
    <style:style style:name="Table124" style:family="table">
      <style:table-properties style:width="12cm" fo:break-before="page" table:align="margins"/>
    </style:style>
    <style:style style:name="Table124.A" style:family="table-column">
      <style:table-column-properties style:column-width="5.999cm" style:rel-column-width="32767*"/>
    </style:style>
    <style:style style:name="Table124.B" style:family="table-column">
      <style:table-column-properties style:column-width="6.001cm" style:rel-column-width="32768*"/>
    </style:style>
    <style:style style:name="Table124.A1" style:family="table-cell">
      <style:table-cell-properties style:writing-mode="page"/>
    </style:style>
    <style:style style:name="Table125" style:family="table">
      <style:table-properties style:width="12cm" fo:break-before="page" table:align="margins"/>
    </style:style>
    <style:style style:name="Table125.A" style:family="table-column">
      <style:table-column-properties style:column-width="5.999cm" style:rel-column-width="32767*"/>
    </style:style>
    <style:style style:name="Table125.B" style:family="table-column">
      <style:table-column-properties style:column-width="6.001cm" style:rel-column-width="32768*"/>
    </style:style>
    <style:style style:name="Table125.A1" style:family="table-cell">
      <style:table-cell-properties style:writing-mode="page"/>
    </style:style>
    <style:style style:name="Table126" style:family="table">
      <style:table-properties style:width="12cm" fo:break-before="page" table:align="margins"/>
    </style:style>
    <style:style style:name="Table126.A" style:family="table-column">
      <style:table-column-properties style:column-width="5.999cm" style:rel-column-width="32767*"/>
    </style:style>
    <style:style style:name="Table126.B" style:family="table-column">
      <style:table-column-properties style:column-width="6.001cm" style:rel-column-width="32768*"/>
    </style:style>
    <style:style style:name="Table126.A1" style:family="table-cell">
      <style:table-cell-properties style:writing-mode="page"/>
    </style:style>
    <style:style style:name="Table127" style:family="table">
      <style:table-properties style:width="12cm" fo:break-before="page" table:align="margins"/>
    </style:style>
    <style:style style:name="Table127.A" style:family="table-column">
      <style:table-column-properties style:column-width="5.999cm" style:rel-column-width="32767*"/>
    </style:style>
    <style:style style:name="Table127.B" style:family="table-column">
      <style:table-column-properties style:column-width="6.001cm" style:rel-column-width="32768*"/>
    </style:style>
    <style:style style:name="Table127.A1" style:family="table-cell">
      <style:table-cell-properties style:writing-mode="page"/>
    </style:style>
    <style:style style:name="Table128" style:family="table">
      <style:table-properties style:width="12cm" fo:break-before="page" table:align="margins"/>
    </style:style>
    <style:style style:name="Table128.A" style:family="table-column">
      <style:table-column-properties style:column-width="5.999cm" style:rel-column-width="32767*"/>
    </style:style>
    <style:style style:name="Table128.B" style:family="table-column">
      <style:table-column-properties style:column-width="6.001cm" style:rel-column-width="32768*"/>
    </style:style>
    <style:style style:name="Table128.A1" style:family="table-cell">
      <style:table-cell-properties style:writing-mode="page"/>
    </style:style>
    <style:style style:name="Table129" style:family="table">
      <style:table-properties style:width="12cm" fo:break-before="page" table:align="margins"/>
    </style:style>
    <style:style style:name="Table129.A" style:family="table-column">
      <style:table-column-properties style:column-width="5.999cm" style:rel-column-width="32767*"/>
    </style:style>
    <style:style style:name="Table129.B" style:family="table-column">
      <style:table-column-properties style:column-width="6.001cm" style:rel-column-width="32768*"/>
    </style:style>
    <style:style style:name="Table129.A1" style:family="table-cell">
      <style:table-cell-properties style:writing-mode="page"/>
    </style:style>
    <style:style style:name="Table130" style:family="table">
      <style:table-properties style:width="12cm" fo:break-before="page" table:align="margins"/>
    </style:style>
    <style:style style:name="Table130.A" style:family="table-column">
      <style:table-column-properties style:column-width="5.999cm" style:rel-column-width="32767*"/>
    </style:style>
    <style:style style:name="Table130.B" style:family="table-column">
      <style:table-column-properties style:column-width="6.001cm" style:rel-column-width="32768*"/>
    </style:style>
    <style:style style:name="Table130.A1" style:family="table-cell">
      <style:table-cell-properties style:writing-mode="page"/>
    </style:style>
    <style:style style:name="Table131" style:family="table">
      <style:table-properties style:width="12cm" fo:break-before="page" table:align="margins"/>
    </style:style>
    <style:style style:name="Table131.A" style:family="table-column">
      <style:table-column-properties style:column-width="5.999cm" style:rel-column-width="32767*"/>
    </style:style>
    <style:style style:name="Table131.B" style:family="table-column">
      <style:table-column-properties style:column-width="6.001cm" style:rel-column-width="32768*"/>
    </style:style>
    <style:style style:name="Table131.A1" style:family="table-cell">
      <style:table-cell-properties style:writing-mode="page"/>
    </style:style>
    <style:style style:name="Table132" style:family="table">
      <style:table-properties style:width="12cm" fo:break-before="page" table:align="margins"/>
    </style:style>
    <style:style style:name="Table132.A" style:family="table-column">
      <style:table-column-properties style:column-width="5.999cm" style:rel-column-width="32767*"/>
    </style:style>
    <style:style style:name="Table132.B" style:family="table-column">
      <style:table-column-properties style:column-width="6.001cm" style:rel-column-width="32768*"/>
    </style:style>
    <style:style style:name="Table132.A1" style:family="table-cell">
      <style:table-cell-properties style:writing-mode="page"/>
    </style:style>
    <style:style style:name="Table133" style:family="table">
      <style:table-properties style:width="12cm" fo:break-before="page" table:align="margins"/>
    </style:style>
    <style:style style:name="Table133.A" style:family="table-column">
      <style:table-column-properties style:column-width="5.999cm" style:rel-column-width="32767*"/>
    </style:style>
    <style:style style:name="Table133.B" style:family="table-column">
      <style:table-column-properties style:column-width="6.001cm" style:rel-column-width="32768*"/>
    </style:style>
    <style:style style:name="Table133.A1" style:family="table-cell">
      <style:table-cell-properties style:writing-mode="page"/>
    </style:style>
    <style:style style:name="Table134" style:family="table">
      <style:table-properties style:width="12cm" fo:break-before="page" table:align="margins"/>
    </style:style>
    <style:style style:name="Table134.A" style:family="table-column">
      <style:table-column-properties style:column-width="5.999cm" style:rel-column-width="32767*"/>
    </style:style>
    <style:style style:name="Table134.B" style:family="table-column">
      <style:table-column-properties style:column-width="6.001cm" style:rel-column-width="32768*"/>
    </style:style>
    <style:style style:name="Table134.A1" style:family="table-cell">
      <style:table-cell-properties style:writing-mode="page"/>
    </style:style>
    <style:style style:name="Table135" style:family="table">
      <style:table-properties style:width="12cm" fo:break-before="page" table:align="margins"/>
    </style:style>
    <style:style style:name="Table135.A" style:family="table-column">
      <style:table-column-properties style:column-width="5.999cm" style:rel-column-width="32767*"/>
    </style:style>
    <style:style style:name="Table135.B" style:family="table-column">
      <style:table-column-properties style:column-width="6.001cm" style:rel-column-width="32768*"/>
    </style:style>
    <style:style style:name="Table135.A1" style:family="table-cell">
      <style:table-cell-properties style:writing-mode="page"/>
    </style:style>
    <style:style style:name="Table136" style:family="table">
      <style:table-properties style:width="12cm" fo:break-before="page" table:align="margins"/>
    </style:style>
    <style:style style:name="Table136.A" style:family="table-column">
      <style:table-column-properties style:column-width="5.999cm" style:rel-column-width="32767*"/>
    </style:style>
    <style:style style:name="Table136.B" style:family="table-column">
      <style:table-column-properties style:column-width="6.001cm" style:rel-column-width="32768*"/>
    </style:style>
    <style:style style:name="Table136.A1" style:family="table-cell">
      <style:table-cell-properties style:writing-mode="page"/>
    </style:style>
    <style:style style:name="Table137" style:family="table">
      <style:table-properties style:width="12cm" fo:break-before="page" table:align="margins"/>
    </style:style>
    <style:style style:name="Table137.A" style:family="table-column">
      <style:table-column-properties style:column-width="5.999cm" style:rel-column-width="32767*"/>
    </style:style>
    <style:style style:name="Table137.B" style:family="table-column">
      <style:table-column-properties style:column-width="6.001cm" style:rel-column-width="32768*"/>
    </style:style>
    <style:style style:name="Table137.A1" style:family="table-cell">
      <style:table-cell-properties style:writing-mode="page"/>
    </style:style>
    <style:style style:name="Table138" style:family="table">
      <style:table-properties style:width="12cm" fo:break-before="page" table:align="margins"/>
    </style:style>
    <style:style style:name="Table138.A" style:family="table-column">
      <style:table-column-properties style:column-width="5.999cm" style:rel-column-width="32767*"/>
    </style:style>
    <style:style style:name="Table138.B" style:family="table-column">
      <style:table-column-properties style:column-width="6.001cm" style:rel-column-width="32768*"/>
    </style:style>
    <style:style style:name="Table138.A1" style:family="table-cell">
      <style:table-cell-properties style:writing-mode="page"/>
    </style:style>
    <style:style style:name="Table139" style:family="table">
      <style:table-properties style:width="12cm" fo:break-before="page" table:align="margins"/>
    </style:style>
    <style:style style:name="Table139.A" style:family="table-column">
      <style:table-column-properties style:column-width="5.999cm" style:rel-column-width="32767*"/>
    </style:style>
    <style:style style:name="Table139.B" style:family="table-column">
      <style:table-column-properties style:column-width="6.001cm" style:rel-column-width="32768*"/>
    </style:style>
    <style:style style:name="Table139.A1" style:family="table-cell">
      <style:table-cell-properties style:writing-mode="page"/>
    </style:style>
    <style:style style:name="Table140" style:family="table">
      <style:table-properties style:width="12cm" fo:break-before="page" table:align="margins"/>
    </style:style>
    <style:style style:name="Table140.A" style:family="table-column">
      <style:table-column-properties style:column-width="5.999cm" style:rel-column-width="32767*"/>
    </style:style>
    <style:style style:name="Table140.B" style:family="table-column">
      <style:table-column-properties style:column-width="6.001cm" style:rel-column-width="32768*"/>
    </style:style>
    <style:style style:name="Table140.A1" style:family="table-cell">
      <style:table-cell-properties style:writing-mode="page"/>
    </style:style>
    <style:style style:name="Table141" style:family="table">
      <style:table-properties style:width="12cm" fo:break-before="page" table:align="margins"/>
    </style:style>
    <style:style style:name="Table141.A" style:family="table-column">
      <style:table-column-properties style:column-width="5.999cm" style:rel-column-width="32767*"/>
    </style:style>
    <style:style style:name="Table141.B" style:family="table-column">
      <style:table-column-properties style:column-width="6.001cm" style:rel-column-width="32768*"/>
    </style:style>
    <style:style style:name="Table141.A1" style:family="table-cell">
      <style:table-cell-properties style:writing-mode="page"/>
    </style:style>
    <style:style style:name="Table142" style:family="table">
      <style:table-properties style:width="12cm" fo:break-before="page" table:align="margins"/>
    </style:style>
    <style:style style:name="Table142.A" style:family="table-column">
      <style:table-column-properties style:column-width="5.999cm" style:rel-column-width="32767*"/>
    </style:style>
    <style:style style:name="Table142.B" style:family="table-column">
      <style:table-column-properties style:column-width="6.001cm" style:rel-column-width="32768*"/>
    </style:style>
    <style:style style:name="Table142.A1" style:family="table-cell">
      <style:table-cell-properties style:writing-mode="page"/>
    </style:style>
    <style:style style:name="Table143" style:family="table">
      <style:table-properties style:width="12cm" fo:break-before="page" table:align="margins"/>
    </style:style>
    <style:style style:name="Table143.A" style:family="table-column">
      <style:table-column-properties style:column-width="5.999cm" style:rel-column-width="32767*"/>
    </style:style>
    <style:style style:name="Table143.B" style:family="table-column">
      <style:table-column-properties style:column-width="6.001cm" style:rel-column-width="32768*"/>
    </style:style>
    <style:style style:name="Table143.A1" style:family="table-cell">
      <style:table-cell-properties style:writing-mode="page"/>
    </style:style>
    <style:style style:name="Table144" style:family="table">
      <style:table-properties style:width="12cm" fo:break-before="page" table:align="margins"/>
    </style:style>
    <style:style style:name="Table144.A" style:family="table-column">
      <style:table-column-properties style:column-width="5.999cm" style:rel-column-width="32767*"/>
    </style:style>
    <style:style style:name="Table144.B" style:family="table-column">
      <style:table-column-properties style:column-width="6.001cm" style:rel-column-width="32768*"/>
    </style:style>
    <style:style style:name="Table144.A1" style:family="table-cell">
      <style:table-cell-properties style:writing-mode="page"/>
    </style:style>
    <style:style style:name="Table145" style:family="table">
      <style:table-properties style:width="12cm" fo:break-before="page" table:align="margins"/>
    </style:style>
    <style:style style:name="Table145.A" style:family="table-column">
      <style:table-column-properties style:column-width="5.999cm" style:rel-column-width="32767*"/>
    </style:style>
    <style:style style:name="Table145.B" style:family="table-column">
      <style:table-column-properties style:column-width="6.001cm" style:rel-column-width="32768*"/>
    </style:style>
    <style:style style:name="Table145.A1" style:family="table-cell">
      <style:table-cell-properties style:writing-mode="page"/>
    </style:style>
    <style:style style:name="Table146" style:family="table">
      <style:table-properties style:width="12cm" fo:break-before="page" table:align="margins"/>
    </style:style>
    <style:style style:name="Table146.A" style:family="table-column">
      <style:table-column-properties style:column-width="5.999cm" style:rel-column-width="32767*"/>
    </style:style>
    <style:style style:name="Table146.B" style:family="table-column">
      <style:table-column-properties style:column-width="6.001cm" style:rel-column-width="32768*"/>
    </style:style>
    <style:style style:name="Table146.A1" style:family="table-cell">
      <style:table-cell-properties style:writing-mode="page"/>
    </style:style>
    <style:style style:name="Table147" style:family="table">
      <style:table-properties style:width="12cm" fo:break-before="page" table:align="margins"/>
    </style:style>
    <style:style style:name="Table147.A" style:family="table-column">
      <style:table-column-properties style:column-width="5.999cm" style:rel-column-width="32767*"/>
    </style:style>
    <style:style style:name="Table147.B" style:family="table-column">
      <style:table-column-properties style:column-width="6.001cm" style:rel-column-width="32768*"/>
    </style:style>
    <style:style style:name="Table147.A1" style:family="table-cell">
      <style:table-cell-properties style:writing-mode="page"/>
    </style:style>
    <style:style style:name="Table148" style:family="table">
      <style:table-properties style:width="12cm" fo:break-before="page" table:align="margins"/>
    </style:style>
    <style:style style:name="Table148.A" style:family="table-column">
      <style:table-column-properties style:column-width="5.999cm" style:rel-column-width="32767*"/>
    </style:style>
    <style:style style:name="Table148.B" style:family="table-column">
      <style:table-column-properties style:column-width="6.001cm" style:rel-column-width="32768*"/>
    </style:style>
    <style:style style:name="Table148.A1" style:family="table-cell">
      <style:table-cell-properties style:writing-mode="page"/>
    </style:style>
    <style:style style:name="Table149" style:family="table">
      <style:table-properties style:width="12cm" fo:break-before="page" table:align="margins"/>
    </style:style>
    <style:style style:name="Table149.A" style:family="table-column">
      <style:table-column-properties style:column-width="5.999cm" style:rel-column-width="32767*"/>
    </style:style>
    <style:style style:name="Table149.B" style:family="table-column">
      <style:table-column-properties style:column-width="6.001cm" style:rel-column-width="32768*"/>
    </style:style>
    <style:style style:name="Table149.A1" style:family="table-cell">
      <style:table-cell-properties style:writing-mode="page"/>
    </style:style>
    <style:style style:name="Table150" style:family="table">
      <style:table-properties style:width="12cm" fo:break-before="page" table:align="margins"/>
    </style:style>
    <style:style style:name="Table150.A" style:family="table-column">
      <style:table-column-properties style:column-width="5.999cm" style:rel-column-width="32767*"/>
    </style:style>
    <style:style style:name="Table150.B" style:family="table-column">
      <style:table-column-properties style:column-width="6.001cm" style:rel-column-width="32768*"/>
    </style:style>
    <style:style style:name="Table150.A1" style:family="table-cell">
      <style:table-cell-properties style:writing-mode="page"/>
    </style:style>
    <style:style style:name="Table151" style:family="table">
      <style:table-properties style:width="12cm" fo:break-before="page" table:align="margins"/>
    </style:style>
    <style:style style:name="Table151.A" style:family="table-column">
      <style:table-column-properties style:column-width="5.999cm" style:rel-column-width="32767*"/>
    </style:style>
    <style:style style:name="Table151.B" style:family="table-column">
      <style:table-column-properties style:column-width="6.001cm" style:rel-column-width="32768*"/>
    </style:style>
    <style:style style:name="Table151.A1" style:family="table-cell">
      <style:table-cell-properties style:writing-mode="page"/>
    </style:style>
    <style:style style:name="Table152" style:family="table">
      <style:table-properties style:width="12cm" fo:break-before="page" table:align="margins"/>
    </style:style>
    <style:style style:name="Table152.A" style:family="table-column">
      <style:table-column-properties style:column-width="5.999cm" style:rel-column-width="32767*"/>
    </style:style>
    <style:style style:name="Table152.B" style:family="table-column">
      <style:table-column-properties style:column-width="6.001cm" style:rel-column-width="32768*"/>
    </style:style>
    <style:style style:name="Table152.A1" style:family="table-cell">
      <style:table-cell-properties style:writing-mode="page"/>
    </style:style>
    <style:style style:name="Table153" style:family="table">
      <style:table-properties style:width="12cm" fo:break-before="page" table:align="margins"/>
    </style:style>
    <style:style style:name="Table153.A" style:family="table-column">
      <style:table-column-properties style:column-width="5.999cm" style:rel-column-width="32767*"/>
    </style:style>
    <style:style style:name="Table153.B" style:family="table-column">
      <style:table-column-properties style:column-width="6.001cm" style:rel-column-width="32768*"/>
    </style:style>
    <style:style style:name="Table153.A1" style:family="table-cell">
      <style:table-cell-properties style:writing-mode="page"/>
    </style:style>
    <style:style style:name="Table154" style:family="table">
      <style:table-properties style:width="12cm" fo:break-before="page" table:align="margins"/>
    </style:style>
    <style:style style:name="Table154.A" style:family="table-column">
      <style:table-column-properties style:column-width="5.999cm" style:rel-column-width="32767*"/>
    </style:style>
    <style:style style:name="Table154.B" style:family="table-column">
      <style:table-column-properties style:column-width="6.001cm" style:rel-column-width="32768*"/>
    </style:style>
    <style:style style:name="Table154.A1" style:family="table-cell">
      <style:table-cell-properties style:writing-mode="page"/>
    </style:style>
    <style:style style:name="Table155" style:family="table">
      <style:table-properties style:width="12cm" fo:break-before="page" table:align="margins"/>
    </style:style>
    <style:style style:name="Table155.A" style:family="table-column">
      <style:table-column-properties style:column-width="5.999cm" style:rel-column-width="32767*"/>
    </style:style>
    <style:style style:name="Table155.B" style:family="table-column">
      <style:table-column-properties style:column-width="6.001cm" style:rel-column-width="32768*"/>
    </style:style>
    <style:style style:name="Table155.A1" style:family="table-cell">
      <style:table-cell-properties style:writing-mode="page"/>
    </style:style>
    <style:style style:name="Table156" style:family="table">
      <style:table-properties style:width="12cm" fo:break-before="page" table:align="margins"/>
    </style:style>
    <style:style style:name="Table156.A" style:family="table-column">
      <style:table-column-properties style:column-width="5.999cm" style:rel-column-width="32767*"/>
    </style:style>
    <style:style style:name="Table156.B" style:family="table-column">
      <style:table-column-properties style:column-width="6.001cm" style:rel-column-width="32768*"/>
    </style:style>
    <style:style style:name="Table156.A1" style:family="table-cell">
      <style:table-cell-properties style:writing-mode="page"/>
    </style:style>
    <style:style style:name="Table157" style:family="table">
      <style:table-properties style:width="12cm" fo:break-before="page" table:align="margins"/>
    </style:style>
    <style:style style:name="Table157.A" style:family="table-column">
      <style:table-column-properties style:column-width="5.999cm" style:rel-column-width="32767*"/>
    </style:style>
    <style:style style:name="Table157.B" style:family="table-column">
      <style:table-column-properties style:column-width="6.001cm" style:rel-column-width="32768*"/>
    </style:style>
    <style:style style:name="Table157.A1" style:family="table-cell">
      <style:table-cell-properties style:writing-mode="page"/>
    </style:style>
    <style:style style:name="Table158" style:family="table">
      <style:table-properties style:width="12cm" fo:break-before="page" table:align="margins"/>
    </style:style>
    <style:style style:name="Table158.A" style:family="table-column">
      <style:table-column-properties style:column-width="5.999cm" style:rel-column-width="32767*"/>
    </style:style>
    <style:style style:name="Table158.B" style:family="table-column">
      <style:table-column-properties style:column-width="6.001cm" style:rel-column-width="32768*"/>
    </style:style>
    <style:style style:name="Table158.A1" style:family="table-cell">
      <style:table-cell-properties style:writing-mode="page"/>
    </style:style>
    <style:style style:name="Table159" style:family="table">
      <style:table-properties style:width="12cm" fo:break-before="page" table:align="margins"/>
    </style:style>
    <style:style style:name="Table159.A" style:family="table-column">
      <style:table-column-properties style:column-width="5.999cm" style:rel-column-width="32767*"/>
    </style:style>
    <style:style style:name="Table159.B" style:family="table-column">
      <style:table-column-properties style:column-width="6.001cm" style:rel-column-width="32768*"/>
    </style:style>
    <style:style style:name="Table159.A1" style:family="table-cell">
      <style:table-cell-properties style:writing-mode="page"/>
    </style:style>
    <style:style style:name="Table160" style:family="table">
      <style:table-properties style:width="12cm" fo:break-before="page" table:align="margins"/>
    </style:style>
    <style:style style:name="Table160.A" style:family="table-column">
      <style:table-column-properties style:column-width="5.999cm" style:rel-column-width="32767*"/>
    </style:style>
    <style:style style:name="Table160.B" style:family="table-column">
      <style:table-column-properties style:column-width="6.001cm" style:rel-column-width="32768*"/>
    </style:style>
    <style:style style:name="Table160.A1" style:family="table-cell">
      <style:table-cell-properties style:writing-mode="page"/>
    </style:style>
    <style:style style:name="Table161" style:family="table">
      <style:table-properties style:width="12cm" fo:break-before="page" table:align="margins"/>
    </style:style>
    <style:style style:name="Table161.A" style:family="table-column">
      <style:table-column-properties style:column-width="5.999cm" style:rel-column-width="32767*"/>
    </style:style>
    <style:style style:name="Table161.B" style:family="table-column">
      <style:table-column-properties style:column-width="6.001cm" style:rel-column-width="32768*"/>
    </style:style>
    <style:style style:name="Table161.A1" style:family="table-cell">
      <style:table-cell-properties style:writing-mode="page"/>
    </style:style>
    <style:style style:name="Table162" style:family="table">
      <style:table-properties style:width="12cm" fo:break-before="page" table:align="margins"/>
    </style:style>
    <style:style style:name="Table162.A" style:family="table-column">
      <style:table-column-properties style:column-width="5.999cm" style:rel-column-width="32767*"/>
    </style:style>
    <style:style style:name="Table162.B" style:family="table-column">
      <style:table-column-properties style:column-width="6.001cm" style:rel-column-width="32768*"/>
    </style:style>
    <style:style style:name="Table162.A1" style:family="table-cell">
      <style:table-cell-properties style:writing-mode="page"/>
    </style:style>
    <style:style style:name="Table163" style:family="table">
      <style:table-properties style:width="12cm" fo:break-before="page" table:align="margins"/>
    </style:style>
    <style:style style:name="Table163.A" style:family="table-column">
      <style:table-column-properties style:column-width="5.999cm" style:rel-column-width="32767*"/>
    </style:style>
    <style:style style:name="Table163.B" style:family="table-column">
      <style:table-column-properties style:column-width="6.001cm" style:rel-column-width="32768*"/>
    </style:style>
    <style:style style:name="Table163.A1" style:family="table-cell">
      <style:table-cell-properties style:writing-mode="page"/>
    </style:style>
    <style:style style:name="Table164" style:family="table">
      <style:table-properties style:width="12cm" fo:break-before="page" table:align="margins"/>
    </style:style>
    <style:style style:name="Table164.A" style:family="table-column">
      <style:table-column-properties style:column-width="5.999cm" style:rel-column-width="32767*"/>
    </style:style>
    <style:style style:name="Table164.B" style:family="table-column">
      <style:table-column-properties style:column-width="6.001cm" style:rel-column-width="32768*"/>
    </style:style>
    <style:style style:name="Table164.A1" style:family="table-cell">
      <style:table-cell-properties style:writing-mode="page"/>
    </style:style>
    <style:style style:name="Table165" style:family="table">
      <style:table-properties style:width="12cm" fo:break-before="page" table:align="margins"/>
    </style:style>
    <style:style style:name="Table165.A" style:family="table-column">
      <style:table-column-properties style:column-width="5.999cm" style:rel-column-width="32767*"/>
    </style:style>
    <style:style style:name="Table165.B" style:family="table-column">
      <style:table-column-properties style:column-width="6.001cm" style:rel-column-width="32768*"/>
    </style:style>
    <style:style style:name="Table165.A1" style:family="table-cell">
      <style:table-cell-properties style:writing-mode="page"/>
    </style:style>
    <style:style style:name="Table166" style:family="table">
      <style:table-properties style:width="12cm" fo:break-before="page" table:align="margins"/>
    </style:style>
    <style:style style:name="Table166.A" style:family="table-column">
      <style:table-column-properties style:column-width="5.999cm" style:rel-column-width="32767*"/>
    </style:style>
    <style:style style:name="Table166.B" style:family="table-column">
      <style:table-column-properties style:column-width="6.001cm" style:rel-column-width="32768*"/>
    </style:style>
    <style:style style:name="Table166.A1" style:family="table-cell">
      <style:table-cell-properties style:writing-mode="page"/>
    </style:style>
    <style:style style:name="Table167" style:family="table">
      <style:table-properties style:width="12cm" fo:break-before="page" table:align="margins"/>
    </style:style>
    <style:style style:name="Table167.A" style:family="table-column">
      <style:table-column-properties style:column-width="5.999cm" style:rel-column-width="32767*"/>
    </style:style>
    <style:style style:name="Table167.B" style:family="table-column">
      <style:table-column-properties style:column-width="6.001cm" style:rel-column-width="32768*"/>
    </style:style>
    <style:style style:name="Table167.A1" style:family="table-cell">
      <style:table-cell-properties style:writing-mode="page"/>
    </style:style>
    <style:style style:name="Table168" style:family="table">
      <style:table-properties style:width="12cm" fo:break-before="page" table:align="margins"/>
    </style:style>
    <style:style style:name="Table168.A" style:family="table-column">
      <style:table-column-properties style:column-width="5.999cm" style:rel-column-width="32767*"/>
    </style:style>
    <style:style style:name="Table168.B" style:family="table-column">
      <style:table-column-properties style:column-width="6.001cm" style:rel-column-width="32768*"/>
    </style:style>
    <style:style style:name="Table168.A1" style:family="table-cell">
      <style:table-cell-properties style:writing-mode="page"/>
    </style:style>
    <style:style style:name="Table169" style:family="table">
      <style:table-properties style:width="12cm" fo:break-before="page" table:align="margins"/>
    </style:style>
    <style:style style:name="Table169.A" style:family="table-column">
      <style:table-column-properties style:column-width="5.999cm" style:rel-column-width="32767*"/>
    </style:style>
    <style:style style:name="Table169.B" style:family="table-column">
      <style:table-column-properties style:column-width="6.001cm" style:rel-column-width="32768*"/>
    </style:style>
    <style:style style:name="Table169.A1" style:family="table-cell">
      <style:table-cell-properties style:writing-mode="page"/>
    </style:style>
    <style:style style:name="Table170" style:family="table">
      <style:table-properties style:width="12cm" fo:break-before="page" table:align="margins"/>
    </style:style>
    <style:style style:name="Table170.A" style:family="table-column">
      <style:table-column-properties style:column-width="5.999cm" style:rel-column-width="32767*"/>
    </style:style>
    <style:style style:name="Table170.B" style:family="table-column">
      <style:table-column-properties style:column-width="6.001cm" style:rel-column-width="32768*"/>
    </style:style>
    <style:style style:name="Table170.A1" style:family="table-cell">
      <style:table-cell-properties style:writing-mode="page"/>
    </style:style>
    <style:style style:name="Table171" style:family="table">
      <style:table-properties style:width="12cm" fo:break-before="page" table:align="margins"/>
    </style:style>
    <style:style style:name="Table171.A" style:family="table-column">
      <style:table-column-properties style:column-width="5.999cm" style:rel-column-width="32767*"/>
    </style:style>
    <style:style style:name="Table171.B" style:family="table-column">
      <style:table-column-properties style:column-width="6.001cm" style:rel-column-width="32768*"/>
    </style:style>
    <style:style style:name="Table171.A1" style:family="table-cell">
      <style:table-cell-properties style:writing-mode="page"/>
    </style:style>
    <style:style style:name="Table172" style:family="table">
      <style:table-properties style:width="12cm" fo:break-before="page" table:align="margins"/>
    </style:style>
    <style:style style:name="Table172.A" style:family="table-column">
      <style:table-column-properties style:column-width="5.999cm" style:rel-column-width="32767*"/>
    </style:style>
    <style:style style:name="Table172.B" style:family="table-column">
      <style:table-column-properties style:column-width="6.001cm" style:rel-column-width="32768*"/>
    </style:style>
    <style:style style:name="Table172.A1" style:family="table-cell">
      <style:table-cell-properties style:writing-mode="page"/>
    </style:style>
    <style:style style:name="Table173" style:family="table">
      <style:table-properties style:width="12cm" fo:break-before="page" table:align="margins"/>
    </style:style>
    <style:style style:name="Table173.A" style:family="table-column">
      <style:table-column-properties style:column-width="5.999cm" style:rel-column-width="32767*"/>
    </style:style>
    <style:style style:name="Table173.B" style:family="table-column">
      <style:table-column-properties style:column-width="6.001cm" style:rel-column-width="32768*"/>
    </style:style>
    <style:style style:name="Table173.A1" style:family="table-cell">
      <style:table-cell-properties style:writing-mode="page"/>
    </style:style>
    <style:style style:name="Table174" style:family="table">
      <style:table-properties style:width="12cm" fo:break-before="page" table:align="margins"/>
    </style:style>
    <style:style style:name="Table174.A" style:family="table-column">
      <style:table-column-properties style:column-width="5.999cm" style:rel-column-width="32767*"/>
    </style:style>
    <style:style style:name="Table174.B" style:family="table-column">
      <style:table-column-properties style:column-width="6.001cm" style:rel-column-width="32768*"/>
    </style:style>
    <style:style style:name="Table174.A1" style:family="table-cell">
      <style:table-cell-properties style:writing-mode="page"/>
    </style:style>
    <style:style style:name="Table175" style:family="table">
      <style:table-properties style:width="12cm" fo:break-before="page" table:align="margins"/>
    </style:style>
    <style:style style:name="Table175.A" style:family="table-column">
      <style:table-column-properties style:column-width="5.999cm" style:rel-column-width="32767*"/>
    </style:style>
    <style:style style:name="Table175.B" style:family="table-column">
      <style:table-column-properties style:column-width="6.001cm" style:rel-column-width="32768*"/>
    </style:style>
    <style:style style:name="Table175.A1" style:family="table-cell">
      <style:table-cell-properties style:writing-mode="page"/>
    </style:style>
    <style:style style:name="Table176" style:family="table">
      <style:table-properties style:width="12cm" fo:break-before="page" table:align="margins"/>
    </style:style>
    <style:style style:name="Table176.A" style:family="table-column">
      <style:table-column-properties style:column-width="5.999cm" style:rel-column-width="32767*"/>
    </style:style>
    <style:style style:name="Table176.B" style:family="table-column">
      <style:table-column-properties style:column-width="6.001cm" style:rel-column-width="32768*"/>
    </style:style>
    <style:style style:name="Table176.A1" style:family="table-cell">
      <style:table-cell-properties style:writing-mode="page"/>
    </style:style>
    <style:style style:name="Table177" style:family="table">
      <style:table-properties style:width="12cm" fo:break-before="page" table:align="margins"/>
    </style:style>
    <style:style style:name="Table177.A" style:family="table-column">
      <style:table-column-properties style:column-width="5.999cm" style:rel-column-width="32767*"/>
    </style:style>
    <style:style style:name="Table177.B" style:family="table-column">
      <style:table-column-properties style:column-width="6.001cm" style:rel-column-width="32768*"/>
    </style:style>
    <style:style style:name="Table177.A1" style:family="table-cell">
      <style:table-cell-properties style:writing-mode="page"/>
    </style:style>
    <style:style style:name="Table178" style:family="table">
      <style:table-properties style:width="12cm" fo:break-before="page" table:align="margins"/>
    </style:style>
    <style:style style:name="Table178.A" style:family="table-column">
      <style:table-column-properties style:column-width="5.999cm" style:rel-column-width="32767*"/>
    </style:style>
    <style:style style:name="Table178.B" style:family="table-column">
      <style:table-column-properties style:column-width="6.001cm" style:rel-column-width="32768*"/>
    </style:style>
    <style:style style:name="Table178.A1" style:family="table-cell">
      <style:table-cell-properties style:writing-mode="page"/>
    </style:style>
    <style:style style:name="Table179" style:family="table">
      <style:table-properties style:width="12cm" fo:break-before="page" table:align="margins"/>
    </style:style>
    <style:style style:name="Table179.A" style:family="table-column">
      <style:table-column-properties style:column-width="5.999cm" style:rel-column-width="32767*"/>
    </style:style>
    <style:style style:name="Table179.B" style:family="table-column">
      <style:table-column-properties style:column-width="6.001cm" style:rel-column-width="32768*"/>
    </style:style>
    <style:style style:name="Table179.A1" style:family="table-cell">
      <style:table-cell-properties style:writing-mode="page"/>
    </style:style>
    <style:style style:name="Table180" style:family="table">
      <style:table-properties style:width="12cm" fo:break-before="page" table:align="margins"/>
    </style:style>
    <style:style style:name="Table180.A" style:family="table-column">
      <style:table-column-properties style:column-width="5.999cm" style:rel-column-width="32767*"/>
    </style:style>
    <style:style style:name="Table180.B" style:family="table-column">
      <style:table-column-properties style:column-width="6.001cm" style:rel-column-width="32768*"/>
    </style:style>
    <style:style style:name="Table180.A1" style:family="table-cell">
      <style:table-cell-properties style:writing-mode="page"/>
    </style:style>
    <style:style style:name="Table181" style:family="table">
      <style:table-properties style:width="12cm" fo:break-before="page" table:align="margins"/>
    </style:style>
    <style:style style:name="Table181.A" style:family="table-column">
      <style:table-column-properties style:column-width="5.999cm" style:rel-column-width="32767*"/>
    </style:style>
    <style:style style:name="Table181.B" style:family="table-column">
      <style:table-column-properties style:column-width="6.001cm" style:rel-column-width="32768*"/>
    </style:style>
    <style:style style:name="Table181.A1" style:family="table-cell">
      <style:table-cell-properties style:writing-mode="page"/>
    </style:style>
    <style:style style:name="Table182" style:family="table">
      <style:table-properties style:width="12cm" fo:break-before="page" table:align="margins"/>
    </style:style>
    <style:style style:name="Table182.A" style:family="table-column">
      <style:table-column-properties style:column-width="5.999cm" style:rel-column-width="32767*"/>
    </style:style>
    <style:style style:name="Table182.B" style:family="table-column">
      <style:table-column-properties style:column-width="6.001cm" style:rel-column-width="32768*"/>
    </style:style>
    <style:style style:name="Table182.A1" style:family="table-cell">
      <style:table-cell-properties style:writing-mode="page"/>
    </style:style>
    <style:style style:name="Table183" style:family="table">
      <style:table-properties style:width="12cm" fo:break-before="page" table:align="margins"/>
    </style:style>
    <style:style style:name="Table183.A" style:family="table-column">
      <style:table-column-properties style:column-width="5.999cm" style:rel-column-width="32767*"/>
    </style:style>
    <style:style style:name="Table183.B" style:family="table-column">
      <style:table-column-properties style:column-width="6.001cm" style:rel-column-width="32768*"/>
    </style:style>
    <style:style style:name="Table183.A1" style:family="table-cell">
      <style:table-cell-properties style:writing-mode="page"/>
    </style:style>
    <style:style style:name="Table184" style:family="table">
      <style:table-properties style:width="12cm" fo:break-before="page" table:align="margins"/>
    </style:style>
    <style:style style:name="Table184.A" style:family="table-column">
      <style:table-column-properties style:column-width="5.999cm" style:rel-column-width="32767*"/>
    </style:style>
    <style:style style:name="Table184.B" style:family="table-column">
      <style:table-column-properties style:column-width="6.001cm" style:rel-column-width="32768*"/>
    </style:style>
    <style:style style:name="Table184.A1" style:family="table-cell">
      <style:table-cell-properties style:writing-mode="page"/>
    </style:style>
    <style:style style:name="Table185" style:family="table">
      <style:table-properties style:width="12cm" fo:break-before="page" table:align="margins"/>
    </style:style>
    <style:style style:name="Table185.A" style:family="table-column">
      <style:table-column-properties style:column-width="5.999cm" style:rel-column-width="32767*"/>
    </style:style>
    <style:style style:name="Table185.B" style:family="table-column">
      <style:table-column-properties style:column-width="6.001cm" style:rel-column-width="32768*"/>
    </style:style>
    <style:style style:name="Table185.A1" style:family="table-cell">
      <style:table-cell-properties style:writing-mode="page"/>
    </style:style>
    <style:style style:name="Table186" style:family="table">
      <style:table-properties style:width="12cm" fo:break-before="page" table:align="margins"/>
    </style:style>
    <style:style style:name="Table186.A" style:family="table-column">
      <style:table-column-properties style:column-width="5.999cm" style:rel-column-width="32767*"/>
    </style:style>
    <style:style style:name="Table186.B" style:family="table-column">
      <style:table-column-properties style:column-width="6.001cm" style:rel-column-width="32768*"/>
    </style:style>
    <style:style style:name="Table186.A1" style:family="table-cell">
      <style:table-cell-properties style:writing-mode="page"/>
    </style:style>
    <style:style style:name="Table187" style:family="table">
      <style:table-properties style:width="12cm" fo:break-before="page" table:align="margins"/>
    </style:style>
    <style:style style:name="Table187.A" style:family="table-column">
      <style:table-column-properties style:column-width="5.999cm" style:rel-column-width="32767*"/>
    </style:style>
    <style:style style:name="Table187.B" style:family="table-column">
      <style:table-column-properties style:column-width="6.001cm" style:rel-column-width="32768*"/>
    </style:style>
    <style:style style:name="Table187.A1" style:family="table-cell">
      <style:table-cell-properties style:writing-mode="page"/>
    </style:style>
    <style:style style:name="Table188" style:family="table">
      <style:table-properties style:width="12cm" fo:break-before="page" table:align="margins"/>
    </style:style>
    <style:style style:name="Table188.A" style:family="table-column">
      <style:table-column-properties style:column-width="5.999cm" style:rel-column-width="32767*"/>
    </style:style>
    <style:style style:name="Table188.B" style:family="table-column">
      <style:table-column-properties style:column-width="6.001cm" style:rel-column-width="32768*"/>
    </style:style>
    <style:style style:name="Table188.A1" style:family="table-cell">
      <style:table-cell-properties style:writing-mode="page"/>
    </style:style>
    <style:style style:name="Table189" style:family="table">
      <style:table-properties style:width="12cm" fo:break-before="page" table:align="margins"/>
    </style:style>
    <style:style style:name="Table189.A" style:family="table-column">
      <style:table-column-properties style:column-width="5.999cm" style:rel-column-width="32767*"/>
    </style:style>
    <style:style style:name="Table189.B" style:family="table-column">
      <style:table-column-properties style:column-width="6.001cm" style:rel-column-width="32768*"/>
    </style:style>
    <style:style style:name="Table189.A1" style:family="table-cell">
      <style:table-cell-properties style:writing-mode="page"/>
    </style:style>
    <style:style style:name="Table190" style:family="table">
      <style:table-properties style:width="12cm" fo:break-before="page" table:align="margins"/>
    </style:style>
    <style:style style:name="Table190.A" style:family="table-column">
      <style:table-column-properties style:column-width="5.999cm" style:rel-column-width="32767*"/>
    </style:style>
    <style:style style:name="Table190.B" style:family="table-column">
      <style:table-column-properties style:column-width="6.001cm" style:rel-column-width="32768*"/>
    </style:style>
    <style:style style:name="Table190.A1" style:family="table-cell">
      <style:table-cell-properties style:writing-mode="page"/>
    </style:style>
    <style:style style:name="Table191" style:family="table">
      <style:table-properties style:width="12cm" fo:break-before="page" table:align="margins"/>
    </style:style>
    <style:style style:name="Table191.A" style:family="table-column">
      <style:table-column-properties style:column-width="5.999cm" style:rel-column-width="32767*"/>
    </style:style>
    <style:style style:name="Table191.B" style:family="table-column">
      <style:table-column-properties style:column-width="6.001cm" style:rel-column-width="32768*"/>
    </style:style>
    <style:style style:name="Table191.A1" style:family="table-cell">
      <style:table-cell-properties style:writing-mode="page"/>
    </style:style>
    <style:style style:name="Table192" style:family="table">
      <style:table-properties style:width="12cm" fo:break-before="page" table:align="margins"/>
    </style:style>
    <style:style style:name="Table192.A" style:family="table-column">
      <style:table-column-properties style:column-width="5.999cm" style:rel-column-width="32767*"/>
    </style:style>
    <style:style style:name="Table192.B" style:family="table-column">
      <style:table-column-properties style:column-width="6.001cm" style:rel-column-width="32768*"/>
    </style:style>
    <style:style style:name="Table192.A1" style:family="table-cell">
      <style:table-cell-properties style:writing-mode="page"/>
    </style:style>
    <style:style style:name="Table193" style:family="table">
      <style:table-properties style:width="12cm" fo:break-before="page" table:align="margins"/>
    </style:style>
    <style:style style:name="Table193.A" style:family="table-column">
      <style:table-column-properties style:column-width="5.999cm" style:rel-column-width="32767*"/>
    </style:style>
    <style:style style:name="Table193.B" style:family="table-column">
      <style:table-column-properties style:column-width="6.001cm" style:rel-column-width="32768*"/>
    </style:style>
    <style:style style:name="Table193.A1" style:family="table-cell">
      <style:table-cell-properties style:writing-mode="page"/>
    </style:style>
    <style:style style:name="Table194" style:family="table">
      <style:table-properties style:width="12cm" fo:break-before="page" table:align="margins"/>
    </style:style>
    <style:style style:name="Table194.A" style:family="table-column">
      <style:table-column-properties style:column-width="5.999cm" style:rel-column-width="32767*"/>
    </style:style>
    <style:style style:name="Table194.B" style:family="table-column">
      <style:table-column-properties style:column-width="6.001cm" style:rel-column-width="32768*"/>
    </style:style>
    <style:style style:name="Table194.A1" style:family="table-cell">
      <style:table-cell-properties style:writing-mode="page"/>
    </style:style>
    <style:style style:name="Table195" style:family="table">
      <style:table-properties style:width="12cm" fo:break-before="page" table:align="margins"/>
    </style:style>
    <style:style style:name="Table195.A" style:family="table-column">
      <style:table-column-properties style:column-width="5.999cm" style:rel-column-width="32767*"/>
    </style:style>
    <style:style style:name="Table195.B" style:family="table-column">
      <style:table-column-properties style:column-width="6.001cm" style:rel-column-width="32768*"/>
    </style:style>
    <style:style style:name="Table195.A1" style:family="table-cell">
      <style:table-cell-properties style:writing-mode="page"/>
    </style:style>
    <style:style style:name="Table196" style:family="table">
      <style:table-properties style:width="12cm" fo:break-before="page" table:align="margins"/>
    </style:style>
    <style:style style:name="Table196.A" style:family="table-column">
      <style:table-column-properties style:column-width="5.999cm" style:rel-column-width="32767*"/>
    </style:style>
    <style:style style:name="Table196.B" style:family="table-column">
      <style:table-column-properties style:column-width="6.001cm" style:rel-column-width="32768*"/>
    </style:style>
    <style:style style:name="Table196.A1" style:family="table-cell">
      <style:table-cell-properties style:writing-mode="page"/>
    </style:style>
    <style:style style:name="Table197" style:family="table">
      <style:table-properties style:width="12cm" fo:break-before="page" table:align="margins"/>
    </style:style>
    <style:style style:name="Table197.A" style:family="table-column">
      <style:table-column-properties style:column-width="5.999cm" style:rel-column-width="32767*"/>
    </style:style>
    <style:style style:name="Table197.B" style:family="table-column">
      <style:table-column-properties style:column-width="6.001cm" style:rel-column-width="32768*"/>
    </style:style>
    <style:style style:name="Table197.A1" style:family="table-cell">
      <style:table-cell-properties style:writing-mode="page"/>
    </style:style>
    <style:style style:name="Table198" style:family="table">
      <style:table-properties style:width="12cm" fo:break-before="page" table:align="margins"/>
    </style:style>
    <style:style style:name="Table198.A" style:family="table-column">
      <style:table-column-properties style:column-width="5.999cm" style:rel-column-width="32767*"/>
    </style:style>
    <style:style style:name="Table198.B" style:family="table-column">
      <style:table-column-properties style:column-width="6.001cm" style:rel-column-width="32768*"/>
    </style:style>
    <style:style style:name="Table198.A1" style:family="table-cell">
      <style:table-cell-properties style:writing-mode="page"/>
    </style:style>
    <style:style style:name="Table199" style:family="table">
      <style:table-properties style:width="12cm" fo:break-before="page" table:align="margins"/>
    </style:style>
    <style:style style:name="Table199.A" style:family="table-column">
      <style:table-column-properties style:column-width="5.999cm" style:rel-column-width="32767*"/>
    </style:style>
    <style:style style:name="Table199.B" style:family="table-column">
      <style:table-column-properties style:column-width="6.001cm" style:rel-column-width="32768*"/>
    </style:style>
    <style:style style:name="Table199.A1" style:family="table-cell">
      <style:table-cell-properties style:writing-mode="page"/>
    </style:style>
    <style:style style:name="Table200" style:family="table">
      <style:table-properties style:width="12cm" fo:break-before="page" table:align="margins"/>
    </style:style>
    <style:style style:name="Table200.A" style:family="table-column">
      <style:table-column-properties style:column-width="5.999cm" style:rel-column-width="32767*"/>
    </style:style>
    <style:style style:name="Table200.B" style:family="table-column">
      <style:table-column-properties style:column-width="6.001cm" style:rel-column-width="32768*"/>
    </style:style>
    <style:style style:name="Table200.A1" style:family="table-cell">
      <style:table-cell-properties style:writing-mode="page"/>
    </style:style>
    <style:style style:name="Table201" style:family="table">
      <style:table-properties style:width="12cm" fo:break-before="page" table:align="margins"/>
    </style:style>
    <style:style style:name="Table201.A" style:family="table-column">
      <style:table-column-properties style:column-width="5.999cm" style:rel-column-width="32767*"/>
    </style:style>
    <style:style style:name="Table201.B" style:family="table-column">
      <style:table-column-properties style:column-width="6.001cm" style:rel-column-width="32768*"/>
    </style:style>
    <style:style style:name="Table201.A1" style:family="table-cell">
      <style:table-cell-properties style:writing-mode="page"/>
    </style:style>
    <style:style style:name="Table202" style:family="table">
      <style:table-properties style:width="12cm" fo:break-before="page" table:align="margins"/>
    </style:style>
    <style:style style:name="Table202.A" style:family="table-column">
      <style:table-column-properties style:column-width="5.999cm" style:rel-column-width="32767*"/>
    </style:style>
    <style:style style:name="Table202.B" style:family="table-column">
      <style:table-column-properties style:column-width="6.001cm" style:rel-column-width="32768*"/>
    </style:style>
    <style:style style:name="Table202.A1" style:family="table-cell">
      <style:table-cell-properties style:writing-mode="page"/>
    </style:style>
    <style:style style:name="Table203" style:family="table">
      <style:table-properties style:width="12cm" fo:break-before="page" table:align="margins"/>
    </style:style>
    <style:style style:name="Table203.A" style:family="table-column">
      <style:table-column-properties style:column-width="5.999cm" style:rel-column-width="32767*"/>
    </style:style>
    <style:style style:name="Table203.B" style:family="table-column">
      <style:table-column-properties style:column-width="6.001cm" style:rel-column-width="32768*"/>
    </style:style>
    <style:style style:name="Table203.A1" style:family="table-cell">
      <style:table-cell-properties style:writing-mode="page"/>
    </style:style>
    <style:style style:name="Table204" style:family="table">
      <style:table-properties style:width="12cm" fo:break-before="page" table:align="margins"/>
    </style:style>
    <style:style style:name="Table204.A" style:family="table-column">
      <style:table-column-properties style:column-width="5.999cm" style:rel-column-width="32767*"/>
    </style:style>
    <style:style style:name="Table204.B" style:family="table-column">
      <style:table-column-properties style:column-width="6.001cm" style:rel-column-width="32768*"/>
    </style:style>
    <style:style style:name="Table204.A1" style:family="table-cell">
      <style:table-cell-properties style:writing-mode="page"/>
    </style:style>
    <style:style style:name="Table205" style:family="table">
      <style:table-properties style:width="12cm" fo:break-before="page" table:align="margins"/>
    </style:style>
    <style:style style:name="Table205.A" style:family="table-column">
      <style:table-column-properties style:column-width="5.999cm" style:rel-column-width="32767*"/>
    </style:style>
    <style:style style:name="Table205.B" style:family="table-column">
      <style:table-column-properties style:column-width="6.001cm" style:rel-column-width="32768*"/>
    </style:style>
    <style:style style:name="Table205.A1" style:family="table-cell">
      <style:table-cell-properties style:writing-mode="page"/>
    </style:style>
    <style:style style:name="Table206" style:family="table">
      <style:table-properties style:width="12cm" fo:break-before="page" table:align="margins"/>
    </style:style>
    <style:style style:name="Table206.A" style:family="table-column">
      <style:table-column-properties style:column-width="5.999cm" style:rel-column-width="32767*"/>
    </style:style>
    <style:style style:name="Table206.B" style:family="table-column">
      <style:table-column-properties style:column-width="6.001cm" style:rel-column-width="32768*"/>
    </style:style>
    <style:style style:name="Table206.A1" style:family="table-cell">
      <style:table-cell-properties style:writing-mode="page"/>
    </style:style>
    <style:style style:name="Table207" style:family="table">
      <style:table-properties style:width="12cm" fo:break-before="page" table:align="margins"/>
    </style:style>
    <style:style style:name="Table207.A" style:family="table-column">
      <style:table-column-properties style:column-width="5.999cm" style:rel-column-width="32767*"/>
    </style:style>
    <style:style style:name="Table207.B" style:family="table-column">
      <style:table-column-properties style:column-width="6.001cm" style:rel-column-width="32768*"/>
    </style:style>
    <style:style style:name="Table207.A1" style:family="table-cell">
      <style:table-cell-properties style:writing-mode="page"/>
    </style:style>
    <style:style style:name="Table208" style:family="table">
      <style:table-properties style:width="12cm" fo:break-before="page" table:align="margins"/>
    </style:style>
    <style:style style:name="Table208.A" style:family="table-column">
      <style:table-column-properties style:column-width="5.999cm" style:rel-column-width="32767*"/>
    </style:style>
    <style:style style:name="Table208.B" style:family="table-column">
      <style:table-column-properties style:column-width="6.001cm" style:rel-column-width="32768*"/>
    </style:style>
    <style:style style:name="Table208.A1" style:family="table-cell">
      <style:table-cell-properties style:writing-mode="page"/>
    </style:style>
    <style:style style:name="Table209" style:family="table">
      <style:table-properties style:width="12cm" fo:break-before="page" table:align="margins"/>
    </style:style>
    <style:style style:name="Table209.A" style:family="table-column">
      <style:table-column-properties style:column-width="5.999cm" style:rel-column-width="32767*"/>
    </style:style>
    <style:style style:name="Table209.B" style:family="table-column">
      <style:table-column-properties style:column-width="6.001cm" style:rel-column-width="32768*"/>
    </style:style>
    <style:style style:name="Table209.A1" style:family="table-cell">
      <style:table-cell-properties style:writing-mode="page"/>
    </style:style>
    <style:style style:name="Table210" style:family="table">
      <style:table-properties style:width="12cm" fo:break-before="page" table:align="margins"/>
    </style:style>
    <style:style style:name="Table210.A" style:family="table-column">
      <style:table-column-properties style:column-width="5.999cm" style:rel-column-width="32767*"/>
    </style:style>
    <style:style style:name="Table210.B" style:family="table-column">
      <style:table-column-properties style:column-width="6.001cm" style:rel-column-width="32768*"/>
    </style:style>
    <style:style style:name="Table210.A1" style:family="table-cell">
      <style:table-cell-properties style:writing-mode="page"/>
    </style:style>
    <style:style style:name="Table211" style:family="table">
      <style:table-properties style:width="12cm" fo:break-before="page" table:align="margins"/>
    </style:style>
    <style:style style:name="Table211.A" style:family="table-column">
      <style:table-column-properties style:column-width="5.999cm" style:rel-column-width="32767*"/>
    </style:style>
    <style:style style:name="Table211.B" style:family="table-column">
      <style:table-column-properties style:column-width="6.001cm" style:rel-column-width="32768*"/>
    </style:style>
    <style:style style:name="Table211.A1" style:family="table-cell">
      <style:table-cell-properties style:writing-mode="page"/>
    </style:style>
    <style:style style:name="Table212" style:family="table">
      <style:table-properties style:width="12cm" fo:break-before="page" table:align="margins"/>
    </style:style>
    <style:style style:name="Table212.A" style:family="table-column">
      <style:table-column-properties style:column-width="5.999cm" style:rel-column-width="32767*"/>
    </style:style>
    <style:style style:name="Table212.B" style:family="table-column">
      <style:table-column-properties style:column-width="6.001cm" style:rel-column-width="32768*"/>
    </style:style>
    <style:style style:name="Table212.A1" style:family="table-cell">
      <style:table-cell-properties style:writing-mode="page"/>
    </style:style>
    <style:style style:name="Table213" style:family="table">
      <style:table-properties style:width="12cm" fo:break-before="page" table:align="margins"/>
    </style:style>
    <style:style style:name="Table213.A" style:family="table-column">
      <style:table-column-properties style:column-width="5.999cm" style:rel-column-width="32767*"/>
    </style:style>
    <style:style style:name="Table213.B" style:family="table-column">
      <style:table-column-properties style:column-width="6.001cm" style:rel-column-width="32768*"/>
    </style:style>
    <style:style style:name="Table213.A1" style:family="table-cell">
      <style:table-cell-properties style:writing-mode="page"/>
    </style:style>
    <style:style style:name="Table214" style:family="table">
      <style:table-properties style:width="12cm" fo:break-before="page" table:align="margins"/>
    </style:style>
    <style:style style:name="Table214.A" style:family="table-column">
      <style:table-column-properties style:column-width="5.999cm" style:rel-column-width="32767*"/>
    </style:style>
    <style:style style:name="Table214.B" style:family="table-column">
      <style:table-column-properties style:column-width="6.001cm" style:rel-column-width="32768*"/>
    </style:style>
    <style:style style:name="Table214.A1" style:family="table-cell">
      <style:table-cell-properties style:writing-mode="page"/>
    </style:style>
    <style:style style:name="Table215" style:family="table">
      <style:table-properties style:width="12cm" fo:break-before="page" table:align="margins"/>
    </style:style>
    <style:style style:name="Table215.A" style:family="table-column">
      <style:table-column-properties style:column-width="5.999cm" style:rel-column-width="32767*"/>
    </style:style>
    <style:style style:name="Table215.B" style:family="table-column">
      <style:table-column-properties style:column-width="6.001cm" style:rel-column-width="32768*"/>
    </style:style>
    <style:style style:name="Table215.A1" style:family="table-cell">
      <style:table-cell-properties style:writing-mode="page"/>
    </style:style>
    <style:style style:name="Table216" style:family="table">
      <style:table-properties style:width="12cm" fo:break-before="page" table:align="margins"/>
    </style:style>
    <style:style style:name="Table216.A" style:family="table-column">
      <style:table-column-properties style:column-width="5.999cm" style:rel-column-width="32767*"/>
    </style:style>
    <style:style style:name="Table216.B" style:family="table-column">
      <style:table-column-properties style:column-width="6.001cm" style:rel-column-width="32768*"/>
    </style:style>
    <style:style style:name="Table216.A1" style:family="table-cell">
      <style:table-cell-properties style:writing-mode="page"/>
    </style:style>
    <style:style style:name="Table217" style:family="table">
      <style:table-properties style:width="12cm" fo:break-before="page" table:align="margins"/>
    </style:style>
    <style:style style:name="Table217.A" style:family="table-column">
      <style:table-column-properties style:column-width="5.999cm" style:rel-column-width="32767*"/>
    </style:style>
    <style:style style:name="Table217.B" style:family="table-column">
      <style:table-column-properties style:column-width="6.001cm" style:rel-column-width="32768*"/>
    </style:style>
    <style:style style:name="Table217.A1" style:family="table-cell">
      <style:table-cell-properties style:writing-mode="page"/>
    </style:style>
    <style:style style:name="Table218" style:family="table">
      <style:table-properties style:width="12cm" fo:break-before="page" table:align="margins"/>
    </style:style>
    <style:style style:name="Table218.A" style:family="table-column">
      <style:table-column-properties style:column-width="5.999cm" style:rel-column-width="32767*"/>
    </style:style>
    <style:style style:name="Table218.B" style:family="table-column">
      <style:table-column-properties style:column-width="6.001cm" style:rel-column-width="32768*"/>
    </style:style>
    <style:style style:name="Table218.A1" style:family="table-cell">
      <style:table-cell-properties style:writing-mode="page"/>
    </style:style>
    <style:style style:name="Table219" style:family="table">
      <style:table-properties style:width="12cm" fo:break-before="page" table:align="margins"/>
    </style:style>
    <style:style style:name="Table219.A" style:family="table-column">
      <style:table-column-properties style:column-width="5.999cm" style:rel-column-width="32767*"/>
    </style:style>
    <style:style style:name="Table219.B" style:family="table-column">
      <style:table-column-properties style:column-width="6.001cm" style:rel-column-width="32768*"/>
    </style:style>
    <style:style style:name="Table219.A1" style:family="table-cell">
      <style:table-cell-properties style:writing-mode="page"/>
    </style:style>
    <style:style style:name="Table220" style:family="table">
      <style:table-properties style:width="12cm" fo:break-before="page" table:align="margins"/>
    </style:style>
    <style:style style:name="Table220.A" style:family="table-column">
      <style:table-column-properties style:column-width="5.999cm" style:rel-column-width="32767*"/>
    </style:style>
    <style:style style:name="Table220.B" style:family="table-column">
      <style:table-column-properties style:column-width="6.001cm" style:rel-column-width="32768*"/>
    </style:style>
    <style:style style:name="Table220.A1" style:family="table-cell">
      <style:table-cell-properties style:writing-mode="page"/>
    </style:style>
    <style:style style:name="Table221" style:family="table">
      <style:table-properties style:width="12cm" fo:break-before="page" table:align="margins"/>
    </style:style>
    <style:style style:name="Table221.A" style:family="table-column">
      <style:table-column-properties style:column-width="5.999cm" style:rel-column-width="32767*"/>
    </style:style>
    <style:style style:name="Table221.B" style:family="table-column">
      <style:table-column-properties style:column-width="6.001cm" style:rel-column-width="32768*"/>
    </style:style>
    <style:style style:name="Table221.A1" style:family="table-cell">
      <style:table-cell-properties style:writing-mode="page"/>
    </style:style>
    <style:style style:name="Table222" style:family="table">
      <style:table-properties style:width="12cm" fo:break-before="page" table:align="margins"/>
    </style:style>
    <style:style style:name="Table222.A" style:family="table-column">
      <style:table-column-properties style:column-width="5.999cm" style:rel-column-width="32767*"/>
    </style:style>
    <style:style style:name="Table222.B" style:family="table-column">
      <style:table-column-properties style:column-width="6.001cm" style:rel-column-width="32768*"/>
    </style:style>
    <style:style style:name="Table222.A1" style:family="table-cell">
      <style:table-cell-properties style:writing-mode="page"/>
    </style:style>
    <style:style style:name="Table223" style:family="table">
      <style:table-properties style:width="12cm" fo:break-before="page" table:align="margins"/>
    </style:style>
    <style:style style:name="Table223.A" style:family="table-column">
      <style:table-column-properties style:column-width="5.999cm" style:rel-column-width="32767*"/>
    </style:style>
    <style:style style:name="Table223.B" style:family="table-column">
      <style:table-column-properties style:column-width="6.001cm" style:rel-column-width="32768*"/>
    </style:style>
    <style:style style:name="Table223.A1" style:family="table-cell">
      <style:table-cell-properties style:writing-mode="page"/>
    </style:style>
    <style:style style:name="Table224" style:family="table">
      <style:table-properties style:width="12cm" fo:break-before="page" table:align="margins"/>
    </style:style>
    <style:style style:name="Table224.A" style:family="table-column">
      <style:table-column-properties style:column-width="5.999cm" style:rel-column-width="32767*"/>
    </style:style>
    <style:style style:name="Table224.B" style:family="table-column">
      <style:table-column-properties style:column-width="6.001cm" style:rel-column-width="32768*"/>
    </style:style>
    <style:style style:name="Table224.A1" style:family="table-cell">
      <style:table-cell-properties style:writing-mode="page"/>
    </style:style>
    <style:style style:name="Table225" style:family="table">
      <style:table-properties style:width="12cm" fo:break-before="page" table:align="margins"/>
    </style:style>
    <style:style style:name="Table225.A" style:family="table-column">
      <style:table-column-properties style:column-width="5.999cm" style:rel-column-width="32767*"/>
    </style:style>
    <style:style style:name="Table225.B" style:family="table-column">
      <style:table-column-properties style:column-width="6.001cm" style:rel-column-width="32768*"/>
    </style:style>
    <style:style style:name="Table225.A1" style:family="table-cell">
      <style:table-cell-properties style:writing-mode="page"/>
    </style:style>
    <style:style style:name="Table226" style:family="table">
      <style:table-properties style:width="12cm" fo:break-before="page" table:align="margins"/>
    </style:style>
    <style:style style:name="Table226.A" style:family="table-column">
      <style:table-column-properties style:column-width="5.999cm" style:rel-column-width="32767*"/>
    </style:style>
    <style:style style:name="Table226.B" style:family="table-column">
      <style:table-column-properties style:column-width="6.001cm" style:rel-column-width="32768*"/>
    </style:style>
    <style:style style:name="Table226.A1" style:family="table-cell">
      <style:table-cell-properties style:writing-mode="page"/>
    </style:style>
    <style:style style:name="Table227" style:family="table">
      <style:table-properties style:width="12cm" fo:break-before="page" table:align="margins"/>
    </style:style>
    <style:style style:name="Table227.A" style:family="table-column">
      <style:table-column-properties style:column-width="5.999cm" style:rel-column-width="32767*"/>
    </style:style>
    <style:style style:name="Table227.B" style:family="table-column">
      <style:table-column-properties style:column-width="6.001cm" style:rel-column-width="32768*"/>
    </style:style>
    <style:style style:name="Table227.A1" style:family="table-cell">
      <style:table-cell-properties style:writing-mode="page"/>
    </style:style>
    <style:style style:name="Table228" style:family="table">
      <style:table-properties style:width="12cm" fo:break-before="page" table:align="margins"/>
    </style:style>
    <style:style style:name="Table228.A" style:family="table-column">
      <style:table-column-properties style:column-width="5.999cm" style:rel-column-width="32767*"/>
    </style:style>
    <style:style style:name="Table228.B" style:family="table-column">
      <style:table-column-properties style:column-width="6.001cm" style:rel-column-width="32768*"/>
    </style:style>
    <style:style style:name="Table228.A1" style:family="table-cell">
      <style:table-cell-properties style:writing-mode="page"/>
    </style:style>
    <style:style style:name="Table229" style:family="table">
      <style:table-properties style:width="12cm" fo:break-before="page" table:align="margins"/>
    </style:style>
    <style:style style:name="Table229.A" style:family="table-column">
      <style:table-column-properties style:column-width="5.999cm" style:rel-column-width="32767*"/>
    </style:style>
    <style:style style:name="Table229.B" style:family="table-column">
      <style:table-column-properties style:column-width="6.001cm" style:rel-column-width="32768*"/>
    </style:style>
    <style:style style:name="Table229.A1" style:family="table-cell">
      <style:table-cell-properties style:writing-mode="page"/>
    </style:style>
    <style:style style:name="Table230" style:family="table">
      <style:table-properties style:width="12cm" fo:break-before="page" table:align="margins"/>
    </style:style>
    <style:style style:name="Table230.A" style:family="table-column">
      <style:table-column-properties style:column-width="5.999cm" style:rel-column-width="32767*"/>
    </style:style>
    <style:style style:name="Table230.B" style:family="table-column">
      <style:table-column-properties style:column-width="6.001cm" style:rel-column-width="32768*"/>
    </style:style>
    <style:style style:name="Table230.A1" style:family="table-cell">
      <style:table-cell-properties style:writing-mode="page"/>
    </style:style>
    <style:style style:name="Table231" style:family="table">
      <style:table-properties style:width="12cm" fo:break-before="page" table:align="margins"/>
    </style:style>
    <style:style style:name="Table231.A" style:family="table-column">
      <style:table-column-properties style:column-width="5.999cm" style:rel-column-width="32767*"/>
    </style:style>
    <style:style style:name="Table231.B" style:family="table-column">
      <style:table-column-properties style:column-width="6.001cm" style:rel-column-width="32768*"/>
    </style:style>
    <style:style style:name="Table231.A1" style:family="table-cell">
      <style:table-cell-properties style:writing-mode="page"/>
    </style:style>
    <style:style style:name="Table232" style:family="table">
      <style:table-properties style:width="12cm" fo:break-before="page" table:align="margins"/>
    </style:style>
    <style:style style:name="Table232.A" style:family="table-column">
      <style:table-column-properties style:column-width="5.999cm" style:rel-column-width="32767*"/>
    </style:style>
    <style:style style:name="Table232.B" style:family="table-column">
      <style:table-column-properties style:column-width="6.001cm" style:rel-column-width="32768*"/>
    </style:style>
    <style:style style:name="Table232.A1" style:family="table-cell">
      <style:table-cell-properties style:writing-mode="page"/>
    </style:style>
    <style:style style:name="Table233" style:family="table">
      <style:table-properties style:width="12cm" fo:break-before="page" table:align="margins"/>
    </style:style>
    <style:style style:name="Table233.A" style:family="table-column">
      <style:table-column-properties style:column-width="5.999cm" style:rel-column-width="32767*"/>
    </style:style>
    <style:style style:name="Table233.B" style:family="table-column">
      <style:table-column-properties style:column-width="6.001cm" style:rel-column-width="32768*"/>
    </style:style>
    <style:style style:name="Table233.A1" style:family="table-cell">
      <style:table-cell-properties style:writing-mode="page"/>
    </style:style>
    <style:style style:name="Table234" style:family="table">
      <style:table-properties style:width="12cm" fo:break-before="page" table:align="margins"/>
    </style:style>
    <style:style style:name="Table234.A" style:family="table-column">
      <style:table-column-properties style:column-width="5.999cm" style:rel-column-width="32767*"/>
    </style:style>
    <style:style style:name="Table234.B" style:family="table-column">
      <style:table-column-properties style:column-width="6.001cm" style:rel-column-width="32768*"/>
    </style:style>
    <style:style style:name="Table234.A1" style:family="table-cell">
      <style:table-cell-properties style:writing-mode="page"/>
    </style:style>
    <style:style style:name="Table235" style:family="table">
      <style:table-properties style:width="12cm" fo:break-before="page" table:align="margins"/>
    </style:style>
    <style:style style:name="Table235.A" style:family="table-column">
      <style:table-column-properties style:column-width="5.999cm" style:rel-column-width="32767*"/>
    </style:style>
    <style:style style:name="Table235.B" style:family="table-column">
      <style:table-column-properties style:column-width="6.001cm" style:rel-column-width="32768*"/>
    </style:style>
    <style:style style:name="Table235.A1" style:family="table-cell">
      <style:table-cell-properties style:writing-mode="page"/>
    </style:style>
    <style:style style:name="Table236" style:family="table">
      <style:table-properties style:width="12cm" fo:break-before="page" table:align="margins"/>
    </style:style>
    <style:style style:name="Table236.A" style:family="table-column">
      <style:table-column-properties style:column-width="5.999cm" style:rel-column-width="32767*"/>
    </style:style>
    <style:style style:name="Table236.B" style:family="table-column">
      <style:table-column-properties style:column-width="6.001cm" style:rel-column-width="32768*"/>
    </style:style>
    <style:style style:name="Table236.A1" style:family="table-cell">
      <style:table-cell-properties style:writing-mode="page"/>
    </style:style>
    <style:style style:name="Table237" style:family="table">
      <style:table-properties style:width="12cm" fo:break-before="page" table:align="margins"/>
    </style:style>
    <style:style style:name="Table237.A" style:family="table-column">
      <style:table-column-properties style:column-width="5.999cm" style:rel-column-width="32767*"/>
    </style:style>
    <style:style style:name="Table237.B" style:family="table-column">
      <style:table-column-properties style:column-width="6.001cm" style:rel-column-width="32768*"/>
    </style:style>
    <style:style style:name="Table237.A1" style:family="table-cell">
      <style:table-cell-properties style:writing-mode="page"/>
    </style:style>
    <style:style style:name="Table238" style:family="table">
      <style:table-properties style:width="12cm" fo:break-before="page" table:align="margins"/>
    </style:style>
    <style:style style:name="Table238.A" style:family="table-column">
      <style:table-column-properties style:column-width="5.999cm" style:rel-column-width="32767*"/>
    </style:style>
    <style:style style:name="Table238.B" style:family="table-column">
      <style:table-column-properties style:column-width="6.001cm" style:rel-column-width="32768*"/>
    </style:style>
    <style:style style:name="Table238.A1" style:family="table-cell">
      <style:table-cell-properties style:writing-mode="page"/>
    </style:style>
    <style:style style:name="Table239" style:family="table">
      <style:table-properties style:width="12cm" fo:break-before="page" table:align="margins"/>
    </style:style>
    <style:style style:name="Table239.A" style:family="table-column">
      <style:table-column-properties style:column-width="5.999cm" style:rel-column-width="32767*"/>
    </style:style>
    <style:style style:name="Table239.B" style:family="table-column">
      <style:table-column-properties style:column-width="6.001cm" style:rel-column-width="32768*"/>
    </style:style>
    <style:style style:name="Table239.A1" style:family="table-cell">
      <style:table-cell-properties style:writing-mode="page"/>
    </style:style>
    <style:style style:name="Table240" style:family="table">
      <style:table-properties style:width="12cm" fo:break-before="page" table:align="margins"/>
    </style:style>
    <style:style style:name="Table240.A" style:family="table-column">
      <style:table-column-properties style:column-width="5.999cm" style:rel-column-width="32767*"/>
    </style:style>
    <style:style style:name="Table240.B" style:family="table-column">
      <style:table-column-properties style:column-width="6.001cm" style:rel-column-width="32768*"/>
    </style:style>
    <style:style style:name="Table240.A1" style:family="table-cell">
      <style:table-cell-properties style:writing-mode="page"/>
    </style:style>
    <style:style style:name="Table241" style:family="table">
      <style:table-properties style:width="12cm" fo:break-before="page" table:align="margins"/>
    </style:style>
    <style:style style:name="Table241.A" style:family="table-column">
      <style:table-column-properties style:column-width="5.999cm" style:rel-column-width="32767*"/>
    </style:style>
    <style:style style:name="Table241.B" style:family="table-column">
      <style:table-column-properties style:column-width="6.001cm" style:rel-column-width="32768*"/>
    </style:style>
    <style:style style:name="Table241.A1" style:family="table-cell">
      <style:table-cell-properties style:writing-mode="page"/>
    </style:style>
    <style:style style:name="Table242" style:family="table">
      <style:table-properties style:width="12cm" fo:break-before="page" table:align="margins"/>
    </style:style>
    <style:style style:name="Table242.A" style:family="table-column">
      <style:table-column-properties style:column-width="5.999cm" style:rel-column-width="32767*"/>
    </style:style>
    <style:style style:name="Table242.B" style:family="table-column">
      <style:table-column-properties style:column-width="6.001cm" style:rel-column-width="32768*"/>
    </style:style>
    <style:style style:name="Table242.A1" style:family="table-cell">
      <style:table-cell-properties style:writing-mode="page"/>
    </style:style>
    <style:style style:name="Table243" style:family="table">
      <style:table-properties style:width="12cm" fo:break-before="page" table:align="margins"/>
    </style:style>
    <style:style style:name="Table243.A" style:family="table-column">
      <style:table-column-properties style:column-width="5.999cm" style:rel-column-width="32767*"/>
    </style:style>
    <style:style style:name="Table243.B" style:family="table-column">
      <style:table-column-properties style:column-width="6.001cm" style:rel-column-width="32768*"/>
    </style:style>
    <style:style style:name="Table243.A1" style:family="table-cell">
      <style:table-cell-properties style:writing-mode="page"/>
    </style:style>
    <style:style style:name="Table244" style:family="table">
      <style:table-properties style:width="12cm" fo:break-before="page" table:align="margins"/>
    </style:style>
    <style:style style:name="Table244.A" style:family="table-column">
      <style:table-column-properties style:column-width="5.999cm" style:rel-column-width="32767*"/>
    </style:style>
    <style:style style:name="Table244.B" style:family="table-column">
      <style:table-column-properties style:column-width="6.001cm" style:rel-column-width="32768*"/>
    </style:style>
    <style:style style:name="Table244.A1" style:family="table-cell">
      <style:table-cell-properties style:writing-mode="page"/>
    </style:style>
    <style:style style:name="Table245" style:family="table">
      <style:table-properties style:width="12cm" fo:break-before="page" table:align="margins"/>
    </style:style>
    <style:style style:name="Table245.A" style:family="table-column">
      <style:table-column-properties style:column-width="5.999cm" style:rel-column-width="32767*"/>
    </style:style>
    <style:style style:name="Table245.B" style:family="table-column">
      <style:table-column-properties style:column-width="6.001cm" style:rel-column-width="32768*"/>
    </style:style>
    <style:style style:name="Table245.A1" style:family="table-cell">
      <style:table-cell-properties style:writing-mode="page"/>
    </style:style>
    <style:style style:name="Table246" style:family="table">
      <style:table-properties style:width="12cm" fo:break-before="page" table:align="margins"/>
    </style:style>
    <style:style style:name="Table246.A" style:family="table-column">
      <style:table-column-properties style:column-width="5.999cm" style:rel-column-width="32767*"/>
    </style:style>
    <style:style style:name="Table246.B" style:family="table-column">
      <style:table-column-properties style:column-width="6.001cm" style:rel-column-width="32768*"/>
    </style:style>
    <style:style style:name="Table246.A1" style:family="table-cell">
      <style:table-cell-properties style:writing-mode="page"/>
    </style:style>
    <style:style style:name="Table247" style:family="table">
      <style:table-properties style:width="12cm" fo:break-before="page" table:align="margins"/>
    </style:style>
    <style:style style:name="Table247.A" style:family="table-column">
      <style:table-column-properties style:column-width="5.999cm" style:rel-column-width="32767*"/>
    </style:style>
    <style:style style:name="Table247.B" style:family="table-column">
      <style:table-column-properties style:column-width="6.001cm" style:rel-column-width="32768*"/>
    </style:style>
    <style:style style:name="Table247.A1" style:family="table-cell">
      <style:table-cell-properties style:writing-mode="page"/>
    </style:style>
    <style:style style:name="Table248" style:family="table">
      <style:table-properties style:width="12cm" fo:break-before="page" table:align="margins"/>
    </style:style>
    <style:style style:name="Table248.A" style:family="table-column">
      <style:table-column-properties style:column-width="5.999cm" style:rel-column-width="32767*"/>
    </style:style>
    <style:style style:name="Table248.B" style:family="table-column">
      <style:table-column-properties style:column-width="6.001cm" style:rel-column-width="32768*"/>
    </style:style>
    <style:style style:name="Table248.A1" style:family="table-cell">
      <style:table-cell-properties style:writing-mode="page"/>
    </style:style>
    <style:style style:name="Table249" style:family="table">
      <style:table-properties style:width="12cm" fo:break-before="page" table:align="margins"/>
    </style:style>
    <style:style style:name="Table249.A" style:family="table-column">
      <style:table-column-properties style:column-width="5.999cm" style:rel-column-width="32767*"/>
    </style:style>
    <style:style style:name="Table249.B" style:family="table-column">
      <style:table-column-properties style:column-width="6.001cm" style:rel-column-width="32768*"/>
    </style:style>
    <style:style style:name="Table249.A1" style:family="table-cell">
      <style:table-cell-properties style:writing-mode="page"/>
    </style:style>
    <style:style style:name="Table250" style:family="table">
      <style:table-properties style:width="12cm" fo:break-before="page" table:align="margins"/>
    </style:style>
    <style:style style:name="Table250.A" style:family="table-column">
      <style:table-column-properties style:column-width="5.999cm" style:rel-column-width="32767*"/>
    </style:style>
    <style:style style:name="Table250.B" style:family="table-column">
      <style:table-column-properties style:column-width="6.001cm" style:rel-column-width="32768*"/>
    </style:style>
    <style:style style:name="Table250.A1" style:family="table-cell">
      <style:table-cell-properties style:writing-mode="page"/>
    </style:style>
    <style:style style:name="Table251" style:family="table">
      <style:table-properties style:width="12cm" fo:break-before="page" table:align="margins"/>
    </style:style>
    <style:style style:name="Table251.A" style:family="table-column">
      <style:table-column-properties style:column-width="5.999cm" style:rel-column-width="32767*"/>
    </style:style>
    <style:style style:name="Table251.B" style:family="table-column">
      <style:table-column-properties style:column-width="6.001cm" style:rel-column-width="32768*"/>
    </style:style>
    <style:style style:name="Table251.A1" style:family="table-cell">
      <style:table-cell-properties style:writing-mode="page"/>
    </style:style>
    <style:style style:name="Table252" style:family="table">
      <style:table-properties style:width="12cm" fo:break-before="page" table:align="margins"/>
    </style:style>
    <style:style style:name="Table252.A" style:family="table-column">
      <style:table-column-properties style:column-width="5.999cm" style:rel-column-width="32767*"/>
    </style:style>
    <style:style style:name="Table252.B" style:family="table-column">
      <style:table-column-properties style:column-width="6.001cm" style:rel-column-width="32768*"/>
    </style:style>
    <style:style style:name="Table252.A1" style:family="table-cell">
      <style:table-cell-properties style:writing-mode="page"/>
    </style:style>
    <style:style style:name="Table253" style:family="table">
      <style:table-properties style:width="12cm" fo:break-before="page" table:align="margins"/>
    </style:style>
    <style:style style:name="Table253.A" style:family="table-column">
      <style:table-column-properties style:column-width="5.999cm" style:rel-column-width="32767*"/>
    </style:style>
    <style:style style:name="Table253.B" style:family="table-column">
      <style:table-column-properties style:column-width="6.001cm" style:rel-column-width="32768*"/>
    </style:style>
    <style:style style:name="Table253.A1" style:family="table-cell">
      <style:table-cell-properties style:writing-mode="page"/>
    </style:style>
    <style:style style:name="Table254" style:family="table">
      <style:table-properties style:width="12cm" fo:break-before="page" table:align="margins"/>
    </style:style>
    <style:style style:name="Table254.A" style:family="table-column">
      <style:table-column-properties style:column-width="5.999cm" style:rel-column-width="32767*"/>
    </style:style>
    <style:style style:name="Table254.B" style:family="table-column">
      <style:table-column-properties style:column-width="6.001cm" style:rel-column-width="32768*"/>
    </style:style>
    <style:style style:name="Table254.A1" style:family="table-cell">
      <style:table-cell-properties style:writing-mode="page"/>
    </style:style>
    <style:style style:name="Table255" style:family="table">
      <style:table-properties style:width="12cm" fo:break-before="page" table:align="margins"/>
    </style:style>
    <style:style style:name="Table255.A" style:family="table-column">
      <style:table-column-properties style:column-width="5.999cm" style:rel-column-width="32767*"/>
    </style:style>
    <style:style style:name="Table255.B" style:family="table-column">
      <style:table-column-properties style:column-width="6.001cm" style:rel-column-width="32768*"/>
    </style:style>
    <style:style style:name="Table255.A1" style:family="table-cell">
      <style:table-cell-properties style:writing-mode="page"/>
    </style:style>
    <style:style style:name="Table256" style:family="table">
      <style:table-properties style:width="12cm" fo:break-before="page" table:align="margins"/>
    </style:style>
    <style:style style:name="Table256.A" style:family="table-column">
      <style:table-column-properties style:column-width="5.999cm" style:rel-column-width="32767*"/>
    </style:style>
    <style:style style:name="Table256.B" style:family="table-column">
      <style:table-column-properties style:column-width="6.001cm" style:rel-column-width="32768*"/>
    </style:style>
    <style:style style:name="Table256.A1" style:family="table-cell">
      <style:table-cell-properties style:writing-mode="page"/>
    </style:style>
    <style:style style:name="Table257" style:family="table">
      <style:table-properties style:width="12cm" fo:break-before="page" table:align="margins"/>
    </style:style>
    <style:style style:name="Table257.A" style:family="table-column">
      <style:table-column-properties style:column-width="5.999cm" style:rel-column-width="32767*"/>
    </style:style>
    <style:style style:name="Table257.B" style:family="table-column">
      <style:table-column-properties style:column-width="6.001cm" style:rel-column-width="32768*"/>
    </style:style>
    <style:style style:name="Table257.A1" style:family="table-cell">
      <style:table-cell-properties style:writing-mode="page"/>
    </style:style>
    <style:style style:name="Table258" style:family="table">
      <style:table-properties style:width="12cm" fo:break-before="page" table:align="margins"/>
    </style:style>
    <style:style style:name="Table258.A" style:family="table-column">
      <style:table-column-properties style:column-width="5.999cm" style:rel-column-width="32767*"/>
    </style:style>
    <style:style style:name="Table258.B" style:family="table-column">
      <style:table-column-properties style:column-width="6.001cm" style:rel-column-width="32768*"/>
    </style:style>
    <style:style style:name="Table258.A1" style:family="table-cell">
      <style:table-cell-properties style:writing-mode="page"/>
    </style:style>
    <style:style style:name="Table259" style:family="table">
      <style:table-properties style:width="12cm" fo:break-before="page" table:align="margins"/>
    </style:style>
    <style:style style:name="Table259.A" style:family="table-column">
      <style:table-column-properties style:column-width="5.999cm" style:rel-column-width="32767*"/>
    </style:style>
    <style:style style:name="Table259.B" style:family="table-column">
      <style:table-column-properties style:column-width="6.001cm" style:rel-column-width="32768*"/>
    </style:style>
    <style:style style:name="Table259.A1" style:family="table-cell">
      <style:table-cell-properties style:writing-mode="page"/>
    </style:style>
    <style:style style:name="Table260" style:family="table">
      <style:table-properties style:width="12cm" fo:break-before="page" table:align="margins"/>
    </style:style>
    <style:style style:name="Table260.A" style:family="table-column">
      <style:table-column-properties style:column-width="5.999cm" style:rel-column-width="32767*"/>
    </style:style>
    <style:style style:name="Table260.B" style:family="table-column">
      <style:table-column-properties style:column-width="6.001cm" style:rel-column-width="32768*"/>
    </style:style>
    <style:style style:name="Table260.A1" style:family="table-cell">
      <style:table-cell-properties style:writing-mode="page"/>
    </style:style>
    <style:style style:name="Table262" style:family="table">
      <style:table-properties style:width="12cm" fo:break-before="page" table:align="margins"/>
    </style:style>
    <style:style style:name="Table262.A" style:family="table-column">
      <style:table-column-properties style:column-width="5.999cm" style:rel-column-width="32767*"/>
    </style:style>
    <style:style style:name="Table262.B" style:family="table-column">
      <style:table-column-properties style:column-width="6.001cm" style:rel-column-width="32768*"/>
    </style:style>
    <style:style style:name="Table262.A1" style:family="table-cell">
      <style:table-cell-properties style:writing-mode="page"/>
    </style:style>
    <style:style style:name="Table263" style:family="table">
      <style:table-properties style:width="12cm" fo:break-before="page" table:align="margins"/>
    </style:style>
    <style:style style:name="Table263.A" style:family="table-column">
      <style:table-column-properties style:column-width="5.999cm" style:rel-column-width="32767*"/>
    </style:style>
    <style:style style:name="Table263.B" style:family="table-column">
      <style:table-column-properties style:column-width="6.001cm" style:rel-column-width="32768*"/>
    </style:style>
    <style:style style:name="Table263.A1" style:family="table-cell">
      <style:table-cell-properties style:writing-mode="page"/>
    </style:style>
    <style:style style:name="Table261" style:family="table">
      <style:table-properties style:width="12cm" fo:break-before="page" table:align="margins"/>
    </style:style>
    <style:style style:name="Table261.A" style:family="table-column">
      <style:table-column-properties style:column-width="5.999cm" style:rel-column-width="32767*"/>
    </style:style>
    <style:style style:name="Table261.B" style:family="table-column">
      <style:table-column-properties style:column-width="6.001cm" style:rel-column-width="32768*"/>
    </style:style>
    <style:style style:name="Table261.A1" style:family="table-cell">
      <style:table-cell-properties style:writing-mode="page"/>
    </style:style>
    <style:style style:name="Table264" style:family="table">
      <style:table-properties style:width="12cm" fo:break-before="page" table:align="margins"/>
    </style:style>
    <style:style style:name="Table264.A" style:family="table-column">
      <style:table-column-properties style:column-width="5.999cm" style:rel-column-width="32767*"/>
    </style:style>
    <style:style style:name="Table264.B" style:family="table-column">
      <style:table-column-properties style:column-width="6.001cm" style:rel-column-width="32768*"/>
    </style:style>
    <style:style style:name="Table264.A1" style:family="table-cell">
      <style:table-cell-properties style:writing-mode="page"/>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normal" officeooo:rsid="01ca54e6" officeooo:paragraph-rsid="05ba4d40" style:font-size-asian="12pt" style:font-style-asian="normal" style:font-size-complex="12pt" style:font-style-complex="normal"/>
    </style:style>
    <style:style style:name="P8" style:family="paragraph" style:parent-style-name="Table_20_Contents">
      <style:paragraph-properties fo:text-align="center" style:justify-single-word="false"/>
      <style:text-properties style:font-name="YzWr" fo:font-size="12pt" fo:font-style="normal" officeooo:rsid="01ca54e6" officeooo:paragraph-rsid="0698068f" style:font-size-asian="12pt" style:font-style-asian="normal" style:font-size-complex="12pt" style:font-style-complex="normal"/>
    </style:style>
    <style:style style:name="P9" style:family="paragraph" style:parent-style-name="Table_20_Contents">
      <style:paragraph-properties fo:text-align="center" style:justify-single-word="false"/>
      <style:text-properties style:font-name="YzWr" fo:font-size="12pt" fo:font-style="normal" officeooo:rsid="05045afc" officeooo:paragraph-rsid="05ba4d40" style:font-size-asian="12pt" style:font-style-asian="normal" style:font-size-complex="12pt" style:font-style-complex="normal"/>
    </style:style>
    <style:style style:name="P10" style:family="paragraph" style:parent-style-name="Table_20_Contents">
      <style:paragraph-properties fo:text-align="center" style:justify-single-word="false"/>
      <style:text-properties style:font-name="YzWr" fo:font-size="12pt" fo:font-style="normal" officeooo:rsid="0696bd59" officeooo:paragraph-rsid="0698068f" style:font-size-asian="12pt" style:font-style-asian="normal" style:font-size-complex="12pt" style:font-style-complex="normal"/>
    </style:style>
    <style:style style:name="P11"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2"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3"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4" style:family="paragraph" style:parent-style-name="Table_20_Contents">
      <style:paragraph-properties fo:text-align="center" style:justify-single-word="false"/>
      <style:text-properties style:font-name="YzWr" fo:font-size="14pt" fo:font-style="normal" officeooo:paragraph-rsid="05ba4d40" style:font-size-asian="14pt" style:font-style-asian="normal" style:font-size-complex="14pt" style:font-style-complex="normal"/>
    </style:style>
    <style:style style:name="P15"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6"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7" style:family="paragraph" style:parent-style-name="Table_20_Contents">
      <style:paragraph-properties fo:text-align="center" style:justify-single-word="false"/>
      <style:text-properties fo:font-size="8pt" officeooo:paragraph-rsid="05ba4d40" style:font-size-asian="8pt" style:font-size-complex="8pt"/>
    </style:style>
    <style:style style:name="P18" style:family="paragraph" style:parent-style-name="Table_20_Contents">
      <style:paragraph-properties fo:text-align="center" style:justify-single-word="false"/>
      <style:text-properties fo:font-size="8pt" officeooo:paragraph-rsid="07e8a809" style:font-size-asian="8pt" style:font-size-complex="8pt"/>
    </style:style>
    <style:style style:name="P19"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0"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1" style:family="paragraph" style:parent-style-name="Table_20_Contents">
      <style:text-properties fo:font-size="8pt" officeooo:rsid="05ba4d40" officeooo:paragraph-rsid="05ba4d40" style:font-size-asian="8pt" style:font-size-complex="8pt"/>
    </style:style>
    <style:style style:name="P22"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4"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ec8b249" style:font-size-asian="10pt" style:font-size-complex="10pt"/>
    </style:style>
    <style:style style:name="P47" style:family="paragraph" style:parent-style-name="Text_20_body">
      <style:text-properties fo:font-size="10pt" officeooo:rsid="07c59ac5" officeooo:paragraph-rsid="0ec8b249"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dcbc66" officeooo:paragraph-rsid="07dcbc66"/>
    </style:style>
    <style:style style:name="P57" style:family="paragraph" style:parent-style-name="Text_20_body">
      <style:text-properties officeooo:rsid="07dcbc66" officeooo:paragraph-rsid="0e1714ee"/>
    </style:style>
    <style:style style:name="P58" style:family="paragraph" style:parent-style-name="Text_20_body">
      <style:paragraph-properties fo:break-before="page"/>
      <style:text-properties officeooo:rsid="07dcbc66" officeooo:paragraph-rsid="0e1714ee"/>
    </style:style>
    <style:style style:name="P59" style:family="paragraph" style:parent-style-name="Text_20_body">
      <style:text-properties officeooo:rsid="07dce628" officeooo:paragraph-rsid="07dce628"/>
    </style:style>
    <style:style style:name="P60" style:family="paragraph" style:parent-style-name="Text_20_body">
      <style:text-properties officeooo:rsid="07dce628" officeooo:paragraph-rsid="07dedefb"/>
    </style:style>
    <style:style style:name="P61" style:family="paragraph" style:parent-style-name="Text_20_body">
      <style:text-properties officeooo:rsid="07dce628" officeooo:paragraph-rsid="0e1714ee"/>
    </style:style>
    <style:style style:name="P62" style:family="paragraph" style:parent-style-name="Text_20_body">
      <style:text-properties officeooo:rsid="07e7009f" officeooo:paragraph-rsid="07e7009f"/>
    </style:style>
    <style:style style:name="P63" style:family="paragraph" style:parent-style-name="Text_20_body">
      <style:paragraph-properties fo:break-before="page"/>
      <style:text-properties officeooo:rsid="07e7009f" officeooo:paragraph-rsid="0e1714ee"/>
    </style:style>
    <style:style style:name="P64" style:family="paragraph" style:parent-style-name="Text_20_body">
      <style:text-properties officeooo:rsid="07eb6208" officeooo:paragraph-rsid="07ee73c2"/>
    </style:style>
    <style:style style:name="P65" style:family="paragraph" style:parent-style-name="Text_20_body">
      <style:text-properties officeooo:rsid="07f7d52c" officeooo:paragraph-rsid="07f7d52c"/>
    </style:style>
    <style:style style:name="P66" style:family="paragraph" style:parent-style-name="Text_20_body">
      <style:text-properties officeooo:rsid="07fa6cdb" officeooo:paragraph-rsid="07fa6cdb"/>
    </style:style>
    <style:style style:name="P67" style:family="paragraph" style:parent-style-name="Text_20_body">
      <style:text-properties officeooo:rsid="07fe2d93" officeooo:paragraph-rsid="07fe2d93"/>
    </style:style>
    <style:style style:name="P68" style:family="paragraph" style:parent-style-name="Text_20_body">
      <style:text-properties officeooo:rsid="08001670" officeooo:paragraph-rsid="08001670"/>
    </style:style>
    <style:style style:name="P69" style:family="paragraph" style:parent-style-name="Standard">
      <style:text-properties officeooo:rsid="08001670" officeooo:paragraph-rsid="0e279775"/>
    </style:style>
    <style:style style:name="P70" style:family="paragraph" style:parent-style-name="Text_20_body">
      <style:paragraph-properties fo:break-before="page"/>
      <style:text-properties officeooo:rsid="08001670" officeooo:paragraph-rsid="0e279775"/>
    </style:style>
    <style:style style:name="P71" style:family="paragraph" style:parent-style-name="Text_20_body">
      <style:text-properties officeooo:rsid="0809735e" officeooo:paragraph-rsid="0809735e"/>
    </style:style>
    <style:style style:name="P72" style:family="paragraph" style:parent-style-name="Text_20_body">
      <style:text-properties officeooo:rsid="080fef9e" officeooo:paragraph-rsid="080fef9e"/>
    </style:style>
    <style:style style:name="P73" style:family="paragraph" style:parent-style-name="Text_20_body">
      <style:text-properties officeooo:rsid="08134f23" officeooo:paragraph-rsid="08134f23"/>
    </style:style>
    <style:style style:name="P74" style:family="paragraph" style:parent-style-name="Text_20_body">
      <style:text-properties fo:font-style="normal" officeooo:rsid="08195a03" officeooo:paragraph-rsid="08195a03" style:font-style-asian="normal" style:font-style-complex="normal"/>
    </style:style>
    <style:style style:name="P75" style:family="paragraph" style:parent-style-name="Text_20_body">
      <style:text-properties fo:font-style="normal" officeooo:rsid="0bad342f" officeooo:paragraph-rsid="0bad342f" style:font-style-asian="normal" style:font-style-complex="normal"/>
    </style:style>
    <style:style style:name="P76" style:family="paragraph" style:parent-style-name="Text_20_body">
      <style:paragraph-properties fo:break-before="page"/>
      <style:text-properties fo:font-style="normal" officeooo:rsid="0bad342f" officeooo:paragraph-rsid="0bad342f" style:font-style-asian="normal" style:font-style-complex="normal"/>
    </style:style>
    <style:style style:name="P77" style:family="paragraph" style:parent-style-name="Text_20_body">
      <style:text-properties fo:font-style="normal" officeooo:rsid="0baef7ff" officeooo:paragraph-rsid="0baef7ff" style:font-style-asian="normal" style:font-style-complex="normal"/>
    </style:style>
    <style:style style:name="P78" style:family="paragraph" style:parent-style-name="Text_20_body">
      <style:paragraph-properties fo:break-before="page"/>
      <style:text-properties fo:font-style="normal" officeooo:rsid="0baef7ff" officeooo:paragraph-rsid="0baef7ff" style:font-style-asian="normal" style:font-style-complex="normal"/>
    </style:style>
    <style:style style:name="P79" style:family="paragraph" style:parent-style-name="Text_20_body">
      <style:text-properties fo:font-style="normal" officeooo:rsid="0baef7ff" officeooo:paragraph-rsid="0e348b95" style:font-style-asian="normal" style:font-style-complex="normal"/>
    </style:style>
    <style:style style:name="P80" style:family="paragraph" style:parent-style-name="Text_20_body">
      <style:text-properties fo:font-style="normal" officeooo:rsid="0c9b9abf" officeooo:paragraph-rsid="0c9d7852" style:font-style-asian="normal" style:font-style-complex="normal"/>
    </style:style>
    <style:style style:name="P81" style:family="paragraph" style:parent-style-name="Endnote">
      <style:text-properties fo:font-style="normal" officeooo:rsid="0e00324b" officeooo:paragraph-rsid="0e00324b" style:font-style-asian="normal" style:font-style-complex="normal"/>
    </style:style>
    <style:style style:name="P82" style:family="paragraph" style:parent-style-name="Endnote">
      <style:text-properties fo:font-style="normal" officeooo:rsid="0e0cb0ab" officeooo:paragraph-rsid="0e0cb0ab" style:font-style-asian="normal" style:font-style-complex="normal"/>
    </style:style>
    <style:style style:name="P83" style:family="paragraph" style:parent-style-name="Endnote">
      <style:text-properties fo:font-style="normal" officeooo:rsid="0e0cb116" officeooo:paragraph-rsid="0e0cb116" style:font-style-asian="normal" style:font-style-complex="normal"/>
    </style:style>
    <style:style style:name="P84" style:family="paragraph" style:parent-style-name="Endnote">
      <style:text-properties fo:font-style="normal" officeooo:rsid="0e0fac4f" officeooo:paragraph-rsid="0e0fac4f" style:font-style-asian="normal" style:font-style-complex="normal"/>
    </style:style>
    <style:style style:name="P85" style:family="paragraph" style:parent-style-name="Endnote">
      <style:text-properties fo:font-style="normal" officeooo:rsid="0e0fac4f" officeooo:paragraph-rsid="0e1714ee" style:font-style-asian="normal" style:font-style-complex="normal"/>
    </style:style>
    <style:style style:name="P86" style:family="paragraph" style:parent-style-name="Endnote">
      <style:text-properties fo:font-style="normal" officeooo:rsid="0e2f9f95" officeooo:paragraph-rsid="0e2f9f95" style:font-style-asian="normal" style:font-style-complex="normal"/>
    </style:style>
    <style:style style:name="P87" style:family="paragraph" style:parent-style-name="Endnote">
      <style:text-properties fo:font-style="normal" officeooo:rsid="0e2ffa0b" officeooo:paragraph-rsid="0e2ffa0b" style:font-style-asian="normal" style:font-style-complex="normal"/>
    </style:style>
    <style:style style:name="P88" style:family="paragraph" style:parent-style-name="Endnote">
      <style:text-properties fo:font-style="normal" officeooo:rsid="0e69a03e" officeooo:paragraph-rsid="0e69a03e" style:font-style-asian="normal" style:font-style-complex="normal"/>
    </style:style>
    <style:style style:name="P89" style:family="paragraph" style:parent-style-name="Endnote">
      <style:text-properties fo:font-style="normal" officeooo:rsid="0e69c797" officeooo:paragraph-rsid="0e6e0ab0" style:font-style-asian="normal" style:font-style-complex="normal"/>
    </style:style>
    <style:style style:name="P90" style:family="paragraph" style:parent-style-name="Endnote">
      <style:text-properties fo:font-style="normal" officeooo:rsid="0e6e0ab0" officeooo:paragraph-rsid="0e6e0ab0" style:font-style-asian="normal" style:font-style-complex="normal"/>
    </style:style>
    <style:style style:name="P91" style:family="paragraph" style:parent-style-name="Endnote">
      <style:text-properties fo:font-style="normal" officeooo:rsid="0e9decc4" officeooo:paragraph-rsid="0e9decc4" style:font-style-asian="normal" style:font-style-complex="normal"/>
    </style:style>
    <style:style style:name="P92" style:family="paragraph" style:parent-style-name="Endnote">
      <style:text-properties fo:font-style="normal" officeooo:rsid="0e125b41" officeooo:paragraph-rsid="0ec8b249" style:font-style-asian="normal" style:font-style-complex="normal"/>
    </style:style>
    <style:style style:name="P93" style:family="paragraph" style:parent-style-name="Endnote">
      <style:text-properties fo:font-style="normal" officeooo:rsid="0e2f03e4" officeooo:paragraph-rsid="0ec8b249" style:font-style-asian="normal" style:font-style-complex="normal"/>
    </style:style>
    <style:style style:name="P94" style:family="paragraph" style:parent-style-name="Endnote">
      <style:text-properties fo:font-style="normal" officeooo:rsid="0e43c3fe" officeooo:paragraph-rsid="0e43c3fe" style:font-style-asian="normal" style:font-style-complex="normal"/>
    </style:style>
    <style:style style:name="P95" style:family="paragraph" style:parent-style-name="Endnote">
      <style:text-properties fo:font-style="normal" officeooo:rsid="0e443f91" officeooo:paragraph-rsid="0e443f91" style:font-style-asian="normal" style:font-style-complex="normal"/>
    </style:style>
    <style:style style:name="P96" style:family="paragraph" style:parent-style-name="Endnote">
      <style:text-properties fo:font-style="normal" officeooo:rsid="0e4604d1" officeooo:paragraph-rsid="0e4604d1" style:font-style-asian="normal" style:font-style-complex="normal"/>
    </style:style>
    <style:style style:name="P97" style:family="paragraph" style:parent-style-name="Endnote">
      <style:text-properties fo:font-style="normal" officeooo:rsid="0e66ed02" officeooo:paragraph-rsid="0e66ed02" style:font-style-asian="normal" style:font-style-complex="normal"/>
    </style:style>
    <style:style style:name="P98" style:family="paragraph" style:parent-style-name="Endnote">
      <style:text-properties fo:font-style="normal" officeooo:rsid="0e680c88" officeooo:paragraph-rsid="0e680c88" style:font-style-asian="normal" style:font-style-complex="normal"/>
    </style:style>
    <style:style style:name="P99" style:family="paragraph" style:parent-style-name="Endnote">
      <style:text-properties fo:font-style="normal" officeooo:rsid="0e688f41" officeooo:paragraph-rsid="0e688f41" style:font-style-asian="normal" style:font-style-complex="normal"/>
    </style:style>
    <style:style style:name="P100" style:family="paragraph" style:parent-style-name="Endnote">
      <style:text-properties fo:font-style="normal" officeooo:rsid="0ecda102" officeooo:paragraph-rsid="0ecda102" style:font-style-asian="normal" style:font-style-complex="normal"/>
    </style:style>
    <style:style style:name="P101" style:family="paragraph" style:parent-style-name="Endnote">
      <style:text-properties fo:font-style="normal" officeooo:rsid="0ecede20" officeooo:paragraph-rsid="0ecede20" style:font-style-asian="normal" style:font-style-complex="normal"/>
    </style:style>
    <style:style style:name="P102" style:family="paragraph" style:parent-style-name="Endnote">
      <style:text-properties fo:font-style="normal" officeooo:rsid="0ecede20" officeooo:paragraph-rsid="0ecef447" style:font-style-asian="normal" style:font-style-complex="normal"/>
    </style:style>
    <style:style style:name="P103" style:family="paragraph" style:parent-style-name="Text_20_body">
      <style:text-properties officeooo:rsid="081e1781" officeooo:paragraph-rsid="081f2d1c"/>
    </style:style>
    <style:style style:name="P104" style:family="paragraph" style:parent-style-name="Text_20_body">
      <style:text-properties officeooo:rsid="081e1781" officeooo:paragraph-rsid="0e05d733"/>
    </style:style>
    <style:style style:name="P105" style:family="paragraph" style:parent-style-name="Text_20_body">
      <style:text-properties officeooo:rsid="081e1781" officeooo:paragraph-rsid="0e1f2382"/>
    </style:style>
    <style:style style:name="P106" style:family="paragraph" style:parent-style-name="Text_20_body">
      <style:paragraph-properties fo:break-before="page"/>
      <style:text-properties officeooo:rsid="081e1781" officeooo:paragraph-rsid="0e1f2382"/>
    </style:style>
    <style:style style:name="P107" style:family="paragraph" style:parent-style-name="Text_20_body">
      <style:text-properties officeooo:rsid="081f2d1c" officeooo:paragraph-rsid="081f2d1c"/>
    </style:style>
    <style:style style:name="P108" style:family="paragraph" style:parent-style-name="Text_20_body">
      <style:text-properties officeooo:rsid="0823fa28" officeooo:paragraph-rsid="0823fa28"/>
    </style:style>
    <style:style style:name="P109" style:family="paragraph" style:parent-style-name="Text_20_body">
      <style:text-properties officeooo:rsid="08276657" officeooo:paragraph-rsid="08276657"/>
    </style:style>
    <style:style style:name="P110" style:family="paragraph" style:parent-style-name="Text_20_body">
      <style:text-properties officeooo:rsid="08276657" officeooo:paragraph-rsid="0e318456"/>
    </style:style>
    <style:style style:name="P111" style:family="paragraph" style:parent-style-name="Text_20_body">
      <style:paragraph-properties fo:break-before="page"/>
      <style:text-properties officeooo:rsid="08276657" officeooo:paragraph-rsid="0e318456"/>
    </style:style>
    <style:style style:name="P112" style:family="paragraph" style:parent-style-name="Text_20_body">
      <style:text-properties officeooo:rsid="082e0808" officeooo:paragraph-rsid="082e0808"/>
    </style:style>
    <style:style style:name="P113" style:family="paragraph" style:parent-style-name="Text_20_body">
      <style:text-properties officeooo:rsid="0830048f" officeooo:paragraph-rsid="0830048f"/>
    </style:style>
    <style:style style:name="P114" style:family="paragraph" style:parent-style-name="Text_20_body">
      <style:text-properties officeooo:rsid="0830048f" officeooo:paragraph-rsid="08351b75"/>
    </style:style>
    <style:style style:name="P115" style:family="paragraph" style:parent-style-name="Text_20_body">
      <style:text-properties officeooo:rsid="08351b75" officeooo:paragraph-rsid="08351b75"/>
    </style:style>
    <style:style style:name="P116" style:family="paragraph" style:parent-style-name="Text_20_body">
      <style:text-properties officeooo:rsid="08351b75" officeooo:paragraph-rsid="0e32b270"/>
    </style:style>
    <style:style style:name="P117" style:family="paragraph" style:parent-style-name="Text_20_body">
      <style:text-properties officeooo:rsid="0830be2e" officeooo:paragraph-rsid="08349774"/>
    </style:style>
    <style:style style:name="P118" style:family="paragraph" style:parent-style-name="Text_20_body">
      <style:paragraph-properties fo:break-before="page"/>
      <style:text-properties officeooo:rsid="0830be2e" officeooo:paragraph-rsid="08349774"/>
    </style:style>
    <style:style style:name="P119" style:family="paragraph" style:parent-style-name="Text_20_body">
      <style:text-properties officeooo:rsid="0830be2e" officeooo:paragraph-rsid="0e318456"/>
    </style:style>
    <style:style style:name="P120" style:family="paragraph" style:parent-style-name="Text_20_body">
      <style:text-properties officeooo:rsid="08349774" officeooo:paragraph-rsid="08349774"/>
    </style:style>
    <style:style style:name="P121" style:family="paragraph" style:parent-style-name="Text_20_body">
      <style:text-properties officeooo:rsid="08349774" officeooo:paragraph-rsid="0e318456"/>
    </style:style>
    <style:style style:name="P122" style:family="paragraph" style:parent-style-name="Text_20_body">
      <style:text-properties officeooo:rsid="0834fece" officeooo:paragraph-rsid="0834fece"/>
    </style:style>
    <style:style style:name="P123" style:family="paragraph" style:parent-style-name="Text_20_body">
      <style:paragraph-properties fo:break-before="page"/>
      <style:text-properties officeooo:rsid="0834fece" officeooo:paragraph-rsid="0834fece"/>
    </style:style>
    <style:style style:name="P124" style:family="paragraph" style:parent-style-name="Text_20_body">
      <style:text-properties officeooo:rsid="0837b73a" officeooo:paragraph-rsid="083f1421"/>
    </style:style>
    <style:style style:name="P125" style:family="paragraph" style:parent-style-name="Text_20_body">
      <style:text-properties officeooo:rsid="083886d6" officeooo:paragraph-rsid="083886d6"/>
    </style:style>
    <style:style style:name="P126" style:family="paragraph" style:parent-style-name="Text_20_body">
      <style:text-properties officeooo:rsid="084046b1" officeooo:paragraph-rsid="084046b1"/>
    </style:style>
    <style:style style:name="P127" style:family="paragraph" style:parent-style-name="Text_20_body">
      <style:text-properties officeooo:rsid="08420461" officeooo:paragraph-rsid="08420461"/>
    </style:style>
    <style:style style:name="P128" style:family="paragraph" style:parent-style-name="Text_20_body">
      <style:text-properties officeooo:rsid="08429857" officeooo:paragraph-rsid="08429857"/>
    </style:style>
    <style:style style:name="P129" style:family="paragraph" style:parent-style-name="Text_20_body">
      <style:text-properties officeooo:rsid="084cb4c2" officeooo:paragraph-rsid="084d6ea6"/>
    </style:style>
    <style:style style:name="P130" style:family="paragraph" style:parent-style-name="Text_20_body">
      <style:text-properties officeooo:rsid="0851cc4f" officeooo:paragraph-rsid="0851cc4f"/>
    </style:style>
    <style:style style:name="P131" style:family="paragraph" style:parent-style-name="Text_20_body">
      <style:paragraph-properties fo:break-before="page"/>
      <style:text-properties officeooo:rsid="0851cc4f" officeooo:paragraph-rsid="0851cc4f"/>
    </style:style>
    <style:style style:name="P132" style:family="paragraph" style:parent-style-name="Text_20_body">
      <style:text-properties officeooo:rsid="0851cc4f" officeooo:paragraph-rsid="0e318456"/>
    </style:style>
    <style:style style:name="P133" style:family="paragraph" style:parent-style-name="Text_20_body">
      <style:text-properties officeooo:rsid="085576bf" officeooo:paragraph-rsid="085576bf"/>
    </style:style>
    <style:style style:name="P134" style:family="paragraph" style:parent-style-name="Text_20_body">
      <style:text-properties officeooo:rsid="08539779" officeooo:paragraph-rsid="08539779"/>
    </style:style>
    <style:style style:name="P135" style:family="paragraph" style:parent-style-name="Text_20_body">
      <style:text-properties officeooo:rsid="0855908e" officeooo:paragraph-rsid="0855908e"/>
    </style:style>
    <style:style style:name="P136" style:family="paragraph" style:parent-style-name="Text_20_body">
      <style:text-properties officeooo:rsid="085888af" officeooo:paragraph-rsid="085888af"/>
    </style:style>
    <style:style style:name="P137" style:family="paragraph" style:parent-style-name="Text_20_body">
      <style:paragraph-properties fo:break-before="page"/>
      <style:text-properties officeooo:rsid="085888af" officeooo:paragraph-rsid="085888af"/>
    </style:style>
    <style:style style:name="P138" style:family="paragraph" style:parent-style-name="Text_20_body">
      <style:text-properties officeooo:rsid="085888af" officeooo:paragraph-rsid="0e318456"/>
    </style:style>
    <style:style style:name="P139" style:family="paragraph" style:parent-style-name="Text_20_body">
      <style:text-properties officeooo:rsid="08591f05" officeooo:paragraph-rsid="08591f05"/>
    </style:style>
    <style:style style:name="P140" style:family="paragraph" style:parent-style-name="Text_20_body">
      <style:text-properties officeooo:rsid="085a43b7" officeooo:paragraph-rsid="085a43b7"/>
    </style:style>
    <style:style style:name="P141" style:family="paragraph" style:parent-style-name="Text_20_body">
      <style:text-properties officeooo:rsid="085b8335" officeooo:paragraph-rsid="085b8335"/>
    </style:style>
    <style:style style:name="P142" style:family="paragraph" style:parent-style-name="Text_20_body">
      <style:paragraph-properties fo:break-before="page"/>
      <style:text-properties officeooo:rsid="085b8335" officeooo:paragraph-rsid="0e05d733"/>
    </style:style>
    <style:style style:name="P143" style:family="paragraph" style:parent-style-name="Text_20_body">
      <style:text-properties officeooo:rsid="085b8335" officeooo:paragraph-rsid="0e05d733"/>
    </style:style>
    <style:style style:name="P144" style:family="paragraph" style:parent-style-name="Text_20_body">
      <style:text-properties officeooo:rsid="085f7512" officeooo:paragraph-rsid="0863a705"/>
    </style:style>
    <style:style style:name="P145" style:family="paragraph" style:parent-style-name="Text_20_body">
      <style:paragraph-properties fo:break-before="page"/>
      <style:text-properties officeooo:rsid="085f7512" officeooo:paragraph-rsid="0863a705"/>
    </style:style>
    <style:style style:name="P146" style:family="paragraph" style:parent-style-name="Text_20_body">
      <style:text-properties officeooo:rsid="0861b2ea" officeooo:paragraph-rsid="0861b2ea"/>
    </style:style>
    <style:style style:name="P147" style:family="paragraph" style:parent-style-name="Text_20_body">
      <style:text-properties officeooo:rsid="086d0b09" officeooo:paragraph-rsid="086d0b09"/>
    </style:style>
    <style:style style:name="P148" style:family="paragraph" style:parent-style-name="Text_20_body">
      <style:text-properties officeooo:rsid="086eef91" officeooo:paragraph-rsid="086eef91"/>
    </style:style>
    <style:style style:name="P149" style:family="paragraph" style:parent-style-name="Text_20_body">
      <style:paragraph-properties fo:break-before="page"/>
      <style:text-properties officeooo:rsid="086eef91" officeooo:paragraph-rsid="086eef91"/>
    </style:style>
    <style:style style:name="P150" style:family="paragraph" style:parent-style-name="Text_20_body">
      <style:text-properties officeooo:rsid="086f6f87" officeooo:paragraph-rsid="086f6f87"/>
    </style:style>
    <style:style style:name="P151" style:family="paragraph" style:parent-style-name="Text_20_body">
      <style:paragraph-properties fo:break-before="page"/>
      <style:text-properties officeooo:rsid="086f6f87" officeooo:paragraph-rsid="0e05d733"/>
    </style:style>
    <style:style style:name="P152" style:family="paragraph" style:parent-style-name="Text_20_body">
      <style:text-properties officeooo:rsid="086f6f87" officeooo:paragraph-rsid="0e05d733"/>
    </style:style>
    <style:style style:name="P153" style:family="paragraph" style:parent-style-name="Text_20_body">
      <style:text-properties officeooo:rsid="08758861" officeooo:paragraph-rsid="08758861"/>
    </style:style>
    <style:style style:name="P154" style:family="paragraph" style:parent-style-name="Text_20_body">
      <style:text-properties officeooo:rsid="08769400" officeooo:paragraph-rsid="08769400"/>
    </style:style>
    <style:style style:name="P155" style:family="paragraph" style:parent-style-name="Text_20_body">
      <style:paragraph-properties fo:break-before="page"/>
      <style:text-properties officeooo:rsid="08769400" officeooo:paragraph-rsid="0e05d733"/>
    </style:style>
    <style:style style:name="P156" style:family="paragraph" style:parent-style-name="Text_20_body">
      <style:text-properties officeooo:rsid="08769400" officeooo:paragraph-rsid="0e05d733"/>
    </style:style>
    <style:style style:name="P157" style:family="paragraph" style:parent-style-name="Text_20_body">
      <style:text-properties officeooo:rsid="08797d2a" officeooo:paragraph-rsid="08797d2a"/>
    </style:style>
    <style:style style:name="P158" style:family="paragraph" style:parent-style-name="Text_20_body">
      <style:text-properties officeooo:rsid="087dbcd6" officeooo:paragraph-rsid="087dbcd6"/>
    </style:style>
    <style:style style:name="P159" style:family="paragraph" style:parent-style-name="Text_20_body">
      <style:text-properties officeooo:rsid="087e9f6a" officeooo:paragraph-rsid="087e9f6a"/>
    </style:style>
    <style:style style:name="P160" style:family="paragraph" style:parent-style-name="Text_20_body">
      <style:paragraph-properties fo:break-before="page"/>
      <style:text-properties officeooo:rsid="087e9f6a" officeooo:paragraph-rsid="087e9f6a"/>
    </style:style>
    <style:style style:name="P161" style:family="paragraph" style:parent-style-name="Text_20_body">
      <style:text-properties officeooo:rsid="087e9f6a" officeooo:paragraph-rsid="0e318456"/>
    </style:style>
    <style:style style:name="P162" style:family="paragraph" style:parent-style-name="Text_20_body">
      <style:text-properties officeooo:rsid="08820571" officeooo:paragraph-rsid="08820571"/>
    </style:style>
    <style:style style:name="P163" style:family="paragraph" style:parent-style-name="Text_20_body">
      <style:text-properties officeooo:rsid="08820571" officeooo:paragraph-rsid="0e318456"/>
    </style:style>
    <style:style style:name="P164" style:family="paragraph" style:parent-style-name="Text_20_body">
      <style:text-properties officeooo:rsid="0883a0c9" officeooo:paragraph-rsid="0883a0c9"/>
    </style:style>
    <style:style style:name="P165" style:family="paragraph" style:parent-style-name="Text_20_body">
      <style:paragraph-properties fo:break-before="page"/>
      <style:text-properties officeooo:rsid="0883a0c9" officeooo:paragraph-rsid="0883a0c9"/>
    </style:style>
    <style:style style:name="P166" style:family="paragraph" style:parent-style-name="Text_20_body">
      <style:text-properties officeooo:rsid="088582de" officeooo:paragraph-rsid="088582de"/>
    </style:style>
    <style:style style:name="P167" style:family="paragraph" style:parent-style-name="Text_20_body">
      <style:text-properties officeooo:rsid="08870e8b" officeooo:paragraph-rsid="08870e8b"/>
    </style:style>
    <style:style style:name="P168" style:family="paragraph" style:parent-style-name="Text_20_body">
      <style:text-properties officeooo:rsid="088f0d16" officeooo:paragraph-rsid="088f0d16"/>
    </style:style>
    <style:style style:name="P169" style:family="paragraph" style:parent-style-name="Text_20_body">
      <style:text-properties officeooo:rsid="0898ba99" officeooo:paragraph-rsid="0898ba99"/>
    </style:style>
    <style:style style:name="P170" style:family="paragraph" style:parent-style-name="Text_20_body">
      <style:text-properties officeooo:rsid="089a6b11" officeooo:paragraph-rsid="089a6b11"/>
    </style:style>
    <style:style style:name="P171" style:family="paragraph" style:parent-style-name="Text_20_body">
      <style:text-properties officeooo:rsid="089cc42e" officeooo:paragraph-rsid="089cc42e"/>
    </style:style>
    <style:style style:name="P172" style:family="paragraph" style:parent-style-name="Text_20_body">
      <style:text-properties officeooo:rsid="08a20a7f" officeooo:paragraph-rsid="08a3e33d"/>
    </style:style>
    <style:style style:name="P173" style:family="paragraph" style:parent-style-name="Text_20_body">
      <style:text-properties officeooo:rsid="08afd8f0" officeooo:paragraph-rsid="08afd8f0"/>
    </style:style>
    <style:style style:name="P174" style:family="paragraph" style:parent-style-name="Text_20_body">
      <style:text-properties officeooo:rsid="08b9e3d9" officeooo:paragraph-rsid="08c10c23"/>
    </style:style>
    <style:style style:name="P175" style:family="paragraph" style:parent-style-name="Text_20_body">
      <style:text-properties officeooo:rsid="08b9e3d9" officeooo:paragraph-rsid="08c78b88"/>
    </style:style>
    <style:style style:name="P176" style:family="paragraph" style:parent-style-name="Text_20_body">
      <style:paragraph-properties fo:break-before="page"/>
      <style:text-properties officeooo:rsid="08b9e3d9" officeooo:paragraph-rsid="0e05d733"/>
    </style:style>
    <style:style style:name="P177" style:family="paragraph" style:parent-style-name="Text_20_body">
      <style:text-properties officeooo:rsid="08b9e3d9" officeooo:paragraph-rsid="0e318456"/>
    </style:style>
    <style:style style:name="P178" style:family="paragraph" style:parent-style-name="Text_20_body">
      <style:text-properties officeooo:rsid="08c85103" officeooo:paragraph-rsid="0940cf65"/>
    </style:style>
    <style:style style:name="P179" style:family="paragraph" style:parent-style-name="Text_20_body">
      <style:text-properties officeooo:rsid="08cc068a" officeooo:paragraph-rsid="08cc068a"/>
    </style:style>
    <style:style style:name="P180" style:family="paragraph" style:parent-style-name="Text_20_body">
      <style:text-properties officeooo:rsid="08dd6f33" officeooo:paragraph-rsid="08e0c2c6"/>
    </style:style>
    <style:style style:name="P181" style:family="paragraph" style:parent-style-name="Text_20_body">
      <style:text-properties officeooo:rsid="08dd6f33" officeooo:paragraph-rsid="0e32b270"/>
    </style:style>
    <style:style style:name="P182" style:family="paragraph" style:parent-style-name="Text_20_body">
      <style:text-properties officeooo:rsid="08e2abe8" officeooo:paragraph-rsid="08e2abe8"/>
    </style:style>
    <style:style style:name="P183" style:family="paragraph" style:parent-style-name="Text_20_body">
      <style:text-properties officeooo:rsid="08e2abe8" officeooo:paragraph-rsid="0e32b270"/>
    </style:style>
    <style:style style:name="P184" style:family="paragraph" style:parent-style-name="Text_20_body">
      <style:text-properties officeooo:rsid="08e6782a" officeooo:paragraph-rsid="08e6782a"/>
    </style:style>
    <style:style style:name="P185" style:family="paragraph" style:parent-style-name="Text_20_body">
      <style:text-properties officeooo:rsid="08eb5494" officeooo:paragraph-rsid="08eb5494"/>
    </style:style>
    <style:style style:name="P186" style:family="paragraph" style:parent-style-name="Text_20_body">
      <style:text-properties officeooo:rsid="08eb5494" officeooo:paragraph-rsid="08ec3318"/>
    </style:style>
    <style:style style:name="P187" style:family="paragraph" style:parent-style-name="Text_20_body">
      <style:text-properties officeooo:rsid="08eb5494" officeooo:paragraph-rsid="0e32b270"/>
    </style:style>
    <style:style style:name="P188" style:family="paragraph" style:parent-style-name="Text_20_body">
      <style:text-properties officeooo:rsid="08ec3318" officeooo:paragraph-rsid="08ec3318"/>
    </style:style>
    <style:style style:name="P189" style:family="paragraph" style:parent-style-name="Text_20_body">
      <style:text-properties officeooo:rsid="08ed02d0" officeooo:paragraph-rsid="0b5effeb"/>
    </style:style>
    <style:style style:name="P190" style:family="paragraph" style:parent-style-name="Text_20_body">
      <style:text-properties officeooo:rsid="08f82d67" officeooo:paragraph-rsid="08f9df60"/>
    </style:style>
    <style:style style:name="P191" style:family="paragraph" style:parent-style-name="Text_20_body">
      <style:text-properties officeooo:rsid="0915578e" officeooo:paragraph-rsid="0e32b270"/>
    </style:style>
    <style:style style:name="P192" style:family="paragraph" style:parent-style-name="Text_20_body">
      <style:text-properties officeooo:rsid="09157763" officeooo:paragraph-rsid="09199e6b"/>
    </style:style>
    <style:style style:name="P193" style:family="paragraph" style:parent-style-name="Text_20_body">
      <style:text-properties officeooo:rsid="09157763" officeooo:paragraph-rsid="0e32b270"/>
    </style:style>
    <style:style style:name="P194" style:family="paragraph" style:parent-style-name="Text_20_body">
      <style:text-properties officeooo:rsid="09185a5c" officeooo:paragraph-rsid="0e32b270"/>
    </style:style>
    <style:style style:name="P195" style:family="paragraph" style:parent-style-name="Text_20_body">
      <style:text-properties officeooo:rsid="09381cde" officeooo:paragraph-rsid="09381cde"/>
    </style:style>
    <style:style style:name="P196" style:family="paragraph" style:parent-style-name="Text_20_body">
      <style:text-properties officeooo:rsid="09381cde" officeooo:paragraph-rsid="093d5d6f"/>
    </style:style>
    <style:style style:name="P197" style:family="paragraph" style:parent-style-name="Text_20_body">
      <style:text-properties officeooo:rsid="093980dd" officeooo:paragraph-rsid="0e32b270"/>
    </style:style>
    <style:style style:name="P198" style:family="paragraph" style:parent-style-name="Text_20_body">
      <style:text-properties officeooo:rsid="093d5d6f" officeooo:paragraph-rsid="0e23ade2"/>
    </style:style>
    <style:style style:name="P199" style:family="paragraph" style:parent-style-name="Text_20_body">
      <style:paragraph-properties fo:break-before="page"/>
      <style:text-properties officeooo:rsid="093d5d6f" officeooo:paragraph-rsid="0e23ade2"/>
    </style:style>
    <style:style style:name="P200" style:family="paragraph" style:parent-style-name="Text_20_body">
      <style:text-properties officeooo:rsid="09442d3a" officeooo:paragraph-rsid="09442d3a"/>
    </style:style>
    <style:style style:name="P201" style:family="paragraph" style:parent-style-name="Text_20_body">
      <style:text-properties fo:font-style="italic" officeooo:rsid="0830048f" officeooo:paragraph-rsid="08351b75" style:font-style-asian="italic" style:font-style-complex="italic"/>
    </style:style>
    <style:style style:name="P202" style:family="paragraph" style:parent-style-name="Text_20_body">
      <style:text-properties fo:font-style="italic" officeooo:rsid="0cf25a68" officeooo:paragraph-rsid="0cf20c6f" style:font-style-asian="italic" style:font-style-complex="italic"/>
    </style:style>
    <style:style style:name="P203" style:family="paragraph" style:parent-style-name="Endnote">
      <style:text-properties fo:font-style="italic" officeooo:rsid="0e736010" officeooo:paragraph-rsid="0e736010" style:font-style-asian="italic" style:font-style-complex="italic"/>
    </style:style>
    <style:style style:name="P204" style:family="paragraph" style:parent-style-name="Endnote">
      <style:text-properties fo:font-style="italic" officeooo:rsid="0e74c633" officeooo:paragraph-rsid="0e74c633" style:font-style-asian="italic" style:font-style-complex="italic"/>
    </style:style>
    <style:style style:name="P205" style:family="paragraph" style:parent-style-name="Endnote">
      <style:text-properties fo:font-style="italic" officeooo:rsid="0e756941" officeooo:paragraph-rsid="0e756941" style:font-style-asian="italic" style:font-style-complex="italic"/>
    </style:style>
    <style:style style:name="P206" style:family="paragraph" style:parent-style-name="Endnote">
      <style:text-properties fo:font-style="italic" officeooo:rsid="0e1c2c0f" officeooo:paragraph-rsid="0ec8b249" style:font-style-asian="italic" style:font-style-complex="italic"/>
    </style:style>
    <style:style style:name="P207" style:family="paragraph" style:parent-style-name="Endnote">
      <style:text-properties fo:font-style="italic" officeooo:rsid="0e18e64c" officeooo:paragraph-rsid="0ec8b249" style:font-style-asian="italic" style:font-style-complex="italic"/>
    </style:style>
    <style:style style:name="P208" style:family="paragraph" style:parent-style-name="Endnote">
      <style:text-properties fo:font-style="italic" officeooo:rsid="0e362f43" officeooo:paragraph-rsid="0e362f43" style:font-style-asian="italic" style:font-style-complex="italic"/>
    </style:style>
    <style:style style:name="P209" style:family="paragraph" style:parent-style-name="Endnote">
      <style:text-properties fo:font-style="italic" officeooo:rsid="0e362f43" officeooo:paragraph-rsid="0e37bc99" style:font-style-asian="italic" style:font-style-complex="italic"/>
    </style:style>
    <style:style style:name="P210" style:family="paragraph" style:parent-style-name="Endnote">
      <style:text-properties fo:font-style="italic" officeooo:rsid="0e37bc99" officeooo:paragraph-rsid="0e37bc99" style:font-style-asian="italic" style:font-style-complex="italic"/>
    </style:style>
    <style:style style:name="P211" style:family="paragraph" style:parent-style-name="Endnote">
      <style:text-properties fo:font-style="italic" officeooo:rsid="0ec8b249" officeooo:paragraph-rsid="0ec8b249" style:font-style-asian="italic" style:font-style-complex="italic"/>
    </style:style>
    <style:style style:name="P212" style:family="paragraph" style:parent-style-name="Endnote">
      <style:text-properties fo:font-style="italic" officeooo:rsid="0ec9a412" officeooo:paragraph-rsid="0ec9a412" style:font-style-asian="italic" style:font-style-complex="italic"/>
    </style:style>
    <style:style style:name="P213" style:family="paragraph" style:parent-style-name="Endnote">
      <style:text-properties fo:font-style="italic" officeooo:rsid="0eca755a" officeooo:paragraph-rsid="0eca755a" style:font-style-asian="italic" style:font-style-complex="italic"/>
    </style:style>
    <style:style style:name="P214" style:family="paragraph" style:parent-style-name="Text_20_body">
      <style:text-properties fo:font-style="italic" fo:font-weight="bold" officeooo:rsid="0eefff21" officeooo:paragraph-rsid="0ef4dd3b" style:font-style-asian="italic" style:font-weight-asian="bold" style:font-style-complex="italic" style:font-weight-complex="bold"/>
    </style:style>
    <style:style style:name="P215" style:family="paragraph" style:parent-style-name="Text_20_body">
      <style:text-properties officeooo:rsid="09735ce7" officeooo:paragraph-rsid="0e32b270"/>
    </style:style>
    <style:style style:name="P216" style:family="paragraph" style:parent-style-name="Text_20_body">
      <style:text-properties officeooo:rsid="0978b421" officeooo:paragraph-rsid="0e32b270"/>
    </style:style>
    <style:style style:name="P217" style:family="paragraph" style:parent-style-name="Text_20_body">
      <style:text-properties officeooo:rsid="097d24c6" officeooo:paragraph-rsid="0e32b270"/>
    </style:style>
    <style:style style:name="P218" style:family="paragraph" style:parent-style-name="Text_20_body">
      <style:text-properties officeooo:rsid="0980c866" officeooo:paragraph-rsid="0e32b270"/>
    </style:style>
    <style:style style:name="P219" style:family="paragraph" style:parent-style-name="Text_20_body">
      <style:text-properties officeooo:rsid="09908f15" officeooo:paragraph-rsid="0e32b270"/>
    </style:style>
    <style:style style:name="P220" style:family="paragraph" style:parent-style-name="Text_20_body">
      <style:text-properties officeooo:rsid="09a1bdaa" officeooo:paragraph-rsid="0e32b270"/>
    </style:style>
    <style:style style:name="P221" style:family="paragraph" style:parent-style-name="Text_20_body">
      <style:text-properties officeooo:rsid="09b05dea" officeooo:paragraph-rsid="0e32b270"/>
    </style:style>
    <style:style style:name="P222" style:family="paragraph" style:parent-style-name="Text_20_body">
      <style:text-properties officeooo:rsid="09c13916" officeooo:paragraph-rsid="09c13916"/>
    </style:style>
    <style:style style:name="P223" style:family="paragraph" style:parent-style-name="Text_20_body">
      <style:text-properties officeooo:rsid="09c13916" officeooo:paragraph-rsid="0e32b270"/>
    </style:style>
    <style:style style:name="P224" style:family="paragraph" style:parent-style-name="Text_20_body">
      <style:text-properties officeooo:rsid="09e0ccee" officeooo:paragraph-rsid="09e0ccee"/>
    </style:style>
    <style:style style:name="P225" style:family="paragraph" style:parent-style-name="Text_20_body">
      <style:text-properties officeooo:rsid="09f851c6" officeooo:paragraph-rsid="0e32b270"/>
    </style:style>
    <style:style style:name="P226" style:family="paragraph" style:parent-style-name="Text_20_body">
      <style:text-properties officeooo:rsid="09b3d034" officeooo:paragraph-rsid="09b3d034"/>
    </style:style>
    <style:style style:name="P227" style:family="paragraph" style:parent-style-name="Text_20_body">
      <style:text-properties officeooo:rsid="09b3d034" officeooo:paragraph-rsid="0e32b270"/>
    </style:style>
    <style:style style:name="P228" style:family="paragraph" style:parent-style-name="Text_20_body">
      <style:text-properties officeooo:rsid="09b82c30" officeooo:paragraph-rsid="09b9118c"/>
    </style:style>
    <style:style style:name="P229" style:family="paragraph" style:parent-style-name="Text_20_body">
      <style:text-properties officeooo:rsid="09c3758f" officeooo:paragraph-rsid="09c3758f"/>
    </style:style>
    <style:style style:name="P230" style:family="paragraph" style:parent-style-name="Text_20_body">
      <style:text-properties officeooo:rsid="09cf7313" officeooo:paragraph-rsid="09cf7313"/>
    </style:style>
    <style:style style:name="P231" style:family="paragraph" style:parent-style-name="Text_20_body">
      <style:text-properties officeooo:rsid="09ed5fcf" officeooo:paragraph-rsid="0e32b270"/>
    </style:style>
    <style:style style:name="P232" style:family="paragraph" style:parent-style-name="Text_20_body">
      <style:text-properties officeooo:rsid="0a09a833" officeooo:paragraph-rsid="0a09a833"/>
    </style:style>
    <style:style style:name="P233" style:family="paragraph" style:parent-style-name="Text_20_body">
      <style:text-properties officeooo:rsid="0a0e9104" officeooo:paragraph-rsid="0a0e9104"/>
    </style:style>
    <style:style style:name="P234" style:family="paragraph" style:parent-style-name="Text_20_body">
      <style:text-properties officeooo:rsid="0a1dbfe1" officeooo:paragraph-rsid="0a1dbfe1"/>
    </style:style>
    <style:style style:name="P235" style:family="paragraph" style:parent-style-name="Text_20_body">
      <style:text-properties officeooo:rsid="0a2ba94e" officeooo:paragraph-rsid="0a2ba94e"/>
    </style:style>
    <style:style style:name="P236" style:family="paragraph" style:parent-style-name="Text_20_body">
      <style:text-properties officeooo:rsid="0a2ba94e" officeooo:paragraph-rsid="0a2e2a85"/>
    </style:style>
    <style:style style:name="P237" style:family="paragraph" style:parent-style-name="Text_20_body">
      <style:text-properties officeooo:rsid="0a2ba94e" officeooo:paragraph-rsid="0e32b270"/>
    </style:style>
    <style:style style:name="P238" style:family="paragraph" style:parent-style-name="Text_20_body">
      <style:text-properties officeooo:rsid="0a621731" officeooo:paragraph-rsid="0a621731"/>
    </style:style>
    <style:style style:name="P239" style:family="paragraph" style:parent-style-name="Text_20_body">
      <style:text-properties officeooo:rsid="0a751cdc" officeooo:paragraph-rsid="0a751cdc"/>
    </style:style>
    <style:style style:name="P240" style:family="paragraph" style:parent-style-name="Text_20_body">
      <style:text-properties officeooo:rsid="0a751cdc" officeooo:paragraph-rsid="0e32b270"/>
    </style:style>
    <style:style style:name="P241" style:family="paragraph" style:parent-style-name="Text_20_body">
      <style:text-properties officeooo:rsid="0a7b976d" officeooo:paragraph-rsid="0a7b976d"/>
    </style:style>
    <style:style style:name="P242" style:family="paragraph" style:parent-style-name="Text_20_body">
      <style:text-properties officeooo:rsid="0a8db83b" officeooo:paragraph-rsid="0a8ddfa7"/>
    </style:style>
    <style:style style:name="P243" style:family="paragraph" style:parent-style-name="Text_20_body">
      <style:text-properties officeooo:rsid="0a8ddfa7" officeooo:paragraph-rsid="0e32b270"/>
    </style:style>
    <style:style style:name="P244" style:family="paragraph" style:parent-style-name="Text_20_body">
      <style:text-properties officeooo:rsid="0aa05a9f" officeooo:paragraph-rsid="0aa05a9f"/>
    </style:style>
    <style:style style:name="P245" style:family="paragraph" style:parent-style-name="Text_20_body">
      <style:text-properties officeooo:rsid="0a137fd3" officeooo:paragraph-rsid="0a137fd3"/>
    </style:style>
    <style:style style:name="P246" style:family="paragraph" style:parent-style-name="Text_20_body">
      <style:text-properties officeooo:rsid="0a67aa9e" officeooo:paragraph-rsid="0a67aa9e"/>
    </style:style>
    <style:style style:name="P247" style:family="paragraph" style:parent-style-name="Text_20_body">
      <style:text-properties officeooo:rsid="0abfaa28" officeooo:paragraph-rsid="0abfaa28"/>
    </style:style>
    <style:style style:name="P248" style:family="paragraph" style:parent-style-name="Text_20_body">
      <style:text-properties officeooo:rsid="0abfaa28" officeooo:paragraph-rsid="0e32b270"/>
    </style:style>
    <style:style style:name="P249" style:family="paragraph" style:parent-style-name="Text_20_body">
      <style:text-properties officeooo:rsid="0ab8dddb" officeooo:paragraph-rsid="0ab8dddb"/>
    </style:style>
    <style:style style:name="P250" style:family="paragraph" style:parent-style-name="Text_20_body">
      <style:paragraph-properties fo:text-indent="0cm" style:auto-text-indent="false"/>
      <style:text-properties officeooo:rsid="0ac25325" officeooo:paragraph-rsid="0ac65b68"/>
    </style:style>
    <style:style style:name="P251" style:family="paragraph" style:parent-style-name="Text_20_body">
      <style:text-properties officeooo:rsid="0acec3fe" officeooo:paragraph-rsid="0acf9f5f"/>
    </style:style>
    <style:style style:name="P252" style:family="paragraph" style:parent-style-name="Text_20_body">
      <style:text-properties officeooo:rsid="0ac39012" officeooo:paragraph-rsid="0ac65b68"/>
    </style:style>
    <style:style style:name="P253" style:family="paragraph" style:parent-style-name="Text_20_body">
      <style:text-properties officeooo:rsid="0ac98224" officeooo:paragraph-rsid="0ac98224"/>
    </style:style>
    <style:style style:name="P254" style:family="paragraph" style:parent-style-name="Text_20_body">
      <style:text-properties officeooo:rsid="0acf9f5f" officeooo:paragraph-rsid="0e32b270"/>
    </style:style>
    <style:style style:name="P255" style:family="paragraph" style:parent-style-name="Text_20_body">
      <style:text-properties officeooo:rsid="0ad56563" officeooo:paragraph-rsid="0ad56563"/>
    </style:style>
    <style:style style:name="P256" style:family="paragraph" style:parent-style-name="Text_20_body">
      <style:text-properties officeooo:rsid="0ad56563" officeooo:paragraph-rsid="0e23ade2"/>
    </style:style>
    <style:style style:name="P257" style:family="paragraph" style:parent-style-name="Text_20_body">
      <style:paragraph-properties fo:break-before="page"/>
      <style:text-properties officeooo:rsid="0ad56563" officeooo:paragraph-rsid="0e23ade2"/>
    </style:style>
    <style:style style:name="P258" style:family="paragraph" style:parent-style-name="Text_20_body">
      <style:text-properties officeooo:rsid="0ad8e80d" officeooo:paragraph-rsid="0ad8e80d"/>
    </style:style>
    <style:style style:name="P259" style:family="paragraph" style:parent-style-name="Text_20_body">
      <style:text-properties officeooo:rsid="0adc31da" officeooo:paragraph-rsid="0adc31da"/>
    </style:style>
    <style:style style:name="P260" style:family="paragraph" style:parent-style-name="Text_20_body">
      <style:text-properties officeooo:rsid="0adc31da" officeooo:paragraph-rsid="0e32b270"/>
    </style:style>
    <style:style style:name="P261" style:family="paragraph" style:parent-style-name="Text_20_body">
      <style:text-properties officeooo:rsid="0ae0cdca" officeooo:paragraph-rsid="0ae0cdca"/>
    </style:style>
    <style:style style:name="P262" style:family="paragraph" style:parent-style-name="Text_20_body">
      <style:text-properties officeooo:rsid="0ae2660f" officeooo:paragraph-rsid="0ae2660f"/>
    </style:style>
    <style:style style:name="P263" style:family="paragraph" style:parent-style-name="Text_20_body">
      <style:text-properties officeooo:rsid="0aeafe28" officeooo:paragraph-rsid="0aeafe28"/>
    </style:style>
    <style:style style:name="P264" style:family="paragraph" style:parent-style-name="Text_20_body">
      <style:text-properties officeooo:rsid="0ae71dad" officeooo:paragraph-rsid="0ae71dad"/>
    </style:style>
    <style:style style:name="P265" style:family="paragraph" style:parent-style-name="Text_20_body">
      <style:text-properties officeooo:rsid="0aee0d37" officeooo:paragraph-rsid="0aee0d37"/>
    </style:style>
    <style:style style:name="P266" style:family="paragraph" style:parent-style-name="Text_20_body">
      <style:text-properties officeooo:rsid="0aee0d37" officeooo:paragraph-rsid="0b5effeb"/>
    </style:style>
    <style:style style:name="P267" style:family="paragraph" style:parent-style-name="Text_20_body">
      <style:text-properties officeooo:rsid="0af0d1eb" officeooo:paragraph-rsid="0af1f5d7"/>
    </style:style>
    <style:style style:name="P268" style:family="paragraph" style:parent-style-name="Text_20_body">
      <style:paragraph-properties fo:break-before="page"/>
      <style:text-properties officeooo:rsid="0af0d1eb" officeooo:paragraph-rsid="0af1f5d7"/>
    </style:style>
    <style:style style:name="P269" style:family="paragraph" style:parent-style-name="Text_20_body">
      <style:text-properties officeooo:rsid="0b0ac08e" officeooo:paragraph-rsid="0b0ac08e"/>
    </style:style>
    <style:style style:name="P270" style:family="paragraph" style:parent-style-name="Text_20_body">
      <style:text-properties officeooo:rsid="0af61db4" officeooo:paragraph-rsid="0af61db4"/>
    </style:style>
    <style:style style:name="P271" style:family="paragraph" style:parent-style-name="Text_20_body">
      <style:paragraph-properties fo:break-before="page"/>
      <style:text-properties officeooo:rsid="0af61db4" officeooo:paragraph-rsid="0e076aff"/>
    </style:style>
    <style:style style:name="P272" style:family="paragraph" style:parent-style-name="Text_20_body">
      <style:text-properties officeooo:rsid="0af61db4" officeooo:paragraph-rsid="0e32b270"/>
    </style:style>
    <style:style style:name="P273" style:family="paragraph" style:parent-style-name="Text_20_body">
      <style:text-properties officeooo:rsid="0b005a6c" officeooo:paragraph-rsid="0b005a6c"/>
    </style:style>
    <style:style style:name="P274" style:family="paragraph" style:parent-style-name="Text_20_body">
      <style:text-properties officeooo:rsid="0b0beb67" officeooo:paragraph-rsid="0b0beb67"/>
    </style:style>
    <style:style style:name="P275" style:family="paragraph" style:parent-style-name="Text_20_body">
      <style:text-properties officeooo:rsid="0af70bda" officeooo:paragraph-rsid="0af70bda"/>
    </style:style>
    <style:style style:name="P276" style:family="paragraph" style:parent-style-name="Text_20_body">
      <style:text-properties officeooo:rsid="0b029e37" officeooo:paragraph-rsid="0b029e37"/>
    </style:style>
    <style:style style:name="P277" style:family="paragraph" style:parent-style-name="Text_20_body">
      <style:text-properties officeooo:rsid="0b052175" officeooo:paragraph-rsid="0b052175"/>
    </style:style>
    <style:style style:name="P278" style:family="paragraph" style:parent-style-name="Text_20_body">
      <style:text-properties officeooo:rsid="0b08d193" officeooo:paragraph-rsid="0b08d193"/>
    </style:style>
    <style:style style:name="P279" style:family="paragraph" style:parent-style-name="Text_20_body">
      <style:text-properties officeooo:rsid="0b15bc56" officeooo:paragraph-rsid="0b1a06a8"/>
    </style:style>
    <style:style style:name="P280" style:family="paragraph" style:parent-style-name="Text_20_body">
      <style:text-properties officeooo:rsid="0b1c1a80" officeooo:paragraph-rsid="0b1c1a80"/>
    </style:style>
    <style:style style:name="P281" style:family="paragraph" style:parent-style-name="Text_20_body">
      <style:text-properties officeooo:rsid="0b1f8d0e" officeooo:paragraph-rsid="0b1f8d0e"/>
    </style:style>
    <style:style style:name="P282" style:family="paragraph" style:parent-style-name="Text_20_body">
      <style:text-properties officeooo:rsid="0b1f8d0e" officeooo:paragraph-rsid="0b1f8d71"/>
    </style:style>
    <style:style style:name="P283" style:family="paragraph" style:parent-style-name="Text_20_body">
      <style:text-properties officeooo:rsid="0b1f8d0e" officeooo:paragraph-rsid="0b5effeb"/>
    </style:style>
    <style:style style:name="P284" style:family="paragraph" style:parent-style-name="Text_20_body">
      <style:text-properties officeooo:rsid="0b21fca8" officeooo:paragraph-rsid="0b22bdd4"/>
    </style:style>
    <style:style style:name="P285" style:family="paragraph" style:parent-style-name="Text_20_body">
      <style:text-properties officeooo:rsid="0b2d21f9" officeooo:paragraph-rsid="0b2d21f9"/>
    </style:style>
    <style:style style:name="P286" style:family="paragraph" style:parent-style-name="Text_20_body">
      <style:text-properties officeooo:rsid="0b2d21f9" officeooo:paragraph-rsid="0b2f054f"/>
    </style:style>
    <style:style style:name="P287" style:family="paragraph" style:parent-style-name="Text_20_body">
      <style:text-properties officeooo:rsid="0b22bdd4" officeooo:paragraph-rsid="0b22bdd4"/>
    </style:style>
    <style:style style:name="P288" style:family="paragraph" style:parent-style-name="Text_20_body">
      <style:text-properties officeooo:rsid="0b32b4fc" officeooo:paragraph-rsid="0b32b4fc"/>
    </style:style>
    <style:style style:name="P289" style:family="paragraph" style:parent-style-name="Text_20_body">
      <style:paragraph-properties fo:break-before="page"/>
      <style:text-properties officeooo:rsid="0b32b4fc" officeooo:paragraph-rsid="0b32b4fc"/>
    </style:style>
    <style:style style:name="P290" style:family="paragraph" style:parent-style-name="Text_20_body">
      <style:text-properties officeooo:rsid="0b32b4fc" officeooo:paragraph-rsid="0e32b270"/>
    </style:style>
    <style:style style:name="P291" style:family="paragraph" style:parent-style-name="Text_20_body">
      <style:text-properties officeooo:rsid="0b34d37e" officeooo:paragraph-rsid="0b34d37e"/>
    </style:style>
    <style:style style:name="P292" style:family="paragraph" style:parent-style-name="Text_20_body">
      <style:text-properties officeooo:rsid="0b34d37e" officeooo:paragraph-rsid="0b5effeb"/>
    </style:style>
    <style:style style:name="P293" style:family="paragraph" style:parent-style-name="Text_20_body">
      <style:text-properties officeooo:rsid="0b362719" officeooo:paragraph-rsid="0b362719"/>
    </style:style>
    <style:style style:name="P294" style:family="paragraph" style:parent-style-name="Text_20_body">
      <style:paragraph-properties fo:break-before="page"/>
      <style:text-properties officeooo:rsid="0b362719" officeooo:paragraph-rsid="0e076aff"/>
    </style:style>
    <style:style style:name="P295" style:family="paragraph" style:parent-style-name="Text_20_body">
      <style:text-properties officeooo:rsid="0b362719" officeooo:paragraph-rsid="0e32b270"/>
    </style:style>
    <style:style style:name="P296" style:family="paragraph" style:parent-style-name="Text_20_body">
      <style:text-properties officeooo:rsid="0b366b18" officeooo:paragraph-rsid="0b366b18"/>
    </style:style>
    <style:style style:name="P297" style:family="paragraph" style:parent-style-name="Text_20_body">
      <style:text-properties officeooo:rsid="0b37b2e7" officeooo:paragraph-rsid="0b3a1681"/>
    </style:style>
    <style:style style:name="P298" style:family="paragraph" style:parent-style-name="Text_20_body">
      <style:text-properties officeooo:rsid="0b6ce1dc" officeooo:paragraph-rsid="0b6ce1dc"/>
    </style:style>
    <style:style style:name="P299" style:family="paragraph" style:parent-style-name="Text_20_body">
      <style:text-properties officeooo:rsid="0b6ce1dc" officeooo:paragraph-rsid="0e32b270"/>
    </style:style>
    <style:style style:name="P300" style:family="paragraph" style:parent-style-name="Text_20_body">
      <style:text-properties officeooo:rsid="0b476329" officeooo:paragraph-rsid="0b476329"/>
    </style:style>
    <style:style style:name="P301" style:family="paragraph" style:parent-style-name="Text_20_body">
      <style:text-properties officeooo:rsid="0b587d1f" officeooo:paragraph-rsid="0b587d1f"/>
    </style:style>
    <style:style style:name="P302" style:family="paragraph" style:parent-style-name="Text_20_body">
      <style:text-properties officeooo:rsid="0b587d1f" officeooo:paragraph-rsid="0b5a9f37"/>
    </style:style>
    <style:style style:name="P303" style:family="paragraph" style:parent-style-name="Text_20_body">
      <style:text-properties officeooo:rsid="0b68274f" officeooo:paragraph-rsid="0b68274f"/>
    </style:style>
    <style:style style:name="P304" style:family="paragraph" style:parent-style-name="Text_20_body">
      <style:text-properties officeooo:rsid="0b68274f" officeooo:paragraph-rsid="0e32b270"/>
    </style:style>
    <style:style style:name="P305" style:family="paragraph" style:parent-style-name="Text_20_body">
      <style:text-properties officeooo:rsid="0b4777cf" officeooo:paragraph-rsid="0b4777cf"/>
    </style:style>
    <style:style style:name="P306" style:family="paragraph" style:parent-style-name="Text_20_body">
      <style:text-properties officeooo:rsid="0b4881b9" officeooo:paragraph-rsid="0b4881b9"/>
    </style:style>
    <style:style style:name="P307" style:family="paragraph" style:parent-style-name="Text_20_body">
      <style:text-properties officeooo:rsid="0b49f51d" officeooo:paragraph-rsid="0b49f51d"/>
    </style:style>
    <style:style style:name="P308" style:family="paragraph" style:parent-style-name="Text_20_body">
      <style:paragraph-properties fo:break-before="page"/>
      <style:text-properties officeooo:rsid="0b49f51d" officeooo:paragraph-rsid="0e076aff"/>
    </style:style>
    <style:style style:name="P309" style:family="paragraph" style:parent-style-name="Text_20_body">
      <style:text-properties officeooo:rsid="0b49f51d" officeooo:paragraph-rsid="0e32b270"/>
    </style:style>
    <style:style style:name="P310" style:family="paragraph" style:parent-style-name="Text_20_body">
      <style:text-properties officeooo:rsid="0b4bb910" officeooo:paragraph-rsid="0b4f0aa7"/>
    </style:style>
    <style:style style:name="P311" style:family="paragraph" style:parent-style-name="Text_20_body">
      <style:text-properties officeooo:rsid="0b4bb910" officeooo:paragraph-rsid="0e32b270"/>
    </style:style>
    <style:style style:name="P312" style:family="paragraph" style:parent-style-name="Text_20_body">
      <style:text-properties officeooo:rsid="0b52fd2b" officeooo:paragraph-rsid="0b52fd2b"/>
    </style:style>
    <style:style style:name="P313" style:family="paragraph" style:parent-style-name="Text_20_body">
      <style:text-properties officeooo:rsid="0b5302cc" officeooo:paragraph-rsid="0b5302cc"/>
    </style:style>
    <style:style style:name="P314" style:family="paragraph" style:parent-style-name="Text_20_body">
      <style:text-properties officeooo:rsid="0b561e57" officeooo:paragraph-rsid="0b561e57"/>
    </style:style>
    <style:style style:name="P315" style:family="paragraph" style:parent-style-name="Text_20_body">
      <style:paragraph-properties fo:break-before="page"/>
      <style:text-properties officeooo:rsid="0b561e57" officeooo:paragraph-rsid="0b561e57"/>
    </style:style>
    <style:style style:name="P316" style:family="paragraph" style:parent-style-name="Text_20_body">
      <style:text-properties officeooo:rsid="08a5dee2" officeooo:paragraph-rsid="0b5effeb"/>
    </style:style>
    <style:style style:name="P317" style:family="paragraph" style:parent-style-name="Text_20_body">
      <style:text-properties officeooo:rsid="0b615956" officeooo:paragraph-rsid="0b615956"/>
    </style:style>
    <style:style style:name="P318" style:family="paragraph" style:parent-style-name="Text_20_body">
      <style:paragraph-properties fo:break-before="page"/>
      <style:text-properties officeooo:rsid="0b615956" officeooo:paragraph-rsid="0b615956"/>
    </style:style>
    <style:style style:name="P319" style:family="paragraph" style:parent-style-name="Text_20_body">
      <style:text-properties officeooo:rsid="0b615956" officeooo:paragraph-rsid="0e32b270"/>
    </style:style>
    <style:style style:name="P320" style:family="paragraph" style:parent-style-name="Text_20_body">
      <style:text-properties officeooo:rsid="0b62713c" officeooo:paragraph-rsid="0b62713c"/>
    </style:style>
    <style:style style:name="P321" style:family="paragraph" style:parent-style-name="Text_20_body">
      <style:text-properties officeooo:rsid="0b62713c" officeooo:paragraph-rsid="0b639f91"/>
    </style:style>
    <style:style style:name="P322" style:family="paragraph" style:parent-style-name="Text_20_body">
      <style:paragraph-properties fo:break-before="page"/>
      <style:text-properties officeooo:rsid="0b62713c" officeooo:paragraph-rsid="0e076aff"/>
    </style:style>
    <style:style style:name="P323" style:family="paragraph" style:parent-style-name="Text_20_body">
      <style:text-properties officeooo:rsid="0b62713c" officeooo:paragraph-rsid="0e32b270"/>
    </style:style>
    <style:style style:name="P324" style:family="paragraph" style:parent-style-name="Text_20_body">
      <style:text-properties officeooo:rsid="0b683db8" officeooo:paragraph-rsid="0b683db8"/>
    </style:style>
    <style:style style:name="P325" style:family="paragraph" style:parent-style-name="Text_20_body">
      <style:paragraph-properties fo:break-before="page"/>
      <style:text-properties officeooo:rsid="0b683db8" officeooo:paragraph-rsid="0b683db8"/>
    </style:style>
    <style:style style:name="P326" style:family="paragraph" style:parent-style-name="Text_20_body">
      <style:text-properties officeooo:rsid="0b683db8" officeooo:paragraph-rsid="0b68b0d2"/>
    </style:style>
    <style:style style:name="P327" style:family="paragraph" style:parent-style-name="Text_20_body">
      <style:text-properties officeooo:rsid="0b683db8" officeooo:paragraph-rsid="0e32b270"/>
    </style:style>
    <style:style style:name="P328" style:family="paragraph" style:parent-style-name="Text_20_body">
      <style:text-properties officeooo:rsid="0b68b0d2" officeooo:paragraph-rsid="0b68b0d2"/>
    </style:style>
    <style:style style:name="P329" style:family="paragraph" style:parent-style-name="Text_20_body">
      <style:text-properties officeooo:rsid="0b6ae687" officeooo:paragraph-rsid="0b6ae687"/>
    </style:style>
    <style:style style:name="P330" style:family="paragraph" style:parent-style-name="Text_20_body">
      <style:text-properties officeooo:rsid="0b6fc1c8" officeooo:paragraph-rsid="0b6fc1c8"/>
    </style:style>
    <style:style style:name="P331" style:family="paragraph" style:parent-style-name="Text_20_body">
      <style:paragraph-properties fo:break-before="page"/>
      <style:text-properties officeooo:rsid="0b6fc1c8" officeooo:paragraph-rsid="0b6fc1c8"/>
    </style:style>
    <style:style style:name="P332" style:family="paragraph" style:parent-style-name="Text_20_body">
      <style:text-properties officeooo:rsid="0b8230ad" officeooo:paragraph-rsid="0b826108"/>
    </style:style>
    <style:style style:name="P333" style:family="paragraph" style:parent-style-name="Text_20_body">
      <style:text-properties officeooo:rsid="0b741a06" officeooo:paragraph-rsid="0b741a06"/>
    </style:style>
    <style:style style:name="P334" style:family="paragraph" style:parent-style-name="Text_20_body">
      <style:paragraph-properties fo:break-before="page"/>
      <style:text-properties officeooo:rsid="0b741a06" officeooo:paragraph-rsid="0b741a06"/>
    </style:style>
    <style:style style:name="P335" style:family="paragraph" style:parent-style-name="Text_20_body">
      <style:text-properties officeooo:rsid="0b741a06" officeooo:paragraph-rsid="0e32b270"/>
    </style:style>
    <style:style style:name="P336" style:family="paragraph" style:parent-style-name="Text_20_body">
      <style:text-properties officeooo:rsid="0b7aa216" officeooo:paragraph-rsid="0b7aa216"/>
    </style:style>
    <style:style style:name="P337" style:family="paragraph" style:parent-style-name="Text_20_body">
      <style:text-properties officeooo:rsid="0b88bfab" officeooo:paragraph-rsid="0b88bfab"/>
    </style:style>
    <style:style style:name="P338" style:family="paragraph" style:parent-style-name="Text_20_body">
      <style:text-properties officeooo:rsid="0b8d1a1b" officeooo:paragraph-rsid="0b8d1a1b"/>
    </style:style>
    <style:style style:name="P339" style:family="paragraph" style:parent-style-name="Text_20_body">
      <style:text-properties officeooo:rsid="0b912934" officeooo:paragraph-rsid="0b912934"/>
    </style:style>
    <style:style style:name="P340" style:family="paragraph" style:parent-style-name="Text_20_body">
      <style:text-properties officeooo:rsid="0b912934" officeooo:paragraph-rsid="0b91f185"/>
    </style:style>
    <style:style style:name="P341" style:family="paragraph" style:parent-style-name="Text_20_body">
      <style:text-properties officeooo:rsid="0b325bb1" officeooo:paragraph-rsid="0b5effeb"/>
    </style:style>
    <style:style style:name="P342" style:family="paragraph" style:parent-style-name="Text_20_body">
      <style:text-properties officeooo:rsid="0b75ec66" officeooo:paragraph-rsid="0b75ec66"/>
    </style:style>
    <style:style style:name="P343" style:family="paragraph" style:parent-style-name="Text_20_body">
      <style:text-properties officeooo:rsid="0b75ec66" officeooo:paragraph-rsid="0e32b270"/>
    </style:style>
    <style:style style:name="P344" style:family="paragraph" style:parent-style-name="Text_20_body">
      <style:text-properties officeooo:rsid="0b7effb0" officeooo:paragraph-rsid="0e32b270"/>
    </style:style>
    <style:style style:name="P345" style:family="paragraph" style:parent-style-name="Text_20_body">
      <style:text-properties officeooo:rsid="0b7f6db3" officeooo:paragraph-rsid="0b7f6db3"/>
    </style:style>
    <style:style style:name="P346" style:family="paragraph" style:parent-style-name="Text_20_body">
      <style:text-properties officeooo:paragraph-rsid="0b83e29e"/>
    </style:style>
    <style:style style:name="P347" style:family="paragraph" style:parent-style-name="Text_20_body">
      <style:text-properties officeooo:rsid="0b88ddbb" officeooo:paragraph-rsid="0b88ddbb"/>
    </style:style>
    <style:style style:name="P348" style:family="paragraph" style:parent-style-name="Text_20_body">
      <style:text-properties officeooo:rsid="0b88ddbb" officeooo:paragraph-rsid="0e32b270"/>
    </style:style>
    <style:style style:name="P349" style:family="paragraph" style:parent-style-name="Text_20_body">
      <style:text-properties officeooo:rsid="0b89cb1c" officeooo:paragraph-rsid="0b89cb1c"/>
    </style:style>
    <style:style style:name="P350" style:family="paragraph" style:parent-style-name="Text_20_body">
      <style:text-properties officeooo:rsid="0b8e644b" officeooo:paragraph-rsid="0b8e644b"/>
    </style:style>
    <style:style style:name="P351" style:family="paragraph" style:parent-style-name="Text_20_body">
      <style:text-properties officeooo:rsid="0b91f185" officeooo:paragraph-rsid="0b91f185"/>
    </style:style>
    <style:style style:name="P352" style:family="paragraph" style:parent-style-name="Text_20_body">
      <style:text-properties officeooo:rsid="0b91f185" officeooo:paragraph-rsid="0e348b95"/>
    </style:style>
    <style:style style:name="P353" style:family="paragraph" style:parent-style-name="Text_20_body">
      <style:text-properties officeooo:rsid="0b92881d" officeooo:paragraph-rsid="0b92881d"/>
    </style:style>
    <style:style style:name="P354" style:family="paragraph" style:parent-style-name="Text_20_body">
      <style:text-properties officeooo:rsid="0b826108" officeooo:paragraph-rsid="0b83e29e"/>
    </style:style>
    <style:style style:name="P355" style:family="paragraph" style:parent-style-name="Text_20_body">
      <style:text-properties officeooo:rsid="0b93ff44" officeooo:paragraph-rsid="0b93ff44"/>
    </style:style>
    <style:style style:name="P356" style:family="paragraph" style:parent-style-name="Text_20_body">
      <style:paragraph-properties fo:break-before="page"/>
      <style:text-properties officeooo:rsid="0b93ff44" officeooo:paragraph-rsid="0b93ff44"/>
    </style:style>
    <style:style style:name="P357" style:family="paragraph" style:parent-style-name="Text_20_body">
      <style:text-properties officeooo:rsid="0b93ff44" officeooo:paragraph-rsid="0e348b95"/>
    </style:style>
    <style:style style:name="P358" style:family="paragraph" style:parent-style-name="Text_20_body">
      <style:text-properties officeooo:rsid="0b9805d4" officeooo:paragraph-rsid="0b9805d4"/>
    </style:style>
    <style:style style:name="P359" style:family="paragraph" style:parent-style-name="Text_20_body">
      <style:paragraph-properties fo:break-before="page"/>
      <style:text-properties officeooo:rsid="0b9805d4" officeooo:paragraph-rsid="0b9805d4"/>
    </style:style>
    <style:style style:name="P360" style:family="paragraph" style:parent-style-name="Text_20_body">
      <style:text-properties officeooo:rsid="0b9805d4" officeooo:paragraph-rsid="0e348b95"/>
    </style:style>
    <style:style style:name="P361" style:family="paragraph" style:parent-style-name="Text_20_body">
      <style:text-properties officeooo:rsid="0b99619f" officeooo:paragraph-rsid="0b99619f"/>
    </style:style>
    <style:style style:name="P362" style:family="paragraph" style:parent-style-name="Text_20_body">
      <style:paragraph-properties fo:break-before="page"/>
      <style:text-properties officeooo:rsid="0b99619f" officeooo:paragraph-rsid="0b9a279a"/>
    </style:style>
    <style:style style:name="P363" style:family="paragraph" style:parent-style-name="Text_20_body">
      <style:text-properties officeooo:rsid="0b99619f" officeooo:paragraph-rsid="0e348b95"/>
    </style:style>
    <style:style style:name="P364" style:family="paragraph" style:parent-style-name="Text_20_body">
      <style:text-properties officeooo:rsid="0b9df4ef" officeooo:paragraph-rsid="0b9a279a"/>
    </style:style>
    <style:style style:name="P365" style:family="paragraph" style:parent-style-name="Text_20_body">
      <style:text-properties officeooo:rsid="0b9fe610" officeooo:paragraph-rsid="0b9fe610"/>
    </style:style>
    <style:style style:name="P366" style:family="paragraph" style:parent-style-name="Text_20_body">
      <style:text-properties officeooo:rsid="0ba5dff5" officeooo:paragraph-rsid="0ba5dff5"/>
    </style:style>
    <style:style style:name="P367" style:family="paragraph" style:parent-style-name="Text_20_body">
      <style:text-properties officeooo:rsid="0bab611b" officeooo:paragraph-rsid="0bab611b"/>
    </style:style>
    <style:style style:name="P368" style:family="paragraph" style:parent-style-name="Text_20_body">
      <style:text-properties officeooo:rsid="0bab611b" officeooo:paragraph-rsid="0e348b95"/>
    </style:style>
    <style:style style:name="P369" style:family="paragraph" style:parent-style-name="Text_20_body">
      <style:text-properties officeooo:rsid="0ba6701f" officeooo:paragraph-rsid="0ba6701f"/>
    </style:style>
    <style:style style:name="P370" style:family="paragraph" style:parent-style-name="Text_20_body">
      <style:text-properties officeooo:rsid="0bacbb7a" officeooo:paragraph-rsid="0bacbb7a"/>
    </style:style>
    <style:style style:name="P371" style:family="paragraph" style:parent-style-name="Text_20_body">
      <style:paragraph-properties fo:break-before="page"/>
      <style:text-properties officeooo:rsid="0bacbb7a" officeooo:paragraph-rsid="0bacbb7a"/>
    </style:style>
    <style:style style:name="P372" style:family="paragraph" style:parent-style-name="Text_20_body">
      <style:text-properties officeooo:rsid="0bb3ab5b" officeooo:paragraph-rsid="0bb3ab5b"/>
    </style:style>
    <style:style style:name="P373" style:family="paragraph" style:parent-style-name="Text_20_body">
      <style:text-properties officeooo:rsid="0bc51972" officeooo:paragraph-rsid="0bc51972"/>
    </style:style>
    <style:style style:name="P374" style:family="paragraph" style:parent-style-name="Text_20_body">
      <style:text-properties officeooo:rsid="0bb0dca0" officeooo:paragraph-rsid="0bb0dca0"/>
    </style:style>
    <style:style style:name="P375" style:family="paragraph" style:parent-style-name="Text_20_body">
      <style:text-properties officeooo:rsid="0bb0dca0" officeooo:paragraph-rsid="0e348b95"/>
    </style:style>
    <style:style style:name="P376" style:family="paragraph" style:parent-style-name="Text_20_body">
      <style:text-properties officeooo:rsid="0bb1e7e4" officeooo:paragraph-rsid="0bb1e7e4"/>
    </style:style>
    <style:style style:name="P377" style:family="paragraph" style:parent-style-name="Text_20_body">
      <style:text-properties officeooo:rsid="0bb4d433" officeooo:paragraph-rsid="0bb4d433"/>
    </style:style>
    <style:style style:name="P378" style:family="paragraph" style:parent-style-name="Text_20_body">
      <style:paragraph-properties fo:break-before="page"/>
      <style:text-properties officeooo:rsid="0bb4d433" officeooo:paragraph-rsid="0e076aff"/>
    </style:style>
    <style:style style:name="P379" style:family="paragraph" style:parent-style-name="Text_20_body">
      <style:text-properties officeooo:rsid="0bb4d433" officeooo:paragraph-rsid="0e348b95"/>
    </style:style>
    <style:style style:name="P380" style:family="paragraph" style:parent-style-name="Text_20_body">
      <style:text-properties officeooo:rsid="0bb5a60a" officeooo:paragraph-rsid="0bb5a60a"/>
    </style:style>
    <style:style style:name="P381" style:family="paragraph" style:parent-style-name="Text_20_body">
      <style:text-properties officeooo:rsid="0bb78b49" officeooo:paragraph-rsid="0bb78b49"/>
    </style:style>
    <style:style style:name="P382" style:family="paragraph" style:parent-style-name="Text_20_body">
      <style:text-properties officeooo:rsid="0bb78b49" officeooo:paragraph-rsid="0e348b95"/>
    </style:style>
    <style:style style:name="P383" style:family="paragraph" style:parent-style-name="Text_20_body">
      <style:text-properties officeooo:rsid="0bb8d3ee" officeooo:paragraph-rsid="0bb8d3ee"/>
    </style:style>
    <style:style style:name="P384" style:family="paragraph" style:parent-style-name="Text_20_body">
      <style:text-properties officeooo:rsid="0bbe75d8" officeooo:paragraph-rsid="0bbe75d8"/>
    </style:style>
    <style:style style:name="P385" style:family="paragraph" style:parent-style-name="Text_20_body">
      <style:text-properties officeooo:rsid="0bbe75d8" officeooo:paragraph-rsid="0e34d952"/>
    </style:style>
    <style:style style:name="P386" style:family="paragraph" style:parent-style-name="Text_20_body">
      <style:text-properties officeooo:rsid="0bc10c10" officeooo:paragraph-rsid="0bc10c10"/>
    </style:style>
    <style:style style:name="P387" style:family="paragraph" style:parent-style-name="Text_20_body">
      <style:text-properties officeooo:rsid="0bc10c10" officeooo:paragraph-rsid="0e34d952"/>
    </style:style>
    <style:style style:name="P388" style:family="paragraph" style:parent-style-name="Text_20_body">
      <style:text-properties officeooo:rsid="0bc19c19" officeooo:paragraph-rsid="0bc19c19"/>
    </style:style>
    <style:style style:name="P389" style:family="paragraph" style:parent-style-name="Text_20_body">
      <style:text-properties officeooo:rsid="0bc79b31" officeooo:paragraph-rsid="0bc79b31"/>
    </style:style>
    <style:style style:name="P390" style:family="paragraph" style:parent-style-name="Text_20_body">
      <style:text-properties officeooo:rsid="0bd48d31" officeooo:paragraph-rsid="0bd48d31"/>
    </style:style>
    <style:style style:name="P391" style:family="paragraph" style:parent-style-name="Text_20_body">
      <style:text-properties officeooo:rsid="0bd2ef80" officeooo:paragraph-rsid="0bd2ef80"/>
    </style:style>
    <style:style style:name="P392" style:family="paragraph" style:parent-style-name="Text_20_body">
      <style:text-properties officeooo:rsid="0bd2ef80" officeooo:paragraph-rsid="0e34d952"/>
    </style:style>
    <style:style style:name="P393" style:family="paragraph" style:parent-style-name="Text_20_body">
      <style:text-properties officeooo:rsid="0bde8c99" officeooo:paragraph-rsid="0be2f239"/>
    </style:style>
    <style:style style:name="P394" style:family="paragraph" style:parent-style-name="Text_20_body">
      <style:text-properties officeooo:rsid="0beacd0c" officeooo:paragraph-rsid="0beacd0c"/>
    </style:style>
    <style:style style:name="P395" style:family="paragraph" style:parent-style-name="Text_20_body">
      <style:paragraph-properties fo:break-before="page"/>
      <style:text-properties officeooo:rsid="0beacd0c" officeooo:paragraph-rsid="0beacd0c"/>
    </style:style>
    <style:style style:name="P396" style:family="paragraph" style:parent-style-name="Text_20_body">
      <style:text-properties officeooo:rsid="0beacd0c" officeooo:paragraph-rsid="0e34d952"/>
    </style:style>
    <style:style style:name="P397" style:family="paragraph" style:parent-style-name="Text_20_body">
      <style:text-properties officeooo:rsid="0bf55247" officeooo:paragraph-rsid="0bf55247"/>
    </style:style>
    <style:style style:name="P398" style:family="paragraph" style:parent-style-name="Text_20_body">
      <style:paragraph-properties fo:break-before="page"/>
      <style:text-properties officeooo:rsid="0bf55247" officeooo:paragraph-rsid="0bf55247"/>
    </style:style>
    <style:style style:name="P399" style:family="paragraph" style:parent-style-name="Text_20_body">
      <style:text-properties officeooo:rsid="0bf55247" officeooo:paragraph-rsid="0e34d952"/>
    </style:style>
    <style:style style:name="P400" style:family="paragraph" style:parent-style-name="Text_20_body">
      <style:text-properties officeooo:rsid="0bc8e0c5" officeooo:paragraph-rsid="0bc8e0c5"/>
    </style:style>
    <style:style style:name="P401" style:family="paragraph" style:parent-style-name="Text_20_body">
      <style:text-properties officeooo:rsid="0bc9cbfe" officeooo:paragraph-rsid="0bc9cbfe"/>
    </style:style>
    <style:style style:name="P402" style:family="paragraph" style:parent-style-name="Text_20_body">
      <style:text-properties officeooo:rsid="0bd45757" officeooo:paragraph-rsid="0bd45757"/>
    </style:style>
    <style:style style:name="P403" style:family="paragraph" style:parent-style-name="Text_20_body">
      <style:paragraph-properties fo:break-before="page"/>
      <style:text-properties officeooo:rsid="0bd45757" officeooo:paragraph-rsid="0bd45757"/>
    </style:style>
    <style:style style:name="P404" style:family="paragraph" style:parent-style-name="Text_20_body">
      <style:text-properties officeooo:rsid="0bd46f4f" officeooo:paragraph-rsid="0bd46f4f"/>
    </style:style>
    <style:style style:name="P405" style:family="paragraph" style:parent-style-name="Text_20_body">
      <style:text-properties officeooo:rsid="0bd46f4f" officeooo:paragraph-rsid="0e34d952"/>
    </style:style>
    <style:style style:name="P406" style:family="paragraph" style:parent-style-name="Text_20_body">
      <style:text-properties officeooo:rsid="0bd958e6" officeooo:paragraph-rsid="0bd958e6"/>
    </style:style>
    <style:style style:name="P407" style:family="paragraph" style:parent-style-name="Text_20_body">
      <style:text-properties officeooo:rsid="0bd9638c" officeooo:paragraph-rsid="0bd9638c"/>
    </style:style>
    <style:style style:name="P408" style:family="paragraph" style:parent-style-name="Text_20_body">
      <style:text-properties officeooo:rsid="0bd9741f" officeooo:paragraph-rsid="0bd9741f"/>
    </style:style>
    <style:style style:name="P409" style:family="paragraph" style:parent-style-name="Text_20_body">
      <style:text-properties officeooo:rsid="0bda9a53" officeooo:paragraph-rsid="0bdc1ec1"/>
    </style:style>
    <style:style style:name="P410" style:family="paragraph" style:parent-style-name="Text_20_body">
      <style:text-properties officeooo:rsid="0bdffec2" officeooo:paragraph-rsid="0be2f239"/>
    </style:style>
    <style:style style:name="P411" style:family="paragraph" style:parent-style-name="Text_20_body">
      <style:text-properties officeooo:rsid="0be810bf" officeooo:paragraph-rsid="0be810bf"/>
    </style:style>
    <style:style style:name="P412" style:family="paragraph" style:parent-style-name="Text_20_body">
      <style:text-properties officeooo:rsid="0bebeb76" officeooo:paragraph-rsid="0bebeb76"/>
    </style:style>
    <style:style style:name="P413" style:family="paragraph" style:parent-style-name="Text_20_body">
      <style:text-properties officeooo:rsid="0beecfdc" officeooo:paragraph-rsid="0beecfdc"/>
    </style:style>
    <style:style style:name="P414" style:family="paragraph" style:parent-style-name="Text_20_body">
      <style:text-properties officeooo:rsid="0bf902d1" officeooo:paragraph-rsid="0bf902d1"/>
    </style:style>
    <style:style style:name="P415" style:family="paragraph" style:parent-style-name="Text_20_body">
      <style:text-properties officeooo:rsid="0bf902d1" officeooo:paragraph-rsid="0bf9870b"/>
    </style:style>
    <style:style style:name="P416" style:family="paragraph" style:parent-style-name="Text_20_body">
      <style:text-properties officeooo:rsid="0bf9870b" officeooo:paragraph-rsid="0bf9870b"/>
    </style:style>
    <style:style style:name="P417" style:family="paragraph" style:parent-style-name="Text_20_body">
      <style:text-properties officeooo:rsid="0c435093" officeooo:paragraph-rsid="0c435093"/>
    </style:style>
    <style:style style:name="P418" style:family="paragraph" style:parent-style-name="Text_20_body">
      <style:text-properties officeooo:rsid="0c2cb098" officeooo:paragraph-rsid="0c2cb098"/>
    </style:style>
    <style:style style:name="P419" style:family="paragraph" style:parent-style-name="Text_20_body">
      <style:text-properties officeooo:rsid="0c4106d7" officeooo:paragraph-rsid="0c4106d7"/>
    </style:style>
    <style:style style:name="P420" style:family="paragraph" style:parent-style-name="Text_20_body">
      <style:text-properties officeooo:rsid="0bfd7a9d" officeooo:paragraph-rsid="0bfd7a9d"/>
    </style:style>
    <style:style style:name="P421" style:family="paragraph" style:parent-style-name="Text_20_body">
      <style:text-properties officeooo:rsid="0bfd7a9d" officeooo:paragraph-rsid="0e34d952"/>
    </style:style>
    <style:style style:name="P422" style:family="paragraph" style:parent-style-name="Text_20_body">
      <style:text-properties officeooo:rsid="0c01c985" officeooo:paragraph-rsid="0c01c985"/>
    </style:style>
    <style:style style:name="P423" style:family="paragraph" style:parent-style-name="Text_20_body">
      <style:text-properties officeooo:rsid="0c034039" officeooo:paragraph-rsid="0c034039"/>
    </style:style>
    <style:style style:name="P424" style:family="paragraph" style:parent-style-name="Text_20_body">
      <style:text-properties officeooo:rsid="0c0ad7c1" officeooo:paragraph-rsid="0c0ad7c1"/>
    </style:style>
    <style:style style:name="P425" style:family="paragraph" style:parent-style-name="Text_20_body">
      <style:text-properties officeooo:rsid="0c0ad7c1" officeooo:paragraph-rsid="0c1022a7"/>
    </style:style>
    <style:style style:name="P426" style:family="paragraph" style:parent-style-name="Text_20_body">
      <style:text-properties officeooo:rsid="0c12d917" officeooo:paragraph-rsid="0c12d917"/>
    </style:style>
    <style:style style:name="P427" style:family="paragraph" style:parent-style-name="Text_20_body">
      <style:text-properties officeooo:rsid="0c18885d" officeooo:paragraph-rsid="0c18885d"/>
    </style:style>
    <style:style style:name="P428" style:family="paragraph" style:parent-style-name="Text_20_body">
      <style:text-properties officeooo:rsid="0c24b54e" officeooo:paragraph-rsid="0c276309"/>
    </style:style>
    <style:style style:name="P429" style:family="paragraph" style:parent-style-name="Text_20_body">
      <style:text-properties officeooo:rsid="0c2d18f5" officeooo:paragraph-rsid="0c2d18f5"/>
    </style:style>
    <style:style style:name="P430" style:family="paragraph" style:parent-style-name="Text_20_body">
      <style:text-properties officeooo:rsid="0c2e25fe" officeooo:paragraph-rsid="0c2e25fe"/>
    </style:style>
    <style:style style:name="P431" style:family="paragraph" style:parent-style-name="Text_20_body">
      <style:paragraph-properties fo:break-before="page"/>
      <style:text-properties officeooo:rsid="0c2e25fe" officeooo:paragraph-rsid="0c2e25fe"/>
    </style:style>
    <style:style style:name="P432" style:family="paragraph" style:parent-style-name="Text_20_body">
      <style:text-properties officeooo:rsid="0c2e25fe" officeooo:paragraph-rsid="0e34d952"/>
    </style:style>
    <style:style style:name="P433" style:family="paragraph" style:parent-style-name="Text_20_body">
      <style:text-properties officeooo:rsid="0c33bd3f" officeooo:paragraph-rsid="0c33bd3f"/>
    </style:style>
    <style:style style:name="P434" style:family="paragraph" style:parent-style-name="Text_20_body">
      <style:text-properties officeooo:rsid="0c41d15d" officeooo:paragraph-rsid="0c41d15d"/>
    </style:style>
    <style:style style:name="P435" style:family="paragraph" style:parent-style-name="Text_20_body">
      <style:text-properties officeooo:rsid="0c446143" officeooo:paragraph-rsid="0c446143"/>
    </style:style>
    <style:style style:name="P436" style:family="paragraph" style:parent-style-name="Text_20_body">
      <style:text-properties officeooo:rsid="0c47c610" officeooo:paragraph-rsid="0c47c610"/>
    </style:style>
    <style:style style:name="P437" style:family="paragraph" style:parent-style-name="Text_20_body">
      <style:text-properties officeooo:rsid="0c4ba0af" officeooo:paragraph-rsid="0c4ba0af"/>
    </style:style>
    <style:style style:name="P438" style:family="paragraph" style:parent-style-name="Text_20_body">
      <style:text-properties officeooo:rsid="0c4e7f71" officeooo:paragraph-rsid="0c4e7f71"/>
    </style:style>
    <style:style style:name="P439" style:family="paragraph" style:parent-style-name="Text_20_body">
      <style:text-properties officeooo:rsid="0c505576" officeooo:paragraph-rsid="0c505576"/>
    </style:style>
    <style:style style:name="P440" style:family="paragraph" style:parent-style-name="Text_20_body">
      <style:text-properties officeooo:rsid="0c0d4cb2" officeooo:paragraph-rsid="0c1022a7"/>
    </style:style>
    <style:style style:name="P441" style:family="paragraph" style:parent-style-name="Text_20_body">
      <style:text-properties officeooo:paragraph-rsid="0c5bb9eb"/>
    </style:style>
    <style:style style:name="P442" style:family="paragraph" style:parent-style-name="Text_20_body">
      <style:text-properties officeooo:rsid="0c636a8a" officeooo:paragraph-rsid="0c636a8a"/>
    </style:style>
    <style:style style:name="P443" style:family="paragraph" style:parent-style-name="Text_20_body">
      <style:text-properties officeooo:rsid="0c655c1a" officeooo:paragraph-rsid="0c66a668"/>
    </style:style>
    <style:style style:name="P444" style:family="paragraph" style:parent-style-name="Text_20_body">
      <style:text-properties officeooo:rsid="0c6d82d4" officeooo:paragraph-rsid="0c6d82d4"/>
    </style:style>
    <style:style style:name="P445" style:family="paragraph" style:parent-style-name="Text_20_body">
      <style:text-properties officeooo:rsid="0c7838ed" officeooo:paragraph-rsid="0c7cf08d"/>
    </style:style>
    <style:style style:name="P446" style:family="paragraph" style:parent-style-name="Text_20_body">
      <style:paragraph-properties fo:break-before="page"/>
      <style:text-properties officeooo:rsid="0c7838ed" officeooo:paragraph-rsid="0c7cf08d"/>
    </style:style>
    <style:style style:name="P447" style:family="paragraph" style:parent-style-name="Text_20_body">
      <style:text-properties officeooo:rsid="0c7838ed" officeooo:paragraph-rsid="0e34d952"/>
    </style:style>
    <style:style style:name="P448" style:family="paragraph" style:parent-style-name="Text_20_body">
      <style:text-properties officeooo:rsid="0c6dd716" officeooo:paragraph-rsid="0c6dd716"/>
    </style:style>
    <style:style style:name="P449" style:family="paragraph" style:parent-style-name="Text_20_body">
      <style:paragraph-properties fo:break-before="page"/>
      <style:text-properties officeooo:rsid="0c6dd716" officeooo:paragraph-rsid="0c6e7827"/>
    </style:style>
    <style:style style:name="P450" style:family="paragraph" style:parent-style-name="Text_20_body">
      <style:text-properties officeooo:rsid="0c6dd716" officeooo:paragraph-rsid="0e34d952"/>
    </style:style>
    <style:style style:name="P451" style:family="paragraph" style:parent-style-name="Text_20_body">
      <style:text-properties officeooo:rsid="0c6f8dfd" officeooo:paragraph-rsid="0c6f8dfd"/>
    </style:style>
    <style:style style:name="P452" style:family="paragraph" style:parent-style-name="Text_20_body">
      <style:text-properties officeooo:rsid="0c7e917a" officeooo:paragraph-rsid="0c80dba1"/>
    </style:style>
    <style:style style:name="P453" style:family="paragraph" style:parent-style-name="Text_20_body">
      <style:paragraph-properties fo:break-before="page"/>
      <style:text-properties officeooo:rsid="0c7e917a" officeooo:paragraph-rsid="0c7e917a"/>
    </style:style>
    <style:style style:name="P454" style:family="paragraph" style:parent-style-name="Text_20_body">
      <style:text-properties officeooo:rsid="0c8466e5" officeooo:paragraph-rsid="0c8466e5"/>
    </style:style>
    <style:style style:name="P455" style:family="paragraph" style:parent-style-name="Text_20_body">
      <style:text-properties officeooo:rsid="0c8466e5" officeooo:paragraph-rsid="0c878ae4"/>
    </style:style>
    <style:style style:name="P456" style:family="paragraph" style:parent-style-name="Text_20_body">
      <style:text-properties officeooo:rsid="0c88d99c" officeooo:paragraph-rsid="0c88d99c"/>
    </style:style>
    <style:style style:name="P457" style:family="paragraph" style:parent-style-name="Text_20_body">
      <style:text-properties officeooo:rsid="0c9d957f" officeooo:paragraph-rsid="0c9d957f"/>
    </style:style>
    <style:style style:name="P458" style:family="paragraph" style:parent-style-name="Text_20_body">
      <style:text-properties officeooo:rsid="0cbb91af" officeooo:paragraph-rsid="0cbb91af"/>
    </style:style>
    <style:style style:name="P459" style:family="paragraph" style:parent-style-name="Text_20_body">
      <style:text-properties officeooo:rsid="0cbb91af" officeooo:paragraph-rsid="0cbc7fe3"/>
    </style:style>
    <style:style style:name="P460" style:family="paragraph" style:parent-style-name="Text_20_body">
      <style:text-properties officeooo:rsid="0ce74323" officeooo:paragraph-rsid="0ce74323"/>
    </style:style>
    <style:style style:name="P461" style:family="paragraph" style:parent-style-name="Text_20_body">
      <style:paragraph-properties fo:break-before="page"/>
      <style:text-properties officeooo:rsid="0ce74323" officeooo:paragraph-rsid="0ce74323"/>
    </style:style>
    <style:style style:name="P462" style:family="paragraph" style:parent-style-name="Text_20_body">
      <style:text-properties officeooo:rsid="0ce74323" officeooo:paragraph-rsid="0e352d1c"/>
    </style:style>
    <style:style style:name="P463" style:family="paragraph" style:parent-style-name="Text_20_body">
      <style:text-properties officeooo:rsid="0c8b48ff" officeooo:paragraph-rsid="0c8b48ff"/>
    </style:style>
    <style:style style:name="P464" style:family="paragraph" style:parent-style-name="Text_20_body">
      <style:text-properties officeooo:rsid="0c8b48ff" officeooo:paragraph-rsid="0c8cac60"/>
    </style:style>
    <style:style style:name="P465" style:family="paragraph" style:parent-style-name="Text_20_body">
      <style:text-properties officeooo:rsid="0c90c0f3" officeooo:paragraph-rsid="0c90c0f3"/>
    </style:style>
    <style:style style:name="P466" style:family="paragraph" style:parent-style-name="Text_20_body">
      <style:text-properties officeooo:rsid="0ca524a8" officeooo:paragraph-rsid="0ca524a8"/>
    </style:style>
    <style:style style:name="P467" style:family="paragraph" style:parent-style-name="Text_20_body">
      <style:text-properties officeooo:rsid="0ca79a80" officeooo:paragraph-rsid="0ca8dd35"/>
    </style:style>
    <style:style style:name="P468" style:family="paragraph" style:parent-style-name="Text_20_body">
      <style:text-properties officeooo:rsid="0cb25ebc" officeooo:paragraph-rsid="0cb33cbb"/>
    </style:style>
    <style:style style:name="P469" style:family="paragraph" style:parent-style-name="Text_20_body">
      <style:text-properties officeooo:rsid="0ccf081f" officeooo:paragraph-rsid="0cd11472"/>
    </style:style>
    <style:style style:name="P470" style:family="paragraph" style:parent-style-name="Text_20_body">
      <style:text-properties officeooo:rsid="0cd17fc5" officeooo:paragraph-rsid="0cd17fc5"/>
    </style:style>
    <style:style style:name="P471" style:family="paragraph" style:parent-style-name="Text_20_body">
      <style:paragraph-properties fo:break-before="page"/>
      <style:text-properties officeooo:rsid="0cd17fc5" officeooo:paragraph-rsid="0cd17fc5"/>
    </style:style>
    <style:style style:name="P472" style:family="paragraph" style:parent-style-name="Text_20_body">
      <style:text-properties officeooo:rsid="0cd17fc5" officeooo:paragraph-rsid="0e352d1c"/>
    </style:style>
    <style:style style:name="P473" style:family="paragraph" style:parent-style-name="Text_20_body">
      <style:text-properties officeooo:rsid="0c8cac60" officeooo:paragraph-rsid="0c8d4711"/>
    </style:style>
    <style:style style:name="P474" style:family="paragraph" style:parent-style-name="Text_20_body">
      <style:paragraph-properties fo:break-before="page"/>
      <style:text-properties officeooo:rsid="0c8cac60" officeooo:paragraph-rsid="0e076aff"/>
    </style:style>
    <style:style style:name="P475" style:family="paragraph" style:parent-style-name="Text_20_body">
      <style:text-properties officeooo:rsid="0c8cac60" officeooo:paragraph-rsid="0e34d952"/>
    </style:style>
    <style:style style:name="P476" style:family="paragraph" style:parent-style-name="Text_20_body">
      <style:text-properties officeooo:rsid="0c8d4711" officeooo:paragraph-rsid="0c8d4711"/>
    </style:style>
    <style:style style:name="P477" style:family="paragraph" style:parent-style-name="Text_20_body">
      <style:text-properties officeooo:rsid="0c8d4711" officeooo:paragraph-rsid="0e34d952"/>
    </style:style>
    <style:style style:name="P478" style:family="paragraph" style:parent-style-name="Text_20_body">
      <style:text-properties officeooo:rsid="0c8de299" officeooo:paragraph-rsid="0c8de299"/>
    </style:style>
    <style:style style:name="P479" style:family="paragraph" style:parent-style-name="Text_20_body">
      <style:paragraph-properties fo:break-before="page"/>
      <style:text-properties officeooo:rsid="0c8de299" officeooo:paragraph-rsid="0e076aff"/>
    </style:style>
    <style:style style:name="P480" style:family="paragraph" style:parent-style-name="Text_20_body">
      <style:text-properties officeooo:rsid="0c92c60e" officeooo:paragraph-rsid="0c92c60e"/>
    </style:style>
    <style:style style:name="P481" style:family="paragraph" style:parent-style-name="Text_20_body">
      <style:paragraph-properties fo:break-before="page"/>
      <style:text-properties officeooo:rsid="0c92c60e" officeooo:paragraph-rsid="0e076aff"/>
    </style:style>
    <style:style style:name="P482" style:family="paragraph" style:parent-style-name="Text_20_body">
      <style:text-properties officeooo:rsid="0c92c60e" officeooo:paragraph-rsid="0e076aff"/>
    </style:style>
    <style:style style:name="P483" style:family="paragraph" style:parent-style-name="Text_20_body">
      <style:text-properties officeooo:rsid="0c92c60e" officeooo:paragraph-rsid="0e24eb82"/>
    </style:style>
    <style:style style:name="P484" style:family="paragraph" style:parent-style-name="Text_20_body">
      <style:paragraph-properties fo:break-before="page"/>
      <style:text-properties officeooo:rsid="0c92c60e" officeooo:paragraph-rsid="0e24eb82"/>
    </style:style>
    <style:style style:name="P485" style:family="paragraph" style:parent-style-name="Text_20_body">
      <style:text-properties officeooo:rsid="0c9315d2" officeooo:paragraph-rsid="0c9315d2"/>
    </style:style>
    <style:style style:name="P486" style:family="paragraph" style:parent-style-name="Text_20_body">
      <style:text-properties officeooo:rsid="0c9315d2" officeooo:paragraph-rsid="0e352d1c"/>
    </style:style>
    <style:style style:name="P487" style:family="paragraph" style:parent-style-name="Text_20_body">
      <style:text-properties officeooo:rsid="0c939cb8" officeooo:paragraph-rsid="0c939cb8"/>
    </style:style>
    <style:style style:name="P488" style:family="paragraph" style:parent-style-name="Text_20_body">
      <style:paragraph-properties fo:break-before="page"/>
      <style:text-properties officeooo:rsid="0c939cb8" officeooo:paragraph-rsid="0c939cb8"/>
    </style:style>
    <style:style style:name="P489" style:family="paragraph" style:parent-style-name="Text_20_body">
      <style:text-properties officeooo:rsid="0c939cb8" officeooo:paragraph-rsid="0c946852"/>
    </style:style>
    <style:style style:name="P490" style:family="paragraph" style:parent-style-name="Text_20_body">
      <style:text-properties officeooo:rsid="0c9622e7" officeooo:paragraph-rsid="0c9622e7"/>
    </style:style>
    <style:style style:name="P491" style:family="paragraph" style:parent-style-name="Text_20_body">
      <style:text-properties officeooo:rsid="0c9b2189" officeooo:paragraph-rsid="0c9d7852"/>
    </style:style>
    <style:style style:name="P492" style:family="paragraph" style:parent-style-name="Text_20_body">
      <style:text-properties officeooo:rsid="0c9b2189" officeooo:paragraph-rsid="0e352d1c"/>
    </style:style>
    <style:style style:name="P493" style:family="paragraph" style:parent-style-name="Text_20_body">
      <style:text-properties officeooo:rsid="0c9fe24c" officeooo:paragraph-rsid="0c9fe24c"/>
    </style:style>
    <style:style style:name="P494" style:family="paragraph" style:parent-style-name="Text_20_body">
      <style:text-properties officeooo:rsid="0c9fe24c" officeooo:paragraph-rsid="0e352d1c"/>
    </style:style>
    <style:style style:name="P495" style:family="paragraph" style:parent-style-name="Text_20_body">
      <style:text-properties officeooo:rsid="0ca111a0" officeooo:paragraph-rsid="0ca111a0"/>
    </style:style>
    <style:style style:name="P496" style:family="paragraph" style:parent-style-name="Text_20_body">
      <style:paragraph-properties fo:break-before="page"/>
      <style:text-properties officeooo:rsid="0ca111a0" officeooo:paragraph-rsid="0e076aff"/>
    </style:style>
    <style:style style:name="P497" style:family="paragraph" style:parent-style-name="Text_20_body">
      <style:text-properties officeooo:rsid="0ca243a8" officeooo:paragraph-rsid="0ca243a8"/>
    </style:style>
    <style:style style:name="P498" style:family="paragraph" style:parent-style-name="Text_20_body">
      <style:paragraph-properties fo:break-before="page"/>
      <style:text-properties officeooo:rsid="0ca243a8" officeooo:paragraph-rsid="0ca243a8"/>
    </style:style>
    <style:style style:name="P499" style:family="paragraph" style:parent-style-name="Text_20_body">
      <style:text-properties officeooo:rsid="0ca243a8" officeooo:paragraph-rsid="0e352d1c"/>
    </style:style>
    <style:style style:name="P500" style:family="paragraph" style:parent-style-name="Text_20_body">
      <style:text-properties officeooo:rsid="0ca3d16e" officeooo:paragraph-rsid="0ca3d16e"/>
    </style:style>
    <style:style style:name="P501" style:family="paragraph" style:parent-style-name="Text_20_body">
      <style:text-properties officeooo:rsid="0ca657e2" officeooo:paragraph-rsid="0ca657e2"/>
    </style:style>
    <style:style style:name="P502" style:family="paragraph" style:parent-style-name="Text_20_body">
      <style:text-properties officeooo:rsid="0ca65be1" officeooo:paragraph-rsid="0ca65be1"/>
    </style:style>
    <style:style style:name="P503" style:family="paragraph" style:parent-style-name="Text_20_body">
      <style:text-properties officeooo:rsid="0ca65be1" officeooo:paragraph-rsid="0e352d1c"/>
    </style:style>
    <style:style style:name="P504" style:family="paragraph" style:parent-style-name="Text_20_body">
      <style:text-properties officeooo:rsid="0ca8dd35" officeooo:paragraph-rsid="0ca8dd35"/>
    </style:style>
    <style:style style:name="P505" style:family="paragraph" style:parent-style-name="Text_20_body">
      <style:text-properties officeooo:rsid="0ca8dd35" officeooo:paragraph-rsid="0e352d1c"/>
    </style:style>
    <style:style style:name="P506" style:family="paragraph" style:parent-style-name="Text_20_body">
      <style:text-properties officeooo:rsid="0cabc01f" officeooo:paragraph-rsid="0cabc01f"/>
    </style:style>
    <style:style style:name="P507" style:family="paragraph" style:parent-style-name="Text_20_body">
      <style:paragraph-properties fo:break-before="page"/>
      <style:text-properties officeooo:rsid="0cabc01f" officeooo:paragraph-rsid="0cabc01f"/>
    </style:style>
    <style:style style:name="P508" style:family="paragraph" style:parent-style-name="Text_20_body">
      <style:text-properties officeooo:rsid="0cabeb0a" officeooo:paragraph-rsid="0cabeb0a"/>
    </style:style>
    <style:style style:name="P509" style:family="paragraph" style:parent-style-name="Text_20_body">
      <style:text-properties officeooo:rsid="0cabeb0a" officeooo:paragraph-rsid="0e352d1c"/>
    </style:style>
    <style:style style:name="P510" style:family="paragraph" style:parent-style-name="Text_20_body">
      <style:text-properties officeooo:rsid="0cad97d8" officeooo:paragraph-rsid="0cad97d8"/>
    </style:style>
    <style:style style:name="P511" style:family="paragraph" style:parent-style-name="Text_20_body">
      <style:paragraph-properties fo:break-before="page"/>
      <style:text-properties officeooo:rsid="0cad97d8" officeooo:paragraph-rsid="0cad97d8"/>
    </style:style>
    <style:style style:name="P512" style:family="paragraph" style:parent-style-name="Text_20_body">
      <style:text-properties officeooo:rsid="0cadc4e4" officeooo:paragraph-rsid="0cadc4e4"/>
    </style:style>
    <style:style style:name="P513" style:family="paragraph" style:parent-style-name="Text_20_body">
      <style:text-properties officeooo:rsid="0cadc4e4" officeooo:paragraph-rsid="0cafd0ab"/>
    </style:style>
    <style:style style:name="P514" style:family="paragraph" style:parent-style-name="Text_20_body">
      <style:text-properties officeooo:rsid="0cadc4e4" officeooo:paragraph-rsid="0e352d1c"/>
    </style:style>
    <style:style style:name="P515" style:family="paragraph" style:parent-style-name="Text_20_body">
      <style:text-properties officeooo:rsid="0cb33cbb" officeooo:paragraph-rsid="0cb33cbb"/>
    </style:style>
    <style:style style:name="P516" style:family="paragraph" style:parent-style-name="Text_20_body">
      <style:paragraph-properties fo:break-before="page"/>
      <style:text-properties officeooo:rsid="0cb33cbb" officeooo:paragraph-rsid="0e076aff"/>
    </style:style>
    <style:style style:name="P517" style:family="paragraph" style:parent-style-name="Text_20_body">
      <style:text-properties officeooo:rsid="0cb33cbb" officeooo:paragraph-rsid="0e352d1c"/>
    </style:style>
    <style:style style:name="P518" style:family="paragraph" style:parent-style-name="Text_20_body">
      <style:text-properties officeooo:rsid="0cb8258a" officeooo:paragraph-rsid="0cb8258a"/>
    </style:style>
    <style:style style:name="P519" style:family="paragraph" style:parent-style-name="Text_20_body">
      <style:text-properties officeooo:rsid="0cbc7fe3" officeooo:paragraph-rsid="0cbe08c8"/>
    </style:style>
    <style:style style:name="P520" style:family="paragraph" style:parent-style-name="Text_20_body">
      <style:paragraph-properties fo:break-before="page"/>
      <style:text-properties officeooo:rsid="0cbc7fe3" officeooo:paragraph-rsid="0e076aff"/>
    </style:style>
    <style:style style:name="P521" style:family="paragraph" style:parent-style-name="Text_20_body">
      <style:text-properties officeooo:rsid="0cbc7fe3" officeooo:paragraph-rsid="0e352d1c"/>
    </style:style>
    <style:style style:name="P522" style:family="paragraph" style:parent-style-name="Text_20_body">
      <style:text-properties officeooo:rsid="0cbf1326" officeooo:paragraph-rsid="0cbf1326"/>
    </style:style>
    <style:style style:name="P523" style:family="paragraph" style:parent-style-name="Text_20_body">
      <style:text-properties officeooo:rsid="0cbf2bf1" officeooo:paragraph-rsid="0cbf2bf1"/>
    </style:style>
    <style:style style:name="P524" style:family="paragraph" style:parent-style-name="Text_20_body">
      <style:text-properties officeooo:rsid="0cbf2bf1" officeooo:paragraph-rsid="0cc05a9b"/>
    </style:style>
    <style:style style:name="P525" style:family="paragraph" style:parent-style-name="Text_20_body">
      <style:text-properties officeooo:rsid="0cbf2bf1" officeooo:paragraph-rsid="0e352d1c"/>
    </style:style>
    <style:style style:name="P526" style:family="paragraph" style:parent-style-name="Text_20_body">
      <style:text-properties officeooo:rsid="0cc05a9b" officeooo:paragraph-rsid="0cc222f2"/>
    </style:style>
    <style:style style:name="P527" style:family="paragraph" style:parent-style-name="Text_20_body">
      <style:paragraph-properties fo:break-before="page"/>
      <style:text-properties officeooo:rsid="0cc05a9b" officeooo:paragraph-rsid="0cc05a9b"/>
    </style:style>
    <style:style style:name="P528" style:family="paragraph" style:parent-style-name="Text_20_body">
      <style:text-properties officeooo:rsid="0cc222f2" officeooo:paragraph-rsid="0cc222f2"/>
    </style:style>
    <style:style style:name="P529" style:family="paragraph" style:parent-style-name="Text_20_body">
      <style:text-properties officeooo:rsid="0cc310ba" officeooo:paragraph-rsid="0cc310ba"/>
    </style:style>
    <style:style style:name="P530" style:family="paragraph" style:parent-style-name="Text_20_body">
      <style:text-properties officeooo:rsid="0cc671f8" officeooo:paragraph-rsid="0cc671f8"/>
    </style:style>
    <style:style style:name="P531" style:family="paragraph" style:parent-style-name="Text_20_body">
      <style:text-properties officeooo:rsid="0cc99454" officeooo:paragraph-rsid="0cc99454"/>
    </style:style>
    <style:style style:name="P532" style:family="paragraph" style:parent-style-name="Text_20_body">
      <style:text-properties officeooo:rsid="0cc99454" officeooo:paragraph-rsid="0ccb6792"/>
    </style:style>
    <style:style style:name="P533" style:family="paragraph" style:parent-style-name="Text_20_body">
      <style:text-properties fo:font-weight="bold" officeooo:rsid="0cc310ba" officeooo:paragraph-rsid="0cc310ba" style:font-weight-asian="bold" style:font-weight-complex="bold"/>
    </style:style>
    <style:style style:name="P534" style:family="paragraph" style:parent-style-name="Text_20_body">
      <style:text-properties officeooo:rsid="0cd11472" officeooo:paragraph-rsid="0cd11472"/>
    </style:style>
    <style:style style:name="P535" style:family="paragraph" style:parent-style-name="Text_20_body">
      <style:text-properties officeooo:rsid="0cd2a0b0" officeooo:paragraph-rsid="0cd2a0b0"/>
    </style:style>
    <style:style style:name="P536" style:family="paragraph" style:parent-style-name="Text_20_body">
      <style:text-properties officeooo:rsid="0cd2a0b0" officeooo:paragraph-rsid="0e352d1c"/>
    </style:style>
    <style:style style:name="P537" style:family="paragraph" style:parent-style-name="Text_20_body">
      <style:text-properties officeooo:rsid="0cd62482" officeooo:paragraph-rsid="0cd62482"/>
    </style:style>
    <style:style style:name="P538" style:family="paragraph" style:parent-style-name="Text_20_body">
      <style:text-properties officeooo:rsid="0cd732f7" officeooo:paragraph-rsid="0cd732f7"/>
    </style:style>
    <style:style style:name="P539" style:family="paragraph" style:parent-style-name="Text_20_body">
      <style:paragraph-properties fo:break-before="page"/>
      <style:text-properties officeooo:rsid="0cd732f7" officeooo:paragraph-rsid="0cd732f7"/>
    </style:style>
    <style:style style:name="P540" style:family="paragraph" style:parent-style-name="Text_20_body">
      <style:text-properties officeooo:rsid="0cd732f7" officeooo:paragraph-rsid="0e24eb82"/>
    </style:style>
    <style:style style:name="P541" style:family="paragraph" style:parent-style-name="Text_20_body">
      <style:text-properties officeooo:rsid="0cd87fd2" officeooo:paragraph-rsid="0cd87fd2"/>
    </style:style>
    <style:style style:name="P542" style:family="paragraph" style:parent-style-name="Text_20_body">
      <style:text-properties officeooo:rsid="0cda3d6f" officeooo:paragraph-rsid="0cda3d6f"/>
    </style:style>
    <style:style style:name="P543" style:family="paragraph" style:parent-style-name="Text_20_body">
      <style:paragraph-properties fo:break-before="page"/>
      <style:text-properties officeooo:rsid="0cda3d6f" officeooo:paragraph-rsid="0cdbbcbe"/>
    </style:style>
    <style:style style:name="P544" style:family="paragraph" style:parent-style-name="Text_20_body">
      <style:text-properties officeooo:rsid="0cda3d6f" officeooo:paragraph-rsid="0e352d1c"/>
    </style:style>
    <style:style style:name="P545" style:family="paragraph" style:parent-style-name="Text_20_body">
      <style:text-properties officeooo:rsid="0cdbbcbe" officeooo:paragraph-rsid="0cdbbcbe"/>
    </style:style>
    <style:style style:name="P546" style:family="paragraph" style:parent-style-name="Text_20_body">
      <style:paragraph-properties fo:break-before="page"/>
      <style:text-properties officeooo:rsid="0cdbbcbe" officeooo:paragraph-rsid="0cdbbcbe"/>
    </style:style>
    <style:style style:name="P547" style:family="paragraph" style:parent-style-name="Text_20_body">
      <style:text-properties officeooo:rsid="0cdbbcbe" officeooo:paragraph-rsid="0e352d1c"/>
    </style:style>
    <style:style style:name="P548" style:family="paragraph" style:parent-style-name="Text_20_body">
      <style:text-properties officeooo:rsid="0cdd167a" officeooo:paragraph-rsid="0cdd167a"/>
    </style:style>
    <style:style style:name="P549" style:family="paragraph" style:parent-style-name="Text_20_body">
      <style:text-properties officeooo:rsid="0ce25c89" officeooo:paragraph-rsid="0ce25c89"/>
    </style:style>
    <style:style style:name="P550" style:family="paragraph" style:parent-style-name="Text_20_body">
      <style:text-properties officeooo:rsid="0ce25c89" officeooo:paragraph-rsid="0e352d1c"/>
    </style:style>
    <style:style style:name="P551" style:family="paragraph" style:parent-style-name="Text_20_body">
      <style:text-properties officeooo:rsid="0ce38de0" officeooo:paragraph-rsid="0ce38de0"/>
    </style:style>
    <style:style style:name="P552" style:family="paragraph" style:parent-style-name="Text_20_body">
      <style:paragraph-properties fo:break-before="page"/>
      <style:text-properties officeooo:rsid="0ce38de0" officeooo:paragraph-rsid="0ce38de0"/>
    </style:style>
    <style:style style:name="P553" style:family="paragraph" style:parent-style-name="Text_20_body">
      <style:text-properties officeooo:rsid="0ce38de0" officeooo:paragraph-rsid="0ce54048"/>
    </style:style>
    <style:style style:name="P554" style:family="paragraph" style:parent-style-name="Text_20_body">
      <style:text-properties officeooo:rsid="0ce38de0" officeooo:paragraph-rsid="0e352d1c"/>
    </style:style>
    <style:style style:name="P555" style:family="paragraph" style:parent-style-name="Text_20_body">
      <style:text-properties officeooo:rsid="0ce547df" officeooo:paragraph-rsid="0ce547df"/>
    </style:style>
    <style:style style:name="P556" style:family="paragraph" style:parent-style-name="Text_20_body">
      <style:text-properties officeooo:rsid="0ce92b9b" officeooo:paragraph-rsid="0ce92b9b"/>
    </style:style>
    <style:style style:name="P557" style:family="paragraph" style:parent-style-name="Text_20_body">
      <style:text-properties officeooo:rsid="0ce92b9b" officeooo:paragraph-rsid="0ce9ab0e"/>
    </style:style>
    <style:style style:name="P558" style:family="paragraph" style:parent-style-name="Text_20_body">
      <style:text-properties officeooo:rsid="0ce9ab0e" officeooo:paragraph-rsid="0ce9ab0e"/>
    </style:style>
    <style:style style:name="P559" style:family="paragraph" style:parent-style-name="Text_20_body">
      <style:paragraph-properties fo:break-before="page"/>
      <style:text-properties officeooo:rsid="0ce9ab0e" officeooo:paragraph-rsid="0ce9ab0e"/>
    </style:style>
    <style:style style:name="P560" style:family="paragraph" style:parent-style-name="Text_20_body">
      <style:text-properties officeooo:rsid="0ce9ab0e" officeooo:paragraph-rsid="0e352d1c"/>
    </style:style>
    <style:style style:name="P561" style:family="paragraph" style:parent-style-name="Text_20_body">
      <style:text-properties officeooo:rsid="0cf0140f" officeooo:paragraph-rsid="0cf0140f"/>
    </style:style>
    <style:style style:name="P562" style:family="paragraph" style:parent-style-name="Text_20_body">
      <style:text-properties officeooo:rsid="0cf9961e" officeooo:paragraph-rsid="0cf9961e"/>
    </style:style>
    <style:style style:name="P563" style:family="paragraph" style:parent-style-name="Text_20_body">
      <style:text-properties officeooo:rsid="0cf9961e" officeooo:paragraph-rsid="0cfc1537"/>
    </style:style>
    <style:style style:name="P564" style:family="paragraph" style:parent-style-name="Text_20_body">
      <style:paragraph-properties fo:break-before="page"/>
      <style:text-properties officeooo:rsid="0cf9961e" officeooo:paragraph-rsid="0cfa0659"/>
    </style:style>
    <style:style style:name="P565" style:family="paragraph" style:parent-style-name="Text_20_body">
      <style:text-properties officeooo:rsid="0cf9961e" officeooo:paragraph-rsid="0e352d1c"/>
    </style:style>
    <style:style style:name="P566" style:family="paragraph" style:parent-style-name="Text_20_body">
      <style:text-properties officeooo:rsid="0cda542a" officeooo:paragraph-rsid="0cdbbcbe"/>
    </style:style>
    <style:style style:name="P567" style:family="paragraph" style:parent-style-name="Text_20_body">
      <style:text-properties officeooo:rsid="0cf1958a" officeooo:paragraph-rsid="0cf1958a"/>
    </style:style>
    <style:style style:name="P568" style:family="paragraph" style:parent-style-name="Text_20_body">
      <style:text-properties officeooo:rsid="0cf20c6f" officeooo:paragraph-rsid="0cf20c6f"/>
    </style:style>
    <style:style style:name="P569" style:family="paragraph" style:parent-style-name="Text_20_body">
      <style:paragraph-properties fo:break-before="page"/>
      <style:text-properties officeooo:rsid="0cf20c6f" officeooo:paragraph-rsid="0cf20c6f"/>
    </style:style>
    <style:style style:name="P570" style:family="paragraph" style:parent-style-name="Text_20_body">
      <style:text-properties officeooo:rsid="0cf20c6f" officeooo:paragraph-rsid="0e352d1c"/>
    </style:style>
    <style:style style:name="P571" style:family="paragraph" style:parent-style-name="Text_20_body">
      <style:text-properties officeooo:rsid="0cf25a68" officeooo:paragraph-rsid="0cf20c6f"/>
    </style:style>
    <style:style style:name="P572" style:family="paragraph" style:parent-style-name="Text_20_body">
      <style:paragraph-properties fo:break-before="page"/>
      <style:text-properties officeooo:rsid="0cf25a68" officeooo:paragraph-rsid="0cf3d199"/>
    </style:style>
    <style:style style:name="P573" style:family="paragraph" style:parent-style-name="Text_20_body">
      <style:text-properties officeooo:rsid="0cf25a68" officeooo:paragraph-rsid="0e352d1c"/>
    </style:style>
    <style:style style:name="P574" style:family="paragraph" style:parent-style-name="Text_20_body">
      <style:text-properties officeooo:rsid="0cf3d199" officeooo:paragraph-rsid="0cf3d199"/>
    </style:style>
    <style:style style:name="P575" style:family="paragraph" style:parent-style-name="Text_20_body">
      <style:text-properties officeooo:rsid="0cf3d199" officeooo:paragraph-rsid="0cf51c29"/>
    </style:style>
    <style:style style:name="P576" style:family="paragraph" style:parent-style-name="Text_20_body">
      <style:text-properties officeooo:rsid="0cf3d199" officeooo:paragraph-rsid="0e352d1c"/>
    </style:style>
    <style:style style:name="P577" style:family="paragraph" style:parent-style-name="Text_20_body">
      <style:text-properties officeooo:rsid="0cf51c29" officeooo:paragraph-rsid="0cf53201"/>
    </style:style>
    <style:style style:name="P578" style:family="paragraph" style:parent-style-name="Text_20_body">
      <style:paragraph-properties fo:break-before="page"/>
      <style:text-properties officeooo:rsid="0cf51c29" officeooo:paragraph-rsid="0cf53201"/>
    </style:style>
    <style:style style:name="P579" style:family="paragraph" style:parent-style-name="Text_20_body">
      <style:text-properties officeooo:rsid="0cf53201" officeooo:paragraph-rsid="0cf53201"/>
    </style:style>
    <style:style style:name="P580" style:family="paragraph" style:parent-style-name="Text_20_body">
      <style:paragraph-properties fo:break-before="page"/>
      <style:text-properties officeooo:rsid="0cf53201" officeooo:paragraph-rsid="0cf53201"/>
    </style:style>
    <style:style style:name="P581" style:family="paragraph" style:parent-style-name="Text_20_body">
      <style:text-properties officeooo:rsid="0cf53201" officeooo:paragraph-rsid="0e352d1c"/>
    </style:style>
    <style:style style:name="P582" style:family="paragraph" style:parent-style-name="Text_20_body">
      <style:text-properties officeooo:rsid="0cfa4c2a" officeooo:paragraph-rsid="0cfa4c2a"/>
    </style:style>
    <style:style style:name="P583" style:family="paragraph" style:parent-style-name="Text_20_body">
      <style:text-properties officeooo:rsid="0cfa4c2a" officeooo:paragraph-rsid="0e352d1c"/>
    </style:style>
    <style:style style:name="P584" style:family="paragraph" style:parent-style-name="Text_20_body">
      <style:text-properties officeooo:rsid="07da1f1b" officeooo:paragraph-rsid="0d02077f"/>
    </style:style>
    <style:style style:name="P585" style:family="paragraph" style:parent-style-name="Text_20_body">
      <style:text-properties officeooo:rsid="0827d66d" officeooo:paragraph-rsid="0827d66d"/>
    </style:style>
    <style:style style:name="P586" style:family="paragraph" style:parent-style-name="Text_20_body">
      <style:text-properties officeooo:rsid="0d068efa" officeooo:paragraph-rsid="0d068efa"/>
    </style:style>
    <style:style style:name="P587" style:family="paragraph" style:parent-style-name="Text_20_body">
      <style:text-properties officeooo:rsid="0d0a3146" officeooo:paragraph-rsid="0d0a3146"/>
    </style:style>
    <style:style style:name="P588" style:family="paragraph" style:parent-style-name="Text_20_body">
      <style:text-properties officeooo:rsid="0d0a3146" officeooo:paragraph-rsid="0d0b2b62"/>
    </style:style>
    <style:style style:name="P589" style:family="paragraph" style:parent-style-name="Text_20_body">
      <style:text-properties officeooo:rsid="0d0a3146" officeooo:paragraph-rsid="0e352d1c"/>
    </style:style>
    <style:style style:name="P590" style:family="paragraph" style:parent-style-name="Text_20_body">
      <style:text-properties officeooo:rsid="0d3143e0" officeooo:paragraph-rsid="0d31baa0"/>
    </style:style>
    <style:style style:name="P591" style:family="paragraph" style:parent-style-name="Text_20_body">
      <style:text-properties officeooo:rsid="0d3143e0" officeooo:paragraph-rsid="0d33aebc"/>
    </style:style>
    <style:style style:name="P592" style:family="paragraph" style:parent-style-name="Text_20_body">
      <style:text-properties officeooo:rsid="0d3143e0" officeooo:paragraph-rsid="0e352d1c"/>
    </style:style>
    <style:style style:name="P593" style:family="paragraph" style:parent-style-name="Text_20_body">
      <style:text-properties officeooo:rsid="0d0e5f83" officeooo:paragraph-rsid="0d1050b9"/>
    </style:style>
    <style:style style:name="P594" style:family="paragraph" style:parent-style-name="Text_20_body">
      <style:text-properties officeooo:rsid="0d1689bb" officeooo:paragraph-rsid="0e352d1c"/>
    </style:style>
    <style:style style:name="P595" style:family="paragraph" style:parent-style-name="Text_20_body">
      <style:text-properties officeooo:rsid="0d28e900" officeooo:paragraph-rsid="0e352d1c"/>
    </style:style>
    <style:style style:name="P596" style:family="paragraph" style:parent-style-name="Text_20_body">
      <style:text-properties officeooo:rsid="0d31baa0" officeooo:paragraph-rsid="0d31baa0"/>
    </style:style>
    <style:style style:name="P597" style:family="paragraph" style:parent-style-name="Text_20_body">
      <style:text-properties officeooo:rsid="0d428b12" officeooo:paragraph-rsid="0d428b12"/>
    </style:style>
    <style:style style:name="P598" style:family="paragraph" style:parent-style-name="Text_20_body">
      <style:text-properties officeooo:rsid="0d44650b" officeooo:paragraph-rsid="0d44dd93"/>
    </style:style>
    <style:style style:name="P599" style:family="paragraph" style:parent-style-name="Text_20_body">
      <style:text-properties officeooo:rsid="0d44650b" officeooo:paragraph-rsid="0e352d1c"/>
    </style:style>
    <style:style style:name="P600" style:family="paragraph" style:parent-style-name="Text_20_body">
      <style:text-properties officeooo:rsid="0d6634f6" officeooo:paragraph-rsid="0d6634f6"/>
    </style:style>
    <style:style style:name="P601" style:family="paragraph" style:parent-style-name="Text_20_body">
      <style:text-properties officeooo:rsid="0d5e2289" officeooo:paragraph-rsid="0d5e2289"/>
    </style:style>
    <style:style style:name="P602" style:family="paragraph" style:parent-style-name="Text_20_body">
      <style:text-properties officeooo:rsid="0d5e2289" officeooo:paragraph-rsid="0e352d1c"/>
    </style:style>
    <style:style style:name="P603" style:family="paragraph" style:parent-style-name="Text_20_body">
      <style:text-properties officeooo:rsid="0d691534" officeooo:paragraph-rsid="0d6a32a5"/>
    </style:style>
    <style:style style:name="P604" style:family="paragraph" style:parent-style-name="Text_20_body">
      <style:text-properties officeooo:rsid="0d6de18c" officeooo:paragraph-rsid="0d6de18c"/>
    </style:style>
    <style:style style:name="P605" style:family="paragraph" style:parent-style-name="Text_20_body">
      <style:text-properties officeooo:rsid="0d78a41c" officeooo:paragraph-rsid="0d78a41c"/>
    </style:style>
    <style:style style:name="P606" style:family="paragraph" style:parent-style-name="Text_20_body">
      <style:text-properties officeooo:rsid="0d8e5a31" officeooo:paragraph-rsid="0d8e5a31"/>
    </style:style>
    <style:style style:name="P607" style:family="paragraph" style:parent-style-name="Text_20_body">
      <style:paragraph-properties fo:break-before="page"/>
      <style:text-properties officeooo:rsid="0d8e5a31" officeooo:paragraph-rsid="0d8e5a31"/>
    </style:style>
    <style:style style:name="P608" style:family="paragraph" style:parent-style-name="Text_20_body">
      <style:text-properties officeooo:rsid="0d8e5a31" officeooo:paragraph-rsid="0e352d1c"/>
    </style:style>
    <style:style style:name="P609" style:family="paragraph" style:parent-style-name="Text_20_body">
      <style:text-properties officeooo:rsid="0d8184ba" officeooo:paragraph-rsid="0d8184ba"/>
    </style:style>
    <style:style style:name="P610" style:family="paragraph" style:parent-style-name="Text_20_body">
      <style:text-properties officeooo:rsid="0d8184ba" officeooo:paragraph-rsid="0e352d1c"/>
    </style:style>
    <style:style style:name="P611" style:family="paragraph" style:parent-style-name="Text_20_body">
      <style:text-properties officeooo:rsid="0d886f41" officeooo:paragraph-rsid="0e352d1c"/>
    </style:style>
    <style:style style:name="P612" style:family="paragraph" style:parent-style-name="Text_20_body">
      <style:text-properties officeooo:rsid="0d8a5d82" officeooo:paragraph-rsid="0e24eb82"/>
    </style:style>
    <style:style style:name="P613" style:family="paragraph" style:parent-style-name="Text_20_body">
      <style:paragraph-properties fo:break-before="page"/>
      <style:text-properties officeooo:rsid="0d8a5d82" officeooo:paragraph-rsid="0e24eb82"/>
    </style:style>
    <style:style style:name="P614" style:family="paragraph" style:parent-style-name="Text_20_body">
      <style:text-properties officeooo:rsid="0d9012cd" officeooo:paragraph-rsid="0d9012cd"/>
    </style:style>
    <style:style style:name="P615" style:family="paragraph" style:parent-style-name="Text_20_body">
      <style:paragraph-properties fo:break-before="page"/>
      <style:text-properties officeooo:rsid="0d9012cd" officeooo:paragraph-rsid="0d9012cd"/>
    </style:style>
    <style:style style:name="P616" style:family="paragraph" style:parent-style-name="Text_20_body">
      <style:text-properties officeooo:rsid="0d9012cd" officeooo:paragraph-rsid="0e352d1c"/>
    </style:style>
    <style:style style:name="P617" style:family="paragraph" style:parent-style-name="Text_20_body">
      <style:text-properties officeooo:rsid="0d9262d6" officeooo:paragraph-rsid="0d9262d6"/>
    </style:style>
    <style:style style:name="P618" style:family="paragraph" style:parent-style-name="Text_20_body">
      <style:text-properties officeooo:rsid="0d9364c5" officeooo:paragraph-rsid="0d9364c5"/>
    </style:style>
    <style:style style:name="P619" style:family="paragraph" style:parent-style-name="Text_20_body">
      <style:text-properties officeooo:rsid="0d9560b0" officeooo:paragraph-rsid="0d9560b0"/>
    </style:style>
    <style:style style:name="P620" style:family="paragraph" style:parent-style-name="Text_20_body">
      <style:text-properties officeooo:rsid="0d95dab5" officeooo:paragraph-rsid="0d95dab5"/>
    </style:style>
    <style:style style:name="P621" style:family="paragraph" style:parent-style-name="Text_20_body">
      <style:paragraph-properties fo:break-before="page"/>
      <style:text-properties officeooo:rsid="0d95dab5" officeooo:paragraph-rsid="0d95dab5"/>
    </style:style>
    <style:style style:name="P622" style:family="paragraph" style:parent-style-name="Text_20_body">
      <style:text-properties officeooo:rsid="0d95dab5" officeooo:paragraph-rsid="0e352d1c"/>
    </style:style>
    <style:style style:name="P623" style:family="paragraph" style:parent-style-name="Text_20_body">
      <style:text-properties officeooo:rsid="0d96441c" officeooo:paragraph-rsid="0d96441c"/>
    </style:style>
    <style:style style:name="P624" style:family="paragraph" style:parent-style-name="Text_20_body">
      <style:paragraph-properties fo:break-before="page"/>
      <style:text-properties officeooo:rsid="0d96441c" officeooo:paragraph-rsid="0d96441c"/>
    </style:style>
    <style:style style:name="P625" style:family="paragraph" style:parent-style-name="Text_20_body">
      <style:text-properties officeooo:rsid="0d96441c" officeooo:paragraph-rsid="0e352d1c"/>
    </style:style>
    <style:style style:name="P626" style:family="paragraph" style:parent-style-name="Text_20_body">
      <style:text-properties officeooo:rsid="0d9654ab" officeooo:paragraph-rsid="0d9654ab"/>
    </style:style>
    <style:style style:name="P627" style:family="paragraph" style:parent-style-name="Text_20_body">
      <style:text-properties officeooo:rsid="0d9a473b" officeooo:paragraph-rsid="0d9a473b"/>
    </style:style>
    <style:style style:name="P628" style:family="paragraph" style:parent-style-name="Text_20_body">
      <style:paragraph-properties fo:break-before="page"/>
      <style:text-properties officeooo:rsid="0d9a473b" officeooo:paragraph-rsid="0d9a473b"/>
    </style:style>
    <style:style style:name="P629" style:family="paragraph" style:parent-style-name="Text_20_body">
      <style:text-properties officeooo:rsid="0d9a473b" officeooo:paragraph-rsid="0d9a6dd6"/>
    </style:style>
    <style:style style:name="P630" style:family="paragraph" style:parent-style-name="Text_20_body">
      <style:text-properties officeooo:rsid="0d9a473b" officeooo:paragraph-rsid="0e352d1c"/>
    </style:style>
    <style:style style:name="P631" style:family="paragraph" style:parent-style-name="Text_20_body">
      <style:text-properties officeooo:rsid="0d9cb8ab" officeooo:paragraph-rsid="0d9cb8ab"/>
    </style:style>
    <style:style style:name="P632" style:family="paragraph" style:parent-style-name="Text_20_body">
      <style:text-properties officeooo:rsid="0d9d599a" officeooo:paragraph-rsid="0d9d599a"/>
    </style:style>
    <style:style style:name="P633" style:family="paragraph" style:parent-style-name="Text_20_body">
      <style:paragraph-properties fo:break-before="page"/>
      <style:text-properties officeooo:rsid="0d9d599a" officeooo:paragraph-rsid="0d9d599a"/>
    </style:style>
    <style:style style:name="P634" style:family="paragraph" style:parent-style-name="Text_20_body">
      <style:text-properties officeooo:rsid="0d9d599a" officeooo:paragraph-rsid="0e352d1c"/>
    </style:style>
    <style:style style:name="P635" style:family="paragraph" style:parent-style-name="Text_20_body">
      <style:text-properties officeooo:rsid="0da3c686" officeooo:paragraph-rsid="0da3c686"/>
    </style:style>
    <style:style style:name="P636" style:family="paragraph" style:parent-style-name="Text_20_body">
      <style:text-properties officeooo:rsid="0da3c686" officeooo:paragraph-rsid="0da82c8a"/>
    </style:style>
    <style:style style:name="P637" style:family="paragraph" style:parent-style-name="Text_20_body">
      <style:text-properties officeooo:rsid="0da3c686" officeooo:paragraph-rsid="0e352d1c"/>
    </style:style>
    <style:style style:name="P638" style:family="paragraph" style:parent-style-name="Text_20_body">
      <style:text-properties officeooo:rsid="0d9ec51f" officeooo:paragraph-rsid="0d9ec51f"/>
    </style:style>
    <style:style style:name="P639" style:family="paragraph" style:parent-style-name="Text_20_body">
      <style:text-properties officeooo:rsid="0da3de6b" officeooo:paragraph-rsid="0da3de6b"/>
    </style:style>
    <style:style style:name="P640" style:family="paragraph" style:parent-style-name="Text_20_body">
      <style:paragraph-properties fo:break-before="page"/>
      <style:text-properties officeooo:rsid="0da3de6b" officeooo:paragraph-rsid="0e095fed"/>
    </style:style>
    <style:style style:name="P641" style:family="paragraph" style:parent-style-name="Text_20_body">
      <style:text-properties officeooo:rsid="0daa0c1f" officeooo:paragraph-rsid="0daa0c1f"/>
    </style:style>
    <style:style style:name="P642" style:family="paragraph" style:parent-style-name="Text_20_body">
      <style:text-properties officeooo:rsid="0daa0c1f" officeooo:paragraph-rsid="0e352d1c"/>
    </style:style>
    <style:style style:name="P643" style:family="paragraph" style:parent-style-name="Text_20_body">
      <style:text-properties officeooo:rsid="0daa85eb" officeooo:paragraph-rsid="0daa85eb"/>
    </style:style>
    <style:style style:name="P644" style:family="paragraph" style:parent-style-name="Text_20_body">
      <style:paragraph-properties fo:break-before="page"/>
      <style:text-properties officeooo:rsid="0daa85eb" officeooo:paragraph-rsid="0daa85eb"/>
    </style:style>
    <style:style style:name="P645" style:family="paragraph" style:parent-style-name="Text_20_body">
      <style:text-properties officeooo:rsid="0daa9a96" officeooo:paragraph-rsid="0daa9a96"/>
    </style:style>
    <style:style style:name="P646" style:family="paragraph" style:parent-style-name="Text_20_body">
      <style:paragraph-properties fo:break-before="page"/>
      <style:text-properties officeooo:rsid="0daa9a96" officeooo:paragraph-rsid="0dac530a"/>
    </style:style>
    <style:style style:name="P647" style:family="paragraph" style:parent-style-name="Text_20_body">
      <style:text-properties officeooo:rsid="0daa9a96" officeooo:paragraph-rsid="0dac530a"/>
    </style:style>
    <style:style style:name="P648" style:family="paragraph" style:parent-style-name="Text_20_body">
      <style:text-properties officeooo:rsid="0daa9a96" officeooo:paragraph-rsid="0e352d1c"/>
    </style:style>
    <style:style style:name="P649" style:family="paragraph" style:parent-style-name="Text_20_body">
      <style:text-properties officeooo:rsid="0db1fc6b" officeooo:paragraph-rsid="0db1fc6b"/>
    </style:style>
    <style:style style:name="P650" style:family="paragraph" style:parent-style-name="Text_20_body">
      <style:text-properties officeooo:rsid="0db78b1f" officeooo:paragraph-rsid="0db78b1f"/>
    </style:style>
    <style:style style:name="P651" style:family="paragraph" style:parent-style-name="Text_20_body">
      <style:text-properties officeooo:rsid="0db93661" officeooo:paragraph-rsid="0db93661"/>
    </style:style>
    <style:style style:name="P652" style:family="paragraph" style:parent-style-name="Text_20_body">
      <style:text-properties officeooo:rsid="0dba9db0" officeooo:paragraph-rsid="0dba9db0"/>
    </style:style>
    <style:style style:name="P653" style:family="paragraph" style:parent-style-name="Text_20_body">
      <style:paragraph-properties fo:break-before="page"/>
      <style:text-properties officeooo:rsid="0dba9db0" officeooo:paragraph-rsid="0e095fed"/>
    </style:style>
    <style:style style:name="P654" style:family="paragraph" style:parent-style-name="Text_20_body">
      <style:text-properties officeooo:rsid="0dba9db0" officeooo:paragraph-rsid="0e352d1c"/>
    </style:style>
    <style:style style:name="P655" style:family="paragraph" style:parent-style-name="Text_20_body">
      <style:text-properties officeooo:rsid="0dbb6edd" officeooo:paragraph-rsid="0dbb6edd"/>
    </style:style>
    <style:style style:name="P656" style:family="paragraph" style:parent-style-name="Text_20_body">
      <style:text-properties officeooo:rsid="0dc83a77" officeooo:paragraph-rsid="0dc83a77"/>
    </style:style>
    <style:style style:name="P657" style:family="paragraph" style:parent-style-name="Text_20_body">
      <style:paragraph-properties fo:break-before="page"/>
      <style:text-properties officeooo:rsid="0dc83a77" officeooo:paragraph-rsid="0dc83a77"/>
    </style:style>
    <style:style style:name="P658" style:family="paragraph" style:parent-style-name="Text_20_body">
      <style:text-properties officeooo:rsid="0dc83a77" officeooo:paragraph-rsid="0e352d1c"/>
    </style:style>
    <style:style style:name="P659" style:family="paragraph" style:parent-style-name="Text_20_body">
      <style:text-properties officeooo:rsid="0dc1391c" officeooo:paragraph-rsid="0dc1391c"/>
    </style:style>
    <style:style style:name="P660" style:family="paragraph" style:parent-style-name="Text_20_body">
      <style:text-properties officeooo:rsid="0dc2f596" officeooo:paragraph-rsid="0dc2f596"/>
    </style:style>
    <style:style style:name="P661" style:family="paragraph" style:parent-style-name="Text_20_body">
      <style:text-properties officeooo:rsid="0dc1b8c7" officeooo:paragraph-rsid="0dc1b8c7"/>
    </style:style>
    <style:style style:name="P662" style:family="paragraph" style:parent-style-name="Text_20_body">
      <style:paragraph-properties fo:break-before="page"/>
      <style:text-properties officeooo:rsid="0dc1b8c7" officeooo:paragraph-rsid="0dc1b8c7"/>
    </style:style>
    <style:style style:name="P663" style:family="paragraph" style:parent-style-name="Text_20_body">
      <style:text-properties officeooo:rsid="0dc1b8c7" officeooo:paragraph-rsid="0e352d1c"/>
    </style:style>
    <style:style style:name="P664" style:family="paragraph" style:parent-style-name="Text_20_body">
      <style:text-properties officeooo:rsid="0dc20ed0" officeooo:paragraph-rsid="0dc20ed0"/>
    </style:style>
    <style:style style:name="P665" style:family="paragraph" style:parent-style-name="Text_20_body">
      <style:text-properties officeooo:rsid="0dc20ed0" officeooo:paragraph-rsid="0e24eb82"/>
    </style:style>
    <style:style style:name="P666" style:family="paragraph" style:parent-style-name="Text_20_body">
      <style:text-properties officeooo:rsid="0dc20ed0" officeooo:paragraph-rsid="0e49194b"/>
    </style:style>
    <style:style style:name="P667" style:family="paragraph" style:parent-style-name="Text_20_body">
      <style:text-properties officeooo:rsid="0dc485f0" officeooo:paragraph-rsid="0dc485f0"/>
    </style:style>
    <style:style style:name="P668" style:family="paragraph" style:parent-style-name="Text_20_body">
      <style:text-properties officeooo:rsid="0dca31ac" officeooo:paragraph-rsid="0dca31ac"/>
    </style:style>
    <style:style style:name="P669" style:family="paragraph" style:parent-style-name="Text_20_body">
      <style:text-properties officeooo:rsid="0dcafe22" officeooo:paragraph-rsid="0dcafe22"/>
    </style:style>
    <style:style style:name="P670" style:family="paragraph" style:parent-style-name="Text_20_body">
      <style:text-properties officeooo:rsid="0dcb98bb" officeooo:paragraph-rsid="0dcb98bb"/>
    </style:style>
    <style:style style:name="P671" style:family="paragraph" style:parent-style-name="Text_20_body">
      <style:paragraph-properties fo:break-before="page"/>
      <style:text-properties officeooo:rsid="0dcb98bb" officeooo:paragraph-rsid="0dcb98bb"/>
    </style:style>
    <style:style style:name="P672" style:family="paragraph" style:parent-style-name="Text_20_body">
      <style:text-properties officeooo:rsid="0dcb98bb" officeooo:paragraph-rsid="0e352d1c"/>
    </style:style>
    <style:style style:name="P673" style:family="paragraph" style:parent-style-name="Text_20_body">
      <style:text-properties officeooo:rsid="0dccec4f" officeooo:paragraph-rsid="0dccec4f"/>
    </style:style>
    <style:style style:name="P674" style:family="paragraph" style:parent-style-name="Text_20_body">
      <style:text-properties officeooo:rsid="0ddf6ff0" officeooo:paragraph-rsid="0ddf6ff0"/>
    </style:style>
    <style:style style:name="P675" style:family="paragraph" style:parent-style-name="Text_20_body">
      <style:text-properties officeooo:rsid="0dcfffa7" officeooo:paragraph-rsid="0dcfffa7"/>
    </style:style>
    <style:style style:name="P676" style:family="paragraph" style:parent-style-name="Text_20_body">
      <style:text-properties officeooo:rsid="0dd605f8" officeooo:paragraph-rsid="0dd650f1"/>
    </style:style>
    <style:style style:name="P677" style:family="paragraph" style:parent-style-name="Text_20_body">
      <style:paragraph-properties fo:break-before="page"/>
      <style:text-properties officeooo:rsid="0dd605f8" officeooo:paragraph-rsid="0dd605f8"/>
    </style:style>
    <style:style style:name="P678" style:family="paragraph" style:parent-style-name="Text_20_body">
      <style:text-properties officeooo:rsid="0dd605f8" officeooo:paragraph-rsid="0e352d1c"/>
    </style:style>
    <style:style style:name="P679" style:family="paragraph" style:parent-style-name="Text_20_body">
      <style:text-properties officeooo:rsid="0dd77f32" officeooo:paragraph-rsid="0dd77f32"/>
    </style:style>
    <style:style style:name="P680" style:family="paragraph" style:parent-style-name="Text_20_body">
      <style:text-properties officeooo:rsid="0ddeafce" officeooo:paragraph-rsid="0ddeafce"/>
    </style:style>
    <style:style style:name="P681" style:family="paragraph" style:parent-style-name="Text_20_body">
      <style:text-properties officeooo:rsid="0de06dcb" officeooo:paragraph-rsid="0de06dcb"/>
    </style:style>
    <style:style style:name="P682" style:family="paragraph" style:parent-style-name="Text_20_body">
      <style:text-properties officeooo:rsid="0de20e3b" officeooo:paragraph-rsid="0de3203c"/>
    </style:style>
    <style:style style:name="P683" style:family="paragraph" style:parent-style-name="Text_20_body">
      <style:paragraph-properties fo:break-before="page"/>
      <style:text-properties officeooo:rsid="0de20e3b" officeooo:paragraph-rsid="0de20e3b"/>
    </style:style>
    <style:style style:name="P684" style:family="paragraph" style:parent-style-name="Text_20_body">
      <style:text-properties officeooo:rsid="0de20e3b" officeooo:paragraph-rsid="0e352d1c"/>
    </style:style>
    <style:style style:name="P685" style:family="paragraph" style:parent-style-name="Text_20_body">
      <style:text-properties officeooo:rsid="0de3a123" officeooo:paragraph-rsid="0de3a123"/>
    </style:style>
    <style:style style:name="P686" style:family="paragraph" style:parent-style-name="Text_20_body">
      <style:paragraph-properties fo:break-before="page"/>
      <style:text-properties officeooo:rsid="0de3a123" officeooo:paragraph-rsid="0de3a123"/>
    </style:style>
    <style:style style:name="P687" style:family="paragraph" style:parent-style-name="Text_20_body">
      <style:text-properties officeooo:rsid="0de3a123" officeooo:paragraph-rsid="0e352d1c"/>
    </style:style>
    <style:style style:name="P688" style:family="paragraph" style:parent-style-name="Text_20_body">
      <style:text-properties officeooo:rsid="0de9abd5" officeooo:paragraph-rsid="0de9abd5"/>
    </style:style>
    <style:style style:name="P689" style:family="paragraph" style:parent-style-name="Text_20_body">
      <style:text-properties officeooo:rsid="0de3b333" officeooo:paragraph-rsid="0de3b333"/>
    </style:style>
    <style:style style:name="P690" style:family="paragraph" style:parent-style-name="Text_20_body">
      <style:text-properties officeooo:rsid="0deb4685" officeooo:paragraph-rsid="0dec0424"/>
    </style:style>
    <style:style style:name="P691" style:family="paragraph" style:parent-style-name="Endnote">
      <style:paragraph-properties fo:break-before="page"/>
      <style:text-properties officeooo:paragraph-rsid="0dfd0a07"/>
    </style:style>
    <style:style style:name="P692" style:family="paragraph" style:parent-style-name="Endnote">
      <style:text-properties officeooo:paragraph-rsid="0dfd0a07"/>
    </style:style>
    <style:style style:name="P693" style:family="paragraph" style:parent-style-name="Text_20_body">
      <style:text-properties officeooo:rsid="0df0eb0c" officeooo:paragraph-rsid="0df0eb0c"/>
    </style:style>
    <style:style style:name="P694" style:family="paragraph" style:parent-style-name="Text_20_body">
      <style:text-properties officeooo:rsid="0df70ab6" officeooo:paragraph-rsid="0df70ab6"/>
    </style:style>
    <style:style style:name="P695" style:family="paragraph" style:parent-style-name="Text_20_body">
      <style:text-properties officeooo:rsid="0df2c41a" officeooo:paragraph-rsid="0df2c41a"/>
    </style:style>
    <style:style style:name="P696" style:family="paragraph" style:parent-style-name="Text_20_body">
      <style:text-properties officeooo:rsid="0df2c41a" officeooo:paragraph-rsid="0e352d1c"/>
    </style:style>
    <style:style style:name="P697" style:family="paragraph" style:parent-style-name="Text_20_body">
      <style:text-properties officeooo:rsid="0df369ed" officeooo:paragraph-rsid="0df369ed"/>
    </style:style>
    <style:style style:name="P698" style:family="paragraph" style:parent-style-name="Text_20_body">
      <style:text-properties officeooo:rsid="0df8c566" officeooo:paragraph-rsid="0df8c566"/>
    </style:style>
    <style:style style:name="P699" style:family="paragraph" style:parent-style-name="Text_20_body">
      <style:paragraph-properties fo:break-before="page"/>
      <style:text-properties officeooo:rsid="0df8c566" officeooo:paragraph-rsid="0df8c566"/>
    </style:style>
    <style:style style:name="P700" style:family="paragraph" style:parent-style-name="Text_20_body">
      <style:text-properties officeooo:rsid="0df8c566" officeooo:paragraph-rsid="0e352d1c"/>
    </style:style>
    <style:style style:name="P701" style:family="paragraph" style:parent-style-name="Text_20_body">
      <style:text-properties officeooo:rsid="0dfa7fa3" officeooo:paragraph-rsid="0dfa7fa3"/>
    </style:style>
    <style:style style:name="P702" style:family="paragraph" style:parent-style-name="Text_20_body">
      <style:text-properties officeooo:rsid="0dfa7fa3" officeooo:paragraph-rsid="0e352d1c"/>
    </style:style>
    <style:style style:name="P703" style:family="paragraph" style:parent-style-name="Text_20_body">
      <style:paragraph-properties fo:break-before="page"/>
    </style:style>
    <style:style style:name="P704" style:family="paragraph" style:parent-style-name="YdWl2">
      <style:paragraph-properties fo:break-before="page"/>
    </style:style>
    <style:style style:name="P705" style:family="paragraph" style:parent-style-name="Contents_20_Heading">
      <style:paragraph-properties fo:break-before="page"/>
    </style:style>
    <style:style style:name="P706" style:family="paragraph" style:parent-style-name="Endnote">
      <style:text-properties officeooo:rsid="0dfd0a07" officeooo:paragraph-rsid="0dfd0a07"/>
    </style:style>
    <style:style style:name="P707" style:family="paragraph" style:parent-style-name="Text_20_body">
      <style:text-properties officeooo:paragraph-rsid="0e318456"/>
    </style:style>
    <style:style style:name="P708" style:family="paragraph" style:parent-style-name="Text_20_body">
      <style:text-properties officeooo:paragraph-rsid="0e32b270"/>
    </style:style>
    <style:style style:name="P709" style:family="paragraph" style:parent-style-name="Text_20_body">
      <style:text-properties officeooo:rsid="0e2d508d" officeooo:paragraph-rsid="0e2d508d"/>
    </style:style>
    <style:style style:name="P710" style:family="paragraph" style:parent-style-name="Text_20_body">
      <style:paragraph-properties fo:break-before="page"/>
      <style:text-properties officeooo:rsid="0e2d508d" officeooo:paragraph-rsid="0e2f03e4"/>
    </style:style>
    <style:style style:name="P711" style:family="paragraph" style:parent-style-name="Text_20_body">
      <style:text-properties officeooo:rsid="0e2d508d" officeooo:paragraph-rsid="0e352d1c"/>
    </style:style>
    <style:style style:name="P712" style:family="paragraph" style:parent-style-name="Standard">
      <style:text-properties officeooo:rsid="0814a8a5" officeooo:paragraph-rsid="0e24eb82"/>
    </style:style>
    <style:style style:name="P713" style:family="paragraph" style:parent-style-name="Standard">
      <style:paragraph-properties fo:break-before="page"/>
      <style:text-properties officeooo:rsid="0814a8a5" officeooo:paragraph-rsid="0e24eb82"/>
    </style:style>
    <style:style style:name="P714" style:family="paragraph" style:parent-style-name="Text_20_body">
      <style:text-properties officeooo:rsid="0814a8a5" officeooo:paragraph-rsid="0e22a5ce"/>
    </style:style>
    <style:style style:name="P715" style:family="paragraph" style:parent-style-name="Standard">
      <style:text-properties officeooo:paragraph-rsid="0e279775"/>
    </style:style>
    <style:style style:name="P716" style:family="paragraph" style:parent-style-name="Table_20_Contents">
      <style:text-properties style:font-size-asian="10pt" style:font-size-complex="10pt"/>
    </style:style>
    <style:style style:name="P717" style:family="paragraph" style:parent-style-name="Table_20_Contents">
      <style:text-properties officeooo:paragraph-rsid="0e1f2382" style:font-size-asian="10pt" style:font-size-complex="10pt"/>
    </style:style>
    <style:style style:name="P718" style:family="paragraph" style:parent-style-name="Table_20_Contents">
      <style:text-properties officeooo:paragraph-rsid="0e279775" style:font-size-asian="10pt" style:font-size-complex="10pt"/>
    </style:style>
    <style:style style:name="P719" style:family="paragraph" style:parent-style-name="Table_20_Contents">
      <style:text-properties officeooo:paragraph-rsid="0e318456" style:font-size-asian="10pt" style:font-size-complex="10pt"/>
    </style:style>
    <style:style style:name="P720" style:family="paragraph" style:parent-style-name="Table_20_Contents">
      <style:text-properties officeooo:paragraph-rsid="0e32b270" style:font-size-asian="10pt" style:font-size-complex="10pt"/>
    </style:style>
    <style:style style:name="P721" style:family="paragraph" style:parent-style-name="Table_20_Contents">
      <style:text-properties officeooo:paragraph-rsid="0e348b95" style:font-size-asian="10pt" style:font-size-complex="10pt"/>
    </style:style>
    <style:style style:name="P722" style:family="paragraph" style:parent-style-name="Table_20_Contents">
      <style:text-properties officeooo:paragraph-rsid="0e34d952" style:font-size-asian="10pt" style:font-size-complex="10pt"/>
    </style:style>
    <style:style style:name="P723" style:family="paragraph" style:parent-style-name="Table_20_Contents">
      <style:text-properties officeooo:paragraph-rsid="0e352d1c" style:font-size-asian="10pt" style:font-size-complex="10pt"/>
    </style:style>
    <style:style style:name="P724" style:family="paragraph" style:parent-style-name="Table_20_Contents">
      <style:text-properties officeooo:paragraph-rsid="0e49194b" style:font-size-asian="10pt" style:font-size-complex="10pt"/>
    </style:style>
    <style:style style:name="P725" style:family="paragraph" style:parent-style-name="Table_20_Contents">
      <style:text-properties officeooo:paragraph-rsid="0e65f4b0" style:font-size-asian="10pt" style:font-size-complex="10pt"/>
    </style:style>
    <style:style style:name="P726" style:family="paragraph" style:parent-style-name="Text_20_body">
      <style:text-properties officeooo:rsid="07e3d9a7" officeooo:paragraph-rsid="0e1714ee"/>
    </style:style>
    <style:style style:name="P727" style:family="paragraph" style:parent-style-name="Text_20_body">
      <style:text-properties officeooo:rsid="07f87755" officeooo:paragraph-rsid="0e05d733"/>
    </style:style>
    <style:style style:name="P728" style:family="paragraph" style:parent-style-name="Text_20_body">
      <style:paragraph-properties fo:break-before="page"/>
      <style:text-properties officeooo:rsid="07f87755" officeooo:paragraph-rsid="0e1f2382"/>
    </style:style>
    <style:style style:name="P729" style:family="paragraph" style:parent-style-name="Text_20_body">
      <style:paragraph-properties fo:break-before="page"/>
      <style:text-properties officeooo:rsid="0818681d" officeooo:paragraph-rsid="0e1f2382"/>
    </style:style>
    <style:style style:name="P730" style:family="paragraph" style:parent-style-name="Text_20_body">
      <style:paragraph-properties fo:break-before="page"/>
      <style:text-properties officeooo:rsid="082c2524" officeooo:paragraph-rsid="082c2524"/>
    </style:style>
    <style:style style:name="P731" style:family="paragraph" style:parent-style-name="Text_20_body">
      <style:paragraph-properties fo:break-before="page"/>
      <style:text-properties officeooo:rsid="08494aac" officeooo:paragraph-rsid="084cb4c2"/>
    </style:style>
    <style:style style:name="P732" style:family="paragraph" style:parent-style-name="Text_20_body">
      <style:text-properties officeooo:rsid="08494aac" officeooo:paragraph-rsid="0e318456"/>
    </style:style>
    <style:style style:name="P733" style:family="paragraph" style:parent-style-name="Text_20_body">
      <style:paragraph-properties fo:break-before="page"/>
      <style:text-properties officeooo:rsid="083f1421" officeooo:paragraph-rsid="083f1421"/>
    </style:style>
    <style:style style:name="P734" style:family="paragraph" style:parent-style-name="Text_20_body">
      <style:paragraph-properties fo:break-before="page"/>
      <style:text-properties officeooo:rsid="084e86cc" officeooo:paragraph-rsid="084e86cc"/>
    </style:style>
    <style:style style:name="P735" style:family="paragraph" style:parent-style-name="Text_20_body">
      <style:paragraph-properties fo:break-before="page"/>
      <style:text-properties officeooo:rsid="08935566" officeooo:paragraph-rsid="0896c4b4"/>
    </style:style>
    <style:style style:name="P736" style:family="paragraph" style:parent-style-name="Text_20_body">
      <style:paragraph-properties fo:break-before="page"/>
      <style:text-properties officeooo:rsid="08a5e775" officeooo:paragraph-rsid="08a5e775"/>
    </style:style>
    <style:style style:name="P737" style:family="paragraph" style:parent-style-name="Text_20_body">
      <style:paragraph-properties fo:break-before="page"/>
      <style:text-properties officeooo:rsid="08b3d289" officeooo:paragraph-rsid="08b3d289"/>
    </style:style>
    <style:style style:name="P738" style:family="paragraph" style:parent-style-name="Text_20_body">
      <style:paragraph-properties fo:break-before="page"/>
      <style:text-properties officeooo:rsid="08ca9554" officeooo:paragraph-rsid="08ca9554"/>
    </style:style>
    <style:style style:name="P739" style:family="paragraph" style:parent-style-name="Text_20_body">
      <style:text-properties officeooo:rsid="08ca9554" officeooo:paragraph-rsid="0e318456"/>
    </style:style>
    <style:style style:name="P740" style:family="paragraph" style:parent-style-name="Text_20_body">
      <style:paragraph-properties fo:break-before="page"/>
      <style:text-properties officeooo:rsid="08cde473" officeooo:paragraph-rsid="0e05d733"/>
    </style:style>
    <style:style style:name="P741" style:family="paragraph" style:parent-style-name="Text_20_body">
      <style:text-properties officeooo:rsid="08cde473" officeooo:paragraph-rsid="0e318456"/>
    </style:style>
    <style:style style:name="P742" style:family="paragraph" style:parent-style-name="Text_20_body">
      <style:text-properties officeooo:rsid="08dbe43b" officeooo:paragraph-rsid="0e235121"/>
    </style:style>
    <style:style style:name="P743" style:family="paragraph" style:parent-style-name="Text_20_body">
      <style:text-properties officeooo:rsid="092b7bb1" officeooo:paragraph-rsid="0e32b270"/>
    </style:style>
    <style:style style:name="P744" style:family="paragraph" style:parent-style-name="Text_20_body">
      <style:text-properties officeooo:rsid="093a5c77" officeooo:paragraph-rsid="0e32b270"/>
    </style:style>
    <style:style style:name="P745" style:family="paragraph" style:parent-style-name="Text_20_body">
      <style:text-properties officeooo:rsid="09592e98" officeooo:paragraph-rsid="0e32b270"/>
    </style:style>
    <style:style style:name="P746" style:family="paragraph" style:parent-style-name="Text_20_body">
      <style:text-properties officeooo:rsid="09a66aab" officeooo:paragraph-rsid="09ab1ef2"/>
    </style:style>
    <style:style style:name="P747" style:family="paragraph" style:parent-style-name="Text_20_body">
      <style:text-properties officeooo:rsid="09a66aab" officeooo:paragraph-rsid="0e23ade2"/>
    </style:style>
    <style:style style:name="P748" style:family="paragraph" style:parent-style-name="Text_20_body">
      <style:paragraph-properties fo:break-before="page"/>
      <style:text-properties officeooo:rsid="09a66aab" officeooo:paragraph-rsid="0e23ade2"/>
    </style:style>
    <style:style style:name="P749" style:family="paragraph" style:parent-style-name="Text_20_body">
      <style:text-properties officeooo:rsid="09ce6c4a" officeooo:paragraph-rsid="0e32b270"/>
    </style:style>
    <style:style style:name="P750" style:family="paragraph" style:parent-style-name="Text_20_body">
      <style:text-properties officeooo:rsid="09e3d875" officeooo:paragraph-rsid="0e32b270"/>
    </style:style>
    <style:style style:name="P751" style:family="paragraph" style:parent-style-name="Text_20_body">
      <style:text-properties officeooo:rsid="0a244a37" officeooo:paragraph-rsid="0a244a37"/>
    </style:style>
    <style:style style:name="P752" style:family="paragraph" style:parent-style-name="Text_20_body">
      <style:text-properties officeooo:rsid="0a367c42" officeooo:paragraph-rsid="0e32b270"/>
    </style:style>
    <style:style style:name="P753" style:family="paragraph" style:parent-style-name="Text_20_body">
      <style:text-properties officeooo:rsid="0a457b4b" officeooo:paragraph-rsid="0e32b270"/>
    </style:style>
    <style:style style:name="P754" style:family="paragraph" style:parent-style-name="Text_20_body">
      <style:text-properties officeooo:rsid="0a7d8f77" officeooo:paragraph-rsid="0e32b270"/>
    </style:style>
    <style:style style:name="P755" style:family="paragraph" style:parent-style-name="Text_20_body">
      <style:text-properties officeooo:rsid="0a8126c6" officeooo:paragraph-rsid="0e32b270"/>
    </style:style>
    <style:style style:name="P756" style:family="paragraph" style:parent-style-name="Text_20_body">
      <style:text-properties officeooo:rsid="0a91cac1" officeooo:paragraph-rsid="0e076aff"/>
    </style:style>
    <style:style style:name="P757" style:family="paragraph" style:parent-style-name="Text_20_body">
      <style:text-properties officeooo:rsid="0a91cac1" officeooo:paragraph-rsid="0e32b270"/>
    </style:style>
    <style:style style:name="P758" style:family="paragraph" style:parent-style-name="Text_20_body">
      <style:text-properties officeooo:rsid="0aa243c0" officeooo:paragraph-rsid="0e32b270"/>
    </style:style>
    <style:style style:name="P759" style:family="paragraph" style:parent-style-name="Text_20_body">
      <style:paragraph-properties fo:text-indent="0cm" style:auto-text-indent="false"/>
      <style:text-properties officeooo:rsid="0ac65b68" officeooo:paragraph-rsid="0e32b270"/>
    </style:style>
    <style:style style:name="P760" style:family="paragraph" style:parent-style-name="Text_20_body">
      <style:paragraph-properties fo:break-before="page"/>
      <style:text-properties officeooo:rsid="0ae326e5" officeooo:paragraph-rsid="0ae326e5"/>
    </style:style>
    <style:style style:name="P761" style:family="paragraph" style:parent-style-name="Text_20_body">
      <style:text-properties officeooo:rsid="0ae326e5" officeooo:paragraph-rsid="0e32b270"/>
    </style:style>
    <style:style style:name="P762" style:family="paragraph" style:parent-style-name="Text_20_body">
      <style:paragraph-properties fo:break-before="page"/>
      <style:text-properties officeooo:rsid="0aedae1b" officeooo:paragraph-rsid="0aedae1b"/>
    </style:style>
    <style:style style:name="P763" style:family="paragraph" style:parent-style-name="Text_20_body">
      <style:paragraph-properties fo:break-before="page"/>
      <style:text-properties officeooo:rsid="0b0e1912" officeooo:paragraph-rsid="0b0e1912"/>
    </style:style>
    <style:style style:name="P764" style:family="paragraph" style:parent-style-name="Text_20_body">
      <style:text-properties officeooo:rsid="0b0e1912" officeooo:paragraph-rsid="0e32b270"/>
    </style:style>
    <style:style style:name="P765" style:family="paragraph" style:parent-style-name="Text_20_body">
      <style:paragraph-properties fo:break-before="page"/>
      <style:text-properties officeooo:rsid="0b150b75" officeooo:paragraph-rsid="0b150b75"/>
    </style:style>
    <style:style style:name="P766" style:family="paragraph" style:parent-style-name="Text_20_body">
      <style:paragraph-properties fo:break-before="page"/>
      <style:text-properties officeooo:rsid="0b1a06a8" officeooo:paragraph-rsid="0e076aff"/>
    </style:style>
    <style:style style:name="P767" style:family="paragraph" style:parent-style-name="Text_20_body">
      <style:text-properties officeooo:rsid="0b1a06a8" officeooo:paragraph-rsid="0e32b270"/>
    </style:style>
    <style:style style:name="P768" style:family="paragraph" style:parent-style-name="Text_20_body">
      <style:paragraph-properties fo:break-before="page"/>
      <style:text-properties officeooo:rsid="0b4d033a" officeooo:paragraph-rsid="0b4d033a"/>
    </style:style>
    <style:style style:name="P769" style:family="paragraph" style:parent-style-name="Text_20_body">
      <style:paragraph-properties fo:break-before="page"/>
      <style:text-properties officeooo:rsid="0b6a9d9f" officeooo:paragraph-rsid="0b6a9d9f"/>
    </style:style>
    <style:style style:name="P770" style:family="paragraph" style:parent-style-name="Text_20_body">
      <style:text-properties officeooo:rsid="0b6a9d9f" officeooo:paragraph-rsid="0e32b270"/>
    </style:style>
    <style:style style:name="P771" style:family="paragraph" style:parent-style-name="Text_20_body">
      <style:text-properties officeooo:rsid="0b83e29e" officeooo:paragraph-rsid="0e32b270"/>
    </style:style>
    <style:style style:name="P772" style:family="paragraph" style:parent-style-name="Text_20_body">
      <style:paragraph-properties fo:break-before="page"/>
      <style:text-properties officeooo:rsid="0b8e9646" officeooo:paragraph-rsid="0e076aff"/>
    </style:style>
    <style:style style:name="P773" style:family="paragraph" style:parent-style-name="Text_20_body">
      <style:text-properties officeooo:rsid="0b8e9646" officeooo:paragraph-rsid="0e348b95"/>
    </style:style>
    <style:style style:name="P774" style:family="paragraph" style:parent-style-name="Text_20_body">
      <style:paragraph-properties fo:break-before="page"/>
      <style:text-properties officeooo:rsid="0ba6071a" officeooo:paragraph-rsid="0ba6701f"/>
    </style:style>
    <style:style style:name="P775" style:family="paragraph" style:parent-style-name="Text_20_body">
      <style:text-properties officeooo:rsid="0ba6071a" officeooo:paragraph-rsid="0e348b95"/>
    </style:style>
    <style:style style:name="P776" style:family="paragraph" style:parent-style-name="Text_20_body">
      <style:text-properties officeooo:rsid="0bad342f" officeooo:paragraph-rsid="0e348b95"/>
    </style:style>
    <style:style style:name="P777" style:family="paragraph" style:parent-style-name="Text_20_body">
      <style:paragraph-properties fo:break-before="page"/>
      <style:text-properties officeooo:rsid="0bb11f56" officeooo:paragraph-rsid="0bb11f56"/>
    </style:style>
    <style:style style:name="P778" style:family="paragraph" style:parent-style-name="Text_20_body">
      <style:paragraph-properties fo:break-before="page"/>
      <style:text-properties officeooo:rsid="0bc33afa" officeooo:paragraph-rsid="0bc33afa"/>
    </style:style>
    <style:style style:name="P779" style:family="paragraph" style:parent-style-name="Text_20_body">
      <style:text-properties officeooo:rsid="0bd9a9f9" officeooo:paragraph-rsid="0e34d952"/>
    </style:style>
    <style:style style:name="P780" style:family="paragraph" style:parent-style-name="Text_20_body">
      <style:paragraph-properties fo:break-before="page"/>
      <style:text-properties officeooo:rsid="0bd9a9f9" officeooo:paragraph-rsid="0e34d952"/>
    </style:style>
    <style:style style:name="P781" style:family="paragraph" style:parent-style-name="Text_20_body">
      <style:paragraph-properties fo:break-before="page"/>
      <style:text-properties officeooo:rsid="0be5fc0a" officeooo:paragraph-rsid="0be5fc0a"/>
    </style:style>
    <style:style style:name="P782" style:family="paragraph" style:parent-style-name="Text_20_body">
      <style:paragraph-properties fo:break-before="page"/>
      <style:text-properties officeooo:rsid="0bffb063" officeooo:paragraph-rsid="0c01c985"/>
    </style:style>
    <style:style style:name="P783" style:family="paragraph" style:parent-style-name="Text_20_body">
      <style:paragraph-properties fo:break-before="page"/>
      <style:text-properties officeooo:rsid="0c0775d3" officeooo:paragraph-rsid="0c0775d3"/>
    </style:style>
    <style:style style:name="P784" style:family="paragraph" style:parent-style-name="Text_20_body">
      <style:paragraph-properties fo:break-before="page"/>
      <style:text-properties officeooo:rsid="0c12d031" officeooo:paragraph-rsid="0c12d031"/>
    </style:style>
    <style:style style:name="P785" style:family="paragraph" style:parent-style-name="Text_20_body">
      <style:paragraph-properties fo:break-before="page"/>
      <style:text-properties officeooo:rsid="0c1e1ea1" officeooo:paragraph-rsid="0c1e1ea1"/>
    </style:style>
    <style:style style:name="P786" style:family="paragraph" style:parent-style-name="Text_20_body">
      <style:paragraph-properties fo:break-before="page"/>
      <style:text-properties officeooo:rsid="0c4c65b9" officeooo:paragraph-rsid="0e076aff"/>
    </style:style>
    <style:style style:name="P787" style:family="paragraph" style:parent-style-name="Text_20_body">
      <style:text-properties officeooo:rsid="0c4c65b9" officeooo:paragraph-rsid="0e34d952"/>
    </style:style>
    <style:style style:name="P788" style:family="paragraph" style:parent-style-name="Text_20_body">
      <style:paragraph-properties fo:break-before="page"/>
      <style:text-properties officeooo:rsid="0c559243" officeooo:paragraph-rsid="0c559243"/>
    </style:style>
    <style:style style:name="P789" style:family="paragraph" style:parent-style-name="Text_20_body">
      <style:paragraph-properties fo:break-before="page"/>
      <style:text-properties officeooo:rsid="0c8159c9" officeooo:paragraph-rsid="0c82b3b1"/>
    </style:style>
    <style:style style:name="P790" style:family="paragraph" style:parent-style-name="Text_20_body">
      <style:text-properties officeooo:rsid="0c8159c9" officeooo:paragraph-rsid="0e34d952"/>
    </style:style>
    <style:style style:name="P791" style:family="paragraph" style:parent-style-name="Text_20_body">
      <style:paragraph-properties fo:break-before="page"/>
      <style:text-properties officeooo:rsid="0cc7e234" officeooo:paragraph-rsid="0e076aff"/>
    </style:style>
    <style:style style:name="P792" style:family="paragraph" style:parent-style-name="Text_20_body">
      <style:text-properties officeooo:rsid="0cc7e234" officeooo:paragraph-rsid="0e352d1c"/>
    </style:style>
    <style:style style:name="P793" style:family="paragraph" style:parent-style-name="Text_20_body">
      <style:paragraph-properties fo:break-before="page"/>
      <style:text-properties officeooo:rsid="0cd488b5" officeooo:paragraph-rsid="0cd488b5"/>
    </style:style>
    <style:style style:name="P794" style:family="paragraph" style:parent-style-name="Text_20_body">
      <style:paragraph-properties fo:break-before="page"/>
      <style:text-properties officeooo:rsid="0ce54048" officeooo:paragraph-rsid="0ce54048"/>
    </style:style>
    <style:style style:name="P795" style:family="paragraph" style:parent-style-name="Text_20_body">
      <style:paragraph-properties fo:break-before="page"/>
      <style:text-properties officeooo:rsid="0cf08053" officeooo:paragraph-rsid="0e076aff"/>
    </style:style>
    <style:style style:name="P796" style:family="paragraph" style:parent-style-name="Text_20_body">
      <style:text-properties officeooo:rsid="0cf08053" officeooo:paragraph-rsid="0e352d1c"/>
    </style:style>
    <style:style style:name="P797" style:family="paragraph" style:parent-style-name="Text_20_body">
      <style:text-properties officeooo:rsid="0d075482" officeooo:paragraph-rsid="0e24eb82"/>
    </style:style>
    <style:style style:name="P798" style:family="paragraph" style:parent-style-name="Text_20_body">
      <style:paragraph-properties fo:break-before="page"/>
      <style:text-properties officeooo:rsid="0d075482" officeooo:paragraph-rsid="0e24eb82"/>
    </style:style>
    <style:style style:name="P799" style:family="paragraph" style:parent-style-name="Text_20_body">
      <style:text-properties officeooo:rsid="0d3da5c1" officeooo:paragraph-rsid="0e352d1c"/>
    </style:style>
    <style:style style:name="P800" style:family="paragraph" style:parent-style-name="Text_20_body">
      <style:text-properties officeooo:rsid="0d7540e4" officeooo:paragraph-rsid="0e352d1c"/>
    </style:style>
    <style:style style:name="P801" style:family="paragraph" style:parent-style-name="Text_20_body">
      <style:paragraph-properties fo:break-before="page"/>
      <style:text-properties officeooo:rsid="0de6d88c" officeooo:paragraph-rsid="0de6d88c"/>
    </style:style>
    <style:style style:name="P802" style:family="paragraph" style:parent-style-name="Text_20_body">
      <style:text-properties officeooo:rsid="0de6d88c" officeooo:paragraph-rsid="0e352d1c"/>
    </style:style>
    <style:style style:name="P803" style:family="paragraph" style:parent-style-name="Text_20_body">
      <style:text-properties officeooo:rsid="0e109cfb" officeooo:paragraph-rsid="0e109cfb"/>
    </style:style>
    <style:style style:name="P804" style:family="paragraph" style:parent-style-name="Text_20_body">
      <style:text-properties officeooo:rsid="0e1225b3" officeooo:paragraph-rsid="0e1225b3"/>
    </style:style>
    <style:style style:name="P805" style:family="paragraph" style:parent-style-name="Text_20_body">
      <style:text-properties officeooo:rsid="0e122b91" officeooo:paragraph-rsid="0e352d1c"/>
    </style:style>
    <style:style style:name="P806" style:family="paragraph" style:parent-style-name="Text_20_body">
      <style:text-properties officeooo:rsid="0e19b896" officeooo:paragraph-rsid="0e1aee32"/>
    </style:style>
    <style:style style:name="P807" style:family="paragraph" style:parent-style-name="Text_20_body">
      <style:text-properties officeooo:rsid="0e1aee32" officeooo:paragraph-rsid="0e1aee32"/>
    </style:style>
    <style:style style:name="P808" style:family="paragraph" style:parent-style-name="Text_20_body">
      <style:text-properties officeooo:rsid="0a222aaa" officeooo:paragraph-rsid="0e23ade2"/>
    </style:style>
    <style:style style:name="P809" style:family="paragraph" style:parent-style-name="Text_20_body">
      <style:paragraph-properties fo:break-before="page"/>
      <style:text-properties officeooo:rsid="0a222aaa" officeooo:paragraph-rsid="0e23ade2"/>
    </style:style>
    <style:style style:name="P810" style:family="paragraph" style:parent-style-name="Text_20_body">
      <style:text-properties officeooo:rsid="0c27de14" officeooo:paragraph-rsid="0e24eb82"/>
    </style:style>
    <style:style style:name="P811" style:family="paragraph" style:parent-style-name="Text_20_body">
      <style:paragraph-properties fo:break-before="page"/>
      <style:text-properties officeooo:rsid="0c27de14" officeooo:paragraph-rsid="0e24eb82"/>
    </style:style>
    <style:style style:name="P812" style:family="paragraph" style:parent-style-name="Text_20_body">
      <style:text-properties officeooo:rsid="0e29ba4c" officeooo:paragraph-rsid="0e29ba4c"/>
    </style:style>
    <style:style style:name="P813" style:family="paragraph" style:parent-style-name="Text_20_body">
      <style:paragraph-properties fo:break-before="page"/>
      <style:text-properties officeooo:rsid="0e29ba4c" officeooo:paragraph-rsid="0e29ba4c"/>
    </style:style>
    <style:style style:name="P814" style:family="paragraph" style:parent-style-name="Text_20_body">
      <style:text-properties officeooo:rsid="0e29ba4c" officeooo:paragraph-rsid="0e352d1c"/>
    </style:style>
    <style:style style:name="P815" style:family="paragraph" style:parent-style-name="Text_20_body">
      <style:text-properties officeooo:rsid="0e29d689" officeooo:paragraph-rsid="0e29d689"/>
    </style:style>
    <style:style style:name="P816" style:family="paragraph" style:parent-style-name="Text_20_body">
      <style:text-properties officeooo:rsid="083a1db6" officeooo:paragraph-rsid="0e318456"/>
    </style:style>
    <style:style style:name="P817" style:family="paragraph" style:parent-style-name="Text_20_body">
      <style:text-properties officeooo:paragraph-rsid="084d6ea6"/>
    </style:style>
    <style:style style:name="P818" style:family="paragraph" style:parent-style-name="Text_20_body">
      <style:text-properties officeooo:rsid="0860a181" officeooo:paragraph-rsid="0e318456"/>
    </style:style>
    <style:style style:name="P819" style:family="paragraph" style:parent-style-name="Text_20_body">
      <style:text-properties officeooo:paragraph-rsid="086d0b09"/>
    </style:style>
    <style:style style:name="P820" style:family="paragraph" style:parent-style-name="Text_20_body">
      <style:text-properties officeooo:rsid="089019f0" officeooo:paragraph-rsid="0e318456"/>
    </style:style>
    <style:style style:name="P821" style:family="paragraph" style:parent-style-name="Text_20_body">
      <style:text-properties officeooo:rsid="08b19cd2" officeooo:paragraph-rsid="0e318456"/>
    </style:style>
    <style:style style:name="P822" style:family="paragraph" style:parent-style-name="Text_20_body">
      <style:text-properties officeooo:rsid="09c3791f" officeooo:paragraph-rsid="0e32b270"/>
    </style:style>
    <style:style style:name="P823" style:family="paragraph" style:parent-style-name="Text_20_body">
      <style:text-properties officeooo:rsid="09d7e783" officeooo:paragraph-rsid="0e32b270"/>
    </style:style>
    <style:style style:name="P824" style:family="paragraph" style:parent-style-name="Text_20_body">
      <style:text-properties officeooo:rsid="0a0f040f" officeooo:paragraph-rsid="0e32b270"/>
    </style:style>
    <style:style style:name="P825" style:family="paragraph" style:parent-style-name="Text_20_body">
      <style:text-properties officeooo:rsid="0a14fb44" officeooo:paragraph-rsid="0e32b270"/>
    </style:style>
    <style:style style:name="P826" style:family="paragraph" style:parent-style-name="Text_20_body">
      <style:text-properties officeooo:rsid="0a5778c2" officeooo:paragraph-rsid="0e32b270"/>
    </style:style>
    <style:style style:name="P827" style:family="paragraph" style:parent-style-name="Text_20_body">
      <style:text-properties officeooo:rsid="0a715f59" officeooo:paragraph-rsid="0e32b270"/>
    </style:style>
    <style:style style:name="P828" style:family="paragraph" style:parent-style-name="Text_20_body">
      <style:text-properties officeooo:rsid="0aebce54" officeooo:paragraph-rsid="0e32b270"/>
    </style:style>
    <style:style style:name="P829" style:family="paragraph" style:parent-style-name="Text_20_body">
      <style:text-properties officeooo:rsid="0aef7ee5" officeooo:paragraph-rsid="0e32b270"/>
    </style:style>
    <style:style style:name="P830" style:family="paragraph" style:parent-style-name="Text_20_body">
      <style:text-properties officeooo:rsid="0b129f8d" officeooo:paragraph-rsid="0e32b270"/>
    </style:style>
    <style:style style:name="P831" style:family="paragraph" style:parent-style-name="Text_20_body">
      <style:text-properties officeooo:rsid="0b5520e9" officeooo:paragraph-rsid="0e32b270"/>
    </style:style>
    <style:style style:name="P832" style:family="paragraph" style:parent-style-name="Text_20_body">
      <style:text-properties officeooo:paragraph-rsid="0e348b95"/>
    </style:style>
    <style:style style:name="P833" style:family="paragraph" style:parent-style-name="Text_20_body">
      <style:text-properties officeooo:paragraph-rsid="0e34d952"/>
    </style:style>
    <style:style style:name="P834" style:family="paragraph" style:parent-style-name="Text_20_body">
      <style:text-properties officeooo:rsid="0be40de7" officeooo:paragraph-rsid="0e34d952"/>
    </style:style>
    <style:style style:name="P835" style:family="paragraph" style:parent-style-name="Text_20_body">
      <style:text-properties officeooo:rsid="0c067a23" officeooo:paragraph-rsid="0e34d952"/>
    </style:style>
    <style:style style:name="P836" style:family="paragraph" style:parent-style-name="Text_20_body">
      <style:text-properties officeooo:rsid="0c12627b" officeooo:paragraph-rsid="0e34d952"/>
    </style:style>
    <style:style style:name="P837" style:family="paragraph" style:parent-style-name="Text_20_body">
      <style:text-properties officeooo:rsid="0c1d3ab6" officeooo:paragraph-rsid="0e34d952"/>
    </style:style>
    <style:style style:name="P838" style:family="paragraph" style:parent-style-name="Text_20_body">
      <style:text-properties officeooo:rsid="0c54601c" officeooo:paragraph-rsid="0e34d952"/>
    </style:style>
    <style:style style:name="P839" style:family="paragraph" style:parent-style-name="Text_20_body">
      <style:text-properties officeooo:rsid="0c78cd19" officeooo:paragraph-rsid="0e34d952"/>
    </style:style>
    <style:style style:name="P840" style:family="paragraph" style:parent-style-name="Text_20_body">
      <style:text-properties officeooo:paragraph-rsid="0e352d1c"/>
    </style:style>
    <style:style style:name="P841" style:family="paragraph" style:parent-style-name="Text_20_body">
      <style:text-properties officeooo:rsid="0cfdb79f" officeooo:paragraph-rsid="0e352d1c"/>
    </style:style>
    <style:style style:name="P842" style:family="paragraph" style:parent-style-name="Text_20_body">
      <style:text-properties officeooo:rsid="0d0c447a" officeooo:paragraph-rsid="0e352d1c"/>
    </style:style>
    <style:style style:name="P843" style:family="paragraph" style:parent-style-name="Text_20_body">
      <style:text-properties officeooo:rsid="0d676a29" officeooo:paragraph-rsid="0e352d1c"/>
    </style:style>
    <style:style style:name="P844" style:family="paragraph" style:parent-style-name="YdWl2">
      <style:text-properties officeooo:rsid="0e0cb116" officeooo:paragraph-rsid="0e1714ee"/>
    </style:style>
    <style:style style:name="P845" style:family="paragraph" style:parent-style-name="YdWl2">
      <style:text-properties officeooo:rsid="0e1714ee" officeooo:paragraph-rsid="0e1714ee"/>
    </style:style>
    <style:style style:name="P846" style:family="paragraph" style:parent-style-name="YdWl2">
      <style:text-properties officeooo:rsid="0e1714ee" officeooo:paragraph-rsid="0ec8b249"/>
    </style:style>
    <style:style style:name="P847" style:family="paragraph" style:parent-style-name="YdWl2">
      <style:text-properties officeooo:rsid="0e2f9f95" officeooo:paragraph-rsid="0e2f9f95"/>
    </style:style>
    <style:style style:name="P848" style:family="paragraph" style:parent-style-name="YdWl2">
      <style:text-properties officeooo:rsid="0e2ffa0b" officeooo:paragraph-rsid="0e2ffa0b"/>
    </style:style>
    <style:style style:name="P849" style:family="paragraph" style:parent-style-name="Text_20_body">
      <style:text-properties officeooo:rsid="0e3ad28f" officeooo:paragraph-rsid="0e3ad28f"/>
    </style:style>
    <style:style style:name="P850" style:family="paragraph" style:parent-style-name="Text_20_body">
      <style:paragraph-properties fo:break-before="page"/>
      <style:text-properties officeooo:paragraph-rsid="0e24eb82"/>
    </style:style>
    <style:style style:name="P851" style:family="paragraph" style:parent-style-name="Text_20_body">
      <style:text-properties officeooo:paragraph-rsid="0e24eb82"/>
    </style:style>
    <style:style style:name="P852" style:family="paragraph" style:parent-style-name="Text_20_body">
      <style:text-properties officeooo:rsid="08121767" officeooo:paragraph-rsid="08121767"/>
    </style:style>
    <style:style style:name="P853" style:family="paragraph" style:parent-style-name="Text_20_body">
      <style:text-properties officeooo:rsid="082ecfd1" officeooo:paragraph-rsid="0e318456"/>
    </style:style>
    <style:style style:name="P854" style:family="paragraph" style:parent-style-name="Text_20_body">
      <style:text-properties officeooo:rsid="087a068f" officeooo:paragraph-rsid="0e318456"/>
    </style:style>
    <style:style style:name="P855" style:family="paragraph" style:parent-style-name="Text_20_body">
      <style:text-properties officeooo:rsid="0affd314" officeooo:paragraph-rsid="0e32b270"/>
    </style:style>
    <style:style style:name="P856" style:family="paragraph" style:parent-style-name="Text_20_body">
      <style:text-properties officeooo:rsid="0b59b252" officeooo:paragraph-rsid="0e32b270"/>
    </style:style>
    <style:style style:name="P857" style:family="paragraph" style:parent-style-name="Text_20_body">
      <style:text-properties officeooo:rsid="0bc5d0a2" officeooo:paragraph-rsid="0e34d952"/>
    </style:style>
    <style:style style:name="P858" style:family="paragraph" style:parent-style-name="Text_20_body">
      <style:text-properties officeooo:rsid="0bdc1ec1" officeooo:paragraph-rsid="0e34d952"/>
    </style:style>
    <style:style style:name="P859" style:family="paragraph" style:parent-style-name="Text_20_body">
      <style:text-properties officeooo:rsid="0c80dba1" officeooo:paragraph-rsid="0c80dba1"/>
    </style:style>
    <style:style style:name="P860" style:family="paragraph" style:parent-style-name="Text_20_body">
      <style:text-properties officeooo:rsid="0c8a8c2c" officeooo:paragraph-rsid="0e34d952"/>
    </style:style>
    <style:style style:name="P861" style:family="paragraph" style:parent-style-name="Text_20_body">
      <style:text-properties officeooo:rsid="0c8f9f28" officeooo:paragraph-rsid="0e34d952"/>
    </style:style>
    <style:style style:name="P862" style:family="paragraph" style:parent-style-name="Text_20_body">
      <style:text-properties officeooo:rsid="0dbec445" officeooo:paragraph-rsid="0e352d1c"/>
    </style:style>
    <style:style style:name="P863" style:family="paragraph" style:parent-style-name="Text_20_body">
      <style:paragraph-properties fo:break-before="page"/>
      <style:text-properties officeooo:rsid="0ddcff16" officeooo:paragraph-rsid="0ddcff16"/>
    </style:style>
    <style:style style:name="P864" style:family="paragraph" style:parent-style-name="Text_20_body">
      <style:text-properties officeooo:rsid="0ddf42e6" officeooo:paragraph-rsid="0e352d1c"/>
    </style:style>
    <style:style style:name="P865" style:family="paragraph" style:parent-style-name="Text_20_body">
      <style:text-properties officeooo:rsid="0dec0424" officeooo:paragraph-rsid="0e352d1c"/>
    </style:style>
    <style:style style:name="P866" style:family="paragraph" style:parent-style-name="Text_20_body">
      <style:paragraph-properties fo:break-before="page"/>
      <style:text-properties officeooo:rsid="0df31539" officeooo:paragraph-rsid="0e095fed"/>
    </style:style>
    <style:style style:name="P867" style:family="paragraph" style:parent-style-name="Text_20_body">
      <style:text-properties officeooo:rsid="0e2f03e4" officeooo:paragraph-rsid="0e2f03e4"/>
    </style:style>
    <style:style style:name="P868" style:family="paragraph" style:parent-style-name="Text_20_body">
      <style:paragraph-properties fo:break-before="page"/>
      <style:text-properties officeooo:paragraph-rsid="0e3ca53e"/>
    </style:style>
    <style:style style:name="P869" style:family="paragraph" style:parent-style-name="Text_20_body">
      <style:text-properties officeooo:rsid="0e46a0a4" officeooo:paragraph-rsid="0e46a0a4"/>
    </style:style>
    <style:style style:name="P870" style:family="paragraph" style:parent-style-name="Text_20_body">
      <style:text-properties officeooo:rsid="0e46df82" officeooo:paragraph-rsid="0e46df82"/>
    </style:style>
    <style:style style:name="P871" style:family="paragraph" style:parent-style-name="Text_20_body">
      <style:paragraph-properties fo:break-before="page"/>
      <style:text-properties officeooo:rsid="0e46df82" officeooo:paragraph-rsid="0e49194b"/>
    </style:style>
    <style:style style:name="P872" style:family="paragraph" style:parent-style-name="Text_20_body">
      <style:text-properties officeooo:rsid="0e47dc22" officeooo:paragraph-rsid="0e47dc22"/>
    </style:style>
    <style:style style:name="P873" style:family="paragraph" style:parent-style-name="Text_20_body">
      <style:paragraph-properties fo:break-before="page"/>
      <style:text-properties officeooo:rsid="0e47dc22" officeooo:paragraph-rsid="0e49194b"/>
    </style:style>
    <style:style style:name="P874" style:family="paragraph" style:parent-style-name="Text_20_body">
      <style:text-properties officeooo:rsid="0e47dc22" officeooo:paragraph-rsid="0e49194b"/>
    </style:style>
    <style:style style:name="P875" style:family="paragraph" style:parent-style-name="Text_20_body">
      <style:text-properties officeooo:rsid="0e4a54dc" officeooo:paragraph-rsid="0e4a54dc"/>
    </style:style>
    <style:style style:name="P876" style:family="paragraph" style:parent-style-name="Text_20_body">
      <style:text-properties officeooo:rsid="0e3ca53e" officeooo:paragraph-rsid="0e3ca53e"/>
    </style:style>
    <style:style style:name="P877" style:family="paragraph" style:parent-style-name="Text_20_body">
      <style:text-properties officeooo:rsid="0e5db03d" officeooo:paragraph-rsid="0e5db03d"/>
    </style:style>
    <style:style style:name="P878" style:family="paragraph" style:parent-style-name="Text_20_body">
      <style:text-properties officeooo:rsid="0e6aa1f1" officeooo:paragraph-rsid="0e6aa1f1"/>
    </style:style>
    <style:style style:name="P879" style:family="paragraph" style:parent-style-name="Text_20_body">
      <style:text-properties officeooo:rsid="0e8d1b98" officeooo:paragraph-rsid="0e8d1b98"/>
    </style:style>
    <style:style style:name="P880" style:family="paragraph" style:parent-style-name="Text_20_body">
      <style:text-properties officeooo:rsid="0e812260" officeooo:paragraph-rsid="0e812260"/>
    </style:style>
    <style:style style:name="P881" style:family="paragraph" style:parent-style-name="Text_20_body">
      <style:text-properties officeooo:rsid="0e9c5cee" officeooo:paragraph-rsid="0e9c5cee"/>
    </style:style>
    <style:style style:name="P882" style:family="paragraph" style:parent-style-name="Text_20_body">
      <style:paragraph-properties fo:break-before="page"/>
      <style:text-properties officeooo:rsid="0e9c5cee" officeooo:paragraph-rsid="0e9c5cee"/>
    </style:style>
    <style:style style:name="P883" style:family="paragraph" style:parent-style-name="Text_20_body">
      <style:text-properties officeooo:rsid="0e4d2a00" officeooo:paragraph-rsid="0e4d2a00"/>
    </style:style>
    <style:style style:name="P884" style:family="paragraph" style:parent-style-name="Text_20_body">
      <style:text-properties officeooo:rsid="0e5f0933" officeooo:paragraph-rsid="0e5f0933"/>
    </style:style>
    <style:style style:name="P885" style:family="paragraph" style:parent-style-name="Text_20_body">
      <style:text-properties officeooo:rsid="0e5fe70d" officeooo:paragraph-rsid="0e5fe70d"/>
    </style:style>
    <style:style style:name="P886" style:family="paragraph" style:parent-style-name="Text_20_body">
      <style:text-properties officeooo:rsid="0e6137f1" officeooo:paragraph-rsid="0e6137f1"/>
    </style:style>
    <style:style style:name="P887" style:family="paragraph" style:parent-style-name="Text_20_body">
      <style:text-properties officeooo:rsid="0e61ac1f" officeooo:paragraph-rsid="0e61ac1f"/>
    </style:style>
    <style:style style:name="P888" style:family="paragraph" style:parent-style-name="Text_20_body">
      <style:paragraph-properties fo:break-before="page"/>
      <style:text-properties officeooo:rsid="0e61ac1f" officeooo:paragraph-rsid="0e65f4b0"/>
    </style:style>
    <style:style style:name="P889" style:family="paragraph" style:parent-style-name="Text_20_body">
      <style:text-properties officeooo:rsid="0e65f4b0" officeooo:paragraph-rsid="0e65f4b0"/>
    </style:style>
    <style:style style:name="P890" style:family="paragraph" style:parent-style-name="Text_20_body">
      <style:paragraph-properties fo:text-align="center" style:justify-single-word="false"/>
    </style:style>
    <style:style style:name="P891" style:family="paragraph" style:parent-style-name="Text_20_body">
      <style:text-properties officeooo:paragraph-rsid="0e69a03e"/>
    </style:style>
    <style:style style:name="P892" style:family="paragraph" style:parent-style-name="Text_20_body">
      <style:paragraph-properties fo:break-before="page"/>
      <style:text-properties officeooo:paragraph-rsid="0e69a03e"/>
    </style:style>
    <style:style style:name="P893" style:family="paragraph" style:parent-style-name="Text_20_body">
      <style:text-properties officeooo:rsid="0e6c0632" officeooo:paragraph-rsid="0e6c0632"/>
    </style:style>
    <style:style style:name="P894" style:family="paragraph" style:parent-style-name="Text_20_body">
      <style:text-properties officeooo:rsid="0e717fd3" officeooo:paragraph-rsid="0e717fd3"/>
    </style:style>
    <style:style style:name="P895" style:family="paragraph" style:parent-style-name="Text_20_body">
      <style:paragraph-properties fo:break-before="page"/>
      <style:text-properties officeooo:rsid="0e717fd3" officeooo:paragraph-rsid="0e717fd3"/>
    </style:style>
    <style:style style:name="P896" style:family="paragraph" style:parent-style-name="Text_20_body">
      <style:text-properties officeooo:rsid="0e727551" officeooo:paragraph-rsid="0e727551"/>
    </style:style>
    <style:style style:name="P897" style:family="paragraph" style:parent-style-name="Text_20_body">
      <style:text-properties officeooo:rsid="0e76b91b" officeooo:paragraph-rsid="0e76b91b"/>
    </style:style>
    <style:style style:name="P898" style:family="paragraph" style:parent-style-name="Text_20_body">
      <style:paragraph-properties fo:break-before="page"/>
      <style:text-properties officeooo:rsid="0e76b91b" officeooo:paragraph-rsid="0e76b91b"/>
    </style:style>
    <style:style style:name="P899" style:family="paragraph" style:parent-style-name="Text_20_body">
      <style:text-properties officeooo:rsid="0e77a662" officeooo:paragraph-rsid="0e77a662"/>
    </style:style>
    <style:style style:name="P900" style:family="paragraph" style:parent-style-name="Text_20_body">
      <style:paragraph-properties fo:break-before="page"/>
      <style:text-properties officeooo:rsid="0e77a662" officeooo:paragraph-rsid="0e77a662"/>
    </style:style>
    <style:style style:name="P901" style:family="paragraph" style:parent-style-name="Text_20_body">
      <style:text-properties officeooo:rsid="0e7a56c5" officeooo:paragraph-rsid="0e7a56c5"/>
    </style:style>
    <style:style style:name="P902" style:family="paragraph" style:parent-style-name="Text_20_body">
      <style:text-properties officeooo:rsid="0e7b5114" officeooo:paragraph-rsid="0e7b5114"/>
    </style:style>
    <style:style style:name="P903" style:family="paragraph" style:parent-style-name="Text_20_body">
      <style:text-properties officeooo:rsid="0e807091" officeooo:paragraph-rsid="0e807091"/>
    </style:style>
    <style:style style:name="P904" style:family="paragraph" style:parent-style-name="Text_20_body">
      <style:paragraph-properties fo:break-before="page"/>
      <style:text-properties officeooo:rsid="0e807091" officeooo:paragraph-rsid="0e807091"/>
    </style:style>
    <style:style style:name="P905" style:family="paragraph" style:parent-style-name="Text_20_body">
      <style:text-properties officeooo:rsid="0e8456b2" officeooo:paragraph-rsid="0e8456b2"/>
    </style:style>
    <style:style style:name="P906" style:family="paragraph" style:parent-style-name="Text_20_body">
      <style:paragraph-properties fo:break-before="page"/>
      <style:text-properties officeooo:rsid="0e8456b2" officeooo:paragraph-rsid="0e8456b2"/>
    </style:style>
    <style:style style:name="P907" style:family="paragraph" style:parent-style-name="Text_20_body">
      <style:text-properties officeooo:rsid="0e863eca" officeooo:paragraph-rsid="0e863eca"/>
    </style:style>
    <style:style style:name="P908" style:family="paragraph" style:parent-style-name="Text_20_body">
      <style:text-properties officeooo:rsid="0e877662" officeooo:paragraph-rsid="0e877662"/>
    </style:style>
    <style:style style:name="P909" style:family="paragraph" style:parent-style-name="Text_20_body">
      <style:paragraph-properties fo:break-before="page"/>
      <style:text-properties officeooo:rsid="0e877662" officeooo:paragraph-rsid="0e877662"/>
    </style:style>
    <style:style style:name="P910" style:family="paragraph" style:parent-style-name="Text_20_body">
      <style:text-properties officeooo:rsid="0e878dde" officeooo:paragraph-rsid="0e878dde"/>
    </style:style>
    <style:style style:name="P911" style:family="paragraph" style:parent-style-name="Text_20_body">
      <style:text-properties officeooo:rsid="0e897beb" officeooo:paragraph-rsid="0e897beb"/>
    </style:style>
    <style:style style:name="P912" style:family="paragraph" style:parent-style-name="Text_20_body">
      <style:text-properties officeooo:rsid="0e8b6462" officeooo:paragraph-rsid="0e8b6462"/>
    </style:style>
    <style:style style:name="P913" style:family="paragraph" style:parent-style-name="Text_20_body">
      <style:paragraph-properties fo:break-before="page"/>
      <style:text-properties officeooo:rsid="0e8b6462" officeooo:paragraph-rsid="0e8b6462"/>
    </style:style>
    <style:style style:name="P914" style:family="paragraph" style:parent-style-name="Text_20_body">
      <style:text-properties officeooo:rsid="0e8d1e87" officeooo:paragraph-rsid="0e8d1e87"/>
    </style:style>
    <style:style style:name="P915" style:family="paragraph" style:parent-style-name="Text_20_body">
      <style:paragraph-properties fo:break-before="page"/>
      <style:text-properties officeooo:rsid="0e8d1e87" officeooo:paragraph-rsid="0e8d1e87"/>
    </style:style>
    <style:style style:name="P916" style:family="paragraph" style:parent-style-name="Text_20_body">
      <style:text-properties officeooo:rsid="0e9093e1" officeooo:paragraph-rsid="0e9093e1"/>
    </style:style>
    <style:style style:name="P917" style:family="paragraph" style:parent-style-name="Text_20_body">
      <style:text-properties officeooo:rsid="0e90bedd" officeooo:paragraph-rsid="0e90bedd"/>
    </style:style>
    <style:style style:name="P918" style:family="paragraph" style:parent-style-name="Text_20_body">
      <style:paragraph-properties fo:break-before="page"/>
      <style:text-properties officeooo:rsid="0e90bedd" officeooo:paragraph-rsid="0e90bedd"/>
    </style:style>
    <style:style style:name="P919" style:family="paragraph" style:parent-style-name="Text_20_body">
      <style:text-properties officeooo:rsid="0e9156df" officeooo:paragraph-rsid="0e9156df"/>
    </style:style>
    <style:style style:name="P920" style:family="paragraph" style:parent-style-name="Text_20_body">
      <style:text-properties officeooo:rsid="0e93e727" officeooo:paragraph-rsid="0e93e727"/>
    </style:style>
    <style:style style:name="P921" style:family="paragraph" style:parent-style-name="Text_20_body">
      <style:paragraph-properties fo:break-before="page"/>
      <style:text-properties officeooo:rsid="0e93e727" officeooo:paragraph-rsid="0e93e727"/>
    </style:style>
    <style:style style:name="P922" style:family="paragraph" style:parent-style-name="Text_20_body">
      <style:text-properties officeooo:rsid="0e967720" officeooo:paragraph-rsid="0e967720"/>
    </style:style>
    <style:style style:name="P923" style:family="paragraph" style:parent-style-name="Text_20_body">
      <style:paragraph-properties fo:break-before="page"/>
      <style:text-properties officeooo:rsid="0e986c12" officeooo:paragraph-rsid="0e986c12"/>
    </style:style>
    <style:style style:name="P924" style:family="paragraph" style:parent-style-name="Text_20_body">
      <style:text-properties officeooo:rsid="0e986c12" officeooo:paragraph-rsid="0e986c12"/>
    </style:style>
    <style:style style:name="P925" style:family="paragraph" style:parent-style-name="YdWl2">
      <style:text-properties officeooo:rsid="0e69a03e" officeooo:paragraph-rsid="0e69a03e"/>
    </style:style>
    <style:style style:name="P926" style:family="paragraph" style:parent-style-name="Text_20_body">
      <style:text-properties officeooo:rsid="0e69a03e" officeooo:paragraph-rsid="0e69a03e"/>
    </style:style>
    <style:style style:name="P927" style:family="paragraph" style:parent-style-name="YdWl2">
      <style:text-properties officeooo:paragraph-rsid="0e756941"/>
    </style:style>
    <style:style style:name="P928" style:family="paragraph" style:parent-style-name="Text_20_body">
      <style:text-properties officeooo:rsid="0ea0a47d" officeooo:paragraph-rsid="0ea0a47d"/>
    </style:style>
    <style:style style:name="P929" style:family="paragraph" style:parent-style-name="Text_20_body">
      <style:paragraph-properties fo:break-before="page"/>
      <style:text-properties officeooo:paragraph-rsid="0ea4ec93"/>
    </style:style>
    <style:style style:name="P930" style:family="paragraph" style:parent-style-name="Text_20_body">
      <style:text-properties officeooo:paragraph-rsid="0ea4ec93"/>
    </style:style>
    <style:style style:name="P931" style:family="paragraph" style:parent-style-name="Text_20_body">
      <style:text-properties officeooo:rsid="0ea0f6d8" officeooo:paragraph-rsid="0ea0f6d8"/>
    </style:style>
    <style:style style:name="P932" style:family="paragraph" style:parent-style-name="Text_20_body">
      <style:paragraph-properties fo:break-before="page"/>
      <style:text-properties officeooo:rsid="0ea0f6d8" officeooo:paragraph-rsid="0ea0f6d8"/>
    </style:style>
    <style:style style:name="P933" style:family="paragraph" style:parent-style-name="Text_20_body">
      <style:text-properties officeooo:rsid="0ea14f3c" officeooo:paragraph-rsid="0ea14f3c"/>
    </style:style>
    <style:style style:name="P934" style:family="paragraph" style:parent-style-name="Contents_20_1">
      <style:paragraph-properties>
        <style:tab-stops>
          <style:tab-stop style:position="12cm" style:type="right"/>
        </style:tab-stops>
      </style:paragraph-properties>
    </style:style>
    <style:style style:name="P935" style:family="paragraph" style:parent-style-name="Contents_20_2">
      <style:paragraph-properties>
        <style:tab-stops>
          <style:tab-stop style:position="11.501cm" style:type="right" style:leader-style="dotted" style:leader-text="."/>
        </style:tab-stops>
      </style:paragraph-properties>
    </style:style>
    <style:style style:name="P936" style:family="paragraph" style:parent-style-name="Contents_20_3">
      <style:paragraph-properties>
        <style:tab-stops>
          <style:tab-stop style:position="11cm" style:type="right" style:leader-style="dotted" style:leader-text="."/>
        </style:tab-stops>
      </style:paragraph-properties>
    </style:style>
    <style:style style:name="P937" style:family="paragraph" style:parent-style-name="Text_20_body">
      <style:text-properties officeooo:rsid="0ea8f2df" officeooo:paragraph-rsid="0ea8f2df"/>
    </style:style>
    <style:style style:name="P938" style:family="paragraph" style:parent-style-name="Text_20_body">
      <style:text-properties officeooo:rsid="0eade776" officeooo:paragraph-rsid="0eade776"/>
    </style:style>
    <style:style style:name="P939" style:family="paragraph" style:parent-style-name="Text_20_body">
      <style:text-properties officeooo:rsid="0eb3ba9d" officeooo:paragraph-rsid="0eb3ba9d"/>
    </style:style>
    <style:style style:name="P940" style:family="paragraph" style:parent-style-name="Text_20_body">
      <style:text-properties officeooo:rsid="0ec45bd4" officeooo:paragraph-rsid="0ec45bd4"/>
    </style:style>
    <style:style style:name="P941" style:family="paragraph" style:parent-style-name="Text_20_body">
      <style:text-properties officeooo:rsid="0ea35d4e" officeooo:paragraph-rsid="0ea35d4e"/>
    </style:style>
    <style:style style:name="P942" style:family="paragraph" style:parent-style-name="Text_20_body">
      <style:paragraph-properties fo:break-before="page"/>
      <style:text-properties officeooo:rsid="0ea35d4e" officeooo:paragraph-rsid="0ea35d4e"/>
    </style:style>
    <style:style style:name="P943" style:family="paragraph" style:parent-style-name="Text_20_body">
      <style:text-properties officeooo:rsid="0eac884f" officeooo:paragraph-rsid="0eac884f"/>
    </style:style>
    <style:style style:name="P944" style:family="paragraph" style:parent-style-name="Text_20_body">
      <style:paragraph-properties fo:break-before="page"/>
      <style:text-properties officeooo:rsid="0eac884f" officeooo:paragraph-rsid="0eac884f"/>
    </style:style>
    <style:style style:name="P945" style:family="paragraph" style:parent-style-name="Text_20_body">
      <style:text-properties officeooo:rsid="0eaf2028" officeooo:paragraph-rsid="0eaf2028"/>
    </style:style>
    <style:style style:name="P946" style:family="paragraph" style:parent-style-name="Text_20_body">
      <style:paragraph-properties fo:break-before="page"/>
      <style:text-properties officeooo:rsid="0eaf2028" officeooo:paragraph-rsid="0eaf2028"/>
    </style:style>
    <style:style style:name="P947" style:family="paragraph" style:parent-style-name="Text_20_body">
      <style:text-properties officeooo:rsid="0eb1bba6" officeooo:paragraph-rsid="0eb1bba6"/>
    </style:style>
    <style:style style:name="P948" style:family="paragraph" style:parent-style-name="Text_20_body">
      <style:text-properties officeooo:rsid="0eb4488f" officeooo:paragraph-rsid="0eb4488f"/>
    </style:style>
    <style:style style:name="P949" style:family="paragraph" style:parent-style-name="Text_20_body">
      <style:paragraph-properties fo:break-before="page"/>
      <style:text-properties officeooo:rsid="0eb4488f" officeooo:paragraph-rsid="0eb4488f"/>
    </style:style>
    <style:style style:name="P950" style:family="paragraph" style:parent-style-name="Text_20_body">
      <style:text-properties officeooo:rsid="0eb55559" officeooo:paragraph-rsid="0eb55559"/>
    </style:style>
    <style:style style:name="P951" style:family="paragraph" style:parent-style-name="Text_20_body">
      <style:text-properties officeooo:rsid="0eb55559" officeooo:paragraph-rsid="0eb61de7"/>
    </style:style>
    <style:style style:name="P952" style:family="paragraph" style:parent-style-name="Text_20_body">
      <style:text-properties officeooo:rsid="0eb61de7" officeooo:paragraph-rsid="0eb61de7"/>
    </style:style>
    <style:style style:name="P953" style:family="paragraph" style:parent-style-name="Text_20_body">
      <style:paragraph-properties fo:break-before="page"/>
      <style:text-properties officeooo:rsid="0eb61de7" officeooo:paragraph-rsid="0eb61de7"/>
    </style:style>
    <style:style style:name="P954" style:family="paragraph" style:parent-style-name="Text_20_body">
      <style:text-properties officeooo:rsid="0eba81ea" officeooo:paragraph-rsid="0eba81ea"/>
    </style:style>
    <style:style style:name="P955" style:family="paragraph" style:parent-style-name="Text_20_body">
      <style:text-properties officeooo:rsid="0ebc5a3f" officeooo:paragraph-rsid="0ebc5a3f"/>
    </style:style>
    <style:style style:name="P956" style:family="paragraph" style:parent-style-name="Text_20_body">
      <style:text-properties officeooo:rsid="0ebd9eba" officeooo:paragraph-rsid="0ebd9eba"/>
    </style:style>
    <style:style style:name="P957" style:family="paragraph" style:parent-style-name="Text_20_body">
      <style:paragraph-properties fo:break-before="page"/>
      <style:text-properties officeooo:rsid="0ebd9eba" officeooo:paragraph-rsid="0ebd9eba"/>
    </style:style>
    <style:style style:name="P958" style:family="paragraph" style:parent-style-name="Text_20_body">
      <style:text-properties officeooo:rsid="0ebe393f" officeooo:paragraph-rsid="0ebe393f"/>
    </style:style>
    <style:style style:name="P959" style:family="paragraph" style:parent-style-name="Text_20_body">
      <style:text-properties officeooo:rsid="0ebe393f" officeooo:paragraph-rsid="0ebeed45"/>
    </style:style>
    <style:style style:name="P960" style:family="paragraph" style:parent-style-name="Text_20_body">
      <style:text-properties officeooo:rsid="0ebf97e5" officeooo:paragraph-rsid="0ebf97e5"/>
    </style:style>
    <style:style style:name="P961" style:family="paragraph" style:parent-style-name="Text_20_body">
      <style:paragraph-properties fo:break-before="page"/>
      <style:text-properties officeooo:rsid="0ebf97e5" officeooo:paragraph-rsid="0ebf97e5"/>
    </style:style>
    <style:style style:name="P962" style:family="paragraph" style:parent-style-name="Text_20_body">
      <style:text-properties officeooo:rsid="0ec47239" officeooo:paragraph-rsid="0ec47239"/>
    </style:style>
    <style:style style:name="P963" style:family="paragraph" style:parent-style-name="Text_20_body">
      <style:paragraph-properties fo:break-before="page"/>
      <style:text-properties officeooo:rsid="0ec47239" officeooo:paragraph-rsid="0ec47239"/>
    </style:style>
    <style:style style:name="P964" style:family="paragraph" style:parent-style-name="Text_20_body">
      <style:text-properties officeooo:rsid="0ecb5134" officeooo:paragraph-rsid="0ecb5134"/>
    </style:style>
    <style:style style:name="P965" style:family="paragraph" style:parent-style-name="Text_20_body">
      <style:text-properties officeooo:rsid="0ec5e7de" officeooo:paragraph-rsid="0ec5e7de"/>
    </style:style>
    <style:style style:name="P966" style:family="paragraph" style:parent-style-name="Text_20_body">
      <style:text-properties officeooo:rsid="0ec7a4d0" officeooo:paragraph-rsid="0ec7a4d0"/>
    </style:style>
    <style:style style:name="P967" style:family="paragraph" style:parent-style-name="Text_20_body">
      <style:text-properties officeooo:rsid="0ec7ca78" officeooo:paragraph-rsid="0ec7ca78"/>
    </style:style>
    <style:style style:name="P968" style:family="paragraph" style:parent-style-name="Text_20_body">
      <style:paragraph-properties fo:break-before="page"/>
      <style:text-properties officeooo:rsid="0ec7ca78" officeooo:paragraph-rsid="0ec7ca78"/>
    </style:style>
    <style:style style:name="P969" style:family="paragraph" style:parent-style-name="Text_20_body">
      <style:text-properties officeooo:paragraph-rsid="07c1b29b"/>
    </style:style>
    <style:style style:name="P970" style:family="paragraph" style:parent-style-name="Text_20_body">
      <style:text-properties officeooo:rsid="07ca1c88" officeooo:paragraph-rsid="0ec8b249"/>
    </style:style>
    <style:style style:name="P971" style:family="paragraph" style:parent-style-name="Text_20_body">
      <style:paragraph-properties fo:break-before="page"/>
      <style:text-properties officeooo:rsid="07cf7459" officeooo:paragraph-rsid="0ec8b249"/>
    </style:style>
    <style:style style:name="P972" style:family="paragraph" style:parent-style-name="Text_20_body">
      <style:text-properties officeooo:rsid="07d42be1" officeooo:paragraph-rsid="0ec8b249"/>
    </style:style>
    <style:style style:name="P973" style:family="paragraph" style:parent-style-name="Text_20_body">
      <style:text-properties officeooo:rsid="0ecb549a" officeooo:paragraph-rsid="0ecb549a"/>
    </style:style>
    <style:style style:name="P974" style:family="paragraph" style:parent-style-name="Text_20_body">
      <style:paragraph-properties fo:break-before="page"/>
      <style:text-properties officeooo:rsid="0ecb549a" officeooo:paragraph-rsid="0ecb549a"/>
    </style:style>
    <style:style style:name="P975" style:family="paragraph" style:parent-style-name="YdWl2">
      <style:text-properties officeooo:rsid="0e13070a" officeooo:paragraph-rsid="0ec8b249"/>
    </style:style>
    <style:style style:name="P976" style:family="paragraph" style:parent-style-name="YdWl2">
      <style:text-properties officeooo:rsid="0e125b41" officeooo:paragraph-rsid="0ec8b249"/>
    </style:style>
    <style:style style:name="P977" style:family="paragraph" style:parent-style-name="YdWl2">
      <style:text-properties officeooo:rsid="0e1dbfe7" officeooo:paragraph-rsid="0ec8b249"/>
    </style:style>
    <style:style style:name="P978" style:family="paragraph" style:parent-style-name="YdWl2">
      <style:text-properties officeooo:rsid="0e37bc99" officeooo:paragraph-rsid="0e37bc99"/>
    </style:style>
    <style:style style:name="P979" style:family="paragraph" style:parent-style-name="YdWl2">
      <style:text-properties officeooo:rsid="0e43c3fe" officeooo:paragraph-rsid="0e43c3fe"/>
    </style:style>
    <style:style style:name="P980" style:family="paragraph" style:parent-style-name="YdWl2">
      <style:text-properties officeooo:rsid="0e443f91" officeooo:paragraph-rsid="0e443f91"/>
    </style:style>
    <style:style style:name="P981" style:family="paragraph" style:parent-style-name="YdWl2">
      <style:text-properties officeooo:rsid="0e4604d1" officeooo:paragraph-rsid="0e4604d1"/>
    </style:style>
    <style:style style:name="P982" style:family="paragraph" style:parent-style-name="YdWl2">
      <style:text-properties officeooo:rsid="0e680c88" officeooo:paragraph-rsid="0e680c88"/>
    </style:style>
    <style:style style:name="P983" style:family="paragraph" style:parent-style-name="YdWl2">
      <style:text-properties officeooo:rsid="0e74c633" officeooo:paragraph-rsid="0e74c633"/>
    </style:style>
    <style:style style:name="P984" style:family="paragraph" style:parent-style-name="YdWl2">
      <style:text-properties officeooo:rsid="0ec8b249" officeooo:paragraph-rsid="0ec8b249"/>
    </style:style>
    <style:style style:name="P985" style:family="paragraph" style:parent-style-name="YdWl2">
      <style:text-properties officeooo:rsid="0eca755a" officeooo:paragraph-rsid="0eca755a"/>
    </style:style>
    <style:style style:name="P986" style:family="paragraph" style:parent-style-name="YdWl2">
      <style:text-properties officeooo:rsid="0ecda102" officeooo:paragraph-rsid="0ecda102"/>
    </style:style>
    <style:style style:name="P987" style:family="paragraph" style:parent-style-name="Text_20_body">
      <style:text-properties officeooo:rsid="0ed3254b" officeooo:paragraph-rsid="0ed3254b"/>
    </style:style>
    <style:style style:name="P988" style:family="paragraph" style:parent-style-name="Text_20_body">
      <style:text-properties officeooo:rsid="0ed3254b" officeooo:paragraph-rsid="0ed7f7e5"/>
    </style:style>
    <style:style style:name="P989" style:family="paragraph" style:parent-style-name="YdWl2">
      <style:text-properties officeooo:paragraph-rsid="0e9e09d9"/>
    </style:style>
    <style:style style:name="P990" style:family="paragraph" style:parent-style-name="YdWl2">
      <style:text-properties officeooo:rsid="0e9decc4" officeooo:paragraph-rsid="0e9decc4"/>
    </style:style>
    <style:style style:name="P991" style:family="paragraph" style:parent-style-name="Text_20_body">
      <style:text-properties officeooo:rsid="0ed7f7e5" officeooo:paragraph-rsid="0ed7f7e5"/>
    </style:style>
    <style:style style:name="P992" style:family="paragraph" style:parent-style-name="Text_20_body">
      <style:paragraph-properties fo:break-before="page"/>
      <style:text-properties officeooo:rsid="0ed7f7e5" officeooo:paragraph-rsid="0ed7f7e5"/>
    </style:style>
    <style:style style:name="P993" style:family="paragraph" style:parent-style-name="Text_20_body">
      <style:text-properties officeooo:rsid="0edb2bb5" officeooo:paragraph-rsid="0edb2bb5"/>
    </style:style>
    <style:style style:name="P994" style:family="paragraph" style:parent-style-name="Text_20_body">
      <style:text-properties officeooo:rsid="0edb4294" officeooo:paragraph-rsid="0edb4294"/>
    </style:style>
    <style:style style:name="P995" style:family="paragraph" style:parent-style-name="Text_20_body">
      <style:text-properties officeooo:rsid="0edba1c7" officeooo:paragraph-rsid="0edba1c7"/>
    </style:style>
    <style:style style:name="P996" style:family="paragraph" style:parent-style-name="Text_20_body">
      <style:text-properties officeooo:rsid="0ee2d1a7" officeooo:paragraph-rsid="0ee2d1a7"/>
    </style:style>
    <style:style style:name="P997" style:family="paragraph" style:parent-style-name="Text_20_body">
      <style:text-properties officeooo:rsid="0eded626" officeooo:paragraph-rsid="0eded626"/>
    </style:style>
    <style:style style:name="P998" style:family="paragraph" style:parent-style-name="Text_20_body">
      <style:paragraph-properties fo:break-before="page"/>
      <style:text-properties officeooo:rsid="0eded626" officeooo:paragraph-rsid="0eded626"/>
    </style:style>
    <style:style style:name="P999" style:family="paragraph" style:parent-style-name="Text_20_body">
      <style:text-properties officeooo:rsid="0ee5cde2" officeooo:paragraph-rsid="0ee5cde2"/>
    </style:style>
    <style:style style:name="P1000" style:family="paragraph" style:parent-style-name="Text_20_body">
      <style:paragraph-properties fo:break-before="page"/>
      <style:text-properties officeooo:rsid="0ee5cde2" officeooo:paragraph-rsid="0ee5cde2"/>
    </style:style>
    <style:style style:name="P1001" style:family="paragraph" style:parent-style-name="Text_20_body">
      <style:paragraph-properties fo:break-before="page"/>
      <style:text-properties officeooo:rsid="0ee6d967" officeooo:paragraph-rsid="0ee6d967"/>
    </style:style>
    <style:style style:name="P1002" style:family="paragraph" style:parent-style-name="Text_20_body">
      <style:text-properties officeooo:rsid="0ee7ddae" officeooo:paragraph-rsid="0ee7ddae"/>
    </style:style>
    <style:style style:name="P1003" style:family="paragraph" style:parent-style-name="Text_20_body">
      <style:text-properties officeooo:rsid="0ee96d42" officeooo:paragraph-rsid="0eec1516"/>
    </style:style>
    <style:style style:name="P1004" style:family="paragraph" style:parent-style-name="Title" style:master-page-name="Right_20_Cover_20_Page">
      <style:paragraph-properties style:page-number="auto" fo:break-before="page"/>
    </style:style>
    <style:style style:name="P1005" style:family="paragraph" style:parent-style-name="Endnote">
      <style:text-properties fo:font-style="italic" officeooo:rsid="0ef91d84" officeooo:paragraph-rsid="0efa63c3" style:font-style-asian="italic" style:font-style-complex="italic"/>
    </style:style>
    <style:style style:name="P1006" style:family="paragraph" style:parent-style-name="Endnote">
      <style:text-properties fo:font-style="italic" officeooo:rsid="0efdf0c6" officeooo:paragraph-rsid="0efdf0c6" style:font-style-asian="italic" style:font-style-complex="italic"/>
    </style:style>
    <style:style style:name="P1007" style:family="paragraph" style:parent-style-name="Heading_20_1">
      <style:paragraph-properties fo:break-before="page"/>
      <style:text-properties officeooo:rsid="0e1f2382" officeooo:paragraph-rsid="0e1f2382"/>
    </style:style>
    <style:style style:name="P1008" style:family="paragraph" style:parent-style-name="Heading_20_1">
      <style:paragraph-properties fo:break-before="page"/>
      <style:text-properties officeooo:rsid="0e1f2382" officeooo:paragraph-rsid="0e22a5ce"/>
    </style:style>
    <style:style style:name="P1009" style:family="paragraph" style:parent-style-name="Heading_20_1">
      <style:paragraph-properties fo:break-before="page"/>
      <style:text-properties officeooo:rsid="0e1f2382" officeooo:paragraph-rsid="0e235121"/>
    </style:style>
    <style:style style:name="P1010" style:family="paragraph" style:parent-style-name="Heading_20_1">
      <style:paragraph-properties fo:break-before="page"/>
      <style:text-properties officeooo:rsid="0e1f2382" officeooo:paragraph-rsid="0e23ade2"/>
    </style:style>
    <style:style style:name="P1011" style:family="paragraph" style:parent-style-name="Heading_20_1">
      <style:paragraph-properties fo:break-before="page"/>
      <style:text-properties officeooo:rsid="0e1f2382" officeooo:paragraph-rsid="0e24eb82"/>
    </style:style>
    <style:style style:name="P1012" style:family="paragraph" style:parent-style-name="Heading_20_1">
      <style:paragraph-properties fo:break-before="page"/>
      <style:text-properties officeooo:rsid="0e1f2382" officeooo:paragraph-rsid="0e49194b"/>
    </style:style>
    <style:style style:name="P1013" style:family="paragraph" style:parent-style-name="Heading_20_1">
      <style:paragraph-properties fo:break-before="page"/>
      <style:text-properties officeooo:paragraph-rsid="0e52d41e"/>
    </style:style>
    <style:style style:name="P1014" style:family="paragraph" style:parent-style-name="Heading_20_1">
      <style:paragraph-properties fo:break-before="page"/>
      <style:text-properties officeooo:rsid="0ea4ec93" officeooo:paragraph-rsid="0ea4ec93"/>
    </style:style>
    <style:style style:name="P1015" style:family="paragraph" style:parent-style-name="Heading_20_2">
      <style:paragraph-properties fo:break-before="page"/>
    </style:style>
    <style:style style:name="P1016" style:family="paragraph" style:parent-style-name="Heading_20_2">
      <style:paragraph-properties fo:break-before="page"/>
      <style:text-properties officeooo:paragraph-rsid="0e1f2382"/>
    </style:style>
    <style:style style:name="P1017" style:family="paragraph" style:parent-style-name="Heading_20_2">
      <style:text-properties officeooo:paragraph-rsid="0f0e0aca"/>
    </style:style>
    <style:style style:name="P1018" style:family="paragraph" style:parent-style-name="Heading_20_3">
      <style:paragraph-properties fo:break-before="page"/>
      <style:text-properties officeooo:paragraph-rsid="0ec8b249"/>
    </style:style>
    <style:style style:name="P1019" style:family="paragraph" style:parent-style-name="Heading_20_3">
      <style:paragraph-properties fo:break-before="page"/>
    </style:style>
    <style:style style:name="P1020" style:family="paragraph" style:parent-style-name="Heading_20_3" style:list-style-name=""/>
    <style:style style:name="P1021" style:family="paragraph" style:parent-style-name="Heading_20_3">
      <style:text-properties officeooo:paragraph-rsid="0e318456"/>
    </style:style>
    <style:style style:name="P1022" style:family="paragraph" style:parent-style-name="Heading_20_3">
      <style:text-properties officeooo:paragraph-rsid="0e32b270"/>
    </style:style>
    <style:style style:name="P1023" style:family="paragraph" style:parent-style-name="Heading_20_3">
      <style:text-properties officeooo:rsid="0e3ad28f" officeooo:paragraph-rsid="0e3ad28f"/>
    </style:style>
    <style:style style:name="P1024" style:family="paragraph" style:parent-style-name="Heading_20_3">
      <style:paragraph-properties fo:break-before="page"/>
      <style:text-properties officeooo:rsid="0e6aa1f1" officeooo:paragraph-rsid="0e6aa1f1"/>
    </style:style>
    <style:style style:name="P1025" style:family="paragraph" style:parent-style-name="Heading_20_3">
      <style:paragraph-properties fo:break-before="page"/>
      <style:text-properties officeooo:rsid="0e8d1b98" officeooo:paragraph-rsid="0e8d1b98"/>
    </style:style>
    <style:style style:name="P1026" style:family="paragraph" style:parent-style-name="Heading_20_3">
      <style:paragraph-properties fo:break-before="page"/>
      <style:text-properties officeooo:rsid="0ea0a47d" officeooo:paragraph-rsid="0ea0a47d"/>
    </style:style>
    <style:style style:name="P1027" style:family="paragraph" style:parent-style-name="Heading_20_3">
      <style:paragraph-properties fo:break-before="page"/>
      <style:text-properties officeooo:rsid="0ea8f2df" officeooo:paragraph-rsid="0ea8f2df"/>
    </style:style>
    <style:style style:name="P1028" style:family="paragraph" style:parent-style-name="Heading_20_3">
      <style:paragraph-properties fo:break-before="page"/>
      <style:text-properties officeooo:rsid="0eade776" officeooo:paragraph-rsid="0eade776"/>
    </style:style>
    <style:style style:name="P1029" style:family="paragraph" style:parent-style-name="Heading_20_3">
      <style:text-properties fo:font-style="italic" officeooo:rsid="0ef4dd3b" officeooo:paragraph-rsid="0ef4dd3b" style:font-style-asian="italic" style:font-style-complex="italic"/>
    </style:style>
    <style:style style:name="P1030" style:family="paragraph" style:parent-style-name="Heading_20_3">
      <style:text-properties officeooo:rsid="07e0b91b"/>
    </style:style>
    <style:style style:name="P1031" style:family="paragraph" style:parent-style-name="Heading_20_3">
      <style:paragraph-properties fo:break-before="page"/>
      <style:text-properties officeooo:paragraph-rsid="0efb1ff1"/>
    </style:style>
    <style:style style:name="P1032" style:family="paragraph" style:parent-style-name="Heading_20_3">
      <style:text-properties officeooo:rsid="07eb6208"/>
    </style:style>
    <style:style style:name="P1033" style:family="paragraph" style:parent-style-name="Heading_20_3">
      <style:paragraph-properties fo:break-before="page"/>
      <style:text-properties officeooo:paragraph-rsid="0efc8040"/>
    </style:style>
    <style:style style:name="P1034" style:family="paragraph" style:parent-style-name="Heading_20_3">
      <style:paragraph-properties fo:break-before="page"/>
      <style:text-properties officeooo:paragraph-rsid="0f00c11a"/>
    </style:style>
    <style:style style:name="P1035" style:family="paragraph" style:parent-style-name="Heading_20_3">
      <style:paragraph-properties fo:break-before="page"/>
      <style:text-properties officeooo:paragraph-rsid="0f00f327"/>
    </style:style>
    <style:style style:name="P1036" style:family="paragraph" style:parent-style-name="Heading_20_3">
      <style:paragraph-properties fo:break-before="page"/>
      <style:text-properties officeooo:paragraph-rsid="0f011564"/>
    </style:style>
    <style:style style:name="P1037" style:family="paragraph" style:parent-style-name="Heading_20_3">
      <style:text-properties officeooo:paragraph-rsid="0f011564"/>
    </style:style>
    <style:style style:name="P1038" style:family="paragraph" style:parent-style-name="Heading_20_3">
      <style:text-properties officeooo:paragraph-rsid="0f0f6f93"/>
    </style:style>
    <style:style style:name="P1039" style:family="paragraph" style:parent-style-name="Heading_20_4">
      <style:paragraph-properties fo:break-before="page"/>
    </style:style>
    <style:style style:name="P1040" style:family="paragraph" style:parent-style-name="Heading_20_4" style:list-style-name=""/>
    <style:style style:name="P1041" style:family="paragraph" style:parent-style-name="Heading_20_4" style:list-style-name="">
      <style:text-properties officeooo:paragraph-rsid="0e235121"/>
    </style:style>
    <style:style style:name="P1042" style:family="paragraph" style:parent-style-name="Heading_20_4" style:list-style-name="">
      <style:text-properties officeooo:paragraph-rsid="0e23ade2"/>
    </style:style>
    <style:style style:name="P1043" style:family="paragraph" style:parent-style-name="Heading_20_4" style:list-style-name="">
      <style:text-properties officeooo:paragraph-rsid="0e24eb82"/>
    </style:style>
    <style:style style:name="P1044" style:family="paragraph" style:parent-style-name="Heading_20_4" style:list-style-name="">
      <style:paragraph-properties fo:break-before="page"/>
      <style:text-properties officeooo:paragraph-rsid="0e49194b"/>
    </style:style>
    <style:style style:name="P1045" style:family="paragraph" style:parent-style-name="Heading_20_4">
      <style:text-properties officeooo:rsid="0c12627b"/>
    </style:style>
    <style:style style:name="P1046" style:family="paragraph" style:parent-style-name="Heading_20_4">
      <style:text-properties officeooo:rsid="0e2d508d" officeooo:paragraph-rsid="0e2d508d"/>
    </style:style>
    <style:style style:name="P1047" style:family="paragraph" style:parent-style-name="Heading_20_4">
      <style:paragraph-properties fo:break-before="page"/>
      <style:text-properties officeooo:paragraph-rsid="0e49194b"/>
    </style:style>
    <style:style style:name="P1048" style:family="paragraph" style:parent-style-name="Heading_20_4">
      <style:paragraph-properties fo:break-before="page"/>
      <style:text-properties officeooo:paragraph-rsid="0e65f4b0"/>
    </style:style>
    <style:style style:name="P1049" style:family="paragraph" style:parent-style-name="Heading_20_4">
      <style:paragraph-properties fo:break-before="page"/>
      <style:text-properties officeooo:rsid="0e812260" officeooo:paragraph-rsid="0e812260"/>
    </style:style>
    <style:style style:name="P1050" style:family="paragraph" style:parent-style-name="Heading_20_4">
      <style:paragraph-properties fo:break-before="page"/>
      <style:text-properties officeooo:rsid="0e9c5cee" officeooo:paragraph-rsid="0e9c5cee"/>
    </style:style>
    <style:style style:name="P1051" style:family="paragraph" style:parent-style-name="Heading_20_4">
      <style:text-properties officeooo:rsid="0eb3ba9d" officeooo:paragraph-rsid="0eb3ba9d"/>
    </style:style>
    <style:style style:name="P1052" style:family="paragraph" style:parent-style-name="Heading_20_4">
      <style:paragraph-properties fo:break-before="page"/>
      <style:text-properties officeooo:rsid="0ec45bd4" officeooo:paragraph-rsid="0ec45bd4"/>
    </style:style>
    <style:style style:name="P1053" style:family="paragraph" style:parent-style-name="Heading_20_4">
      <style:paragraph-properties fo:break-before="page"/>
      <style:text-properties officeooo:rsid="0ecb5134" officeooo:paragraph-rsid="0ecb5134"/>
    </style:style>
    <style:style style:name="P1054" style:family="paragraph" style:parent-style-name="Heading_20_4">
      <style:paragraph-properties fo:break-before="page"/>
      <style:text-properties officeooo:rsid="0ee2d1a7" officeooo:paragraph-rsid="0ee2d1a7"/>
    </style:style>
    <style:style style:name="P1055" style:family="paragraph" style:parent-style-name="Heading_20_4">
      <style:paragraph-properties fo:break-before="page"/>
      <style:text-properties officeooo:paragraph-rsid="0f00f327"/>
    </style:style>
    <style:style style:name="P1056" style:family="paragraph" style:parent-style-name="Heading_20_4">
      <style:paragraph-properties fo:break-before="page"/>
      <style:text-properties officeooo:paragraph-rsid="0f011564"/>
    </style:style>
    <style:style style:name="P1057" style:family="paragraph" style:parent-style-name="Heading_20_4">
      <style:text-properties officeooo:paragraph-rsid="0f011564"/>
    </style:style>
    <style:style style:name="P1058" style:family="paragraph" style:parent-style-name="Heading_20_4">
      <style:text-properties officeooo:rsid="09a66aab" officeooo:paragraph-rsid="0f011564"/>
    </style:style>
    <style:style style:name="P1059" style:family="paragraph" style:parent-style-name="Heading_20_4">
      <style:text-properties officeooo:paragraph-rsid="0f01e767"/>
    </style:style>
    <style:style style:name="P1060" style:family="paragraph" style:parent-style-name="Heading_20_4">
      <style:text-properties officeooo:paragraph-rsid="0f03c7bb"/>
    </style:style>
    <style:style style:name="P1061" style:family="paragraph" style:parent-style-name="Heading_20_4">
      <style:text-properties officeooo:paragraph-rsid="0f073ea6"/>
    </style:style>
    <style:style style:name="P1062" style:family="paragraph" style:parent-style-name="Heading_20_4">
      <style:text-properties officeooo:paragraph-rsid="0f0f6f93"/>
    </style:style>
    <style:style style:name="P1063" style:family="paragraph" style:parent-style-name="Heading_20_5">
      <style:paragraph-properties fo:break-before="page"/>
    </style:style>
    <style:style style:name="P1064" style:family="paragraph" style:parent-style-name="Heading_20_5">
      <style:paragraph-properties fo:break-before="page"/>
      <style:text-properties officeooo:rsid="0f0c8a5a" officeooo:paragraph-rsid="0f0c8a5a"/>
    </style:style>
    <style:style style:name="P1065" style:family="paragraph" style:parent-style-name="Heading_20_6">
      <style:text-properties officeooo:paragraph-rsid="0e49194b"/>
    </style:style>
    <style:style style:name="P1066" style:family="paragraph" style:parent-style-name="Heading_20_6">
      <style:text-properties officeooo:paragraph-rsid="0ea4ec93"/>
    </style:style>
    <style:style style:name="P1067" style:family="paragraph" style:parent-style-name="Heading_20_7">
      <style:paragraph-properties fo:break-before="page"/>
    </style:style>
    <style:style style:name="P1068" style:family="paragraph" style:parent-style-name="Heading_20_7">
      <style:paragraph-properties fo:break-before="page"/>
      <style:text-properties officeooo:paragraph-rsid="0ea4ec93"/>
    </style:style>
    <style:style style:name="P1069" style:family="paragraph" style:parent-style-name="Standard">
      <style:paragraph-properties fo:break-before="page"/>
      <style:text-properties officeooo:rsid="0814a8a5" officeooo:paragraph-rsid="0e235121"/>
    </style:style>
    <style:style style:name="P1070" style:family="paragraph" style:parent-style-name="Standard">
      <style:paragraph-properties fo:break-before="page"/>
      <style:text-properties officeooo:rsid="0814a8a5" officeooo:paragraph-rsid="0e24eb82"/>
    </style:style>
    <style:style style:name="P1071" style:family="paragraph" style:parent-style-name="Text_20_body" style:list-style-name="">
      <style:paragraph-properties fo:break-before="page"/>
      <style:text-properties officeooo:paragraph-rsid="0e22a5ce"/>
    </style:style>
    <style:style style:name="P1072" style:family="paragraph" style:parent-style-name="Text_20_body" style:list-style-name="">
      <style:paragraph-properties fo:break-before="page"/>
      <style:text-properties officeooo:paragraph-rsid="0e235121"/>
    </style:style>
    <style:style style:name="P1073" style:family="paragraph" style:parent-style-name="Text_20_body" style:list-style-name="">
      <style:paragraph-properties fo:break-before="page"/>
      <style:text-properties officeooo:paragraph-rsid="0e23ade2"/>
    </style:style>
    <style:style style:name="P1074" style:family="paragraph" style:parent-style-name="Text_20_body" style:list-style-name="">
      <style:paragraph-properties fo:break-before="page"/>
      <style:text-properties officeooo:paragraph-rsid="0e24eb82"/>
    </style:style>
    <style:style style:name="P1075" style:family="paragraph" style:parent-style-name="Text_20_body" style:list-style-name="">
      <style:paragraph-properties fo:break-before="page"/>
      <style:text-properties officeooo:paragraph-rsid="0e23ade2"/>
    </style:style>
    <style:style style:name="P1076" style:family="paragraph" style:parent-style-name="Text_20_body" style:list-style-name="">
      <style:paragraph-properties fo:break-before="page"/>
      <style:text-properties officeooo:paragraph-rsid="0e24eb82"/>
    </style:style>
    <style:style style:name="P1077" style:family="paragraph" style:parent-style-name="Text_20_body" style:list-style-name="L1">
      <style:text-properties officeooo:rsid="0a823c62" officeooo:paragraph-rsid="0b2960a9"/>
    </style:style>
    <style:style style:name="P1078" style:family="paragraph" style:parent-style-name="Text_20_body">
      <style:paragraph-properties fo:break-before="page"/>
      <style:text-properties officeooo:rsid="0a823c62" officeooo:paragraph-rsid="0a823c62"/>
    </style:style>
    <style:style style:name="P1079" style:family="paragraph" style:parent-style-name="Text_20_body">
      <style:text-properties officeooo:rsid="07e3d9a7" officeooo:paragraph-rsid="0efb1ff1"/>
    </style:style>
    <style:style style:name="P1080" style:family="paragraph" style:parent-style-name="Text_20_body">
      <style:text-properties officeooo:rsid="07eb6208" officeooo:paragraph-rsid="0efc8040"/>
    </style:style>
    <style:style style:name="P1081" style:family="paragraph" style:parent-style-name="Text_20_body">
      <style:paragraph-properties fo:break-before="page"/>
      <style:text-properties officeooo:rsid="07dce628" officeooo:paragraph-rsid="0eff4a29"/>
    </style:style>
    <style:style style:name="P1082" style:family="paragraph" style:parent-style-name="Text_20_body">
      <style:text-properties officeooo:rsid="07dce628" officeooo:paragraph-rsid="0eff4a29"/>
    </style:style>
    <style:style style:name="P1083" style:family="paragraph" style:parent-style-name="Text_20_body">
      <style:text-properties officeooo:paragraph-rsid="07f25cfa"/>
    </style:style>
    <style:style style:name="P1084" style:family="paragraph" style:parent-style-name="Text_20_body">
      <style:text-properties officeooo:rsid="086bea87" officeooo:paragraph-rsid="0f00c11a"/>
    </style:style>
    <style:style style:name="P1085" style:family="paragraph" style:parent-style-name="Text_20_body">
      <style:paragraph-properties fo:break-before="page"/>
    </style:style>
    <style:style style:name="P1086" style:family="paragraph" style:parent-style-name="Text_20_body">
      <style:text-properties officeooo:paragraph-rsid="086b8d70"/>
    </style:style>
    <style:style style:name="P1087" style:family="paragraph" style:parent-style-name="Text_20_body">
      <style:paragraph-properties fo:break-before="page"/>
      <style:text-properties officeooo:paragraph-rsid="086b8d70"/>
    </style:style>
    <style:style style:name="P1088" style:family="paragraph" style:parent-style-name="Text_20_body">
      <style:text-properties officeooo:rsid="08d97bbd" officeooo:paragraph-rsid="0f00f327"/>
    </style:style>
    <style:style style:name="P1089" style:family="paragraph" style:parent-style-name="Text_20_body">
      <style:text-properties officeooo:paragraph-rsid="0f00f327"/>
    </style:style>
    <style:style style:name="P1090" style:family="paragraph" style:parent-style-name="Text_20_body">
      <style:paragraph-properties fo:break-before="page"/>
      <style:text-properties officeooo:paragraph-rsid="0f00f327"/>
    </style:style>
    <style:style style:name="P1091" style:family="paragraph" style:parent-style-name="Text_20_body">
      <style:text-properties officeooo:rsid="08db8fb6" officeooo:paragraph-rsid="08db8fb6"/>
    </style:style>
    <style:style style:name="P1092" style:family="paragraph" style:parent-style-name="Text_20_body">
      <style:text-properties officeooo:rsid="08dbe43b" officeooo:paragraph-rsid="0f00f327"/>
    </style:style>
    <style:style style:name="P1093" style:family="paragraph" style:parent-style-name="Text_20_body">
      <style:paragraph-properties fo:break-before="page"/>
      <style:text-properties officeooo:paragraph-rsid="08db8fb6"/>
    </style:style>
    <style:style style:name="P1094" style:family="paragraph" style:parent-style-name="Text_20_body">
      <style:text-properties officeooo:rsid="08dd6f33" officeooo:paragraph-rsid="0f00f327"/>
    </style:style>
    <style:style style:name="P1095" style:family="paragraph" style:parent-style-name="Text_20_body">
      <style:paragraph-properties fo:break-before="page"/>
      <style:text-properties officeooo:rsid="08dd6f33" officeooo:paragraph-rsid="08ddd435"/>
    </style:style>
    <style:style style:name="P1096" style:family="paragraph" style:parent-style-name="Text_20_body">
      <style:text-properties officeooo:rsid="08e2abe8" officeooo:paragraph-rsid="0f00f327"/>
    </style:style>
    <style:style style:name="P1097" style:family="paragraph" style:parent-style-name="Text_20_body">
      <style:paragraph-properties fo:break-before="page"/>
      <style:text-properties officeooo:rsid="08e4c74b" officeooo:paragraph-rsid="08e4c74b"/>
    </style:style>
    <style:style style:name="P1098" style:family="paragraph" style:parent-style-name="Text_20_body">
      <style:paragraph-properties fo:break-before="page"/>
      <style:text-properties officeooo:rsid="08eb5494" officeooo:paragraph-rsid="08eb5494"/>
    </style:style>
    <style:style style:name="P1099" style:family="paragraph" style:parent-style-name="Text_20_body">
      <style:text-properties officeooo:rsid="08eb5494" officeooo:paragraph-rsid="0f00f327"/>
    </style:style>
    <style:style style:name="P1100" style:family="paragraph" style:parent-style-name="Text_20_body">
      <style:text-properties officeooo:rsid="08ed02d0" officeooo:paragraph-rsid="0f00f327"/>
    </style:style>
    <style:style style:name="P1101" style:family="paragraph" style:parent-style-name="Text_20_body">
      <style:text-properties officeooo:rsid="08ec3318" officeooo:paragraph-rsid="0f00f327"/>
    </style:style>
    <style:style style:name="P1102" style:family="paragraph" style:parent-style-name="Text_20_body">
      <style:text-properties officeooo:rsid="08f82d67" officeooo:paragraph-rsid="0f00f327"/>
    </style:style>
    <style:style style:name="P1103" style:family="paragraph" style:parent-style-name="Text_20_body">
      <style:text-properties officeooo:paragraph-rsid="0e32b270"/>
    </style:style>
    <style:style style:name="P1104" style:family="paragraph" style:parent-style-name="Text_20_body">
      <style:text-properties officeooo:rsid="0915578e" officeooo:paragraph-rsid="0f00f327"/>
    </style:style>
    <style:style style:name="P1105" style:family="paragraph" style:parent-style-name="Text_20_body">
      <style:text-properties officeooo:rsid="09157763" officeooo:paragraph-rsid="0f00f327"/>
    </style:style>
    <style:style style:name="P1106" style:family="paragraph" style:parent-style-name="Text_20_body">
      <style:paragraph-properties fo:break-before="page"/>
      <style:text-properties officeooo:rsid="09157763" officeooo:paragraph-rsid="0915b3ca"/>
    </style:style>
    <style:style style:name="P1107" style:family="paragraph" style:parent-style-name="Text_20_body">
      <style:paragraph-properties fo:break-before="page"/>
      <style:text-properties officeooo:rsid="09157763" officeooo:paragraph-rsid="0915e991"/>
    </style:style>
    <style:style style:name="P1108" style:family="paragraph" style:parent-style-name="Text_20_body">
      <style:text-properties officeooo:rsid="09167537" officeooo:paragraph-rsid="0f00f327"/>
    </style:style>
    <style:style style:name="P1109" style:family="paragraph" style:parent-style-name="Text_20_body">
      <style:text-properties officeooo:rsid="09185a5c" officeooo:paragraph-rsid="0f00f327"/>
    </style:style>
    <style:style style:name="P1110" style:family="paragraph" style:parent-style-name="Text_20_body">
      <style:paragraph-properties fo:break-before="page"/>
      <style:text-properties officeooo:rsid="09185a5c" officeooo:paragraph-rsid="0f00f327"/>
    </style:style>
    <style:style style:name="P1111" style:family="paragraph" style:parent-style-name="Text_20_body">
      <style:text-properties officeooo:rsid="091abf33" officeooo:paragraph-rsid="0f00f327"/>
    </style:style>
    <style:style style:name="P1112" style:family="paragraph" style:parent-style-name="Text_20_body">
      <style:text-properties officeooo:rsid="0919b8d0" officeooo:paragraph-rsid="0f00f327"/>
    </style:style>
    <style:style style:name="P1113" style:family="paragraph" style:parent-style-name="Text_20_body">
      <style:text-properties officeooo:rsid="092908d6" officeooo:paragraph-rsid="0f00f327"/>
    </style:style>
    <style:style style:name="P1114" style:family="paragraph" style:parent-style-name="Text_20_body">
      <style:text-properties officeooo:rsid="092972d0" officeooo:paragraph-rsid="0f00f327"/>
    </style:style>
    <style:style style:name="P1115" style:family="paragraph" style:parent-style-name="Text_20_body">
      <style:text-properties officeooo:rsid="092b7bb1" officeooo:paragraph-rsid="0f00f327"/>
    </style:style>
    <style:style style:name="P1116" style:family="paragraph" style:parent-style-name="Text_20_body">
      <style:paragraph-properties fo:break-before="page"/>
      <style:text-properties officeooo:rsid="092b7bb1" officeooo:paragraph-rsid="0f00f327"/>
    </style:style>
    <style:style style:name="P1117" style:family="paragraph" style:parent-style-name="Text_20_body">
      <style:text-properties officeooo:rsid="092ae6ef" officeooo:paragraph-rsid="0f00f327"/>
    </style:style>
    <style:style style:name="P1118" style:family="paragraph" style:parent-style-name="Text_20_body">
      <style:text-properties officeooo:rsid="092b590d" officeooo:paragraph-rsid="0f00f327"/>
    </style:style>
    <style:style style:name="P1119" style:family="paragraph" style:parent-style-name="Text_20_body">
      <style:text-properties officeooo:rsid="0933b4b5" officeooo:paragraph-rsid="0f00f327"/>
    </style:style>
    <style:style style:name="P1120" style:family="paragraph" style:parent-style-name="Text_20_body">
      <style:text-properties officeooo:rsid="0931d781" officeooo:paragraph-rsid="0f00f327"/>
    </style:style>
    <style:style style:name="P1121" style:family="paragraph" style:parent-style-name="Text_20_body">
      <style:text-properties officeooo:rsid="093980dd" officeooo:paragraph-rsid="0f00f327"/>
    </style:style>
    <style:style style:name="P1122" style:family="paragraph" style:parent-style-name="Text_20_body">
      <style:paragraph-properties fo:break-before="page"/>
      <style:text-properties officeooo:rsid="093980dd" officeooo:paragraph-rsid="093980dd"/>
    </style:style>
    <style:style style:name="P1123" style:family="paragraph" style:parent-style-name="Text_20_body">
      <style:text-properties officeooo:rsid="09381cde" officeooo:paragraph-rsid="0f00f327"/>
    </style:style>
    <style:style style:name="P1124" style:family="paragraph" style:parent-style-name="Text_20_body">
      <style:text-properties officeooo:rsid="093a5c77" officeooo:paragraph-rsid="0f00f327"/>
    </style:style>
    <style:style style:name="P1125" style:family="paragraph" style:parent-style-name="Text_20_body">
      <style:paragraph-properties fo:break-before="page"/>
      <style:text-properties officeooo:rsid="093b7af5" officeooo:paragraph-rsid="093b7af5"/>
    </style:style>
    <style:style style:name="P1126" style:family="paragraph" style:parent-style-name="Text_20_body">
      <style:text-properties officeooo:rsid="093d5d6f" officeooo:paragraph-rsid="0f00f327"/>
    </style:style>
    <style:style style:name="P1127" style:family="paragraph" style:parent-style-name="Text_20_body">
      <style:text-properties officeooo:rsid="093cde4a" officeooo:paragraph-rsid="0f00f327"/>
    </style:style>
    <style:style style:name="P1128" style:family="paragraph" style:parent-style-name="Text_20_body">
      <style:text-properties officeooo:rsid="094a30f9" officeooo:paragraph-rsid="0f011564"/>
    </style:style>
    <style:style style:name="P1129" style:family="paragraph" style:parent-style-name="Text_20_body">
      <style:paragraph-properties fo:break-before="page"/>
      <style:text-properties officeooo:rsid="094a30f9" officeooo:paragraph-rsid="094fe7de"/>
    </style:style>
    <style:style style:name="P1130" style:family="paragraph" style:parent-style-name="Text_20_body">
      <style:text-properties officeooo:paragraph-rsid="0f011564"/>
    </style:style>
    <style:style style:name="P1131" style:family="paragraph" style:parent-style-name="Text_20_body">
      <style:paragraph-properties fo:break-before="page"/>
      <style:text-properties officeooo:paragraph-rsid="0f011564"/>
    </style:style>
    <style:style style:name="P1132" style:family="paragraph" style:parent-style-name="Text_20_body">
      <style:text-properties officeooo:rsid="0952eb7a" officeooo:paragraph-rsid="0f011564"/>
    </style:style>
    <style:style style:name="P1133" style:family="paragraph" style:parent-style-name="Text_20_body">
      <style:paragraph-properties fo:break-before="page"/>
      <style:text-properties officeooo:rsid="0958b6ab" officeooo:paragraph-rsid="0958b6ab"/>
    </style:style>
    <style:style style:name="P1134" style:family="paragraph" style:parent-style-name="Text_20_body">
      <style:text-properties officeooo:rsid="09592e98" officeooo:paragraph-rsid="0e32b270"/>
    </style:style>
    <style:style style:name="P1135" style:family="paragraph" style:parent-style-name="Text_20_body">
      <style:text-properties officeooo:rsid="09592e98" officeooo:paragraph-rsid="0f011564"/>
    </style:style>
    <style:style style:name="P1136" style:family="paragraph" style:parent-style-name="Text_20_body">
      <style:text-properties officeooo:rsid="095bcdf2" officeooo:paragraph-rsid="0f011564"/>
    </style:style>
    <style:style style:name="P1137" style:family="paragraph" style:parent-style-name="Text_20_body">
      <style:text-properties officeooo:rsid="096326a9" officeooo:paragraph-rsid="0f011564"/>
    </style:style>
    <style:style style:name="P1138" style:family="paragraph" style:parent-style-name="Text_20_body">
      <style:paragraph-properties fo:break-before="page"/>
      <style:text-properties officeooo:rsid="095e489f" officeooo:paragraph-rsid="0f011564"/>
    </style:style>
    <style:style style:name="P1139" style:family="paragraph" style:parent-style-name="Text_20_body">
      <style:text-properties officeooo:rsid="09669c3a" officeooo:paragraph-rsid="0f011564"/>
    </style:style>
    <style:style style:name="P1140" style:family="paragraph" style:parent-style-name="Text_20_body">
      <style:text-properties officeooo:paragraph-rsid="09669c3a"/>
    </style:style>
    <style:style style:name="P1141" style:family="paragraph" style:parent-style-name="Text_20_body">
      <style:text-properties officeooo:rsid="09683feb" officeooo:paragraph-rsid="0f011564"/>
    </style:style>
    <style:style style:name="P1142" style:family="paragraph" style:parent-style-name="Text_20_body">
      <style:text-properties fo:font-style="italic" officeooo:rsid="096f6514" officeooo:paragraph-rsid="0f011564" style:font-style-asian="italic" style:font-style-complex="italic"/>
    </style:style>
    <style:style style:name="P1143" style:family="paragraph" style:parent-style-name="Text_20_body">
      <style:text-properties fo:font-style="italic" officeooo:paragraph-rsid="0f011564" style:font-style-asian="italic" style:font-style-complex="italic"/>
    </style:style>
    <style:style style:name="P1144" style:family="paragraph" style:parent-style-name="Text_20_body">
      <style:text-properties fo:font-style="italic" officeooo:rsid="0cfc939f" officeooo:paragraph-rsid="0f0e0aca" style:font-style-asian="italic" style:font-style-complex="italic"/>
    </style:style>
    <style:style style:name="P1145" style:family="paragraph" style:parent-style-name="Text_20_body">
      <style:text-properties officeooo:rsid="09735ce7" officeooo:paragraph-rsid="0f011564"/>
    </style:style>
    <style:style style:name="P1146" style:family="paragraph" style:parent-style-name="Text_20_body">
      <style:text-properties officeooo:rsid="0978b421" officeooo:paragraph-rsid="0f011564"/>
    </style:style>
    <style:style style:name="P1147" style:family="paragraph" style:parent-style-name="Text_20_body">
      <style:text-properties officeooo:rsid="097d24c6" officeooo:paragraph-rsid="0f011564"/>
    </style:style>
    <style:style style:name="P1148" style:family="paragraph" style:parent-style-name="Text_20_body">
      <style:paragraph-properties fo:break-before="page"/>
      <style:text-properties officeooo:rsid="097d24c6" officeooo:paragraph-rsid="0f011564"/>
    </style:style>
    <style:style style:name="P1149" style:family="paragraph" style:parent-style-name="Text_20_body">
      <style:text-properties officeooo:rsid="09799e4b" officeooo:paragraph-rsid="0f011564"/>
    </style:style>
    <style:style style:name="P1150" style:family="paragraph" style:parent-style-name="Text_20_body">
      <style:paragraph-properties fo:break-before="page"/>
      <style:text-properties officeooo:rsid="0f011564" officeooo:paragraph-rsid="0f011564"/>
    </style:style>
    <style:style style:name="P1151" style:family="paragraph" style:parent-style-name="Text_20_body">
      <style:text-properties officeooo:rsid="0980c866" officeooo:paragraph-rsid="0f011564"/>
    </style:style>
    <style:style style:name="P1152" style:family="paragraph" style:parent-style-name="Text_20_body">
      <style:paragraph-properties fo:break-before="page"/>
      <style:text-properties officeooo:rsid="0980c866" officeooo:paragraph-rsid="0f011564"/>
    </style:style>
    <style:style style:name="P1153" style:family="paragraph" style:parent-style-name="Text_20_body">
      <style:text-properties officeooo:rsid="0981d18b" officeooo:paragraph-rsid="0f011564"/>
    </style:style>
    <style:style style:name="P1154" style:family="paragraph" style:parent-style-name="Text_20_body">
      <style:text-properties officeooo:rsid="09908f15" officeooo:paragraph-rsid="0f011564"/>
    </style:style>
    <style:style style:name="P1155" style:family="paragraph" style:parent-style-name="Text_20_body">
      <style:paragraph-properties fo:break-before="page"/>
      <style:text-properties officeooo:rsid="09908f15" officeooo:paragraph-rsid="0f011564"/>
    </style:style>
    <style:style style:name="P1156" style:family="paragraph" style:parent-style-name="Text_20_body">
      <style:text-properties officeooo:rsid="098c9b44" officeooo:paragraph-rsid="0f011564"/>
    </style:style>
    <style:style style:name="P1157" style:family="paragraph" style:parent-style-name="Text_20_body">
      <style:text-properties officeooo:rsid="098de644" officeooo:paragraph-rsid="0f011564"/>
    </style:style>
    <style:style style:name="P1158" style:family="paragraph" style:parent-style-name="Text_20_body">
      <style:text-properties officeooo:rsid="0994e5d3" officeooo:paragraph-rsid="0f011564"/>
    </style:style>
    <style:style style:name="P1159" style:family="paragraph" style:parent-style-name="Text_20_body">
      <style:text-properties officeooo:rsid="09a1bdaa" officeooo:paragraph-rsid="0e32b270"/>
    </style:style>
    <style:style style:name="P1160" style:family="paragraph" style:parent-style-name="Text_20_body">
      <style:text-properties officeooo:rsid="09a1bdaa" officeooo:paragraph-rsid="0f011564"/>
    </style:style>
    <style:style style:name="P1161" style:family="paragraph" style:parent-style-name="Text_20_body">
      <style:text-properties officeooo:rsid="099ddfb7" officeooo:paragraph-rsid="0f011564"/>
    </style:style>
    <style:style style:name="P1162" style:family="paragraph" style:parent-style-name="Text_20_body">
      <style:text-properties officeooo:rsid="099fad31" officeooo:paragraph-rsid="0f011564"/>
    </style:style>
    <style:style style:name="P1163" style:family="paragraph" style:parent-style-name="Text_20_body">
      <style:paragraph-properties fo:break-before="page"/>
      <style:text-properties officeooo:rsid="09a37160" officeooo:paragraph-rsid="0f011564"/>
    </style:style>
    <style:style style:name="P1164" style:family="paragraph" style:parent-style-name="Text_20_body">
      <style:text-properties officeooo:rsid="09a66aab" officeooo:paragraph-rsid="0f011564"/>
    </style:style>
    <style:style style:name="P1165" style:family="paragraph" style:parent-style-name="Text_20_body">
      <style:text-properties officeooo:rsid="09a3f399" officeooo:paragraph-rsid="0f011564"/>
    </style:style>
    <style:style style:name="P1166" style:family="paragraph" style:parent-style-name="Text_20_body">
      <style:text-properties officeooo:rsid="09a5f802" officeooo:paragraph-rsid="0f011564"/>
    </style:style>
    <style:style style:name="P1167" style:family="paragraph" style:parent-style-name="Text_20_body">
      <style:text-properties officeooo:rsid="09acc6d3" officeooo:paragraph-rsid="0f011564"/>
    </style:style>
    <style:style style:name="P1168" style:family="paragraph" style:parent-style-name="Text_20_body">
      <style:text-properties officeooo:rsid="09a77cc2" officeooo:paragraph-rsid="0f011564"/>
    </style:style>
    <style:style style:name="P1169" style:family="paragraph" style:parent-style-name="Text_20_body">
      <style:text-properties officeooo:rsid="09b05dea" officeooo:paragraph-rsid="0e32b270"/>
    </style:style>
    <style:style style:name="P1170" style:family="paragraph" style:parent-style-name="Text_20_body">
      <style:text-properties officeooo:rsid="09b05dea" officeooo:paragraph-rsid="09b05dea"/>
    </style:style>
    <style:style style:name="P1171" style:family="paragraph" style:parent-style-name="Text_20_body">
      <style:text-properties officeooo:rsid="09b097a5" officeooo:paragraph-rsid="0f013301"/>
    </style:style>
    <style:style style:name="P1172" style:family="paragraph" style:parent-style-name="Text_20_body">
      <style:text-properties officeooo:rsid="09b3d034" officeooo:paragraph-rsid="0e32b270"/>
    </style:style>
    <style:style style:name="P1173" style:family="paragraph" style:parent-style-name="Text_20_body">
      <style:text-properties officeooo:rsid="09b3d034" officeooo:paragraph-rsid="0f013301"/>
    </style:style>
    <style:style style:name="P1174" style:family="paragraph" style:parent-style-name="Text_20_body">
      <style:paragraph-properties fo:break-before="page"/>
      <style:text-properties officeooo:rsid="09b3d034" officeooo:paragraph-rsid="0f013301"/>
    </style:style>
    <style:style style:name="P1175" style:family="paragraph" style:parent-style-name="Text_20_body">
      <style:text-properties officeooo:rsid="09b3d034" officeooo:paragraph-rsid="0f01e767"/>
    </style:style>
    <style:style style:name="P1176" style:family="paragraph" style:parent-style-name="Text_20_body">
      <style:text-properties officeooo:rsid="09b57d3f" officeooo:paragraph-rsid="0f01e767"/>
    </style:style>
    <style:style style:name="P1177" style:family="paragraph" style:parent-style-name="Text_20_body">
      <style:paragraph-properties fo:break-before="page"/>
      <style:text-properties officeooo:rsid="09b82c30" officeooo:paragraph-rsid="09b9118c"/>
    </style:style>
    <style:style style:name="P1178" style:family="paragraph" style:parent-style-name="Text_20_body">
      <style:text-properties officeooo:rsid="09be985f" officeooo:paragraph-rsid="0e32b270"/>
    </style:style>
    <style:style style:name="P1179" style:family="paragraph" style:parent-style-name="Text_20_body">
      <style:text-properties officeooo:rsid="09c13916" officeooo:paragraph-rsid="0f01e767"/>
    </style:style>
    <style:style style:name="P1180" style:family="paragraph" style:parent-style-name="Text_20_body">
      <style:paragraph-properties fo:break-before="page"/>
      <style:text-properties officeooo:rsid="09c13916" officeooo:paragraph-rsid="0f01e767"/>
    </style:style>
    <style:style style:name="P1181" style:family="paragraph" style:parent-style-name="Text_20_body">
      <style:paragraph-properties fo:break-before="page"/>
      <style:text-properties officeooo:rsid="09c1ed96" officeooo:paragraph-rsid="09c1ed96"/>
    </style:style>
    <style:style style:name="P1182" style:family="paragraph" style:parent-style-name="Text_20_body">
      <style:text-properties officeooo:rsid="09c3791f" officeooo:paragraph-rsid="0f03c7bb"/>
    </style:style>
    <style:style style:name="P1183" style:family="paragraph" style:parent-style-name="Text_20_body">
      <style:text-properties officeooo:paragraph-rsid="0f03c7bb"/>
    </style:style>
    <style:style style:name="P1184" style:family="paragraph" style:parent-style-name="Text_20_body">
      <style:text-properties officeooo:rsid="09c799cb" officeooo:paragraph-rsid="0f03c7bb"/>
    </style:style>
    <style:style style:name="P1185" style:family="paragraph" style:parent-style-name="Text_20_body">
      <style:paragraph-properties fo:break-before="page"/>
      <style:text-properties officeooo:rsid="09c8787c" officeooo:paragraph-rsid="09c8787c"/>
    </style:style>
    <style:style style:name="P1186" style:family="paragraph" style:parent-style-name="Text_20_body">
      <style:text-properties officeooo:rsid="09ce6c4a" officeooo:paragraph-rsid="0e32b270"/>
    </style:style>
    <style:style style:name="P1187" style:family="paragraph" style:parent-style-name="Text_20_body">
      <style:text-properties officeooo:rsid="09ce6c4a" officeooo:paragraph-rsid="0f03c7bb"/>
    </style:style>
    <style:style style:name="P1188" style:family="paragraph" style:parent-style-name="Text_20_body">
      <style:text-properties officeooo:rsid="09cf6519" officeooo:paragraph-rsid="0f03c7bb"/>
    </style:style>
    <style:style style:name="P1189" style:family="paragraph" style:parent-style-name="Text_20_body">
      <style:paragraph-properties fo:break-before="page"/>
      <style:text-properties officeooo:rsid="09cf7313" officeooo:paragraph-rsid="09cf7313"/>
    </style:style>
    <style:style style:name="P1190" style:family="paragraph" style:parent-style-name="Text_20_body">
      <style:text-properties officeooo:rsid="09d2324c" officeooo:paragraph-rsid="0e32b270"/>
    </style:style>
    <style:style style:name="P1191" style:family="paragraph" style:parent-style-name="Text_20_body">
      <style:text-properties officeooo:rsid="09d5a855" officeooo:paragraph-rsid="0f03c7bb"/>
    </style:style>
    <style:style style:name="P1192" style:family="paragraph" style:parent-style-name="Text_20_body">
      <style:paragraph-properties fo:break-before="page"/>
      <style:text-properties officeooo:rsid="09d5a855" officeooo:paragraph-rsid="0f03c7bb"/>
    </style:style>
    <style:style style:name="P1193" style:family="paragraph" style:parent-style-name="Text_20_body">
      <style:text-properties officeooo:rsid="09de58d2" officeooo:paragraph-rsid="0f03c7bb"/>
    </style:style>
    <style:style style:name="P1194" style:family="paragraph" style:parent-style-name="Text_20_body">
      <style:text-properties officeooo:rsid="09d7e783" officeooo:paragraph-rsid="0f03c7bb"/>
    </style:style>
    <style:style style:name="P1195" style:family="paragraph" style:parent-style-name="Text_20_body">
      <style:text-properties officeooo:rsid="09dde298" officeooo:paragraph-rsid="0f03c7bb"/>
    </style:style>
    <style:style style:name="P1196" style:family="paragraph" style:parent-style-name="Text_20_body">
      <style:text-properties officeooo:rsid="09e3d875" officeooo:paragraph-rsid="0f03c7bb"/>
    </style:style>
    <style:style style:name="P1197" style:family="paragraph" style:parent-style-name="Text_20_body">
      <style:text-properties officeooo:rsid="09ed5fcf" officeooo:paragraph-rsid="0f03c7bb"/>
    </style:style>
    <style:style style:name="P1198" style:family="paragraph" style:parent-style-name="Text_20_body">
      <style:paragraph-properties fo:break-before="page"/>
      <style:text-properties officeooo:rsid="09ed5fcf" officeooo:paragraph-rsid="09f04389"/>
    </style:style>
    <style:style style:name="P1199" style:family="paragraph" style:parent-style-name="Text_20_body">
      <style:text-properties officeooo:rsid="09ed5fcf" officeooo:paragraph-rsid="0e32b270"/>
    </style:style>
    <style:style style:name="P1200" style:family="paragraph" style:parent-style-name="Text_20_body">
      <style:text-properties officeooo:rsid="09f04389" officeooo:paragraph-rsid="0f03c7bb"/>
    </style:style>
    <style:style style:name="P1201" style:family="paragraph" style:parent-style-name="Text_20_body">
      <style:text-properties officeooo:rsid="09f1e211" officeooo:paragraph-rsid="0f03c7bb"/>
    </style:style>
    <style:style style:name="P1202" style:family="paragraph" style:parent-style-name="Text_20_body">
      <style:paragraph-properties fo:break-before="page"/>
      <style:text-properties officeooo:rsid="09f3832b" officeooo:paragraph-rsid="09f3832b"/>
    </style:style>
    <style:style style:name="P1203" style:family="paragraph" style:parent-style-name="Text_20_body">
      <style:text-properties officeooo:rsid="09f851c6" officeooo:paragraph-rsid="0e32b270"/>
    </style:style>
    <style:style style:name="P1204" style:family="paragraph" style:parent-style-name="Text_20_body">
      <style:paragraph-properties fo:break-before="page"/>
      <style:text-properties officeooo:rsid="09f851c6" officeooo:paragraph-rsid="09f851c6"/>
    </style:style>
    <style:style style:name="P1205" style:family="paragraph" style:parent-style-name="Text_20_body">
      <style:text-properties officeooo:rsid="09f851c6" officeooo:paragraph-rsid="0f03c7bb"/>
    </style:style>
    <style:style style:name="P1206" style:family="paragraph" style:parent-style-name="Text_20_body">
      <style:text-properties officeooo:rsid="0a013d2e" officeooo:paragraph-rsid="0f03c7bb"/>
    </style:style>
    <style:style style:name="P1207" style:family="paragraph" style:parent-style-name="Text_20_body">
      <style:text-properties officeooo:rsid="0a022dbd" officeooo:paragraph-rsid="0f03c7bb"/>
    </style:style>
    <style:style style:name="P1208" style:family="paragraph" style:parent-style-name="Text_20_body">
      <style:paragraph-properties fo:break-before="page"/>
      <style:text-properties officeooo:rsid="0a08275c" officeooo:paragraph-rsid="0a08275c"/>
    </style:style>
    <style:style style:name="P1209" style:family="paragraph" style:parent-style-name="Text_20_body">
      <style:text-properties officeooo:rsid="0a0b136c" officeooo:paragraph-rsid="0e32b270"/>
    </style:style>
    <style:style style:name="P1210" style:family="paragraph" style:parent-style-name="Text_20_body">
      <style:text-properties officeooo:rsid="0a0e55d9" officeooo:paragraph-rsid="0f03c7bb"/>
    </style:style>
    <style:style style:name="P1211" style:family="paragraph" style:parent-style-name="Text_20_body">
      <style:text-properties officeooo:rsid="0a0d1e2b" officeooo:paragraph-rsid="0f03c7bb"/>
    </style:style>
    <style:style style:name="P1212" style:family="paragraph" style:parent-style-name="Text_20_body">
      <style:paragraph-properties fo:break-before="page"/>
      <style:text-properties officeooo:rsid="0a0e9104" officeooo:paragraph-rsid="0a0e9104"/>
    </style:style>
    <style:style style:name="P1213" style:family="paragraph" style:parent-style-name="Text_20_body">
      <style:text-properties officeooo:rsid="0a11de36" officeooo:paragraph-rsid="0f03c7bb"/>
    </style:style>
    <style:style style:name="P1214" style:family="paragraph" style:parent-style-name="Text_20_body">
      <style:paragraph-properties fo:break-before="page"/>
      <style:text-properties officeooo:rsid="0a11de36" officeooo:paragraph-rsid="0a137fd3"/>
    </style:style>
    <style:style style:name="P1215" style:family="paragraph" style:parent-style-name="Text_20_body">
      <style:text-properties officeooo:rsid="0a0f040f" officeooo:paragraph-rsid="0e32b270"/>
    </style:style>
    <style:style style:name="P1216" style:family="paragraph" style:parent-style-name="Text_20_body">
      <style:text-properties officeooo:rsid="0a18258f" officeooo:paragraph-rsid="0f03c7bb"/>
    </style:style>
    <style:style style:name="P1217" style:family="paragraph" style:parent-style-name="Text_20_body">
      <style:text-properties officeooo:rsid="0a14fb44" officeooo:paragraph-rsid="0e32b270"/>
    </style:style>
    <style:style style:name="P1218" style:family="paragraph" style:parent-style-name="Text_20_body">
      <style:paragraph-properties fo:break-before="page"/>
      <style:text-properties officeooo:rsid="0a1b4314" officeooo:paragraph-rsid="0a1b4314"/>
    </style:style>
    <style:style style:name="P1219" style:family="paragraph" style:parent-style-name="Text_20_body">
      <style:text-properties officeooo:paragraph-rsid="0e23ade2"/>
    </style:style>
    <style:style style:name="P1220" style:family="paragraph" style:parent-style-name="Text_20_body">
      <style:paragraph-properties fo:break-before="page"/>
      <style:text-properties officeooo:paragraph-rsid="0e23ade2"/>
    </style:style>
    <style:style style:name="P1221" style:family="paragraph" style:parent-style-name="Text_20_body">
      <style:text-properties officeooo:rsid="0a27435d" officeooo:paragraph-rsid="0f03c7bb"/>
    </style:style>
    <style:style style:name="P1222" style:family="paragraph" style:parent-style-name="Text_20_body">
      <style:text-properties officeooo:rsid="0a2ba94e" officeooo:paragraph-rsid="0e32b270"/>
    </style:style>
    <style:style style:name="P1223" style:family="paragraph" style:parent-style-name="Text_20_body">
      <style:text-properties officeooo:rsid="0a2ba94e" officeooo:paragraph-rsid="0f0575d8"/>
    </style:style>
    <style:style style:name="P1224" style:family="paragraph" style:parent-style-name="Text_20_body">
      <style:paragraph-properties fo:break-before="page"/>
      <style:text-properties officeooo:rsid="0a3393cd" officeooo:paragraph-rsid="0a3c1d20"/>
    </style:style>
    <style:style style:name="P1225" style:family="paragraph" style:parent-style-name="Text_20_body">
      <style:text-properties officeooo:rsid="0a367c42" officeooo:paragraph-rsid="0e32b270"/>
    </style:style>
    <style:style style:name="P1226" style:family="paragraph" style:parent-style-name="Text_20_body">
      <style:text-properties officeooo:rsid="0a367c42" officeooo:paragraph-rsid="0f0575d8"/>
    </style:style>
    <style:style style:name="P1227" style:family="paragraph" style:parent-style-name="Text_20_body">
      <style:text-properties officeooo:rsid="0a3dc449" officeooo:paragraph-rsid="0f0575d8"/>
    </style:style>
    <style:style style:name="P1228" style:family="paragraph" style:parent-style-name="Text_20_body">
      <style:paragraph-properties fo:break-before="page"/>
      <style:text-properties officeooo:rsid="0a400de3" officeooo:paragraph-rsid="0a400de3"/>
    </style:style>
    <style:style style:name="P1229" style:family="paragraph" style:parent-style-name="Text_20_body">
      <style:paragraph-properties fo:break-before="page"/>
      <style:text-properties officeooo:rsid="0a4be30f" officeooo:paragraph-rsid="0a559245"/>
    </style:style>
    <style:style style:name="P1230" style:family="paragraph" style:parent-style-name="Text_20_body">
      <style:text-properties officeooo:rsid="0a4be30f" officeooo:paragraph-rsid="0f0575d8"/>
    </style:style>
    <style:style style:name="P1231" style:family="paragraph" style:parent-style-name="Text_20_body">
      <style:text-properties officeooo:rsid="0a457b4b" officeooo:paragraph-rsid="0f0575d8"/>
    </style:style>
    <style:style style:name="P1232" style:family="paragraph" style:parent-style-name="Text_20_body">
      <style:text-properties officeooo:rsid="0a5778c2" officeooo:paragraph-rsid="0e32b270"/>
    </style:style>
    <style:style style:name="P1233" style:family="paragraph" style:parent-style-name="Text_20_body">
      <style:text-properties officeooo:rsid="0a5d0fd2" officeooo:paragraph-rsid="0f0675fd"/>
    </style:style>
    <style:style style:name="P1234" style:family="paragraph" style:parent-style-name="Text_20_body">
      <style:paragraph-properties fo:break-before="page"/>
      <style:text-properties officeooo:rsid="0a604b82" officeooo:paragraph-rsid="0a66f50c"/>
    </style:style>
    <style:style style:name="P1235" style:family="paragraph" style:parent-style-name="Text_20_body">
      <style:text-properties officeooo:rsid="0a721ca9" officeooo:paragraph-rsid="0f0675fd"/>
    </style:style>
    <style:style style:name="P1236" style:family="paragraph" style:parent-style-name="Text_20_body">
      <style:text-properties officeooo:rsid="0a715f59" officeooo:paragraph-rsid="0e32b270"/>
    </style:style>
    <style:style style:name="P1237" style:family="paragraph" style:parent-style-name="Text_20_body">
      <style:paragraph-properties fo:break-before="page"/>
      <style:text-properties officeooo:rsid="0a744ce5" officeooo:paragraph-rsid="0a744ce5"/>
    </style:style>
    <style:style style:name="P1238" style:family="paragraph" style:parent-style-name="Text_20_body">
      <style:text-properties officeooo:rsid="0a751cdc" officeooo:paragraph-rsid="0e32b270"/>
    </style:style>
    <style:style style:name="P1239" style:family="paragraph" style:parent-style-name="Text_20_body">
      <style:text-properties officeooo:rsid="0a751cdc" officeooo:paragraph-rsid="0f0675fd"/>
    </style:style>
    <style:style style:name="P1240" style:family="paragraph" style:parent-style-name="Text_20_body">
      <style:text-properties officeooo:rsid="0a78b6d6" officeooo:paragraph-rsid="0f0675fd"/>
    </style:style>
    <style:style style:name="P1241" style:family="paragraph" style:parent-style-name="Text_20_body">
      <style:paragraph-properties fo:break-before="page"/>
      <style:text-properties officeooo:rsid="0a7a9a41" officeooo:paragraph-rsid="0a7a9a41"/>
    </style:style>
    <style:style style:name="P1242" style:family="paragraph" style:parent-style-name="Text_20_body">
      <style:text-properties officeooo:rsid="0a7fd445" officeooo:paragraph-rsid="0f0675fd"/>
    </style:style>
    <style:style style:name="P1243" style:family="paragraph" style:parent-style-name="Text_20_body">
      <style:text-properties officeooo:rsid="0a80cb8b" officeooo:paragraph-rsid="0f0675fd"/>
    </style:style>
    <style:style style:name="P1244" style:family="paragraph" style:parent-style-name="Text_20_body">
      <style:text-properties officeooo:rsid="0a7d8f77" officeooo:paragraph-rsid="0e32b270"/>
    </style:style>
    <style:style style:name="P1245" style:family="paragraph" style:parent-style-name="Text_20_body">
      <style:text-properties officeooo:rsid="0a86304e" officeooo:paragraph-rsid="0f0675fd"/>
    </style:style>
    <style:style style:name="P1246" style:family="paragraph" style:parent-style-name="Text_20_body">
      <style:text-properties officeooo:rsid="0a8126c6" officeooo:paragraph-rsid="0f0675fd"/>
    </style:style>
    <style:style style:name="P1247" style:family="paragraph" style:parent-style-name="Text_20_body">
      <style:paragraph-properties fo:break-before="page"/>
      <style:text-properties officeooo:rsid="0a8ddfa7" officeooo:paragraph-rsid="0f073ea6"/>
    </style:style>
    <style:style style:name="P1248" style:family="paragraph" style:parent-style-name="Text_20_body">
      <style:text-properties officeooo:rsid="0a8ddfa7" officeooo:paragraph-rsid="0f073ea6"/>
    </style:style>
    <style:style style:name="P1249" style:family="paragraph" style:parent-style-name="Text_20_body">
      <style:text-properties officeooo:rsid="0a91cac1" officeooo:paragraph-rsid="0f073ea6"/>
    </style:style>
    <style:style style:name="P1250" style:family="paragraph" style:parent-style-name="Text_20_body">
      <style:paragraph-properties fo:break-before="page"/>
      <style:text-properties officeooo:rsid="0a9d3c8b" officeooo:paragraph-rsid="0a9d3c8b"/>
    </style:style>
    <style:style style:name="P1251" style:family="paragraph" style:parent-style-name="Text_20_body">
      <style:text-properties officeooo:rsid="0aa243c0" officeooo:paragraph-rsid="0e32b270"/>
    </style:style>
    <style:style style:name="P1252" style:family="paragraph" style:parent-style-name="Text_20_body">
      <style:text-properties officeooo:rsid="0aa243c0" officeooo:paragraph-rsid="0f073ea6"/>
    </style:style>
    <style:style style:name="P1253" style:family="paragraph" style:parent-style-name="Text_20_body">
      <style:text-properties officeooo:rsid="0aabac91" officeooo:paragraph-rsid="0f073ea6"/>
    </style:style>
    <style:style style:name="P1254" style:family="paragraph" style:parent-style-name="Text_20_body">
      <style:text-properties officeooo:rsid="0abfaa28" officeooo:paragraph-rsid="0f073ea6"/>
    </style:style>
    <style:style style:name="P1255" style:family="paragraph" style:parent-style-name="Text_20_body">
      <style:paragraph-properties fo:break-before="page"/>
      <style:text-properties officeooo:rsid="0ac25325" officeooo:paragraph-rsid="0ac39012"/>
    </style:style>
    <style:style style:name="P1256" style:family="paragraph" style:parent-style-name="Text_20_body">
      <style:paragraph-properties fo:break-before="page"/>
      <style:text-properties officeooo:rsid="0ac65b68" officeooo:paragraph-rsid="0ac98224"/>
    </style:style>
    <style:style style:name="P1257" style:family="paragraph" style:parent-style-name="Text_20_body">
      <style:paragraph-properties fo:text-indent="0cm" style:auto-text-indent="false"/>
      <style:text-properties officeooo:rsid="0ac65b68" officeooo:paragraph-rsid="0e32b270"/>
    </style:style>
    <style:style style:name="P1258" style:family="paragraph" style:parent-style-name="Text_20_body">
      <style:text-properties officeooo:rsid="0ac65b68" officeooo:paragraph-rsid="0f073ea6"/>
    </style:style>
    <style:style style:name="P1259" style:family="paragraph" style:parent-style-name="Text_20_body">
      <style:text-properties officeooo:rsid="0ac98224" officeooo:paragraph-rsid="0e32b270"/>
    </style:style>
    <style:style style:name="P1260" style:family="paragraph" style:parent-style-name="Text_20_body">
      <style:text-properties officeooo:rsid="0acec3fe" officeooo:paragraph-rsid="0f073ea6"/>
    </style:style>
    <style:style style:name="P1261" style:family="paragraph" style:parent-style-name="Text_20_body">
      <style:paragraph-properties fo:break-before="page"/>
      <style:text-properties officeooo:rsid="0acec3fe" officeooo:paragraph-rsid="0f073ea6"/>
    </style:style>
    <style:style style:name="P1262" style:family="paragraph" style:parent-style-name="Text_20_body">
      <style:text-properties officeooo:rsid="0acf9f5f" officeooo:paragraph-rsid="0f073ea6"/>
    </style:style>
    <style:style style:name="P1263" style:family="paragraph" style:parent-style-name="Text_20_body">
      <style:paragraph-properties fo:break-before="page"/>
      <style:text-properties officeooo:rsid="0acf9f5f" officeooo:paragraph-rsid="0acf9f5f"/>
    </style:style>
    <style:style style:name="P1264" style:family="paragraph" style:parent-style-name="Text_20_body">
      <style:text-properties officeooo:rsid="0ad667c7" officeooo:paragraph-rsid="0f073ea6"/>
    </style:style>
    <style:style style:name="P1265" style:family="paragraph" style:parent-style-name="Text_20_body">
      <style:text-properties officeooo:rsid="0ad56563" officeooo:paragraph-rsid="0f073ea6"/>
    </style:style>
    <style:style style:name="P1266" style:family="paragraph" style:parent-style-name="Text_20_body">
      <style:text-properties officeooo:rsid="0adc31da" officeooo:paragraph-rsid="0e32b270"/>
    </style:style>
    <style:style style:name="P1267" style:family="paragraph" style:parent-style-name="Text_20_body">
      <style:text-properties officeooo:rsid="0adc31da" officeooo:paragraph-rsid="0f08b002"/>
    </style:style>
    <style:style style:name="P1268" style:family="paragraph" style:parent-style-name="Text_20_body">
      <style:paragraph-properties fo:break-before="page"/>
      <style:text-properties officeooo:rsid="0adc31da" officeooo:paragraph-rsid="0adc31da"/>
    </style:style>
    <style:style style:name="P1269" style:family="paragraph" style:parent-style-name="Text_20_body">
      <style:text-properties officeooo:rsid="0b7effb0" officeooo:paragraph-rsid="0e32b270"/>
    </style:style>
    <style:style style:name="P1270" style:family="paragraph" style:parent-style-name="Text_20_body">
      <style:paragraph-properties fo:break-before="page"/>
      <style:text-properties officeooo:rsid="0b7effb0" officeooo:paragraph-rsid="0b7effb0"/>
    </style:style>
    <style:style style:name="P1271" style:family="paragraph" style:parent-style-name="Text_20_body">
      <style:text-properties officeooo:rsid="0b7effb0" officeooo:paragraph-rsid="0f096c7e"/>
    </style:style>
    <style:style style:name="P1272" style:family="paragraph" style:parent-style-name="Text_20_body">
      <style:text-properties officeooo:rsid="0b83e29e" officeooo:paragraph-rsid="0e32b270"/>
    </style:style>
    <style:style style:name="P1273" style:family="paragraph" style:parent-style-name="Text_20_body">
      <style:text-properties officeooo:rsid="0b83e29e" officeooo:paragraph-rsid="0f09929e"/>
    </style:style>
    <style:style style:name="P1274" style:family="paragraph" style:parent-style-name="Text_20_body">
      <style:text-properties officeooo:rsid="0b860ccd" officeooo:paragraph-rsid="0f09929e"/>
    </style:style>
    <style:style style:name="P1275" style:family="paragraph" style:parent-style-name="Text_20_body">
      <style:paragraph-properties fo:break-before="page"/>
      <style:text-properties officeooo:rsid="0b88ddbb" officeooo:paragraph-rsid="0b88ddbb"/>
    </style:style>
    <style:style style:name="P1276" style:family="paragraph" style:parent-style-name="Text_20_body">
      <style:text-properties officeooo:rsid="0b88ddbb" officeooo:paragraph-rsid="0f09929e"/>
    </style:style>
    <style:style style:name="P1277" style:family="paragraph" style:parent-style-name="Text_20_body">
      <style:text-properties officeooo:rsid="0c92c60e" officeooo:paragraph-rsid="0e076aff"/>
    </style:style>
    <style:style style:name="P1278" style:family="paragraph" style:parent-style-name="Text_20_body">
      <style:text-properties officeooo:rsid="0cd732f7" officeooo:paragraph-rsid="0cd732f7"/>
    </style:style>
    <style:style style:name="P1279" style:family="paragraph" style:parent-style-name="Text_20_body">
      <style:paragraph-properties fo:break-before="page"/>
      <style:text-properties officeooo:rsid="0f0c8a5a" officeooo:paragraph-rsid="0f0c8a5a"/>
    </style:style>
    <style:style style:name="P1280" style:family="paragraph" style:parent-style-name="Text_20_body">
      <style:paragraph-properties fo:break-before="page"/>
      <style:text-properties officeooo:rsid="0cfc1537" officeooo:paragraph-rsid="0e352d1c"/>
    </style:style>
    <style:style style:name="P1281" style:family="paragraph" style:parent-style-name="Text_20_body">
      <style:text-properties officeooo:rsid="0cfc939f" officeooo:paragraph-rsid="0f0e0aca"/>
    </style:style>
    <style:style style:name="P1282" style:family="paragraph" style:parent-style-name="Text_20_body">
      <style:paragraph-properties fo:break-before="page"/>
      <style:text-properties officeooo:rsid="0cfdb79f" officeooo:paragraph-rsid="0e352d1c"/>
    </style:style>
    <style:style style:name="P1283" style:family="paragraph" style:parent-style-name="Text_20_body">
      <style:text-properties officeooo:rsid="0cffcef1" officeooo:paragraph-rsid="0f0e0aca"/>
    </style:style>
    <style:style style:name="P1284" style:family="paragraph" style:parent-style-name="Text_20_body">
      <style:text-properties fo:font-style="normal" officeooo:rsid="0cfff896" officeooo:paragraph-rsid="0f0e0aca" style:font-style-asian="normal" style:font-style-complex="normal"/>
    </style:style>
    <style:style style:name="P1285" style:family="paragraph" style:parent-style-name="Text_20_body">
      <style:text-properties officeooo:rsid="0d068efa" officeooo:paragraph-rsid="0f0e0aca"/>
    </style:style>
    <style:style style:name="P1286" style:family="paragraph" style:parent-style-name="Text_20_body">
      <style:text-properties officeooo:rsid="0d720fd6" officeooo:paragraph-rsid="0d720fd6"/>
    </style:style>
    <style:style style:name="P1287" style:family="paragraph" style:parent-style-name="Text_20_body">
      <style:text-properties officeooo:rsid="0d720fd6" officeooo:paragraph-rsid="0f0f6f93"/>
    </style:style>
    <style:style style:name="P1288" style:family="paragraph" style:parent-style-name="Text_20_body">
      <style:text-properties officeooo:rsid="0d6ef053" officeooo:paragraph-rsid="0e352d1c"/>
    </style:style>
    <style:style style:name="P1289" style:family="paragraph" style:parent-style-name="Text_20_body">
      <style:paragraph-properties fo:break-before="page"/>
      <style:text-properties officeooo:rsid="0d0b2b62" officeooo:paragraph-rsid="0f0e3d76"/>
    </style:style>
    <style:style style:name="P1290" style:family="paragraph" style:parent-style-name="Text_20_body">
      <style:text-properties officeooo:rsid="0d0a3146" officeooo:paragraph-rsid="0f0e3d76"/>
    </style:style>
    <style:style style:name="P1291" style:family="paragraph" style:parent-style-name="Text_20_body">
      <style:text-properties officeooo:rsid="0d0c447a" officeooo:paragraph-rsid="0f0e3d76"/>
    </style:style>
    <style:style style:name="P1292" style:family="paragraph" style:parent-style-name="Text_20_body">
      <style:paragraph-properties fo:break-before="page"/>
      <style:text-properties officeooo:rsid="0d0e4084" officeooo:paragraph-rsid="0d0e4084"/>
    </style:style>
    <style:style style:name="P1293" style:family="paragraph" style:parent-style-name="Text_20_body">
      <style:text-properties officeooo:rsid="0d1689bb" officeooo:paragraph-rsid="0e352d1c"/>
    </style:style>
    <style:style style:name="P1294" style:family="paragraph" style:parent-style-name="Text_20_body">
      <style:text-properties officeooo:rsid="0d1689bb" officeooo:paragraph-rsid="0f0f6f93"/>
    </style:style>
    <style:style style:name="P1295" style:family="paragraph" style:parent-style-name="Text_20_body">
      <style:paragraph-properties fo:break-before="page"/>
      <style:text-properties officeooo:rsid="0d1689bb" officeooo:paragraph-rsid="0f0f6f93"/>
    </style:style>
    <style:style style:name="P1296" style:family="paragraph" style:parent-style-name="Text_20_body">
      <style:text-properties officeooo:rsid="0d14a06f" officeooo:paragraph-rsid="0f0f6f93"/>
    </style:style>
    <style:style style:name="P1297" style:family="paragraph" style:parent-style-name="Text_20_body">
      <style:text-properties officeooo:paragraph-rsid="0f0f6f93"/>
    </style:style>
    <style:style style:name="P1298" style:family="paragraph" style:parent-style-name="Text_20_body">
      <style:text-properties officeooo:rsid="0d209d0f" officeooo:paragraph-rsid="0f0f6f93"/>
    </style:style>
    <style:style style:name="P1299" style:family="paragraph" style:parent-style-name="Text_20_body">
      <style:text-properties officeooo:rsid="0d233935" officeooo:paragraph-rsid="0f0f6f93"/>
    </style:style>
    <style:style style:name="P1300" style:family="paragraph" style:parent-style-name="Text_20_body">
      <style:paragraph-properties fo:break-before="page"/>
      <style:text-properties officeooo:rsid="0d28e900" officeooo:paragraph-rsid="0d2db5cd"/>
    </style:style>
    <style:style style:name="P1301" style:family="paragraph" style:parent-style-name="Text_20_body">
      <style:text-properties officeooo:rsid="0d28e900" officeooo:paragraph-rsid="0e352d1c"/>
    </style:style>
    <style:style style:name="P1302" style:family="paragraph" style:parent-style-name="Text_20_body">
      <style:text-properties officeooo:rsid="0d2473ab" officeooo:paragraph-rsid="0f0f6f93"/>
    </style:style>
    <style:style style:name="P1303" style:family="paragraph" style:parent-style-name="Text_20_body">
      <style:text-properties officeooo:rsid="0d2675a5" officeooo:paragraph-rsid="0f0f6f93"/>
    </style:style>
    <style:style style:name="P1304" style:family="paragraph" style:parent-style-name="Text_20_body">
      <style:text-properties officeooo:rsid="0d3143e0" officeooo:paragraph-rsid="0e352d1c"/>
    </style:style>
    <style:style style:name="P1305" style:family="paragraph" style:parent-style-name="Text_20_body">
      <style:text-properties officeooo:rsid="0d3143e0" officeooo:paragraph-rsid="0f0f6f93"/>
    </style:style>
    <style:style style:name="P1306" style:family="paragraph" style:parent-style-name="Text_20_body">
      <style:text-properties officeooo:rsid="0d33aebc" officeooo:paragraph-rsid="0f0f6f93"/>
    </style:style>
    <style:style style:name="P1307" style:family="paragraph" style:parent-style-name="Text_20_body">
      <style:paragraph-properties fo:break-before="page"/>
      <style:text-properties officeooo:rsid="0d33aebc" officeooo:paragraph-rsid="0f0f6f93"/>
    </style:style>
    <style:style style:name="P1308" style:family="paragraph" style:parent-style-name="Text_20_body">
      <style:text-properties officeooo:rsid="0d3da5c1" officeooo:paragraph-rsid="0e352d1c"/>
    </style:style>
    <style:style style:name="P1309" style:family="paragraph" style:parent-style-name="Text_20_body">
      <style:text-properties officeooo:rsid="0d3da5c1" officeooo:paragraph-rsid="0f0f6f93"/>
    </style:style>
    <style:style style:name="P1310" style:family="paragraph" style:parent-style-name="Text_20_body">
      <style:text-properties officeooo:rsid="0d3ef654" officeooo:paragraph-rsid="0f0f6f93"/>
    </style:style>
    <style:style style:name="P1311" style:family="paragraph" style:parent-style-name="Text_20_body">
      <style:paragraph-properties fo:break-before="page"/>
      <style:text-properties officeooo:rsid="0d4961ca" officeooo:paragraph-rsid="0d4961ca"/>
    </style:style>
    <style:style style:name="P1312" style:family="paragraph" style:parent-style-name="Text_20_body">
      <style:text-properties officeooo:rsid="0d44650b" officeooo:paragraph-rsid="0e352d1c"/>
    </style:style>
    <style:style style:name="P1313" style:family="paragraph" style:parent-style-name="Text_20_body">
      <style:text-properties officeooo:rsid="0d44650b" officeooo:paragraph-rsid="0f0f6f93"/>
    </style:style>
    <style:style style:name="P1314" style:family="paragraph" style:parent-style-name="Text_20_body">
      <style:text-properties officeooo:rsid="0d45ee3c" officeooo:paragraph-rsid="0f0f6f93"/>
    </style:style>
    <style:style style:name="P1315" style:family="paragraph" style:parent-style-name="Text_20_body">
      <style:text-properties officeooo:rsid="0d5e2289" officeooo:paragraph-rsid="0e352d1c"/>
    </style:style>
    <style:style style:name="P1316" style:family="paragraph" style:parent-style-name="Text_20_body">
      <style:text-properties officeooo:rsid="0d61d19e" officeooo:paragraph-rsid="0f0f6f93"/>
    </style:style>
    <style:style style:name="P1317" style:family="paragraph" style:parent-style-name="Text_20_body">
      <style:text-properties officeooo:rsid="0d691534" officeooo:paragraph-rsid="0f0f6f93"/>
    </style:style>
    <style:style style:name="P1318" style:family="paragraph" style:parent-style-name="Text_20_body">
      <style:text-properties officeooo:rsid="0d676a29" officeooo:paragraph-rsid="0e352d1c"/>
    </style:style>
    <style:style style:name="P1319" style:family="paragraph" style:parent-style-name="Text_20_body">
      <style:paragraph-properties fo:break-before="page"/>
      <style:text-properties officeooo:rsid="0d6b723b" officeooo:paragraph-rsid="0d6b723b"/>
    </style:style>
    <style:style style:name="P1320" style:family="paragraph" style:parent-style-name="Text_20_body">
      <style:paragraph-properties fo:break-before="page"/>
      <style:text-properties officeooo:rsid="0d7540e4" officeooo:paragraph-rsid="0e352d1c"/>
    </style:style>
    <style:style style:name="P1321" style:family="paragraph" style:parent-style-name="Text_20_body">
      <style:text-properties officeooo:rsid="0d7c6c53" officeooo:paragraph-rsid="0e352d1c"/>
    </style:style>
    <style:style style:name="P1322" style:family="paragraph" style:parent-style-name="Text_20_body">
      <style:paragraph-properties fo:break-before="page"/>
      <style:text-properties officeooo:rsid="0d7ec57e" officeooo:paragraph-rsid="0d7ec57e"/>
    </style:style>
    <style:style style:name="P1323" style:family="paragraph" style:parent-style-name="Text_20_body">
      <style:text-properties officeooo:rsid="0d7ec57e" officeooo:paragraph-rsid="0f0f6f93"/>
    </style:style>
    <style:style style:name="P1324" style:family="paragraph" style:parent-style-name="Text_20_body">
      <style:paragraph-properties fo:break-before="page"/>
      <style:text-properties officeooo:rsid="0d79eb90" officeooo:paragraph-rsid="0d79eb90"/>
    </style:style>
    <style:style style:name="P1325" style:family="paragraph" style:parent-style-name="Text_20_body">
      <style:text-properties officeooo:rsid="0d79eb90" officeooo:paragraph-rsid="0f0f6f93"/>
    </style:style>
    <style:style style:name="P1326" style:family="paragraph" style:parent-style-name="Text_20_body">
      <style:text-properties officeooo:rsid="0d78a41c" officeooo:paragraph-rsid="0f0f6f93"/>
    </style:style>
    <style:style style:name="P1327" style:family="paragraph" style:parent-style-name="Text_20_body">
      <style:text-properties officeooo:rsid="0d8184ba" officeooo:paragraph-rsid="0e352d1c"/>
    </style:style>
    <style:style style:name="P1328" style:family="paragraph" style:parent-style-name="Text_20_body">
      <style:text-properties officeooo:rsid="0d8184ba" officeooo:paragraph-rsid="0f0f6f93"/>
    </style:style>
    <style:style style:name="P1329" style:family="paragraph" style:parent-style-name="Text_20_body">
      <style:text-properties officeooo:rsid="0d832950" officeooo:paragraph-rsid="0f0f6f93"/>
    </style:style>
    <style:style style:name="P1330" style:family="paragraph" style:parent-style-name="Text_20_body">
      <style:text-properties officeooo:rsid="0d886f41" officeooo:paragraph-rsid="0f0f6f93"/>
    </style:style>
    <style:style style:name="P1331" style:family="paragraph" style:parent-style-name="Text_20_body">
      <style:paragraph-properties fo:break-before="page"/>
      <style:text-properties officeooo:rsid="0d886f41" officeooo:paragraph-rsid="0d886f41"/>
    </style:style>
    <style:style style:name="P1332" style:family="paragraph" style:parent-style-name="Text_20_body">
      <style:text-properties officeooo:rsid="0d886f41" officeooo:paragraph-rsid="0e352d1c"/>
    </style:style>
    <style:style style:name="P1333" style:family="paragraph" style:parent-style-name="Text_20_body">
      <style:text-properties officeooo:rsid="0d8905ce" officeooo:paragraph-rsid="0f0f6f93"/>
    </style:style>
    <style:style style:name="P1334" style:family="paragraph" style:parent-style-name="Text_20_body">
      <style:text-properties officeooo:rsid="0d899864" officeooo:paragraph-rsid="0f0f6f93"/>
    </style:style>
    <style:style style:name="P1335" style:family="paragraph" style:parent-style-name="Text_20_body">
      <style:paragraph-properties fo:break-before="page"/>
      <style:text-properties officeooo:rsid="0d8a5d82" officeooo:paragraph-rsid="0d8a5d82"/>
    </style:style>
    <style:style style:name="P1336" style:family="paragraph" style:parent-style-name="Text_20_body">
      <style:text-properties officeooo:rsid="0d8a5d82" officeooo:paragraph-rsid="0f0f6f93"/>
    </style:style>
    <style:style style:name="P1337" style:family="paragraph" style:parent-style-name="YdWl2">
      <style:text-properties officeooo:rsid="0ecda102" officeooo:paragraph-rsid="0ecda102"/>
    </style:style>
    <style:style style:name="P1338" style:family="paragraph" style:parent-style-name="YdWl2">
      <style:text-properties officeooo:rsid="0efa63fb" officeooo:paragraph-rsid="0efa63fb"/>
    </style:style>
    <style:style style:name="P1339" style:family="paragraph" style:parent-style-name="YdWl2">
      <style:text-properties officeooo:rsid="0e0cb116" officeooo:paragraph-rsid="0e0cb116"/>
    </style:style>
    <style:style style:name="P1340" style:family="paragraph" style:parent-style-name="YdWl2">
      <style:text-properties officeooo:rsid="0e0cb0ab" officeooo:paragraph-rsid="0e0cb0ab"/>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officeooo:rsid="0d78a41c"/>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officeooo:rsid="0698068f"/>
    </style:style>
    <style:style style:name="T33" style:family="text">
      <style:text-properties officeooo:rsid="07a775b5"/>
    </style:style>
    <style:style style:name="T34" style:family="text">
      <style:text-properties officeooo:rsid="02de4447"/>
    </style:style>
    <style:style style:name="T35" style:family="text">
      <style:text-properties officeooo:rsid="08ea8750"/>
    </style:style>
    <style:style style:name="T36" style:family="text">
      <style:text-properties officeooo:rsid="08f646a9"/>
    </style:style>
    <style:style style:name="T37" style:family="text">
      <style:text-properties officeooo:rsid="0705c24d"/>
    </style:style>
    <style:style style:name="T38" style:family="text">
      <style:text-properties officeooo:rsid="050870d7"/>
    </style:style>
    <style:style style:name="T39" style:family="text">
      <style:text-properties officeooo:rsid="00e3dd36"/>
    </style:style>
    <style:style style:name="T40" style:family="text">
      <style:text-properties officeooo:rsid="03461f05"/>
    </style:style>
    <style:style style:name="T41" style:family="text">
      <style:text-properties officeooo:rsid="02101900"/>
    </style:style>
    <style:style style:name="T42" style:family="text">
      <style:text-properties officeooo:rsid="00f1a272"/>
    </style:style>
    <style:style style:name="T43" style:family="text">
      <style:text-properties officeooo:rsid="02f02278"/>
    </style:style>
    <style:style style:name="T44" style:family="text">
      <style:text-properties officeooo:rsid="00e81da5"/>
    </style:style>
    <style:style style:name="T45" style:family="text">
      <style:text-properties officeooo:rsid="026959bc"/>
    </style:style>
    <style:style style:name="T46" style:family="text">
      <style:text-properties officeooo:rsid="00f36cc8"/>
    </style:style>
    <style:style style:name="T47" style:family="text">
      <style:text-properties officeooo:rsid="00798d80"/>
    </style:style>
    <style:style style:name="T48" style:family="text">
      <style:text-properties officeooo:rsid="02256c83"/>
    </style:style>
    <style:style style:name="T49" style:family="text">
      <style:text-properties officeooo:rsid="0269a38e"/>
    </style:style>
    <style:style style:name="T50" style:family="text">
      <style:text-properties style:text-position="super 58%"/>
    </style:style>
    <style:style style:name="T51" style:family="text">
      <style:text-properties style:text-position="super 58%" fo:font-style="normal" style:font-style-asian="normal" style:font-style-complex="normal"/>
    </style:style>
    <style:style style:name="T52" style:family="text">
      <style:text-properties style:text-position="super 58%" officeooo:rsid="08ca9554"/>
    </style:style>
    <style:style style:name="T53" style:family="text">
      <style:text-properties style:text-position="super 58%" officeooo:rsid="09442d3a"/>
    </style:style>
    <style:style style:name="T54" style:family="text">
      <style:text-properties style:text-position="super 58%" officeooo:rsid="0980b616"/>
    </style:style>
    <style:style style:name="T55" style:family="text">
      <style:text-properties style:text-position="super 58%" officeooo:rsid="096d7d2a"/>
    </style:style>
    <style:style style:name="T56" style:family="text">
      <style:text-properties style:text-position="super 58%" officeooo:rsid="0b21fca8"/>
    </style:style>
    <style:style style:name="T57" style:family="text">
      <style:text-properties style:text-position="super 58%" officeooo:rsid="0b78ab50"/>
    </style:style>
    <style:style style:name="T58" style:family="text">
      <style:text-properties style:text-position="super 58%" officeooo:rsid="0bfd7a9d"/>
    </style:style>
    <style:style style:name="T59" style:family="text">
      <style:text-properties style:text-position="super 58%" officeooo:rsid="0c54601c"/>
    </style:style>
    <style:style style:name="T60" style:family="text">
      <style:text-properties style:text-position="super 58%" officeooo:rsid="0c5bb9eb"/>
    </style:style>
    <style:style style:name="T61" style:family="text">
      <style:text-properties style:text-position="super 58%" officeooo:rsid="0f00f327"/>
    </style:style>
    <style:style style:name="T62" style:family="text">
      <style:text-properties officeooo:rsid="07c9c833"/>
    </style:style>
    <style:style style:name="T63" style:family="text">
      <style:text-properties officeooo:rsid="07cc98e3"/>
    </style:style>
    <style:style style:name="T64" style:family="text">
      <style:text-properties officeooo:rsid="07ce5641"/>
    </style:style>
    <style:style style:name="T65" style:family="text">
      <style:text-properties officeooo:rsid="07d168c9"/>
    </style:style>
    <style:style style:name="T66" style:family="text">
      <style:text-properties officeooo:rsid="07d1ea82"/>
    </style:style>
    <style:style style:name="T67" style:family="text">
      <style:text-properties officeooo:rsid="07d1f4b2"/>
    </style:style>
    <style:style style:name="T68" style:family="text">
      <style:text-properties officeooo:rsid="07d3748f"/>
    </style:style>
    <style:style style:name="T69" style:family="text">
      <style:text-properties officeooo:rsid="081d6b0c"/>
    </style:style>
    <style:style style:name="T70" style:family="text">
      <style:text-properties officeooo:rsid="07d8f54d"/>
    </style:style>
    <style:style style:name="T71" style:family="text">
      <style:text-properties officeooo:rsid="07dbc584"/>
    </style:style>
    <style:style style:name="T72" style:family="text">
      <style:text-properties fo:font-style="italic" style:font-style-asian="italic" style:font-style-complex="italic"/>
    </style:style>
    <style:style style:name="T73" style:family="text">
      <style:text-properties fo:font-style="italic" officeooo:rsid="07dbc584" style:font-style-asian="italic" style:font-style-complex="italic"/>
    </style:style>
    <style:style style:name="T74" style:family="text">
      <style:text-properties fo:font-style="italic" officeooo:rsid="08060029" style:font-style-asian="italic" style:font-style-complex="italic"/>
    </style:style>
    <style:style style:name="T75" style:family="text">
      <style:text-properties fo:font-style="italic" officeooo:rsid="0814a8a5" style:font-style-asian="italic" style:font-style-complex="italic"/>
    </style:style>
    <style:style style:name="T76" style:family="text">
      <style:text-properties fo:font-style="italic" officeooo:rsid="0816a172" style:font-style-asian="italic" style:font-style-complex="italic"/>
    </style:style>
    <style:style style:name="T77" style:family="text">
      <style:text-properties fo:font-style="italic" officeooo:rsid="0a8ba971" style:font-style-asian="italic" style:font-style-complex="italic"/>
    </style:style>
    <style:style style:name="T78" style:family="text">
      <style:text-properties fo:font-style="italic" officeooo:rsid="0a98846b" style:font-style-asian="italic" style:font-style-complex="italic"/>
    </style:style>
    <style:style style:name="T79" style:family="text">
      <style:text-properties fo:font-style="italic" officeooo:rsid="0a9ae4bb" style:font-style-asian="italic" style:font-style-complex="italic"/>
    </style:style>
    <style:style style:name="T80" style:family="text">
      <style:text-properties fo:font-style="italic" officeooo:rsid="0a9f118d" style:font-style-asian="italic" style:font-style-complex="italic"/>
    </style:style>
    <style:style style:name="T81" style:family="text">
      <style:text-properties fo:font-style="italic" officeooo:rsid="0a9fd942" style:font-style-asian="italic" style:font-style-complex="italic"/>
    </style:style>
    <style:style style:name="T82" style:family="text">
      <style:text-properties fo:font-style="italic" officeooo:rsid="0aac766f" style:font-style-asian="italic" style:font-style-complex="italic"/>
    </style:style>
    <style:style style:name="T83" style:family="text">
      <style:text-properties fo:font-style="italic" officeooo:rsid="09c8934e" style:font-style-asian="italic" style:font-style-complex="italic"/>
    </style:style>
    <style:style style:name="T84" style:family="text">
      <style:text-properties fo:font-style="italic" officeooo:rsid="09cd86b0" style:font-style-asian="italic" style:font-style-complex="italic"/>
    </style:style>
    <style:style style:name="T85" style:family="text">
      <style:text-properties fo:font-style="italic" officeooo:rsid="080ae441" style:font-style-asian="italic" style:font-style-complex="italic"/>
    </style:style>
    <style:style style:name="T86" style:family="text">
      <style:text-properties fo:font-style="italic" officeooo:rsid="0804d79c" style:font-style-asian="italic" style:font-style-complex="italic"/>
    </style:style>
    <style:style style:name="T87" style:family="text">
      <style:text-properties fo:font-style="italic" officeooo:rsid="08087b96" style:font-style-asian="italic" style:font-style-complex="italic"/>
    </style:style>
    <style:style style:name="T88" style:family="text">
      <style:text-properties fo:font-style="italic" officeooo:rsid="08560955" style:font-style-asian="italic" style:font-style-complex="italic"/>
    </style:style>
    <style:style style:name="T89" style:family="text">
      <style:text-properties fo:font-style="italic" officeooo:rsid="0ab13403" style:font-style-asian="italic" style:font-style-complex="italic"/>
    </style:style>
    <style:style style:name="T90" style:family="text">
      <style:text-properties fo:font-style="italic" officeooo:rsid="08539779" style:font-style-asian="italic" style:font-style-complex="italic"/>
    </style:style>
    <style:style style:name="T91" style:family="text">
      <style:text-properties fo:font-style="italic" officeooo:rsid="0859d45d" style:font-style-asian="italic" style:font-style-complex="italic"/>
    </style:style>
    <style:style style:name="T92" style:family="text">
      <style:text-properties fo:font-style="italic" officeooo:rsid="085a43b7" style:font-style-asian="italic" style:font-style-complex="italic"/>
    </style:style>
    <style:style style:name="T93" style:family="text">
      <style:text-properties fo:font-style="italic" officeooo:rsid="085c1b2e" style:font-style-asian="italic" style:font-style-complex="italic"/>
    </style:style>
    <style:style style:name="T94" style:family="text">
      <style:text-properties fo:font-style="italic" officeooo:rsid="08961c06" style:font-style-asian="italic" style:font-style-complex="italic"/>
    </style:style>
    <style:style style:name="T95" style:family="text">
      <style:text-properties fo:font-style="italic" officeooo:rsid="08b60c2b" style:font-style-asian="italic" style:font-style-complex="italic"/>
    </style:style>
    <style:style style:name="T96" style:family="text">
      <style:text-properties fo:font-style="italic" officeooo:rsid="08b6c166" style:font-style-asian="italic" style:font-style-complex="italic"/>
    </style:style>
    <style:style style:name="T97" style:family="text">
      <style:text-properties fo:font-style="italic" officeooo:rsid="08cfa931" style:font-style-asian="italic" style:font-style-complex="italic"/>
    </style:style>
    <style:style style:name="T98" style:family="text">
      <style:text-properties fo:font-style="italic" officeooo:rsid="08d058ad" style:font-style-asian="italic" style:font-style-complex="italic"/>
    </style:style>
    <style:style style:name="T99" style:family="text">
      <style:text-properties fo:font-style="italic" officeooo:rsid="093a5c77" style:font-style-asian="italic" style:font-style-complex="italic"/>
    </style:style>
    <style:style style:name="T100" style:family="text">
      <style:text-properties fo:font-style="italic" officeooo:rsid="094bd466" style:font-style-asian="italic" style:font-style-complex="italic"/>
    </style:style>
    <style:style style:name="T101" style:family="text">
      <style:text-properties fo:font-style="italic" officeooo:rsid="09514f7e" style:font-style-asian="italic" style:font-style-complex="italic"/>
    </style:style>
    <style:style style:name="T102" style:family="text">
      <style:text-properties fo:font-style="italic" officeooo:rsid="09562a77" style:font-style-asian="italic" style:font-style-complex="italic"/>
    </style:style>
    <style:style style:name="T103" style:family="text">
      <style:text-properties fo:font-style="italic" officeooo:rsid="09b1e94b" style:font-style-asian="italic" style:font-style-complex="italic"/>
    </style:style>
    <style:style style:name="T104" style:family="text">
      <style:text-properties fo:font-style="italic" officeooo:rsid="09a74a34" style:font-style-asian="italic" style:font-style-complex="italic"/>
    </style:style>
    <style:style style:name="T105" style:family="text">
      <style:text-properties fo:font-style="italic" officeooo:rsid="09abc9b9" style:font-style-asian="italic" style:font-style-complex="italic"/>
    </style:style>
    <style:style style:name="T106" style:family="text">
      <style:text-properties fo:font-style="italic" officeooo:rsid="09b3f6ed" style:font-style-asian="italic" style:font-style-complex="italic"/>
    </style:style>
    <style:style style:name="T107" style:family="text">
      <style:text-properties fo:font-style="italic" officeooo:rsid="09d6ad82" style:font-style-asian="italic" style:font-style-complex="italic"/>
    </style:style>
    <style:style style:name="T108" style:family="text">
      <style:text-properties fo:font-style="italic" officeooo:rsid="09fb6594" style:font-style-asian="italic" style:font-style-complex="italic"/>
    </style:style>
    <style:style style:name="T109" style:family="text">
      <style:text-properties fo:font-style="italic" officeooo:rsid="09fc3b36" style:font-style-asian="italic" style:font-style-complex="italic"/>
    </style:style>
    <style:style style:name="T110" style:family="text">
      <style:text-properties fo:font-style="italic" officeooo:rsid="09ff87c5" style:font-style-asian="italic" style:font-style-complex="italic"/>
    </style:style>
    <style:style style:name="T111" style:family="text">
      <style:text-properties fo:font-style="italic" officeooo:rsid="0a0ef766" style:font-style-asian="italic" style:font-style-complex="italic"/>
    </style:style>
    <style:style style:name="T112" style:family="text">
      <style:text-properties fo:font-style="italic" officeooo:rsid="0a3a6b00" style:font-style-asian="italic" style:font-style-complex="italic"/>
    </style:style>
    <style:style style:name="T113" style:family="text">
      <style:text-properties fo:font-style="italic" officeooo:rsid="0a763210" style:font-style-asian="italic" style:font-style-complex="italic"/>
    </style:style>
    <style:style style:name="T114" style:family="text">
      <style:text-properties fo:font-style="italic" officeooo:rsid="0a8126c6" style:font-style-asian="italic" style:font-style-complex="italic"/>
    </style:style>
    <style:style style:name="T115" style:family="text">
      <style:text-properties fo:font-style="italic" officeooo:rsid="0a892b35" style:font-style-asian="italic" style:font-style-complex="italic"/>
    </style:style>
    <style:style style:name="T116" style:family="text">
      <style:text-properties fo:font-style="italic" officeooo:rsid="0a829410" style:font-style-asian="italic" style:font-style-complex="italic"/>
    </style:style>
    <style:style style:name="T117" style:family="text">
      <style:text-properties fo:font-style="italic" officeooo:rsid="0ac15d5a" style:font-style-asian="italic" style:font-style-complex="italic"/>
    </style:style>
    <style:style style:name="T118" style:family="text">
      <style:text-properties fo:font-style="italic" officeooo:rsid="0ad9f5a4" style:font-style-asian="italic" style:font-style-complex="italic"/>
    </style:style>
    <style:style style:name="T119" style:family="text">
      <style:text-properties fo:font-style="italic" officeooo:rsid="0ae520aa" style:font-style-asian="italic" style:font-style-complex="italic"/>
    </style:style>
    <style:style style:name="T120" style:family="text">
      <style:text-properties fo:font-style="italic" officeooo:rsid="0af1cc9d" style:font-style-asian="italic" style:font-style-complex="italic"/>
    </style:style>
    <style:style style:name="T121" style:family="text">
      <style:text-properties fo:font-style="italic" officeooo:rsid="0af70bda" style:font-style-asian="italic" style:font-style-complex="italic"/>
    </style:style>
    <style:style style:name="T122" style:family="text">
      <style:text-properties fo:font-style="italic" officeooo:rsid="0b1cfef1" style:font-style-asian="italic" style:font-style-complex="italic"/>
    </style:style>
    <style:style style:name="T123" style:family="text">
      <style:text-properties fo:font-style="italic" officeooo:rsid="0b1dba05" style:font-style-asian="italic" style:font-style-complex="italic"/>
    </style:style>
    <style:style style:name="T124" style:family="text">
      <style:text-properties fo:font-style="italic" officeooo:rsid="0b261fb2" style:font-style-asian="italic" style:font-style-complex="italic"/>
    </style:style>
    <style:style style:name="T125" style:family="text">
      <style:text-properties fo:font-style="italic" officeooo:rsid="0aef7ee5" style:font-style-asian="italic" style:font-style-complex="italic"/>
    </style:style>
    <style:style style:name="T126" style:family="text">
      <style:text-properties fo:font-style="italic" officeooo:rsid="0b4f0aa7" style:font-style-asian="italic" style:font-style-complex="italic"/>
    </style:style>
    <style:style style:name="T127" style:family="text">
      <style:text-properties fo:font-style="italic" officeooo:rsid="0b366b18" style:font-style-asian="italic" style:font-style-complex="italic"/>
    </style:style>
    <style:style style:name="T128" style:family="text">
      <style:text-properties fo:font-style="italic" officeooo:rsid="0b43d45d" style:font-style-asian="italic" style:font-style-complex="italic"/>
    </style:style>
    <style:style style:name="T129" style:family="text">
      <style:text-properties fo:font-style="italic" officeooo:rsid="07dcf9ec" style:font-style-asian="italic" style:font-style-complex="italic"/>
    </style:style>
    <style:style style:name="T130" style:family="text">
      <style:text-properties fo:font-style="italic" officeooo:rsid="07f9c79b" style:font-style-asian="italic" style:font-style-complex="italic"/>
    </style:style>
    <style:style style:name="T131" style:family="text">
      <style:text-properties fo:font-style="italic" officeooo:rsid="09a44a56" style:font-style-asian="italic" style:font-style-complex="italic"/>
    </style:style>
    <style:style style:name="T132" style:family="text">
      <style:text-properties fo:font-style="italic" officeooo:rsid="0b639f91" style:font-style-asian="italic" style:font-style-complex="italic"/>
    </style:style>
    <style:style style:name="T133" style:family="text">
      <style:text-properties fo:font-style="italic" officeooo:rsid="0b68b0d2" style:font-style-asian="italic" style:font-style-complex="italic"/>
    </style:style>
    <style:style style:name="T134" style:family="text">
      <style:text-properties fo:font-style="italic" officeooo:rsid="0b6b808d" style:font-style-asian="italic" style:font-style-complex="italic"/>
    </style:style>
    <style:style style:name="T135" style:family="text">
      <style:text-properties fo:font-style="italic" officeooo:rsid="0b76c75c" style:font-style-asian="italic" style:font-style-complex="italic"/>
    </style:style>
    <style:style style:name="T136" style:family="text">
      <style:text-properties fo:font-style="italic" officeooo:rsid="0b957c0c" style:font-style-asian="italic" style:font-style-complex="italic"/>
    </style:style>
    <style:style style:name="T137" style:family="text">
      <style:text-properties fo:font-style="italic" officeooo:rsid="0b962342" style:font-style-asian="italic" style:font-style-complex="italic"/>
    </style:style>
    <style:style style:name="T138" style:family="text">
      <style:text-properties fo:font-style="italic" officeooo:rsid="0ba6071a" style:font-style-asian="italic" style:font-style-complex="italic"/>
    </style:style>
    <style:style style:name="T139" style:family="text">
      <style:text-properties fo:font-style="italic" officeooo:rsid="0ba81ded" style:font-style-asian="italic" style:font-style-complex="italic"/>
    </style:style>
    <style:style style:name="T140" style:family="text">
      <style:text-properties fo:font-style="italic" officeooo:rsid="0bdc1ec1" style:font-style-asian="italic" style:font-style-complex="italic"/>
    </style:style>
    <style:style style:name="T141" style:family="text">
      <style:text-properties fo:font-style="italic" officeooo:rsid="0c032f0e" style:font-style-asian="italic" style:font-style-complex="italic"/>
    </style:style>
    <style:style style:name="T142" style:family="text">
      <style:text-properties fo:font-style="italic" officeooo:rsid="0c0cca22" style:font-style-asian="italic" style:font-style-complex="italic"/>
    </style:style>
    <style:style style:name="T143" style:family="text">
      <style:text-properties fo:font-style="italic" officeooo:rsid="0c0d44e9" style:font-style-asian="italic" style:font-style-complex="italic"/>
    </style:style>
    <style:style style:name="T144" style:family="text">
      <style:text-properties fo:font-style="italic" officeooo:rsid="0c2790f8" style:font-style-asian="italic" style:font-style-complex="italic"/>
    </style:style>
    <style:style style:name="T145" style:family="text">
      <style:text-properties fo:font-style="italic" officeooo:rsid="0c4106d7" style:font-style-asian="italic" style:font-style-complex="italic"/>
    </style:style>
    <style:style style:name="T146" style:family="text">
      <style:text-properties fo:font-style="italic" officeooo:rsid="0c5d0d3e" style:font-style-asian="italic" style:font-style-complex="italic"/>
    </style:style>
    <style:style style:name="T147" style:family="text">
      <style:text-properties fo:font-style="italic" officeooo:rsid="0c5ea56d" style:font-style-asian="italic" style:font-style-complex="italic"/>
    </style:style>
    <style:style style:name="T148" style:family="text">
      <style:text-properties fo:font-style="italic" officeooo:rsid="0c6c5d94" style:font-style-asian="italic" style:font-style-complex="italic"/>
    </style:style>
    <style:style style:name="T149" style:family="text">
      <style:text-properties fo:font-style="italic" officeooo:rsid="0c73a9f2" style:font-style-asian="italic" style:font-style-complex="italic"/>
    </style:style>
    <style:style style:name="T150" style:family="text">
      <style:text-properties fo:font-style="italic" officeooo:rsid="0c76d424" style:font-style-asian="italic" style:font-style-complex="italic"/>
    </style:style>
    <style:style style:name="T151" style:family="text">
      <style:text-properties fo:font-style="italic" officeooo:rsid="0c78cd19" style:font-style-asian="italic" style:font-style-complex="italic"/>
    </style:style>
    <style:style style:name="T152" style:family="text">
      <style:text-properties fo:font-style="italic" officeooo:rsid="0c7cf08d" style:font-style-asian="italic" style:font-style-complex="italic"/>
    </style:style>
    <style:style style:name="T153" style:family="text">
      <style:text-properties fo:font-style="italic" officeooo:rsid="0c7f5c7d" style:font-style-asian="italic" style:font-style-complex="italic"/>
    </style:style>
    <style:style style:name="T154" style:family="text">
      <style:text-properties fo:font-style="italic" officeooo:rsid="0c8f9f28" style:font-style-asian="italic" style:font-style-complex="italic"/>
    </style:style>
    <style:style style:name="T155" style:family="text">
      <style:text-properties fo:font-style="italic" officeooo:rsid="0c9810a7" style:font-style-asian="italic" style:font-style-complex="italic"/>
    </style:style>
    <style:style style:name="T156" style:family="text">
      <style:text-properties fo:font-style="italic" officeooo:rsid="0cb4dce5" style:font-style-asian="italic" style:font-style-complex="italic"/>
    </style:style>
    <style:style style:name="T157" style:family="text">
      <style:text-properties fo:font-style="italic" officeooo:rsid="0cb64658" style:font-style-asian="italic" style:font-style-complex="italic"/>
    </style:style>
    <style:style style:name="T158" style:family="text">
      <style:text-properties fo:font-style="italic" officeooo:rsid="0cdbbcbe" style:font-style-asian="italic" style:font-style-complex="italic"/>
    </style:style>
    <style:style style:name="T159" style:family="text">
      <style:text-properties fo:font-style="italic" officeooo:rsid="0ce54048" style:font-style-asian="italic" style:font-style-complex="italic"/>
    </style:style>
    <style:style style:name="T160" style:family="text">
      <style:text-properties fo:font-style="italic" officeooo:rsid="0ce9ab0e" style:font-style-asian="italic" style:font-style-complex="italic"/>
    </style:style>
    <style:style style:name="T161" style:family="text">
      <style:text-properties fo:font-style="italic" officeooo:rsid="0cfa0659" style:font-style-asian="italic" style:font-style-complex="italic"/>
    </style:style>
    <style:style style:name="T162" style:family="text">
      <style:text-properties fo:font-style="italic" officeooo:rsid="0d02077f" style:font-style-asian="italic" style:font-style-complex="italic"/>
    </style:style>
    <style:style style:name="T163" style:family="text">
      <style:text-properties fo:font-style="italic" officeooo:rsid="07e52712" style:font-style-asian="italic" style:font-style-complex="italic"/>
    </style:style>
    <style:style style:name="T164" style:family="text">
      <style:text-properties fo:font-style="italic" officeooo:rsid="081f2d1c" style:font-style-asian="italic" style:font-style-complex="italic"/>
    </style:style>
    <style:style style:name="T165" style:family="text">
      <style:text-properties fo:font-style="italic" officeooo:rsid="0d0214ed" style:font-style-asian="italic" style:font-style-complex="italic"/>
    </style:style>
    <style:style style:name="T166" style:family="text">
      <style:text-properties fo:font-style="italic" officeooo:rsid="0823fa28" style:font-style-asian="italic" style:font-style-complex="italic"/>
    </style:style>
    <style:style style:name="T167" style:family="text">
      <style:text-properties fo:font-style="italic" officeooo:rsid="0d2ae668" style:font-style-asian="italic" style:font-style-complex="italic"/>
    </style:style>
    <style:style style:name="T168" style:family="text">
      <style:text-properties fo:font-style="italic" officeooo:rsid="0d42530e" style:font-style-asian="italic" style:font-style-complex="italic"/>
    </style:style>
    <style:style style:name="T169" style:family="text">
      <style:text-properties fo:font-style="italic" officeooo:rsid="0d44dd93" style:font-style-asian="italic" style:font-style-complex="italic"/>
    </style:style>
    <style:style style:name="T170" style:family="text">
      <style:text-properties fo:font-style="italic" officeooo:rsid="0d4e3656" style:font-style-asian="italic" style:font-style-complex="italic"/>
    </style:style>
    <style:style style:name="T171" style:family="text">
      <style:text-properties fo:font-style="italic" officeooo:rsid="0d53dd23" style:font-style-asian="italic" style:font-style-complex="italic"/>
    </style:style>
    <style:style style:name="T172" style:family="text">
      <style:text-properties fo:font-style="italic" officeooo:rsid="0d55f9f9" style:font-style-asian="italic" style:font-style-complex="italic"/>
    </style:style>
    <style:style style:name="T173" style:family="text">
      <style:text-properties fo:font-style="italic" officeooo:rsid="0d59250e" style:font-style-asian="italic" style:font-style-complex="italic"/>
    </style:style>
    <style:style style:name="T174" style:family="text">
      <style:text-properties fo:font-style="italic" officeooo:rsid="084c24b4" style:font-style-asian="italic" style:font-style-complex="italic"/>
    </style:style>
    <style:style style:name="T175" style:family="text">
      <style:text-properties fo:font-style="italic" officeooo:rsid="0d5f6b69" style:font-style-asian="italic" style:font-style-complex="italic"/>
    </style:style>
    <style:style style:name="T176" style:family="text">
      <style:text-properties fo:font-style="italic" officeooo:rsid="0dcafe22" style:font-style-asian="italic" style:font-style-complex="italic"/>
    </style:style>
    <style:style style:name="T177" style:family="text">
      <style:text-properties fo:font-style="italic" officeooo:rsid="0dd8dde6" style:font-style-asian="italic" style:font-style-complex="italic"/>
    </style:style>
    <style:style style:name="T178" style:family="text">
      <style:text-properties fo:font-style="italic" officeooo:rsid="0df5030d" style:font-style-asian="italic" style:font-style-complex="italic"/>
    </style:style>
    <style:style style:name="T179" style:family="text">
      <style:text-properties fo:font-style="italic" officeooo:rsid="0df59aa2" style:font-style-asian="italic" style:font-style-complex="italic"/>
    </style:style>
    <style:style style:name="T180" style:family="text">
      <style:text-properties fo:font-style="italic" officeooo:rsid="0dfa7fa3" style:font-style-asian="italic" style:font-style-complex="italic"/>
    </style:style>
    <style:style style:name="T181" style:family="text">
      <style:text-properties fo:font-style="italic" officeooo:rsid="08591f05" style:font-style-asian="italic" style:font-style-complex="italic"/>
    </style:style>
    <style:style style:name="T182" style:family="text">
      <style:text-properties fo:font-style="italic" officeooo:rsid="092a1c06" style:font-style-asian="italic" style:font-style-complex="italic"/>
    </style:style>
    <style:style style:name="T183" style:family="text">
      <style:text-properties fo:font-style="italic" officeooo:rsid="096f6514" style:font-style-asian="italic" style:font-style-complex="italic"/>
    </style:style>
    <style:style style:name="T184" style:family="text">
      <style:text-properties fo:font-style="italic" officeooo:rsid="0b1c1a80" style:font-style-asian="italic" style:font-style-complex="italic"/>
    </style:style>
    <style:style style:name="T185" style:family="text">
      <style:text-properties fo:font-style="italic" officeooo:rsid="0e7d2541" style:font-style-asian="italic" style:font-style-complex="italic"/>
    </style:style>
    <style:style style:name="T186" style:family="text">
      <style:text-properties fo:font-style="italic" officeooo:rsid="0ea0f6d8" style:font-style-asian="italic" style:font-style-complex="italic"/>
    </style:style>
    <style:style style:name="T187" style:family="text">
      <style:text-properties fo:font-style="italic" officeooo:rsid="0eaa163b" style:font-style-asian="italic" style:font-style-complex="italic"/>
    </style:style>
    <style:style style:name="T188" style:family="text">
      <style:text-properties fo:font-style="italic" officeooo:rsid="0eaaec5c" style:font-style-asian="italic" style:font-style-complex="italic"/>
    </style:style>
    <style:style style:name="T189" style:family="text">
      <style:text-properties fo:font-style="italic" officeooo:rsid="0eb1bba6" style:font-style-asian="italic" style:font-style-complex="italic"/>
    </style:style>
    <style:style style:name="T190" style:family="text">
      <style:text-properties fo:font-style="italic" officeooo:rsid="0ebeed45" style:font-style-asian="italic" style:font-style-complex="italic"/>
    </style:style>
    <style:style style:name="T191" style:family="text">
      <style:text-properties fo:font-style="italic" officeooo:rsid="0ec0c6b8" style:font-style-asian="italic" style:font-style-complex="italic"/>
    </style:style>
    <style:style style:name="T192" style:family="text">
      <style:text-properties fo:font-style="italic" officeooo:rsid="07d5d96a" style:font-style-asian="italic" style:font-style-complex="italic"/>
    </style:style>
    <style:style style:name="T193" style:family="text">
      <style:text-properties fo:font-style="italic" officeooo:rsid="0ee67581" style:font-style-asian="italic" style:font-style-complex="italic"/>
    </style:style>
    <style:style style:name="T194" style:family="text">
      <style:text-properties fo:font-style="italic" officeooo:rsid="0ee35fb2" style:font-style-asian="italic" style:font-style-complex="italic"/>
    </style:style>
    <style:style style:name="T195" style:family="text">
      <style:text-properties fo:font-style="italic" officeooo:rsid="09d5a855" style:font-style-asian="italic" style:font-style-complex="italic"/>
    </style:style>
    <style:style style:name="T196" style:family="text">
      <style:text-properties fo:font-style="italic" officeooo:rsid="0ad56563" style:font-style-asian="italic" style:font-style-complex="italic"/>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officeooo:rsid="07dcf9ec"/>
    </style:style>
    <style:style style:name="T199" style:family="text">
      <style:text-properties officeooo:rsid="07e0d2ba"/>
    </style:style>
    <style:style style:name="T200" style:family="text">
      <style:text-properties officeooo:rsid="07e2699d"/>
    </style:style>
    <style:style style:name="T201" style:family="text">
      <style:text-properties officeooo:rsid="07e52712"/>
    </style:style>
    <style:style style:name="T202" style:family="text">
      <style:text-properties officeooo:rsid="07ebcd55"/>
    </style:style>
    <style:style style:name="T203" style:family="text">
      <style:text-properties officeooo:rsid="07ef83dc"/>
    </style:style>
    <style:style style:name="T204" style:family="text">
      <style:text-properties officeooo:rsid="07f38848"/>
    </style:style>
    <style:style style:name="T205" style:family="text">
      <style:text-properties officeooo:rsid="07f4e6c7"/>
    </style:style>
    <style:style style:name="T206" style:family="text">
      <style:text-properties officeooo:rsid="07f5494a"/>
    </style:style>
    <style:style style:name="T207" style:family="text">
      <style:text-properties officeooo:rsid="07f6a626"/>
    </style:style>
    <style:style style:name="T208" style:family="text">
      <style:text-properties officeooo:rsid="07f9b925"/>
    </style:style>
    <style:style style:name="T209" style:family="text">
      <style:text-properties officeooo:rsid="07f9c79b"/>
    </style:style>
    <style:style style:name="T210" style:family="text">
      <style:text-properties officeooo:rsid="07fc683e"/>
    </style:style>
    <style:style style:name="T211" style:family="text">
      <style:text-properties officeooo:rsid="07fe9fdf"/>
    </style:style>
    <style:style style:name="T212" style:family="text">
      <style:text-properties officeooo:rsid="08007c00"/>
    </style:style>
    <style:style style:name="T213" style:family="text">
      <style:text-properties officeooo:rsid="0802047b"/>
    </style:style>
    <style:style style:name="T214" style:family="text">
      <style:text-properties officeooo:rsid="080a12ce"/>
    </style:style>
    <style:style style:name="T215" style:family="text">
      <style:text-properties officeooo:rsid="080242be"/>
    </style:style>
    <style:style style:name="T216" style:family="text">
      <style:text-properties officeooo:rsid="080a52c7"/>
    </style:style>
    <style:style style:name="T217" style:family="text">
      <style:text-properties officeooo:rsid="080a2339"/>
    </style:style>
    <style:style style:name="T218" style:family="text">
      <style:text-properties officeooo:rsid="0802e6ad"/>
    </style:style>
    <style:style style:name="T219" style:family="text">
      <style:text-properties officeooo:rsid="0804d79c"/>
    </style:style>
    <style:style style:name="T220" style:family="text">
      <style:text-properties officeooo:rsid="08060029"/>
    </style:style>
    <style:style style:name="T221" style:family="text">
      <style:text-properties officeooo:rsid="08094468"/>
    </style:style>
    <style:style style:name="T222" style:family="text">
      <style:text-properties officeooo:rsid="0806a98c"/>
    </style:style>
    <style:style style:name="T223" style:family="text">
      <style:text-properties officeooo:rsid="0806f71e"/>
    </style:style>
    <style:style style:name="T224" style:family="text">
      <style:text-properties officeooo:rsid="08117dc2"/>
    </style:style>
    <style:style style:name="T225" style:family="text">
      <style:text-properties officeooo:rsid="0826d311"/>
    </style:style>
    <style:style style:name="T226" style:family="text">
      <style:text-properties officeooo:rsid="0810130d"/>
    </style:style>
    <style:style style:name="T227" style:family="text">
      <style:text-properties officeooo:rsid="0816a172"/>
    </style:style>
    <style:style style:name="T228" style:family="text">
      <style:text-properties officeooo:rsid="0814a8a5"/>
    </style:style>
    <style:style style:name="T229" style:family="text">
      <style:text-properties officeooo:rsid="08298e07"/>
    </style:style>
    <style:style style:name="T230" style:family="text">
      <style:text-properties officeooo:rsid="082b1c22"/>
    </style:style>
    <style:style style:name="T231" style:family="text">
      <style:text-properties officeooo:rsid="082e0808"/>
    </style:style>
    <style:style style:name="T232" style:family="text">
      <style:text-properties officeooo:rsid="0830048f"/>
    </style:style>
    <style:style style:name="T233" style:family="text">
      <style:text-properties officeooo:rsid="0833f9f6"/>
    </style:style>
    <style:style style:name="T234" style:family="text">
      <style:text-properties officeooo:rsid="0830be2e"/>
    </style:style>
    <style:style style:name="T235" style:family="text">
      <style:text-properties officeooo:rsid="08351b75"/>
    </style:style>
    <style:style style:name="T236" style:family="text">
      <style:text-properties officeooo:rsid="08349774"/>
    </style:style>
    <style:style style:name="T237" style:family="text">
      <style:text-properties officeooo:rsid="0832af2c"/>
    </style:style>
    <style:style style:name="T238" style:family="text">
      <style:text-properties officeooo:rsid="0834fece"/>
    </style:style>
    <style:style style:name="T239" style:family="text">
      <style:text-properties officeooo:rsid="083886d6"/>
    </style:style>
    <style:style style:name="T240" style:family="text">
      <style:text-properties officeooo:rsid="083f1421"/>
    </style:style>
    <style:style style:name="T241" style:family="text">
      <style:text-properties officeooo:rsid="083dc3f0"/>
    </style:style>
    <style:style style:name="T242" style:family="text">
      <style:text-properties officeooo:rsid="083bcdae"/>
    </style:style>
    <style:style style:name="T243" style:family="text">
      <style:text-properties officeooo:rsid="0841d857"/>
    </style:style>
    <style:style style:name="T244" style:family="text">
      <style:text-properties officeooo:rsid="08445ea7"/>
    </style:style>
    <style:style style:name="T245" style:family="text">
      <style:text-properties officeooo:rsid="08436b34"/>
    </style:style>
    <style:style style:name="T246" style:family="text">
      <style:text-properties officeooo:rsid="084a9014"/>
    </style:style>
    <style:style style:name="T247" style:family="text">
      <style:text-properties officeooo:rsid="084c24b4"/>
    </style:style>
    <style:style style:name="T248" style:family="text">
      <style:text-properties officeooo:rsid="084cb4c2"/>
    </style:style>
    <style:style style:name="T249" style:family="text">
      <style:text-properties officeooo:rsid="084decc8"/>
    </style:style>
    <style:style style:name="T250" style:family="text">
      <style:text-properties officeooo:rsid="084d6ea6"/>
    </style:style>
    <style:style style:name="T251" style:family="text">
      <style:text-properties officeooo:rsid="08510a15"/>
    </style:style>
    <style:style style:name="T252" style:family="text">
      <style:text-properties officeooo:rsid="084f967f"/>
    </style:style>
    <style:style style:name="T253" style:family="text">
      <style:text-properties officeooo:rsid="0851cc4f"/>
    </style:style>
    <style:style style:name="T254" style:family="text">
      <style:text-properties officeooo:rsid="08539779"/>
    </style:style>
    <style:style style:name="T255" style:family="text">
      <style:text-properties officeooo:rsid="0855908e"/>
    </style:style>
    <style:style style:name="T256" style:family="text">
      <style:text-properties officeooo:rsid="08559ac7"/>
    </style:style>
    <style:style style:name="T257" style:family="text">
      <style:text-properties officeooo:rsid="085576bf"/>
    </style:style>
    <style:style style:name="T258" style:family="text">
      <style:text-properties officeooo:rsid="0855d3a3"/>
    </style:style>
    <style:style style:name="T259" style:family="text">
      <style:text-properties officeooo:rsid="086963a4"/>
    </style:style>
    <style:style style:name="T260" style:family="text">
      <style:text-properties officeooo:rsid="0858b895"/>
    </style:style>
    <style:style style:name="T261" style:family="text">
      <style:text-properties officeooo:rsid="0859d45d"/>
    </style:style>
    <style:style style:name="T262" style:family="text">
      <style:text-properties officeooo:rsid="085c1b2e"/>
    </style:style>
    <style:style style:name="T263" style:family="text">
      <style:text-properties officeooo:rsid="085c3c4f"/>
    </style:style>
    <style:style style:name="T264" style:family="text">
      <style:text-properties officeooo:rsid="085de2c0"/>
    </style:style>
    <style:style style:name="T265" style:family="text">
      <style:text-properties officeooo:rsid="08685495"/>
    </style:style>
    <style:style style:name="T266" style:family="text">
      <style:text-properties officeooo:rsid="0860a181"/>
    </style:style>
    <style:style style:name="T267" style:family="text">
      <style:text-properties officeooo:rsid="0861b2ea"/>
    </style:style>
    <style:style style:name="T268" style:family="text">
      <style:text-properties officeooo:rsid="0863a705"/>
    </style:style>
    <style:style style:name="T269" style:family="text">
      <style:text-properties officeooo:rsid="0864440c"/>
    </style:style>
    <style:style style:name="T270" style:family="text">
      <style:text-properties officeooo:rsid="086c7aff"/>
    </style:style>
    <style:style style:name="T271" style:family="text">
      <style:text-properties officeooo:rsid="0871c9a1"/>
    </style:style>
    <style:style style:name="T272" style:family="text">
      <style:text-properties officeooo:rsid="086eef91"/>
    </style:style>
    <style:style style:name="T273" style:family="text">
      <style:text-properties officeooo:rsid="086f6f87"/>
    </style:style>
    <style:style style:name="T274" style:family="text">
      <style:text-properties officeooo:rsid="0873a045"/>
    </style:style>
    <style:style style:name="T275" style:family="text">
      <style:text-properties officeooo:rsid="0870af9b"/>
    </style:style>
    <style:style style:name="T276" style:family="text">
      <style:text-properties officeooo:rsid="0873dae5"/>
    </style:style>
    <style:style style:name="T277" style:family="text">
      <style:text-properties officeooo:rsid="0878653e"/>
    </style:style>
    <style:style style:name="T278" style:family="text">
      <style:text-properties style:text-line-through-style="solid" style:text-line-through-type="single"/>
    </style:style>
    <style:style style:name="T279" style:family="text">
      <style:text-properties style:text-line-through-style="solid" style:text-line-through-type="single" officeooo:rsid="088de40e"/>
    </style:style>
    <style:style style:name="T280" style:family="text">
      <style:text-properties style:text-line-through-style="solid" style:text-line-through-type="single" officeooo:rsid="0d6634f6"/>
    </style:style>
    <style:style style:name="T281" style:family="text">
      <style:text-properties style:text-line-through-style="solid" style:text-line-through-type="single" style:text-position="super 58%"/>
    </style:style>
    <style:style style:name="T282" style:family="text">
      <style:text-properties officeooo:rsid="088de40e"/>
    </style:style>
    <style:style style:name="T283" style:family="text">
      <style:text-properties officeooo:rsid="088f77ac"/>
    </style:style>
    <style:style style:name="T284" style:family="text">
      <style:text-properties officeooo:rsid="087e9f6a"/>
    </style:style>
    <style:style style:name="T285" style:family="text">
      <style:text-properties officeooo:rsid="08820571"/>
    </style:style>
    <style:style style:name="T286" style:family="text">
      <style:text-properties officeooo:rsid="088d4260"/>
    </style:style>
    <style:style style:name="T287" style:family="text">
      <style:text-properties officeooo:rsid="088fc98c"/>
    </style:style>
    <style:style style:name="T288" style:family="text">
      <style:text-properties officeooo:rsid="08872146"/>
    </style:style>
    <style:style style:name="T289" style:family="text">
      <style:text-properties officeooo:rsid="08881bba"/>
    </style:style>
    <style:style style:name="T290" style:family="text">
      <style:text-properties officeooo:rsid="088955e9"/>
    </style:style>
    <style:style style:name="T291" style:family="text">
      <style:text-properties officeooo:rsid="088f4bd7"/>
    </style:style>
    <style:style style:name="T292" style:family="text">
      <style:text-properties officeooo:rsid="08935566"/>
    </style:style>
    <style:style style:name="T293" style:family="text">
      <style:text-properties officeooo:rsid="0891e010"/>
    </style:style>
    <style:style style:name="T294" style:family="text">
      <style:text-properties officeooo:rsid="0894dcbf"/>
    </style:style>
    <style:style style:name="T295" style:family="text">
      <style:text-properties officeooo:rsid="08961c06"/>
    </style:style>
    <style:style style:name="T296" style:family="text">
      <style:text-properties officeooo:rsid="0896c4b4"/>
    </style:style>
    <style:style style:name="T297" style:family="text">
      <style:text-properties officeooo:rsid="089a6b11"/>
    </style:style>
    <style:style style:name="T298" style:family="text">
      <style:text-properties officeooo:rsid="089a96a0"/>
    </style:style>
    <style:style style:name="T299" style:family="text">
      <style:text-properties officeooo:rsid="089c146e"/>
    </style:style>
    <style:style style:name="T300" style:family="text">
      <style:text-properties officeooo:rsid="089eb534"/>
    </style:style>
    <style:style style:name="T301" style:family="text">
      <style:text-properties officeooo:rsid="08a3e33d"/>
    </style:style>
    <style:style style:name="T302" style:family="text">
      <style:text-properties officeooo:rsid="08a21faa"/>
    </style:style>
    <style:style style:name="T303" style:family="text">
      <style:text-properties officeooo:rsid="08a84acd"/>
    </style:style>
    <style:style style:name="T304" style:family="text">
      <style:text-properties officeooo:rsid="08a747ac"/>
    </style:style>
    <style:style style:name="T305" style:family="text">
      <style:text-properties officeooo:rsid="08ac060b"/>
    </style:style>
    <style:style style:name="T306" style:family="text">
      <style:text-properties officeooo:rsid="08add560"/>
    </style:style>
    <style:style style:name="T307" style:family="text">
      <style:text-properties officeooo:rsid="08b19cd2"/>
    </style:style>
    <style:style style:name="T308" style:family="text">
      <style:text-properties officeooo:rsid="08b6c166"/>
    </style:style>
    <style:style style:name="T309" style:family="text">
      <style:text-properties officeooo:rsid="08b29ac2"/>
    </style:style>
    <style:style style:name="T310" style:family="text">
      <style:text-properties officeooo:rsid="08b8f723"/>
    </style:style>
    <style:style style:name="T311" style:family="text">
      <style:text-properties officeooo:rsid="08bf766e"/>
    </style:style>
    <style:style style:name="T312" style:family="text">
      <style:text-properties officeooo:rsid="08bf8ba3"/>
    </style:style>
    <style:style style:name="T313" style:family="text">
      <style:text-properties officeooo:rsid="08be7e7b"/>
    </style:style>
    <style:style style:name="T314" style:family="text">
      <style:text-properties officeooo:rsid="08b55b30"/>
    </style:style>
    <style:style style:name="T315" style:family="text">
      <style:text-properties officeooo:rsid="08b60c2b"/>
    </style:style>
    <style:style style:name="T316" style:family="text">
      <style:text-properties officeooo:rsid="08b893e9"/>
    </style:style>
    <style:style style:name="T317" style:family="text">
      <style:text-properties officeooo:rsid="08b9e3d9"/>
    </style:style>
    <style:style style:name="T318" style:family="text">
      <style:text-properties officeooo:rsid="08c10c23"/>
    </style:style>
    <style:style style:name="T319" style:family="text">
      <style:text-properties officeooo:rsid="08c78b88"/>
    </style:style>
    <style:style style:name="T320" style:family="text">
      <style:text-properties officeooo:rsid="08c8141a"/>
    </style:style>
    <style:style style:name="T321" style:family="text">
      <style:text-properties officeooo:rsid="08c992a8"/>
    </style:style>
    <style:style style:name="T322" style:family="text">
      <style:text-properties officeooo:rsid="08c1ea38"/>
    </style:style>
    <style:style style:name="T323" style:family="text">
      <style:text-properties officeooo:rsid="08c3db40"/>
    </style:style>
    <style:style style:name="T324" style:family="text">
      <style:text-properties officeooo:rsid="08c5c806"/>
    </style:style>
    <style:style style:name="T325" style:family="text">
      <style:text-properties officeooo:rsid="08ca9554"/>
    </style:style>
    <style:style style:name="T326" style:family="text">
      <style:text-properties officeooo:rsid="08cc9a60"/>
    </style:style>
    <style:style style:name="T327" style:family="text">
      <style:text-properties officeooo:rsid="08d058ad"/>
    </style:style>
    <style:style style:name="T328" style:family="text">
      <style:text-properties officeooo:rsid="08cfa931"/>
    </style:style>
    <style:style style:name="T329" style:family="text">
      <style:text-properties officeooo:rsid="08d2ad11"/>
    </style:style>
    <style:style style:name="T330" style:family="text">
      <style:text-properties officeooo:rsid="08d516a1"/>
    </style:style>
    <style:style style:name="T331" style:family="text">
      <style:text-properties officeooo:rsid="08d51154"/>
    </style:style>
    <style:style style:name="T332" style:family="text">
      <style:text-properties officeooo:rsid="08d5a892"/>
    </style:style>
    <style:style style:name="T333" style:family="text">
      <style:text-properties officeooo:rsid="08dbf237"/>
    </style:style>
    <style:style style:name="T334" style:family="text">
      <style:text-properties officeooo:rsid="08dd2634"/>
    </style:style>
    <style:style style:name="T335" style:family="text">
      <style:text-properties officeooo:rsid="08ddd435"/>
    </style:style>
    <style:style style:name="T336" style:family="text">
      <style:text-properties officeooo:rsid="08e126e1"/>
    </style:style>
    <style:style style:name="T337" style:family="text">
      <style:text-properties officeooo:rsid="08df1d12"/>
    </style:style>
    <style:style style:name="T338" style:family="text">
      <style:text-properties officeooo:rsid="08e3f82a"/>
    </style:style>
    <style:style style:name="T339" style:family="text">
      <style:text-properties officeooo:rsid="08e6782a"/>
    </style:style>
    <style:style style:name="T340" style:family="text">
      <style:text-properties officeooo:rsid="08e9b0ba"/>
    </style:style>
    <style:style style:name="T341" style:family="text">
      <style:text-properties officeooo:rsid="08e8e020"/>
    </style:style>
    <style:style style:name="T342" style:family="text">
      <style:text-properties officeooo:rsid="08ec3318"/>
    </style:style>
    <style:style style:name="T343" style:family="text">
      <style:text-properties officeooo:rsid="08f01e07"/>
    </style:style>
    <style:style style:name="T344" style:family="text">
      <style:text-properties officeooo:rsid="08f82d67"/>
    </style:style>
    <style:style style:name="T345" style:family="text">
      <style:text-properties officeooo:rsid="08f8a6c6"/>
    </style:style>
    <style:style style:name="T346" style:family="text">
      <style:text-properties officeooo:rsid="08fc5590"/>
    </style:style>
    <style:style style:name="T347" style:family="text">
      <style:text-properties officeooo:rsid="08f9df60"/>
    </style:style>
    <style:style style:name="T348" style:family="text">
      <style:text-properties officeooo:rsid="08ff339d"/>
    </style:style>
    <style:style style:name="T349" style:family="text">
      <style:text-properties officeooo:rsid="09012fe0"/>
    </style:style>
    <style:style style:name="T350" style:family="text">
      <style:text-properties officeooo:rsid="0910d904"/>
    </style:style>
    <style:style style:name="T351" style:family="text">
      <style:text-properties officeooo:rsid="09103718"/>
    </style:style>
    <style:style style:name="T352" style:family="text">
      <style:text-properties officeooo:rsid="09157763"/>
    </style:style>
    <style:style style:name="T353" style:family="text">
      <style:text-properties officeooo:rsid="0915b3ca"/>
    </style:style>
    <style:style style:name="T354" style:family="text">
      <style:text-properties officeooo:rsid="09199e6b"/>
    </style:style>
    <style:style style:name="T355" style:family="text">
      <style:text-properties officeooo:rsid="0915e991"/>
    </style:style>
    <style:style style:name="T356" style:family="text">
      <style:text-properties officeooo:rsid="09185a5c"/>
    </style:style>
    <style:style style:name="T357" style:family="text">
      <style:text-properties officeooo:rsid="09167537"/>
    </style:style>
    <style:style style:name="T358" style:family="text">
      <style:text-properties officeooo:rsid="09281cb0"/>
    </style:style>
    <style:style style:name="T359" style:family="text">
      <style:text-properties officeooo:rsid="0919b8d0"/>
    </style:style>
    <style:style style:name="T360" style:family="text">
      <style:text-properties officeooo:rsid="091cb363"/>
    </style:style>
    <style:style style:name="T361" style:family="text">
      <style:text-properties officeooo:rsid="092a1c06"/>
    </style:style>
    <style:style style:name="T362" style:family="text">
      <style:text-properties officeooo:rsid="092b590d"/>
    </style:style>
    <style:style style:name="T363" style:family="text">
      <style:text-properties officeooo:rsid="092b7bb1"/>
    </style:style>
    <style:style style:name="T364" style:family="text">
      <style:text-properties officeooo:rsid="0931d781"/>
    </style:style>
    <style:style style:name="T365" style:family="text">
      <style:text-properties officeooo:rsid="092ba302"/>
    </style:style>
    <style:style style:name="T366" style:family="text">
      <style:text-properties officeooo:rsid="092e77fc"/>
    </style:style>
    <style:style style:name="T367" style:family="text">
      <style:text-properties officeooo:rsid="09303732"/>
    </style:style>
    <style:style style:name="T368" style:family="text">
      <style:text-properties officeooo:rsid="09366753"/>
    </style:style>
    <style:style style:name="T369" style:family="text">
      <style:text-properties officeooo:rsid="0934e0b1"/>
    </style:style>
    <style:style style:name="T370" style:family="text">
      <style:text-properties officeooo:rsid="09381cde"/>
    </style:style>
    <style:style style:name="T371" style:family="text">
      <style:text-properties officeooo:rsid="093a5c77"/>
    </style:style>
    <style:style style:name="T372" style:family="text">
      <style:text-properties officeooo:rsid="093b7af5"/>
    </style:style>
    <style:style style:name="T373" style:family="text">
      <style:text-properties officeooo:rsid="093d5d6f"/>
    </style:style>
    <style:style style:name="T374" style:family="text">
      <style:text-properties officeooo:rsid="09442d3a"/>
    </style:style>
    <style:style style:name="T375" style:family="text">
      <style:text-properties officeooo:rsid="0948a589"/>
    </style:style>
    <style:style style:name="T376" style:family="text">
      <style:text-properties officeooo:rsid="0945da58"/>
    </style:style>
    <style:style style:name="T377" style:family="text">
      <style:text-properties officeooo:rsid="094d8c8e"/>
    </style:style>
    <style:style style:name="T378" style:family="text">
      <style:text-properties officeooo:rsid="094dec88"/>
    </style:style>
    <style:style style:name="T379" style:family="text">
      <style:text-properties officeooo:rsid="094bd466"/>
    </style:style>
    <style:style style:name="T380" style:family="text">
      <style:text-properties officeooo:rsid="09619113"/>
    </style:style>
    <style:style style:name="T381" style:family="text">
      <style:text-properties officeooo:rsid="095487f8"/>
    </style:style>
    <style:style style:name="T382" style:family="text">
      <style:text-properties officeooo:rsid="09570e4b"/>
    </style:style>
    <style:style style:name="T383" style:family="text">
      <style:text-properties officeooo:rsid="0956ff39"/>
    </style:style>
    <style:style style:name="T384" style:family="text">
      <style:text-properties officeooo:rsid="09562a77"/>
    </style:style>
    <style:style style:name="T385" style:family="text">
      <style:text-properties officeooo:rsid="09592e98"/>
    </style:style>
    <style:style style:name="T386" style:family="text">
      <style:text-properties officeooo:rsid="0959aff0"/>
    </style:style>
    <style:style style:name="T387" style:family="text">
      <style:text-properties officeooo:rsid="095ae141"/>
    </style:style>
    <style:style style:name="T388" style:family="text">
      <style:text-properties officeooo:rsid="095d5e53"/>
    </style:style>
    <style:style style:name="T389" style:family="text">
      <style:text-properties officeooo:rsid="095fb09a"/>
    </style:style>
    <style:style style:name="T390" style:family="text">
      <style:text-properties officeooo:rsid="09683feb"/>
    </style:style>
    <style:style style:name="T391" style:family="text">
      <style:text-properties officeooo:rsid="0966b21c"/>
    </style:style>
    <style:style style:name="T392" style:family="text">
      <style:text-properties officeooo:rsid="096883cb"/>
    </style:style>
    <style:style style:name="T393" style:family="text">
      <style:text-properties officeooo:rsid="0969285f"/>
    </style:style>
    <style:style style:name="T394" style:family="text">
      <style:text-properties officeooo:rsid="0980b616"/>
    </style:style>
    <style:style style:name="T395" style:family="text">
      <style:text-properties officeooo:rsid="096d7d2a"/>
    </style:style>
    <style:style style:name="T396" style:family="text">
      <style:text-properties officeooo:rsid="0970e25c"/>
    </style:style>
    <style:style style:name="T397" style:family="text">
      <style:text-properties officeooo:rsid="09733452"/>
    </style:style>
    <style:style style:name="T398" style:family="text">
      <style:text-properties officeooo:rsid="09735ce7"/>
    </style:style>
    <style:style style:name="T399" style:family="text">
      <style:text-properties officeooo:rsid="097683f7"/>
    </style:style>
    <style:style style:name="T400" style:family="text">
      <style:text-properties officeooo:rsid="0978b421"/>
    </style:style>
    <style:style style:name="T401" style:family="text">
      <style:text-properties officeooo:rsid="09799e4b"/>
    </style:style>
    <style:style style:name="T402" style:family="text">
      <style:text-properties officeooo:rsid="097d7ba3"/>
    </style:style>
    <style:style style:name="T403" style:family="text">
      <style:text-properties officeooo:rsid="097a9c0c"/>
    </style:style>
    <style:style style:name="T404" style:family="text">
      <style:text-properties officeooo:rsid="097c483e"/>
    </style:style>
    <style:style style:name="T405" style:family="text">
      <style:text-properties officeooo:rsid="097f3488"/>
    </style:style>
    <style:style style:name="T406" style:family="text">
      <style:text-properties officeooo:rsid="097f2738"/>
    </style:style>
    <style:style style:name="T407" style:family="text">
      <style:text-properties officeooo:rsid="0981d18b"/>
    </style:style>
    <style:style style:name="T408" style:family="text">
      <style:text-properties officeooo:rsid="098a28db"/>
    </style:style>
    <style:style style:name="T409" style:family="text">
      <style:text-properties officeooo:rsid="09837822"/>
    </style:style>
    <style:style style:name="T410" style:family="text">
      <style:text-properties officeooo:rsid="09880cab"/>
    </style:style>
    <style:style style:name="T411" style:family="text">
      <style:text-properties officeooo:rsid="0988b173"/>
    </style:style>
    <style:style style:name="T412" style:family="text">
      <style:text-properties officeooo:rsid="098d5c2f"/>
    </style:style>
    <style:style style:name="T413" style:family="text">
      <style:text-properties officeooo:rsid="09918403"/>
    </style:style>
    <style:style style:name="T414" style:family="text">
      <style:text-properties officeooo:rsid="09925e6f"/>
    </style:style>
    <style:style style:name="T415" style:family="text">
      <style:text-properties officeooo:rsid="09931d5b"/>
    </style:style>
    <style:style style:name="T416" style:family="text">
      <style:text-properties officeooo:rsid="0993649f"/>
    </style:style>
    <style:style style:name="T417" style:family="text">
      <style:text-properties officeooo:rsid="0994e5d3"/>
    </style:style>
    <style:style style:name="T418" style:family="text">
      <style:text-properties officeooo:rsid="09966c83"/>
    </style:style>
    <style:style style:name="T419" style:family="text">
      <style:text-properties officeooo:rsid="09974ed9"/>
    </style:style>
    <style:style style:name="T420" style:family="text">
      <style:text-properties officeooo:rsid="0997ad58"/>
    </style:style>
    <style:style style:name="T421" style:family="text">
      <style:text-properties officeooo:rsid="099c1db4"/>
    </style:style>
    <style:style style:name="T422" style:family="text">
      <style:text-properties officeooo:rsid="099a44ce"/>
    </style:style>
    <style:style style:name="T423" style:family="text">
      <style:text-properties officeooo:rsid="099ef4cf"/>
    </style:style>
    <style:style style:name="T424" style:family="text">
      <style:text-properties officeooo:rsid="09a0e688"/>
    </style:style>
    <style:style style:name="T425" style:family="text">
      <style:text-properties officeooo:rsid="09a44090"/>
    </style:style>
    <style:style style:name="T426" style:family="text">
      <style:text-properties officeooo:rsid="09a5f802"/>
    </style:style>
    <style:style style:name="T427" style:family="text">
      <style:text-properties officeooo:rsid="09a74a34"/>
    </style:style>
    <style:style style:name="T428" style:family="text">
      <style:text-properties officeooo:rsid="09a96cfe"/>
    </style:style>
    <style:style style:name="T429" style:family="text">
      <style:text-properties officeooo:rsid="09ab1ef2"/>
    </style:style>
    <style:style style:name="T430" style:family="text">
      <style:text-properties officeooo:rsid="09abc9b9"/>
    </style:style>
    <style:style style:name="T431" style:family="text">
      <style:text-properties officeooo:rsid="09ac21f5"/>
    </style:style>
    <style:style style:name="T432" style:family="text">
      <style:text-properties officeooo:rsid="09ae21da"/>
    </style:style>
    <style:style style:name="T433" style:family="text">
      <style:text-properties officeooo:rsid="09ae22ec"/>
    </style:style>
    <style:style style:name="T434" style:family="text">
      <style:text-properties officeooo:rsid="09b1e94b"/>
    </style:style>
    <style:style style:name="T435" style:family="text">
      <style:text-properties officeooo:rsid="09b3d034"/>
    </style:style>
    <style:style style:name="T436" style:family="text">
      <style:text-properties officeooo:rsid="09b3f6ed"/>
    </style:style>
    <style:style style:name="T437" style:family="text">
      <style:text-properties officeooo:rsid="09b4cdb0"/>
    </style:style>
    <style:style style:name="T438" style:family="text">
      <style:text-properties officeooo:rsid="09b57e0c"/>
    </style:style>
    <style:style style:name="T439" style:family="text">
      <style:text-properties officeooo:rsid="09b642b6"/>
    </style:style>
    <style:style style:name="T440" style:family="text">
      <style:text-properties officeooo:rsid="09b9118c"/>
    </style:style>
    <style:style style:name="T441" style:family="text">
      <style:text-properties officeooo:rsid="09ba9ac5"/>
    </style:style>
    <style:style style:name="T442" style:family="text">
      <style:text-properties officeooo:rsid="09bc9a11"/>
    </style:style>
    <style:style style:name="T443" style:family="text">
      <style:text-properties officeooo:rsid="09bcfe22"/>
    </style:style>
    <style:style style:name="T444" style:family="text">
      <style:text-properties officeooo:rsid="09c1ed96"/>
    </style:style>
    <style:style style:name="T445" style:family="text">
      <style:text-properties officeooo:rsid="09c3758f"/>
    </style:style>
    <style:style style:name="T446" style:family="text">
      <style:text-properties officeooo:rsid="09c5fc55"/>
    </style:style>
    <style:style style:name="T447" style:family="text">
      <style:text-properties officeooo:rsid="09c687be"/>
    </style:style>
    <style:style style:name="T448" style:family="text">
      <style:text-properties officeooo:rsid="09c8934e"/>
    </style:style>
    <style:style style:name="T449" style:family="text">
      <style:text-properties officeooo:rsid="09cbfca6"/>
    </style:style>
    <style:style style:name="T450" style:family="text">
      <style:text-properties officeooo:rsid="09cf6519"/>
    </style:style>
    <style:style style:name="T451" style:family="text">
      <style:text-properties officeooo:rsid="09cf7313"/>
    </style:style>
    <style:style style:name="T452" style:family="text">
      <style:text-properties officeooo:rsid="09d0e010"/>
    </style:style>
    <style:style style:name="T453" style:family="text">
      <style:text-properties officeooo:rsid="09d37197"/>
    </style:style>
    <style:style style:name="T454" style:family="text">
      <style:text-properties officeooo:rsid="09d6ad82"/>
    </style:style>
    <style:style style:name="T455" style:family="text">
      <style:text-properties officeooo:rsid="09d8ee22"/>
    </style:style>
    <style:style style:name="T456" style:family="text">
      <style:text-properties officeooo:rsid="09dc0566"/>
    </style:style>
    <style:style style:name="T457" style:family="text">
      <style:text-properties officeooo:rsid="09dd6694"/>
    </style:style>
    <style:style style:name="T458" style:family="text">
      <style:text-properties officeooo:rsid="09dde1fb"/>
    </style:style>
    <style:style style:name="T459" style:family="text">
      <style:text-properties officeooo:rsid="09e0490d"/>
    </style:style>
    <style:style style:name="T460" style:family="text">
      <style:text-properties officeooo:rsid="09e24f4f"/>
    </style:style>
    <style:style style:name="T461" style:family="text">
      <style:text-properties officeooo:rsid="09e3d875"/>
    </style:style>
    <style:style style:name="T462" style:family="text">
      <style:text-properties officeooo:rsid="09e56999"/>
    </style:style>
    <style:style style:name="T463" style:family="text">
      <style:text-properties officeooo:rsid="09e75e8d"/>
    </style:style>
    <style:style style:name="T464" style:family="text">
      <style:text-properties officeooo:rsid="09e8bc53"/>
    </style:style>
    <style:style style:name="T465" style:family="text">
      <style:text-properties officeooo:rsid="09eb91f1"/>
    </style:style>
    <style:style style:name="T466" style:family="text">
      <style:text-properties officeooo:rsid="09edf7b2"/>
    </style:style>
    <style:style style:name="T467" style:family="text">
      <style:text-properties officeooo:rsid="09efc1c1"/>
    </style:style>
    <style:style style:name="T468" style:family="text">
      <style:text-properties officeooo:rsid="09f00f1e"/>
    </style:style>
    <style:style style:name="T469" style:family="text">
      <style:text-properties officeooo:rsid="09f04389"/>
    </style:style>
    <style:style style:name="T470" style:family="text">
      <style:text-properties officeooo:rsid="09f7b840"/>
    </style:style>
    <style:style style:name="T471" style:family="text">
      <style:text-properties officeooo:rsid="09fa1722"/>
    </style:style>
    <style:style style:name="T472" style:family="text">
      <style:text-properties officeooo:rsid="09fa6e01"/>
    </style:style>
    <style:style style:name="T473" style:family="text">
      <style:text-properties officeooo:rsid="09fb6594"/>
    </style:style>
    <style:style style:name="T474" style:family="text">
      <style:text-properties officeooo:rsid="09fe29cb"/>
    </style:style>
    <style:style style:name="T475" style:family="text">
      <style:text-properties officeooo:rsid="09fe6ce3"/>
    </style:style>
    <style:style style:name="T476" style:family="text">
      <style:text-properties officeooo:rsid="09ff615d"/>
    </style:style>
    <style:style style:name="T477" style:family="text">
      <style:text-properties officeooo:rsid="09ff87c5"/>
    </style:style>
    <style:style style:name="T478" style:family="text">
      <style:text-properties officeooo:rsid="0a0104a0"/>
    </style:style>
    <style:style style:name="T479" style:family="text">
      <style:text-properties officeooo:rsid="0a027b6d"/>
    </style:style>
    <style:style style:name="T480" style:family="text">
      <style:text-properties officeooo:rsid="0a02e1fa"/>
    </style:style>
    <style:style style:name="T481" style:family="text">
      <style:text-properties officeooo:rsid="0a0407d2"/>
    </style:style>
    <style:style style:name="T482" style:family="text">
      <style:text-properties officeooo:rsid="0a04a601"/>
    </style:style>
    <style:style style:name="T483" style:family="text">
      <style:text-properties officeooo:rsid="0a069114"/>
    </style:style>
    <style:style style:name="T484" style:family="text">
      <style:text-properties officeooo:rsid="0a09a833"/>
    </style:style>
    <style:style style:name="T485" style:family="text">
      <style:text-properties officeooo:rsid="0a0b380a"/>
    </style:style>
    <style:style style:name="T486" style:family="text">
      <style:text-properties officeooo:rsid="0a0ef766"/>
    </style:style>
    <style:style style:name="T487" style:family="text">
      <style:text-properties officeooo:rsid="0a137fd3"/>
    </style:style>
    <style:style style:name="T488" style:family="text">
      <style:text-properties officeooo:rsid="0a15ce3b"/>
    </style:style>
    <style:style style:name="T489" style:family="text">
      <style:text-properties officeooo:rsid="0a1697ef"/>
    </style:style>
    <style:style style:name="T490" style:family="text">
      <style:text-properties officeooo:rsid="0a19bf37"/>
    </style:style>
    <style:style style:name="T491" style:family="text">
      <style:text-properties officeooo:rsid="0a1a2ef1"/>
    </style:style>
    <style:style style:name="T492" style:family="text">
      <style:text-properties officeooo:rsid="0a1b4314"/>
    </style:style>
    <style:style style:name="T493" style:family="text">
      <style:text-properties officeooo:rsid="0a1dbfe1"/>
    </style:style>
    <style:style style:name="T494" style:family="text">
      <style:text-properties officeooo:rsid="0a1e8e88"/>
    </style:style>
    <style:style style:name="T495" style:family="text">
      <style:text-properties officeooo:rsid="0a1ecb47"/>
    </style:style>
    <style:style style:name="T496" style:family="text">
      <style:text-properties officeooo:rsid="0a20be0b"/>
    </style:style>
    <style:style style:name="T497" style:family="text">
      <style:text-properties officeooo:rsid="0a2102cc"/>
    </style:style>
    <style:style style:name="T498" style:family="text">
      <style:text-properties officeooo:rsid="0a238ad4"/>
    </style:style>
    <style:style style:name="T499" style:family="text">
      <style:text-properties officeooo:rsid="0a24c784"/>
    </style:style>
    <style:style style:name="T500" style:family="text">
      <style:text-properties officeooo:rsid="0a26827e"/>
    </style:style>
    <style:style style:name="T501" style:family="text">
      <style:text-properties officeooo:rsid="0a27082d"/>
    </style:style>
    <style:style style:name="T502" style:family="text">
      <style:text-properties officeooo:rsid="0a285ba5"/>
    </style:style>
    <style:style style:name="T503" style:family="text">
      <style:text-properties officeooo:rsid="0a28aaef"/>
    </style:style>
    <style:style style:name="T504" style:family="text">
      <style:text-properties officeooo:rsid="0a28cf51"/>
    </style:style>
    <style:style style:name="T505" style:family="text">
      <style:text-properties officeooo:rsid="0a2a8ece"/>
    </style:style>
    <style:style style:name="T506" style:family="text">
      <style:text-properties officeooo:rsid="0a2d9720"/>
    </style:style>
    <style:style style:name="T507" style:family="text">
      <style:text-properties officeooo:rsid="0a2dccd0"/>
    </style:style>
    <style:style style:name="T508" style:family="text">
      <style:text-properties officeooo:rsid="0a2e2a85"/>
    </style:style>
    <style:style style:name="T509" style:family="text">
      <style:text-properties officeooo:rsid="0a30035d"/>
    </style:style>
    <style:style style:name="T510" style:family="text">
      <style:text-properties officeooo:rsid="0a312e45"/>
    </style:style>
    <style:style style:name="T511" style:family="text">
      <style:text-properties officeooo:rsid="0a320230"/>
    </style:style>
    <style:style style:name="T512" style:family="text">
      <style:text-properties officeooo:rsid="0a33a4b0"/>
    </style:style>
    <style:style style:name="T513" style:family="text">
      <style:text-properties officeooo:rsid="0a354a50"/>
    </style:style>
    <style:style style:name="T514" style:family="text">
      <style:text-properties officeooo:rsid="0a35eed4"/>
    </style:style>
    <style:style style:name="T515" style:family="text">
      <style:text-properties officeooo:rsid="0a386fb1"/>
    </style:style>
    <style:style style:name="T516" style:family="text">
      <style:text-properties officeooo:rsid="0a3a6b00"/>
    </style:style>
    <style:style style:name="T517" style:family="text">
      <style:text-properties officeooo:rsid="0a3c1d20"/>
    </style:style>
    <style:style style:name="T518" style:family="text">
      <style:text-properties officeooo:rsid="0a3ee24f"/>
    </style:style>
    <style:style style:name="T519" style:family="text">
      <style:text-properties officeooo:rsid="0a420e0a"/>
    </style:style>
    <style:style style:name="T520" style:family="text">
      <style:text-properties officeooo:rsid="0a43843e"/>
    </style:style>
    <style:style style:name="T521" style:family="text">
      <style:text-properties officeooo:rsid="0a46697e"/>
    </style:style>
    <style:style style:name="T522" style:family="text">
      <style:text-properties officeooo:rsid="0a483183"/>
    </style:style>
    <style:style style:name="T523" style:family="text">
      <style:text-properties officeooo:rsid="0a48c09f"/>
    </style:style>
    <style:style style:name="T524" style:family="text">
      <style:text-properties officeooo:rsid="0a49497c"/>
    </style:style>
    <style:style style:name="T525" style:family="text">
      <style:text-properties officeooo:rsid="0a4c1573"/>
    </style:style>
    <style:style style:name="T526" style:family="text">
      <style:text-properties officeooo:rsid="0a4d4b8f"/>
    </style:style>
    <style:style style:name="T527" style:family="text">
      <style:text-properties officeooo:rsid="0a4f6113"/>
    </style:style>
    <style:style style:name="T528" style:family="text">
      <style:text-properties officeooo:rsid="0a504b4f"/>
    </style:style>
    <style:style style:name="T529" style:family="text">
      <style:text-properties officeooo:rsid="0a51fbd8"/>
    </style:style>
    <style:style style:name="T530" style:family="text">
      <style:text-properties officeooo:rsid="0a54dbdc"/>
    </style:style>
    <style:style style:name="T531" style:family="text">
      <style:text-properties officeooo:rsid="0a57d346"/>
    </style:style>
    <style:style style:name="T532" style:family="text">
      <style:text-properties officeooo:rsid="0a5ab0dc"/>
    </style:style>
    <style:style style:name="T533" style:family="text">
      <style:text-properties officeooo:rsid="0a5d11ee"/>
    </style:style>
    <style:style style:name="T534" style:family="text">
      <style:text-properties officeooo:rsid="0a604b82"/>
    </style:style>
    <style:style style:name="T535" style:family="text">
      <style:text-properties officeooo:rsid="0a607df4"/>
    </style:style>
    <style:style style:name="T536" style:family="text">
      <style:text-properties officeooo:rsid="0a621731"/>
    </style:style>
    <style:style style:name="T537" style:family="text">
      <style:text-properties officeooo:rsid="0a630b40"/>
    </style:style>
    <style:style style:name="T538" style:family="text">
      <style:text-properties officeooo:rsid="0a6355c1"/>
    </style:style>
    <style:style style:name="T539" style:family="text">
      <style:text-properties officeooo:rsid="0a64da6f"/>
    </style:style>
    <style:style style:name="T540" style:family="text">
      <style:text-properties officeooo:rsid="0a65e754"/>
    </style:style>
    <style:style style:name="T541" style:family="text">
      <style:text-properties officeooo:rsid="0a66f50c"/>
    </style:style>
    <style:style style:name="T542" style:family="text">
      <style:text-properties officeooo:rsid="0a67aa9e"/>
    </style:style>
    <style:style style:name="T543" style:family="text">
      <style:text-properties officeooo:rsid="0a699996"/>
    </style:style>
    <style:style style:name="T544" style:family="text">
      <style:text-properties officeooo:rsid="0a6c6e8d"/>
    </style:style>
    <style:style style:name="T545" style:family="text">
      <style:text-properties officeooo:rsid="0a6e1bb4"/>
    </style:style>
    <style:style style:name="T546" style:family="text">
      <style:text-properties officeooo:rsid="0a721ca9"/>
    </style:style>
    <style:style style:name="T547" style:family="text">
      <style:text-properties officeooo:rsid="0a73ced5"/>
    </style:style>
    <style:style style:name="T548" style:family="text">
      <style:text-properties officeooo:rsid="0a742876"/>
    </style:style>
    <style:style style:name="T549" style:family="text">
      <style:text-properties officeooo:rsid="0a763210"/>
    </style:style>
    <style:style style:name="T550" style:family="text">
      <style:text-properties officeooo:rsid="0a78b6d6"/>
    </style:style>
    <style:style style:name="T551" style:family="text">
      <style:text-properties officeooo:rsid="0a7a9a41"/>
    </style:style>
    <style:style style:name="T552" style:family="text">
      <style:text-properties officeooo:rsid="0a7f2033"/>
    </style:style>
    <style:style style:name="T553" style:family="text">
      <style:text-properties officeooo:rsid="0a8126c6"/>
    </style:style>
    <style:style style:name="T554" style:family="text">
      <style:text-properties officeooo:rsid="0a829410"/>
    </style:style>
    <style:style style:name="T555" style:family="text">
      <style:text-properties officeooo:rsid="0a846cb2"/>
    </style:style>
    <style:style style:name="T556" style:family="text">
      <style:text-properties officeooo:rsid="0a8ddfa7"/>
    </style:style>
    <style:style style:name="T557" style:family="text">
      <style:text-properties officeooo:rsid="0a8ed501"/>
    </style:style>
    <style:style style:name="T558" style:family="text">
      <style:text-properties officeooo:rsid="0a90c574"/>
    </style:style>
    <style:style style:name="T559" style:family="text">
      <style:text-properties officeooo:rsid="0a911ec2"/>
    </style:style>
    <style:style style:name="T560" style:family="text">
      <style:text-properties officeooo:rsid="0a93bcee"/>
    </style:style>
    <style:style style:name="T561" style:family="text">
      <style:text-properties officeooo:rsid="0a952987"/>
    </style:style>
    <style:style style:name="T562" style:family="text">
      <style:text-properties officeooo:rsid="0a96fc7d"/>
    </style:style>
    <style:style style:name="T563" style:family="text">
      <style:text-properties officeooo:rsid="0a97bbf4"/>
    </style:style>
    <style:style style:name="T564" style:family="text">
      <style:text-properties officeooo:rsid="0a98846b"/>
    </style:style>
    <style:style style:name="T565" style:family="text">
      <style:text-properties officeooo:rsid="0a9ae4bb"/>
    </style:style>
    <style:style style:name="T566" style:family="text">
      <style:text-properties officeooo:rsid="0a9c6210"/>
    </style:style>
    <style:style style:name="T567" style:family="text">
      <style:text-properties officeooo:rsid="0a9de3f6"/>
    </style:style>
    <style:style style:name="T568" style:family="text">
      <style:text-properties officeooo:rsid="0a9e7609"/>
    </style:style>
    <style:style style:name="T569" style:family="text">
      <style:text-properties officeooo:rsid="0aa2366f"/>
    </style:style>
    <style:style style:name="T570" style:family="text">
      <style:text-properties officeooo:rsid="0aa243c0"/>
    </style:style>
    <style:style style:name="T571" style:family="text">
      <style:text-properties officeooo:rsid="0aa3f3ce"/>
    </style:style>
    <style:style style:name="T572" style:family="text">
      <style:text-properties officeooo:rsid="0aa51032"/>
    </style:style>
    <style:style style:name="T573" style:family="text">
      <style:text-properties officeooo:rsid="0aa581e3"/>
    </style:style>
    <style:style style:name="T574" style:family="text">
      <style:text-properties officeooo:rsid="0aa5c383"/>
    </style:style>
    <style:style style:name="T575" style:family="text">
      <style:text-properties officeooo:rsid="0aa8807d"/>
    </style:style>
    <style:style style:name="T576" style:family="text">
      <style:text-properties officeooo:rsid="0aa97c2a"/>
    </style:style>
    <style:style style:name="T577" style:family="text">
      <style:text-properties officeooo:rsid="0aaa7eaa"/>
    </style:style>
    <style:style style:name="T578" style:family="text">
      <style:text-properties officeooo:rsid="0aaad597"/>
    </style:style>
    <style:style style:name="T579" style:family="text">
      <style:text-properties officeooo:rsid="0ab8dddb"/>
    </style:style>
    <style:style style:name="T580" style:family="text">
      <style:text-properties officeooo:rsid="0ab8f1f4"/>
    </style:style>
    <style:style style:name="T581" style:family="text">
      <style:text-properties officeooo:rsid="0aba277a"/>
    </style:style>
    <style:style style:name="T582" style:family="text">
      <style:text-properties officeooo:rsid="0abce7eb"/>
    </style:style>
    <style:style style:name="T583" style:family="text">
      <style:text-properties officeooo:rsid="0abef8e8"/>
    </style:style>
    <style:style style:name="T584" style:family="text">
      <style:text-properties officeooo:rsid="0abf596e"/>
    </style:style>
    <style:style style:name="T585" style:family="text">
      <style:text-properties officeooo:rsid="0ac15d5a"/>
    </style:style>
    <style:style style:name="T586" style:family="text">
      <style:text-properties officeooo:rsid="0ac25325"/>
    </style:style>
    <style:style style:name="T587" style:family="text">
      <style:text-properties officeooo:rsid="0ac39012"/>
    </style:style>
    <style:style style:name="T588" style:family="text">
      <style:text-properties officeooo:rsid="0ac56009"/>
    </style:style>
    <style:style style:name="T589" style:family="text">
      <style:text-properties officeooo:rsid="0ac83eda"/>
    </style:style>
    <style:style style:name="T590" style:family="text">
      <style:text-properties officeooo:rsid="0acf9f5f"/>
    </style:style>
    <style:style style:name="T591" style:family="text">
      <style:text-properties officeooo:rsid="0ad139f4"/>
    </style:style>
    <style:style style:name="T592" style:family="text">
      <style:text-properties officeooo:rsid="0ad17abc"/>
    </style:style>
    <style:style style:name="T593" style:family="text">
      <style:text-properties officeooo:rsid="0ad34148"/>
    </style:style>
    <style:style style:name="T594" style:family="text">
      <style:text-properties officeooo:rsid="0ad36356"/>
    </style:style>
    <style:style style:name="T595" style:family="text">
      <style:text-properties officeooo:rsid="0adc31da"/>
    </style:style>
    <style:style style:name="T596" style:family="text">
      <style:text-properties officeooo:rsid="0adde4e3"/>
    </style:style>
    <style:style style:name="T597" style:family="text">
      <style:text-properties officeooo:rsid="0adfb978"/>
    </style:style>
    <style:style style:name="T598" style:family="text">
      <style:text-properties officeooo:rsid="0ae0cdca"/>
    </style:style>
    <style:style style:name="T599" style:family="text">
      <style:text-properties officeooo:rsid="0ae2c713"/>
    </style:style>
    <style:style style:name="T600" style:family="text">
      <style:text-properties officeooo:rsid="0ae520aa"/>
    </style:style>
    <style:style style:name="T601" style:family="text">
      <style:text-properties officeooo:rsid="0ae76bf6"/>
    </style:style>
    <style:style style:name="T602" style:family="text">
      <style:text-properties officeooo:rsid="0aeafe28"/>
    </style:style>
    <style:style style:name="T603" style:family="text">
      <style:text-properties officeooo:rsid="0aedd2cd"/>
    </style:style>
    <style:style style:name="T604" style:family="text">
      <style:text-properties officeooo:rsid="0aef7ee5"/>
    </style:style>
    <style:style style:name="T605" style:family="text">
      <style:text-properties officeooo:rsid="0af0d1eb"/>
    </style:style>
    <style:style style:name="T606" style:family="text">
      <style:text-properties officeooo:rsid="0af1cc9d"/>
    </style:style>
    <style:style style:name="T607" style:family="text">
      <style:text-properties officeooo:rsid="0af1f5d7"/>
    </style:style>
    <style:style style:name="T608" style:family="text">
      <style:text-properties officeooo:rsid="0af2024c"/>
    </style:style>
    <style:style style:name="T609" style:family="text">
      <style:text-properties officeooo:rsid="0af3c56f"/>
    </style:style>
    <style:style style:name="T610" style:family="text">
      <style:text-properties officeooo:rsid="0af3ec6f"/>
    </style:style>
    <style:style style:name="T611" style:family="text">
      <style:text-properties officeooo:rsid="0af59bff"/>
    </style:style>
    <style:style style:name="T612" style:family="text">
      <style:text-properties officeooo:rsid="0af5dc97"/>
    </style:style>
    <style:style style:name="T613" style:family="text">
      <style:text-properties officeooo:rsid="0af70bda"/>
    </style:style>
    <style:style style:name="T614" style:family="text">
      <style:text-properties officeooo:rsid="0af90745"/>
    </style:style>
    <style:style style:name="T615" style:family="text">
      <style:text-properties officeooo:rsid="0afa9f4e"/>
    </style:style>
    <style:style style:name="T616" style:family="text">
      <style:text-properties officeooo:rsid="0afc2a0e"/>
    </style:style>
    <style:style style:name="T617" style:family="text">
      <style:text-properties officeooo:rsid="0afcef87"/>
    </style:style>
    <style:style style:name="T618" style:family="text">
      <style:text-properties officeooo:rsid="0afeacfa"/>
    </style:style>
    <style:style style:name="T619" style:family="text">
      <style:text-properties officeooo:rsid="0affd314"/>
    </style:style>
    <style:style style:name="T620" style:family="text">
      <style:text-properties style:text-position="0% 100%"/>
    </style:style>
    <style:style style:name="T621" style:family="text">
      <style:text-properties style:text-position="0% 100%" officeooo:rsid="0b00bec1"/>
    </style:style>
    <style:style style:name="T622" style:family="text">
      <style:text-properties style:text-position="0% 100%" officeooo:rsid="0d6634f6"/>
    </style:style>
    <style:style style:name="T623" style:family="text">
      <style:text-properties officeooo:rsid="0b00bec1"/>
    </style:style>
    <style:style style:name="T624" style:family="text">
      <style:text-properties officeooo:rsid="0b029e37"/>
    </style:style>
    <style:style style:name="T625" style:family="text">
      <style:text-properties officeooo:rsid="0b03b02f"/>
    </style:style>
    <style:style style:name="T626" style:family="text">
      <style:text-properties officeooo:rsid="0b052175"/>
    </style:style>
    <style:style style:name="T627" style:family="text">
      <style:text-properties officeooo:rsid="0b06f391"/>
    </style:style>
    <style:style style:name="T628" style:family="text">
      <style:text-properties officeooo:rsid="0b08b00f"/>
    </style:style>
    <style:style style:name="T629" style:family="text">
      <style:text-properties officeooo:rsid="0b08d193"/>
    </style:style>
    <style:style style:name="T630" style:family="text">
      <style:text-properties officeooo:rsid="0b0cc628"/>
    </style:style>
    <style:style style:name="T631" style:family="text">
      <style:text-properties officeooo:rsid="0b0e1912"/>
    </style:style>
    <style:style style:name="T632" style:family="text">
      <style:text-properties officeooo:rsid="0b0f89e4"/>
    </style:style>
    <style:style style:name="T633" style:family="text">
      <style:text-properties officeooo:rsid="0b115721"/>
    </style:style>
    <style:style style:name="T634" style:family="text">
      <style:text-properties officeooo:rsid="0b14444e"/>
    </style:style>
    <style:style style:name="T635" style:family="text">
      <style:text-properties officeooo:rsid="0b159571"/>
    </style:style>
    <style:style style:name="T636" style:family="text">
      <style:text-properties officeooo:rsid="0b176beb"/>
    </style:style>
    <style:style style:name="T637" style:family="text">
      <style:text-properties officeooo:rsid="0b186bdd"/>
    </style:style>
    <style:style style:name="T638" style:family="text">
      <style:text-properties officeooo:rsid="0b1be73f"/>
    </style:style>
    <style:style style:name="T639" style:family="text">
      <style:text-properties officeooo:rsid="0b1cfef1"/>
    </style:style>
    <style:style style:name="T640" style:family="text">
      <style:text-properties officeooo:rsid="0b21fca8"/>
    </style:style>
    <style:style style:name="T641" style:family="text">
      <style:text-properties officeooo:rsid="0b22bdd4"/>
    </style:style>
    <style:style style:name="T642" style:family="text">
      <style:text-properties officeooo:rsid="0b23f8ee"/>
    </style:style>
    <style:style style:name="T643" style:family="text">
      <style:text-properties officeooo:rsid="0b25e577"/>
    </style:style>
    <style:style style:name="T644" style:family="text">
      <style:text-properties officeooo:rsid="0b2e6597"/>
    </style:style>
    <style:style style:name="T645" style:family="text">
      <style:text-properties officeooo:rsid="0b2f054f"/>
    </style:style>
    <style:style style:name="T646" style:family="text">
      <style:text-properties officeooo:rsid="0b366b18"/>
    </style:style>
    <style:style style:name="T647" style:family="text">
      <style:text-properties officeooo:rsid="0b3a1681"/>
    </style:style>
    <style:style style:name="T648" style:family="text">
      <style:text-properties officeooo:rsid="0b3dcfda"/>
    </style:style>
    <style:style style:name="T649" style:family="text">
      <style:text-properties officeooo:rsid="0b3e4b1f"/>
    </style:style>
    <style:style style:name="T650" style:family="text">
      <style:text-properties officeooo:rsid="0b4187fa"/>
    </style:style>
    <style:style style:name="T651" style:family="text">
      <style:text-properties officeooo:rsid="0b425df5"/>
    </style:style>
    <style:style style:name="T652" style:family="text">
      <style:text-properties officeooo:rsid="0b439059"/>
    </style:style>
    <style:style style:name="T653" style:family="text">
      <style:text-properties officeooo:rsid="0b461cff"/>
    </style:style>
    <style:style style:name="T654" style:family="text">
      <style:text-properties officeooo:rsid="0b488459"/>
    </style:style>
    <style:style style:name="T655" style:family="text">
      <style:text-properties officeooo:rsid="0b49f51d"/>
    </style:style>
    <style:style style:name="T656" style:family="text">
      <style:text-properties officeooo:rsid="0b4e16f2"/>
    </style:style>
    <style:style style:name="T657" style:family="text">
      <style:text-properties officeooo:rsid="0b4f0aa7"/>
    </style:style>
    <style:style style:name="T658" style:family="text">
      <style:text-properties officeooo:rsid="0b4fe079"/>
    </style:style>
    <style:style style:name="T659" style:family="text">
      <style:text-properties officeooo:rsid="0b5119a5"/>
    </style:style>
    <style:style style:name="T660" style:family="text">
      <style:text-properties officeooo:rsid="0b52fd2b"/>
    </style:style>
    <style:style style:name="T661" style:family="text">
      <style:text-properties officeooo:rsid="0b53be49"/>
    </style:style>
    <style:style style:name="T662" style:family="text">
      <style:text-properties officeooo:rsid="0b57f0bb"/>
    </style:style>
    <style:style style:name="T663" style:family="text">
      <style:text-properties officeooo:rsid="0b58175b"/>
    </style:style>
    <style:style style:name="T664" style:family="text">
      <style:text-properties officeooo:rsid="0b5a57cc"/>
    </style:style>
    <style:style style:name="T665" style:family="text">
      <style:text-properties officeooo:rsid="0b5a9f37"/>
    </style:style>
    <style:style style:name="T666" style:family="text">
      <style:text-properties officeooo:rsid="0b5bbb61"/>
    </style:style>
    <style:style style:name="T667" style:family="text">
      <style:text-properties officeooo:rsid="0b639f91"/>
    </style:style>
    <style:style style:name="T668" style:family="text">
      <style:text-properties officeooo:rsid="0b63d56c"/>
    </style:style>
    <style:style style:name="T669" style:family="text">
      <style:text-properties officeooo:rsid="0b63fb16"/>
    </style:style>
    <style:style style:name="T670" style:family="text">
      <style:text-properties officeooo:rsid="0b64d574"/>
    </style:style>
    <style:style style:name="T671" style:family="text">
      <style:text-properties officeooo:rsid="0b6534fc"/>
    </style:style>
    <style:style style:name="T672" style:family="text">
      <style:text-properties officeooo:rsid="0b66676a"/>
    </style:style>
    <style:style style:name="T673" style:family="text">
      <style:text-properties officeooo:rsid="0b683db8"/>
    </style:style>
    <style:style style:name="T674" style:family="text">
      <style:text-properties officeooo:rsid="0b68b0d2"/>
    </style:style>
    <style:style style:name="T675" style:family="text">
      <style:text-properties officeooo:rsid="0b6a9d9f"/>
    </style:style>
    <style:style style:name="T676" style:family="text">
      <style:text-properties officeooo:rsid="0b6ae687"/>
    </style:style>
    <style:style style:name="T677" style:family="text">
      <style:text-properties officeooo:rsid="0b6b808d"/>
    </style:style>
    <style:style style:name="T678" style:family="text">
      <style:text-properties officeooo:rsid="0b6c862d"/>
    </style:style>
    <style:style style:name="T679" style:family="text">
      <style:text-properties officeooo:rsid="0b6ed034"/>
    </style:style>
    <style:style style:name="T680" style:family="text">
      <style:text-properties officeooo:rsid="0b75ec66"/>
    </style:style>
    <style:style style:name="T681" style:family="text">
      <style:text-properties officeooo:rsid="0b76c75c"/>
    </style:style>
    <style:style style:name="T682" style:family="text">
      <style:text-properties officeooo:rsid="0b78ab50"/>
    </style:style>
    <style:style style:name="T683" style:family="text">
      <style:text-properties officeooo:rsid="0b7bbe13"/>
    </style:style>
    <style:style style:name="T684" style:family="text">
      <style:text-properties officeooo:rsid="0b7d1e38"/>
    </style:style>
    <style:style style:name="T685" style:family="text">
      <style:text-properties officeooo:rsid="0b7f6db3"/>
    </style:style>
    <style:style style:name="T686" style:family="text">
      <style:text-properties officeooo:rsid="0b800767"/>
    </style:style>
    <style:style style:name="T687" style:family="text">
      <style:text-properties officeooo:rsid="0b819e7d"/>
    </style:style>
    <style:style style:name="T688" style:family="text">
      <style:text-properties officeooo:rsid="0b843f4e"/>
    </style:style>
    <style:style style:name="T689" style:family="text">
      <style:text-properties officeooo:rsid="0b860ccd"/>
    </style:style>
    <style:style style:name="T690" style:family="text">
      <style:text-properties officeooo:rsid="0b88ddbb"/>
    </style:style>
    <style:style style:name="T691" style:family="text">
      <style:text-properties officeooo:rsid="0b89cb1c"/>
    </style:style>
    <style:style style:name="T692" style:family="text">
      <style:text-properties officeooo:rsid="0b8e644b"/>
    </style:style>
    <style:style style:name="T693" style:family="text">
      <style:text-properties officeooo:rsid="0b8e9646"/>
    </style:style>
    <style:style style:name="T694" style:family="text">
      <style:text-properties officeooo:rsid="0b8f3cb2"/>
    </style:style>
    <style:style style:name="T695" style:family="text">
      <style:text-properties officeooo:rsid="0b909420"/>
    </style:style>
    <style:style style:name="T696" style:family="text">
      <style:text-properties officeooo:rsid="0b912934"/>
    </style:style>
    <style:style style:name="T697" style:family="text">
      <style:text-properties officeooo:rsid="0b91f185"/>
    </style:style>
    <style:style style:name="T698" style:family="text">
      <style:text-properties officeooo:rsid="0b92095e"/>
    </style:style>
    <style:style style:name="T699" style:family="text">
      <style:text-properties officeooo:rsid="0b9221c2"/>
    </style:style>
    <style:style style:name="T700" style:family="text">
      <style:text-properties officeooo:rsid="0b93ff44"/>
    </style:style>
    <style:style style:name="T701" style:family="text">
      <style:text-properties officeooo:rsid="0b957c0c"/>
    </style:style>
    <style:style style:name="T702" style:family="text">
      <style:text-properties officeooo:rsid="0b962342"/>
    </style:style>
    <style:style style:name="T703" style:family="text">
      <style:text-properties officeooo:rsid="0b99619f"/>
    </style:style>
    <style:style style:name="T704" style:family="text">
      <style:text-properties officeooo:rsid="0b9a279a"/>
    </style:style>
    <style:style style:name="T705" style:family="text">
      <style:text-properties officeooo:rsid="0b9c113f"/>
    </style:style>
    <style:style style:name="T706" style:family="text">
      <style:text-properties officeooo:rsid="0b9e608a"/>
    </style:style>
    <style:style style:name="T707" style:family="text">
      <style:text-properties officeooo:rsid="0b9edd2f"/>
    </style:style>
    <style:style style:name="T708" style:family="text">
      <style:text-properties officeooo:rsid="0ba26e8b"/>
    </style:style>
    <style:style style:name="T709" style:family="text">
      <style:text-properties officeooo:rsid="0ba45f9d"/>
    </style:style>
    <style:style style:name="T710" style:family="text">
      <style:text-properties officeooo:rsid="0ba6071a"/>
    </style:style>
    <style:style style:name="T711" style:family="text">
      <style:text-properties officeooo:rsid="0ba81ded"/>
    </style:style>
    <style:style style:name="T712" style:family="text">
      <style:text-properties officeooo:rsid="0bacbb7a"/>
    </style:style>
    <style:style style:name="T713" style:family="text">
      <style:text-properties officeooo:rsid="0bb11453"/>
    </style:style>
    <style:style style:name="T714" style:family="text">
      <style:text-properties officeooo:rsid="0bb4d433"/>
    </style:style>
    <style:style style:name="T715" style:family="text">
      <style:text-properties officeooo:rsid="0bb5a60a"/>
    </style:style>
    <style:style style:name="T716" style:family="text">
      <style:text-properties officeooo:rsid="0bb7350f"/>
    </style:style>
    <style:style style:name="T717" style:family="text">
      <style:text-properties officeooo:rsid="0bb950c8"/>
    </style:style>
    <style:style style:name="T718" style:family="text">
      <style:text-properties officeooo:rsid="0bba351b"/>
    </style:style>
    <style:style style:name="T719" style:family="text">
      <style:text-properties officeooo:rsid="0bbbce36"/>
    </style:style>
    <style:style style:name="T720" style:family="text">
      <style:text-properties officeooo:rsid="0bbce061"/>
    </style:style>
    <style:style style:name="T721" style:family="text">
      <style:text-properties officeooo:rsid="0bc19c19"/>
    </style:style>
    <style:style style:name="T722" style:family="text">
      <style:text-properties officeooo:rsid="0bc2565c"/>
    </style:style>
    <style:style style:name="T723" style:family="text">
      <style:text-properties officeooo:rsid="0bc33afa"/>
    </style:style>
    <style:style style:name="T724" style:family="text">
      <style:text-properties officeooo:rsid="0bc69469"/>
    </style:style>
    <style:style style:name="T725" style:family="text">
      <style:text-properties officeooo:rsid="0bc8e0c5"/>
    </style:style>
    <style:style style:name="T726" style:family="text">
      <style:text-properties officeooo:rsid="0bcb0e49"/>
    </style:style>
    <style:style style:name="T727" style:family="text">
      <style:text-properties officeooo:rsid="0bcbeba0"/>
    </style:style>
    <style:style style:name="T728" style:family="text">
      <style:text-properties officeooo:rsid="0bcd738b"/>
    </style:style>
    <style:style style:name="T729" style:family="text">
      <style:text-properties officeooo:rsid="0bce7959"/>
    </style:style>
    <style:style style:name="T730" style:family="text">
      <style:text-properties officeooo:rsid="0bcf4611"/>
    </style:style>
    <style:style style:name="T731" style:family="text">
      <style:text-properties officeooo:rsid="0bd10e7b"/>
    </style:style>
    <style:style style:name="T732" style:family="text">
      <style:text-properties officeooo:rsid="0bd45757"/>
    </style:style>
    <style:style style:name="T733" style:family="text">
      <style:text-properties officeooo:rsid="0bd46f4f"/>
    </style:style>
    <style:style style:name="T734" style:family="text">
      <style:text-properties officeooo:rsid="0bd5d111"/>
    </style:style>
    <style:style style:name="T735" style:family="text">
      <style:text-properties officeooo:rsid="0bd7d040"/>
    </style:style>
    <style:style style:name="T736" style:family="text">
      <style:text-properties officeooo:rsid="0bd8462b"/>
    </style:style>
    <style:style style:name="T737" style:family="text">
      <style:text-properties officeooo:rsid="0bd85f6c"/>
    </style:style>
    <style:style style:name="T738" style:family="text">
      <style:text-properties officeooo:rsid="0bdc1ec1"/>
    </style:style>
    <style:style style:name="T739" style:family="text">
      <style:text-properties officeooo:rsid="0bdd2fd0"/>
    </style:style>
    <style:style style:name="T740" style:family="text">
      <style:text-properties officeooo:rsid="0bde365e"/>
    </style:style>
    <style:style style:name="T741" style:family="text">
      <style:text-properties officeooo:rsid="0bde5f96"/>
    </style:style>
    <style:style style:name="T742" style:family="text">
      <style:text-properties officeooo:rsid="0bdfc332"/>
    </style:style>
    <style:style style:name="T743" style:family="text">
      <style:text-properties officeooo:rsid="0be13aa8"/>
    </style:style>
    <style:style style:name="T744" style:family="text">
      <style:text-properties officeooo:rsid="0be2c23d"/>
    </style:style>
    <style:style style:name="T745" style:family="text">
      <style:text-properties officeooo:rsid="0be2f239"/>
    </style:style>
    <style:style style:name="T746" style:family="text">
      <style:text-properties officeooo:rsid="0be67515"/>
    </style:style>
    <style:style style:name="T747" style:family="text">
      <style:text-properties officeooo:rsid="0be68696"/>
    </style:style>
    <style:style style:name="T748" style:family="text">
      <style:text-properties officeooo:rsid="0bebeb76"/>
    </style:style>
    <style:style style:name="T749" style:family="text">
      <style:text-properties officeooo:rsid="0becd966"/>
    </style:style>
    <style:style style:name="T750" style:family="text">
      <style:text-properties officeooo:rsid="0bf00d3f"/>
    </style:style>
    <style:style style:name="T751" style:family="text">
      <style:text-properties officeooo:rsid="0bf2c4af"/>
    </style:style>
    <style:style style:name="T752" style:family="text">
      <style:text-properties officeooo:rsid="0bf37750"/>
    </style:style>
    <style:style style:name="T753" style:family="text">
      <style:text-properties officeooo:rsid="0bf73140"/>
    </style:style>
    <style:style style:name="T754" style:family="text">
      <style:text-properties officeooo:rsid="0bf91195"/>
    </style:style>
    <style:style style:name="T755" style:family="text">
      <style:text-properties officeooo:rsid="0bf9870b"/>
    </style:style>
    <style:style style:name="T756" style:family="text">
      <style:text-properties officeooo:rsid="0bfd7a9d"/>
    </style:style>
    <style:style style:name="T757" style:family="text">
      <style:text-properties officeooo:rsid="0bfef06e"/>
    </style:style>
    <style:style style:name="T758" style:family="text">
      <style:text-properties officeooo:rsid="0bffb063"/>
    </style:style>
    <style:style style:name="T759" style:family="text">
      <style:text-properties officeooo:rsid="0bffe3d3"/>
    </style:style>
    <style:style style:name="T760" style:family="text">
      <style:text-properties officeooo:rsid="0c01c985"/>
    </style:style>
    <style:style style:name="T761" style:family="text">
      <style:text-properties officeooo:rsid="0c032f0e"/>
    </style:style>
    <style:style style:name="T762" style:family="text">
      <style:text-properties officeooo:rsid="0c04e174"/>
    </style:style>
    <style:style style:name="T763" style:family="text">
      <style:text-properties officeooo:rsid="0c0cca22"/>
    </style:style>
    <style:style style:name="T764" style:family="text">
      <style:text-properties officeooo:rsid="0c0d44e9"/>
    </style:style>
    <style:style style:name="T765" style:family="text">
      <style:text-properties officeooo:rsid="0c0d4cb2"/>
    </style:style>
    <style:style style:name="T766" style:family="text">
      <style:text-properties officeooo:rsid="0c0f398f"/>
    </style:style>
    <style:style style:name="T767" style:family="text">
      <style:text-properties officeooo:rsid="0c1022a7"/>
    </style:style>
    <style:style style:name="T768" style:family="text">
      <style:text-properties officeooo:rsid="0c11ca40"/>
    </style:style>
    <style:style style:name="T769" style:family="text">
      <style:text-properties officeooo:rsid="0c12d031"/>
    </style:style>
    <style:style style:name="T770" style:family="text">
      <style:text-properties officeooo:rsid="0c12d917"/>
    </style:style>
    <style:style style:name="T771" style:family="text">
      <style:text-properties officeooo:rsid="0c141a5d"/>
    </style:style>
    <style:style style:name="T772" style:family="text">
      <style:text-properties officeooo:rsid="0c145216"/>
    </style:style>
    <style:style style:name="T773" style:family="text">
      <style:text-properties officeooo:rsid="0c16d9cd"/>
    </style:style>
    <style:style style:name="T774" style:family="text">
      <style:text-properties officeooo:rsid="0c17849f"/>
    </style:style>
    <style:style style:name="T775" style:family="text">
      <style:text-properties officeooo:rsid="0c19e2d2"/>
    </style:style>
    <style:style style:name="T776" style:family="text">
      <style:text-properties officeooo:rsid="0c1a72dd"/>
    </style:style>
    <style:style style:name="T777" style:family="text">
      <style:text-properties officeooo:rsid="0c1bd27f"/>
    </style:style>
    <style:style style:name="T778" style:family="text">
      <style:text-properties officeooo:rsid="0c1c5328"/>
    </style:style>
    <style:style style:name="T779" style:family="text">
      <style:text-properties officeooo:rsid="0c201998"/>
    </style:style>
    <style:style style:name="T780" style:family="text">
      <style:text-properties officeooo:rsid="0c2025ab"/>
    </style:style>
    <style:style style:name="T781" style:family="text">
      <style:text-properties officeooo:rsid="0c220ce1"/>
    </style:style>
    <style:style style:name="T782" style:family="text">
      <style:text-properties officeooo:rsid="0c23029e"/>
    </style:style>
    <style:style style:name="T783" style:family="text">
      <style:text-properties officeooo:rsid="0c24b54e"/>
    </style:style>
    <style:style style:name="T784" style:family="text">
      <style:text-properties officeooo:rsid="0c261996"/>
    </style:style>
    <style:style style:name="T785" style:family="text">
      <style:text-properties officeooo:rsid="0c2619d2"/>
    </style:style>
    <style:style style:name="T786" style:family="text">
      <style:text-properties officeooo:rsid="0c276309"/>
    </style:style>
    <style:style style:name="T787" style:family="text">
      <style:text-properties officeooo:rsid="0c2790f8"/>
    </style:style>
    <style:style style:name="T788" style:family="text">
      <style:text-properties officeooo:rsid="0c2968f8"/>
    </style:style>
    <style:style style:name="T789" style:family="text">
      <style:text-properties officeooo:rsid="0c2a6ea8"/>
    </style:style>
    <style:style style:name="T790" style:family="text">
      <style:text-properties officeooo:rsid="0c2a70bf"/>
    </style:style>
    <style:style style:name="T791" style:family="text">
      <style:text-properties officeooo:rsid="0c2e25fe"/>
    </style:style>
    <style:style style:name="T792" style:family="text">
      <style:text-properties officeooo:rsid="0c2f0461"/>
    </style:style>
    <style:style style:name="T793" style:family="text">
      <style:text-properties officeooo:rsid="0c309a77"/>
    </style:style>
    <style:style style:name="T794" style:family="text">
      <style:text-properties officeooo:rsid="0c318197"/>
    </style:style>
    <style:style style:name="T795" style:family="text">
      <style:text-properties officeooo:rsid="0c321e04"/>
    </style:style>
    <style:style style:name="T796" style:family="text">
      <style:text-properties officeooo:rsid="0c35a233"/>
    </style:style>
    <style:style style:name="T797" style:family="text">
      <style:text-properties officeooo:rsid="0c366272"/>
    </style:style>
    <style:style style:name="T798" style:family="text">
      <style:text-properties officeooo:rsid="0c3933b6"/>
    </style:style>
    <style:style style:name="T799" style:family="text">
      <style:text-properties officeooo:rsid="0c3a6f7a"/>
    </style:style>
    <style:style style:name="T800" style:family="text">
      <style:text-properties officeooo:rsid="0c3b1819"/>
    </style:style>
    <style:style style:name="T801" style:family="text">
      <style:text-properties officeooo:rsid="0c3c8705"/>
    </style:style>
    <style:style style:name="T802" style:family="text">
      <style:text-properties officeooo:rsid="0c3e2525"/>
    </style:style>
    <style:style style:name="T803" style:family="text">
      <style:text-properties officeooo:rsid="0c3fe2fd"/>
    </style:style>
    <style:style style:name="T804" style:family="text">
      <style:text-properties officeooo:rsid="0c4106d7"/>
    </style:style>
    <style:style style:name="T805" style:family="text">
      <style:text-properties officeooo:rsid="0c41b59e"/>
    </style:style>
    <style:style style:name="T806" style:family="text">
      <style:text-properties officeooo:rsid="0c41d15d"/>
    </style:style>
    <style:style style:name="T807" style:family="text">
      <style:text-properties officeooo:rsid="0c42c377"/>
    </style:style>
    <style:style style:name="T808" style:family="text">
      <style:text-properties officeooo:rsid="0c4629ea"/>
    </style:style>
    <style:style style:name="T809" style:family="text">
      <style:text-properties officeooo:rsid="0c46cb3b"/>
    </style:style>
    <style:style style:name="T810" style:family="text">
      <style:text-properties officeooo:rsid="0c47c610"/>
    </style:style>
    <style:style style:name="T811" style:family="text">
      <style:text-properties officeooo:rsid="0c49657f"/>
    </style:style>
    <style:style style:name="T812" style:family="text">
      <style:text-properties officeooo:rsid="0c49a27e"/>
    </style:style>
    <style:style style:name="T813" style:family="text">
      <style:text-properties officeooo:rsid="0c4ba0af"/>
    </style:style>
    <style:style style:name="T814" style:family="text">
      <style:text-properties officeooo:rsid="0c4c65b9"/>
    </style:style>
    <style:style style:name="T815" style:family="text">
      <style:text-properties officeooo:rsid="0c4d7e01"/>
    </style:style>
    <style:style style:name="T816" style:family="text">
      <style:text-properties officeooo:rsid="0c4db5a6"/>
    </style:style>
    <style:style style:name="T817" style:family="text">
      <style:text-properties officeooo:rsid="0c54601c"/>
    </style:style>
    <style:style style:name="T818" style:family="text">
      <style:text-properties officeooo:rsid="0c547b87"/>
    </style:style>
    <style:style style:name="T819" style:family="text">
      <style:text-properties officeooo:rsid="0c549d44"/>
    </style:style>
    <style:style style:name="T820" style:family="text">
      <style:text-properties officeooo:rsid="0c56687e"/>
    </style:style>
    <style:style style:name="T821" style:family="text">
      <style:text-properties officeooo:rsid="0c577e6a"/>
    </style:style>
    <style:style style:name="T822" style:family="text">
      <style:text-properties officeooo:rsid="0c584cfa"/>
    </style:style>
    <style:style style:name="T823" style:family="text">
      <style:text-properties officeooo:rsid="0c59f946"/>
    </style:style>
    <style:style style:name="T824" style:family="text">
      <style:text-properties officeooo:rsid="0c5aac18"/>
    </style:style>
    <style:style style:name="T825" style:family="text">
      <style:text-properties officeooo:rsid="0c5bb9eb"/>
    </style:style>
    <style:style style:name="T826" style:family="text">
      <style:text-properties officeooo:rsid="0c5d0d3e"/>
    </style:style>
    <style:style style:name="T827" style:family="text">
      <style:text-properties officeooo:rsid="0c5ea56d"/>
    </style:style>
    <style:style style:name="T828" style:family="text">
      <style:text-properties officeooo:rsid="0c60392b"/>
    </style:style>
    <style:style style:name="T829" style:family="text">
      <style:text-properties officeooo:rsid="0c60c1d5"/>
    </style:style>
    <style:style style:name="T830" style:family="text">
      <style:text-properties officeooo:rsid="0c615987"/>
    </style:style>
    <style:style style:name="T831" style:family="text">
      <style:text-properties officeooo:rsid="0c608d21"/>
    </style:style>
    <style:style style:name="T832" style:family="text">
      <style:text-properties officeooo:rsid="0c66a668"/>
    </style:style>
    <style:style style:name="T833" style:family="text">
      <style:text-properties officeooo:rsid="0c6831ba"/>
    </style:style>
    <style:style style:name="T834" style:family="text">
      <style:text-properties officeooo:rsid="0c68d526"/>
    </style:style>
    <style:style style:name="T835" style:family="text">
      <style:text-properties officeooo:rsid="0c6ab8d8"/>
    </style:style>
    <style:style style:name="T836" style:family="text">
      <style:text-properties officeooo:rsid="0c6dd716"/>
    </style:style>
    <style:style style:name="T837" style:family="text">
      <style:text-properties officeooo:rsid="0c6e7827"/>
    </style:style>
    <style:style style:name="T838" style:family="text">
      <style:text-properties officeooo:rsid="0c7104ff"/>
    </style:style>
    <style:style style:name="T839" style:family="text">
      <style:text-properties officeooo:rsid="0c72e347"/>
    </style:style>
    <style:style style:name="T840" style:family="text">
      <style:text-properties officeooo:rsid="0c73a9f2"/>
    </style:style>
    <style:style style:name="T841" style:family="text">
      <style:text-properties officeooo:rsid="0c754ef7"/>
    </style:style>
    <style:style style:name="T842" style:family="text">
      <style:text-properties officeooo:rsid="0c78cd19"/>
    </style:style>
    <style:style style:name="T843" style:family="text">
      <style:text-properties officeooo:rsid="0c7a70b3"/>
    </style:style>
    <style:style style:name="T844" style:family="text">
      <style:text-properties officeooo:rsid="0c7be448"/>
    </style:style>
    <style:style style:name="T845" style:family="text">
      <style:text-properties officeooo:rsid="0c7bfefc"/>
    </style:style>
    <style:style style:name="T846" style:family="text">
      <style:text-properties officeooo:rsid="0c7c7ae0"/>
    </style:style>
    <style:style style:name="T847" style:family="text">
      <style:text-properties officeooo:rsid="0c7cf08d"/>
    </style:style>
    <style:style style:name="T848" style:family="text">
      <style:text-properties officeooo:rsid="0c7e917a"/>
    </style:style>
    <style:style style:name="T849" style:family="text">
      <style:text-properties officeooo:rsid="0c7f5c7d"/>
    </style:style>
    <style:style style:name="T850" style:family="text">
      <style:text-properties officeooo:rsid="0c857680"/>
    </style:style>
    <style:style style:name="T851" style:family="text">
      <style:text-properties officeooo:rsid="0c86b07c"/>
    </style:style>
    <style:style style:name="T852" style:family="text">
      <style:text-properties officeooo:rsid="0c878ae4"/>
    </style:style>
    <style:style style:name="T853" style:family="text">
      <style:text-properties officeooo:rsid="0c8a8c2c"/>
    </style:style>
    <style:style style:name="T854" style:family="text">
      <style:text-properties officeooo:rsid="0c8b48ff"/>
    </style:style>
    <style:style style:name="T855" style:family="text">
      <style:text-properties officeooo:rsid="0c8cac60"/>
    </style:style>
    <style:style style:name="T856" style:family="text">
      <style:text-properties officeooo:rsid="0c8d4711"/>
    </style:style>
    <style:style style:name="T857" style:family="text">
      <style:text-properties officeooo:rsid="0c8de299"/>
    </style:style>
    <style:style style:name="T858" style:family="text">
      <style:text-properties officeooo:rsid="0c8f9f28"/>
    </style:style>
    <style:style style:name="T859" style:family="text">
      <style:text-properties officeooo:rsid="0c90bad7"/>
    </style:style>
    <style:style style:name="T860" style:family="text">
      <style:text-properties officeooo:rsid="0c919ad8"/>
    </style:style>
    <style:style style:name="T861" style:family="text">
      <style:text-properties officeooo:rsid="0c9315d2"/>
    </style:style>
    <style:style style:name="T862" style:family="text">
      <style:text-properties officeooo:rsid="0c939cb8"/>
    </style:style>
    <style:style style:name="T863" style:family="text">
      <style:text-properties officeooo:rsid="0c972358"/>
    </style:style>
    <style:style style:name="T864" style:family="text">
      <style:text-properties officeooo:rsid="0c97d9d2"/>
    </style:style>
    <style:style style:name="T865" style:family="text">
      <style:text-properties officeooo:rsid="0c9810a7"/>
    </style:style>
    <style:style style:name="T866" style:family="text">
      <style:text-properties officeooo:rsid="0c994a83"/>
    </style:style>
    <style:style style:name="T867" style:family="text">
      <style:text-properties officeooo:rsid="0c9f8c88"/>
    </style:style>
    <style:style style:name="T868" style:family="text">
      <style:text-properties officeooo:rsid="0ca09810"/>
    </style:style>
    <style:style style:name="T869" style:family="text">
      <style:text-properties officeooo:rsid="0ca111a0"/>
    </style:style>
    <style:style style:name="T870" style:family="text">
      <style:text-properties officeooo:rsid="0ca243a8"/>
    </style:style>
    <style:style style:name="T871" style:family="text">
      <style:text-properties officeooo:rsid="0ca2a59c"/>
    </style:style>
    <style:style style:name="T872" style:family="text">
      <style:text-properties officeooo:rsid="0ca657e2"/>
    </style:style>
    <style:style style:name="T873" style:family="text">
      <style:text-properties officeooo:rsid="0ca65be1"/>
    </style:style>
    <style:style style:name="T874" style:family="text">
      <style:text-properties officeooo:rsid="0ca8a61d"/>
    </style:style>
    <style:style style:name="T875" style:family="text">
      <style:text-properties officeooo:rsid="0ca8dd35"/>
    </style:style>
    <style:style style:name="T876" style:family="text">
      <style:text-properties officeooo:rsid="0caa2d15"/>
    </style:style>
    <style:style style:name="T877" style:family="text">
      <style:text-properties officeooo:rsid="0cabc01f"/>
    </style:style>
    <style:style style:name="T878" style:family="text">
      <style:text-properties officeooo:rsid="0cabeb0a"/>
    </style:style>
    <style:style style:name="T879" style:family="text">
      <style:text-properties officeooo:rsid="0cad97d8"/>
    </style:style>
    <style:style style:name="T880" style:family="text">
      <style:text-properties officeooo:rsid="0cafd0ab"/>
    </style:style>
    <style:style style:name="T881" style:family="text">
      <style:text-properties officeooo:rsid="0cb33cbb"/>
    </style:style>
    <style:style style:name="T882" style:family="text">
      <style:text-properties officeooo:rsid="0cb4dce5"/>
    </style:style>
    <style:style style:name="T883" style:family="text">
      <style:text-properties officeooo:rsid="0cb64658"/>
    </style:style>
    <style:style style:name="T884" style:family="text">
      <style:text-properties officeooo:rsid="0cbe08c8"/>
    </style:style>
    <style:style style:name="T885" style:family="text">
      <style:text-properties officeooo:rsid="0cbf1326"/>
    </style:style>
    <style:style style:name="T886" style:family="text">
      <style:text-properties officeooo:rsid="0cbf2bf1"/>
    </style:style>
    <style:style style:name="T887" style:family="text">
      <style:text-properties officeooo:rsid="0cc05a9b"/>
    </style:style>
    <style:style style:name="T888" style:family="text">
      <style:text-properties officeooo:rsid="0cc222f2"/>
    </style:style>
    <style:style style:name="T889" style:family="text">
      <style:text-properties officeooo:rsid="0cc36381"/>
    </style:style>
    <style:style style:name="T890" style:family="text">
      <style:text-properties officeooo:rsid="0cc52e1a"/>
    </style:style>
    <style:style style:name="T891" style:family="text">
      <style:text-properties officeooo:rsid="0cc79a56"/>
    </style:style>
    <style:style style:name="T892" style:family="text">
      <style:text-properties officeooo:rsid="0cc7e234"/>
    </style:style>
    <style:style style:name="T893" style:family="text">
      <style:text-properties officeooo:rsid="0cc99454"/>
    </style:style>
    <style:style style:name="T894" style:family="text">
      <style:text-properties officeooo:rsid="0cca4761"/>
    </style:style>
    <style:style style:name="T895" style:family="text">
      <style:text-properties officeooo:rsid="0ccb6792"/>
    </style:style>
    <style:style style:name="T896" style:family="text">
      <style:text-properties officeooo:rsid="0ccc8f34"/>
    </style:style>
    <style:style style:name="T897" style:family="text">
      <style:text-properties officeooo:rsid="0ccdd3f0"/>
    </style:style>
    <style:style style:name="T898" style:family="text">
      <style:text-properties officeooo:rsid="0cd00374"/>
    </style:style>
    <style:style style:name="T899" style:family="text">
      <style:text-properties officeooo:rsid="0cd11472"/>
    </style:style>
    <style:style style:name="T900" style:family="text">
      <style:text-properties officeooo:rsid="0cd2a0b0"/>
    </style:style>
    <style:style style:name="T901" style:family="text">
      <style:text-properties officeooo:rsid="0cd488b5"/>
    </style:style>
    <style:style style:name="T902" style:family="text">
      <style:text-properties officeooo:rsid="0cd62482"/>
    </style:style>
    <style:style style:name="T903" style:family="text">
      <style:text-properties officeooo:rsid="0cda3d6f"/>
    </style:style>
    <style:style style:name="T904" style:family="text">
      <style:text-properties officeooo:rsid="0cda542a"/>
    </style:style>
    <style:style style:name="T905" style:family="text">
      <style:text-properties officeooo:rsid="0cdbbcbe"/>
    </style:style>
    <style:style style:name="T906" style:family="text">
      <style:text-properties officeooo:rsid="0cdefce4"/>
    </style:style>
    <style:style style:name="T907" style:family="text">
      <style:text-properties officeooo:rsid="0cdf9ecc"/>
    </style:style>
    <style:style style:name="T908" style:family="text">
      <style:text-properties officeooo:rsid="0ce38de0"/>
    </style:style>
    <style:style style:name="T909" style:family="text">
      <style:text-properties officeooo:rsid="0ce54048"/>
    </style:style>
    <style:style style:name="T910" style:family="text">
      <style:text-properties officeooo:rsid="0ce547df"/>
    </style:style>
    <style:style style:name="T911" style:family="text">
      <style:text-properties officeooo:rsid="0ce92b9b"/>
    </style:style>
    <style:style style:name="T912" style:family="text">
      <style:text-properties officeooo:rsid="0ce9ab0e"/>
    </style:style>
    <style:style style:name="T913" style:family="text">
      <style:text-properties officeooo:rsid="0ceb06d2"/>
    </style:style>
    <style:style style:name="T914" style:family="text">
      <style:text-properties officeooo:rsid="0cecce47"/>
    </style:style>
    <style:style style:name="T915" style:family="text">
      <style:text-properties officeooo:rsid="0cf08053"/>
    </style:style>
    <style:style style:name="T916" style:family="text">
      <style:text-properties officeooo:rsid="0cf1958a"/>
    </style:style>
    <style:style style:name="T917" style:family="text">
      <style:text-properties officeooo:rsid="0cf20c6f"/>
    </style:style>
    <style:style style:name="T918" style:family="text">
      <style:text-properties officeooo:rsid="0cf25a68"/>
    </style:style>
    <style:style style:name="T919" style:family="text">
      <style:text-properties officeooo:rsid="0cf3d199"/>
    </style:style>
    <style:style style:name="T920" style:family="text">
      <style:text-properties officeooo:rsid="0cf51c29"/>
    </style:style>
    <style:style style:name="T921" style:family="text">
      <style:text-properties officeooo:rsid="0cf53201"/>
    </style:style>
    <style:style style:name="T922" style:family="text">
      <style:text-properties officeooo:rsid="0cf6d382"/>
    </style:style>
    <style:style style:name="T923" style:family="text">
      <style:text-properties officeooo:rsid="0cf835fc"/>
    </style:style>
    <style:style style:name="T924" style:family="text">
      <style:text-properties officeooo:rsid="0cf83e56"/>
    </style:style>
    <style:style style:name="T925" style:family="text">
      <style:text-properties officeooo:rsid="0cfa0659"/>
    </style:style>
    <style:style style:name="T926" style:family="text">
      <style:text-properties officeooo:rsid="0cfa4c2a"/>
    </style:style>
    <style:style style:name="T927" style:family="text">
      <style:text-properties officeooo:rsid="0cfc1537"/>
    </style:style>
    <style:style style:name="T928" style:family="text">
      <style:text-properties officeooo:rsid="0cfdb79f"/>
    </style:style>
    <style:style style:name="T929" style:family="text">
      <style:text-properties officeooo:rsid="0cfec7a0"/>
    </style:style>
    <style:style style:name="T930" style:family="text">
      <style:text-properties officeooo:rsid="0cffcef1"/>
    </style:style>
    <style:style style:name="T931" style:family="text">
      <style:text-properties officeooo:rsid="0d00b8a8"/>
    </style:style>
    <style:style style:name="T932" style:family="text">
      <style:text-properties officeooo:rsid="0d02077f"/>
    </style:style>
    <style:style style:name="T933" style:family="text">
      <style:text-properties officeooo:rsid="0d0214ed"/>
    </style:style>
    <style:style style:name="T934" style:family="text">
      <style:text-properties officeooo:rsid="0d075482"/>
    </style:style>
    <style:style style:name="T935" style:family="text">
      <style:text-properties officeooo:rsid="0d0b2b62"/>
    </style:style>
    <style:style style:name="T936" style:family="text">
      <style:text-properties officeooo:rsid="0d0c356f"/>
    </style:style>
    <style:style style:name="T937" style:family="text">
      <style:text-properties officeooo:rsid="0d0c9dc9"/>
    </style:style>
    <style:style style:name="T938" style:family="text">
      <style:text-properties officeooo:rsid="0d0ca5d3"/>
    </style:style>
    <style:style style:name="T939" style:family="text">
      <style:text-properties officeooo:rsid="0d0d86ac"/>
    </style:style>
    <style:style style:name="T940" style:family="text">
      <style:text-properties officeooo:rsid="0d0e4084"/>
    </style:style>
    <style:style style:name="T941" style:family="text">
      <style:text-properties officeooo:rsid="0d0f6706"/>
    </style:style>
    <style:style style:name="T942" style:family="text">
      <style:text-properties officeooo:rsid="0d1050b9"/>
    </style:style>
    <style:style style:name="T943" style:family="text">
      <style:text-properties officeooo:rsid="0d10f0ea"/>
    </style:style>
    <style:style style:name="T944" style:family="text">
      <style:text-properties officeooo:rsid="0d129a75"/>
    </style:style>
    <style:style style:name="T945" style:family="text">
      <style:text-properties officeooo:rsid="0d13303a"/>
    </style:style>
    <style:style style:name="T946" style:family="text">
      <style:text-properties officeooo:rsid="0d140abe"/>
    </style:style>
    <style:style style:name="T947" style:family="text">
      <style:text-properties officeooo:rsid="0d181da4"/>
    </style:style>
    <style:style style:name="T948" style:family="text">
      <style:text-properties officeooo:rsid="0d183bbe"/>
    </style:style>
    <style:style style:name="T949" style:family="text">
      <style:text-properties officeooo:rsid="0d18a0f0"/>
    </style:style>
    <style:style style:name="T950" style:family="text">
      <style:text-properties officeooo:rsid="0d1980ee"/>
    </style:style>
    <style:style style:name="T951" style:family="text">
      <style:text-properties officeooo:rsid="0d1982a2"/>
    </style:style>
    <style:style style:name="T952" style:family="text">
      <style:text-properties officeooo:rsid="0d1a7407"/>
    </style:style>
    <style:style style:name="T953" style:family="text">
      <style:text-properties officeooo:rsid="0d1cc234"/>
    </style:style>
    <style:style style:name="T954" style:family="text">
      <style:text-properties officeooo:rsid="0d1e8932"/>
    </style:style>
    <style:style style:name="T955" style:family="text">
      <style:text-properties officeooo:rsid="0d1ef7a5"/>
    </style:style>
    <style:style style:name="T956" style:family="text">
      <style:text-properties officeooo:rsid="0d21437e"/>
    </style:style>
    <style:style style:name="T957" style:family="text">
      <style:text-properties officeooo:rsid="0d21dbf0"/>
    </style:style>
    <style:style style:name="T958" style:family="text">
      <style:text-properties officeooo:rsid="0d233935"/>
    </style:style>
    <style:style style:name="T959" style:family="text">
      <style:text-properties officeooo:rsid="0d239e05"/>
    </style:style>
    <style:style style:name="T960" style:family="text">
      <style:text-properties officeooo:rsid="0d259c4b"/>
    </style:style>
    <style:style style:name="T961" style:family="text">
      <style:text-properties officeooo:rsid="0d25cf74"/>
    </style:style>
    <style:style style:name="T962" style:family="text">
      <style:text-properties officeooo:rsid="0d26516d"/>
    </style:style>
    <style:style style:name="T963" style:family="text">
      <style:text-properties officeooo:rsid="0d27611a"/>
    </style:style>
    <style:style style:name="T964" style:family="text">
      <style:text-properties officeooo:rsid="0d28e900"/>
    </style:style>
    <style:style style:name="T965" style:family="text">
      <style:text-properties officeooo:rsid="0d2ae668"/>
    </style:style>
    <style:style style:name="T966" style:family="text">
      <style:text-properties officeooo:rsid="0d2cc1e7"/>
    </style:style>
    <style:style style:name="T967" style:family="text">
      <style:text-properties officeooo:rsid="0d2db5cd"/>
    </style:style>
    <style:style style:name="T968" style:family="text">
      <style:text-properties officeooo:rsid="0d2e5f46"/>
    </style:style>
    <style:style style:name="T969" style:family="text">
      <style:text-properties officeooo:rsid="0d3066d9"/>
    </style:style>
    <style:style style:name="T970" style:family="text">
      <style:text-properties officeooo:rsid="0d33aebc"/>
    </style:style>
    <style:style style:name="T971" style:family="text">
      <style:text-properties officeooo:rsid="0d34ce77"/>
    </style:style>
    <style:style style:name="T972" style:family="text">
      <style:text-properties officeooo:rsid="0d368908"/>
    </style:style>
    <style:style style:name="T973" style:family="text">
      <style:text-properties officeooo:rsid="0d37db44"/>
    </style:style>
    <style:style style:name="T974" style:family="text">
      <style:text-properties officeooo:rsid="0d38a2dd"/>
    </style:style>
    <style:style style:name="T975" style:family="text">
      <style:text-properties officeooo:rsid="0d399305"/>
    </style:style>
    <style:style style:name="T976" style:family="text">
      <style:text-properties officeooo:rsid="0d3ab8d3"/>
    </style:style>
    <style:style style:name="T977" style:family="text">
      <style:text-properties officeooo:rsid="0d3cb184"/>
    </style:style>
    <style:style style:name="T978" style:family="text">
      <style:text-properties officeooo:rsid="0d3da5c1"/>
    </style:style>
    <style:style style:name="T979" style:family="text">
      <style:text-properties officeooo:rsid="0d40e8bc"/>
    </style:style>
    <style:style style:name="T980" style:family="text">
      <style:text-properties officeooo:rsid="0d42530e"/>
    </style:style>
    <style:style style:name="T981" style:family="text">
      <style:text-properties officeooo:rsid="0d44650b"/>
    </style:style>
    <style:style style:name="T982" style:family="text">
      <style:text-properties officeooo:rsid="0d44dd93"/>
    </style:style>
    <style:style style:name="T983" style:family="text">
      <style:text-properties officeooo:rsid="0d479020"/>
    </style:style>
    <style:style style:name="T984" style:family="text">
      <style:text-properties officeooo:rsid="0d483776"/>
    </style:style>
    <style:style style:name="T985" style:family="text">
      <style:text-properties officeooo:rsid="0d4927ef"/>
    </style:style>
    <style:style style:name="T986" style:family="text">
      <style:text-properties officeooo:rsid="0d4961ca"/>
    </style:style>
    <style:style style:name="T987" style:family="text">
      <style:text-properties officeooo:rsid="0d49d7c9"/>
    </style:style>
    <style:style style:name="T988" style:family="text">
      <style:text-properties officeooo:rsid="0d4bd65c"/>
    </style:style>
    <style:style style:name="T989" style:family="text">
      <style:text-properties officeooo:rsid="0d4be75d"/>
    </style:style>
    <style:style style:name="T990" style:family="text">
      <style:text-properties officeooo:rsid="0d50ef9c"/>
    </style:style>
    <style:style style:name="T991" style:family="text">
      <style:text-properties officeooo:rsid="0d51dffc"/>
    </style:style>
    <style:style style:name="T992" style:family="text">
      <style:text-properties officeooo:rsid="0d54dc84"/>
    </style:style>
    <style:style style:name="T993" style:family="text">
      <style:text-properties officeooo:rsid="0d5c8ad9"/>
    </style:style>
    <style:style style:name="T994" style:family="text">
      <style:text-properties officeooo:rsid="0d5f6b69"/>
    </style:style>
    <style:style style:name="T995" style:family="text">
      <style:text-properties officeooo:rsid="0d6162c1"/>
    </style:style>
    <style:style style:name="T996" style:family="text">
      <style:text-properties officeooo:rsid="0d622cb5"/>
    </style:style>
    <style:style style:name="T997" style:family="text">
      <style:text-properties officeooo:rsid="0d62c4b3"/>
    </style:style>
    <style:style style:name="T998" style:family="text">
      <style:text-properties officeooo:rsid="0d6323b6"/>
    </style:style>
    <style:style style:name="T999" style:family="text">
      <style:text-properties officeooo:rsid="0d6634f6"/>
    </style:style>
    <style:style style:name="T1000" style:family="text">
      <style:text-properties officeooo:rsid="0d676a29"/>
    </style:style>
    <style:style style:name="T1001" style:family="text">
      <style:text-properties officeooo:rsid="0d6b2ef7"/>
    </style:style>
    <style:style style:name="T1002" style:family="text">
      <style:text-properties officeooo:rsid="0d6c084f"/>
    </style:style>
    <style:style style:name="T1003" style:family="text">
      <style:text-properties officeooo:rsid="0d73ac59"/>
    </style:style>
    <style:style style:name="T1004" style:family="text">
      <style:text-properties style:font-name="YzWr"/>
    </style:style>
    <style:style style:name="T1005" style:family="text">
      <style:text-properties style:font-name="YzWr" officeooo:rsid="0d75e3f4"/>
    </style:style>
    <style:style style:name="T1006" style:family="text">
      <style:text-properties officeooo:rsid="0d7bd414"/>
    </style:style>
    <style:style style:name="T1007" style:family="text">
      <style:text-properties officeooo:rsid="0d7fd5f1"/>
    </style:style>
    <style:style style:name="T1008" style:family="text">
      <style:text-properties officeooo:rsid="0d840f18"/>
    </style:style>
    <style:style style:name="T1009" style:family="text">
      <style:text-properties officeooo:rsid="0d8905ce"/>
    </style:style>
    <style:style style:name="T1010" style:family="text">
      <style:text-properties officeooo:rsid="0d899864"/>
    </style:style>
    <style:style style:name="T1011" style:family="text">
      <style:text-properties officeooo:rsid="0d8a5d82"/>
    </style:style>
    <style:style style:name="T1012" style:family="text">
      <style:text-properties officeooo:rsid="0d90af56"/>
    </style:style>
    <style:style style:name="T1013" style:family="text">
      <style:text-properties officeooo:rsid="0d9560b0"/>
    </style:style>
    <style:style style:name="T1014" style:family="text">
      <style:text-properties officeooo:rsid="0d9654ab"/>
    </style:style>
    <style:style style:name="T1015" style:family="text">
      <style:text-properties officeooo:rsid="0d96cf3a"/>
    </style:style>
    <style:style style:name="T1016" style:family="text">
      <style:text-properties officeooo:rsid="0d976918"/>
    </style:style>
    <style:style style:name="T1017" style:family="text">
      <style:text-properties officeooo:rsid="0d981b66"/>
    </style:style>
    <style:style style:name="T1018" style:family="text">
      <style:text-properties officeooo:rsid="0d98211d"/>
    </style:style>
    <style:style style:name="T1019" style:family="text">
      <style:text-properties officeooo:rsid="0d98f409"/>
    </style:style>
    <style:style style:name="T1020" style:family="text">
      <style:text-properties officeooo:rsid="0d9d599a"/>
    </style:style>
    <style:style style:name="T1021" style:family="text">
      <style:text-properties officeooo:rsid="0d9e3423"/>
    </style:style>
    <style:style style:name="T1022" style:family="text">
      <style:text-properties officeooo:rsid="0da00394"/>
    </style:style>
    <style:style style:name="T1023" style:family="text">
      <style:text-properties officeooo:rsid="0da3c686"/>
    </style:style>
    <style:style style:name="T1024" style:family="text">
      <style:text-properties officeooo:rsid="0da3de6b"/>
    </style:style>
    <style:style style:name="T1025" style:family="text">
      <style:text-properties officeooo:rsid="0da57586"/>
    </style:style>
    <style:style style:name="T1026" style:family="text">
      <style:text-properties officeooo:rsid="0da61a87"/>
    </style:style>
    <style:style style:name="T1027" style:family="text">
      <style:text-properties officeooo:rsid="0da82c8a"/>
    </style:style>
    <style:style style:name="T1028" style:family="text">
      <style:text-properties officeooo:rsid="0daa85eb"/>
    </style:style>
    <style:style style:name="T1029" style:family="text">
      <style:text-properties officeooo:rsid="0daa9a96"/>
    </style:style>
    <style:style style:name="T1030" style:family="text">
      <style:text-properties officeooo:rsid="0dac530a"/>
    </style:style>
    <style:style style:name="T1031" style:family="text">
      <style:text-properties officeooo:rsid="0dadfafc"/>
    </style:style>
    <style:style style:name="T1032" style:family="text">
      <style:text-properties officeooo:rsid="0daea22e"/>
    </style:style>
    <style:style style:name="T1033" style:family="text">
      <style:text-properties officeooo:rsid="0db3227d"/>
    </style:style>
    <style:style style:name="T1034" style:family="text">
      <style:text-properties officeooo:rsid="0db3f5df"/>
    </style:style>
    <style:style style:name="T1035" style:family="text">
      <style:text-properties officeooo:rsid="0db93661"/>
    </style:style>
    <style:style style:name="T1036" style:family="text">
      <style:text-properties officeooo:rsid="0db9ed44"/>
    </style:style>
    <style:style style:name="T1037" style:family="text">
      <style:text-properties officeooo:rsid="0dbb6edd"/>
    </style:style>
    <style:style style:name="T1038" style:family="text">
      <style:text-properties officeooo:rsid="0dbd18e4"/>
    </style:style>
    <style:style style:name="T1039" style:family="text">
      <style:text-properties officeooo:rsid="0dc1b8c7"/>
    </style:style>
    <style:style style:name="T1040" style:family="text">
      <style:text-properties officeooo:rsid="0dc20ed0"/>
    </style:style>
    <style:style style:name="T1041" style:family="text">
      <style:text-properties officeooo:rsid="0dca31ac"/>
    </style:style>
    <style:style style:name="T1042" style:family="text">
      <style:text-properties officeooo:rsid="0dcafe22"/>
    </style:style>
    <style:style style:name="T1043" style:family="text">
      <style:text-properties officeooo:rsid="0dcb98bb"/>
    </style:style>
    <style:style style:name="T1044" style:family="text">
      <style:text-properties officeooo:rsid="0dccec4f"/>
    </style:style>
    <style:style style:name="T1045" style:family="text">
      <style:text-properties officeooo:rsid="0dce9a72"/>
    </style:style>
    <style:style style:name="T1046" style:family="text">
      <style:text-properties officeooo:rsid="0dcfffa7"/>
    </style:style>
    <style:style style:name="T1047" style:family="text">
      <style:text-properties officeooo:rsid="0dd136f9"/>
    </style:style>
    <style:style style:name="T1048" style:family="text">
      <style:text-properties officeooo:rsid="0dd605f8"/>
    </style:style>
    <style:style style:name="T1049" style:family="text">
      <style:text-properties officeooo:rsid="0dd650f1"/>
    </style:style>
    <style:style style:name="T1050" style:family="text">
      <style:text-properties officeooo:rsid="0dd77f32"/>
    </style:style>
    <style:style style:name="T1051" style:family="text">
      <style:text-properties officeooo:rsid="0dd8dde6"/>
    </style:style>
    <style:style style:name="T1052" style:family="text">
      <style:text-properties officeooo:rsid="0dd9c558"/>
    </style:style>
    <style:style style:name="T1053" style:family="text">
      <style:text-properties officeooo:rsid="0ddb5a08"/>
    </style:style>
    <style:style style:name="T1054" style:family="text">
      <style:text-properties officeooo:rsid="0ddd32f2"/>
    </style:style>
    <style:style style:name="T1055" style:family="text">
      <style:text-properties officeooo:rsid="0ddf3109"/>
    </style:style>
    <style:style style:name="T1056" style:family="text">
      <style:text-properties officeooo:rsid="0de06dcb"/>
    </style:style>
    <style:style style:name="T1057" style:family="text">
      <style:text-properties officeooo:rsid="0de20e3b"/>
    </style:style>
    <style:style style:name="T1058" style:family="text">
      <style:text-properties officeooo:rsid="0de51e67"/>
    </style:style>
    <style:style style:name="T1059" style:family="text">
      <style:text-properties officeooo:rsid="0de6071b"/>
    </style:style>
    <style:style style:name="T1060" style:family="text">
      <style:text-properties officeooo:rsid="0de845cd"/>
    </style:style>
    <style:style style:name="T1061" style:family="text">
      <style:text-properties officeooo:rsid="0deb4685"/>
    </style:style>
    <style:style style:name="T1062" style:family="text">
      <style:text-properties officeooo:rsid="0df2c41a"/>
    </style:style>
    <style:style style:name="T1063" style:family="text">
      <style:text-properties officeooo:rsid="0df31539"/>
    </style:style>
    <style:style style:name="T1064" style:family="text">
      <style:text-properties officeooo:rsid="0df369ed"/>
    </style:style>
    <style:style style:name="T1065" style:family="text">
      <style:text-properties officeooo:rsid="0df8c566"/>
    </style:style>
    <style:style style:name="T1066" style:family="text">
      <style:text-properties officeooo:rsid="0dfa7fa3"/>
    </style:style>
    <style:style style:name="T1067" style:family="text">
      <style:text-properties officeooo:rsid="0dfd0a07"/>
    </style:style>
    <style:style style:name="T1068" style:family="text">
      <style:text-properties officeooo:rsid="0e00324b"/>
    </style:style>
    <style:style style:name="T1069" style:family="text">
      <style:text-properties officeooo:rsid="085a43b7"/>
    </style:style>
    <style:style style:name="T1070" style:family="text">
      <style:text-properties officeooo:rsid="0e0e2e95"/>
    </style:style>
    <style:style style:name="T1071" style:family="text">
      <style:text-properties officeooo:rsid="0e0f53de"/>
    </style:style>
    <style:style style:name="T1072" style:family="text">
      <style:text-properties officeooo:rsid="0e0fac4f"/>
    </style:style>
    <style:style style:name="T1073" style:family="text">
      <style:text-properties officeooo:rsid="0e1225b3"/>
    </style:style>
    <style:style style:name="T1074" style:family="text">
      <style:text-properties officeooo:rsid="0e13070a"/>
    </style:style>
    <style:style style:name="T1075" style:family="text">
      <style:text-properties officeooo:rsid="0e1aee32"/>
    </style:style>
    <style:style style:name="T1076" style:family="text">
      <style:text-properties officeooo:rsid="0e1c2c0f"/>
    </style:style>
    <style:style style:name="T1077" style:family="text">
      <style:text-properties officeooo:rsid="0e1dbfe7"/>
    </style:style>
    <style:style style:name="T1078" style:family="text">
      <style:text-properties officeooo:rsid="0e1f2382"/>
    </style:style>
    <style:style style:name="T1079" style:family="text">
      <style:text-properties officeooo:rsid="0e212991"/>
    </style:style>
    <style:style style:name="T1080" style:family="text">
      <style:text-properties officeooo:rsid="0e235121"/>
    </style:style>
    <style:style style:name="T1081" style:family="text">
      <style:text-properties officeooo:rsid="0e23ade2"/>
    </style:style>
    <style:style style:name="T1082" style:family="text">
      <style:text-properties officeooo:rsid="0e24eb82"/>
    </style:style>
    <style:style style:name="T1083" style:family="text">
      <style:text-properties officeooo:rsid="0e262fa0"/>
    </style:style>
    <style:style style:name="T1084" style:family="text">
      <style:text-properties officeooo:rsid="0e29ba4c"/>
    </style:style>
    <style:style style:name="T1085" style:family="text">
      <style:text-properties officeooo:rsid="0e29d689"/>
    </style:style>
    <style:style style:name="T1086" style:family="text">
      <style:text-properties officeooo:rsid="0e2f03e4"/>
    </style:style>
    <style:style style:name="T1087" style:family="text">
      <style:text-properties officeooo:rsid="0e2f9f95"/>
    </style:style>
    <style:style style:name="T1088" style:family="text">
      <style:text-properties officeooo:rsid="0e2ffa0b"/>
    </style:style>
    <style:style style:name="T1089" style:family="text">
      <style:text-properties officeooo:rsid="0e30f4d2"/>
    </style:style>
    <style:style style:name="T1090" style:family="text">
      <style:text-properties officeooo:rsid="08591f05"/>
    </style:style>
    <style:style style:name="T1091" style:family="text">
      <style:text-properties officeooo:rsid="086d0b09"/>
    </style:style>
    <style:style style:name="T1092" style:family="text">
      <style:text-properties officeooo:rsid="091abf33"/>
    </style:style>
    <style:style style:name="T1093" style:family="text">
      <style:text-properties officeooo:rsid="094c36d1"/>
    </style:style>
    <style:style style:name="T1094" style:family="text">
      <style:text-properties officeooo:rsid="0968a433"/>
    </style:style>
    <style:style style:name="T1095" style:family="text">
      <style:text-properties officeooo:rsid="096f6514"/>
    </style:style>
    <style:style style:name="T1096" style:family="text">
      <style:text-properties officeooo:rsid="098733a9"/>
    </style:style>
    <style:style style:name="T1097" style:family="text">
      <style:text-properties officeooo:rsid="09998ae9"/>
    </style:style>
    <style:style style:name="T1098" style:family="text">
      <style:text-properties officeooo:rsid="0b1c1a80"/>
    </style:style>
    <style:style style:name="T1099" style:family="text">
      <style:text-properties officeooo:rsid="0b3c00bd"/>
    </style:style>
    <style:style style:name="T1100" style:family="text">
      <style:text-properties officeooo:rsid="0ba0c793"/>
    </style:style>
    <style:style style:name="T1101" style:family="text">
      <style:text-properties officeooo:rsid="0ba6701f"/>
    </style:style>
    <style:style style:name="T1102" style:family="text">
      <style:text-properties officeooo:rsid="0db78b1f"/>
    </style:style>
    <style:style style:name="T1103" style:family="text">
      <style:text-properties officeooo:rsid="0e362f43"/>
    </style:style>
    <style:style style:name="T1104" style:family="text">
      <style:text-properties officeooo:rsid="0e37bc99"/>
    </style:style>
    <style:style style:name="T1105" style:family="text">
      <style:text-properties officeooo:rsid="0e3e7fe9"/>
    </style:style>
    <style:style style:name="T1106" style:family="text">
      <style:text-properties officeooo:rsid="0e443f91"/>
    </style:style>
    <style:style style:name="T1107" style:family="text">
      <style:text-properties officeooo:rsid="0e45d0db"/>
    </style:style>
    <style:style style:name="T1108" style:family="text">
      <style:text-properties officeooo:rsid="0e46a0a4"/>
    </style:style>
    <style:style style:name="T1109" style:family="text">
      <style:text-properties officeooo:rsid="0e46df82"/>
    </style:style>
    <style:style style:name="T1110" style:family="text">
      <style:text-properties officeooo:rsid="0e47dc22"/>
    </style:style>
    <style:style style:name="T1111" style:family="text">
      <style:text-properties officeooo:rsid="0e490093"/>
    </style:style>
    <style:style style:name="T1112" style:family="text">
      <style:text-properties officeooo:rsid="0e49194b"/>
    </style:style>
    <style:style style:name="T1113" style:family="text">
      <style:text-properties officeooo:rsid="0e4b7ef0"/>
    </style:style>
    <style:style style:name="T1114" style:family="text">
      <style:text-properties officeooo:rsid="0e4d2a00"/>
    </style:style>
    <style:style style:name="T1115" style:family="text">
      <style:text-properties officeooo:rsid="0e5fe70d"/>
    </style:style>
    <style:style style:name="T1116" style:family="text">
      <style:text-properties officeooo:rsid="0e611d22"/>
    </style:style>
    <style:style style:name="T1117" style:family="text">
      <style:text-properties officeooo:rsid="0e6137f1"/>
    </style:style>
    <style:style style:name="T1118" style:family="text">
      <style:text-properties officeooo:rsid="0e63a420"/>
    </style:style>
    <style:style style:name="T1119" style:family="text">
      <style:text-properties officeooo:rsid="0e649bc6"/>
    </style:style>
    <style:style style:name="T1120" style:family="text">
      <style:text-properties officeooo:rsid="0e680c88"/>
    </style:style>
    <style:style style:name="T1121" style:family="text">
      <style:text-properties officeooo:rsid="0e69c797"/>
    </style:style>
    <style:style style:name="T1122" style:family="text">
      <style:text-properties officeooo:rsid="0e6a0e33"/>
    </style:style>
    <style:style style:name="T1123" style:family="text">
      <style:text-properties officeooo:rsid="0e6c0632"/>
    </style:style>
    <style:style style:name="T1124" style:family="text">
      <style:text-properties officeooo:rsid="0e6e0ab0"/>
    </style:style>
    <style:style style:name="T1125" style:family="text">
      <style:text-properties officeooo:rsid="0e6fc16e"/>
    </style:style>
    <style:style style:name="T1126" style:family="text">
      <style:text-properties officeooo:rsid="0e74a7e3"/>
    </style:style>
    <style:style style:name="T1127" style:family="text">
      <style:text-properties officeooo:rsid="0e74c633"/>
    </style:style>
    <style:style style:name="T1128" style:family="text">
      <style:text-properties officeooo:rsid="0e756941"/>
    </style:style>
    <style:style style:name="T1129" style:family="text">
      <style:text-properties officeooo:rsid="0e0cb116"/>
    </style:style>
    <style:style style:name="T1130" style:family="text">
      <style:text-properties officeooo:rsid="0e75e58c"/>
    </style:style>
    <style:style style:name="T1131" style:family="text">
      <style:text-properties officeooo:rsid="0e77a662"/>
    </style:style>
    <style:style style:name="T1132" style:family="text">
      <style:text-properties officeooo:rsid="0e7a56c5"/>
    </style:style>
    <style:style style:name="T1133" style:family="text">
      <style:text-properties officeooo:rsid="0e7e92ae"/>
    </style:style>
    <style:style style:name="T1134" style:family="text">
      <style:text-properties officeooo:rsid="0e826e40"/>
    </style:style>
    <style:style style:name="T1135" style:family="text">
      <style:text-properties officeooo:rsid="0e8456b2"/>
    </style:style>
    <style:style style:name="T1136" style:family="text">
      <style:text-properties officeooo:rsid="0e878dde"/>
    </style:style>
    <style:style style:name="T1137" style:family="text">
      <style:text-properties officeooo:rsid="0e8b6462"/>
    </style:style>
    <style:style style:name="T1138" style:family="text">
      <style:text-properties officeooo:rsid="0e8d1e87"/>
    </style:style>
    <style:style style:name="T1139" style:family="text">
      <style:text-properties officeooo:rsid="0e90bedd"/>
    </style:style>
    <style:style style:name="T1140" style:family="text">
      <style:text-properties officeooo:rsid="0e9156df"/>
    </style:style>
    <style:style style:name="T1141" style:family="text">
      <style:text-properties officeooo:rsid="0e92be37"/>
    </style:style>
    <style:style style:name="T1142" style:family="text">
      <style:text-properties officeooo:rsid="0e97b584"/>
    </style:style>
    <style:style style:name="T1143" style:family="text">
      <style:text-properties officeooo:rsid="0e994de8"/>
    </style:style>
    <style:style style:name="T1144" style:family="text">
      <style:text-properties officeooo:rsid="0e9decc4"/>
    </style:style>
    <style:style style:name="T1145" style:family="text">
      <style:text-properties officeooo:rsid="0e9e09d9"/>
    </style:style>
    <style:style style:name="T1146" style:family="text">
      <style:text-properties officeooo:rsid="0ea0f6d8"/>
    </style:style>
    <style:style style:name="T1147" style:family="text">
      <style:text-properties officeooo:rsid="0ea14f3c"/>
    </style:style>
    <style:style style:name="T1148" style:family="text">
      <style:text-properties officeooo:rsid="0ea2256e"/>
    </style:style>
    <style:style style:name="T1149" style:family="text">
      <style:text-properties officeooo:rsid="0eaa163b"/>
    </style:style>
    <style:style style:name="T1150" style:family="text">
      <style:text-properties officeooo:rsid="0eaaec5c"/>
    </style:style>
    <style:style style:name="T1151" style:family="text">
      <style:text-properties officeooo:rsid="0eaf2028"/>
    </style:style>
    <style:style style:name="T1152" style:family="text">
      <style:text-properties officeooo:rsid="0eb1bba6"/>
    </style:style>
    <style:style style:name="T1153" style:family="text">
      <style:text-properties officeooo:rsid="0eb61de7"/>
    </style:style>
    <style:style style:name="T1154" style:family="text">
      <style:text-properties officeooo:rsid="0ebc5a3f"/>
    </style:style>
    <style:style style:name="T1155" style:family="text">
      <style:text-properties officeooo:rsid="0ebeed45"/>
    </style:style>
    <style:style style:name="T1156" style:family="text">
      <style:text-properties officeooo:rsid="0ec0c6b8"/>
    </style:style>
    <style:style style:name="T1157" style:family="text">
      <style:text-properties officeooo:rsid="0ec2adf8"/>
    </style:style>
    <style:style style:name="T1158" style:family="text">
      <style:text-properties officeooo:rsid="0ec3dd00"/>
    </style:style>
    <style:style style:name="T1159" style:family="text">
      <style:text-properties officeooo:rsid="0ec47239"/>
    </style:style>
    <style:style style:name="T1160" style:family="text">
      <style:text-properties fo:font-size="10pt" officeooo:rsid="07c1b29b" style:font-size-asian="10pt" style:font-size-complex="10pt"/>
    </style:style>
    <style:style style:name="T1161" style:family="text">
      <style:text-properties fo:font-size="10pt" officeooo:rsid="080cdf9c" style:font-size-asian="10pt" style:font-size-complex="10pt"/>
    </style:style>
    <style:style style:name="T1162" style:family="text">
      <style:text-properties officeooo:rsid="07cb344b"/>
    </style:style>
    <style:style style:name="T1163" style:family="text">
      <style:text-properties officeooo:rsid="0ec8b249"/>
    </style:style>
    <style:style style:name="T1164" style:family="text">
      <style:text-properties officeooo:rsid="07d5d96a"/>
    </style:style>
    <style:style style:name="T1165" style:family="text">
      <style:text-properties officeooo:rsid="07d42be1"/>
    </style:style>
    <style:style style:name="T1166" style:family="text">
      <style:text-properties officeooo:rsid="07d7104c"/>
    </style:style>
    <style:style style:name="T1167" style:family="text">
      <style:text-properties officeooo:rsid="0ec9a412"/>
    </style:style>
    <style:style style:name="T1168" style:family="text">
      <style:text-properties officeooo:rsid="0ecb549a"/>
    </style:style>
    <style:style style:name="T1169" style:family="text">
      <style:text-properties officeooo:rsid="0ecb6e44"/>
    </style:style>
    <style:style style:name="T1170" style:family="text">
      <style:text-properties officeooo:rsid="0ecc2620"/>
    </style:style>
    <style:style style:name="T1171" style:family="text">
      <style:text-properties officeooo:rsid="0ecc81de"/>
    </style:style>
    <style:style style:name="T1172" style:family="text">
      <style:text-properties officeooo:rsid="0ecda102"/>
    </style:style>
    <style:style style:name="T1173" style:family="text">
      <style:text-properties officeooo:rsid="0ecede20"/>
    </style:style>
    <style:style style:name="T1174" style:family="text">
      <style:text-properties officeooo:rsid="0ecef447"/>
    </style:style>
    <style:style style:name="T1175" style:family="text">
      <style:text-properties officeooo:rsid="0ecfaf9a"/>
    </style:style>
    <style:style style:name="T1176" style:family="text">
      <style:text-properties officeooo:rsid="0ed07e2f"/>
    </style:style>
    <style:style style:name="T1177" style:family="text">
      <style:text-properties officeooo:rsid="0ed1b1ba"/>
    </style:style>
    <style:style style:name="T1178" style:family="text">
      <style:text-properties officeooo:rsid="0ed4be1e"/>
    </style:style>
    <style:style style:name="T1179" style:family="text">
      <style:text-properties officeooo:rsid="0ed65eec"/>
    </style:style>
    <style:style style:name="T1180" style:family="text">
      <style:text-properties officeooo:rsid="0ed7f7e5"/>
    </style:style>
    <style:style style:name="T1181" style:family="text">
      <style:text-properties officeooo:rsid="0edba1c7"/>
    </style:style>
    <style:style style:name="T1182" style:family="text">
      <style:text-properties officeooo:rsid="0edf7f22"/>
    </style:style>
    <style:style style:name="T1183" style:family="text">
      <style:text-properties officeooo:rsid="0ee35fb2"/>
    </style:style>
    <style:style style:name="T1184" style:family="text">
      <style:text-properties officeooo:rsid="0ee67581"/>
    </style:style>
    <style:style style:name="T1185" style:family="text">
      <style:text-properties officeooo:rsid="0ee7ddae"/>
    </style:style>
    <style:style style:name="T1186" style:family="text">
      <style:text-properties officeooo:rsid="0eea2fdc"/>
    </style:style>
    <style:style style:name="T1187" style:family="text">
      <style:text-properties officeooo:rsid="0eec1516"/>
    </style:style>
    <style:style style:name="T1188" style:family="text">
      <style:text-properties officeooo:rsid="0ef1b4a0"/>
    </style:style>
    <style:style style:name="T1189" style:family="text">
      <style:text-properties officeooo:rsid="0ef35970"/>
    </style:style>
    <style:style style:name="T1190" style:family="text">
      <style:text-properties officeooo:rsid="0ef4dd3b"/>
    </style:style>
    <style:style style:name="T1191" style:family="text">
      <style:text-properties officeooo:rsid="0ef59277"/>
    </style:style>
    <style:style style:name="T1192" style:family="text">
      <style:text-properties officeooo:rsid="0ef675bf"/>
    </style:style>
    <style:style style:name="T1193" style:family="text">
      <style:text-properties officeooo:rsid="0efa63c3"/>
    </style:style>
    <style:style style:name="T1194" style:family="text">
      <style:text-properties officeooo:rsid="0efa63fb"/>
    </style:style>
    <style:style style:name="T1195" style:family="text">
      <style:text-properties officeooo:rsid="07e0b91b"/>
    </style:style>
    <style:style style:name="T1196" style:family="text">
      <style:text-properties officeooo:rsid="07f25cfa"/>
    </style:style>
    <style:style style:name="T1197" style:family="text">
      <style:text-properties officeooo:rsid="0eff4a29"/>
    </style:style>
    <style:style style:name="T1198" style:family="text">
      <style:text-properties officeooo:rsid="086bea87"/>
    </style:style>
    <style:style style:name="T1199" style:family="text">
      <style:text-properties officeooo:rsid="086b8d70"/>
    </style:style>
    <style:style style:name="T1200" style:family="text">
      <style:text-properties officeooo:rsid="08d4a5ba"/>
    </style:style>
    <style:style style:name="T1201" style:family="text">
      <style:text-properties officeooo:rsid="08d49f2a"/>
    </style:style>
    <style:style style:name="T1202" style:family="text">
      <style:text-properties officeooo:rsid="08db8fb6"/>
    </style:style>
    <style:style style:name="T1203" style:family="text">
      <style:text-properties officeooo:rsid="0f00f327"/>
    </style:style>
    <style:style style:name="T1204" style:family="text">
      <style:text-properties officeooo:rsid="0933b4b5"/>
    </style:style>
    <style:style style:name="T1205" style:family="text">
      <style:text-properties officeooo:rsid="094708fa"/>
    </style:style>
    <style:style style:name="T1206" style:family="text">
      <style:text-properties officeooo:rsid="09784d63"/>
    </style:style>
    <style:style style:name="T1207" style:family="text">
      <style:text-properties officeooo:rsid="09c13916"/>
    </style:style>
    <style:style style:name="T1208" style:family="text">
      <style:text-properties officeooo:rsid="09c56209"/>
    </style:style>
    <style:style style:name="T1209" style:family="text">
      <style:text-properties officeooo:rsid="09d5a855"/>
    </style:style>
    <style:style style:name="T1210" style:family="text">
      <style:text-properties officeooo:rsid="09da1152"/>
    </style:style>
    <style:style style:name="T1211" style:family="text">
      <style:text-properties officeooo:rsid="09f5a2c2"/>
    </style:style>
    <style:style style:name="T1212" style:family="text">
      <style:text-properties officeooo:rsid="0f03c7bb"/>
    </style:style>
    <style:style style:name="T1213" style:family="text">
      <style:text-properties officeooo:rsid="0a222aaa"/>
    </style:style>
    <style:style style:name="T1214" style:family="text">
      <style:text-properties officeooo:rsid="0a244a37"/>
    </style:style>
    <style:style style:name="T1215" style:family="text">
      <style:text-properties officeooo:rsid="0acec3fe"/>
    </style:style>
    <style:style style:name="T1216" style:family="text">
      <style:text-properties officeooo:rsid="0ad56563"/>
    </style:style>
    <style:style style:name="T1217" style:family="text">
      <style:text-properties officeooo:rsid="0f0af9ff"/>
    </style:style>
    <style:style style:name="T1218" style:family="text">
      <style:text-properties officeooo:rsid="0f0f6f93"/>
    </style:style>
    <style:style style:name="T1219" style:family="text">
      <style:text-properties officeooo:rsid="0d69153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4">BLbnbb &lt;DXGLwxwn&gt; X<text:span text:style-name="T582">X</text:span>Yw</text:p>
      <text:p text:style-name="Subtitle"><text:bookmark-start text:name="__RefHeading___Toc44800_3814537505"/>Journal<text:span text:style-name="T1">s</text:span> of T<text:span text:style-name="T2">e</text:span>aran<text:bookmark-end text:name="__RefHeading___Toc44800_3814537505"/></text:p>
      <text:p text:style-name="P890"/>
      <text:p text:style-name="P11">Y<text:span text:style-name="T583">X</text:span>B<text:span text:style-name="T583">N</text:span><text:span text:style-name="T3">1</text:span> L<text:span text:style-name="T584">W</text:span>W<text:span text:style-name="T584">L</text:span>G<text:span text:style-name="T584">B</text:span>.Y<text:span text:style-name="T584">w</text:span> <text:s/>Dl.<text:span text:style-name="T4">Xb L</text:span><text:span text:style-name="T584">X</text:span><text:span text:style-name="T4">Ld;</text:span></text:p>
      <text:p text:style-name="P12">Ww GbNn. <text:s/>GlWxDl=Dx D<text:span text:style-name="T5">x</text:span>Y<text:span text:style-name="T584">L:</text:span>1</text:p>
      <text:p text:style-name="P15"/>
      <text:p text:style-name="P15">A year long study in the lives of a port town’s dwellers</text:p>
      <text:p text:style-name="P16"><text:span text:style-name="T6">While</text:span> the world <text:span text:style-name="T6">changes</text:span> <text:span text:style-name="T7">in a glance</text:span></text:p>
      <table:table table:name="Table41" table:style-name="Table41">
        <table:table-column table:style-name="Table41.A" table:number-columns-repeated="10"/>
        <table:table-column table:style-name="Table41.K"/>
        <table:table-row>
          <table:table-cell table:style-name="Table41.A1" office:value-type="string">
            <text:p text:style-name="P17"/>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4">B<text:span text:style-name="T25">B</text:span></text:p>
          </table:table-cell>
          <table:table-cell table:style-name="Table41.A1" office:value-type="string">
            <text:p text:style-name="P14">B<text:span text:style-name="T25">D</text:span></text:p>
          </table:table-cell>
          <table:table-cell table:style-name="Table41.A1" office:value-type="string">
            <text:p text:style-name="P14">B<text:span text:style-name="T25">G</text:span></text:p>
          </table:table-cell>
          <table:table-cell table:style-name="Table41.A1" office:value-type="string">
            <text:p text:style-name="P14">B<text:span text:style-name="T25">L</text:span></text:p>
          </table:table-cell>
          <table:table-cell table:style-name="Table41.A1" office:value-type="string">
            <text:p text:style-name="P14">B<text:span text:style-name="T25">W</text:span></text:p>
          </table:table-cell>
          <table:table-cell table:style-name="Table41.A1" office:value-type="string">
            <text:p text:style-name="P14">B<text:span text:style-name="T25">Y</text:span></text:p>
          </table:table-cell>
          <table:table-cell table:style-name="Table41.A1" office:value-type="string">
            <text:p text:style-name="P14">B<text:span text:style-name="T25">X</text:span></text:p>
          </table:table-cell>
          <table:table-cell table:style-name="Table41.A1" office:value-type="string">
            <text:p text:style-name="P14">B<text:span text:style-name="T25">N</text:span></text:p>
          </table:table-cell>
          <table:table-cell table:style-name="Table41.A1" office:value-type="string">
            <text:p text:style-name="P8">Xy<text:span text:style-name="T26">e</text:span></text:p>
          </table:table-cell>
          <table:table-cell table:style-name="Table41.A1" office:value-type="string">
            <text:p text:style-name="P48">Bett<text:span text:style-name="T28">e</text:span>r</text:p>
          </table:table-cell>
        </table:table-row>
        <table:table-row table:style-name="Table41.3">
          <table:table-cell table:style-name="Table41.A1" office:value-type="string">
            <text:p text:style-name="P42">D-</text:p>
          </table:table-cell>
          <table:table-cell table:style-name="Table41.A1" office:value-type="string">
            <text:p text:style-name="P14">D<text:span text:style-name="T25">B</text:span></text:p>
          </table:table-cell>
          <table:table-cell table:style-name="Table41.A1" office:value-type="string">
            <text:p text:style-name="P14">D<text:span text:style-name="T25">D</text:span></text:p>
          </table:table-cell>
          <table:table-cell table:style-name="Table41.A1" office:value-type="string">
            <text:p text:style-name="P14">D<text:span text:style-name="T25">G</text:span></text:p>
          </table:table-cell>
          <table:table-cell table:style-name="Table41.A1" office:value-type="string">
            <text:p text:style-name="P14">D<text:span text:style-name="T25">L</text:span></text:p>
          </table:table-cell>
          <table:table-cell table:style-name="Table41.A1" office:value-type="string">
            <text:p text:style-name="P14">D<text:span text:style-name="T25">W</text:span></text:p>
          </table:table-cell>
          <table:table-cell table:style-name="Table41.A1" office:value-type="string">
            <text:p text:style-name="P14">D<text:span text:style-name="T25">Y</text:span></text:p>
          </table:table-cell>
          <table:table-cell table:style-name="Table41.A1" office:value-type="string">
            <text:p text:style-name="P14">D<text:span text:style-name="T25">X</text:span></text:p>
          </table:table-cell>
          <table:table-cell table:style-name="Table41.A1" office:value-type="string">
            <text:p text:style-name="P14">D<text:span text:style-name="T25">N</text:span></text:p>
          </table:table-cell>
          <table:table-cell table:style-name="Table41.A1" office:value-type="string">
            <text:p text:style-name="P10">Xya</text:p>
          </table:table-cell>
          <table:table-cell table:style-name="Table41.A1" office:value-type="string">
            <text:p text:style-name="P19">B<text:span text:style-name="T27">a</text:span>ll</text:p>
          </table:table-cell>
        </table:table-row>
        <table:table-row>
          <table:table-cell table:style-name="Table41.A1" office:value-type="string">
            <text:p text:style-name="P42">G-</text:p>
          </table:table-cell>
          <table:table-cell table:style-name="Table41.A1" office:value-type="string">
            <text:p text:style-name="P14">G<text:span text:style-name="T25">B</text:span></text:p>
          </table:table-cell>
          <table:table-cell table:style-name="Table41.A1" office:value-type="string">
            <text:p text:style-name="P14">G<text:span text:style-name="T25">D</text:span></text:p>
          </table:table-cell>
          <table:table-cell table:style-name="Table41.A1" office:value-type="string">
            <text:p text:style-name="P14">G<text:span text:style-name="T25">G</text:span></text:p>
          </table:table-cell>
          <table:table-cell table:style-name="Table41.A1" office:value-type="string">
            <text:p text:style-name="P14">G<text:span text:style-name="T25">L</text:span></text:p>
          </table:table-cell>
          <table:table-cell table:style-name="Table41.A1" office:value-type="string">
            <text:p text:style-name="P14">G<text:span text:style-name="T25">W</text:span></text:p>
          </table:table-cell>
          <table:table-cell table:style-name="Table41.A1" office:value-type="string">
            <text:p text:style-name="P14">G<text:span text:style-name="T25">Y</text:span></text:p>
          </table:table-cell>
          <table:table-cell table:style-name="Table41.A1" office:value-type="string">
            <text:p text:style-name="P14">G<text:span text:style-name="T25">X</text:span></text:p>
          </table:table-cell>
          <table:table-cell table:style-name="Table41.A1" office:value-type="string">
            <text:p text:style-name="P14">G<text:span text:style-name="T25">N</text:span></text:p>
          </table:table-cell>
          <table:table-cell table:style-name="Table41.A1" office:value-type="string">
            <text:p text:style-name="P10">Xyo</text:p>
          </table:table-cell>
          <table:table-cell table:style-name="Table41.A1" office:value-type="string">
            <text:p text:style-name="P19">B<text:span text:style-name="T27">o</text:span>t</text:p>
          </table:table-cell>
        </table:table-row>
        <table:table-row>
          <table:table-cell table:style-name="Table41.A1" office:value-type="string">
            <text:p text:style-name="P42">L-</text:p>
          </table:table-cell>
          <table:table-cell table:style-name="Table41.A1" office:value-type="string">
            <text:p text:style-name="P14">L<text:span text:style-name="T25">B</text:span></text:p>
          </table:table-cell>
          <table:table-cell table:style-name="Table41.A1" office:value-type="string">
            <text:p text:style-name="P14">L<text:span text:style-name="T25">D</text:span></text:p>
          </table:table-cell>
          <table:table-cell table:style-name="Table41.A1" office:value-type="string">
            <text:p text:style-name="P14">L<text:span text:style-name="T25">G</text:span></text:p>
          </table:table-cell>
          <table:table-cell table:style-name="Table41.A1" office:value-type="string">
            <text:p text:style-name="P14">L<text:span text:style-name="T25">L</text:span></text:p>
          </table:table-cell>
          <table:table-cell table:style-name="Table41.A1" office:value-type="string">
            <text:p text:style-name="P14">L<text:span text:style-name="T25">W</text:span></text:p>
          </table:table-cell>
          <table:table-cell table:style-name="Table41.A1" office:value-type="string">
            <text:p text:style-name="P14">L<text:span text:style-name="T25">Y</text:span></text:p>
          </table:table-cell>
          <table:table-cell table:style-name="Table41.A1" office:value-type="string">
            <text:p text:style-name="P14">L<text:span text:style-name="T25">X</text:span></text:p>
          </table:table-cell>
          <table:table-cell table:style-name="Table41.A1" office:value-type="string">
            <text:p text:style-name="P14">L<text:span text:style-name="T25">N</text:span></text:p>
          </table:table-cell>
          <table:table-cell table:style-name="Table41.A1" office:value-type="string">
            <text:p text:style-name="P10">Xyu</text:p>
          </table:table-cell>
          <table:table-cell table:style-name="Table41.A1" office:value-type="string">
            <text:p text:style-name="P20"><text:span text:style-name="T26">F</text:span><text:span text:style-name="T27">oo</text:span>t</text:p>
          </table:table-cell>
        </table:table-row>
        <table:table-row>
          <table:table-cell table:style-name="Table41.A1" office:value-type="string">
            <text:p text:style-name="P42"/>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8">Xyi<text:span text:style-name="T931">i</text:span></text:p>
          </table:table-cell>
          <table:table-cell table:style-name="Table41.A1" office:value-type="string">
            <text:p text:style-name="P48">b<text:span text:style-name="T8">ee</text:span><text:span text:style-name="T11">t</text:span></text:p>
          </table:table-cell>
        </table:table-row>
        <table:table-row>
          <table:table-cell table:style-name="Table41.A1" office:value-type="string">
            <text:p text:style-name="P42">W-</text:p>
          </table:table-cell>
          <table:table-cell table:style-name="Table41.A1" office:value-type="string">
            <text:p text:style-name="P14">W<text:span text:style-name="T25">B</text:span></text:p>
          </table:table-cell>
          <table:table-cell table:style-name="Table41.A1" office:value-type="string">
            <text:p text:style-name="P14">W<text:span text:style-name="T25">D</text:span></text:p>
          </table:table-cell>
          <table:table-cell table:style-name="Table41.A1" office:value-type="string">
            <text:p text:style-name="P14">W<text:span text:style-name="T25">G</text:span></text:p>
          </table:table-cell>
          <table:table-cell table:style-name="Table41.A1" office:value-type="string">
            <text:p text:style-name="P14">W<text:span text:style-name="T25">L</text:span></text:p>
          </table:table-cell>
          <table:table-cell table:style-name="Table41.A1" office:value-type="string">
            <text:p text:style-name="P14">W<text:span text:style-name="T25">W</text:span></text:p>
          </table:table-cell>
          <table:table-cell table:style-name="Table41.A1" office:value-type="string">
            <text:p text:style-name="P14">W<text:span text:style-name="T25">Y</text:span></text:p>
          </table:table-cell>
          <table:table-cell table:style-name="Table41.A1" office:value-type="string">
            <text:p text:style-name="P14">W<text:span text:style-name="T25">X</text:span></text:p>
          </table:table-cell>
          <table:table-cell table:style-name="Table41.A1" office:value-type="string">
            <text:p text:style-name="P14">W<text:span text:style-name="T25">N</text:span></text:p>
          </table:table-cell>
          <table:table-cell table:style-name="Table41.A1" office:value-type="string">
            <text:p text:style-name="P8">Xy<text:span text:style-name="T26">ee</text:span></text:p>
          </table:table-cell>
          <table:table-cell table:style-name="Table41.A1" office:value-type="string">
            <text:p text:style-name="P48">B<text:span text:style-name="T27">e</text:span>tt<text:span text:style-name="T31">e</text:span>r</text:p>
          </table:table-cell>
        </table:table-row>
        <table:table-row>
          <table:table-cell table:style-name="Table41.A1" office:value-type="string">
            <text:p text:style-name="P42">Y-</text:p>
          </table:table-cell>
          <table:table-cell table:style-name="Table41.A1" office:value-type="string">
            <text:p text:style-name="P14">Y<text:span text:style-name="T25">B</text:span></text:p>
          </table:table-cell>
          <table:table-cell table:style-name="Table41.A1" office:value-type="string">
            <text:p text:style-name="P14">Y<text:span text:style-name="T25">D</text:span></text:p>
          </table:table-cell>
          <table:table-cell table:style-name="Table41.A1" office:value-type="string">
            <text:p text:style-name="P14">Y<text:span text:style-name="T25">G</text:span></text:p>
          </table:table-cell>
          <table:table-cell table:style-name="Table41.A1" office:value-type="string">
            <text:p text:style-name="P14">Y<text:span text:style-name="T25">L</text:span></text:p>
          </table:table-cell>
          <table:table-cell table:style-name="Table41.A1" office:value-type="string">
            <text:p text:style-name="P14">Y<text:span text:style-name="T25">W</text:span></text:p>
          </table:table-cell>
          <table:table-cell table:style-name="Table41.A1" office:value-type="string">
            <text:p text:style-name="P14">Y<text:span text:style-name="T25">Y</text:span></text:p>
          </table:table-cell>
          <table:table-cell table:style-name="Table41.A1" office:value-type="string">
            <text:p text:style-name="P14">Y<text:span text:style-name="T25">X</text:span></text:p>
          </table:table-cell>
          <table:table-cell table:style-name="Table41.A1" office:value-type="string">
            <text:p text:style-name="P14">Y<text:span text:style-name="T25">N</text:span></text:p>
          </table:table-cell>
          <table:table-cell table:style-name="Table41.A1" office:value-type="string">
            <text:p text:style-name="P10">Xyaa</text:p>
          </table:table-cell>
          <table:table-cell table:style-name="Table41.A1" office:value-type="string">
            <text:p text:style-name="P19">B<text:span text:style-name="T27">a</text:span>t</text:p>
          </table:table-cell>
        </table:table-row>
        <table:table-row>
          <table:table-cell table:style-name="Table41.A1" office:value-type="string">
            <text:p text:style-name="P42">X/H-</text:p>
          </table:table-cell>
          <table:table-cell table:style-name="Table41.A1" office:value-type="string">
            <text:p text:style-name="P14">X<text:span text:style-name="T25">B</text:span></text:p>
          </table:table-cell>
          <table:table-cell table:style-name="Table41.A1" office:value-type="string">
            <text:p text:style-name="P14">X<text:span text:style-name="T25">D</text:span></text:p>
          </table:table-cell>
          <table:table-cell table:style-name="Table41.A1" office:value-type="string">
            <text:p text:style-name="P14">X<text:span text:style-name="T25">G</text:span></text:p>
          </table:table-cell>
          <table:table-cell table:style-name="Table41.A1" office:value-type="string">
            <text:p text:style-name="P14">X<text:span text:style-name="T25">L</text:span></text:p>
          </table:table-cell>
          <table:table-cell table:style-name="Table41.A1" office:value-type="string">
            <text:p text:style-name="P14">X<text:span text:style-name="T25">W</text:span></text:p>
          </table:table-cell>
          <table:table-cell table:style-name="Table41.A1" office:value-type="string">
            <text:p text:style-name="P14">X<text:span text:style-name="T25">Y</text:span></text:p>
          </table:table-cell>
          <table:table-cell table:style-name="Table41.A1" office:value-type="string">
            <text:p text:style-name="P14">X<text:span text:style-name="T25">X</text:span></text:p>
          </table:table-cell>
          <table:table-cell table:style-name="Table41.A1" office:value-type="string">
            <text:p text:style-name="P14">X<text:span text:style-name="T25">N</text:span></text:p>
          </table:table-cell>
          <table:table-cell table:style-name="Table41.A1" office:value-type="string">
            <text:p text:style-name="P10">Xy<text:span text:style-name="T32">oo</text:span></text:p>
          </table:table-cell>
          <table:table-cell table:style-name="Table41.A1" office:value-type="string">
            <text:p text:style-name="P19">B<text:span text:style-name="T27">oa</text:span>t</text:p>
          </table:table-cell>
        </table:table-row>
        <table:table-row>
          <table:table-cell table:style-name="Table41.A1" office:value-type="string">
            <text:p text:style-name="P42">N-</text:p>
          </table:table-cell>
          <table:table-cell table:style-name="Table41.A1" office:value-type="string">
            <text:p text:style-name="P14">N<text:span text:style-name="T25">B</text:span></text:p>
          </table:table-cell>
          <table:table-cell table:style-name="Table41.A1" office:value-type="string">
            <text:p text:style-name="P14">N<text:span text:style-name="T25">D</text:span></text:p>
          </table:table-cell>
          <table:table-cell table:style-name="Table41.A1" office:value-type="string">
            <text:p text:style-name="P14">N<text:span text:style-name="T25">G</text:span></text:p>
          </table:table-cell>
          <table:table-cell table:style-name="Table41.A1" office:value-type="string">
            <text:p text:style-name="P14">N<text:span text:style-name="T25">L</text:span></text:p>
          </table:table-cell>
          <table:table-cell table:style-name="Table41.A1" office:value-type="string">
            <text:p text:style-name="P14">N<text:span text:style-name="T25">W</text:span></text:p>
          </table:table-cell>
          <table:table-cell table:style-name="Table41.A1" office:value-type="string">
            <text:p text:style-name="P14">N<text:span text:style-name="T25">Y</text:span></text:p>
          </table:table-cell>
          <table:table-cell table:style-name="Table41.A1" office:value-type="string">
            <text:p text:style-name="P14">N<text:span text:style-name="T25">X</text:span></text:p>
          </table:table-cell>
          <table:table-cell table:style-name="Table41.A1" office:value-type="string">
            <text:p text:style-name="P14">N<text:span text:style-name="T25">N</text:span></text:p>
          </table:table-cell>
          <table:table-cell table:style-name="Table41.A1" office:value-type="string">
            <text:p text:style-name="P10">Xyuu</text:p>
          </table:table-cell>
          <table:table-cell table:style-name="Table41.A1" office:value-type="string">
            <text:p text:style-name="P19">B<text:span text:style-name="T27">oo</text:span><text:span text:style-name="T30">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1">Onset, <text:span text:style-name="T32">Coda</text:span></text:p>
          </table:table-cell>
          <table:table-cell table:style-name="Table43.A1" office:value-type="string">
            <text:p text:style-name="P8">Xy<text:span text:style-name="T931">h</text:span><text:span text:style-name="T32"> </text:span>Xy<text:span text:style-name="T33">hh</text:span></text:p>
          </table:table-cell>
          <table:table-cell table:style-name="Table43.A1" office:value-type="string">
            <text:p text:style-name="P8">Xyp<text:span text:style-name="T32"> </text:span>Xy<text:span text:style-name="T33">tt</text:span></text:p>
          </table:table-cell>
          <table:table-cell table:style-name="Table43.A1" office:value-type="string">
            <text:p text:style-name="P8">Xyf<text:span text:style-name="T32"> </text:span>Xy<text:span text:style-name="T33">ss</text:span></text:p>
          </table:table-cell>
          <table:table-cell table:style-name="Table43.A1" office:value-type="string">
            <text:p text:style-name="P8">Xyv<text:span text:style-name="T32"> </text:span>Xy<text:span text:style-name="T33">zz</text:span></text:p>
          </table:table-cell>
          <table:table-cell table:style-name="Table43.A1" office:value-type="string">
            <text:p text:style-name="P8">Xym<text:span text:style-name="T32"> </text:span>Xy<text:span text:style-name="T33">mm</text:span></text:p>
          </table:table-cell>
          <table:table-cell table:style-name="Table43.A1" office:value-type="string">
            <text:p text:style-name="P9">(X<text:span text:style-name="T584">y</text:span>)</text:p>
          </table:table-cell>
          <table:table-cell table:style-name="Table43.A1" office:value-type="string">
            <text:p text:style-name="P9">&lt;Xy&gt;</text:p>
          </table:table-cell>
          <table:table-cell table:style-name="Table43.A1" office:value-type="string">
            <text:p text:style-name="P7">Xy.</text:p>
          </table:table-cell>
          <table:table-cell table:style-name="Table43.A1" office:value-type="string">
            <text:p text:style-name="P7">Xy:</text:p>
          </table:table-cell>
          <table:table-cell table:style-name="Table43.A1" office:value-type="string">
            <text:p text:style-name="P7">Xy..</text:p>
          </table:table-cell>
        </table:table-row>
        <table:table-row>
          <table:table-cell table:style-name="Table43.A1" office:value-type="string">
            <text:p text:style-name="P21">Sound</text:p>
          </table:table-cell>
          <table:table-cell table:style-name="Table43.A1" office:value-type="string">
            <text:p text:style-name="P22">Hard Voiced</text:p>
          </table:table-cell>
          <table:table-cell table:style-name="Table43.A1" office:value-type="string">
            <text:p text:style-name="P22">Hard Voice-less</text:p>
          </table:table-cell>
          <table:table-cell table:style-name="Table43.A1" office:value-type="string">
            <text:p text:style-name="P22">Soft Voice-less</text:p>
          </table:table-cell>
          <table:table-cell table:style-name="Table43.A1" office:value-type="string">
            <text:p text:style-name="P22">Soft Voiced</text:p>
          </table:table-cell>
          <table:table-cell table:style-name="Table43.A1" office:value-type="string">
            <text:p text:style-name="P22">Nasal-ized/ <text:span text:style-name="T33">Insist-ed</text:span></text:p>
          </table:table-cell>
          <table:table-cell table:style-name="Table43.A1" table:number-columns-spanned="2" office:value-type="string">
            <text:p text:style-name="P49">Borrowed word, <text:span text:style-name="T32">names</text:span></text:p>
          </table:table-cell>
          <table:covered-table-cell/>
          <table:table-cell table:style-name="Table43.A1" office:value-type="string">
            <text:p text:style-name="P23">Logo-gram</text:p>
          </table:table-cell>
          <table:table-cell table:style-name="Table43.A1" office:value-type="string">
            <text:p text:style-name="P24">Doubl-ed</text:p>
          </table:table-cell>
          <table:table-cell table:style-name="Table43.A1" office:value-type="string">
            <text:p text:style-name="P23">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4">u</text:span>le</text:p>
          </table:table-cell>
          <table:table-cell table:style-name="Table2.A1" office:value-type="string">
            <text:p text:style-name="P35">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5">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6">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3">20</text:p>
          </table:table-cell>
          <table:table-cell table:style-name="Table2.A1" office:value-type="string">
            <text:p text:style-name="P4">20,<text:span text:style-name="T37">2000</text:span></text:p>
          </table:table-cell>
          <table:table-cell table:style-name="Table2.A1" office:value-type="string">
            <text:p text:style-name="P3">21,<text:span text:style-name="T38">2001</text:span></text:p>
          </table:table-cell>
          <table:table-cell table:style-name="Table2.A1" office:value-type="string">
            <text:p text:style-name="P3">22,<text:span text:style-name="T38">2002</text:span></text:p>
          </table:table-cell>
          <table:table-cell table:style-name="Table2.A1" office:value-type="string">
            <text:p text:style-name="P3">23,<text:span text:style-name="T38">2003</text:span></text:p>
          </table:table-cell>
          <table:table-cell table:style-name="Table2.A1" office:value-type="string">
            <text:p text:style-name="P3">24,<text:span text:style-name="T38">2004</text:span></text:p>
          </table:table-cell>
          <table:table-cell table:style-name="Table2.A1" office:value-type="string">
            <text:p text:style-name="P3">25,<text:span text:style-name="T38">2005</text:span></text:p>
          </table:table-cell>
          <table:table-cell table:style-name="Table2.A1" office:value-type="string">
            <text:p text:style-name="P3">26,<text:span text:style-name="T38">2006</text:span></text:p>
          </table:table-cell>
          <table:table-cell table:style-name="Table2.A1" office:value-type="string">
            <text:p text:style-name="P3">27,<text:span text:style-name="T38">2007</text:span></text:p>
          </table:table-cell>
        </table:table-row>
        <table:table-row>
          <table:table-cell table:style-name="Table2.A1" office:value-type="string">
            <text:p text:style-name="P25">20</text:p>
          </table:table-cell>
          <table:table-cell table:style-name="Table2.A1" office:value-type="string">
            <text:p text:style-name="P30">BiG<text:span text:style-name="T39">i</text:span></text:p>
          </table:table-cell>
          <table:table-cell table:style-name="Table2.A1" office:value-type="string">
            <text:p text:style-name="P30">B<text:span text:style-name="T39">i</text:span>nne</text:p>
          </table:table-cell>
          <table:table-cell table:style-name="Table2.A1" office:value-type="string">
            <text:p text:style-name="P30"><text:span text:style-name="T39">P</text:span>i<text:span text:style-name="T39">Vi</text:span></text:p>
          </table:table-cell>
          <table:table-cell table:style-name="Table2.A1" office:value-type="string">
            <text:p text:style-name="P30">B<text:span text:style-name="T34">i</text:span>lla</text:p>
          </table:table-cell>
          <table:table-cell table:style-name="Table2.A1" office:value-type="string">
            <text:p text:style-name="P30">BiRu</text:p>
          </table:table-cell>
          <table:table-cell table:style-name="Table2.A1" office:value-type="string">
            <text:p text:style-name="P30">B<text:span text:style-name="T34">i</text:span>Vam</text:p>
          </table:table-cell>
          <table:table-cell table:style-name="Table2.A1" office:value-type="string">
            <text:p text:style-name="P30"><text:span text:style-name="T34">Bi</text:span>D<text:span text:style-name="T34">ule</text:span></text:p>
          </table:table-cell>
          <table:table-cell table:style-name="Table2.A1" office:value-type="string">
            <text:p text:style-name="P37"><text:span text:style-name="T40">Bi</text:span>Nir</text:p>
          </table:table-cell>
        </table:table-row>
        <table:table-row>
          <table:table-cell table:style-name="Table2.A1" office:value-type="string">
            <text:p text:style-name="P2">30</text:p>
          </table:table-cell>
          <table:table-cell table:style-name="Table2.A1" office:value-type="string">
            <text:p text:style-name="P3">30,<text:span text:style-name="T38">2010</text:span></text:p>
          </table:table-cell>
          <table:table-cell table:style-name="Table2.A1" office:value-type="string">
            <text:p text:style-name="P3">31,<text:span text:style-name="T38">2011</text:span></text:p>
          </table:table-cell>
          <table:table-cell table:style-name="Table2.A1" office:value-type="string">
            <text:p text:style-name="P3">32,<text:span text:style-name="T38">2012</text:span></text:p>
          </table:table-cell>
          <table:table-cell table:style-name="Table2.A1" office:value-type="string">
            <text:p text:style-name="P3">33,<text:span text:style-name="T38">2013</text:span></text:p>
          </table:table-cell>
          <table:table-cell table:style-name="Table2.A1" office:value-type="string">
            <text:p text:style-name="P3">34,<text:span text:style-name="T38">2014</text:span></text:p>
          </table:table-cell>
          <table:table-cell table:style-name="Table2.A1" office:value-type="string">
            <text:p text:style-name="P3">35,<text:span text:style-name="T38">2015</text:span></text:p>
          </table:table-cell>
          <table:table-cell table:style-name="Table2.A1" office:value-type="string">
            <text:p text:style-name="P3">36,<text:span text:style-name="T38">2016</text:span></text:p>
          </table:table-cell>
          <table:table-cell table:style-name="Table2.A1" office:value-type="string">
            <text:p text:style-name="P3">37,<text:span text:style-name="T38">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41">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41">l</text:span>l<text:span text:style-name="T41">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4">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42">i</text:span><text:span text:style-name="T35">zh</text:span>en</text:p>
          </table:table-cell>
          <table:table-cell table:style-name="Table2.A1" office:value-type="string">
            <text:p text:style-name="P35">Du<text:span text:style-name="T42">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8">4000</text:span></text:p>
          </table:table-cell>
          <table:table-cell table:style-name="Table2.A1" office:value-type="string">
            <text:p text:style-name="P3">41,<text:span text:style-name="T38">4001</text:span></text:p>
          </table:table-cell>
          <table:table-cell table:style-name="Table2.A1" office:value-type="string">
            <text:p text:style-name="P3">42,<text:span text:style-name="T38">4002</text:span></text:p>
          </table:table-cell>
          <table:table-cell table:style-name="Table2.A1" office:value-type="string">
            <text:p text:style-name="P3">43,<text:span text:style-name="T38">4003</text:span></text:p>
          </table:table-cell>
          <table:table-cell table:style-name="Table2.A1" office:value-type="string">
            <text:p text:style-name="P3">44,<text:span text:style-name="T38">4004</text:span></text:p>
          </table:table-cell>
          <table:table-cell table:style-name="Table2.A1" office:value-type="string">
            <text:p text:style-name="P3">45,<text:span text:style-name="T38">4005</text:span></text:p>
          </table:table-cell>
          <table:table-cell table:style-name="Table2.A1" office:value-type="string">
            <text:p text:style-name="P3">46,<text:span text:style-name="T38">4006</text:span></text:p>
          </table:table-cell>
          <table:table-cell table:style-name="Table2.A1" office:value-type="string">
            <text:p text:style-name="P3">46,<text:span text:style-name="T38">4007</text:span></text:p>
          </table:table-cell>
        </table:table-row>
        <table:table-row>
          <table:table-cell table:style-name="Table2.A1" office:value-type="string">
            <text:p text:style-name="P25">40</text:p>
          </table:table-cell>
          <table:table-cell table:style-name="Table2.A1" office:value-type="string">
            <text:p text:style-name="P28">G<text:span text:style-name="T41">uwi</text:span></text:p>
          </table:table-cell>
          <table:table-cell table:style-name="Table2.A1" office:value-type="string">
            <text:p text:style-name="P28">Gunne</text:p>
          </table:table-cell>
          <table:table-cell table:style-name="Table2.A1" office:value-type="string">
            <text:p text:style-name="P28"><text:span text:style-name="T43">K</text:span>uDo</text:p>
          </table:table-cell>
          <table:table-cell table:style-name="Table2.A1" office:value-type="string">
            <text:p text:style-name="P28">Gulla</text:p>
          </table:table-cell>
          <table:table-cell table:style-name="Table2.A1" office:value-type="string">
            <text:p text:style-name="P28"><text:span text:style-name="T44">Sh</text:span>u<text:span text:style-name="T35">zh</text:span>u/<text:span text:style-name="T45">Kuru</text:span></text:p>
          </table:table-cell>
          <table:table-cell table:style-name="Table2.A1" office:value-type="string">
            <text:p text:style-name="P28"><text:span text:style-name="T46">K</text:span>uVam</text:p>
          </table:table-cell>
          <table:table-cell table:style-name="Table2.A1" office:value-type="string">
            <text:p text:style-name="P28"><text:span text:style-name="T46">K</text:span>u<text:span text:style-name="T34">Dule</text:span></text:p>
          </table:table-cell>
          <table:table-cell table:style-name="Table2.A1" office:value-type="string">
            <text:p text:style-name="P35">KuNir</text:p>
          </table:table-cell>
        </table:table-row>
        <table:table-row>
          <table:table-cell table:style-name="Table2.A1" office:value-type="string">
            <text:p text:style-name="P2">40</text:p>
          </table:table-cell>
          <table:table-cell table:style-name="Table2.A1" office:value-type="string">
            <text:p text:style-name="P3">50,<text:span text:style-name="T38">4010</text:span></text:p>
          </table:table-cell>
          <table:table-cell table:style-name="Table2.A1" office:value-type="string">
            <text:p text:style-name="P3">51,<text:span text:style-name="T38">4011</text:span></text:p>
          </table:table-cell>
          <table:table-cell table:style-name="Table2.A1" office:value-type="string">
            <text:p text:style-name="P3">52,<text:span text:style-name="T38">4012</text:span></text:p>
          </table:table-cell>
          <table:table-cell table:style-name="Table2.A1" office:value-type="string">
            <text:p text:style-name="P3">53,<text:span text:style-name="T38">4013</text:span></text:p>
          </table:table-cell>
          <table:table-cell table:style-name="Table2.A1" office:value-type="string">
            <text:p text:style-name="P3">54,<text:span text:style-name="T38">4014</text:span></text:p>
          </table:table-cell>
          <table:table-cell table:style-name="Table2.A1" office:value-type="string">
            <text:p text:style-name="P3">55,<text:span text:style-name="T38">4015</text:span></text:p>
          </table:table-cell>
          <table:table-cell table:style-name="Table2.A1" office:value-type="string">
            <text:p text:style-name="P3">56,<text:span text:style-name="T38">4016</text:span></text:p>
          </table:table-cell>
          <table:table-cell table:style-name="Table2.A1" office:value-type="string">
            <text:p text:style-name="P3">57,<text:span text:style-name="T38">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6">i</text:span></text:p>
          </table:table-cell>
          <table:table-cell table:style-name="Table2.A1" office:value-type="string">
            <text:p text:style-name="P30">BiNi<text:span text:style-name="T46">n</text:span>e</text:p>
          </table:table-cell>
          <table:table-cell table:style-name="Table2.A1" office:value-type="string">
            <text:p text:style-name="P30"><text:span text:style-name="T34">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6">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42">e</text:span>l</text:p>
          </table:table-cell>
          <table:table-cell table:style-name="Table2.A1" office:value-type="string">
            <text:p text:style-name="P37"/>
          </table:table-cell>
        </table:table-row>
        <table:table-row>
          <table:table-cell table:style-name="Table2.A1" office:value-type="string">
            <text:p text:style-name="P3">60</text:p>
          </table:table-cell>
          <table:table-cell table:style-name="Table2.A1" office:value-type="string">
            <text:p text:style-name="P3">60,<text:span text:style-name="T38">6000</text:span></text:p>
          </table:table-cell>
          <table:table-cell table:style-name="Table2.A1" office:value-type="string">
            <text:p text:style-name="P3">61,<text:span text:style-name="T38">6001</text:span></text:p>
          </table:table-cell>
          <table:table-cell table:style-name="Table2.A1" office:value-type="string">
            <text:p text:style-name="P3">62,<text:span text:style-name="T38">6002</text:span></text:p>
          </table:table-cell>
          <table:table-cell table:style-name="Table2.A1" office:value-type="string">
            <text:p text:style-name="P3">63,<text:span text:style-name="T38">6003</text:span></text:p>
          </table:table-cell>
          <table:table-cell table:style-name="Table2.A1" office:value-type="string">
            <text:p text:style-name="P3">64,<text:span text:style-name="T38">6004</text:span></text:p>
          </table:table-cell>
          <table:table-cell table:style-name="Table2.A1" office:value-type="string">
            <text:p text:style-name="P3">65,<text:span text:style-name="T38">6005</text:span></text:p>
          </table:table-cell>
          <table:table-cell table:style-name="Table2.A1" office:value-type="string">
            <text:p text:style-name="P3">66,<text:span text:style-name="T38">6006</text:span></text:p>
          </table:table-cell>
          <table:table-cell table:style-name="Table2.A1" office:value-type="string">
            <text:p text:style-name="P3">67,<text:span text:style-name="T38">6007</text:span></text:p>
          </table:table-cell>
        </table:table-row>
        <table:table-row>
          <table:table-cell table:style-name="Table2.A1" office:value-type="string">
            <text:p text:style-name="P25">60</text:p>
          </table:table-cell>
          <table:table-cell table:style-name="Table2.A1" office:value-type="string">
            <text:p text:style-name="P28">B<text:span text:style-name="T46">e</text:span>la</text:p>
          </table:table-cell>
          <table:table-cell table:style-name="Table2.A1" office:value-type="string">
            <text:p text:style-name="P28">B<text:span text:style-name="T46">e</text:span>lane</text:p>
          </table:table-cell>
          <table:table-cell table:style-name="Table2.A1" office:value-type="string">
            <text:p text:style-name="P28">B<text:span text:style-name="T46">e</text:span>la<text:span text:style-name="T46">d</text:span>o</text:p>
          </table:table-cell>
          <table:table-cell table:style-name="Table2.A1" office:value-type="string">
            <text:p text:style-name="P35">Bil<text:span text:style-name="T45">l</text:span>el</text:p>
          </table:table-cell>
          <table:table-cell table:style-name="Table2.A1" office:value-type="string">
            <text:p text:style-name="P35">Bil<text:span text:style-name="T45">l</text:span>or</text:p>
          </table:table-cell>
          <table:table-cell table:style-name="Table2.A1" office:value-type="string">
            <text:p text:style-name="P35">Pilvam</text:p>
          </table:table-cell>
          <table:table-cell table:style-name="Table2.A1" office:value-type="string">
            <text:p text:style-name="P34">Tolzol / <text:span text:style-name="T45">FilD</text:span><text:span text:style-name="T34">u</text:span><text:span text:style-name="T45">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3">70,<text:span text:style-name="T38">6010</text:span></text:p>
          </table:table-cell>
          <table:table-cell table:style-name="Table2.A1" office:value-type="string">
            <text:p text:style-name="P3">71,<text:span text:style-name="T38">6011</text:span></text:p>
          </table:table-cell>
          <table:table-cell table:style-name="Table2.A1" office:value-type="string">
            <text:p text:style-name="P3">72,<text:span text:style-name="T38">6012</text:span></text:p>
          </table:table-cell>
          <table:table-cell table:style-name="Table2.A1" office:value-type="string">
            <text:p text:style-name="P3">73,<text:span text:style-name="T38">6013</text:span></text:p>
          </table:table-cell>
          <table:table-cell table:style-name="Table2.A1" office:value-type="string">
            <text:p text:style-name="P3">74,<text:span text:style-name="T38">6014</text:span></text:p>
          </table:table-cell>
          <table:table-cell table:style-name="Table2.A1" office:value-type="string">
            <text:p text:style-name="P3">75,<text:span text:style-name="T38">6015</text:span></text:p>
          </table:table-cell>
          <table:table-cell table:style-name="Table2.A1" office:value-type="string">
            <text:p text:style-name="P3">76,<text:span text:style-name="T38">6016</text:span></text:p>
          </table:table-cell>
          <table:table-cell table:style-name="Table2.A1" office:value-type="string">
            <text:p text:style-name="P3">77,<text:span text:style-name="T38">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7">vi</text:span>n<text:span text:style-name="T47">i</text:span></text:p>
          </table:table-cell>
          <table:table-cell table:style-name="Table2.A1" office:value-type="string">
            <text:p text:style-name="P28">G<text:span text:style-name="T46">w</text:span><text:span text:style-name="T47">i</text:span>do</text:p>
          </table:table-cell>
          <table:table-cell table:style-name="Table2.A1" office:value-type="string">
            <text:p text:style-name="P28">Gu<text:span text:style-name="T47">v</text:span>la</text:p>
          </table:table-cell>
          <table:table-cell table:style-name="Table2.A1" office:value-type="string">
            <text:p text:style-name="P28">Gu<text:span text:style-name="T47">vi</text:span>ro</text:p>
          </table:table-cell>
          <table:table-cell table:style-name="Table2.A1" office:value-type="string">
            <text:p text:style-name="P28">Guv<text:span text:style-name="T47">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8">l</text:span>zhal</text:p>
          </table:table-cell>
          <table:table-cell table:style-name="Table2.A1" office:value-type="string">
            <text:p text:style-name="P35"><text:span text:style-name="T49">F</text:span>ilD<text:span text:style-name="T42">os</text:span></text:p>
          </table:table-cell>
          <table:table-cell table:style-name="Table2.A1" office:value-type="string">
            <text:p text:style-name="P35"><text:span text:style-name="T42">B</text:span>ilNi<text:span text:style-name="T42">ts</text:span></text:p>
          </table:table-cell>
          <table:table-cell table:style-name="Table2.A1" office:value-type="string">
            <text:p text:style-name="P35">Bil<text:span text:style-name="T42">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5">Table of Contents</text:p>
          </text:index-title>
          <text:p text:style-name="P934"><text:a xlink:type="simple" xlink:href="#__RefHeading___Toc31284_2816179978" text:style-name="Index_20_Link" text:visited-style-name="Index_20_Link">Journal 1<text:tab/>9</text:a></text:p>
          <text:p text:style-name="P935"><text:a xlink:type="simple" xlink:href="#__RefHeading___Toc2944_671387254" text:style-name="Index_20_Link" text:visited-style-name="Index_20_Link">At last!<text:tab/>11</text:a></text:p>
          <text:p text:style-name="P936"><text:a xlink:type="simple" xlink:href="#__RefHeading___Toc2946_671387254" text:style-name="Index_20_Link" text:visited-style-name="Index_20_Link">Days later<text:tab/>11</text:a></text:p>
          <text:p text:style-name="P935"><text:a xlink:type="simple" xlink:href="#__RefHeading___Toc2948_671387254" text:style-name="Index_20_Link" text:visited-style-name="Index_20_Link">Past the spring equinox<text:tab/>13</text:a></text:p>
          <text:p text:style-name="P936"><text:a xlink:type="simple" xlink:href="#__RefHeading___Toc2950_671387254" text:style-name="Index_20_Link" text:visited-style-name="Index_20_Link">Weeks later<text:tab/>19</text:a></text:p>
          <text:p text:style-name="P936"><text:a xlink:type="simple" xlink:href="#__RefHeading___Toc2952_671387254" text:style-name="Index_20_Link" text:visited-style-name="Index_20_Link">It’s hot<text:tab/>23</text:a></text:p>
          <text:p text:style-name="P936"><text:a xlink:type="simple" xlink:href="#__RefHeading___Toc2954_671387254" text:style-name="Index_20_Link" text:visited-style-name="Index_20_Link">“Esfan hweltse kigiwa?”<text:tab/>27</text:a></text:p>
          <text:p text:style-name="P936"><text:a xlink:type="simple" xlink:href="#__RefHeading___Toc2956_671387254" text:style-name="Index_20_Link" text:visited-style-name="Index_20_Link">5 days before the summer solstice<text:tab/>29</text:a></text:p>
          <text:p text:style-name="P935"><text:a xlink:type="simple" xlink:href="#__RefHeading___Toc2958_671387254" text:style-name="Index_20_Link" text:visited-style-name="Index_20_Link">The day after the summer solstice<text:tab/>33</text:a></text:p>
          <text:p text:style-name="P936"><text:a xlink:type="simple" xlink:href="#__RefHeading___Toc2960_671387254" text:style-name="Index_20_Link" text:visited-style-name="Index_20_Link">The 3<text:span text:style-name="T50">rd</text:span> of Wariko<text:tab/>33</text:a></text:p>
          <text:p text:style-name="P936"><text:a xlink:type="simple" xlink:href="#__RefHeading___Toc2964_671387254" text:style-name="Index_20_Link" text:visited-style-name="Index_20_Link">3rd day of the 2<text:span text:style-name="T50">nd</text:span> week<text:tab/>37</text:a></text:p>
          <text:p text:style-name="P936"><text:a xlink:type="simple" xlink:href="#__RefHeading___Toc2966_671387254" text:style-name="Index_20_Link" text:visited-style-name="Index_20_Link">3<text:span text:style-name="T50">rd</text:span> day of the 3<text:span text:style-name="T50">rd</text:span> week<text:tab/>39</text:a></text:p>
          <text:p text:style-name="P934"><text:a xlink:type="simple" xlink:href="#__RefHeading___Toc31286_2816179978" text:style-name="Index_20_Link" text:visited-style-name="Index_20_Link">Journal 2<text:tab/>45</text:a></text:p>
          <text:p text:style-name="P936"><text:a xlink:type="simple" xlink:href="#__RefHeading___Toc2970_671387254" text:style-name="Index_20_Link" text:visited-style-name="Index_20_Link"><text:span text:style-name="T12">Before the 4</text:span><text:span text:style-name="T51">th</text:span><text:span text:style-name="T12"> week</text:span><text:tab/>47</text:a></text:p>
          <text:p text:style-name="P936"><text:a xlink:type="simple" xlink:href="#__RefHeading___Toc2974_671387254" text:style-name="Index_20_Link" text:visited-style-name="Index_20_Link">Middle of the 5<text:span text:style-name="T50">th</text:span> week<text:tab/>51</text:a></text:p>
          <text:p text:style-name="P936"><text:a xlink:type="simple" xlink:href="#__RefHeading___Toc2978_671387254" text:style-name="Index_20_Link" text:visited-style-name="Index_20_Link">On the sixth week<text:tab/>55</text:a></text:p>
          <text:p text:style-name="P936"><text:a xlink:type="simple" xlink:href="#__RefHeading___Toc11802_671387254" text:style-name="Index_20_Link" text:visited-style-name="Index_20_Link">On the seventh week<text:tab/>67</text:a></text:p>
          <text:p text:style-name="P936"><text:a xlink:type="simple" xlink:href="#__RefHeading___Toc11808_671387254" text:style-name="Index_20_Link" text:visited-style-name="Index_20_Link">On the last week<text:tab/>73</text:a></text:p>
          <text:p text:style-name="P936"><text:a xlink:type="simple" xlink:href="#__RefHeading___Toc3951_2972706166" text:style-name="Index_20_Link" text:visited-style-name="Index_20_Link">Five days till Wakha<text:tab/>77</text:a></text:p>
          <text:p text:style-name="P934"><text:a xlink:type="simple" xlink:href="#__RefHeading___Toc77879_2816179978" text:style-name="Index_20_Link" text:visited-style-name="Index_20_Link">Journal 3<text:tab/>81</text:a></text:p>
          <text:p text:style-name="P935"><text:a xlink:type="simple" xlink:href="#__RefHeading___Toc3961_2972706166" text:style-name="Index_20_Link" text:visited-style-name="Index_20_Link">Wakha<text:tab/>101</text:a></text:p>
          <text:p text:style-name="P936"><text:a xlink:type="simple" xlink:href="#__RefHeading___Toc3963_2972706166" text:style-name="Index_20_Link" text:visited-style-name="Index_20_Link">Nenarla Ganshni, 1<text:span text:style-name="T50">st</text:span> week of Ganshni<text:tab/>101</text:a></text:p>
          <text:p text:style-name="P936"><text:a xlink:type="simple" xlink:href="#__RefHeading___Toc10030_2972706166" text:style-name="Index_20_Link" text:visited-style-name="Index_20_Link">Doolarla, Or 2<text:span text:style-name="T50">nd</text:span> week<text:tab/>111</text:a></text:p>
          <text:p text:style-name="P934"><text:a xlink:type="simple" xlink:href="#__RefHeading___Toc31286_2816179978%20Copy%202" text:style-name="Index_20_Link" text:visited-style-name="Index_20_Link">Journal 4<text:tab/>117</text:a></text:p>
          <text:p text:style-name="P936"><text:a xlink:type="simple" xlink:href="#__RefHeading___Toc9822_2973804170" text:style-name="Index_20_Link" text:visited-style-name="Index_20_Link"><text:soft-page-break/>Lellarla – The 3<text:span text:style-name="T50">rd</text:span> week<text:tab/>131</text:a></text:p>
          <text:p text:style-name="P936"><text:a xlink:type="simple" xlink:href="#__RefHeading___Toc9824_2973804170" text:style-name="Index_20_Link" text:visited-style-name="Index_20_Link">Biruulen, or the 4<text:span text:style-name="T50">th</text:span> week, 2<text:span text:style-name="T50">nd</text:span> day<text:tab/>143</text:a></text:p>
          <text:p text:style-name="P934"><text:a xlink:type="simple" xlink:href="#__RefHeading___Toc31286_2816179978%20Copy%203" text:style-name="Index_20_Link" text:visited-style-name="Index_20_Link">Journal 5<text:tab/>153</text:a></text:p>
          <text:p text:style-name="P936"><text:a xlink:type="simple" xlink:href="#__RefHeading___Toc8103_1185918344" text:style-name="Index_20_Link" text:visited-style-name="Index_20_Link">Levaameng, or 5<text:span text:style-name="T50">th</text:span> midweek<text:tab/>157</text:a></text:p>
          <text:p text:style-name="P936"><text:a xlink:type="simple" xlink:href="#__RefHeading___Toc7072_831358955" text:style-name="Index_20_Link" text:visited-style-name="Index_20_Link">Low ink,<text:tab/>165</text:a></text:p>
          <text:p text:style-name="P936"><text:a xlink:type="simple" xlink:href="#__RefHeading___Toc7074_831358955" text:style-name="Index_20_Link" text:visited-style-name="Index_20_Link">Biinirlen, 2<text:span text:style-name="T50">nd</text:span> of 7<text:span text:style-name="T50">th</text:span><text:tab/>165</text:a></text:p>
          <text:p text:style-name="P936"><text:a xlink:type="simple" xlink:href="#__RefHeading___Toc8765_3285050552" text:style-name="Index_20_Link" text:visited-style-name="Index_20_Link">Barella Ganshni, On the last week<text:tab/>183</text:a></text:p>
          <text:p text:style-name="P934"><text:a xlink:type="simple" xlink:href="#__RefHeading___Toc31286_2816179978%20Copy%204" text:style-name="Index_20_Link" text:visited-style-name="Index_20_Link">Journal 6<text:tab/>189</text:a></text:p>
          <text:p text:style-name="P936"><text:a xlink:type="simple" xlink:href="#__RefHeading___Toc8767_3285050552" text:style-name="Index_20_Link" text:visited-style-name="Index_20_Link">Lenduley, or six days till the equinox<text:tab/>191</text:a></text:p>
          <text:p text:style-name="P934"><text:a xlink:type="simple" xlink:href="#__RefHeading___Toc31286_2816179978%20Copy%205" text:style-name="Index_20_Link" text:visited-style-name="Index_20_Link">Journal 7<text:tab/>225</text:a></text:p>
          <text:p text:style-name="P935"><text:a xlink:type="simple" xlink:href="#__RefHeading___Toc8769_3285050552" text:style-name="Index_20_Link" text:visited-style-name="Index_20_Link">Nenarla Akkas, or the 1<text:span text:style-name="T50">st</text:span> day of Akkas<text:tab/>227</text:a></text:p>
          <text:p text:style-name="P936"><text:a xlink:type="simple" xlink:href="#__RefHeading___Toc26374_410328899" text:style-name="Index_20_Link" text:visited-style-name="Index_20_Link">I am back<text:tab/>249</text:a></text:p>
          <text:p text:style-name="P934"><text:a xlink:type="simple" xlink:href="#__RefHeading___Toc31286_2816179978%20Copy%206" text:style-name="Index_20_Link" text:visited-style-name="Index_20_Link">Journal 10<text:tab/>261</text:a></text:p>
          <text:p text:style-name="P936"><text:a xlink:type="simple" xlink:href="#__RefHeading___Toc26376_410328899" text:style-name="Index_20_Link" text:visited-style-name="Index_20_Link">Goolarla, Starting the 4<text:span text:style-name="T50">th</text:span><text:tab/>263</text:a></text:p>
          <text:p text:style-name="P936"><text:a xlink:type="simple" xlink:href="#__RefHeading___Toc26378_410328899" text:style-name="Index_20_Link" text:visited-style-name="Index_20_Link">Bammarla, on the 5<text:span text:style-name="T50">th</text:span> week<text:tab/>277</text:a></text:p>
          <text:p text:style-name="P936"><text:a xlink:type="simple" xlink:href="#__RefHeading___Toc59272_410328899" text:style-name="Index_20_Link" text:visited-style-name="Index_20_Link"><text:span text:style-name="T72">“Grun!”</text:span> Bear!<text:tab/>287</text:a></text:p>
          <text:p text:style-name="P934"><text:a xlink:type="simple" xlink:href="#__RefHeading___Toc31286_2816179978%20Copy%207" text:style-name="Index_20_Link" text:visited-style-name="Index_20_Link">Journal 11<text:tab/>297</text:a></text:p>
          <text:p text:style-name="P936"><text:a xlink:type="simple" xlink:href="#__RefHeading___Toc18162_2955562914" text:style-name="Index_20_Link" text:visited-style-name="Index_20_Link">Baarella, last week of Akkas; Rain<text:tab/>317</text:a></text:p>
          <text:p text:style-name="P936"><text:a xlink:type="simple" xlink:href="#__RefHeading___Toc18164_2955562914" text:style-name="Index_20_Link" text:visited-style-name="Index_20_Link">Lenko’i Largas, 4 days till Largas<text:tab/>325</text:a></text:p>
          <text:p text:style-name="P934"><text:a xlink:type="simple" xlink:href="#__RefHeading___Toc31286_2816179978%20Copy%208" text:style-name="Index_20_Link" text:visited-style-name="Index_20_Link">Journal 12<text:tab/>333</text:a></text:p>
          <text:p text:style-name="P935"><text:a xlink:type="simple" xlink:href="#__RefHeading___Toc18166_2955562914" text:style-name="Index_20_Link" text:visited-style-name="Index_20_Link">Argas<text:tab/>341</text:a></text:p>
          <text:p text:style-name="P936"><text:a xlink:type="simple" xlink:href="#__RefHeading___Toc18168_2955562914" text:style-name="Index_20_Link" text:visited-style-name="Index_20_Link">Biinnelen Wili, 2<text:span text:style-name="T50">nd</text:span> day of Wili, night time<text:tab/>349</text:a></text:p>
          <text:p text:style-name="P934"><text:a xlink:type="simple" xlink:href="#__RefHeading___Toc31286_2816179978%20Copy%209" text:style-name="Index_20_Link" text:visited-style-name="Index_20_Link">Journal 13<text:tab/>369</text:a></text:p>
          <text:p text:style-name="P936"><text:a xlink:type="simple" xlink:href="#__RefHeading___Toc18170_2955562914" text:style-name="Index_20_Link" text:visited-style-name="Index_20_Link">Oh boy. It’s been days,<text:tab/>377</text:a></text:p>
          <text:p text:style-name="P936"><text:a xlink:type="simple" xlink:href="#__RefHeading___Toc18172_2955562914" text:style-name="Index_20_Link" text:visited-style-name="Index_20_Link">Lellarla Wili, two days later<text:tab/>383</text:a></text:p>
          <text:p text:style-name="P936"><text:a xlink:type="simple" xlink:href="#__RefHeading___Toc18174_2955562914" text:style-name="Index_20_Link" text:visited-style-name="Index_20_Link">Back in town, Biruulen, 2<text:span text:style-name="T50">nd</text:span> of the 4<text:span text:style-name="T50">th</text:span><text:tab/>393</text:a></text:p>
          <text:p text:style-name="P934"><text:a xlink:type="simple" xlink:href="#__RefHeading___Toc31286_2816179978%20Copy%2010" text:style-name="Index_20_Link" text:visited-style-name="Index_20_Link"><text:soft-page-break/>Journal 14<text:tab/>405</text:a></text:p>
          <text:p text:style-name="P936"><text:a xlink:type="simple" xlink:href="#__RefHeading___Toc18176_2955562914" text:style-name="Index_20_Link" text:visited-style-name="Index_20_Link">Bammarla, 5<text:span text:style-name="T50">th</text:span> week proper<text:tab/>413</text:a></text:p>
          <text:p text:style-name="P936"><text:a xlink:type="simple" xlink:href="#__RefHeading___Toc18178_2955562914" text:style-name="Index_20_Link" text:visited-style-name="Index_20_Link">Favameng, bean day<text:tab/>417</text:a></text:p>
          <text:p text:style-name="P936"><text:a xlink:type="simple" xlink:href="#__RefHeading___Toc26894_547606422" text:style-name="Index_20_Link" text:visited-style-name="Index_20_Link">Duulerla, 6<text:span text:style-name="T50">th</text:span> week proper<text:tab/>419</text:a></text:p>
          <text:p text:style-name="P934"><text:a xlink:type="simple" xlink:href="#__RefHeading___Toc31286_2816179978%20Copy%2011" text:style-name="Index_20_Link" text:visited-style-name="Index_20_Link">Journal 15<text:tab/>441</text:a></text:p>
          <text:p text:style-name="P936"><text:a xlink:type="simple" xlink:href="#__RefHeading___Toc26896_547606422" text:style-name="Index_20_Link" text:visited-style-name="Index_20_Link">Nirarla, on the 7<text:span text:style-name="T50">th</text:span> week<text:tab/>447</text:a></text:p>
          <text:p text:style-name="P936"><text:a xlink:type="simple" xlink:href="#__RefHeading___Toc64616_547606422" text:style-name="Index_20_Link" text:visited-style-name="Index_20_Link">Barella – Snowed in<text:tab/>461</text:a></text:p>
          <text:p text:style-name="P934"><text:a xlink:type="simple" xlink:href="#__RefHeading___Toc31286_2816179978%20Copy%2012" text:style-name="Index_20_Link" text:visited-style-name="Index_20_Link">Journal 16<text:tab/>477</text:a></text:p>
          <text:p text:style-name="P936"><text:a xlink:type="simple" xlink:href="#__RefHeading___Toc64618_547606422" text:style-name="Index_20_Link" text:visited-style-name="Index_20_Link">Lenko’i Wigil, 5 days till Wigil<text:tab/>487</text:a></text:p>
          <text:p text:style-name="P935"><text:a xlink:type="simple" xlink:href="#__RefHeading___Toc64620_547606422" text:style-name="Index_20_Link" text:visited-style-name="Index_20_Link">Wigil<text:tab/>507</text:a></text:p>
          <text:p text:style-name="P934"><text:a xlink:type="simple" xlink:href="#__RefHeading___Toc31286_2816179978%20Copy%2013" text:style-name="Index_20_Link" text:visited-style-name="Index_20_Link">Journal 17<text:tab/>513</text:a></text:p>
          <text:p text:style-name="P936"><text:a xlink:type="simple" xlink:href="#__RefHeading___Toc16032_289256955" text:style-name="Index_20_Link" text:visited-style-name="Index_20_Link">Doolarla<text:tab/>517</text:a></text:p>
          <text:p text:style-name="P936"><text:a xlink:type="simple" xlink:href="#__RefHeading___Toc16034_289256955" text:style-name="Index_20_Link" text:visited-style-name="Index_20_Link">Billaren, 2<text:span text:style-name="T50">nd</text:span> of the 3<text:span text:style-name="T50">rd</text:span><text:tab/>525</text:a></text:p>
          <text:p text:style-name="P936"><text:a xlink:type="simple" xlink:href="#__RefHeading___Toc29323_553399994" text:style-name="Index_20_Link" text:visited-style-name="Index_20_Link">Goolarla, on the 4<text:span text:style-name="T50">th</text:span> week<text:tab/>533</text:a></text:p>
          <text:p text:style-name="P936"><text:a xlink:type="simple" xlink:href="#__RefHeading___Toc29325_553399994" text:style-name="Index_20_Link" text:visited-style-name="Index_20_Link">BiVameng, 2<text:span text:style-name="T50">nd</text:span> of the 5<text:span text:style-name="T50">th</text:span>, freezing rain Bamarla<text:tab/>537</text:a></text:p>
          <text:p text:style-name="P934"><text:a xlink:type="simple" xlink:href="#__RefHeading___Toc31286_2816179978%20Copy%2014" text:style-name="Index_20_Link" text:visited-style-name="Index_20_Link">Journal 20<text:tab/>549</text:a></text:p>
          <text:p text:style-name="P936"><text:a xlink:type="simple" xlink:href="#__RefHeading___Toc29327_553399994" text:style-name="Index_20_Link" text:visited-style-name="Index_20_Link">Leduleren Lawni, WuDelna Uwwen<text:tab/>551</text:a></text:p>
          <text:p text:style-name="P936"><text:a xlink:type="simple" xlink:href="#__RefHeading___Toc30131_1002665230" text:style-name="Index_20_Link" text:visited-style-name="Index_20_Link">Paduleren, Nenovi, about to snow<text:tab/>561</text:a></text:p>
          <text:p text:style-name="P936"><text:a xlink:type="simple" xlink:href="#__RefHeading___Toc30133_1002665230" text:style-name="Index_20_Link" text:visited-style-name="Index_20_Link">Binirlen, 2<text:span text:style-name="T50">nd</text:span> of the 7<text:span text:style-name="T50">th</text:span><text:span text:style-name="T620">, two days later</text:span><text:tab/>563</text:a></text:p>
          <text:p text:style-name="P936"><text:a xlink:type="simple" xlink:href="#__RefHeading___Toc30135_1002665230" text:style-name="Index_20_Link" text:visited-style-name="Index_20_Link">Kunirlen at night, 4<text:span text:style-name="T50">th</text:span> of the 7<text:span text:style-name="T50">th</text:span><text:tab/>571</text:a></text:p>
          <text:p text:style-name="P936"><text:a xlink:type="simple" xlink:href="#__RefHeading___Toc30137_1002665230" text:style-name="Index_20_Link" text:visited-style-name="Index_20_Link">Barella, Starting the last week<text:tab/>575</text:a></text:p>
          <text:p text:style-name="P934"><text:a xlink:type="simple" xlink:href="#__RefHeading___Toc31286_2816179978%20Copy%2015" text:style-name="Index_20_Link" text:visited-style-name="Index_20_Link">Journal 21<text:tab/>585</text:a></text:p>
          <text:p text:style-name="P936"><text:a xlink:type="simple" xlink:href="#__RefHeading___Toc30139_1002665230" text:style-name="Index_20_Link" text:visited-style-name="Index_20_Link">Lawin Lenko’i, 4 days till Lawin<text:tab/>589</text:a></text:p>
          <text:p text:style-name="P935"><text:a xlink:type="simple" xlink:href="#__RefHeading___Toc30141_1002665230" text:style-name="Index_20_Link" text:visited-style-name="Index_20_Link">Lennelen Lenshni, the 3<text:span text:style-name="T50">rd</text:span> of Lenshni<text:tab/>599</text:a></text:p>
          <text:p text:style-name="P936"><text:a xlink:type="simple" xlink:href="#__RefHeading___Toc15500_2816179978" text:style-name="Index_20_Link" text:visited-style-name="Index_20_Link">Bidoolen<text:tab/>605</text:a></text:p>
          <text:p text:style-name="P936"><text:a xlink:type="simple" xlink:href="#__RefHeading___Toc50576_2816179978" text:style-name="Index_20_Link" text:visited-style-name="Index_20_Link">Goolarla<text:tab/>617</text:a></text:p>
          <text:p text:style-name="P934"><text:a xlink:type="simple" xlink:href="#__RefHeading___Toc31286_2816179978%20Copy%2015%20Copy%201" text:style-name="Index_20_Link" text:visited-style-name="Index_20_Link">Journal 22<text:tab/>621</text:a></text:p>
          <text:p text:style-name="P936"><text:a xlink:type="simple" xlink:href="#__RefHeading___Toc26567_3476859844" text:style-name="Index_20_Link" text:visited-style-name="Index_20_Link">Bammarla<text:tab/>633</text:a></text:p>
          <text:p text:style-name="P936"><text:a xlink:type="simple" xlink:href="#__RefHeading___Toc26601_3476859844" text:style-name="Index_20_Link" text:visited-style-name="Index_20_Link"><text:soft-page-break/>Duuleerla, a full day and some later<text:tab/>647</text:a></text:p>
          <text:p text:style-name="P934"><text:a xlink:type="simple" xlink:href="#__RefHeading___Toc67541_3476859844" text:style-name="Index_20_Link" text:visited-style-name="Index_20_Link">Journal 23<text:tab/>657</text:a></text:p>
          <text:p text:style-name="P936"><text:a xlink:type="simple" xlink:href="#__RefHeading___Toc67543_3476859844" text:style-name="Index_20_Link" text:visited-style-name="Index_20_Link">Neguuleren, beautiful clouds<text:tab/>661</text:a></text:p>
          <text:p text:style-name="P936"><text:a xlink:type="simple" xlink:href="#__RefHeading___Toc20010_2308288028" text:style-name="Index_20_Link" text:visited-style-name="Index_20_Link">Kuunirlen, slushy<text:tab/>665</text:a></text:p>
          <text:p text:style-name="P936"><text:a xlink:type="simple" xlink:href="#__RefHeading___Toc20012_2308288028" text:style-name="Index_20_Link" text:visited-style-name="Index_20_Link">Bigiilen, wet<text:tab/>667</text:a></text:p>
        </text:index-body>
      </text:table-of-content>
      <text:p text:style-name="P877"/>
      <text:p text:style-name="P877"/>
      <text:h text:style-name="P1007" text:outline-level="1"><text:bookmark-start text:name="__RefHeading___Toc31284_2816179978"/>Journal 1<text:bookmark-end text:name="__RefHeading___Toc31284_2816179978"/></text:h>
      <text:h text:style-name="Heading_20_6" text:outline-level="6">1BLbnbb</text:h>
      <text:h text:style-name="Heading_20_2" text:outline-level="2" text:is-list-header="true"/>
      <text:p text:style-name="P703"/>
      <text:h text:style-name="P1015" text:outline-level="2"><text:bookmark-start text:name="__RefHeading___Toc2944_671387254"/>At last!<text:bookmark-end text:name="__RefHeading___Toc2944_671387254"/></text:h>
      <text:p text:style-name="P44">Something to write. <text:s/>Though it feels so wrong in the hand.</text:p>
      <text:p text:style-name="P45">I am learning their ways. <text:s/>It’s sunny and warm. <text:s/>I am in rags. <text:s/>The food is strange and I miss my comfort.</text:p>
      <text:p text:style-name="P45">I don’t know what happened or why, but I am here, wherever is here.</text:p>
      <text:p text:style-name="P969"><text:span text:style-name="T1160">It’s been now </text:span><text:span text:style-name="T1161">five</text:span><text:span text:style-name="T1160"> month, I think?</text:span></text:p>
      <table:table table:name="Table265" table:style-name="Table265">
        <table:table-column table:style-name="Table265.A"/>
        <table:table-column table:style-name="Table265.B"/>
        <table:table-row table:style-name="Table265.1">
          <table:table-cell table:style-name="Table265.A1" office:value-type="string">
            <text:p text:style-name="P976">LNgl<text:span text:style-name="T1074">Yy XWxbxb &lt;WwGgXy&gt; Xx.Gx GBylDw</text:span></text:p>
            <text:p text:style-name="P976">YLdw<text:span text:style-name="T1074">Dw </text:span>NWdl GXyd’gw &lt;<text:span text:style-name="T1074">NNdn&gt; XWyw Ww&lt;DnWl&gt; Ww&lt;Xgby&gt; WwGBylywgw</text:span></text:p>
            <text:p text:style-name="P976">XWxbxb &lt;NNdnLNdx..&gt; &lt;DgX<text:span text:style-name="T1086">xBd</text:span>&gt; &lt;<text:span text:style-name="T1086">Bl:Xx</text:span>&gt; <text:span text:style-name="T1086">WwDWyw’gw YYbybd</text:span></text:p>
            <text:p text:style-name="P975">WDxx Xwxx Xx.xlyy NWxd, LDllyg2xn BDgy’xlyy </text:p>
            <text:p text:style-name="P975"/>
          </table:table-cell>
          <table:table-cell table:style-name="Table265.A1" office:value-type="string">
            <text:p text:style-name="P92">Lendzhili Tukh, Uke, attsenkha eetung.</text:p>
            <text:p text:style-name="P92">Nayilets, Mudaal Shaatalku Mandin ayo,</text:p>
            <text:p text:style-name="P92">Wu Tamur, Wu Kaffisa, Wuneyku.</text:p>
            <text:p text:style-name="P93">Tukh, Taramandin, Tshavis, Falfela, WuTayoku! </text:p>
            <text:p text:style-name="P92">Na Ha Attsenerhi Noskir, Iilafdwel shiirhi</text:p>
          </table:table-cell>
        </table:table-row>
        <table:table-row table:style-name="Table265.1">
          <table:table-cell table:style-name="Table265.A1" office:value-type="string">
            <text:p text:style-name="P846">XXwnDl; GDxlxx XWxxdg</text:p>
            <text:p text:style-name="P846">&lt;<text:span text:style-name="T1076">DxWNwx&gt; GByldw:Yy XWywdg</text:span><text:span text:style-name="T1077">Xx</text:span></text:p>
            <text:p text:style-name="P977">LDyggwYyyw Yx22 &lt;YXgw&gt; XWywYYdgnd </text:p>
            <text:p text:style-name="P846"/>
          </table:table-cell>
          <table:table-cell table:style-name="Table265.A1" office:value-type="string">
            <text:p text:style-name="P207">Hwendal... <text:s/><text:span text:style-name="T1076">Urse Kaw?</text:span></text:p>
            <text:p text:style-name="P206">Tearan yellesti keru <text:span text:style-name="T1077">ha</text:span>?</text:p>
            <text:p text:style-name="P206"><text:span text:style-name="T1077">Wikkoy</text:span> <text:span text:style-name="T1077">YaBidoo Kuya ayo?</text:span></text:p>
          </table:table-cell>
        </table:table-row>
      </table:table>
      <text:h text:style-name="P1018" text:outline-level="3"><text:bookmark-start text:name="__RefHeading___Toc2946_671387254"/>Days later<text:bookmark-end text:name="__RefHeading___Toc2946_671387254"/></text:h>
      <text:p text:style-name="P46">I’ve learned phrases enough to go by. <text:s/>They seem to like my work on the field. <text:s/>The sun scorches sometimes. <text:s/>I’ve been staying at a lady’s house with a few others, Mandin <text:span text:style-name="T62">(They call him Mandindaya when another Mandin</text:span><text:span text:style-name="T931">s</text:span><text:span text:style-name="T62"> </text:span><text:span text:style-name="T931">are</text:span><text:span text:style-name="T62"> around)</text:span>, Tamur <text:span text:style-name="T62">La,</text:span> Kaffisa and Reyon. <text:s/>They look at me with curiosity sometimes. <text:s/>Even touching my journal they make it seem like I’m the odd one out. <text:s/>They keep referring to me as Tuzha, or Tuzhek<text:span text:style-name="T62">k</text:span>evaun. <text:s/>Especially when I go and swim in the sea, which they seem to refer to as Ikshan. <text:s/>Its chill is such a refresher and I rarely ever see people go for a swim. <text:s/>They do so in the river however. <text:s/></text:p>
      <text:p text:style-name="P47">So, if I understand well, this is the port town of Yivalkes. <text:s/>I recognize some things when folks speak. <text:s/>Like Ped and Pes makes me think of Foot, and that’s how they refer to leg stuff in general. <text:s/>A few other phrases like these make me feel like this is close to home but I can’t quite pinpoint. <text:s/>No one here speaks English, and whatever base of French and German I have won’t help either. <text:s/>And nothing I know exist except farming tools as well as levers and pulleys.</text:p>
      <table:table table:name="Table7" table:style-name="Table7">
        <table:table-column table:style-name="Table7.A"/>
        <table:table-column table:style-name="Table7.B"/>
        <table:table-row table:style-name="Table7.1">
          <table:table-cell table:style-name="Table7.A1" office:value-type="string">
            <text:p text:style-name="P845">BDgwyyXyxl LWldxw <text:span text:style-name="T1087">WWbx WlwxYw, Xx:</text:span></text:p>
            <text:p text:style-name="P847">XxWlxl XWxbxb “XgWyNwGgDy” Xg. <text:s/>WwWx</text:p>
            <text:p text:style-name="P847">Ln XL. <text:s/>LDnnyx LDglyx Dlbg’<text:span text:style-name="T1088">yy, LDlnyx XWxb</text:span></text:p>
            <text:p text:style-name="P848">Ww“BxXwGgXl”, DLbx XBxbnw NXldYy</text:p>
            <text:p text:style-name="P848">Ww&lt;WLybxlGd&gt; <text:span text:style-name="T1089">Nnbx; YLylylDw</text:span></text:p>
          </table:table-cell>
          <table:table-cell table:style-name="Table7.A1" office:value-type="string">
            <text:p text:style-name="P86">Kwiyarh shonoo, pae, waruwayo, h<text:span text:style-name="T1088">e</text:span>a.</text:p>
            <text:p text:style-name="P86">Hwalerh Tukh “Equinox”, Kaba uwwe,</text:p>
            <text:p text:style-name="P86">Len Ulmekk <text:span text:style-name="T1088">Nannya Galya tilbikhi, Largin no</text:span></text:p>
            <text:p text:style-name="P87">Wu”Poker”, DallaPe avno, narsi.</text:p>
            <text:p text:style-name="P87">Wu“Yivalkes”, mba. <text:s/><text:span text:style-name="T1089">Khuyalets!</text:span></text:p>
          </table:table-cell>
        </table:table-row>
        <table:table-row table:style-name="Table7.1">
          <table:table-cell table:style-name="Table7.A1" office:value-type="string">
            <text:p text:style-name="P844">BLbnbb<text:span text:style-name="T1103">xl DbylXXld YYdbdb Wgyy YY XWxbdg </text:span>NWdx </text:p>
            <text:p text:style-name="P844">&lt;WlnxbxLdnn&gt;<text:span text:style-name="T1104">Yllx ND’yw, WGxx’Yw GYld’Yw </text:span></text:p>
            <text:p text:style-name="P978">DbBx GlWdDlxl GYygyn XWyw GXdndxYy Nnbx</text:p>
            <text:p text:style-name="P978"/>
          </table:table-cell>
          <table:table-cell table:style-name="Table7.A1" office:value-type="string">
            <text:p text:style-name="P208">Fambeletterh spielaras! Uzhi! Kiwa noys?</text:p>
            <text:p text:style-name="P209">Noparsenyille nassu... <text:s/>Wadzhoy Wu<text:span text:style-name="T1104">Bovlosoy</text:span>?</text:p>
            <text:p text:style-name="P210">Sabba, Dzhilotturerh Iiglashen ayo khatta’i mba.</text:p>
          </table:table-cell>
        </table:table-row>
        <table:table-row table:style-name="Table7.1">
          <table:table-cell table:style-name="Table7.A1" office:value-type="string">
            <text:p text:style-name="P979">NXyl’dw Lyyd’Yy &lt;WlnxbxLdnn&gt; XWyw XWxbxb, YWny XLyyyy </text:p>
            <text:p text:style-name="P980">Nnbx YWny, Ww&lt;DnWllx&gt; XWyw, <text:span text:style-name="T1107">BGywXyyydw YWxlxl YYndnd</text:span></text:p>
            <text:p text:style-name="P979">GL:Xy LxBw, LByy, GXxlLNxx </text:p>
            <text:p text:style-name="P979">Dybl “<text:span text:style-name="T1106">DlYdDYxxLl” Gbgbwn “DlWnNgXx”</text:span></text:p>
            <text:p text:style-name="P981">Ydxl XlByXxBdDx, NByw Ywxn Dg.</text:p>
          </table:table-cell>
          <table:table-cell table:style-name="Table7.A1" office:value-type="string">
            <text:p text:style-name="P94">Nayilets Liisi, Noparsen ayo tukh. <text:s/>Ney tiriit.</text:p>
            <text:p text:style-name="P95">Mba Ney, wuTamur La ayo, <text:span text:style-name="T1107">Pyokeyets tiroy!</text:span></text:p>
            <text:p text:style-name="P94">Tidzhira lapuu. <text:s/>Psm. <text:s/>Ga’allane</text:p>
            <text:p text:style-name="P95">Spala, “drizzle”; Kafgavon, “drunk”</text:p>
            <text:p text:style-name="P96">Yadherh “alphabet”, num yan?</text:p>
          </table:table-cell>
        </table:table-row>
      </table:table>
      <text:h text:style-name="P1015" text:outline-level="2"><text:bookmark-start text:name="__RefHeading___Toc2948_671387254"/>Past the spring equinox<text:bookmark-end text:name="__RefHeading___Toc2948_671387254"/></text:h>
      <text:p text:style-name="P55">I’ve joined multiple travels with <text:span text:style-name="T931">an</text:span><text:span text:style-name="T62"> other </text:span>Mandin <text:span text:style-name="T62">who they call Taramandin</text:span> and his friend <text:span text:style-name="T62">Tshavis</text:span>, caught a few colds, was given chalk to recover, and sometimes concoctions that taste like mint. <text:s/>They know their stuff. <text:s/>Falfela, or Falfal, they say different ways how she is named, is the lady’s name. <text:s/>She was giving me food one day, and like a dummy I went to eat something that did look like a cookie from back home and I was clearly told to spit it out with the phrase <text:span text:style-name="T72">“Attof!”</text:span> and a slew more. <text:s/>It sure didn’t taste like cookie and more like decorated mud. <text:s/>It was a game. <text:s/>How could I know that a game would look like cookies. <text:s/><text:span text:style-name="T62">Afterwards, I watched her, Kaffisa and Wanska play. <text:s/>Reminded me of Poker.</text:span></text:p>
      <text:p text:style-name="P970">I work hard. <text:s/>And I mean hard. <text:s/>I got blisters the first few weeks, and the sun is strong at times. <text:s/>They do seem to like how much I can do and they keep referring me as Iigla which I think means tall because let’s face it they all look so short, but they show antlers with their hand sometimes when they say so. <text:s/>It’s probably one of those multiple meaning terms.</text:p>
      <text:p text:style-name="P970"><text:span text:style-name="T1162">Today is </text:span><text:span text:style-name="T63">drizzling – they say Spala</text:span><text:span text:style-name="T1162">. <text:s/>That’s when people take it easier </text:span><text:span text:style-name="T64">and remain indoors, but for the crazy few</text:span><text:span text:style-name="T1162">. <text:s/>I’</text:span><text:span text:style-name="T1163">d</text:span><text:span text:style-name="T1162"> usually be surrounded by people and they’d teach me stuff, especially Kaffisa with foul language, but a few of them went on a trip, </text:span><text:span text:style-name="T1163">so </text:span><text:span text:style-name="T1162">all I can hear is Falfela’s snoring and the fireplace’s crackling. <text:s/></text:span><text:span text:style-name="T1163">I</text:span><text:span text:style-name="T1162">nteresting how th</text:span><text:span text:style-name="T1163">e</text:span><text:span text:style-name="T1162"> grounds of this house </text:span><text:span text:style-name="T1163">has</text:span><text:span text:style-name="T1162"> a lowered spot for </text:span><text:span text:style-name="T858">e</text:span><text:span text:style-name="T1162">mbers.</text:span></text:p>
      <table:table table:name="Table8" table:style-name="Table8">
        <table:table-column table:style-name="Table8.A"/>
        <table:table-column table:style-name="Table8.B"/>
        <table:table-row table:style-name="Table8.1">
          <table:table-cell table:style-name="Table8.A1" office:value-type="string">
            <text:p text:style-name="P982">DWxyxy WwGx ; WwBLbnbw XWxbxb</text:p>
            <text:p text:style-name="P982">WwWbXl WNgyyngw, “DyXxDl” GydlYllx DG. <text:s/>GYlx’yyxl</text:p>
            <text:p text:style-name="P982">Bbnb’yyxl BDbdLLyy’xyxl YXgyYy </text:p>
            <text:p text:style-name="P982">GnDlbn LDllwyGXxy </text:p>
            <text:p text:style-name="P982"/>
          </table:table-cell>
          <table:table-cell table:style-name="Table8.A1" office:value-type="string">
            <text:p text:style-name="P97">Tude, <text:span text:style-name="T1120">Uke</text:span>! WuFambesar tukh.</text:p>
            <text:p text:style-name="P97">Wu’Uffel tuzhenku, “satyr” shedi<text:span text:style-name="T1120">i</text:span>ryille? Lor<text:span text:style-name="T1120">ey</text:span>i<text:span text:style-name="T1120">rh</text:span></text:p>
            <text:p text:style-name="P98">Veneppirh peddamerellearh yasha’i</text:p>
            <text:p text:style-name="P99">Gnedravun Wilaafkeam</text:p>
          </table:table-cell>
        </table:table-row>
        <table:table-row table:style-name="Table8.2">
          <table:table-cell table:style-name="Table8.A1" office:value-type="string">
            <text:p text:style-name="P983">YWnyYYll WwYWdw’gwYYll</text:p>
          </table:table-cell>
          <table:table-cell table:style-name="Table8.A1" office:value-type="string">
            <text:p text:style-name="P204">Neyyy! Wutayokuuuu!</text:p>
          </table:table-cell>
        </table:table-row>
      </table:table>
      <text:p text:style-name="P971">The spring equinox was quite something. <text:s/>We had an outside banquet with the whole town and many more, with boar meat, wine, cheeses, seasonings from afar, people were singing and dancing. <text:s/>They apparently have <text:span text:style-name="T65">about 8</text:span> massive events per year. <text:s/><text:span text:style-name="T66">They prevented me from getting drunk as if I were some youngster which they shooed away from drinking too. <text:s/>I think they see me as simple minded </text:span><text:span text:style-name="T67">but being nice about it</text:span><text:span text:style-name="T66">. <text:s/>Oh well. <text:s/></text:span><text:span text:style-name="T68">I was impressed about the lack of fighting. <text:s/></text:span><text:span text:style-name="T1165">I’m coming to enjoy this.</text:span></text:p>
      <text:p text:style-name="P972"><text:span text:style-name="T1164">Alright, who do I know. <text:s/>There is Falfela, lady of the house. <text:s/>Mandin or Mandindaya, the overthinker who tends to work hard then disappear sometimes; there is Izma</text:span><text:span text:style-name="T931">w</text:span><text:span text:style-name="T1164">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text:span text:style-name="T69">s</text:span><text:span text:style-name="T1164">he takes care of the </text:span><text:span text:style-name="T192">Fambesar</text:span><text:span text:style-name="T1164">, where a bunch of clay tablets, </text:span><text:span text:style-name="T931">scrolls, and</text:span><text:span text:style-name="T1164"> books are kept; of course Kaffisa who teaches me all the fun bad words, she spends a lot of time on the roofs and throws seeds down; Uffel Suroy, the pretty odd lady who dresses like a satyr and plays the harp at dawn and otherwise – strange, I would have assumed her playing today. <text:s/>There’s a few more at the field when we till around, but we just acknowledge each other with simple gestures, or in the city when I have to go get food, but they seem to avoid trying to discuss much. <text:s/>- </text:span><text:span text:style-name="T1166">Ink </text:span><text:span text:style-name="T70">emptying</text:span><text:span text:style-name="T1166">.</text:span></text:p>
      <table:table table:name="Table10" table:style-name="Table10">
        <table:table-column table:style-name="Table10.A"/>
        <table:table-column table:style-name="Table10.B"/>
        <table:table-row table:style-name="Table10.1">
          <table:table-cell table:style-name="Table10.A1" office:value-type="string">
            <text:p text:style-name="P925">“WyGg<text:span text:style-name="T1122">h”</text:span> LDllwy; GByyxl: <text:span text:style-name="T1121">7 XWxxxx, 5 XWywyw YYylbg</text:span></text:p>
            <text:p text:style-name="P925">“XbfDltLxYbf” BWln; YLylyl<text:span text:style-name="T1124">xy</text:span><text:span text:style-name="T1122">ny XWywdg</text:span></text:p>
            <text:p text:style-name="P925">GDxlyy YLgb’<text:span text:style-name="T1124">xyxl Yllx XWxbdg:; Nnbx “GgLxxyDyz” Wngygg</text:span></text:p>
            <text:p text:style-name="P925">GXby<text:span text:style-name="T1124">WWyy &lt;LXyg BlydDYxx’yw&gt; LDll’</text:span><text:span text:style-name="T1125">ywxl GndxWXxg</text:span></text:p>
          </table:table-cell>
          <table:table-cell table:style-name="Table10.A1" office:value-type="string">
            <text:p text:style-name="P88">“Week”, Wilaaf. <text:s/>Tariit nir <text:span text:style-name="T1122">we</text:span>, <text:span text:style-name="T1121">bam</text:span> <text:span text:style-name="T1122">ker</text:span>we!</text:p>
            <text:p text:style-name="P88">“Afterlife”, Geralavendzhil. <text:s/><text:span text:style-name="T1121">Khuyal</text:span><text:span text:style-name="T1124">eni keru</text:span></text:p>
            <text:p text:style-name="P89">Iris <text:span text:style-name="T1124">Gevvyarerh</text:span> yille, kigiwa;</text:p>
            <text:p text:style-name="P90">Mba! “crazy” tuzhek.</text:p>
            <text:p text:style-name="P90">Kaviwey, Layash Berizayo, <text:span text:style-name="T1125">kullayorh tshandawakh</text:span></text:p>
          </table:table-cell>
        </table:table-row>
        <table:table-row table:style-name="Table10.2">
          <table:table-cell table:style-name="Table10.A1" office:value-type="string">
            <text:p text:style-name="P925">&lt;<text:span text:style-name="T1126">LL!Yd</text:span>&gt;; “<text:span text:style-name="T1126">XlByXxBdDx” NGbgYllx, BgnyXXldDLnl</text:span></text:p>
            <text:p text:style-name="P925">BLbn Bbwn<text:span text:style-name="T1127">Gxxyxl Byxxxx</text:span></text:p>
          </table:table-cell>
          <table:table-cell table:style-name="Table10.A1" office:value-type="string">
            <text:p text:style-name="P203">Rayad.. <text:s/>“<text:span text:style-name="T1126">Alphabet” makhbageeyille, baginarasiluni, </text:span><text:span text:style-name="T1127">fanee haveon</text:span><text:span text:style-name="T1126">khearh </text:span><text:span text:style-name="T1127">fea</text:span></text:p>
          </table:table-cell>
        </table:table-row>
      </table:table>
      <text:h text:style-name="P1019" text:outline-level="3"><text:bookmark-start text:name="__RefHeading___Toc2950_671387254"/>Weeks later<text:bookmark-end text:name="__RefHeading___Toc2950_671387254"/></text:h>
      <text:p text:style-name="P584">It’s been a full moon cycle. <text:s/>At least I get to keep time in a way that still works for me. <text:s/>I was told I need to watch out for Laya<text:span text:style-name="T504">a</text:span>sh Berizayo. <text:s/>He did startle me a few times, and even though I’m taller than him – I am definitely taller than most of them anyway – he’s something else.</text:p>
      <text:p text:style-name="P584"><text:span text:style-name="T71">I still can’t get at ease with the smell of most things. <text:s/>So raw. <text:s/>Good and bad. <text:s/>I love how Falfela prepares beans and goat alike, even though others call her soup </text:span><text:span text:style-name="T73">Askimakhva</text:span><text:span text:style-name="T71">, which I recognize as both a short form of fire and soup put together, and it sounds like they are carefully making fun of her, but she seems to enjoy the attention with loving care. <text:s/>She has a bunch of spices growing from the house, it’s crazy! And apparently they’re having problem planting it elsewhere. <text:s/>And this seems to be the case for a few homes sprinkled in the town.</text:span></text:p>
      <text:p text:style-name="P56">There’s been celebrations, and the folks are trying to explain to me, but they stop when they see that I can’t yet talk past basic needs. <text:s/>It’s frustrating. <text:s/>I’m stuck here, might as well make sense of it all, if I am to ever return.</text:p>
      <text:p text:style-name="P56">What’s with being here anyway? Am I in some form of weird afterlife? I often miss the comfort of videogames, and not having toothaches, but if I can get beyond the hard freaking work, it’s a breeze of freedom.</text:p>
      <text:p text:style-name="P57"/>
      <table:table table:name="Table11" table:style-name="Table11">
        <table:table-column table:style-name="Table11.A"/>
        <table:table-column table:style-name="Table11.B"/>
        <table:table-row table:style-name="Table11.1">
          <table:table-cell table:style-name="Table11.A1" office:value-type="string">
            <text:p text:style-name="P927"><text:span text:style-name="T1129">XWxbxb </text:span><text:span text:style-name="T1177">YY2</text:span> YLgb<text:span text:style-name="T1128">Xlbx’ny </text:span><text:span text:style-name="T1129">YDdxGDxlyy</text:span></text:p>
            <text:p text:style-name="P844">YLylyl<text:span text:style-name="T1130">nyxy XWxxxx, </text:span>WWbxXWyy YDyl'''yy GBylyy <text:span text:style-name="T1128">YYbbbd </text:span></text:p>
            <text:p text:style-name="P844"/>
          </table:table-cell>
          <table:table-cell table:style-name="Table11.A1" office:value-type="string">
            <text:p text:style-name="P204">Tukh Tukh! Gevvirarf<text:span text:style-name="T1128">in</text:span> <text:span text:style-name="T1128">lasbatris</text:span></text:p>
            <text:p text:style-name="P205">Khuyalinia we, peley yadilley eli</text:p>
          </table:table-cell>
        </table:table-row>
        <table:table-row table:style-name="Table11.2">
          <table:table-cell table:style-name="Table11.A1" office:value-type="string">
            <text:p text:style-name="P990">BNxd WDxx; GBylyy LDlnDLnl DXyx’nyxyGDxlyy </text:p>
            <text:p text:style-name="P989"><text:span text:style-name="T1144">WWbx DWxx, GYyg’</text:span><text:span text:style-name="T1145">ny XWyydg LBld DG.</text:span></text:p>
            <text:p text:style-name="P989"><text:span text:style-name="T1145">QS QN </text:span>WWyy <text:span text:style-name="T1145">DG.</text:span></text:p>
            <text:p text:style-name="P989"/>
          </table:table-cell>
          <table:table-cell table:style-name="Table11.A1" office:value-type="string">
            <text:p text:style-name="P91">Aas saan! Eli lenkiluni tyinia’ris.</text:p>
            <text:p text:style-name="P91">Pae Tun, Igla<text:span text:style-name="T1145">ni </text:span>esfan <text:span text:style-name="T1145">lodru</text:span>? Sur, Narwey?</text:p>
          </table:table-cell>
        </table:table-row>
        <table:table-row table:style-name="Table11.2">
          <table:table-cell table:style-name="Table11.A1" office:value-type="string">
            <text:p text:style-name="P984">QS &lt;WbByXl&gt; XWyw YNndYXld <text:span text:style-name="T1167">XWyyyy </text:span></text:p>
            <text:p text:style-name="P986">Nnbx DWxx: GbylDw XlgwYy LDln:GXbyxy</text:p>
            <text:p text:style-name="P985">Ln4yyLDlnyx </text:p>
            <text:p text:style-name="P985"/>
          </table:table-cell>
          <table:table-cell table:style-name="Table11.A1" office:value-type="string">
            <text:p text:style-name="P211">Sur! Uffel ayo Nasslulles Laras.</text:p>
            <text:p text:style-name="P212">M<text:span text:style-name="T1172">m</text:span>ba Dusan, eetung kwali lelenkekhafee.</text:p>
            <text:p text:style-name="P213">Lenko’i Larg<text:span text:style-name="T1176">i</text:span>n</text:p>
          </table:table-cell>
        </table:table-row>
        <table:table-row table:style-name="Table11.4">
          <table:table-cell table:style-name="Table11.A1" office:value-type="string">
            <text:p text:style-name="P986">GBxd, LDln Xx</text:p>
            <text:p text:style-name="P986">WXxnllgyggXy; XLwxywDgbxyy <text:span text:style-name="T1173">YL.yy</text:span> Bl:yw</text:p>
            <text:p text:style-name="P986">XYdb LXyy WDxxBDxw’, Gbdxg<text:span text:style-name="T1173">n XWyw NXylGnxxGXxx </text:span></text:p>
            <text:p text:style-name="P986">XWyydg <text:span text:style-name="T1174">DG. <text:s/>DNllXlyw LWbbglyy </text:span></text:p>
            <text:p text:style-name="P986">WXnygyNgXXld NNdnLNdx..Blyx; <text:span text:style-name="T1175">WWbx</text:span></text:p>
          </table:table-cell>
          <table:table-cell table:style-name="Table11.A1" office:value-type="string">
            <text:p text:style-name="P100">Aas. <text:s/>Lenke ha.</text:p>
            <text:p text:style-name="P100">Lhinkii’zhekke... <text:s/>Oruwuskeppey <text:span text:style-name="T1173">Yellissi</text:span> Falfeloy.</text:p>
            <text:p text:style-name="P101">Skante Ley Nabo, Taalashen ayo nayilgannakkee</text:p>
            <text:p text:style-name="P102">Es<text:span text:style-name="T1174">s</text:span>fa<text:span text:style-name="T1174">m</text:span>? <text:span text:style-name="T1174">Bastawmarhoy vgiri.</text:span></text:p>
            <text:p text:style-name="P102"><text:span text:style-name="T1174">Kissinkaraserh Taramandimfreye. <text:s/></text:span><text:span text:style-name="T1175">Pae.</text:span></text:p>
          </table:table-cell>
        </table:table-row>
        <table:table-row table:style-name="Table11.4">
          <table:table-cell table:style-name="Table11.A1" office:value-type="string">
            <text:p text:style-name="P986">LNgy <text:span text:style-name="T1193">Gyii DwxbGDgbXXld’ny</text:span></text:p>
            <text:p text:style-name="P1338">WdwnXyyydw Dbdn DWyw Bbwn Bbwnxy LXyy</text:p>
            <text:p text:style-name="P1338">LDlnyx</text:p>
          </table:table-cell>
          <table:table-cell table:style-name="Table11.A1" office:value-type="string">
            <text:p text:style-name="P1005">Sharenden shi, <text:span text:style-name="T1193">Duppek</text:span>hadaras<text:span text:style-name="T1193">in.</text:span></text:p>
            <text:p text:style-name="P1005"><text:span text:style-name="T1193">Uduneyets, </text:span><text:span text:style-name="T1194">siftan tayo haveon haveone ley</text:span></text:p>
            <text:p text:style-name="P1006">Largin</text:p>
          </table:table-cell>
        </table:table-row>
      </table:table>
      <text:p text:style-name="P58">No bus. <text:s/>No car even. <text:s/>No bike? Yeah. <text:s/>I miss the bike. <text:s/>But horse riding is endearing. <text:s/>I love how they refer to galloping, pacing, and trotting as <text:span text:style-name="T72">Kullakaba’lakaba</text:span>, <text:span text:style-name="T72">Kullakaba’kaba</text:span>, and <text:span text:style-name="T72">Kullakaba’ba</text:span>, repeating the ending bit for emphasis. <text:s/>It’s so silly and cute. <text:s/>Especially since <text:span text:style-name="T72">Kulla</text:span> seems to be used in many places, and Kaba is the general word for horses.</text:p>
      <text:p text:style-name="P56">Anyway, I need to find a better writing tool maybe, this hurts. <text:s/>The ink colour is pretty tho.</text:p>
      <text:p text:style-name="P59">I was told we may have 4 to 5 more days to work the fields before the rain comes. <text:s/>I don’t know how they can be so precise. <text:s/>My hands don’t ache from the caluses anymore, which is why it took so long to resume. <text:s/>Massive nauseas too. <text:s/>Not as bad as my first few months where I was delirious and diarheal, but still awful.</text:p>
      <text:p text:style-name="P59">Kaffisa is very distant. <text:s/>She still teaches me bad words, especially when I climb on the rooftop to gaze at the lake together, just, more silent, and almost aggressive as the dusk settles the day before storming away for a drink at the Khattom.</text:p>
      <text:p text:style-name="P60">I can’t believe I’m not even allowed in there, I’ve seen people younger go and drink to their heart’s content but they literally won’t allow me to drink booze. <text:s/>Such a piss off.</text:p>
      <text:p text:style-name="P61"/>
      <table:table table:name="Table12" table:style-name="Table12">
        <table:table-column table:style-name="Table12.A"/>
        <table:table-column table:style-name="Table12.B"/>
        <table:table-row table:style-name="Table12.1">
          <table:table-cell table:style-name="Table12.A1" office:value-type="string">
            <text:p text:style-name="P844"/>
          </table:table-cell>
          <table:table-cell table:style-name="Table12.A1" office:value-type="string">
            <text:p text:style-name="P85"/>
          </table:table-cell>
        </table:table-row>
      </table:table>
      <text:p text:style-name="P1081">It’s not like I don’t have coins, which I still don’t quite understand how it works as most people don’t even look at what their receive, they all seem to somewhat trust each others, almost forcefully so. <text:s/>When I do work they ask me if I want food or coins, and I never know how to answer because some people cook terrible meals especially I think because of my lack of understanding, and others just give the smallest coins, and they look at me angrily when I look at my payment. <text:s/>I don’t get it. <text:s/></text:p>
      <text:p text:style-name="P1082"><text:span text:style-name="T198">And I’ve heard the phrase </text:span><text:span text:style-name="T129">“Tsoydhal le, Wiyellikha</text:span><text:span text:style-name="T162">w</text:span><text:span text:style-name="T129">”</text:span><text:span text:style-name="T198">, which seems to mean “Right Coin, Small eye, do not wish”, which I think means that I should not look, but I ugh I don’t get it.</text:span></text:p>
      <text:h text:style-name="P1030" text:outline-level="3"/>
      <text:p text:style-name="P726"/>
      <table:table table:name="Table13" table:style-name="Table13">
        <table:table-column table:style-name="Table13.A"/>
        <table:table-column table:style-name="Table13.B"/>
        <table:table-row table:style-name="Table13.1">
          <table:table-cell table:style-name="Table13.A1" office:value-type="string">
            <text:p text:style-name="P844"/>
          </table:table-cell>
          <table:table-cell table:style-name="Table13.A1" office:value-type="string">
            <text:p text:style-name="P85"/>
          </table:table-cell>
        </table:table-row>
      </table:table>
      <text:h text:style-name="P1031" text:outline-level="3"><text:bookmark-start text:name="__RefHeading___Toc2952_671387254"/>It’s hot<text:bookmark-end text:name="__RefHeading___Toc2952_671387254"/></text:h>
      <text:p text:style-name="P1079"><text:span text:style-name="T1195">And people are still bustling. <text:s/>I’ve been somewhat awoken with a kick in the side. <text:s/>They make fun of me for waking late, but really I just like to listen to them speak before I get up. <text:s/>Someone was singing and they were giggling at it. <text:s/>I recognized the tune but the words were different than usual. <text:s/>Food was spicier than ever before and when I tried to reach for water they slapped my wrist and gave me goat milk instead </text:span><text:span text:style-name="T199">and one of them was rolling on the floor chuckling</text:span><text:span text:style-name="T1195">. <text:s/></text:span><text:span text:style-name="T199">They pranked me. <text:s/>I can’t believe they pranked me with food. <text:s/></text:span><text:span text:style-name="T200">In the morning.</text:span><text:span text:style-name="T199"> <text:s/>I mean, it felt nice too. <text:s/></text:span><text:span text:style-name="T200">I got better at the cup game yesterday night so it feels like it’s helping me belong more.</text:span></text:p>
      <text:p text:style-name="P1079">Because of the singing, when I mentioned Uffel, the conversation quieted a bit, but they said something that meant she’ll be back soon, and they made clapping gesture with the hands. <text:s/><text:span text:style-name="T201">I’m not sure if they are making fun of her for wearing horns, or if they meant that she is travelling, but they mentioned the </text:span><text:span text:style-name="T163">Lo Nazalo</text:span><text:span text:style-name="T201">, which I remembered means some form of wine.</text:span></text:p>
      <text:p text:style-name="P62">Apparently I need to be a hand for someone.</text:p>
      <text:p text:style-name="P62"/>
      <table:table table:name="Table3" table:style-name="Table3">
        <table:table-column table:style-name="Table3.A"/>
        <table:table-column table:style-name="Table3.B"/>
        <table:table-row>
          <table:table-cell table:style-name="Table3.A1" office:value-type="string">
            <text:p text:style-name="P704">XByyDdxx &lt;LL!Yd&gt; <text:s text:c="2"/>XXwnDl’xlyy XWxb: <text:s/>XXgdYx <text:s/>XWxbdg YYdg </text:p>
            <text:p text:style-name="YdWl2">GGyxLBxl YgGD XWyw, &lt;NYdxwxWNwx&gt; WNgyyn YYdgyl</text:p>
          </table:table-cell>
          <table:table-cell table:style-name="Table3.A1" office:value-type="string">
            <text:p text:style-name="P691">Ittsea Reyon, hwendalerhi noom! Ursya kiwa?</text:p>
            <text:p text:style-name="P706">Kyakkeravel Ye’khad ayo, Tankiran tuzhem!</text:p>
            <text:p text:style-name="P692"/>
          </table:table-cell>
        </table:table-row>
        <table:table-row table:style-name="Table3.2">
          <table:table-cell table:style-name="Table3.A1" office:value-type="string">
            <text:p text:style-name="YdWl2"><text:span text:style-name="T1068">WWbx, </text:span><text:span text:style-name="T1067">WNgyynXXld; NXwwNNgwdn</text:span><text:span text:style-name="T1068">Yw </text:span><text:span text:style-name="T1067"><text:s/></text:span>XLyyyy LBld’<text:span text:style-name="T1068">xl</text:span></text:p>
            <text:p text:style-name="P1340">XXgd XdGdyy Xx.xl WwNxYy,NXldYy</text:p>
            <text:p text:style-name="P1339">NXylDw, Xxwl’nyxy Xx.Xnbl <text:span text:style-name="T1070">Ldbl’nydwgw</text:span></text:p>
            <text:p text:style-name="P1339">GDxlyw GblyByxy<text:span text:style-name="T1072">dw GDyx XWywdg:</text:span></text:p>
          </table:table-cell>
          <table:table-cell table:style-name="Table3.A1" office:value-type="string">
            <text:p text:style-name="P81">Pae. <text:s/>Tuzhemaras. <text:s/>K’hiraGevoy tiriit lodrurh.</text:p>
            <text:p text:style-name="P82">Urse a<text:span text:style-name="T1071">a</text:span>skh<text:span text:style-name="T1071">i</text:span>d<text:span text:style-name="T1071">i</text:span> attsenerh wu’ney, narsi.</text:p>
            <text:p text:style-name="P83">Nayilets, hwelinn<text:span text:style-name="T1070">ia</text:span> attsenembar <text:span text:style-name="T1070">lasbeliinetsku</text:span></text:p>
            <text:p text:style-name="P84">Ursoy, Kevlillafeets khayas kelgeru</text:p>
          </table:table-cell>
        </table:table-row>
      </table:table>
      <text:p text:style-name="YdWl1"/>
      <text:p text:style-name="YdWl1"/>
      <table:table table:name="Table1" table:style-name="Table1">
        <table:table-column table:style-name="Table1.A" table:number-columns-repeated="9"/>
        <table:table-column table:style-name="Table1.J"/>
        <table:table-row>
          <table:table-cell table:style-name="Table1.A1" office:value-type="string">
            <text:p text:style-name="P18"/>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3">B<text:span text:style-name="T25">B</text:span></text:p>
          </table:table-cell>
          <table:table-cell table:style-name="Table1.A1" office:value-type="string">
            <text:p text:style-name="P13">B<text:span text:style-name="T25">D</text:span></text:p>
          </table:table-cell>
          <table:table-cell table:style-name="Table1.A1" office:value-type="string">
            <text:p text:style-name="P13">B<text:span text:style-name="T25">G</text:span></text:p>
          </table:table-cell>
          <table:table-cell table:style-name="Table1.A1" office:value-type="string">
            <text:p text:style-name="P13">B<text:span text:style-name="T25">L</text:span></text:p>
          </table:table-cell>
          <table:table-cell table:style-name="Table1.A1" office:value-type="string">
            <text:p text:style-name="P13"/>
          </table:table-cell>
          <table:table-cell table:style-name="Table1.A1" office:value-type="string">
            <text:p text:style-name="P13">B<text:span text:style-name="T25">W</text:span></text:p>
          </table:table-cell>
          <table:table-cell table:style-name="Table1.A1" office:value-type="string">
            <text:p text:style-name="P13">B<text:span text:style-name="T25">Y</text:span></text:p>
          </table:table-cell>
          <table:table-cell table:style-name="Table1.A1" office:value-type="string">
            <text:p text:style-name="P13">B<text:span text:style-name="T25">X</text:span></text:p>
          </table:table-cell>
          <table:table-cell table:style-name="Table1.A1" office:value-type="string">
            <text:p text:style-name="P13">B<text:span text:style-name="T25">N</text:span></text:p>
          </table:table-cell>
        </table:table-row>
        <table:table-row table:style-name="Table1.3">
          <table:table-cell table:style-name="Table1.A1" office:value-type="string">
            <text:p text:style-name="P43">D-</text:p>
          </table:table-cell>
          <table:table-cell table:style-name="Table1.A1" office:value-type="string">
            <text:p text:style-name="P13">D<text:span text:style-name="T25">B</text:span></text:p>
          </table:table-cell>
          <table:table-cell table:style-name="Table1.A1" office:value-type="string">
            <text:p text:style-name="P13">D<text:span text:style-name="T25">D</text:span></text:p>
          </table:table-cell>
          <table:table-cell table:style-name="Table1.A1" office:value-type="string">
            <text:p text:style-name="P13">D<text:span text:style-name="T25">G</text:span></text:p>
          </table:table-cell>
          <table:table-cell table:style-name="Table1.A1" office:value-type="string">
            <text:p text:style-name="P13">D<text:span text:style-name="T25">L</text:span></text:p>
          </table:table-cell>
          <table:table-cell table:style-name="Table1.A1" office:value-type="string">
            <text:p text:style-name="P13"/>
          </table:table-cell>
          <table:table-cell table:style-name="Table1.A1" office:value-type="string">
            <text:p text:style-name="P13">D<text:span text:style-name="T25">W</text:span></text:p>
          </table:table-cell>
          <table:table-cell table:style-name="Table1.A1" office:value-type="string">
            <text:p text:style-name="P13">D<text:span text:style-name="T25">Y</text:span></text:p>
          </table:table-cell>
          <table:table-cell table:style-name="Table1.A1" office:value-type="string">
            <text:p text:style-name="P13">D<text:span text:style-name="T25">X</text:span></text:p>
          </table:table-cell>
          <table:table-cell table:style-name="Table1.A1" office:value-type="string">
            <text:p text:style-name="P13">D<text:span text:style-name="T25">N</text:span></text:p>
          </table:table-cell>
        </table:table-row>
        <table:table-row>
          <table:table-cell table:style-name="Table1.A1" office:value-type="string">
            <text:p text:style-name="P43">G-</text:p>
          </table:table-cell>
          <table:table-cell table:style-name="Table1.A1" office:value-type="string">
            <text:p text:style-name="P13">G<text:span text:style-name="T25">B</text:span></text:p>
          </table:table-cell>
          <table:table-cell table:style-name="Table1.A1" office:value-type="string">
            <text:p text:style-name="P13">G<text:span text:style-name="T25">D</text:span></text:p>
          </table:table-cell>
          <table:table-cell table:style-name="Table1.A1" office:value-type="string">
            <text:p text:style-name="P13">G<text:span text:style-name="T25">G</text:span></text:p>
          </table:table-cell>
          <table:table-cell table:style-name="Table1.A1" office:value-type="string">
            <text:p text:style-name="P13">G<text:span text:style-name="T25">L</text:span></text:p>
          </table:table-cell>
          <table:table-cell table:style-name="Table1.A1" office:value-type="string">
            <text:p text:style-name="P13"/>
          </table:table-cell>
          <table:table-cell table:style-name="Table1.A1" office:value-type="string">
            <text:p text:style-name="P13">G<text:span text:style-name="T25">W</text:span></text:p>
          </table:table-cell>
          <table:table-cell table:style-name="Table1.A1" office:value-type="string">
            <text:p text:style-name="P13">G<text:span text:style-name="T25">Y</text:span></text:p>
          </table:table-cell>
          <table:table-cell table:style-name="Table1.A1" office:value-type="string">
            <text:p text:style-name="P13">G<text:span text:style-name="T25">X</text:span></text:p>
          </table:table-cell>
          <table:table-cell table:style-name="Table1.A1" office:value-type="string">
            <text:p text:style-name="P13">G<text:span text:style-name="T25">N</text:span></text:p>
          </table:table-cell>
        </table:table-row>
        <table:table-row>
          <table:table-cell table:style-name="Table1.A1" office:value-type="string">
            <text:p text:style-name="P43">L-</text:p>
          </table:table-cell>
          <table:table-cell table:style-name="Table1.A1" office:value-type="string">
            <text:p text:style-name="P13">L<text:span text:style-name="T25">B</text:span></text:p>
          </table:table-cell>
          <table:table-cell table:style-name="Table1.A1" office:value-type="string">
            <text:p text:style-name="P13">L<text:span text:style-name="T25">D</text:span></text:p>
          </table:table-cell>
          <table:table-cell table:style-name="Table1.A1" office:value-type="string">
            <text:p text:style-name="P13">L<text:span text:style-name="T25">G</text:span></text:p>
          </table:table-cell>
          <table:table-cell table:style-name="Table1.A1" office:value-type="string">
            <text:p text:style-name="P13">L<text:span text:style-name="T25">L</text:span></text:p>
          </table:table-cell>
          <table:table-cell table:style-name="Table1.A1" office:value-type="string">
            <text:p text:style-name="P13"/>
          </table:table-cell>
          <table:table-cell table:style-name="Table1.A1" office:value-type="string">
            <text:p text:style-name="P13">L<text:span text:style-name="T25">W</text:span></text:p>
          </table:table-cell>
          <table:table-cell table:style-name="Table1.A1" office:value-type="string">
            <text:p text:style-name="P13">L<text:span text:style-name="T25">Y</text:span></text:p>
          </table:table-cell>
          <table:table-cell table:style-name="Table1.A1" office:value-type="string">
            <text:p text:style-name="P13">L<text:span text:style-name="T25">X</text:span></text:p>
          </table:table-cell>
          <table:table-cell table:style-name="Table1.A1" office:value-type="string">
            <text:p text:style-name="P13">L<text:span text:style-name="T25">N</text:span></text:p>
          </table:table-cell>
        </table:table-row>
        <table:table-row>
          <table:table-cell table:style-name="Table1.A1" office:value-type="string">
            <text:p text:style-name="P4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43">W-</text:p>
          </table:table-cell>
          <table:table-cell table:style-name="Table1.A1" office:value-type="string">
            <text:p text:style-name="P13">W<text:span text:style-name="T25">B</text:span></text:p>
          </table:table-cell>
          <table:table-cell table:style-name="Table1.A1" office:value-type="string">
            <text:p text:style-name="P13">W<text:span text:style-name="T25">D</text:span></text:p>
          </table:table-cell>
          <table:table-cell table:style-name="Table1.A1" office:value-type="string">
            <text:p text:style-name="P13">W<text:span text:style-name="T25">G</text:span></text:p>
          </table:table-cell>
          <table:table-cell table:style-name="Table1.A1" office:value-type="string">
            <text:p text:style-name="P13">W<text:span text:style-name="T25">L</text:span></text:p>
          </table:table-cell>
          <table:table-cell table:style-name="Table1.A1" office:value-type="string">
            <text:p text:style-name="P13"/>
          </table:table-cell>
          <table:table-cell table:style-name="Table1.A1" office:value-type="string">
            <text:p text:style-name="P13">W<text:span text:style-name="T25">W</text:span></text:p>
          </table:table-cell>
          <table:table-cell table:style-name="Table1.A1" office:value-type="string">
            <text:p text:style-name="P13">W<text:span text:style-name="T25">Y</text:span></text:p>
          </table:table-cell>
          <table:table-cell table:style-name="Table1.A1" office:value-type="string">
            <text:p text:style-name="P13">W<text:span text:style-name="T25">X</text:span></text:p>
          </table:table-cell>
          <table:table-cell table:style-name="Table1.A1" office:value-type="string">
            <text:p text:style-name="P13">W<text:span text:style-name="T25">N</text:span></text:p>
          </table:table-cell>
        </table:table-row>
        <table:table-row>
          <table:table-cell table:style-name="Table1.A1" office:value-type="string">
            <text:p text:style-name="P43">Y-</text:p>
          </table:table-cell>
          <table:table-cell table:style-name="Table1.A1" office:value-type="string">
            <text:p text:style-name="P13">Y<text:span text:style-name="T25">B</text:span></text:p>
          </table:table-cell>
          <table:table-cell table:style-name="Table1.A1" office:value-type="string">
            <text:p text:style-name="P13">Y<text:span text:style-name="T25">D</text:span></text:p>
          </table:table-cell>
          <table:table-cell table:style-name="Table1.A1" office:value-type="string">
            <text:p text:style-name="P13">Y<text:span text:style-name="T25">G</text:span></text:p>
          </table:table-cell>
          <table:table-cell table:style-name="Table1.A1" office:value-type="string">
            <text:p text:style-name="P13">Y<text:span text:style-name="T25">L</text:span></text:p>
          </table:table-cell>
          <table:table-cell table:style-name="Table1.A1" office:value-type="string">
            <text:p text:style-name="P13"/>
          </table:table-cell>
          <table:table-cell table:style-name="Table1.A1" office:value-type="string">
            <text:p text:style-name="P13">Y<text:span text:style-name="T25">W</text:span></text:p>
          </table:table-cell>
          <table:table-cell table:style-name="Table1.A1" office:value-type="string">
            <text:p text:style-name="P13">Y<text:span text:style-name="T25">Y</text:span></text:p>
          </table:table-cell>
          <table:table-cell table:style-name="Table1.A1" office:value-type="string">
            <text:p text:style-name="P13">Y<text:span text:style-name="T25">X</text:span></text:p>
          </table:table-cell>
          <table:table-cell table:style-name="Table1.A1" office:value-type="string">
            <text:p text:style-name="P13">Y<text:span text:style-name="T25">N</text:span></text:p>
          </table:table-cell>
        </table:table-row>
        <table:table-row>
          <table:table-cell table:style-name="Table1.A1" office:value-type="string">
            <text:p text:style-name="P43">X/H-</text:p>
          </table:table-cell>
          <table:table-cell table:style-name="Table1.A1" office:value-type="string">
            <text:p text:style-name="P13">X<text:span text:style-name="T25">B</text:span></text:p>
          </table:table-cell>
          <table:table-cell table:style-name="Table1.A1" office:value-type="string">
            <text:p text:style-name="P13">X<text:span text:style-name="T25">D</text:span></text:p>
          </table:table-cell>
          <table:table-cell table:style-name="Table1.A1" office:value-type="string">
            <text:p text:style-name="P13">X<text:span text:style-name="T25">G</text:span></text:p>
          </table:table-cell>
          <table:table-cell table:style-name="Table1.A1" office:value-type="string">
            <text:p text:style-name="P13">X<text:span text:style-name="T25">L</text:span></text:p>
          </table:table-cell>
          <table:table-cell table:style-name="Table1.A1" office:value-type="string">
            <text:p text:style-name="P13"/>
          </table:table-cell>
          <table:table-cell table:style-name="Table1.A1" office:value-type="string">
            <text:p text:style-name="P13">X<text:span text:style-name="T25">W</text:span></text:p>
          </table:table-cell>
          <table:table-cell table:style-name="Table1.A1" office:value-type="string">
            <text:p text:style-name="P13">X<text:span text:style-name="T25">Y</text:span></text:p>
          </table:table-cell>
          <table:table-cell table:style-name="Table1.A1" office:value-type="string">
            <text:p text:style-name="P13">X<text:span text:style-name="T25">X</text:span></text:p>
          </table:table-cell>
          <table:table-cell table:style-name="Table1.A1" office:value-type="string">
            <text:p text:style-name="P13">X<text:span text:style-name="T25">N</text:span></text:p>
          </table:table-cell>
        </table:table-row>
        <table:table-row>
          <table:table-cell table:style-name="Table1.A1" office:value-type="string">
            <text:p text:style-name="P43">N-</text:p>
          </table:table-cell>
          <table:table-cell table:style-name="Table1.A1" office:value-type="string">
            <text:p text:style-name="P13">N<text:span text:style-name="T25">B</text:span></text:p>
          </table:table-cell>
          <table:table-cell table:style-name="Table1.A1" office:value-type="string">
            <text:p text:style-name="P13">N<text:span text:style-name="T25">D</text:span></text:p>
          </table:table-cell>
          <table:table-cell table:style-name="Table1.A1" office:value-type="string">
            <text:p text:style-name="P13">N<text:span text:style-name="T25">G</text:span></text:p>
          </table:table-cell>
          <table:table-cell table:style-name="Table1.A1" office:value-type="string">
            <text:p text:style-name="P13">N<text:span text:style-name="T25">L</text:span></text:p>
          </table:table-cell>
          <table:table-cell table:style-name="Table1.A1" office:value-type="string">
            <text:p text:style-name="P13"/>
          </table:table-cell>
          <table:table-cell table:style-name="Table1.A1" office:value-type="string">
            <text:p text:style-name="P13">N<text:span text:style-name="T25">W</text:span></text:p>
          </table:table-cell>
          <table:table-cell table:style-name="Table1.A1" office:value-type="string">
            <text:p text:style-name="P13">N<text:span text:style-name="T25">Y</text:span></text:p>
          </table:table-cell>
          <table:table-cell table:style-name="Table1.A1" office:value-type="string">
            <text:p text:style-name="P13">N<text:span text:style-name="T25">X</text:span></text:p>
          </table:table-cell>
          <table:table-cell table:style-name="Table1.A1" office:value-type="string">
            <text:p text:style-name="P13">N<text:span text:style-name="T25">N</text:span></text:p>
          </table:table-cell>
        </table:table-row>
      </table:table>
      <text:h text:style-name="Heading_20_3" text:outline-level="3"><text:bookmark-start text:name="__RefHeading___Toc2954_671387254"/>“Esfan hweltse kigiwa?”<text:span text:style-name="T12"> </text:span><text:bookmark-end text:name="__RefHeading___Toc2954_671387254"/></text:h>
      <text:p text:style-name="P62">That’s what Reyon said before writing these in, and explaining how they work.</text:p>
      <text:p text:style-name="P62"/>
      <table:table table:name="Table6" table:style-name="Table6">
        <table:table-column table:style-name="Table6.A"/>
        <table:table-column table:style-name="Table6.B"/>
        <table:table-row table:style-name="Table6.1">
          <table:table-cell table:style-name="Table6.A1" office:value-type="string">
            <text:p text:style-name="P844"/>
          </table:table-cell>
          <table:table-cell table:style-name="Table6.A1" office:value-type="string">
            <text:p text:style-name="P85"/>
          </table:table-cell>
        </table:table-row>
      </table:table>
      <text:p text:style-name="P63">It’s very different from what I’m used to. <text:s/>They have so many variations of sound and meaning. <text:s/>At least they are visual somewhat. <text:s/>By itself, some are longer, like fire, which sounds more or less like <text:span text:style-name="T72">“at”</text:span> or <text:span text:style-name="T72">“az”</text:span> when part of a word that sounds like it, well, it is pronounced <text:span text:style-name="T72">askira</text:span>, with the last syllable somewhat “mushed” when making a longer word. <text:s/>As for horns, shelbakh, they are used for sounds like <text:span text:style-name="T72">shi</text:span> or even <text:span text:style-name="T72">gi</text:span> sometimes.</text:p>
      <text:p text:style-name="P62">At least now I can make more sense of written stuff.</text:p>
      <text:p text:style-name="P62">Reyon, Mandin, Tshavis and myself went up the Lurek, the river north of Yivalkes, and just stayed by the birds and the trees and the bank. <text:s/>They told me plant, minerals, and animal names, and my favourite word so far is lush, meaning the shimmering of the light over water, as it is like “water horns”. <text:s/>I could look at <text:span text:style-name="T72">“lush”</text:span> for hours.</text:p>
      <text:h text:style-name="P1032" text:outline-level="3"/>
      <text:p text:style-name="P64"/>
      <table:table table:name="Table5" table:style-name="Table5">
        <table:table-column table:style-name="Table5.A"/>
        <table:table-column table:style-name="Table5.B"/>
        <table:table-row table:style-name="Table5.1">
          <table:table-cell table:style-name="Table5.A1" office:value-type="string">
            <text:p text:style-name="P844"/>
          </table:table-cell>
          <table:table-cell table:style-name="Table5.A1" office:value-type="string">
            <text:p text:style-name="P85"/>
          </table:table-cell>
        </table:table-row>
      </table:table>
      <text:h text:style-name="P1033" text:outline-level="3"><text:bookmark-start text:name="__RefHeading___Toc2956_671387254"/>5 days before the summer solstice<text:bookmark-end text:name="__RefHeading___Toc2956_671387254"/></text:h>
      <text:p text:style-name="P1080">The town is getting a lot of people, there are tents everywhere, also more livestock than usual. <text:s/>I hear flutes and little drums. <text:s/>The open theatre has various scenes being acted, with sometimes up to three chanters singing together in ways that make me shiver. <text:s/>I feel like I recognize some Greek mythology characters but it’s all a bit different.</text:p>
      <text:p text:style-name="P1080"><text:span text:style-name="T202">For one of them, they</text:span> had a fake fire put where someone <text:span text:style-name="T202">wearing orange drank from a </text:span><text:span text:style-name="T203">large bowl</text:span><text:span text:style-name="T202"> and became somewhat spastic, then </text:span>was passed through veils; <text:span text:style-name="T202">previous actors</text:span> wore <text:span text:style-name="T202">different masks along with long handles as well as a scroll they inspected and read from, until they hit the passing fellow with said scroll, where they all dropped their odd garment to return to normal. <text:s/>The crowd had become quiet and listened to what the orange toga had to say, and they were frantic. <text:s/>I could see a few people taking notes on clay tablets and on paper.</text:span></text:p>
      <text:p text:style-name="P1083"><text:span text:style-name="T1196">– Just came back from walking around. <text:s/></text:span><text:span text:style-name="T204">People keep looking and commenting at how tall I am and try to interact but I can’t make up for it, not being too at ease with the languages, </text:span><text:span text:style-name="T205">though imitating the sound of a deer or an elephant does bring laughter</text:span><text:span text:style-name="T204">. <text:s/></text:span><text:span text:style-name="T206">Tamur tends to bring me away when he sees I get overwhelmed, which is nice. <text:s/></text:span><text:span text:style-name="T207">I don’t mind the calmer times of sowing and reaping, at least that is simple.</text:span></text:p>
      <table:table table:name="Table16" table:style-name="Table16">
        <table:table-column table:style-name="Table16.A"/>
        <table:table-column table:style-name="Table16.B"/>
        <table:table-row>
          <table:table-cell table:style-name="Table16.A1" office:value-type="string">
            <text:p text:style-name="P717"/>
          </table:table-cell>
          <table:table-cell table:style-name="Table16.A1" office:value-type="string">
            <text:p text:style-name="P717"/>
          </table:table-cell>
        </table:table-row>
        <table:table-row>
          <table:table-cell table:style-name="Table16.A1" office:value-type="string">
            <text:p text:style-name="P717"/>
          </table:table-cell>
          <table:table-cell table:style-name="Table16.A1" office:value-type="string">
            <text:p text:style-name="P717"/>
          </table:table-cell>
        </table:table-row>
      </table:table>
      <text:h text:style-name="P1016" text:outline-level="2"><text:bookmark-start text:name="__RefHeading___Toc2958_671387254"/>The day after the summer solstice<text:bookmark-end text:name="__RefHeading___Toc2958_671387254"/></text:h>
      <text:p text:style-name="P65">This all was so much to capture. <text:s/>They sure love the longest day of the year. <text:s/>So if I understand well, Yakkal is quite important, as the sun will go lower from then on. <text:s/>Apparently it used to not be as big a deal where we are, but lots of people who migrate to and from up north consider it a crucial time in the year, and farming is pretty dependent on weather cycles. <text:s/>I kept being brought from event to event by the people of my house, and they seemed to refer to me as Iglewin, or Gafigla. <text:s/>Some of the event showed contraptions that spewed fire, there was a slingshot competition, and there’s been multiple times where I wanted to try specific foods and drinks that were slapped off my hands.</text:p>
      <text:h text:style-name="Heading_20_3" text:outline-level="3"><text:bookmark-start text:name="__RefHeading___Toc2960_671387254"/>The 3<text:span text:style-name="T50">rd</text:span> of Wariko<text:bookmark-end text:name="__RefHeading___Toc2960_671387254"/></text:h>
      <text:p text:style-name="P727">So finally someone explained to me how to know which day we are. <text:s/>The year is considered to start on the spring equinox, where the month leading to it ends. <text:s/>Each month lasts about 45 days and end on <text:span text:style-name="T208">its</text:span> special day, <text:span text:style-name="T208">be it an equinox, a solstice, or the cusp in between. <text:s/>When I pointed to the moon, Falfela shrugged and shared something about old ways and travels. <text:s/>Olkhay is the month that comes right after the spring equinox, followed by Yagli. <text:s/>Wariko comes right after the summer solstice, followed by Ganshni.</text:span></text:p>
      <text:p text:style-name="P727"/>
      <table:table table:name="Table15" table:style-name="Table15">
        <table:table-column table:style-name="Table15.A"/>
        <table:table-column table:style-name="Table15.B"/>
        <table:table-row>
          <table:table-cell table:style-name="Table15.A1" office:value-type="string">
            <text:p text:style-name="P717"/>
          </table:table-cell>
          <table:table-cell table:style-name="Table15.A1" office:value-type="string">
            <text:p text:style-name="P717"/>
          </table:table-cell>
        </table:table-row>
        <table:table-row>
          <table:table-cell table:style-name="Table15.A1" office:value-type="string">
            <text:p text:style-name="P717"/>
          </table:table-cell>
          <table:table-cell table:style-name="Table15.A1" office:value-type="string">
            <text:p text:style-name="P717"/>
          </table:table-cell>
        </table:table-row>
      </table:table>
      <text:p text:style-name="P728"><text:span text:style-name="T208">Then Akkas comes after the fall equinox, followed by Wili. <text:s/>Lawni then comes right after the winter solstice, followed by Lenshni. <text:s/></text:span><text:span text:style-name="T209">There are 8 regular weeks of 5 days, followed by 5 or 6 days of </text:span><text:span text:style-name="T130">“Sharenden”</text:span><text:span text:style-name="T209">, holidays of sorts. <text:s/>That’s when things get super lively and all. <text:s/></text:span><text:span text:style-name="T932">And I kept getting confused about numbers because their 10 is my eight like whaat!?</text:span></text:p>
      <text:p text:style-name="P66">I don’t know where Kaffisa is, she has been gone for a while now. <text:s/>I think I saw her at the Khatoompa, where banquets are usually held, but otherwise she is hiding. <text:s/>When I ask about her, all I get is chuckles, so looks like she’s okay. <text:s/><text:span text:style-name="T210">On the other end, Uffel has returned and we spent a fair bit of time chilling together.</text:span></text:p>
      <text:p text:style-name="P67">Lots to do today though. <text:s/><text:span text:style-name="T211">Apparently we’re helping dig a canal?</text:span></text:p>
      <text:h text:style-name="Heading_20_4" text:outline-level="4"><text:bookmark-start text:name="__RefHeading___Toc2962_671387254"/>The next day<text:bookmark-end text:name="__RefHeading___Toc2962_671387254"/></text:h>
      <text:p text:style-name="P68">That. <text:s/>That was a lot of work. <text:s/><text:span text:style-name="T212">I’m glad someone gave me gloves because those blisters hurt. <text:s/>There was some strange mechanics involved </text:span><text:span text:style-name="T213">that reminded me of </text:span><text:span text:style-name="T214">excavating equipments, just, cruder</text:span><text:span text:style-name="T215">.</text:span></text:p>
      <text:h text:style-name="P1020" text:outline-level="3"/>
      <table:table table:name="Table14" table:style-name="Table14">
        <table:table-column table:style-name="Table14.A"/>
        <table:table-column table:style-name="Table14.B"/>
        <table:table-row>
          <table:table-cell table:style-name="Table14.A1" office:value-type="string">
            <text:p text:style-name="P716"/>
          </table:table-cell>
          <table:table-cell table:style-name="Table14.A1" office:value-type="string">
            <text:p text:style-name="P716"/>
          </table:table-cell>
        </table:table-row>
        <table:table-row>
          <table:table-cell table:style-name="Table14.A1" office:value-type="string">
            <text:p text:style-name="P716"/>
          </table:table-cell>
          <table:table-cell table:style-name="Table14.A1" office:value-type="string">
            <text:p text:style-name="P716"/>
          </table:table-cell>
        </table:table-row>
      </table:table>
      <text:p text:style-name="Text_20_body"/>
      <text:h text:style-name="P1019" text:outline-level="3"><text:bookmark-start text:name="__RefHeading___Toc2964_671387254"/><text:span text:style-name="T216">3rd</text:span><text:span text:style-name="T217"> </text:span><text:span text:style-name="T218">day of the </text:span>2<text:span text:style-name="T50">nd</text:span> week<text:bookmark-end text:name="__RefHeading___Toc2964_671387254"/></text:h>
      <text:p text:style-name="P68">We had a torrential rain <text:span text:style-name="T992">two days</text:span> <text:span text:style-name="T992">straight</text:span>. <text:s/>Wow. <text:s/>The Lurek river flooded a massive portion of the marshes and farmland. <text:s/>They are adamant about finishing the canal as soon as things are back to normal. <text:s/>As far as I’m aware everyone is accounted for, especially since they seemed to be aware this could happen.</text:p>
      <text:p text:style-name="P68">They called it <text:span text:style-name="T72">Lurekkewakh</text:span>, which I think means the animal of that river, someone also says <text:span text:style-name="T72">Luyfuun</text:span>, which sounds similar to a word I’ve heard a few times when the cold and snappy winds of last winter picked up. <text:s/>I think it was <text:span text:style-name="T72">Soyfuun</text:span>?</text:p>
      <text:p text:style-name="P68">Anyway, <text:span text:style-name="T9">everyone</text:span> helped. <text:s/>One of the first building that was enclosed is <text:span text:style-name="T932">Wanska’s</text:span> <text:span text:style-name="T72">F</text:span><text:span text:style-name="T164">a</text:span><text:span text:style-name="T72">mbesar</text:span>, which <text:span text:style-name="T932">actually </text:span>holds stories of long gone folks, as apparently they consider memory more sacred than food, for goodness sake.</text:p>
      <text:p text:style-name="P68">As it happened, dried up winter beans from the sort of temporary silos were dispatched to many of the building’s second and third floors. <text:s/>I don’t really care for stories in my opinion, if it means famine for all, so I helped those ones instead. <text:s/>After that, i could see a bunch of folks digging out a multitude of draining trenches, leading to the <text:span text:style-name="T932">sporadic</text:span> out well houses.</text:p>
      <text:p text:style-name="P68">The next few days they used a bunch of oxen to remove the already growing wheats, flatten the mud, and replant.</text:p>
      <table:table table:name="Table4" table:style-name="Table4">
        <table:table-column table:style-name="Table4.A"/>
        <table:table-column table:style-name="Table4.B"/>
        <table:table-row>
          <table:table-cell table:style-name="Table4.A1" office:value-type="string">
            <text:p text:style-name="P718"/>
          </table:table-cell>
          <table:table-cell table:style-name="Table4.A1" office:value-type="string">
            <text:p text:style-name="P718"/>
          </table:table-cell>
        </table:table-row>
        <table:table-row>
          <table:table-cell table:style-name="Table4.A1" office:value-type="string">
            <text:p text:style-name="P718"/>
          </table:table-cell>
          <table:table-cell table:style-name="Table4.A1" office:value-type="string">
            <text:p text:style-name="P718"/>
          </table:table-cell>
        </table:table-row>
      </table:table>
      <text:p text:style-name="P69"/>
      <text:p text:style-name="P70">As the stress of the first two day, lots of folks started singing and playing musics by the fields, something about <text:span text:style-name="T72">“Shasma ak</text:span><text:span text:style-name="T85">k</text:span><text:span text:style-name="T72">rasha</text:span><text:span text:style-name="T171">w</text:span><text:span text:style-name="T72">n </text:span><text:span text:style-name="T86">ley</text:span><text:span text:style-name="T72">, bellesar’ravel haveon; </text:span><text:span text:style-name="T74">Sha</text:span><text:span text:style-name="T165">-a-</text:span><text:span text:style-name="T74">sma Loosoy Udun Laras Haveon Uwen Yell</text:span><text:span text:style-name="T87">esti</text:span><text:span text:style-name="T74">, Shasma!</text:span><text:span text:style-name="T72">”</text:span><text:span text:style-name="T219">. <text:s/></text:span><text:span text:style-name="T220">It buggles my mind. <text:s/>They kept singing it in different ways together that sounded so wrong at first </text:span><text:span text:style-name="T221">but after hearing it for so long I got swayed</text:span><text:span text:style-name="T220"> singing it too and it </text:span><text:span text:style-name="T221">felt</text:span><text:span text:style-name="T220"> so perfect! </text:span><text:span text:style-name="T222">If I understand well, it meant something about the great mother bringing fertility in the field for great plantations, </text:span><text:span text:style-name="T223">going from the furthest and back to us</text:span><text:span text:style-name="T222">.</text:span></text:p>
      <text:p text:style-name="P71">I should go play outside. <text:s/>It’s gorgeous.</text:p>
      <text:h text:style-name="Heading_20_3" text:outline-level="3"><text:bookmark-start text:name="__RefHeading___Toc2966_671387254"/>3<text:span text:style-name="T50">rd</text:span> day of the 3<text:span text:style-name="T50">rd</text:span> week<text:bookmark-end text:name="__RefHeading___Toc2966_671387254"/></text:h>
      <text:p text:style-name="P72">Siiiick. <text:s/>I am not doing too good. <text:s/>Better <text:span text:style-name="T224">than </text:span>the last few days. <text:s/>I think I got sick from being too much under the sun after a lot of work in a wet and cold mess of a flood. <text:s/>Falfela has taken good care of me, feeding mint flavoured concoctions and pork stews. <text:s/>Kaffisa has come to say hi with a good friend of hers Talashen <text:span text:style-name="T225">that I had not met before</text:span>, who has given me a bronze dagger for protection against sickness apparently? <text:span text:style-name="T226">She also said something how it was nice of me to talk with Kaffisa and a lot more, but her accent was making it difficult to understand what I already only grasp a little.</text:span></text:p>
      <text:p text:style-name="P852">I’m sweating.</text:p>
      <table:table table:name="Table19" table:style-name="Table19">
        <table:table-column table:style-name="Table19.A"/>
        <table:table-column table:style-name="Table19.B"/>
        <table:table-row>
          <table:table-cell table:style-name="Table19.A1" office:value-type="string">
            <text:p text:style-name="P718"/>
          </table:table-cell>
          <table:table-cell table:style-name="Table19.A1" office:value-type="string">
            <text:p text:style-name="P718"/>
          </table:table-cell>
        </table:table-row>
        <table:table-row>
          <table:table-cell table:style-name="Table19.A1" office:value-type="string">
            <text:p text:style-name="P718"/>
          </table:table-cell>
          <table:table-cell table:style-name="Table19.A1" office:value-type="string">
            <text:p text:style-name="P718"/>
          </table:table-cell>
        </table:table-row>
      </table:table>
      <text:p text:style-name="P715"/>
      <text:h text:style-name="P1039" text:outline-level="4"><text:bookmark-start text:name="__RefHeading___Toc2968_671387254"/>The next day<text:bookmark-end text:name="__RefHeading___Toc2968_671387254"/></text:h>
      <text:p text:style-name="P73">As soon as I was feeling better, I <text:span text:style-name="T227">helped</text:span> wherever possible. <text:s/>They have been so nice with me and I don’t want to overstay my welcome at Falfela’s. <text:s/>She tried to stop me but caved in pretty quickly. <text:s/>After all, she did help me for the first month where I was not in a good shape, with getting sick every day and not knowing a single thing about how things are run, or what things are called. <text:s/>She dismissively told me <text:span text:style-name="T228">while grabbing my ear in a pretty motherly and hurting way</text:span> a gem of a phrase that I believe I understood right. <text:s/>“<text:span text:style-name="T72">Zheraloyets Peva, nistaazha</text:span><text:span text:style-name="T75">l</text:span><text:span text:style-name="T72">as, </text:span><text:span text:style-name="T75">yekh </text:span><text:span text:style-name="T72">nasnimuts</text:span><text:span text:style-name="T75">e</text:span><text:span text:style-name="T72">!”</text:span><text:span text:style-name="T12">. <text:s/>Debt free you are if even, more than truth, ya </text:span><text:span text:style-name="T13">big</text:span><text:span text:style-name="T12"> smelly worm! </text:span></text:p>
      <text:p text:style-name="P714"><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text:s/>When I closed my nose it made a few of them snicker and say something about good for eating, not for smelling. <text:s/>We then put those in sort of amphors that I believe were meant for wine and had then brought them to the open air banquet where people were laughingly calling it </text:span><text:span text:style-name="T76">“Yakkalengko!”</text:span><text:span text:style-name="T14"> which I think means late yakkal. <text:s/>I guess it feels like we are celebrating the summer solstice </text:span><text:span text:style-name="T10">again</text:span><text:span text:style-name="T14">. <text:s/>I can see however that there is a bit of weariness in people. <text:s/>The subject of winter came back a few times.</text:span></text:p>
      <text:p text:style-name="P714"><text:soft-page-break/><text:span text:style-name="T14"/></text:p>
      <text:h text:style-name="Heading_20_7" text:outline-level="7">D7</text:h>
      <text:h text:style-name="P1071" text:outline-level="4"/>
      <text:h text:style-name="P1008" text:outline-level="1"><text:bookmark-start text:name="__RefHeading___Toc31286_2816179978"/>Journal 2<text:bookmark-end text:name="__RefHeading___Toc31286_2816179978"/></text:h>
      <text:h text:style-name="Heading_20_6" text:outline-level="6"><text:span text:style-name="T1079">2</text:span><text:span text:style-name="T227">BLbnbb</text:span></text:h>
      <text:p text:style-name="P729"><text:span text:style-name="T14"/></text:p>
      <text:p text:style-name="P729"><text:span text:style-name="T14">I </text:span><text:span text:style-name="T12">don’t feel like a stranger anymore, which is nice. <text:s/>Small gestures that make you feel like you belong, I learned them and I don’t make as much odd behaviours, and when I see people being weary or reactive, I mimick that I got hit on the head and they become a bit more kind. <text:s/>I guess the story of the stupid giant is an easier one to be at ease with than of one from another timeframe filled with video games and telephones and glass buildings and cars. <text:s/>Like how can I even share this without looking like an absolute fool?</text:span></text:p>
      <text:p text:style-name="P74">And now I am to wonder too, if there will be enough food for me too.</text:p>
      <text:h text:style-name="Heading_20_3" text:outline-level="3"><text:bookmark-start text:name="__RefHeading___Toc2970_671387254"/><text:span text:style-name="T12">Before the 4</text:span><text:span text:style-name="T51">th</text:span><text:span text:style-name="T12"> week</text:span><text:bookmark-end text:name="__RefHeading___Toc2970_671387254"/></text:h>
      <text:p text:style-name="P103"><text:span text:style-name="T12">As we continue being part of the crew that feeds the others, I can see that the canal’s digging is going well, especially with the rudimentary machines they are using. <text:s/>When I look at it, I heard the phrase “</text:span><text:span text:style-name="T72">Kelgeru Wara Le</text:span><text:span text:style-name="T77">y</text:span><text:span text:style-name="T72"> as no”</text:span><text:span text:style-name="T12">, which from what I understand seems to be similar to “there’s nothing stopping progress”.</text:span></text:p>
      <text:p text:style-name="P104"><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xt:s/>Tells me I should check out the </text:span><text:span text:style-name="T164">Fambesar</text:span><text:span text:style-name="T15"> as well as the </text:span><text:span text:style-name="T164">Milunyadhur</text:span><text:span text:style-name="T15">.</text:span></text:p>
      <text:p text:style-name="P105"><text:span text:style-name="T15"/></text:p>
      <table:table table:name="Table18" table:style-name="Table18">
        <table:table-column table:style-name="Table18.A"/>
        <table:table-column table:style-name="Table18.B"/>
        <table:table-row>
          <table:table-cell table:style-name="Table18.A1" office:value-type="string">
            <text:p text:style-name="P717"/>
          </table:table-cell>
          <table:table-cell table:style-name="Table18.A1" office:value-type="string">
            <text:p text:style-name="P717"/>
          </table:table-cell>
        </table:table-row>
        <table:table-row>
          <table:table-cell table:style-name="Table18.A1" office:value-type="string">
            <text:p text:style-name="P717"/>
          </table:table-cell>
          <table:table-cell table:style-name="Table18.A1" office:value-type="string">
            <text:p text:style-name="P717"/>
          </table:table-cell>
        </table:table-row>
      </table:table>
      <text:p text:style-name="P106"><text:span text:style-name="T15">Apparently, luckily the </text:span><text:span text:style-name="T164">Milunyadhur</text:span><text:span text:style-name="T15"> being uphill from the river was not affected by the flood, while </text:span><text:span text:style-name="T16">Wanska has made it adamantly clear that the </text:span><text:span text:style-name="T166">Fambesar</text:span><text:span text:style-name="T16"> will </text:span><text:span text:style-name="T15">need more drying time before the unaware is allowed back in. <text:s/></text:span></text:p>
      <text:p text:style-name="P107"><text:span text:style-name="T12">Now, life seems to return to normal pretty quickly. <text:s/>The banquet grounds are not as filled, we didn’t need to cook as much, and we spend time to watch a few short plays at the talking decks. <text:s/>They were very silly. <text:s/>Even had one a person dressed up with a bear hide, head and all, and wearing a light blue coat of sorts. <text:s/>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2">”</text:span><text:span text:style-name="T172">G</text:span><text:span text:style-name="T72">run Tekkoy Di Momu Le</text:span><text:span text:style-name="T172">y”</text:span><text:span text:style-name="T12">, The Bear wearing a </text:span><text:span text:style-name="T17">sky</text:span><text:span text:style-name="T12"> blue shirt. <text:s/></text:span><text:span text:style-name="T19">Something about it fleeing the western army.</text:span></text:p>
      <text:p text:style-name="P108"><text:span text:style-name="T19">A</text:span><text:span text:style-name="T12">nyway. <text:s/>I’m hungry, and the sky is indeed blue. <text:s/>I’ll check if anyone wants to go for a hike.</text:span></text:p>
      <text:h text:style-name="Heading_20_4" text:outline-level="4"><text:bookmark-start text:name="__RefHeading___Toc2972_671387254"/>Middle of the 4<text:span text:style-name="T50">th</text:span> week<text:bookmark-end text:name="__RefHeading___Toc2972_671387254"/></text:h>
      <text:p text:style-name="P109">So. <text:s/>I’ve seen the <text:span text:style-name="T72">Milunyadhur</text:span>, the foundry, the gem maker, a dye maker and so on, and we even made a trip to the mountain.</text:p>
      <text:p text:style-name="P110">I... <text:s/>shit. <text:s/>I can’t comprehend how much they have their ideas together on how to advance forward. <text:s/>I thought the little books people carry sometimes were handwritten but they have an actual printing press. <text:s/>The pieces are so tiny too, especially with how many characters they use, I’m actually impressed.</text:p>
      <table:table table:name="Table17" table:style-name="Table17">
        <table:table-column table:style-name="Table17.A"/>
        <table:table-column table:style-name="Table17.B"/>
        <table:table-row>
          <table:table-cell table:style-name="Table17.A1" office:value-type="string">
            <text:p text:style-name="P719"/>
          </table:table-cell>
          <table:table-cell table:style-name="Table17.A1" office:value-type="string">
            <text:p text:style-name="P719"/>
          </table:table-cell>
        </table:table-row>
        <table:table-row>
          <table:table-cell table:style-name="Table17.A1" office:value-type="string">
            <text:p text:style-name="P719"/>
          </table:table-cell>
          <table:table-cell table:style-name="Table17.A1" office:value-type="string">
            <text:p text:style-name="P719"/>
          </table:table-cell>
        </table:table-row>
      </table:table>
      <text:p text:style-name="P707"/>
      <text:p text:style-name="P110"/>
      <text:p text:style-name="P111">The more I am shown the more I see how even though most of what we have is the simplest of livelihood, they do use a limited amount of metalwork towards machinery and the likes. <text:s/>What I don’t grasp is how Tamur for example who’s shown me the contraptions he worked on, I literally had no idea he could do such thing. <text:s/>I thought he was just working on houses.</text:p>
      <text:h text:style-name="Heading_20_3" text:outline-level="3"><text:bookmark-start text:name="__RefHeading___Toc2974_671387254"/>Middle of the 5<text:span text:style-name="T50">th</text:span> week<text:bookmark-end text:name="__RefHeading___Toc2974_671387254"/></text:h>
      <text:p text:style-name="P585">The sun HITS. <text:s/>Yet folks are talking of another possible flood incoming. <text:s/></text:p>
      <text:h text:style-name="Heading_20_4" text:outline-level="4"><text:bookmark-start text:name="__RefHeading___Toc2976_671387254"/>The next day<text:bookmark-end text:name="__RefHeading___Toc2976_671387254"/></text:h>
      <text:p text:style-name="P707">Alright, what happened. <text:s/>I learned so many new words my head is exploding. <text:s/>I even understand a bit more the sign language that they use. <text:s/>Stimur and Reyon really drilled a lot into me. <text:s/>We even practiced some singing cause apparently it works with me to remember stuff more. <text:s/>Reyon said people used to <text:span text:style-name="T229">memorize hour long poems by singing them and I can see it. <text:s/>We’ve seen Tamur La also come and sing a </text:span><text:span text:style-name="T230">few </text:span><text:span text:style-name="T229">stupid tale</text:span><text:span text:style-name="T230">s</text:span><text:span text:style-name="T229"> about the three bean </text:span><text:span text:style-name="T230">heads</text:span><text:span text:style-name="T229"> and I think purposefully messing it up, </text:span><text:span text:style-name="T230">with Stimur hitting him behind the head once, jokingly so but pretty harshly</text:span><text:span text:style-name="T229">.</text:span></text:p>
      <table:table table:name="Table20" table:style-name="Table20">
        <table:table-column table:style-name="Table20.A"/>
        <table:table-column table:style-name="Table20.B"/>
        <table:table-row>
          <table:table-cell table:style-name="Table20.A1" office:value-type="string">
            <text:p text:style-name="P719"/>
          </table:table-cell>
          <table:table-cell table:style-name="Table20.A1" office:value-type="string">
            <text:p text:style-name="P719"/>
          </table:table-cell>
        </table:table-row>
        <table:table-row>
          <table:table-cell table:style-name="Table20.A1" office:value-type="string">
            <text:p text:style-name="P719"/>
          </table:table-cell>
          <table:table-cell table:style-name="Table20.A1" office:value-type="string">
            <text:p text:style-name="P719"/>
          </table:table-cell>
        </table:table-row>
      </table:table>
      <text:p text:style-name="P707"/>
      <text:p text:style-name="P707"/>
      <text:p text:style-name="P730">Then there was a slingshot competition as well as a preparation for a horse carriage races. <text:s/>We went to cheer on Kaffisa and her skills surprised me. <text:s/>Talaashen told me that she is a renowned hunter and when I drew a blank face, she seemed surprised, then saddened, then sort of happy I’d say. <text:s/>I guess Kaffisa really had missed her friend. <text:s/>Anyway the competition was had on a massive tree by the talking decks where they had painted some leaves different colours, and <text:span text:style-name="T231">I could never hope to do as well as any of them did. <text:s/>They had kids compete together, then the best kids competed with teenagers, then people wearing animal’s hides took a set, then adults and older adults.</text:span></text:p>
      <text:p text:style-name="P112">The canal’s main shape is pretty much done, but it’s still a dry bed at the moment. <text:s/>I have no clue how they succeeded to do it so fast, but it now sticks like a sore thumb, or more like a scar, in the town. <text:s/>I recognize what I know as a roman style of bridges being built over it by some other people I had not seen before, and when I said <text:span text:style-name="T72">“Roma”</text:span>, I got some weird faces that felt a little dismissive and chins pointing at across the sea.</text:p>
      <text:p text:style-name="P853">As for work proper, I’ve been tasked with cutting down weeds around the farm but to be careful with the fruit bearing bushes. <text:s/>One of the folks who I worked on the field before, and now I know as Tamurba, which means sort of “Father brick layer”, has been very clear with me to not cut myself with those massive shears. <text:s/>I’m glad I can finally chat a bit more with him, he kind of scares me sometimes.</text:p>
      <table:table table:name="Table21" table:style-name="Table21">
        <table:table-column table:style-name="Table21.A"/>
        <table:table-column table:style-name="Table21.B"/>
        <table:table-row>
          <table:table-cell table:style-name="Table21.A1" office:value-type="string">
            <text:p text:style-name="P719"/>
          </table:table-cell>
          <table:table-cell table:style-name="Table21.A1" office:value-type="string">
            <text:p text:style-name="P719"/>
          </table:table-cell>
        </table:table-row>
        <table:table-row>
          <table:table-cell table:style-name="Table21.A1" office:value-type="string">
            <text:p text:style-name="P719"/>
          </table:table-cell>
          <table:table-cell table:style-name="Table21.A1" office:value-type="string">
            <text:p text:style-name="P719"/>
          </table:table-cell>
        </table:table-row>
      </table:table>
      <text:p text:style-name="P707"/>
      <text:p text:style-name="P707"/>
      <text:h text:style-name="P1019" text:outline-level="3"><text:bookmark-start text:name="__RefHeading___Toc2978_671387254"/>On the <text:span text:style-name="T232">sixth week</text:span><text:bookmark-end text:name="__RefHeading___Toc2978_671387254"/></text:h>
      <text:p text:style-name="P113">Yeah. <text:s/>I don’t know how to think about that. <text:s/>Let’s just say I’m grateful for the people I am living with.</text:p>
      <text:p text:style-name="P114">Since most of the hard work was done for at least another few more days, we went visiting a bit further up the river some relatives of Falfela and stayed the night. <text:s/>One of them, Inyafee, <text:span text:style-name="T233">who I think is her cousin</text:span>, was very welcoming but I kept getting some eye shots from both Falfela and Reyon to keep it shut. <text:s/>Anyway I’m not sure what I ended up doing, but <text:span text:style-name="T234">when Falfela was off in the distance,</text:span> Inyafee came close and <text:span text:style-name="T234">s</text:span>a<text:span text:style-name="T234">id</text:span> with the nicest of voices and the eeriest of smiles some thing that will probably forever mark me.</text:p>
      <text:p text:style-name="P201">“Kaveltaneyets, <text:span text:style-name="T235">o</text:span> <text:span text:style-name="T236">yekh </text:span><text:span text:style-name="T233">p</text:span>obosabba! Kasgalle <text:span text:style-name="T234">Stayo</text:span> <text:span text:style-name="T234">Nudenin</text:span> <text:span text:style-name="T234">Laras. <text:s/>Mba. <text:s/>Passipet. <text:s/>Ellasset. <text:s/>Nayillets. <text:s/>Kemflets?</text:span>” </text:p>
      <text:p text:style-name="P115">(I think can be translated as “Cheers to your half brain, o big enjoyable seagull! Your travels to my home. <text:s/>Well. <text:s/>Relax, better slow down. <text:s/>Watch around. <text:s/>You hear/Understand?”)</text:p>
      <text:p text:style-name="P119">Reyon and Tamur both tensed up. <text:s/><text:span text:style-name="T237">I understood that I had to look down and smile kindly. <text:s/></text:span><text:span text:style-name="T233">The meal afterwards was amazing! I could try a bit of wine that I could not refuse anyway, and it felt nice, after so long, to feel the sting of booze. <text:s/>I have been eyed to not drink more than a sip.</text:span></text:p>
      <table:table table:name="Table22" table:style-name="Table22">
        <table:table-column table:style-name="Table22.A"/>
        <table:table-column table:style-name="Table22.B"/>
        <table:table-row>
          <table:table-cell table:style-name="Table22.A1" office:value-type="string">
            <text:p text:style-name="P719"/>
          </table:table-cell>
          <table:table-cell table:style-name="Table22.A1" office:value-type="string">
            <text:p text:style-name="P719"/>
          </table:table-cell>
        </table:table-row>
        <table:table-row>
          <table:table-cell table:style-name="Table22.A1" office:value-type="string">
            <text:p text:style-name="P719"/>
          </table:table-cell>
          <table:table-cell table:style-name="Table22.A1" office:value-type="string">
            <text:p text:style-name="P719"/>
          </table:table-cell>
        </table:table-row>
      </table:table>
      <text:p text:style-name="P707"/>
      <text:p text:style-name="P119"/>
      <text:p text:style-name="P118"><text:span text:style-name="T233">Falfela was in long conversations with Inyafee and other family members about different things that happened in town and in this smaller corner of the world. <text:s/>Reyon and Tamur were pretty quiet and only responded when asked question in short sentences. <text:s/>Falfela could clearly see something was a bit odd but nothing strong. <text:s/>I just enjoyed my meal, and was encouraged to give some of it to the few dogs that were coming to the side of the table. <text:s/>They were stinking awfully but left as soon as they each got bites. <text:s/></text:span><text:span text:style-name="T236">Near the end, Inyafee gave me food directly from her hand to my mouth at some point which felt very uncomfortable, but seeing Falfela laugh earnestly it felt like some somewhat normal thing to do. <text:s/>I could however notice the two other’s somewhat pissed off and disgusted face.</text:span></text:p>
      <text:p text:style-name="P117"><text:span text:style-name="T233">We </text:span><text:span text:style-name="T236">then</text:span><text:span text:style-name="T233"> visited a small temple-like structure by the </text:span><text:span text:style-name="T236">second house and near to a small woods garden, but getting close to night it was hard to see much details. <text:s/>I was asked to wait outside, same with </text:span><text:span text:style-name="T933">Tamur</text:span><text:span text:style-name="T236">. <text:s/>The whole place was quieting with evening croaks and crickets. <text:s/>I could hear some harp play an odd tune I did not recognize whatsoever, but just zoned out.</text:span></text:p>
      <text:p text:style-name="P120">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121"><text:span text:style-name="T238">W</text:span>e left at dawn, having little to eat <text:span text:style-name="T238">there but with some donkey carrying a fair bit of things.</text:span></text:p>
      <table:table table:name="Table23" table:style-name="Table23">
        <table:table-column table:style-name="Table23.A"/>
        <table:table-column table:style-name="Table23.B"/>
        <table:table-row>
          <table:table-cell table:style-name="Table23.A1" office:value-type="string">
            <text:p text:style-name="P719"/>
          </table:table-cell>
          <table:table-cell table:style-name="Table23.A1" office:value-type="string">
            <text:p text:style-name="P719"/>
          </table:table-cell>
        </table:table-row>
        <table:table-row>
          <table:table-cell table:style-name="Table23.A1" office:value-type="string">
            <text:p text:style-name="P719"/>
          </table:table-cell>
          <table:table-cell table:style-name="Table23.A1" office:value-type="string">
            <text:p text:style-name="P719"/>
          </table:table-cell>
        </table:table-row>
      </table:table>
      <text:p text:style-name="P707"/>
      <text:p text:style-name="P121"/>
      <text:p text:style-name="P123">Once far enough from where we had stayed, a conversation that became pretty electric happened and Falfela asked me to repeat what I was told. <text:s/>You could see a slew of reactions come at the same time from her, something I had rarely ever seen. <text:s/>She became so agitated the donkey became anxious and stampeded a little. <text:s/>She took something off a bag that seemed to be precious and clearly was battling throwing it in the current closeby. <text:s/>She then asked me to grab some thorns close by and scratch her with it, which felt absolutely weird a request, but I followed suit. <text:s/>She then proceeded to smear the red droplets onto her other hand’s fingertips, spit on them, touch mud from her shoes with the same fing<text:span text:style-name="T602">e</text:span>rs, and spread the resulting goo onto the gem.</text:p>
      <text:p text:style-name="P122">The whole time, Reyon and Tamur were more or less silent, and petting the donkey.</text:p>
      <text:p text:style-name="P115">Once calmed, breath taken, Falfela then calmy said, <text:span text:style-name="T72">“Dallekha</text:span><text:span text:style-name="T173">w</text:span><text:span text:style-name="T72"> lasberiits, Gevlukha</text:span><text:span text:style-name="T173">w</text:span><text:span text:style-name="T72"> lasbra</text:span><text:span text:style-name="T173">w</text:span><text:span text:style-name="T72">ts. <text:s/>Yadhurh Yadhuarku, WuDusan peddankha simpeva</text:span><text:span text:style-name="T173">w</text:span><text:span text:style-name="T72">n, kemflets?”</text:span> Which I know to mean something along the lines of, “Do not speak when spoken to, Do not listen when spoken about; they call and will call out again, and you (me), want to walk off carefree, you hear?”</text:p>
      <text:p text:style-name="P116">The rest of the hike back was calm, pretty much word free, with the silence mainly interrupted by birds and brayings.</text:p>
      <table:table table:name="Table49" table:style-name="Table49">
        <table:table-column table:style-name="Table49.A"/>
        <table:table-column table:style-name="Table49.B"/>
        <table:table-row>
          <table:table-cell table:style-name="Table49.A1" office:value-type="string">
            <text:p text:style-name="P720"/>
          </table:table-cell>
          <table:table-cell table:style-name="Table49.A1" office:value-type="string">
            <text:p text:style-name="P720"/>
          </table:table-cell>
        </table:table-row>
        <table:table-row>
          <table:table-cell table:style-name="Table49.A1" office:value-type="string">
            <text:p text:style-name="P720"/>
          </table:table-cell>
          <table:table-cell table:style-name="Table49.A1" office:value-type="string">
            <text:p text:style-name="P720"/>
          </table:table-cell>
        </table:table-row>
      </table:table>
      <text:p text:style-name="P708"/>
      <text:p text:style-name="P708"/>
      <text:h text:style-name="P1039" text:outline-level="4"><text:bookmark-start text:name="__RefHeading___Toc9017_671387254"/>Two days later - <text:span text:style-name="T72">“LeDuleren Wariko”</text:span><text:bookmark-end text:name="__RefHeading___Toc9017_671387254"/></text:h>
      <text:p text:style-name="P124">I’ve spent a fair bit of time learning how to read, especially with silly stories meant for children as there is more helpers. <text:s/>The more I read the more I recognize I think where I am. <text:s/>Clearly <text:span text:style-name="T239">Rome</text:span> is a thing and we are East of it, and I recognize some Greek mythology, <text:span text:style-name="T239">but their writing system is not like the alphabet at all. <text:s/>T</text:span>here is more to it.</text:p>
      <text:p text:style-name="P124">I’ve only gone to Europe twice and even then I ha<text:span text:style-name="T240">d</text:span>n’t <text:span text:style-name="T240">pait</text:span> much <text:span text:style-name="T240">attention </text:span>about history <text:span text:style-name="T239">so, maybe I’m on Earth, maybe I’m not</text:span>. <text:s/><text:span text:style-name="T239">That whole thing makes me mad but I guess I just have to live life without understanding.</text:span></text:p>
      <text:p text:style-name="P125">Tamur is working on yet other contraptions that I can’t quite understand how most work but one looks like a grandfather clock over some dry well. <text:s/>I can’t stand the air around the foundry so it’s impossible for me to go and check out how he’s so fast at pulling those metal workings.</text:p>
      <text:p text:style-name="P816">Laya<text:span text:style-name="T504">a</text:span>sh has tried to make fun of me, but it was fairly easy to make the little menace run away. <text:s/>I just had to stand tall and be calm with a smile, <text:span text:style-name="T241">then turned my back to return to reading</text:span>. <text:s/><text:span text:style-name="T241">Ended up hitting</text:span><text:span text:style-name="T242"> me with a slingshot </text:span><text:span text:style-name="T241">on the shoulder</text:span><text:span text:style-name="T242"> which </text:span><text:span text:style-name="T241">stung a fair bit but </text:span><text:span text:style-name="T242">made me giggle like mad and I could hear that one snicker in the distance too.</text:span></text:p>
      <table:table table:name="Table24" table:style-name="Table24">
        <table:table-column table:style-name="Table24.A"/>
        <table:table-column table:style-name="Table24.B"/>
        <table:table-row>
          <table:table-cell table:style-name="Table24.A1" office:value-type="string">
            <text:p text:style-name="P719"/>
          </table:table-cell>
          <table:table-cell table:style-name="Table24.A1" office:value-type="string">
            <text:p text:style-name="P719"/>
          </table:table-cell>
        </table:table-row>
        <table:table-row>
          <table:table-cell table:style-name="Table24.A1" office:value-type="string">
            <text:p text:style-name="P719"/>
          </table:table-cell>
          <table:table-cell table:style-name="Table24.A1" office:value-type="string">
            <text:p text:style-name="P719"/>
          </table:table-cell>
        </table:table-row>
      </table:table>
      <text:p text:style-name="P707"/>
      <text:p text:style-name="P816"/>
      <text:p text:style-name="P733">Stimur shared with me a fair bit of Dalle Wansila, or stories of big birds? Apparently that’s how they refer to stories from further away. <text:s/>I’m trying not to say how far I’m from, but I’ve asked about the stories that are the furthest from us as possible, she will look into it.</text:p>
      <text:p text:style-name="P126">There’s been a fair bit of boats stopping by the town lately. <text:s/>I guess the fair weather made travel a lot easier. <text:s/>I still get weird looks and calls when I swim at sea but I simply <text:span text:style-name="T243">do</text:span> not care. <text:s/>I’ll just own the weird giant image. <text:s/>Just got to be careful not to be in those boat’s ways.</text:p>
      <text:p text:style-name="P127">Falfela has been a bit more silent but still caring. <text:s/>We played a few games of cups yesterday and I think she appreciated the calmer games. <text:s/>I tried to sing a child’s rhymes and got easily corrected. <text:s/>Something about an owl that brings people around, and some green fish that wanted to leap to the moon.</text:p>
      <text:p text:style-name="P128">There isn’t much work to be had at the moment that I can do. <text:s/>Tamurba seems happy with what <text:span text:style-name="T244">I had</text:span> <text:span text:style-name="T244">sheared</text:span> <text:span text:style-name="T244">last time </text:span>at least. <text:s/><text:span text:style-name="T245">I was told more can be done once the rain has come. <text:s/></text:span><text:span text:style-name="T244">Maybe I’ll just go check out what construction is being made.</text:span></text:p>
      <text:h text:style-name="Heading_20_4" text:outline-level="4"><text:bookmark-start text:name="__RefHeading___Toc11800_671387254"/>Near ending the sixth week<text:bookmark-end text:name="__RefHeading___Toc11800_671387254"/></text:h>
      <text:p text:style-name="P732">It’s been raining a lot. <text:s/>An actual downpour. <text:s/>Many are still actively working but I’ve just been reading, getting at ease with the language and the stories, though I’m sure I’m missing a lot of context.</text:p>
      <table:table table:name="Table25" table:style-name="Table25">
        <table:table-column table:style-name="Table25.A"/>
        <table:table-column table:style-name="Table25.B"/>
        <table:table-row>
          <table:table-cell table:style-name="Table25.A1" office:value-type="string">
            <text:p text:style-name="P719"/>
          </table:table-cell>
          <table:table-cell table:style-name="Table25.A1" office:value-type="string">
            <text:p text:style-name="P719"/>
          </table:table-cell>
        </table:table-row>
        <table:table-row>
          <table:table-cell table:style-name="Table25.A1" office:value-type="string">
            <text:p text:style-name="P719"/>
          </table:table-cell>
          <table:table-cell table:style-name="Table25.A1" office:value-type="string">
            <text:p text:style-name="P719"/>
          </table:table-cell>
        </table:table-row>
      </table:table>
      <text:p text:style-name="P707"/>
      <text:p text:style-name="P732"/>
      <text:p text:style-name="P731"><text:span text:style-name="T246">Some hilariously silly stuff like a fat-legged duck reeling the sun North and South </text:span><text:span text:style-name="T247">(</text:span><text:span text:style-name="T174">“Pezawn yekh pessoni dzhile sashan”</text:span><text:span text:style-name="T247">)</text:span><text:span text:style-name="T246"> </text:span><text:span text:style-name="T248">I guess to give</text:span><text:span text:style-name="T246"> rise to the season. <text:s/>How did they come up with that! </text:span><text:span text:style-name="T247">Well I guess ducks and other birds do migrate. <text:s/>Or the three bean heads, who are common stupid characters who we see join other tales at different times. <text:s/>It’s surprisingly simple to figure out some of that stuff after a while. <text:s/>Especially when names are in sort of &lt;brackets&gt;, </text:span><text:span text:style-name="T248">helps them stand out</text:span><text:span text:style-name="T247">.</text:span></text:p>
      <text:p text:style-name="P129">Soup’s been bland lately. <text:s/>I don’t know if I’m welcome in this house anymore, especially with what happened with Falfela’s cousin. <text:s/>It’s not like I have other places to go really, though working at the field I might have to move in with the other farmers, at least I would not have to trek before dawn when harvest is to be had. <text:s/>I don’t know what sort of place I can have in this world if it isn’t for our host’s hospitality. <text:s/>Maybe I can check with Tshavis since he seems to be houseless and living in nature.</text:p>
      <text:p text:style-name="P817"><text:span text:style-name="T248">The thought scares me shitless. <text:s/>I don’t know how I could survive on my own. <text:s/>Reyon gave me a fair bit of insight over the past few months in terms of what plants is safe to eat and what isn’t, but I ain’t </text:span><text:span text:style-name="T643">no</text:span><text:span text:style-name="T248"> hunter? I can’t aim for shit. <text:s/>I am so glad I don’t </text:span><text:span text:style-name="T249">really </text:span><text:span text:style-name="T248">need glasses because that is clearly not something that’s been invented yet, though there is some glass work </text:span><text:span text:style-name="T250">it seems mainly for clothing beads and the likes.</text:span></text:p>
      <table:table table:name="Table26" table:style-name="Table26">
        <table:table-column table:style-name="Table26.A"/>
        <table:table-column table:style-name="Table26.B"/>
        <table:table-row>
          <table:table-cell table:style-name="Table26.A1" office:value-type="string">
            <text:p text:style-name="P719"/>
          </table:table-cell>
          <table:table-cell table:style-name="Table26.A1" office:value-type="string">
            <text:p text:style-name="P719"/>
          </table:table-cell>
        </table:table-row>
        <table:table-row>
          <table:table-cell table:style-name="Table26.A1" office:value-type="string">
            <text:p text:style-name="P719"/>
          </table:table-cell>
          <table:table-cell table:style-name="Table26.A1" office:value-type="string">
            <text:p text:style-name="P719"/>
          </table:table-cell>
        </table:table-row>
      </table:table>
      <text:p text:style-name="P707"/>
      <text:h text:style-name="P1021" text:outline-level="3"/>
      <text:p text:style-name="P734">I probably should start packing my things. <text:s/>Not that I have lots mind you. <text:s/>A feather pillow in a leather casing, a pretty cool travel stick with notches, a few bundles of rope<text:span text:style-name="T251">s</text:span>, an oil jug, <text:span text:style-name="T252">a coin purse, </text:span>the water stomach, this very journal, a fruit basket, a ground liner, my few clothings... <text:s/>I can’t believe how I’ve survived with so little. <text:s/>I might need to check with others what else I might need in case I need to leave.</text:p>
      <text:h text:style-name="Heading_20_3" text:outline-level="3"><text:bookmark-start text:name="__RefHeading___Toc11802_671387254"/>On the <text:span text:style-name="T253">seventh week</text:span><text:bookmark-end text:name="__RefHeading___Toc11802_671387254"/></text:h>
      <text:p text:style-name="P130">Looks like I was overthinking. <text:s/>Or I don’t know. <text:s/><text:span text:style-name="T254">Yesterday </text:span>I tried to ask folks I didn’t know too much about a second bag, and getting salted beans and dried meats in order to prepare my exit, and I got some pretty puzzled looks, <text:span text:style-name="T254">but I got some of those things</text:span>. <text:s/><text:span text:style-name="T254">Well today, </text:span>Tamurba came barking at <text:span text:style-name="T254">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30">Once we were both alone and away from others, she beckoned me inside and sat me right by the doorway.</text:p>
      <text:p text:style-name="P130"><text:span text:style-name="T72">“Esfan?”</text:span> To where?</text:p>
      <text:p text:style-name="P132">I probably looked red and scared. <text:s/>Honestly I didn’t know what to say or do. <text:s/>I was caught clearly trying to leave.</text:p>
      <table:table table:name="Table27" table:style-name="Table27">
        <table:table-column table:style-name="Table27.A"/>
        <table:table-column table:style-name="Table27.B"/>
        <table:table-row>
          <table:table-cell table:style-name="Table27.A1" office:value-type="string">
            <text:p text:style-name="P719"/>
          </table:table-cell>
          <table:table-cell table:style-name="Table27.A1" office:value-type="string">
            <text:p text:style-name="P719"/>
          </table:table-cell>
        </table:table-row>
        <table:table-row>
          <table:table-cell table:style-name="Table27.A1" office:value-type="string">
            <text:p text:style-name="P719"/>
          </table:table-cell>
          <table:table-cell table:style-name="Table27.A1" office:value-type="string">
            <text:p text:style-name="P719"/>
          </table:table-cell>
        </table:table-row>
      </table:table>
      <text:p text:style-name="P707"/>
      <text:p text:style-name="P132"><text:span text:style-name="T72"/></text:p>
      <text:p text:style-name="P131"><text:span text:style-name="T72">“Sevzefan</text:span><text:span text:style-name="T88">n</text:span><text:span text:style-name="T72">kha</text:span><text:span text:style-name="T89">w</text:span><text:span text:style-name="T72">ts”</text:span> To wherever, you wish not.</text:p>
      <text:p text:style-name="P130"><text:span text:style-name="T72">“</text:span><text:span text:style-name="T90">Nudenin, Ursetsku. <text:s/>Wu Akkrasha</text:span><text:span text:style-name="T124">w</text:span><text:span text:style-name="T90">n Ley Urse Tuskayits. <text:s/>Wu Mewakhdoma’i Pedankha</text:span><text:span text:style-name="T124">wt</text:span><text:span text:style-name="T90">s, Leyeanets</text:span><text:span text:style-name="T72">”</text:span> <text:span text:style-name="T254">My home, yours too. <text:s/>And to this farm you are a sieve (I think?). <text:s/>And to the animal house (?) you wish not leave, you are not prepared.</text:span></text:p>
      <text:p text:style-name="P133">That was the extent of our <text:span text:style-name="T255">chat</text:span>. <text:s/>She shooed me <text:span text:style-name="T256">out </text:span>as well with the broom, but pointed at the sun, showed the lake and made a move of the hand to show inside. <text:s/>I guess she pretty much made clear to only come back at sunset.</text:p>
      <text:p text:style-name="P134">I think I should not try any more <text:span text:style-name="T257">stupid </text:span>exits for the time being. <text:s/>I am relieved, but that was something else.</text:p>
      <text:p text:style-name="P135">Best <text:span text:style-name="T258">for now</text:span> to go play with the dogs <text:span text:style-name="T258">or something</text:span>.</text:p>
      <text:h text:style-name="Heading_20_4" text:outline-level="4"><text:bookmark-start text:name="__RefHeading___Toc11804_671387254"/>2<text:span text:style-name="T50">nd</text:span> of the <text:span text:style-name="T259">7</text:span><text:span text:style-name="T50">th</text:span><text:bookmark-end text:name="__RefHeading___Toc11804_671387254"/></text:h>
      <text:p text:style-name="P138">So yesterday I went home to a nice supper, and we chatted about stories as well as the work to come before Akkas, that mid point between the summer solstice and the fall equinox. <text:s/>I tried to find out who the author of those tales was and it was strange to see the reaction, like, what do you mean, who wrote these? And apparently many of the stories are just passed down, sometimes sung, sometimes changed a bit, but it’s hard to know the origins. <text:s/>Unless it’s more recent ones like those of lived tales, there is not really any new story, just new recountings.</text:p>
      <table:table table:name="Table28" table:style-name="Table28">
        <table:table-column table:style-name="Table28.A"/>
        <table:table-column table:style-name="Table28.B"/>
        <table:table-row>
          <table:table-cell table:style-name="Table28.A1" office:value-type="string">
            <text:p text:style-name="P719"/>
          </table:table-cell>
          <table:table-cell table:style-name="Table28.A1" office:value-type="string">
            <text:p text:style-name="P719"/>
          </table:table-cell>
        </table:table-row>
        <table:table-row>
          <table:table-cell table:style-name="Table28.A1" office:value-type="string">
            <text:p text:style-name="P719"/>
          </table:table-cell>
          <table:table-cell table:style-name="Table28.A1" office:value-type="string">
            <text:p text:style-name="P719"/>
          </table:table-cell>
        </table:table-row>
      </table:table>
      <text:p text:style-name="P707"/>
      <text:p text:style-name="P138"/>
      <text:p text:style-name="P137">Then the subject return to field work, and how I should check in a bit more. <text:s/>Apparently there’s been a lot of patience around me because I am some sort of dumb, but that I am now expected to stick to harder work. <text:s/>When I clearly showed that I understood that, the conversation lightened a bit and they joked about some folks who have winged feet and leave the field to sleep in the flowers, but that’s clearly not my case.</text:p>
      <text:p text:style-name="P136">Today I was awoken by Kaffisa’s kick to the shoulder before dawn and made my way to the field after a hearty breakfast. <text:s/><text:span text:style-name="T260">It was nice to be given the chance to lead the ox for a change. <text:s/>Oop gotta go.</text:span></text:p>
      <text:h text:style-name="Heading_20_4" text:outline-level="4"><text:bookmark-start text:name="__RefHeading___Toc11806_671387254"/>The 4<text:span text:style-name="T50">th</text:span><text:bookmark-end text:name="__RefHeading___Toc11806_671387254"/></text:h>
      <text:p text:style-name="P139">Cloudy and chilly. <text:s/>Still no rain but one starts to smell it indeed.</text:p>
      <text:p text:style-name="P707"><text:span text:style-name="T1090">I got in trouble for stopping working, but it’s been sort of difficult to know what is expected of me. <text:s/>Tamurba called me a Shavipezawn, which I know Shavi means wings, and Pezawn means duck. <text:s/>When I made it clear that it’s difficult to know what to do without people around to show, he pulled me closer and said </text:span><text:span text:style-name="T181">“Pae, Dusan, Tuskefkakhawets mba? Okhbata khuyalts, Tesbakh tayo. <text:s/></text:span><text:span text:style-name="T91">Mba. <text:s/>Oppish tukh ill</text:span><text:span text:style-name="T92">oy</text:span><text:span text:style-name="T91">ni Sha’Dessat</text:span><text:span text:style-name="T181">”</text:span><text:span text:style-name="T1090"> </text:span><text:span text:style-name="T261">with a tap on the back and strong push off at the end. <text:s/>He clearly made it clear that I should use the ploughing tool to do stuff because I know how to use it, and that it is my scepter, like, what? </text:span><text:span text:style-name="T1069">I’m -</text:span></text:p>
      <table:table table:name="Table29" table:style-name="Table29">
        <table:table-column table:style-name="Table29.A"/>
        <table:table-column table:style-name="Table29.B"/>
        <table:table-row>
          <table:table-cell table:style-name="Table29.A1" office:value-type="string">
            <text:p text:style-name="P719"/>
          </table:table-cell>
          <table:table-cell table:style-name="Table29.A1" office:value-type="string">
            <text:p text:style-name="P719"/>
          </table:table-cell>
        </table:table-row>
        <table:table-row>
          <table:table-cell table:style-name="Table29.A1" office:value-type="string">
            <text:p text:style-name="P719"/>
          </table:table-cell>
          <table:table-cell table:style-name="Table29.A1" office:value-type="string">
            <text:p text:style-name="P719"/>
          </table:table-cell>
        </table:table-row>
      </table:table>
      <text:p text:style-name="P707"/>
      <text:p text:style-name="P707"/>
      <text:h text:style-name="P1019" text:outline-level="3"><text:bookmark-start text:name="__RefHeading___Toc11808_671387254"/>On the last week<text:bookmark-end text:name="__RefHeading___Toc11808_671387254"/></text:h>
      <text:p text:style-name="P140">Haha. <text:s/>Yeah. <text:s/>I think I understand more now. <text:s/>I think I owe them my life or something, so I’m sort of stuck here, like some serf.</text:p>
      <text:p text:style-name="P140">To be honest I like it. <text:s/>It’s comfortable and airy. <text:s/>The work is simple and the growing ironwork seems to make it easier week by week. <text:s/>I think those ship from a while back has something to do with it but often when I try to ask questions it’s hard to understand the response, or I get shushed, or a mix of both.</text:p>
      <text:p text:style-name="P141">Got caught off from writing and since then just been waiting to be free and far from others. <text:s/>Also sunburnt though the past few days for some reason. <text:s/>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43">Falfela told me that a few of us will be going North by horse for Wakha, and that I should probably bring belongings I don’t want to lose.</text:p>
      <table:table table:name="Table30" table:style-name="Table30">
        <table:table-column table:style-name="Table30.A"/>
        <table:table-column table:style-name="Table30.B"/>
        <table:table-row>
          <table:table-cell table:style-name="Table30.A1" office:value-type="string">
            <text:p text:style-name="P719"/>
          </table:table-cell>
          <table:table-cell table:style-name="Table30.A1" office:value-type="string">
            <text:p text:style-name="P719"/>
          </table:table-cell>
        </table:table-row>
        <table:table-row>
          <table:table-cell table:style-name="Table30.A1" office:value-type="string">
            <text:p text:style-name="P719"/>
          </table:table-cell>
          <table:table-cell table:style-name="Table30.A1" office:value-type="string">
            <text:p text:style-name="P719"/>
          </table:table-cell>
        </table:table-row>
      </table:table>
      <text:p text:style-name="P707"/>
      <text:h text:style-name="P1021" text:outline-level="3"/>
      <text:p text:style-name="P142">I probably looked concerned, so the response went somewhere along <text:span text:style-name="T72">“Simmekhats Igla, Posova Uwwe; </text:span><text:span text:style-name="T93">Dravunskeppa, Wakha... <text:s/>Tuppazhaaloy. <text:s/>Wu Mewaskir... <text:s/>Kavvelkeam kagaw.”</text:span><text:span text:style-name="T262"> From what I understand, there could be big fires that are uncontrolled, and that we will come back after the festival. <text:s/></text:span><text:span text:style-name="T263">We’ll have a smaller version of </text:span><text:span text:style-name="T264">it</text:span><text:span text:style-name="T263">.</text:span></text:p>
      <text:h text:style-name="Heading_20_4" text:outline-level="4"><text:bookmark-start text:name="__RefHeading___Toc11810_671387254"/>Its second day<text:bookmark-end text:name="__RefHeading___Toc11810_671387254"/></text:h>
      <text:p text:style-name="P144">I am so tired. <text:s/>Kaffisa, Mandin, Tamur and myself went to get a few different things in the markets for the way North and I was surprised to notice Mandin brandish what looked like an iron stamp and, following a long conversation where <text:span text:style-name="T265">Falfela’s</text:span> full name kept coming up, we got what looked like expensive bags, straps, and oils, then Mandin stamped what looked like wet clay with markings on the left of the stamp, and pointed his fingers to his eyes and ourselves before we left.</text:p>
      <text:p text:style-name="P818">When further away from Yalikkaasfenn, the tented store where we were, I tried to get more information about the stamp and Kaffisa said <text:span text:style-name="T72">“Attol, Lashkaraneekhats Irris?”</text:span> which I think means “don’t tell me you want to steal this?” to which I responded <text:span text:style-name="T72">“Uwwe! Mba, Kiwa?”</text:span> (Far from it! Well, what is it?) And they were again just perplexed that I didn’t know it, and they made signs about money in a house. <text:s/>So I imagine this is some sort of credit card to banks. <text:s/>I can’t believe I did not notice that before.</text:p>
      <table:table table:name="Table31" table:style-name="Table31">
        <table:table-column table:style-name="Table31.A"/>
        <table:table-column table:style-name="Table31.B"/>
        <table:table-row>
          <table:table-cell table:style-name="Table31.A1" office:value-type="string">
            <text:p text:style-name="P719"/>
          </table:table-cell>
          <table:table-cell table:style-name="Table31.A1" office:value-type="string">
            <text:p text:style-name="P719"/>
          </table:table-cell>
        </table:table-row>
        <table:table-row>
          <table:table-cell table:style-name="Table31.A1" office:value-type="string">
            <text:p text:style-name="P719"/>
          </table:table-cell>
          <table:table-cell table:style-name="Table31.A1" office:value-type="string">
            <text:p text:style-name="P719"/>
          </table:table-cell>
        </table:table-row>
      </table:table>
      <text:p text:style-name="P707"/>
      <text:p text:style-name="P818"/>
      <text:p text:style-name="P145"><text:span text:style-name="T266">When I asked about </text:span><text:span text:style-name="T267">having </text:span><text:span text:style-name="T266">m</text:span><text:span text:style-name="T267">y own stamp</text:span><text:span text:style-name="T266"> and </text:span><text:span text:style-name="T267">them </text:span><text:span text:style-name="T266">theirs, Kaffisa </text:span><text:span text:style-name="T267">cackled and </text:span><text:span text:style-name="T266">showed trying to </text:span><text:span text:style-name="T267">pull</text:span><text:span text:style-name="T266"> her </text:span><text:span text:style-name="T267">own </text:span><text:span text:style-name="T266">teeth and made it as if she was going to do the same to each of us, with strong </text:span><text:span text:style-name="T267">and hilarious</text:span><text:span text:style-name="T266"> reaction from all. <text:s/></text:span><text:span text:style-name="T267">I probably made the weirdest scaredy and disgusted little face because they could not stop </text:span><text:span text:style-name="T268">chuckling</text:span><text:span text:style-name="T267"> for a while, </text:span><text:span text:style-name="T268">especially as she attempted a few more times to pull my teeth by putting her fingers in my mouth I mean why would you do that it’s disgusting</text:span><text:span text:style-name="T267">. <text:s/></text:span><text:span text:style-name="T268">I’m just glad I tower over them so my own, personal and not for the sharing gums be harder to reach. <text:s/>I must admit it was absolutely fun to growl like a dog when it was too much, I think it startled them all and she stopped for good after that.</text:span></text:p>
      <text:p text:style-name="P146">Anyway. <text:s/>I think we are <text:span text:style-name="T268">leaving</text:span> at dawn. <text:s/>I’m debating if I should bring the journal or not. <text:s/><text:span text:style-name="T269">Might get wet.</text:span></text:p>
      <text:h text:style-name="Heading_20_4" text:outline-level="4"><text:bookmark-start text:name="__RefHeading___Toc3668_2646819374"/>The third<text:bookmark-end text:name="__RefHeading___Toc3668_2646819374"/></text:h>
      <text:p text:style-name="P1086"><text:span text:style-name="T1199">Keeping the journal at the house. <text:s/>Leaving now, horses look gorgeous this dawn.</text:span></text:p>
      <text:p text:style-name="P1087"/>
      <text:h text:style-name="P1067" text:outline-level="7">D7</text:h>
      <text:h text:style-name="P1072" text:outline-level="4"/>
      <text:h text:style-name="P1013" text:outline-level="1"><text:bookmark-start text:name="__RefHeading___Toc77879_2816179978"/><text:span text:style-name="T1078">Journal </text:span><text:span text:style-name="T1080">3</text:span><text:bookmark-end text:name="__RefHeading___Toc77879_2816179978"/></text:h>
      <text:h text:style-name="Heading_20_6" text:outline-level="6"><text:span text:style-name="T1080">3</text:span><text:span text:style-name="T227">BLbnbb</text:span></text:h>
      <text:p text:style-name="Text_20_body"/>
      <text:p text:style-name="P703"/>
      <text:h text:style-name="P1034" text:outline-level="3"><text:bookmark-start text:name="__RefHeading___Toc3951_2972706166"/>Five days till Wakha<text:bookmark-end text:name="__RefHeading___Toc3951_2972706166"/></text:h>
      <text:p text:style-name="P1084"><text:span text:style-name="T1198">Back early! Town packed, returned with old man and his wife stuck on </text:span><text:span text:style-name="T270">side </text:span><text:span text:style-name="T1198">road - </text:span></text:p>
      <text:h text:style-name="Heading_20_4" text:outline-level="4"><text:bookmark-start text:name="__RefHeading___Toc3953_2972706166"/>Four till <text:span text:style-name="T1197">Wakha</text:span><text:bookmark-end text:name="__RefHeading___Toc3953_2972706166"/></text:h>
      <text:p text:style-name="P147">It’s dawn. <text:s/>I could not sleep. <text:s/>There is no dull time. <text:s/>People drink and scream and burn hay and all, I can see why Falfela did not want to spend a moment here. <text:s/>Lagris is sleeping a lot, that’s the old man, his wife <text:span text:style-name="T271">Uzhil</text:span> just took <text:span text:style-name="T271">off after</text:span> choice words <text:span text:style-name="T271">to him</text:span> that I could not get. <text:s/>Not sure what that was about he’s literally a frail thing. Tamurba took most of my time back here to work on cutting the long grasses around the fields and I nearly lost a finger. <text:s/>Said he’s happy I’m here which is like, wow, unexpected coming from his mouth.</text:p>
      <text:p text:style-name="P819"><text:span text:style-name="T1091">So we did not make it to the village up north because at some point Tamur La seemed like he felt something about a side road that seemed underused, and he took off with Mandin. <text:s/>We were stuck waiting for them to return and that seemed to have pissed Falfela off though she seemed to respect the intuition especially after casting some bunch of dice coin thingies on the ground that made her look puzzled and </text:span><text:span text:style-name="T272">somber</text:span><text:span text:style-name="T1091">. <text:s/>We then heard a faint commotion and whistles coming off the dense forest and Kaffisa and Reyon clearly were alerted and followed. <text:s/>It was not that dark, </text:span><text:span text:style-name="T272">Falfela commanded me to light a fire.</text:span></text:p>
      <table:table table:name="Table32" table:style-name="Table32">
        <table:table-column table:style-name="Table32.A"/>
        <table:table-column table:style-name="Table32.B"/>
        <table:table-row>
          <table:table-cell table:style-name="Table32.A1" office:value-type="string">
            <text:p text:style-name="P719"/>
          </table:table-cell>
          <table:table-cell table:style-name="Table32.A1" office:value-type="string">
            <text:p text:style-name="P719"/>
          </table:table-cell>
        </table:table-row>
        <table:table-row>
          <table:table-cell table:style-name="Table32.A1" office:value-type="string">
            <text:p text:style-name="P719"/>
          </table:table-cell>
          <table:table-cell table:style-name="Table32.A1" office:value-type="string">
            <text:p text:style-name="P719"/>
          </table:table-cell>
        </table:table-row>
      </table:table>
      <text:p text:style-name="P707"/>
      <text:h text:style-name="P1021" text:outline-level="3"/>
      <text:p text:style-name="P149">A long time after, out of the less used path came the four carrying two more. <text:s/>The older man looked in worse shape than the lady and they seemed to be fighting and saying horse over and over again but I could not understand most of what they were saying. <text:s/>They only shut it once Falfela, who had prepared a campfire soup, said <text:span text:style-name="T72">“Eppandar makhvats pae eppish poon fladheetsi.”</text:span> with a coldness that I had never heard from her before and wish never hear again. <text:s/>I think it means something like “Better gobble your soup or leave again to your story’s end”. <text:s/>They looked uncomfortable until Reyon said something similar to Falfela’s phrase in probably what is their dialect, and they became quiet afterwards. <text:s/>Seems like it had the intended effect I’d say.</text:p>
      <text:p text:style-name="P148">Mandin took proper care to handle the man’s wound while the lady seemed to not want to be touched as much. <text:s/>I had to hold Lagris still <text:span text:style-name="T273">since I am the stronger of the lot, while Mandin pulled the leg which seemed to have something twisted terribly wrong back in a better state. <text:s/>The poor man was in such pain I just started petting his hair to soothe him. <text:s/>Mandin then organized a bunch of sticks around the legs and sliced leather pieces off his oldest bag to tie the whole thing together.</text:span></text:p>
      <text:p text:style-name="P152">Kaffisa who had tried to speak with the lady ended up mainly providing the man with foraged fruits and salted bean, and his whimpers turned to snores. <text:s/>Reyon, who seemed to be the only one to speak their tongue somewhat, gathered more of what happened from Uzhil.</text:p>
      <table:table table:name="Table33" table:style-name="Table33">
        <table:table-column table:style-name="Table33.A"/>
        <table:table-column table:style-name="Table33.B"/>
        <table:table-row>
          <table:table-cell table:style-name="Table33.A1" office:value-type="string">
            <text:p text:style-name="P719"/>
          </table:table-cell>
          <table:table-cell table:style-name="Table33.A1" office:value-type="string">
            <text:p text:style-name="P719"/>
          </table:table-cell>
        </table:table-row>
        <table:table-row>
          <table:table-cell table:style-name="Table33.A1" office:value-type="string">
            <text:p text:style-name="P719"/>
          </table:table-cell>
          <table:table-cell table:style-name="Table33.A1" office:value-type="string">
            <text:p text:style-name="P719"/>
          </table:table-cell>
        </table:table-row>
      </table:table>
      <text:p text:style-name="P707"/>
      <text:h text:style-name="P1021" text:outline-level="3"/>
      <text:p text:style-name="P151">The couple, on their way to some “new world” had tried to use a shortcut but a mudslide took them and their horse down, and while thankful of saving their lives, we have to help them get their belongings as well since it is all they have left apparently.</text:p>
      <text:p text:style-name="P150">We ended up camping closeby at an abandoned settlement that had just <text:span text:style-name="T274">the large rocks</text:span> foundations remaining, so that we could check the next morning, and the whole time Falfela was aloof. <text:s/><text:span text:style-name="T275">I figured what would happen pretty quickly. <text:s/>The universe entrusted sore strangers upon us, and we’d be going back in time for Wakha in Yivalkes, instead of far from it all. <text:s/></text:span><text:span text:style-name="T276">I feel very good about the troup’s abilities and know I should be safe if ever truly hurt, but that whole ordeal looked painful.</text:span></text:p>
      <text:p text:style-name="P153">The others are waking.</text:p>
      <text:h text:style-name="Heading_20_4" text:outline-level="4"><text:bookmark-start text:name="__RefHeading___Toc3955_2972706166"/>Three till<text:bookmark-end text:name="__RefHeading___Toc3955_2972706166"/></text:h>
      <text:p text:style-name="P156">The constant shouting, happy and otherwise. <text:s/>The fires, the rowdiness, all while dealing with a house fuller than usual. <text:s/>And I can’t even go get any booze, they just won’t allow me. <text:s/>Such an annoyance. <text:s/>It was weird though because I believe when I was hovering last night by the tavern (to see if any stranger would be nice enough to offer a drink without making my household ever aware) that Uffel tried to hit on me, she was so wasted.</text:p>
      <table:table table:name="Table34" table:style-name="Table34">
        <table:table-column table:style-name="Table34.A"/>
        <table:table-column table:style-name="Table34.B"/>
        <table:table-row>
          <table:table-cell table:style-name="Table34.A1" office:value-type="string">
            <text:p text:style-name="P719"/>
          </table:table-cell>
          <table:table-cell table:style-name="Table34.A1" office:value-type="string">
            <text:p text:style-name="P719"/>
          </table:table-cell>
        </table:table-row>
        <table:table-row>
          <table:table-cell table:style-name="Table34.A1" office:value-type="string">
            <text:p text:style-name="P719"/>
          </table:table-cell>
          <table:table-cell table:style-name="Table34.A1" office:value-type="string">
            <text:p text:style-name="P719"/>
          </table:table-cell>
        </table:table-row>
      </table:table>
      <text:p text:style-name="P707"/>
      <text:h text:style-name="P1021" text:outline-level="3"/>
      <text:p text:style-name="P155">When I didn’t engage she switched the script and showed that she cares and all, but I literally had no clue what had just happened.</text:p>
      <text:p text:style-name="P154">Old man Lagris stays at our place while he recovers. <text:s/>Kaffisa has been the one feeding him mainly.</text:p>
      <text:p text:style-name="P154">I checked in on Tamur Ba, and they are postponing sowing till the day of Wakha, which seems weird especially considering how many crops seem to be ready, but I am not of this world so what do I know. <text:s/>We’ve mainly kept guard and watched so that no one comes to the field.</text:p>
      <text:p text:style-name="P154">There <text:span text:style-name="T277">are</text:span> a lot of boats <text:span text:style-name="T277">at the decks</text:span>. <text:s/><text:span text:style-name="T277">Many are tied together and I heard screaming fits between different folks. <text:s/></text:span></text:p>
      <text:p text:style-name="P157">Falfela is also just gone? I can’t see her anywhere.</text:p>
      <text:p text:style-name="P157">There’s also massive contraptions being built, and some effigies where the summer solstice banquet took place. <text:s/>A bunch of flute players too. <text:s/>Also some guy on a horse going around town covered in a wolf hide surrounded by horn players and heavily built people carrying short swords. <text:s/>I believe I’ve seen them before but can’t quite make what’s the deal.</text:p>
      <text:p text:style-name="P854">Mandin says there will be a race also tomorrow?</text:p>
      <table:table table:name="Table35" table:style-name="Table35">
        <table:table-column table:style-name="Table35.A"/>
        <table:table-column table:style-name="Table35.B"/>
        <table:table-row>
          <table:table-cell table:style-name="Table35.A1" office:value-type="string">
            <text:p text:style-name="P719"/>
          </table:table-cell>
          <table:table-cell table:style-name="Table35.A1" office:value-type="string">
            <text:p text:style-name="P719"/>
          </table:table-cell>
        </table:table-row>
        <table:table-row>
          <table:table-cell table:style-name="Table35.A1" office:value-type="string">
            <text:p text:style-name="P719"/>
          </table:table-cell>
          <table:table-cell table:style-name="Table35.A1" office:value-type="string">
            <text:p text:style-name="P719"/>
          </table:table-cell>
        </table:table-row>
      </table:table>
      <text:p text:style-name="P707"/>
      <text:p text:style-name="P707"><text:span text:style-name="T279"/></text:p>
      <text:h text:style-name="P1039" text:outline-level="4"><text:bookmark-start text:name="__RefHeading___Toc3957_2972706166"/><text:span text:style-name="T279">Three till</text:span><text:span text:style-name="T282"> </text:span><text:span text:style-name="T283">TWO</text:span> till<text:bookmark-end text:name="__RefHeading___Toc3957_2972706166"/></text:h>
      <text:p text:style-name="P158">Big rains, awesome horse race. <text:s/>Tired. <text:s/>Never realized we had a racetrack circus, guess I rarely been south.</text:p>
      <text:p text:style-name="P158">Was with Reyon, <text:span text:style-name="T284">Stimur, Tamur La, and Mandindaya (that last one just took off part ways and came closer than I could, being way too tall to be too close). <text:s/>I think I could see some other folks I know but it was literally a sea of heads. <text:s/>I’m surprised by the amount of people who is partially bald.</text:span></text:p>
      <text:p text:style-name="P159">The first race was a bit weird, it was bunch of people who were crippled, and I thought I’d hear more mean laughters but the crowd actually cheered nicely.</text:p>
      <text:p text:style-name="P159">The second was on horses and Mandin was ecstatic I don’t think I’ve ever seen him that happy.</text:p>
      <text:p text:style-name="P159">The third was I think a repeat?</text:p>
      <text:p text:style-name="P161">Then there was some weird clown like moment in between, with some fellas wearing massive horns and fake third leg chasing the bear wearing a blue shirt that I’ve seen from time to time. <text:s/>It was surreal but did have people laugh a fair lot.</text:p>
      <table:table table:name="Table36" table:style-name="Table36">
        <table:table-column table:style-name="Table36.A"/>
        <table:table-column table:style-name="Table36.B"/>
        <table:table-row>
          <table:table-cell table:style-name="Table36.A1" office:value-type="string">
            <text:p text:style-name="P719"/>
          </table:table-cell>
          <table:table-cell table:style-name="Table36.A1" office:value-type="string">
            <text:p text:style-name="P719"/>
          </table:table-cell>
        </table:table-row>
        <table:table-row>
          <table:table-cell table:style-name="Table36.A1" office:value-type="string">
            <text:p text:style-name="P719"/>
          </table:table-cell>
          <table:table-cell table:style-name="Table36.A1" office:value-type="string">
            <text:p text:style-name="P719"/>
          </table:table-cell>
        </table:table-row>
      </table:table>
      <text:p text:style-name="P707"/>
      <text:p text:style-name="P161"/>
      <text:p text:style-name="P160">Then when they left, some chatter that was hard to hear, and a kid came on the sand with a huge iron machine and was holding it with a leash? It looked like a chariot but darker and seemed heavy, but ease of movement. <text:s/>Reyon and Tamur kept talking about what they were seeing but it was difficult to get the details.</text:p>
      <text:p text:style-name="P159">Then some music and the chariot race started soon after. <text:s/>People cheering left and right and front. <text:s/>I couldn’t quite focus on it as <text:span text:style-name="T285">the</text:span> rain <text:span text:style-name="T285">was clouding the view from our distance. <text:s/>A winner got annouced, then people fled the tracks. <text:s/>It’s still going even now.</text:span></text:p>
      <text:p text:style-name="P162">We lost Stimur and Tamur but Reyon stayed with me and guided back. <text:s/>The streets were full of sludge and the mud took one of my sandals in the chaos. <text:s/>We didn’t go straight to the house though, and stopped by the temple for a bath before home.</text:p>
      <text:p text:style-name="P163">At least there was not massively crowded. <text:s/>There was the sound of a broken vase, shoutings, calmer chats, and the same guy in a wolf hide from earlier come down the stairs and spray his face with the baths’ waters, ignoring everyone else present. <text:s/>Reyon stood still the whole time, and said we should be mindful not make any wake, and leave calmly.</text:p>
      <table:table table:name="Table37" table:style-name="Table37">
        <table:table-column table:style-name="Table37.A"/>
        <table:table-column table:style-name="Table37.B"/>
        <table:table-row>
          <table:table-cell table:style-name="Table37.A1" office:value-type="string">
            <text:p text:style-name="P719"/>
          </table:table-cell>
          <table:table-cell table:style-name="Table37.A1" office:value-type="string">
            <text:p text:style-name="P719"/>
          </table:table-cell>
        </table:table-row>
        <table:table-row>
          <table:table-cell table:style-name="Table37.A1" office:value-type="string">
            <text:p text:style-name="P719"/>
          </table:table-cell>
          <table:table-cell table:style-name="Table37.A1" office:value-type="string">
            <text:p text:style-name="P719"/>
          </table:table-cell>
        </table:table-row>
      </table:table>
      <text:p text:style-name="P707"/>
      <text:p text:style-name="P163"/>
      <text:p text:style-name="P165">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64">Stimur and Tamur were there already by the house’s fire, and they seemed to have avoided the crowd and mud puddles somehow, the two huddled together look<text:span text:style-name="T993">ing</text:span> sweet. <text:s/>Probably warming up after the chilly rain. <text:s/>Reyon threw some peppers at them. <text:s/><text:span text:style-name="T286">Kaffisa is taking care of Lagris and </text:span><text:span text:style-name="T287">playing the Tale of Cups</text:span><text:span text:style-name="T286">.</text:span> <text:s/>Mandin is wherever he is. <text:s/>And Falfela is still not home.</text:p>
      <text:p text:style-name="P164">When I ask of her, they looked as clueless as I was but gestured towards the East. <text:s/>I guess she really did not want to be in town for Wakha.</text:p>
      <text:p text:style-name="P166">Grr. <text:s/>I have been thrown some peppers too. <text:s/>Aight dinner time I guess.</text:p>
      <text:h text:style-name="Heading_20_4" text:outline-level="4"><text:bookmark-start text:name="__RefHeading___Toc3959_2972706166"/><text:span text:style-name="T279">Two till</text:span><text:span text:style-name="T282"> </text:span><text:span text:style-name="T283">LAST</text:span> till<text:bookmark-end text:name="__RefHeading___Toc3959_2972706166"/></text:h>
      <text:p text:style-name="P167">Just woke up before dawn, freezing, shivers. <text:s/>Might be sick. <text:s/><text:span text:style-name="T288">Fire outside by the talking decks. <text:s/></text:span><text:span text:style-name="T289">Should I go?</text:span></text:p>
      <text:p text:style-name="P707"><text:span text:style-name="T289">... <text:s/>Threw two sticks together, and they landed in a plus sign. <text:s/>Going. <text:s/></text:span><text:span text:style-name="T290">Wrapped in</text:span><text:span text:style-name="T289"> the temple’s towel.</text:span></text:p>
      <table:table table:name="Table38" table:style-name="Table38">
        <table:table-column table:style-name="Table38.A"/>
        <table:table-column table:style-name="Table38.B"/>
        <table:table-row>
          <table:table-cell table:style-name="Table38.A1" office:value-type="string">
            <text:p text:style-name="P719"/>
          </table:table-cell>
          <table:table-cell table:style-name="Table38.A1" office:value-type="string">
            <text:p text:style-name="P719"/>
          </table:table-cell>
        </table:table-row>
        <table:table-row>
          <table:table-cell table:style-name="Table38.A1" office:value-type="string">
            <text:p text:style-name="P719"/>
          </table:table-cell>
          <table:table-cell table:style-name="Table38.A1" office:value-type="string">
            <text:p text:style-name="P719"/>
          </table:table-cell>
        </table:table-row>
      </table:table>
      <text:p text:style-name="P707"/>
      <text:p text:style-name="P707"/>
      <text:h text:style-name="P1063" text:outline-level="5">––</text:h>
      <text:p text:style-name="P168">Noooo I messed up the dates. <text:s/>I thought we had two days before the reapings, but noooo we are the last!!! F<text:span text:style-name="T291">uu</text:span>uck. <text:s/><text:span text:style-name="T291">And I was in a chariot in the sky with Kermell the mischevious messsenger god, I saw the earthquakes to come and the smell of roses from candlesticks, and videogames that I know I won’t ever play again, and a porcupine dancing what was going on. <text:s/>Ow still acting up. <text:s/>Siick. <text:s/>Seeing double. <text:s/>Gotta thank Taramandin for bringing me home.</text:span></text:p>
      <text:h text:style-name="Heading_20_5" text:outline-level="5">––</text:h>
      <text:p text:style-name="P820">So... <text:s/>I’ve sobered up after eating some chalk,<text:span text:style-name="T292"> followed by a cup full of cold water on the head</text:span>. <text:s/>Kaffisa... <text:s/>was a bit mad at me. <text:s/>She spoke a bit like Falfela, something I’d never seen her do. <text:s/>Made it clear that what I did was dangerous, especially with how little I know from how things work. <text:s/><text:span text:style-name="T293">I just wanted to go warm up to the bonfire, but was tempted to drink with some strangers. <text:s/>I guess, well, I knew, the food they were offering was probably odd, especially with how it tasted. <text:s/>I think it must have been some mushrooms. <text:s/>She did ask me what I saw, and seemed pretty stoked about the visions, but made it abundantly clear that I could have gotten myself hurt especially because I don’t know the language that well.</text:span></text:p>
      <table:table table:name="Table39" table:style-name="Table39">
        <table:table-column table:style-name="Table39.A"/>
        <table:table-column table:style-name="Table39.B"/>
        <table:table-row>
          <table:table-cell table:style-name="Table39.A1" office:value-type="string">
            <text:p text:style-name="P719"/>
          </table:table-cell>
          <table:table-cell table:style-name="Table39.A1" office:value-type="string">
            <text:p text:style-name="P719"/>
          </table:table-cell>
        </table:table-row>
        <table:table-row>
          <table:table-cell table:style-name="Table39.A1" office:value-type="string">
            <text:p text:style-name="P719"/>
          </table:table-cell>
          <table:table-cell table:style-name="Table39.A1" office:value-type="string">
            <text:p text:style-name="P719"/>
          </table:table-cell>
        </table:table-row>
      </table:table>
      <text:p text:style-name="P707"/>
      <text:p text:style-name="P820"/>
      <text:p text:style-name="P735">Anyway. <text:s/>I feel much better now, <text:span text:style-name="T294">albeit still shivery. <text:s/>I’ve been told Tamurba expects me early tomorrow morning, and that most of the town will be participating in the reaping in one way or another. <text:s/></text:span><text:span text:style-name="T295">We can’t wait much longer especially with the heavy rains of yesterday</text:span><text:span text:style-name="T294"> </text:span><text:span text:style-name="T296">and winter might be harder than we’d expect,</text:span><text:span text:style-name="T295"> so the goal is to complete the ordeal in less than 3 days, which, like Reyon said </text:span><text:span text:style-name="T94">“Lenkokhfiseyets!”</text:span><text:span text:style-name="T295"> to the impossible!</text:span></text:p>
      <text:p text:style-name="P169">Before I left the house to go to the bathroom <text:span text:style-name="T297">and return the towel to the temple as well as pick up my clean and now rose scented clothes from yesterday</text:span>, Kaffisa put her thumbs to her temple and made some wing like motions with her top fingers with a friendly smile. <text:s/>I guess she forgives me a little.</text:p>
      <text:p text:style-name="P170">When I went back, Mandin was back in the house and he had the brightest smile, not sure why but he does seem to have had a good time after the race. <text:s/>He brought some rabbit <text:span text:style-name="T298">meat</text:span> <text:span text:style-name="T298">so</text:span> we ate a stew.</text:p>
      <text:p text:style-name="P707"><text:span text:style-name="T297">Anyway, I’m already beat before sund</text:span><text:span text:style-name="T299">o</text:span><text:span text:style-name="T297">wn.</text:span></text:p>
      <table:table table:name="Table40" table:style-name="Table40">
        <table:table-column table:style-name="Table40.A"/>
        <table:table-column table:style-name="Table40.B"/>
        <table:table-row>
          <table:table-cell table:style-name="Table40.A1" office:value-type="string">
            <text:p text:style-name="P719"/>
          </table:table-cell>
          <table:table-cell table:style-name="Table40.A1" office:value-type="string">
            <text:p text:style-name="P719"/>
          </table:table-cell>
        </table:table-row>
        <table:table-row>
          <table:table-cell table:style-name="Table40.A1" office:value-type="string">
            <text:p text:style-name="P719"/>
          </table:table-cell>
          <table:table-cell table:style-name="Table40.A1" office:value-type="string">
            <text:p text:style-name="P719"/>
          </table:table-cell>
        </table:table-row>
      </table:table>
      <text:p text:style-name="P707"/>
      <text:p text:style-name="P707"/>
      <text:h text:style-name="P1015" text:outline-level="2"><text:bookmark-start text:name="__RefHeading___Toc3961_2972706166"/>Wakha<text:bookmark-end text:name="__RefHeading___Toc3961_2972706166"/></text:h>
      <text:p text:style-name="P171">I woke up before dawnbreak. <text:s/>Let’s do it. <text:s/>The morning clouds are superb, <text:span text:style-name="T300">and the birds sing beautiful stupid songs</text:span>.</text:p>
      <text:h text:style-name="Heading_20_3" text:outline-level="3"><text:bookmark-start text:name="__RefHeading___Toc3963_2972706166"/>Nenarla Ganshni, 1<text:span text:style-name="T50">st</text:span> week of Ganshni<text:bookmark-end text:name="__RefHeading___Toc3963_2972706166"/></text:h>
      <text:p text:style-name="P172">AAAAAAAA. <text:s/>RAAAAAA. <text:s/>It’s not that bad but WAAAAAA. <text:s/><text:span text:style-name="T301">My shoulders and my lower back.</text:span></text:p>
      <text:p text:style-name="P172">Alright at most 4 more days let’s go<text:span text:style-name="T302">oo</text:span>!</text:p>
      <text:h text:style-name="Heading_20_5" text:outline-level="5">––</text:h>
      <text:p text:style-name="P316">I am so beat. <text:s/>The sun is down but its sting remain. <text:s/>I’ve rarely seen that may people helping. <text:s/>The field was packed with animals and humans alike to take care of </text:p>
      <text:h text:style-name="Heading_20_5" text:outline-level="5">––</text:h>
      <table:table table:name="Table42" table:style-name="Table42">
        <table:table-column table:style-name="Table42.A"/>
        <table:table-column table:style-name="Table42.B"/>
        <table:table-row>
          <table:table-cell table:style-name="Table42.A1" office:value-type="string">
            <text:p text:style-name="P719"/>
          </table:table-cell>
          <table:table-cell table:style-name="Table42.A1" office:value-type="string">
            <text:p text:style-name="P719"/>
          </table:table-cell>
        </table:table-row>
        <table:table-row>
          <table:table-cell table:style-name="Table42.A1" office:value-type="string">
            <text:p text:style-name="P719"/>
          </table:table-cell>
          <table:table-cell table:style-name="Table42.A1" office:value-type="string">
            <text:p text:style-name="P719"/>
          </table:table-cell>
        </table:table-row>
      </table:table>
      <text:p text:style-name="P707"/>
      <text:h text:style-name="P1021" text:outline-level="3"/>
      <text:p text:style-name="P736">Had to take a break, Lagris had <text:span text:style-name="T303">started screaming and </text:span>fallen from a nightmare about his wife I think? Was speaking nonsense, even for Reyon. <text:s/>We brought him to the temple where he was able to feel more at peace. <text:s/>One of the priest has a bit more chat with him. <text:s/>Then said to Reyon he wanted to sleep there for the night and not to fret over him, we <text:span text:style-name="T304">ha</text:span>d helped him enough. <text:s/><text:span text:style-name="T305">Honestly, more room for us, and less snores too. <text:s/>His were the loudest of all. <text:s/></text:span><text:span text:style-name="T306">But I do hope he gets better.</text:span></text:p>
      <text:h text:style-name="Heading_20_4" text:outline-level="4"><text:bookmark-start text:name="__RefHeading___Toc10026_2972706166"/>Biinnelen, or the 2<text:span text:style-name="T50">nd</text:span> day<text:bookmark-end text:name="__RefHeading___Toc10026_2972706166"/></text:h>
      <text:p text:style-name="P173">My legs gave up after the midday break. <text:s/>Tamurba helped me to the stone wall by the main path, not far to where Tshavis and his Mandin were repairing people’s shoes. <text:s/>The old guy told me I did good the past few days and to take rest till after tomorrow if need be, and even fluffed my hair before returning to the field. <text:s/>Never seen him care like that. <text:s/><text:span text:style-name="T307">To be honest it even hurts writing right now.</text:span></text:p>
      <text:p text:style-name="P821">I stayed a little longer to see how I’d feel, but he even at distance made that hand sign that means to get going, <text:span text:style-name="T308">yelling</text:span> <text:span text:style-name="T72">“Pisheyets!”</text:span>, I gestured in turn that i was gonna leave, but like, in a moment. <text:s/><text:span text:style-name="T309">Was fun to hear Taramandin heckle for more fruits and vegetables in exchange for Tshavis’ awesome sandal work. <text:s/>To be honest Tshavis deserves it, his shoework is the best </text:span><text:span text:style-name="T310">in town</text:span><text:span text:style-name="T309">. <text:s/></text:span><text:span text:style-name="T311">They’re also nice to just hang out with, I don’t feel like I have to say anything </text:span><text:span text:style-name="T312">while still being welcome to stick around</text:span><text:span text:style-name="T311">.</text:span></text:p>
      <table:table table:name="Table44" table:style-name="Table44">
        <table:table-column table:style-name="Table44.A"/>
        <table:table-column table:style-name="Table44.B"/>
        <table:table-row>
          <table:table-cell table:style-name="Table44.A1" office:value-type="string">
            <text:p text:style-name="P719"/>
          </table:table-cell>
          <table:table-cell table:style-name="Table44.A1" office:value-type="string">
            <text:p text:style-name="P719"/>
          </table:table-cell>
        </table:table-row>
        <table:table-row>
          <table:table-cell table:style-name="Table44.A1" office:value-type="string">
            <text:p text:style-name="P719"/>
          </table:table-cell>
          <table:table-cell table:style-name="Table44.A1" office:value-type="string">
            <text:p text:style-name="P719"/>
          </table:table-cell>
        </table:table-row>
      </table:table>
      <text:p text:style-name="P707"/>
      <text:p text:style-name="P821"/>
      <text:p text:style-name="P737">Oh! This morning Falfela had returned during the night, she said a nice <text:span text:style-name="T313">and</text:span> friendly <text:span text:style-name="T72">“Lents!”</text:span>, and I could see Kaffisa’s eyes dart... <text:s/>Anyway we to talk<text:span text:style-name="T313">ed</text:span> about her trip at her cousins’. <text:s/>I found out she was born there and <text:span text:style-name="T313">that</text:span> <text:span text:style-name="T313">there had been</text:span> the family house for generation<text:span text:style-name="T313">s</text:span> <text:span text:style-name="T313">from which </text:span>the younger ones tend to leave as she did, and how the house we live right now used to be abandonned but she improved on it. <text:s/>This <text:span text:style-name="T313">miight </text:span>explain the <text:span text:style-name="T313">bouts of</text:span><text:span text:style-name="T314"> </text:span>mold smells. <text:s/><text:span text:style-name="T315">She asked about Lagris, and we told her he left of his own accord to go to the temple, and she just shrugged and wished him a long life </text:span><text:span text:style-name="T308">(</text:span><text:span text:style-name="T95">“</text:span><text:span text:style-name="T96">Annyawdoneyets!</text:span><text:span text:style-name="T95">”</text:span><text:span text:style-name="T308">)</text:span><text:span text:style-name="T315">. <text:s/></text:span><text:span text:style-name="T308">She gazed at me a few times with those piercing eyes that made me feel quite the sting of guilt for having indulged, but both of us said naught. <text:s/></text:span><text:span text:style-name="T316">She also said she was happy we kept the place clean of farm mud, which, I mean, the </text:span><text:span text:style-name="T317">Lurek </text:span><text:span text:style-name="T316">river is the best bath against a hard work’s results.</text:span></text:p>
      <text:p text:style-name="P174">I’m really starting to be at ease with the tongue. <text:s/>Many phrases just come naturally now. <text:s/>Was awesome to respond to Uffel’s chants in the distance and hear the others follow suit too. <text:s/><text:span text:style-name="T318">When I did finally walk back home, I stopped by her and she seemed scared to say the wrong thing (probably because she had tried to hit on me, which, thanks but no) but she told me of what happened. <text:s/>Uzhil, Lagris’ wife, is actually related to her! So Uffel sent her to what I think is some vineyard south? Uffel also drank a fair bit during Wakha’s golden week. <text:s/>There was many games which the Falfelides (I guess that’s how we can call our house’s dwellers) missed out on. <text:s/>Some wrestling, some sword play, some slingshot competition.</text:span></text:p>
      <table:table table:name="Table45" table:style-name="Table45">
        <table:table-column table:style-name="Table45.A"/>
        <table:table-column table:style-name="Table45.B"/>
        <table:table-row>
          <table:table-cell table:style-name="Table45.A1" office:value-type="string">
            <text:p text:style-name="P719"/>
          </table:table-cell>
          <table:table-cell table:style-name="Table45.A1" office:value-type="string">
            <text:p text:style-name="P719"/>
          </table:table-cell>
        </table:table-row>
        <table:table-row>
          <table:table-cell table:style-name="Table45.A1" office:value-type="string">
            <text:p text:style-name="P719"/>
          </table:table-cell>
          <table:table-cell table:style-name="Table45.A1" office:value-type="string">
            <text:p text:style-name="P719"/>
          </table:table-cell>
        </table:table-row>
      </table:table>
      <text:p text:style-name="P707"/>
      <text:p text:style-name="P177"/>
      <text:p text:style-name="P176"><text:span text:style-name="T318">There was even someone who had come with a pet animal that she could not describe very well cause she had not known before, but imitated the scream, and I think it was a monkey!? We missed so much! </text:span><text:span text:style-name="T319">Why did Falfela want to miss all of </text:span><text:span text:style-name="T320">this</text:span><text:span text:style-name="T319">?</text:span></text:p>
      <text:p text:style-name="P175"><text:span text:style-name="T319">But</text:span><text:span text:style-name="T318"> </text:span><text:span text:style-name="T319">s</text:span><text:span text:style-name="T318">he also said </text:span><text:span text:style-name="T321">something about</text:span><text:span text:style-name="T318"> a fire that almost burned down the southern wood house sprawl by the race tracks, and that another fire was avoided on the island off the shor</text:span><text:span text:style-name="T319">e</text:span><text:span text:style-name="T318">. <text:s/>She said she’ll bring me one day, there’s apparently an abandoned temple that is full of grafitis from before the spread of the new</text:span><text:span text:style-name="T322">er</text:span><text:span text:style-name="T318"> writing system </text:span><text:span text:style-name="T323">that she is able to understand</text:span><text:span text:style-name="T318">. <text:s/></text:span><text:span text:style-name="T324">There was also a feast on the very day we left that had her family’s wine being called the best of the season. <text:s/>Good for her.</text:span></text:p>
      <text:p text:style-name="P178">Anyway I’m done for today. <text:s/>Soup smells delicious. <text:s/>And Rayad has been punching my feet for two paragraph at least.</text:p>
      <text:h text:style-name="Heading_20_4" text:outline-level="4"><text:bookmark-start text:name="__RefHeading___Toc9826_2973804170"/><text:span text:style-name="T325">Lennelen, or the 3</text:span><text:span text:style-name="T52">rd</text:span><text:bookmark-end text:name="__RefHeading___Toc9826_2973804170"/></text:h>
      <text:p text:style-name="P739">Ouch. <text:s/>Mandin got bitten <text:span text:style-name="T326">on the butt </text:span>by some long gone rabbit. <text:s/>Apparently he had not actually paid for it, and said to them that he will, and ended up forgetting, and that put Falfela in trouble even though she had nothing to do with it. <text:s/>Now apparently he’s going to do the laundry for the house for a long time.</text:p>
      <table:table table:name="Table46" table:style-name="Table46">
        <table:table-column table:style-name="Table46.A"/>
        <table:table-column table:style-name="Table46.B"/>
        <table:table-row>
          <table:table-cell table:style-name="Table46.A1" office:value-type="string">
            <text:p text:style-name="P719"/>
          </table:table-cell>
          <table:table-cell table:style-name="Table46.A1" office:value-type="string">
            <text:p text:style-name="P719"/>
          </table:table-cell>
        </table:table-row>
        <table:table-row>
          <table:table-cell table:style-name="Table46.A1" office:value-type="string">
            <text:p text:style-name="P719"/>
          </table:table-cell>
          <table:table-cell table:style-name="Table46.A1" office:value-type="string">
            <text:p text:style-name="P719"/>
          </table:table-cell>
        </table:table-row>
      </table:table>
      <text:p text:style-name="P707"/>
      <text:p text:style-name="P739"/>
      <text:p text:style-name="P738">It’s freak<text:span text:style-name="T326">ed</text:span> me out to see Falfela, <text:span text:style-name="T326">after telling me that, </text:span>pull out swords that were a little rusty and she showed us some dance moves with them. <text:s/><text:span text:style-name="T326">It was mesmerizing gonna be honest, especially with an old sounding song with claps that Kaffisa started singing.</text:span> <text:s/>Will also be sharpening them as well as the other blades we have at the house with some proper sharpening tools today bought. <text:s/>I have been specifically told not to touch knives since I cut myself before and it had made a fair mess. <text:s/><text:span text:style-name="T993">So the copper dagger is off my hands for a while.</text:span></text:p>
      <text:p text:style-name="P179">Anyway, today I didn’t see Tamurba, it was odd, a lot of us were a bit confused but we figured, it’s absolutely hot, better enjoy the river instead, so we did. <text:s/>Refreshing day to not care about beans and sprouts and thorns and ox <text:span text:style-name="T326">cakes</text:span>. <text:s/>I hope he’s okay, though based on other’s behaviour he should be fine. <text:s/></text:p>
      <text:p text:style-name="P741">Oh, and yesterday I woke up after sleeping early, with the pretty full moon outside it was nice to just walk around with just a small oil lamp. <text:s/>There was two folks on the hill being quiet, <text:span text:style-name="T327">one of them was that Lay</text:span><text:span text:style-name="T504">a</text:span><text:span text:style-name="T327">ash menace but didn’t seem to want to cause trouble, </text:span>and I went for a midnight swim at the river, then waiting to be dry I walked to the decks to listen to the sound of the boats clanking together. <text:s/>Wanska came and sat with me and we spoke about the island across, and at some point someone yelled at us something that made her laugh uncontrollably and she told me to be quiet while we moved elsewhere, when I asked her to repeat she did not want to say.</text:p>
      <table:table table:name="Table47" table:style-name="Table47">
        <table:table-column table:style-name="Table47.A"/>
        <table:table-column table:style-name="Table47.B"/>
        <table:table-row>
          <table:table-cell table:style-name="Table47.A1" office:value-type="string">
            <text:p text:style-name="P719"/>
          </table:table-cell>
          <table:table-cell table:style-name="Table47.A1" office:value-type="string">
            <text:p text:style-name="P719"/>
          </table:table-cell>
        </table:table-row>
        <table:table-row>
          <table:table-cell table:style-name="Table47.A1" office:value-type="string">
            <text:p text:style-name="P719"/>
          </table:table-cell>
          <table:table-cell table:style-name="Table47.A1" office:value-type="string">
            <text:p text:style-name="P719"/>
          </table:table-cell>
        </table:table-row>
      </table:table>
      <text:p text:style-name="P707"/>
      <text:p text:style-name="P741"/>
      <text:p text:style-name="P740">I just understood <text:span text:style-name="T72">“</text:span><text:span text:style-name="T97">ayappishi</text:span><text:span text:style-name="T72">”</text:span> <text:span text:style-name="T328">as well as </text:span><text:span text:style-name="T72">“</text:span><text:span text:style-name="T97">oft</text:span><text:span text:style-name="T72">amb</text:span><text:span text:style-name="T97">raw”</text:span><text:span text:style-name="T328"> </text:span><text:span text:style-name="T327">and </text:span><text:span text:style-name="T97">“</text:span><text:span text:style-name="T98">oftamberii”</text:span><text:span text:style-name="T328">, which is like, pair, both, from, </text:span><text:span text:style-name="T327">followed with pair, both, towards</text:span><text:span text:style-name="T328">? Wanska was red from laughter that she had trouble restraining. <text:s/></text:span><text:span text:style-name="T327">In the end, o</text:span><text:span text:style-name="T328">dd but fun midnight chat. <text:s/></text:span><text:span text:style-name="T327">I’ll learn to speak more softly though. Kaffisa is again spending time on the roofs and she hit me with a nut when I least expected it. <text:s/></text:span><text:span text:style-name="T329">That one stung too! </text:span><text:span text:style-name="T1201">And Reyon told us that Lagris seems to be doing fine. <text:s/>Looked a whole lot better too in proper garments and a nice walking stick.</text:span></text:p>
      <text:h text:style-name="Heading_20_3" text:outline-level="3"><text:bookmark-start text:name="__RefHeading___Toc10030_2972706166"/>Doolarla, Or 2<text:span text:style-name="T50">nd</text:span> week<text:bookmark-end text:name="__RefHeading___Toc10030_2972706166"/></text:h>
      <text:p text:style-name="P1089"><text:span text:style-name="T1200">I’m not feeling the best with the heat. <text:s/>At least the river is a nice helper. <text:s/>I walked around the town and most places are closed for the day, and people prank each other with water bladders squirted at each other. <text:s/></text:span><text:span text:style-name="T330">The temple as well is overfilled with people seeking shade and baths. <text:s/></text:span><text:span text:style-name="T331">Same </text:span><text:span text:style-name="T330">thing</text:span><text:span text:style-name="T331"> yesterday, it’s as if everything comes to a halt. </text:span><text:span text:style-name="T330">Anyway</text:span><text:span text:style-name="T331"> </text:span><text:span text:style-name="T330">I smell some cooking close by. <text:s/>I think it’s boar meat? </text:span><text:span text:style-name="T332">Kaffisa went with a hunting party yesterday and they got a fat one.</text:span></text:p>
      <text:h text:style-name="Heading_20_4" text:outline-level="4">The next day</text:h>
      <text:p text:style-name="P1088">I miss AC. <text:s/>God I miss AC.</text:p>
      <table:table table:name="Table48" table:style-name="Table48">
        <table:table-column table:style-name="Table48.A"/>
        <table:table-column table:style-name="Table48.B"/>
        <table:table-row>
          <table:table-cell table:style-name="Table48.A1" office:value-type="string">
            <text:p text:style-name="P719"/>
          </table:table-cell>
          <table:table-cell table:style-name="Table48.A1" office:value-type="string">
            <text:p text:style-name="P719"/>
          </table:table-cell>
        </table:table-row>
        <table:table-row>
          <table:table-cell table:style-name="Table48.A1" office:value-type="string">
            <text:p text:style-name="P719"/>
          </table:table-cell>
          <table:table-cell table:style-name="Table48.A1" office:value-type="string">
            <text:p text:style-name="P719"/>
          </table:table-cell>
        </table:table-row>
      </table:table>
      <text:p text:style-name="P707"/>
      <text:p text:style-name="P707"/>
      <text:p text:style-name="P1093"><text:span text:style-name="T1202">We got news from Talaashen and that Inyafee. <text:s/>Apparently there is some minework happening up stream of the Lurek, and this caused a spat of sorts between Falfela’s family and the people at the head of the town. <text:s/>Inyafee sent one of the Natti? I think that’s like a servant? to inform Falfela of what’s going on, and they plan to burn some of their farmland in retaliation to path blocking. <text:s/>Falfela is not sure what to do so she’s casted some of her star coins a few times and is making some languish sounds right now. <text:s/></text:span><text:span text:style-name="T333">And Kaffisa is pretty happy to hear about Talaashen but seems a bit scared for her. <text:s/>I can’t blame her for that.</text:span></text:p>
      <text:p text:style-name="P1091">I’ve been told the Khattom is being repainted too? Reyon was proud to say he helped with the decision on how to make it more moon like, which seems to have made Falfela happier, she even scruffed his head around like some proud auntie. <text:s/>He seems drunk but I can’t tell for sure. <text:s/><text:span text:style-name="T334">He told me to be very observing of the next few weeks as turmoil will definitely happen.</text:span></text:p>
      <text:p text:style-name="P1092">As for me, I’m just not leaving the house further than to the closet sauna which gets cold water from the river at this time. <text:s/><text:span text:style-name="T333">Anyway, we’re having rabbit again, but this time proudly hunted by Kaffisa, who made fun of Mandin. <text:s/>He seems preoccupied, and he said something about some... <text:s/>Donseben? house cloth? I’m sure he’s done with laundry duty but I can’t pin point.</text:span></text:p>
      <text:p text:style-name="P1069"/>
      <text:h text:style-name="P1041" text:outline-level="4"/>
      <text:h text:style-name="P1067" text:outline-level="7">D7</text:h>
      <text:h text:style-name="P1072" text:outline-level="4"/>
      <text:h text:style-name="P1009" text:outline-level="1"><text:bookmark-start text:name="__RefHeading___Toc31286_2816179978 Copy 2"/>Journal <text:span text:style-name="T1080">4</text:span><text:bookmark-end text:name="__RefHeading___Toc31286_2816179978 Copy 2"/></text:h>
      <text:h text:style-name="Heading_20_6" text:outline-level="6"><text:span text:style-name="T1083">4</text:span><text:span text:style-name="T227">BLbnbb</text:span></text:h>
      <text:p text:style-name="P703"/>
      <text:p text:style-name="P742"/>
      <text:h text:style-name="P1039" text:outline-level="4"><text:bookmark-start text:name="__RefHeading___Toc10034_2972706166"/>Mid<text:span text:style-name="T1203">dle of the 2</text:span><text:span text:style-name="T61">nd</text:span><text:span text:style-name="T1203"> week</text:span><text:bookmark-end text:name="__RefHeading___Toc10034_2972706166"/></text:h>
      <text:p text:style-name="P180">I don’t understand what is going on and neither seems most people in town, though Mandin clearly is aware of it as he is thoroughly wide eyed and shut mouthed. <text:s/>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text:s/>Apparently, on posts, some fences, by houses and at different open field venues, what was yesterday sign free is <text:span text:style-name="T335">now</text:span> adorned with green, <text:span text:style-name="T335">a </text:span>yellow <text:span text:style-name="T335">triangle patch on top</text:span>, <text:span text:style-name="T335">a similar </text:span>blue <text:span text:style-name="T335">one on the left,</text:span> and <text:span text:style-name="T335">granite</text:span> <text:span text:style-name="T335">beads</text:span>. <text:s/>The flag is pretty sincerely.</text:p>
      <text:p text:style-name="P1094">I just remember it being pretty dark yesterday because clouds finally took the sun then the stars and the moon out. <text:s/>After the scary one left, Falfela sat Mandin down and calmly and very softly asked him the equivalent of “what the frick do you know about this?”. <text:s/><text:span text:style-name="T335">Mandin tried to feign ignorance but couldn’t.</text:span></text:p>
      <text:p text:style-name="P1094"><text:span text:style-name="T335">He then said “Bash..” and Falfela just gawked, as did Kaffisa and Reyon, while Tamur just kept snickering. <text:s/></text:span><text:span text:style-name="T336">The Natti who stayed at our place seemed just out of it and was mainly trying to not get noticed by said chieftain.</text:span></text:p>
      <table:table table:name="Table50" table:style-name="Table50">
        <table:table-column table:style-name="Table50.A"/>
        <table:table-column table:style-name="Table50.B"/>
        <table:table-row>
          <table:table-cell table:style-name="Table50.A1" office:value-type="string">
            <text:p text:style-name="P720"/>
          </table:table-cell>
          <table:table-cell table:style-name="Table50.A1" office:value-type="string">
            <text:p text:style-name="P720"/>
          </table:table-cell>
        </table:table-row>
        <table:table-row>
          <table:table-cell table:style-name="Table50.A1" office:value-type="string">
            <text:p text:style-name="P720"/>
          </table:table-cell>
          <table:table-cell table:style-name="Table50.A1" office:value-type="string">
            <text:p text:style-name="P720"/>
          </table:table-cell>
        </table:table-row>
      </table:table>
      <text:p text:style-name="P708"/>
      <text:p text:style-name="P181"/>
      <text:p text:style-name="P1095"><text:span text:style-name="T335">I honestly have no idea what’s going on and they won’t tell me and just be red or pale or laughing. <text:s/>Anyway I am so done with not being informed, I’m gonna go walk around town and see what this is all about. <text:s/>It’s too early for this </text:span><text:span text:style-name="T337">and I absolutely do not feel like corn soup.</text:span></text:p>
      <text:h text:style-name="Heading_20_5" text:outline-level="5">––</text:h>
      <text:p text:style-name="P182">That flag is the talk of the town. <text:s/>Whoever did this knew what they were doing. <text:s/>It was colder today too with the clouds all over. <text:s/>Kaffisa, Reyon and Falfela as well as the Natti all went to our host’s family upstream in light of the risk for the farm. <text:s/>Mandin and Tamur have both been looking around for someone named Bashledhaw, who apparently I know from watching the horse racing of Wakha, who I piece out might have something to do with this.</text:p>
      <text:p text:style-name="P1096">I went to check out the tavern too and they had done some repainting indeed. <text:s/>Way more moon imagery than I had seen before. <text:s/>Having some funds and pretty much on my own, I went in. <text:s/><text:span text:style-name="T338">The tavernist gave me a herbal tea and told me she is aware I cannot drink which honestly annoyed me but didn’t want to show it. <text:s/>Her name is Inels and she’s been behind the changes to the establishment, but when I asked about the flag she drew a blank.</text:span></text:p>
      <text:p text:style-name="P1096"><text:span text:style-name="T338">There was a fair bit of shouting and banging around upstairs which startled me but she said not to worry about it.</text:span></text:p>
      <table:table table:name="Table51" table:style-name="Table51">
        <table:table-column table:style-name="Table51.A"/>
        <table:table-column table:style-name="Table51.B"/>
        <table:table-row>
          <table:table-cell table:style-name="Table51.A1" office:value-type="string">
            <text:p text:style-name="P720"/>
          </table:table-cell>
          <table:table-cell table:style-name="Table51.A1" office:value-type="string">
            <text:p text:style-name="P720"/>
          </table:table-cell>
        </table:table-row>
        <table:table-row>
          <table:table-cell table:style-name="Table51.A1" office:value-type="string">
            <text:p text:style-name="P720"/>
          </table:table-cell>
          <table:table-cell table:style-name="Table51.A1" office:value-type="string">
            <text:p text:style-name="P720"/>
          </table:table-cell>
        </table:table-row>
      </table:table>
      <text:p text:style-name="P708"/>
      <text:p text:style-name="P183"/>
      <text:p text:style-name="P1097">We had a few empty moments due to language barrier on my end, but overall she seemed nice. <text:s/><text:span text:style-name="T339">I thanked her for the tea and when I went to pay she refused, said instead I can help with painting the ceiling, which I agreed. <text:s/></text:span><text:span text:style-name="T340">I did buy one of Stimur’s prints when leaving the tavern afterwards, something about scary bunnies.</text:span></text:p>
      <text:p text:style-name="P184">Now I’m home, it’s about to rain, no one is around, and I still haven’t had a chance to drink other than at th<text:span text:style-name="T341">at</text:span> bonfire. <text:s/><text:span text:style-name="T340">At least I got some new weird reading.</text:span></text:p>
      <text:h text:style-name="Heading_20_4" text:outline-level="4"><text:bookmark-start text:name="__RefHeading___Toc49235_2972706166"/>Following day – heavy rain<text:bookmark-end text:name="__RefHeading___Toc49235_2972706166"/></text:h>
      <text:p text:style-name="P185">Some guard came by this morning. <text:s/>They were very, very kind. So last night, after I started reading the horror booklet, Reyon came back early, said he had a strange vision on the way and ran right back instead of helping against the incendiary actions upstream at Falfela’s family house. <text:s/>He ended up scolding me for not understanding what’s at stake and to be a bit less focused on what I live and that it’s been pretty easy for me so far, and that Kuyageba might be dangerous if we’re not on our toes. I think I deserved it.</text:p>
      <text:p text:style-name="P1099">Not long after, Mandin and Tamur came back drenched in rain water, huddling another guy in hiding, who they said was called Bashledhaw. <text:s/>That poor lad looked so frightened. <text:s/>I chatted a bit with him as I recognized him from the horse race which made him smile and forget a bit the current plea.</text:p>
      <table:table table:name="Table52" table:style-name="Table52">
        <table:table-column table:style-name="Table52.A"/>
        <table:table-column table:style-name="Table52.B"/>
        <table:table-row>
          <table:table-cell table:style-name="Table52.A1" office:value-type="string">
            <text:p text:style-name="P720"/>
          </table:table-cell>
          <table:table-cell table:style-name="Table52.A1" office:value-type="string">
            <text:p text:style-name="P720"/>
          </table:table-cell>
        </table:table-row>
        <table:table-row>
          <table:table-cell table:style-name="Table52.A1" office:value-type="string">
            <text:p text:style-name="P720"/>
          </table:table-cell>
          <table:table-cell table:style-name="Table52.A1" office:value-type="string">
            <text:p text:style-name="P720"/>
          </table:table-cell>
        </table:table-row>
      </table:table>
      <text:p text:style-name="P708"/>
      <text:p text:style-name="P187"/>
      <text:p text:style-name="P1098">I had not seen fear much but that one, oof. <text:s/>I didn’t know what happened but that was scary. <text:s/>He ended up sleeping in Mandin’s bed even though Kaffisa’s was empty, all shivery he was.</text:p>
      <text:p text:style-name="P186">Anyway this morning the guard took him, after a long and seated conversation. <text:s/><text:span text:style-name="T342">He seemed to take Bashledhaw’s side.</text:span></text:p>
      <text:p text:style-name="P188">Apparently if I understand well this frail one who I knew from horse racing works under the silk merchant based a little south closer to the circus. <text:s/>He’s the one behind the flag and its installation everywhere, and he did that out of pretty much a dream.</text:p>
      <text:p text:style-name="P1089"><text:span text:style-name="T342">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text:span text:style-name="T343">similar to how he tried to have a fire destroy part of the farm upstream, due to their unwillingness to see minework happening</text:span><text:span text:style-name="T342">.</text:span></text:p>
      <text:p text:style-name="P1089"><text:span text:style-name="T342">The guard promised he will do everything he can to protect the crafty one, as long as he is coming willingly. <text:s/>And honestly, there isn’t much choice given in the matter, so he had to go.</text:span></text:p>
      <text:p text:style-name="P1101">Oh, man. <text:s/>I don’t know what to think now. <text:s/>This is unnerving. <text:s/>Let’s hope he’s fine.</text:p>
      <text:p text:style-name="P1100">Now, even with the four of us, the house is silent, but for the heavy rain.</text:p>
      <table:table table:name="Table53" table:style-name="Table53">
        <table:table-column table:style-name="Table53.A"/>
        <table:table-column table:style-name="Table53.B"/>
        <table:table-row>
          <table:table-cell table:style-name="Table53.A1" office:value-type="string">
            <text:p text:style-name="P720"/>
          </table:table-cell>
          <table:table-cell table:style-name="Table53.A1" office:value-type="string">
            <text:p text:style-name="P720"/>
          </table:table-cell>
        </table:table-row>
        <table:table-row>
          <table:table-cell table:style-name="Table53.A1" office:value-type="string">
            <text:p text:style-name="P720"/>
          </table:table-cell>
          <table:table-cell table:style-name="Table53.A1" office:value-type="string">
            <text:p text:style-name="P720"/>
          </table:table-cell>
        </table:table-row>
      </table:table>
      <text:p text:style-name="P708"/>
      <text:h text:style-name="P1022" text:outline-level="3"/>
      <text:h text:style-name="P1063" text:outline-level="5">––</text:h>
      <text:p text:style-name="P189"><text:span text:style-name="T344">Yeah. <text:s/>No one’s got energy to make food so we’ve </text:span><text:span text:style-name="T345">each </text:span><text:span text:style-name="T344">been eating </text:span><text:span text:style-name="T346">leafy greens and</text:span><text:span text:style-name="T344"> salted beans in our own corners </text:span><text:span text:style-name="T345">at different times</text:span><text:span text:style-name="T344">.</text:span></text:p>
      <text:p text:style-name="P190"><text:span text:style-name="T347">The horror story from Stimur... <text:s/></text:span><text:span text:style-name="T348">surreal</text:span><text:span text:style-name="T347">. <text:s/></text:span><text:span text:style-name="T346">Follows a tale of</text:span><text:span text:style-name="T347"> bunnies that </text:span><text:span text:style-name="T346">grow</text:span><text:span text:style-name="T347">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49">so</text:span><text:span text:style-name="T347"> easily toppled.</text:span></text:p>
      <text:p text:style-name="P1089"><text:span text:style-name="T344">Still but for the heavy rain.</text:span></text:p>
      <text:h text:style-name="Heading_20_4" text:outline-level="4">The next day - Foggy</text:h>
      <text:p text:style-name="P1102">The temple was closed to the general public today for what I guess is some hearing regarding the flag and a few other orders of the day. <text:s/>Only about a few dozen people was able to attend. <text:s/>I myself just paced around town, and a few stores were <text:span text:style-name="T350">off too</text:span>, even the tavern, which has guards keeping people from causing trouble for not being able to go yet, though it should reopen tonight. <text:s/>That had caused and is still causing quite the stir.</text:p>
      <table:table table:name="Table54" table:style-name="Table54">
        <table:table-column table:style-name="Table54.A"/>
        <table:table-column table:style-name="Table54.B"/>
        <table:table-row>
          <table:table-cell table:style-name="Table54.A1" office:value-type="string">
            <text:p text:style-name="P720"/>
          </table:table-cell>
          <table:table-cell table:style-name="Table54.A1" office:value-type="string">
            <text:p text:style-name="P720"/>
          </table:table-cell>
        </table:table-row>
        <table:table-row>
          <table:table-cell table:style-name="Table54.A1" office:value-type="string">
            <text:p text:style-name="P720"/>
          </table:table-cell>
          <table:table-cell table:style-name="Table54.A1" office:value-type="string">
            <text:p text:style-name="P720"/>
          </table:table-cell>
        </table:table-row>
      </table:table>
      <text:p text:style-name="P708"/>
      <text:p text:style-name="P708"/>
      <text:p text:style-name="P703">Apparently Falfela could have attended but she only came back late in the afternoon. <text:s/>She was apalled by the situation, but at least back at the family farm things went smoothly and no one got hurt from the fires, even the plants were mostly saved due to how lame the attacks ended up being. <text:s/>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504">a</text:span>sh, which to me makes no sense. <text:s/>They did the same also to Lagris who now goes by Kalgeagris but he wasn’t kept long. <text:s/></text:p>
      <text:p text:style-name="P1089">After the hearing, apparently Wanska got freed, but she has been told to keep quiet about it, even with Mandin’s plea which were quickly shut.</text:p>
      <text:p text:style-name="P1089">There will however be a public hearing tomorrow at the chatting decks, and Falfela registered herself to speak during it. <text:s/>She seemed shakey about this, and has been preparing some notes with the help of Reyon. <text:s/>I’ve never seen her be so... <text:s/>Apprehensive. </text:p>
      <text:p text:style-name="P1089">Tamur then made some chicken and egg skewers, which made a fun diversion due to how he overcooked the first batch of them Alawwita, which made each of the household try to string the longest word to celebrate how “great” they were, with <text:span text:style-name="T351">the best</text:span> I think Kaffisa saying <text:span text:style-name="T72">“</text:span><text:span text:style-name="T178">Iy</text:span><text:span text:style-name="T72">alawshrutaskiredamongeyets!”</text:span> even though they were just like some sad charred mesh on sticks - yeah, burnt, not overcooked, proper burnt. </text:p>
      <table:table table:name="Table55" table:style-name="Table55">
        <table:table-column table:style-name="Table55.A"/>
        <table:table-column table:style-name="Table55.B"/>
        <table:table-row>
          <table:table-cell table:style-name="Table55.A1" office:value-type="string">
            <text:p text:style-name="P720"/>
          </table:table-cell>
          <table:table-cell table:style-name="Table55.A1" office:value-type="string">
            <text:p text:style-name="P720"/>
          </table:table-cell>
        </table:table-row>
        <table:table-row>
          <table:table-cell table:style-name="Table55.A1" office:value-type="string">
            <text:p text:style-name="P720"/>
          </table:table-cell>
          <table:table-cell table:style-name="Table55.A1" office:value-type="string">
            <text:p text:style-name="P720"/>
          </table:table-cell>
        </table:table-row>
      </table:table>
      <text:p text:style-name="P708"/>
      <text:p text:style-name="P708"/>
      <text:p text:style-name="P1090">The second batch was much better, especially with mint leaves and boiled carrots. <text:s/>We tried a bit of a batch of vinegar Falfela brought as well from her family farm to save the first batch, to somewhat satisfactory degree.</text:p>
      <text:p text:style-name="P1089">Everyone is now fed, and ready to tackle whatever comes next.</text:p>
      <text:h text:style-name="Heading_20_3" text:outline-level="3"><text:bookmark-start text:name="__RefHeading___Toc9822_2973804170"/>Lellarla – The 3<text:span text:style-name="T50">rd</text:span> week<text:bookmark-end text:name="__RefHeading___Toc9822_2973804170"/></text:h>
      <text:p text:style-name="P1104">That word makes me laugh. <text:s/>Lellarla. <text:s/>Means the third week proper, as in, the first day of the third week.</text:p>
      <text:p text:style-name="P1104">Today was long. <text:s/>We all got up early despite the chilly weather, had a hearty breakfast of fried milk paste in a leaf, and sat at the chatting decks. <text:s/><text:span text:style-name="T352">Falfela has made it clear to me and to Mandin that we are not welcome to speak, and that she will do on our behalf.</text:span></text:p>
      <text:p text:style-name="P1104">Different people spoke and used many sayings I couldn’t grasp, but it started with Kuyageba presenting open heartedly his concern for his people, us, about the risk of invasion from other city states. <text:s/><text:span text:style-name="T352">You could hear the crowd murmur for and against it.</text:span></text:p>
      <text:p text:style-name="P1104"><text:span text:style-name="T352">He then presented the flag and said it could be a tool to unite us, or something that I didn’t understand. <text:s/>And the hearing was to discuss the different points of contention to make the town more powerful together.</text:span></text:p>
      <table:table table:name="Table56" table:style-name="Table56">
        <table:table-column table:style-name="Table56.A"/>
        <table:table-column table:style-name="Table56.B"/>
        <table:table-row>
          <table:table-cell table:style-name="Table56.A1" office:value-type="string">
            <text:p text:style-name="P720"/>
          </table:table-cell>
          <table:table-cell table:style-name="Table56.A1" office:value-type="string">
            <text:p text:style-name="P720"/>
          </table:table-cell>
        </table:table-row>
        <table:table-row>
          <table:table-cell table:style-name="Table56.A1" office:value-type="string">
            <text:p text:style-name="P720"/>
          </table:table-cell>
          <table:table-cell table:style-name="Table56.A1" office:value-type="string">
            <text:p text:style-name="P720"/>
          </table:table-cell>
        </table:table-row>
      </table:table>
      <text:p text:style-name="P708"/>
      <text:p text:style-name="P191"/>
      <text:p text:style-name="P1106">Different people were called to come, and they shared grievances about</text:p>
      <text:p text:style-name="P192">- territory <text:span text:style-name="T353">boundaries creating anger between a few neighbours I think, who were told that it could be solved at a different hearing;</text:span></text:p>
      <text:p text:style-name="P1105">- <text:span text:style-name="T354">child rearing in the southern sprawl, especially with a few diseases that seem to not go away even with proper ointments, and how there should be more Lodden there as well, which would require more water shedding diversions;</text:span></text:p>
      <text:p text:style-name="P1105">- waste disposal, <text:span text:style-name="T353">especially in dry spells where burning isn’t as easily done, there has been talks to potentially make a quary at the forest which wasn’t well received, but no other options seemed possible other than to use the river and spoil the sea too;</text:span></text:p>
      <text:p text:style-name="P1105">- boat space <text:span text:style-name="T353">usage, especially with how much come at once, the decks are not numerous enough;</text:span></text:p>
      <text:p text:style-name="P1105">- vagrance, <text:span text:style-name="T353">the speaker spat on the floor which granted them a swift removal where even Kuyageba said he will not tolerate speaking ill of our “guests of the street” which seemed to make the crowd very happy;</text:span></text:p>
      <text:p text:style-name="P1105"><text:span text:style-name="T353">- </text:span><text:span text:style-name="T355">an</text:span><text:span text:style-name="T353"> uptick in foxes and wolves </text:span><text:span text:style-name="T355">sightings and devourings</text:span><text:span text:style-name="T353">, </text:span><text:span text:style-name="T355">seemingly connected to the waste disposal issue</text:span><text:span text:style-name="T353">;</text:span></text:p>
      <text:p text:style-name="P1105">- <text:span text:style-name="T356">the increased tax and control over ressources especially metal ores, especially as new tools that are being used elsewhere make an improved quality of life that seems to not be allowed here, somehow;</text:span></text:p>
      <table:table table:name="Table57" table:style-name="Table57">
        <table:table-column table:style-name="Table57.A"/>
        <table:table-column table:style-name="Table57.B"/>
        <table:table-row>
          <table:table-cell table:style-name="Table57.A1" office:value-type="string">
            <text:p text:style-name="P720"/>
          </table:table-cell>
          <table:table-cell table:style-name="Table57.A1" office:value-type="string">
            <text:p text:style-name="P720"/>
          </table:table-cell>
        </table:table-row>
        <table:table-row>
          <table:table-cell table:style-name="Table57.A1" office:value-type="string">
            <text:p text:style-name="P720"/>
          </table:table-cell>
          <table:table-cell table:style-name="Table57.A1" office:value-type="string">
            <text:p text:style-name="P720"/>
          </table:table-cell>
        </table:table-row>
      </table:table>
      <text:p text:style-name="P708"/>
      <text:p text:style-name="P193"/>
      <text:p text:style-name="P1107"><text:span text:style-name="T353">- the difficulty to pay tribute to each gods and goddesses </text:span><text:span text:style-name="T355">from everyone</text:span><text:span text:style-name="T353"> while the temple is being more and more used as a hospital, </text:span><text:span text:style-name="T354">a hospice, as well as</text:span><text:span text:style-name="T353"> a brothel, </text:span><text:span text:style-name="T354">with </text:span><text:span text:style-name="T353">that last </text:span><text:span text:style-name="T354">phrase</text:span><text:span text:style-name="T353"> </text:span><text:span text:style-name="T355">causing</text:span><text:span text:style-name="T353"> quite the stir;</text:span></text:p>
      <text:p text:style-name="P1105">- <text:span text:style-name="T355">the flag, being the last point of the day.</text:span></text:p>
      <text:p text:style-name="P1105"><text:span text:style-name="T355">Falfela presented her point of view that, </text:span><text:span text:style-name="T357">if I got this right,</text:span><text:span text:style-name="T355"> the manner at which </text:span><text:span text:style-name="T357">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108">Luseytokris, the silk merchant, shared his point that this Aalos thing had inadvertantly caused one of his pupil to abuse his absence to make something, while beautiful and truly an example of what is possible, out of a <text:span text:style-name="T358">pretty freaking expensive</text:span> material which prevented other usage without consent, and that in some way allowing future similar act of “carefree” giving could be in fact careless and just as dangerous as an animal of the fire burning all in the process. <text:s/>Inels came next, and claimed that her Aalos has given her the power to establish a new <text:span text:style-name="T356">style</text:span> for the <text:span text:style-name="T356">already hundreds of year old </text:span>Tavern that seemed to be appreciated by all so far, and that such change had been sparked by a guest providing payment in the form of a moon candle cake. <text:s/>She went on to speak about how some changes are unbridled fires, and some others are candles lighting the night <text:span text:style-name="T356">saving us from the wolves</text:span>.</text:p>
      <text:p text:style-name="P1109">A few more spoke but I fell asleep to Inels’ voice and the weather.</text:p>
      <table:table table:name="Table58" table:style-name="Table58">
        <table:table-column table:style-name="Table58.A"/>
        <table:table-column table:style-name="Table58.B"/>
        <table:table-row>
          <table:table-cell table:style-name="Table58.A1" office:value-type="string">
            <text:p text:style-name="P720"/>
          </table:table-cell>
          <table:table-cell table:style-name="Table58.A1" office:value-type="string">
            <text:p text:style-name="P720"/>
          </table:table-cell>
        </table:table-row>
        <table:table-row>
          <table:table-cell table:style-name="Table58.A1" office:value-type="string">
            <text:p text:style-name="P720"/>
          </table:table-cell>
          <table:table-cell table:style-name="Table58.A1" office:value-type="string">
            <text:p text:style-name="P720"/>
          </table:table-cell>
        </table:table-row>
      </table:table>
      <text:p text:style-name="P708"/>
      <text:p text:style-name="P193"/>
      <text:p text:style-name="P1110">Mandin excitedly tapping my leg woke me up, and said Bashledhaw is free, which then had Tamur say Lay<text:span text:style-name="T504">a</text:span>ash is also free which made Kaffisa snicker. <text:s/>They would have to work for more or less free for a while in order to pay for the material that was used – I had trouble understanding why Lay<text:span text:style-name="T504">a</text:span>ash but apparently he helped place them up that night.</text:p>
      <text:p text:style-name="P1111">Wanska and Kalgeagris due to their unwarranted imprisonments had received compensation in the form of a promise to access to the town’s food silos at any time this upcoming winter.</text:p>
      <text:p text:style-name="P1109">As for the other points, <text:span text:style-name="T359">I was told there would be some changes that might require people to come together again and help build another stone based palace, at a place which is not clarified yet. <text:s/>Some people from the southern sprawl seemed to fear their wooden houses may be torn.</text:span></text:p>
      <text:p text:style-name="P1109">And the flag? Made by an orphan for the town that raised him, of silk from worlds away? Yes, the flag stays.</text:p>
      <text:p text:style-name="P1112">The household was very proud of Falfela’s introduction for the flag, and wished her words to resonate for centuries to come.</text:p>
      <text:p text:style-name="P1089"><text:span text:style-name="T1092">We ended the day with a rabbit stew, and as part of celebration, I was given the right to drink one... <text:s/></text:span><text:span text:style-name="T360">tiniest</text:span><text:span text:style-name="T1092"> cup of wine. <text:s/>Hurray, </text:span><text:span text:style-name="T360">I guess</text:span><text:span text:style-name="T1092">!</text:span></text:p>
      <table:table table:name="Table59" table:style-name="Table59">
        <table:table-column table:style-name="Table59.A"/>
        <table:table-column table:style-name="Table59.B"/>
        <table:table-row>
          <table:table-cell table:style-name="Table59.A1" office:value-type="string">
            <text:p text:style-name="P720"/>
          </table:table-cell>
          <table:table-cell table:style-name="Table59.A1" office:value-type="string">
            <text:p text:style-name="P720"/>
          </table:table-cell>
        </table:table-row>
        <table:table-row>
          <table:table-cell table:style-name="Table59.A1" office:value-type="string">
            <text:p text:style-name="P720"/>
          </table:table-cell>
          <table:table-cell table:style-name="Table59.A1" office:value-type="string">
            <text:p text:style-name="P720"/>
          </table:table-cell>
        </table:table-row>
      </table:table>
      <text:p text:style-name="P708"/>
      <text:p text:style-name="P194"/>
      <text:h text:style-name="P1055" text:outline-level="4">Billaren, the next day, cloudy</text:h>
      <text:p text:style-name="P1113">I’m in sweats, and so is our household. <text:s/>Someone was probably sick at the talking decks. <text:s/>Or the rain hit too hard a few days back. <text:s/>Tried to go outside but the attempt didn’t last long. <text:s/>Owww...</text:p>
      <text:p text:style-name="P1114">I can hear the work on the canal in the distance. <text:s/>So loud. <text:s/>Reminds me of home and the constant city works. <text:s/>I... <text:s/>don’t want to wonder how the family is faring. <text:s/>Dad and mom and the sisters.</text:p>
      <text:p text:style-name="P1114">Do they miss me? I’m... <text:s/>not sure I do them. <text:s/>We never got to get along. <text:s/>And after I moved out they just, never called, or answered mine. <text:s/>And I just felt so lost among the glass towers.</text:p>
      <text:p text:style-name="P1114">Maybe that’s why I’m here.</text:p>
      <text:p text:style-name="P1114">Reyon seems to be the only one understanding what I mean when I say I’m not from here, place <text:span text:style-name="T72">and</text:span> time. <text:s/>He seems to picture it well, however crazy it probably sounds. <text:s/>Especially since I have no skill to show for it. <text:s/>We talk in my <text:span text:style-name="T72">“Tuzhemobba”</text:span> <text:span text:style-name="T361">Strange speech</text:span>, <text:span text:style-name="T361">which he calls “inklesh”, it’s funny to hear him butcher it a little. <text:s/>And I know, I know you’ll one day be able to read this too Rayad. <text:s/>I know you spy on my journals when I’m not looking. <text:s/>It’s totally fine, feels like at least one person understands me.</text:span></text:p>
      <text:p text:style-name="P1089"><text:span text:style-name="T361">Home. <text:s/></text:span><text:span text:style-name="T182">Pae</text:span><text:span text:style-name="T361">, I don’t </text:span><text:span text:style-name="T182">miss</text:span><text:span text:style-name="T361"> home. <text:s/>I </text:span><text:span text:style-name="T182">am</text:span><text:span text:style-name="T361"> home.</text:span></text:p>
      <table:table table:name="Table60" table:style-name="Table60">
        <table:table-column table:style-name="Table60.A"/>
        <table:table-column table:style-name="Table60.B"/>
        <table:table-row>
          <table:table-cell table:style-name="Table60.A1" office:value-type="string">
            <text:p text:style-name="P720"/>
          </table:table-cell>
          <table:table-cell table:style-name="Table60.A1" office:value-type="string">
            <text:p text:style-name="P720"/>
          </table:table-cell>
        </table:table-row>
        <table:table-row>
          <table:table-cell table:style-name="Table60.A1" office:value-type="string">
            <text:p text:style-name="P720"/>
          </table:table-cell>
          <table:table-cell table:style-name="Table60.A1" office:value-type="string">
            <text:p text:style-name="P720"/>
          </table:table-cell>
        </table:table-row>
      </table:table>
      <text:p text:style-name="P708"/>
      <text:p text:style-name="P708"/>
      <text:h text:style-name="P1035" text:outline-level="3"><text:bookmark-start text:name="__RefHeading___Toc9824_2973804170"/>Biruulen, or the 4<text:span text:style-name="T50">th</text:span> week, 2<text:span text:style-name="T50">nd</text:span> day<text:bookmark-end text:name="__RefHeading___Toc9824_2973804170"/></text:h>
      <text:p text:style-name="P1117">It’s been raining <text:span text:style-name="T362">on and off</text:span>, and my fingers hurt... <text:s/>so does my back.</text:p>
      <text:p text:style-name="P1117">The canal is pretty much complete, and the wildest bit is how they <text:span text:style-name="T363">are</text:span> <text:span text:style-name="T363">almost down</text:span> <text:span text:style-name="T363">with a whole water lock thing</text:span><text:span text:style-name="T362">. <text:s/>Tamur keeps talking about it, how cool it is and all, and Reyon just asks him some questions and in response Tamur will just not stop talking. <text:s/></text:span><text:span text:style-name="T363">They call it a Klashett, which reminds me of Klash, the word for a horse’s saddle.</text:span></text:p>
      <text:p text:style-name="P1118">Mandin has been working much harder on the field than before, and not gonna lie, it’s been a blessing. <text:s/>Says he’s doing it to help pay off Bashledhaw’s debt, <text:span text:style-name="T363">somehow</text:span>.</text:p>
      <text:p text:style-name="P1117">I didn’t realize Kaffisa was this good at hunting, and so is Falfela. <text:s/><text:span text:style-name="T362">They’ve been organizing scouting parties and the likes. <text:s/></text:span><text:span text:style-name="T363">I was told I am not allowed to go, because I make too much noise. <text:s/>Which, I get it, but </text:span><text:span text:style-name="T364">come on</text:span><text:span text:style-name="T363">. <text:s/>Apparently Tamurba got in trouble for making them lose a boar, I wonder what he was doing in them woods..</text:span></text:p>
      <text:p text:style-name="P1115"><text:span text:style-name="T363">With Taramandin and Tshavis, we hiked way, and I mean way south, and stayed overnight in some bushy meadow. <text:s/>That felt a bit scary especially as we were far from anything human made, and there was a few growls overnight. <text:s/>I just could not sleep and the next morning they laughed at my small eyes. <text:s/></text:span><text:span text:style-name="T365">I was so exhausted that I almost snapped my ankle on an exposed root.</text:span></text:p>
      <table:table table:name="Table61" table:style-name="Table61">
        <table:table-column table:style-name="Table61.A"/>
        <table:table-column table:style-name="Table61.B"/>
        <table:table-row>
          <table:table-cell table:style-name="Table61.A1" office:value-type="string">
            <text:p text:style-name="P720"/>
          </table:table-cell>
          <table:table-cell table:style-name="Table61.A1" office:value-type="string">
            <text:p text:style-name="P720"/>
          </table:table-cell>
        </table:table-row>
        <table:table-row>
          <table:table-cell table:style-name="Table61.A1" office:value-type="string">
            <text:p text:style-name="P720"/>
          </table:table-cell>
          <table:table-cell table:style-name="Table61.A1" office:value-type="string">
            <text:p text:style-name="P720"/>
          </table:table-cell>
        </table:table-row>
      </table:table>
      <text:p text:style-name="P708"/>
      <text:p text:style-name="P708"/>
      <text:p text:style-name="P1116"><text:span text:style-name="T365">Tshavis </text:span><text:span text:style-name="T366">tended</text:span><text:span text:style-name="T365"> to my swollen foot </text:span><text:span text:style-name="T367">and made sure both sandals support the change in gait.</text:span></text:p>
      <text:p text:style-name="P1120">The horror bunny story took off. <text:s/>It’s been the talk of the land now, and Uffel who’s back from her shepharding trip up north is planning on making songs for it. <text:s/>She did try but nothing has been sticking so far. <text:s/>I guess she’s still trying to get used to the flag too, and she seemed so surprised when finding out the whole town had been questioned about it.</text:p>
      <text:p text:style-name="P1119">Speaking of her, she very <text:span text:style-name="T368">d</text:span>awkwardly asked if I were interested in touring the island just a bit south to visit the abandoned temple <text:span text:style-name="T369">tomorrow</text:span>. <text:s/>I said of course!</text:p>
      <text:p text:style-name="P1119"><text:span text:style-name="T1204">...Heyyy Smells like grilled pork.</text:span></text:p>
      <table:table table:name="Table62" table:style-name="Table62">
        <table:table-column table:style-name="Table62.A"/>
        <table:table-column table:style-name="Table62.B"/>
        <table:table-row>
          <table:table-cell table:style-name="Table62.A1" office:value-type="string">
            <text:p text:style-name="P720"/>
          </table:table-cell>
          <table:table-cell table:style-name="Table62.A1" office:value-type="string">
            <text:p text:style-name="P720"/>
          </table:table-cell>
        </table:table-row>
        <table:table-row>
          <table:table-cell table:style-name="Table62.A1" office:value-type="string">
            <text:p text:style-name="P720"/>
          </table:table-cell>
          <table:table-cell table:style-name="Table62.A1" office:value-type="string">
            <text:p text:style-name="P720"/>
          </table:table-cell>
        </table:table-row>
      </table:table>
      <text:p text:style-name="P708"/>
      <text:p text:style-name="P743"/>
      <text:h text:style-name="P1039" text:outline-level="4">Leru<text:span text:style-name="T370">len, or the next day – Misty</text:span></text:h>
      <text:p text:style-name="P195">Interesting buffet yesterday. <text:s/>It was organized by our house so we didn’t have to pay and neighbours could have some for a fee. <text:s/>My ears were burning from understanding more of the gossips. <text:s/>Well, what was said at least. <text:s/>I’m fully aware there’s a whole lot I do not know.</text:p>
      <text:p text:style-name="P1121">Wanska is afraid of dying lately apparently. <text:s/>Well not of dying but of not leaving a mark on the world. <text:s/>It’s put a little chill in the conversation but it picked up afterwards.</text:p>
      <text:p text:style-name="P1121">Stimur’s horror booklet about devouring bunnies has been a success and I recognize some jokes off it in people’s chattings.</text:p>
      <text:p text:style-name="P1123">Lagris, who people now call Kalgeagris, is acting very different from when we first helped him. <text:s/>He’s taken some story telling role of a pretty old man that’s apparently immortal? And interject when people talk on the street to share bits of history and while it’s somewhat awkward, fellows learn a fair bit about how things were way back when. <text:s/>He’s not being sought whatsoever, but surprise interactions with him add some spice.</text:p>
      <table:table table:name="Table63" table:style-name="Table63">
        <table:table-column table:style-name="Table63.A"/>
        <table:table-column table:style-name="Table63.B"/>
        <table:table-row>
          <table:table-cell table:style-name="Table63.A1" office:value-type="string">
            <text:p text:style-name="P720"/>
          </table:table-cell>
          <table:table-cell table:style-name="Table63.A1" office:value-type="string">
            <text:p text:style-name="P720"/>
          </table:table-cell>
        </table:table-row>
        <table:table-row>
          <table:table-cell table:style-name="Table63.A1" office:value-type="string">
            <text:p text:style-name="P720"/>
          </table:table-cell>
          <table:table-cell table:style-name="Table63.A1" office:value-type="string">
            <text:p text:style-name="P720"/>
          </table:table-cell>
        </table:table-row>
      </table:table>
      <text:p text:style-name="P708"/>
      <text:p text:style-name="P197"/>
      <text:p text:style-name="P1122">They mentioned again how Tamurba, my more or less “boss”, has had spent more time in the forest lately, and when I asked why that would be the case, all I got was snickers, eye rolls, silence, and giggles after Talaashen said <text:span text:style-name="T72">“Alawvlerh... <text:s/></text:span><text:span text:style-name="T99">tiriit </text:span><text:span text:style-name="T72">murish”</text:span>, <text:span text:style-name="T371">which I think means “He’s foraging for himself some fuzzy berries”, and my simple </text:span><text:span text:style-name="T99">“Mba?”</text:span><text:span text:style-name="T371"> made the whole table chuckle further before quickly being shushed as Uffel joined the table.</text:span></text:p>
      <text:p text:style-name="P1124">She sat down and started talking about how annoyed she is at a certain Izmawn, who I don’t think I met before. <text:s/>And those that were there hummed some songs and she showed agreeance to it. <text:s/>Kaffisa explained to me how Izmawn is like the cutest guy in town, and like is customary, people “have to” praise him since childhood and all.</text:p>
      <text:p text:style-name="P1124">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text:s/>Which is fine, but is becoming an issue for Uffel as because he’s used to people pursuing his presence, wants a harp player by his side and she is just not enjoying at all the fact that he’s pushing for it too much.</text:p>
      <table:table table:name="Table64" table:style-name="Table64">
        <table:table-column table:style-name="Table64.A"/>
        <table:table-column table:style-name="Table64.B"/>
        <table:table-row>
          <table:table-cell table:style-name="Table64.A1" office:value-type="string">
            <text:p text:style-name="P720"/>
          </table:table-cell>
          <table:table-cell table:style-name="Table64.A1" office:value-type="string">
            <text:p text:style-name="P720"/>
          </table:table-cell>
        </table:table-row>
        <table:table-row>
          <table:table-cell table:style-name="Table64.A1" office:value-type="string">
            <text:p text:style-name="P720"/>
          </table:table-cell>
          <table:table-cell table:style-name="Table64.A1" office:value-type="string">
            <text:p text:style-name="P720"/>
          </table:table-cell>
        </table:table-row>
      </table:table>
      <text:p text:style-name="P708"/>
      <text:p text:style-name="P744"/>
      <text:p text:style-name="P1125">At some point, the golden-sandaled, laurel wearing, even the new town’s flag caped character, who were were just talking about, came by our table - Uffel just hid her face at first and recollected herself. <text:s/>He was speaking in musical tone, and at first I did not recognize him but I did see him indeed in the past just being flocked with people, and sometimes at the temple too. <text:s/>He stayed for a bit, sprouted some cryptic phrases like some strange messenger, and seeing the uneasy silence of the table, continued his humming around and left jolly.</text:p>
      <text:p text:style-name="P196"><text:span text:style-name="T372">During the whole buffet,</text:span> <text:span text:style-name="T372">t</text:span>wice <text:span text:style-name="T372">did </text:span>Tamur <text:span text:style-name="T372">leave</text:span> the table: first time with Stimur, second with Lay<text:span text:style-name="T504">a</text:span>ash. <text:s/><text:span text:style-name="T372">I only remember that when he did return the second time, Tamur, my </text:span><text:span text:style-name="T373">housemate</text:span><text:span text:style-name="T372"> and </text:span><text:span text:style-name="T373">firend</text:span><text:span text:style-name="T372">, had a freaking black eye.</text:span></text:p>
      <text:p text:style-name="P1127">Like what!? I saw red, how could this happen, so I ran to them but Tamur stopped me from doing anything, being red the whole time. <text:s/>Said he was fine and didn’t expect to see his elk turn into a mama bear for him.</text:p>
      <text:p text:style-name="P1127"><text:span text:style-name="T373">Laya</text:span><text:span text:style-name="T504">a</text:span><text:span text:style-name="T373">sh did not try to come back to the table, but I could see them close by and I just flashed my teeth. <text:s/>I got no clue what happened but looks like they figured themselves out. <text:s/></text:span></text:p>
      <text:p text:style-name="P1126">Anyway, uncanny buffet of gossip yesterday. <text:s/>Today, the sun shines through the mist and Uffel said she’d meet me at the docks to check out the island. <text:s/>Something about old times.</text:p>
      <text:p text:style-name="P1073"/>
      <text:h text:style-name="P1067" text:outline-level="7">D7</text:h>
      <text:h text:style-name="P1073" text:outline-level="4"/>
      <text:h text:style-name="P1010" text:outline-level="1"><text:bookmark-start text:name="__RefHeading___Toc31286_2816179978 Copy 3"/>Journal <text:span text:style-name="T1083">5</text:span><text:bookmark-end text:name="__RefHeading___Toc31286_2816179978 Copy 3"/></text:h>
      <text:h text:style-name="Heading_20_6" text:outline-level="6"><text:span text:style-name="T1083">5</text:span><text:span text:style-name="T227">BLbnbb</text:span></text:h>
      <text:p text:style-name="P198"/>
      <text:p text:style-name="P199"/>
      <text:h text:style-name="P1039" text:outline-level="4"><text:span text:style-name="T374">Banoorlen, or the last day of the 4</text:span><text:span text:style-name="T53">th</text:span><text:span text:style-name="T374"> week</text:span></text:h>
      <text:p text:style-name="P200">I did <text:span text:style-name="T375">NOT</text:span> plan to stay on that island, not just one, but TWO nights in a row. <text:s/>Screw everything. <text:s/>I got ticks and chills. <text:s/>Awesome.</text:p>
      <text:p text:style-name="P200">Note to self, double check if a boat is properly tied before leaving them. <text:s/>I cannot believe this. <text:s/>So we were four to go to the island and I gotta I loved the trip but wow were not ready for what came of it. <text:s/>Anyway Reyon followed me as he was to come as well, and at the docks was also Wanska. <text:s/>Uffel came not too long after some instruments and foods. <text:s/>She did mention it would be wise to bring some but I did not. <text:s/>We took a <text:span text:style-name="T376">bark to go across the waters to the island and I felt something special when we touched ground.</text:span></text:p>
      <text:p text:style-name="P1130"><text:span text:style-name="T1205">Yeah. <text:s/>Actually I should write when less pissed about the ticks.</text:span></text:p>
      <text:h text:style-name="Heading_20_3" text:outline-level="3">Levaameng, or 5<text:span text:style-name="T50">th</text:span> midweek</text:h>
      <text:p text:style-name="P1128">Good to feel still alive. I spent a few days and night at the sweat house drink the most foul concoctions. <text:s/>So delirious. <text:s/>And I did get to drink a massive amount of wine, <text:span text:style-name="T377">HOWEVER</text:span> it was the most atrocious thing in existence. <text:s/>Yuck. This time I had some odd vision of some god of war coming down from the sky as a gigantic millipede like horse and trampled me with its thousand hooves, <text:span text:style-name="T378">and some sweet smell was turning sour</text:span>; when I described it to Reyon he <text:span text:style-name="T379">panicked</text:span> a little.</text:p>
      <table:table table:name="Table65" table:style-name="Table65">
        <table:table-column table:style-name="Table65.A"/>
        <table:table-column table:style-name="Table65.B"/>
        <table:table-row>
          <table:table-cell table:style-name="Table65.A1" office:value-type="string">
            <text:p text:style-name="P720"/>
          </table:table-cell>
          <table:table-cell table:style-name="Table65.A1" office:value-type="string">
            <text:p text:style-name="P720"/>
          </table:table-cell>
        </table:table-row>
        <table:table-row>
          <table:table-cell table:style-name="Table65.A1" office:value-type="string">
            <text:p text:style-name="P720"/>
          </table:table-cell>
          <table:table-cell table:style-name="Table65.A1" office:value-type="string">
            <text:p text:style-name="P720"/>
          </table:table-cell>
        </table:table-row>
      </table:table>
      <text:p text:style-name="P708"/>
      <text:p text:style-name="P708"/>
      <text:p text:style-name="P1129">Then someone I didn’t know <text:span text:style-name="T379">came to </text:span>ask me to restate my vision, <text:span text:style-name="T379">made me</text:span> promise if it were true, then <text:span text:style-name="T379">focused on </text:span>what colour the beast <text:span text:style-name="T379">was</text:span>. <text:s/>I think it was dark grey and red, and what struck me was the many<text:span text:style-name="T379"> ashes flying around like grey butterflies. <text:s/>He kept asking if there were any other colours and like, no? Let me be sick in peace? But he kept asking on and on </text:span><text:span text:style-name="T100">“Yellsifats, shikhuyalets Peye? Iyye</text:span><text:span text:style-name="T101">ppe</text:span><text:span text:style-name="T100">laks nomma”</text:span><text:span text:style-name="T379"> which I believe means “You’re sewing with the mind or you’re truly seeing? Tell me now.”</text:span></text:p>
      <text:p text:style-name="P1130"><text:span text:style-name="T1093">Otherwise I’ve just been stuck between sleep, and sleep </text:span><text:span text:style-name="T377">deprived</text:span><text:span text:style-name="T1093">. <text:s/></text:span><text:span text:style-name="T377">Wow do I miss modern medicine.</text:span></text:p>
      <text:h text:style-name="Heading_20_4" text:outline-level="4">The next day</text:h>
      <text:p text:style-name="P1132">Apparently my fever dream has caused a r<text:span text:style-name="T380">uck</text:span>us and they don’t understand why I’m not more concerned. <text:s/><text:span text:style-name="T381">Looks like they take dreams pretty literally. <text:s/>I just want the sickness to be gone. <text:s/>I almost think they want to keep me in that state to see if more visions come.</text:span></text:p>
      <text:p text:style-name="P1132"><text:span text:style-name="T381">At least I’m able to sleep at home now. <text:s/>Kaffisa threw salt at my face a few times, when I laugh she </text:span><text:span text:style-name="T382">seriously </text:span><text:span text:style-name="T381">says “N</text:span><text:span text:style-name="T383">o</text:span><text:span text:style-name="T381">t f</text:span><text:span text:style-name="T384">u</text:span><text:span text:style-name="T381">nny!” probably because she heard me say that a few times. <text:s/>Of all the phrases she could pick up. <text:s/></text:span><text:span text:style-name="T384">What’s hilarious is that it pretty much sounds like </text:span><text:span text:style-name="T102">“Natt feni”</text:span><text:span text:style-name="T384">, or whip to the cloth, so we had a few giggles about it. <text:s/>Snap!</text:span></text:p>
      <table:table table:name="Table66" table:style-name="Table66">
        <table:table-column table:style-name="Table66.A"/>
        <table:table-column table:style-name="Table66.B"/>
        <table:table-row>
          <table:table-cell table:style-name="Table66.A1" office:value-type="string">
            <text:p text:style-name="P720"/>
          </table:table-cell>
          <table:table-cell table:style-name="Table66.A1" office:value-type="string">
            <text:p text:style-name="P720"/>
          </table:table-cell>
        </table:table-row>
        <table:table-row>
          <table:table-cell table:style-name="Table66.A1" office:value-type="string">
            <text:p text:style-name="P720"/>
          </table:table-cell>
          <table:table-cell table:style-name="Table66.A1" office:value-type="string">
            <text:p text:style-name="P720"/>
          </table:table-cell>
        </table:table-row>
      </table:table>
      <text:p text:style-name="P708"/>
      <text:p text:style-name="P708"/>
      <text:p text:style-name="P1133">I tried to get up and leave the house but Falfela blocked the way with her arm at me dead in the eye and said <text:span text:style-name="T72">“Ittsuuram Moyille Dusanwey ayo, Nenoftoy Uudunkhatsi”</text:span> before pushing me back. <text:s/>I knew a few bits so mainly understood yourself, first of a pair, and life wanting, <text:span text:style-name="T385">with clear message of something to do</text:span>. <text:s/><text:span text:style-name="T385">Guess I’m not leaving yet.</text:span></text:p>
      <text:p text:style-name="P745">Falfela has been going through a lot of both paper work and clay tablets, which she referred to as Dunenkett. <text:s/><text:span text:style-name="T386">This apparently happens a lot during the small season before winter comes.</text:span></text:p>
      <text:p text:style-name="P1135"><text:span text:style-name="T386">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87">who’s growing up</text:span><text:span text:style-name="T386">.</text:span></text:p>
      <text:p text:style-name="P1136">So from what I understand, there are a few empires further away from the town and we are more or less considered what I remember from high school as a growing city stat<text:span text:style-name="T388">e</text:span>. <text:s/>There has currently been a lasting peace around the big sea for the past generation or two, and soldiers are mainly used for construction and internal problem solving, <text:span text:style-name="T388">but that could change. <text:s/>Because of our</text:span> smaller sphere of influence, we might get invaded for ores up <text:span text:style-name="T388">the </text:span>stream, or simply for control of the region.</text:p>
      <table:table table:name="Table67" table:style-name="Table67">
        <table:table-column table:style-name="Table67.A"/>
        <table:table-column table:style-name="Table67.B"/>
        <table:table-row>
          <table:table-cell table:style-name="Table67.A1" office:value-type="string">
            <text:p text:style-name="P720"/>
          </table:table-cell>
          <table:table-cell table:style-name="Table67.A1" office:value-type="string">
            <text:p text:style-name="P720"/>
          </table:table-cell>
        </table:table-row>
        <table:table-row>
          <table:table-cell table:style-name="Table67.A1" office:value-type="string">
            <text:p text:style-name="P720"/>
          </table:table-cell>
          <table:table-cell table:style-name="Table67.A1" office:value-type="string">
            <text:p text:style-name="P720"/>
          </table:table-cell>
        </table:table-row>
      </table:table>
      <text:p text:style-name="P708"/>
      <text:p text:style-name="P745"/>
      <text:p text:style-name="P1138">What makes me wonder though, is how much importance they place <text:span text:style-name="T389">on dreams. <text:s/>I get that the fever dream I had, in the context, would be scary, but it’s still just that, a silly old dream.</text:span></text:p>
      <text:p text:style-name="P1137">Though I guess I could wonder too, how I myself ended up here.</text:p>
      <text:h text:style-name="P1057" text:outline-level="4">Favameng, or just before the 6<text:span text:style-name="T50">th</text:span> week</text:h>
      <text:p text:style-name="P1139">Ok, I think I recovered <text:span text:style-name="T390">now</text:span>. <text:s/>Th<text:span text:style-name="T390">ese</text:span> w<text:span text:style-name="T390">ere</text:span> a wild last few days, and I got a <text:span text:style-name="T390">fair</text:span> few earfu<text:span text:style-name="T390">l</text:span>ls. <text:s/>Apparently people have died from ticks and I was absolutely not aware of that. <text:s/>I have also been made very aware that I need to be more ready if I’m ever to leave for an uncertain amount of time. <text:s/>I think I’ve never felt as disrespected as a <text:span text:style-name="T390">grown man</text:span> as during those chats, but in the same time it looks like I absolutely deserved them.</text:p>
      <text:p text:style-name="P1139">To be honest, I understand Falfela’s point of view. <text:s/>How could someone <text:span text:style-name="T390">able</text:span> to live until adulthood, not know survival basics? <text:span text:style-name="T391">How could I explain to her that I lived in cities of glass and cement, off food packaged from across the globe, with limited experience in the wild aside from bear free woods?</text:span></text:p>
      <text:p text:style-name="P1141">She made it somberly clear also that while I am in her care and that she will do everything she can to help me, if I don’t learn, well,</text:p>
      <text:p text:style-name="P1130"><text:span text:style-name="T390">I w</text:span><text:span text:style-name="T392">oul</text:span><text:span text:style-name="T390">n’t be able to learn anymore. </text:span><text:span text:style-name="T1094">Also that I am in part responsible for the loss of the boat so I have to pay for a </text:span><text:span text:style-name="T393">fourth</text:span><text:span text:style-name="T1094"> of it. <text:s/>UGH</text:span></text:p>
      <table:table table:name="Table68" table:style-name="Table68">
        <table:table-column table:style-name="Table68.A"/>
        <table:table-column table:style-name="Table68.B"/>
        <table:table-row>
          <table:table-cell table:style-name="Table68.A1" office:value-type="string">
            <text:p text:style-name="P720"/>
          </table:table-cell>
          <table:table-cell table:style-name="Table68.A1" office:value-type="string">
            <text:p text:style-name="P720"/>
          </table:table-cell>
        </table:table-row>
        <table:table-row>
          <table:table-cell table:style-name="Table68.A1" office:value-type="string">
            <text:p text:style-name="P720"/>
          </table:table-cell>
          <table:table-cell table:style-name="Table68.A1" office:value-type="string">
            <text:p text:style-name="P720"/>
          </table:table-cell>
        </table:table-row>
      </table:table>
      <text:p text:style-name="P708"/>
      <text:p text:style-name="P708"/>
      <text:h text:style-name="P1036" text:outline-level="3"><text:bookmark-start text:name="__RefHeading___Toc7072_831358955"/>Low ink,<text:bookmark-end text:name="__RefHeading___Toc7072_831358955"/></text:h>
      <text:p text:style-name="P1130">restrictions, explosion, everyone safe, can’t get material, militia. <text:s/>Tamur powerful mistake?</text:p>
      <text:h text:style-name="P1037" text:outline-level="3"><text:bookmark-start text:name="__RefHeading___Toc7074_831358955"/>Biinirlen, <text:span text:style-name="T394">2</text:span><text:span text:style-name="T54">nd</text:span><text:span text:style-name="T394"> of</text:span> <text:span text:style-name="T395">7</text:span><text:span text:style-name="T55">t</text:span><text:span text:style-name="T54">h</text:span><text:bookmark-end text:name="__RefHeading___Toc7074_831358955"/></text:h>
      <text:p text:style-name="P1143">Writing painful; <text:span text:style-name="T395">Awful stylus &amp; ink; Hopefully better soon.</text:span></text:p>
      <text:p text:style-name="P1142">Big kettle caused explosion; Tamur creation, almost execution, did not happen, safe. <text:s/>Falfela vouch. <text:s/>Issue? Undue use iron, public image.</text:p>
      <text:p text:style-name="P1142">Massive rains blocked south road with debris, boating dangerous too. <text:s/>North risky, humans and wolves.</text:p>
      <text:p text:style-name="P1130"><text:span text:style-name="T183">I think I’m getting a bit more at ease okay.</text:span><text:span text:style-name="T1095"> <text:s/>Still I hate it. <text:s/>This feels off in the hand. <text:s/>Oh well. <text:s/>Previous stylus broke at worst time honestly. <text:s/>So much happened. <text:s/>Tamur almost got executed for simply being an absolutely awesome tinkerer, I had no idea he had brilliant ideas like that! He did seem intelligent but I would not have expected him to be somewhat ready to make something that reminded me of trains somehow.</text:span></text:p>
      <text:p text:style-name="P1140"/>
      <table:table table:name="Table69" table:style-name="Table69">
        <table:table-column table:style-name="Table69.A"/>
        <table:table-column table:style-name="Table69.B"/>
        <table:table-row>
          <table:table-cell table:style-name="Table69.A1" office:value-type="string">
            <text:p text:style-name="P720"/>
          </table:table-cell>
          <table:table-cell table:style-name="Table69.A1" office:value-type="string">
            <text:p text:style-name="P720"/>
          </table:table-cell>
        </table:table-row>
        <table:table-row>
          <table:table-cell table:style-name="Table69.A1" office:value-type="string">
            <text:p text:style-name="P720"/>
          </table:table-cell>
          <table:table-cell table:style-name="Table69.A1" office:value-type="string">
            <text:p text:style-name="P720"/>
          </table:table-cell>
        </table:table-row>
      </table:table>
      <text:p text:style-name="P708"/>
      <text:p text:style-name="P708"/>
      <text:p text:style-name="P1131">I was tilling the field w<text:span text:style-name="T396">hile fun friend Inyafee was at home with her cousin Falfela when there was something that made a loud screeching noised followed by a bang and that shook the ground enough to startle everyone. <text:s/>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P1130"><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text:s/>And Falfela stated there is something of a flow stop of material, and he just chuckled which granted him being a slap on the belly for some reasons.</text:p>
      <text:p text:style-name="P1130">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97">somehow disgusted by the news, then lit up too and pointing her finger at me, said we were linked?? Somehow??</text:span></text:p>
      <table:table table:name="Table70" table:style-name="Table70">
        <table:table-column table:style-name="Table70.A"/>
        <table:table-column table:style-name="Table70.B"/>
        <table:table-row>
          <table:table-cell table:style-name="Table70.A1" office:value-type="string">
            <text:p text:style-name="P720"/>
          </table:table-cell>
          <table:table-cell table:style-name="Table70.A1" office:value-type="string">
            <text:p text:style-name="P720"/>
          </table:table-cell>
        </table:table-row>
        <table:table-row>
          <table:table-cell table:style-name="Table70.A1" office:value-type="string">
            <text:p text:style-name="P720"/>
          </table:table-cell>
          <table:table-cell table:style-name="Table70.A1" office:value-type="string">
            <text:p text:style-name="P720"/>
          </table:table-cell>
        </table:table-row>
      </table:table>
      <text:p text:style-name="P708"/>
      <text:p text:style-name="P708"/>
      <text:p text:style-name="P1131">Then <text:span text:style-name="T398">a knock came and all came quiet, followed by a Taalashen coming in and beckoning Kaffisa and Falfela, who both looked back at the rest of us before grabbing their weapons near the entrance.</text:span></text:p>
      <text:p text:style-name="P1145">Inyafee then took EVERYTHING time wise. <text:s/>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1145">Later on, after what felt like a flood of information where I kept getting my hands and my forehead touched by this walking annoyance, Kaffisa, Falfela and Taalashen returned. <text:s/>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99">Kuyageba himself, that he acted of his own volition, with no affiliation, and through no ill intent, and that even then his life may not be spared, and to make quick arrangement towards that possibility.</text:span></text:p>
      <table:table table:name="Table71" table:style-name="Table71">
        <table:table-column table:style-name="Table71.A"/>
        <table:table-column table:style-name="Table71.B"/>
        <table:table-row>
          <table:table-cell table:style-name="Table71.A1" office:value-type="string">
            <text:p text:style-name="P720"/>
          </table:table-cell>
          <table:table-cell table:style-name="Table71.A1" office:value-type="string">
            <text:p text:style-name="P720"/>
          </table:table-cell>
        </table:table-row>
        <table:table-row>
          <table:table-cell table:style-name="Table71.A1" office:value-type="string">
            <text:p text:style-name="P720"/>
          </table:table-cell>
          <table:table-cell table:style-name="Table71.A1" office:value-type="string">
            <text:p text:style-name="P720"/>
          </table:table-cell>
        </table:table-row>
      </table:table>
      <text:p text:style-name="P708"/>
      <text:p text:style-name="P708"/>
      <text:p text:style-name="P1131"><text:span text:style-name="T1206">He closed his eyes for a few moments, took a deep breath, and, grabbing Reyon’s wrist, said to ensure Stimur and Lay</text:span><text:span text:style-name="T504">a</text:span><text:span text:style-name="T1206">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text:span text:style-name="T400">austere than I had ever seen her be.</text:span></text:p>
      <text:p text:style-name="P1146">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1146">When I tried to follow them, Falfela pointed her sword at my actual throat and said something about Kuyageba being bitey when he is most scared, and that she alone will do what’s right.</text:p>
      <text:p text:style-name="P1146">I can’t remember much of the rest of that night, I think started crying out of rage for not understanding what the heck was going on and in despair for my friend’s life for something I don’t understand even what crime he had committed.</text:p>
      <table:table table:name="Table72" table:style-name="Table72">
        <table:table-column table:style-name="Table72.A"/>
        <table:table-column table:style-name="Table72.B"/>
        <table:table-row>
          <table:table-cell table:style-name="Table72.A1" office:value-type="string">
            <text:p text:style-name="P720"/>
          </table:table-cell>
          <table:table-cell table:style-name="Table72.A1" office:value-type="string">
            <text:p text:style-name="P720"/>
          </table:table-cell>
        </table:table-row>
        <table:table-row>
          <table:table-cell table:style-name="Table72.A1" office:value-type="string">
            <text:p text:style-name="P720"/>
          </table:table-cell>
          <table:table-cell table:style-name="Table72.A1" office:value-type="string">
            <text:p text:style-name="P720"/>
          </table:table-cell>
        </table:table-row>
      </table:table>
      <text:p text:style-name="P708"/>
      <text:p text:style-name="P215"/>
      <text:p text:style-name="P1150"><text:span text:style-name="T400">Inyafee tried to talk about fate reading and I probably scared her bowels with the low growl I made to mean “not now” and she said she’ll sleep upstairs in Falfela’s quarters. <text:s/>We could hear her make some form of old fashion singing, </text:span><text:span text:style-name="T401">and Kaffisa, </text:span><text:span text:style-name="T402">Mandin, and</text:span><text:span text:style-name="T401"> Reyon just... <text:s/>stayed close to me somehow? Like one scrubbed my hair like one would a cat? It was soothing but just so unexpected. <text:s/></text:span></text:p>
      <text:p text:style-name="P1149">Anyway, the curfew lasted one more day, <text:span text:style-name="T403">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404">and family</text:span><text:span text:style-name="T403"> would be expected to be.</text:span></text:p>
      <text:p text:style-name="P1147">Had it been from Falfela vouching for him over multiple counts, he would apparently have been stoned to death! I was in such shock. <text:s/>He’ll live instead, which is awesome, but wow, it’s way darker than I expected things to be. <text:s/><text:span text:style-name="T405">For a simple machine.</text:span></text:p>
      <text:p text:style-name="P1147">Falfela then clearly said a short phrase seemingly meaning the startled horse sometimes lungs towards the cliff, and that the rider must know when to jump. <text:s/>Others all seem to understand, so I just opted for silence.</text:p>
      <text:p text:style-name="P1147">To add to the complexity, there’s then been heavy rains that caused mudslides, blocking access to the southern lands, and the storm is too strong to go by boat too, <text:span text:style-name="T402">causing us to be stuck inside most days.</text:span></text:p>
      <table:table table:name="Table73" table:style-name="Table73">
        <table:table-column table:style-name="Table73.A"/>
        <table:table-column table:style-name="Table73.B"/>
        <table:table-row>
          <table:table-cell table:style-name="Table73.A1" office:value-type="string">
            <text:p text:style-name="P720"/>
          </table:table-cell>
          <table:table-cell table:style-name="Table73.A1" office:value-type="string">
            <text:p text:style-name="P720"/>
          </table:table-cell>
        </table:table-row>
        <table:table-row>
          <table:table-cell table:style-name="Table73.A1" office:value-type="string">
            <text:p text:style-name="P720"/>
          </table:table-cell>
          <table:table-cell table:style-name="Table73.A1" office:value-type="string">
            <text:p text:style-name="P720"/>
          </table:table-cell>
        </table:table-row>
      </table:table>
      <text:p text:style-name="P708"/>
      <text:p text:style-name="P216"/>
      <text:p text:style-name="P1148"><text:span text:style-name="T402">And Mandin, who had payed visit to family further North for the past week or so, was absolutely mortified to have missed the whole ordeal and was just sincerely glad to still have our mutual housemate, </text:span><text:span text:style-name="T406">who was now the one stuck on laundry, backhouse, and dishwashing duty for the foreseeable future.</text:span></text:p>
      <text:p text:style-name="P1147">And all I’ve been wanting, is a proper freaking stylus to write with, and the ink I <text:span text:style-name="T406">was now</text:span> used to.</text:p>
      <text:p text:style-name="P1147">But this plea is second to everything <text:span text:style-name="T406">and everyone </text:span>else, I guess.</text:p>
      <text:h text:style-name="P1057" text:outline-level="4">The next day</text:h>
      <text:p text:style-name="P1151">It just keeps raining. <text:s/>At least the canal looks great and functional.</text:p>
      <text:p text:style-name="P1151">That Inyafee already left, but I was told I <text:span text:style-name="T407">will</text:span> be <text:span text:style-name="T407">sent</text:span> upstream to be taught some of the old ways to see the future. <text:s/>I am just not interested, and Falfela can clearly see it. <text:s/>She told me it’s a bit like her little rune like set to talk for the stars, and the sword dance tablets that are seen by our house’s door. <text:s/>She says it would help her cousin feel like she is passing down something, especially in a world that seems to go against the moon somehow? Also it would make her feel like she is fixing a mistake of the past?</text:p>
      <text:p text:style-name="P1151">Honestly, I’m just not interested whatsoever. <text:s/>She stinks, her breath stinks, her holding my arm <text:span text:style-name="T408">and touching my hair </text:span>gives me hives which stinks. <text:s/>But I have to admit, I can also feel somehow that is meant to be, and that I just have to accept it. <text:s/>Oh well.</text:p>
      <table:table table:name="Table74" table:style-name="Table74">
        <table:table-column table:style-name="Table74.A"/>
        <table:table-column table:style-name="Table74.B"/>
        <table:table-row>
          <table:table-cell table:style-name="Table74.A1" office:value-type="string">
            <text:p text:style-name="P720"/>
          </table:table-cell>
          <table:table-cell table:style-name="Table74.A1" office:value-type="string">
            <text:p text:style-name="P720"/>
          </table:table-cell>
        </table:table-row>
        <table:table-row>
          <table:table-cell table:style-name="Table74.A1" office:value-type="string">
            <text:p text:style-name="P720"/>
          </table:table-cell>
          <table:table-cell table:style-name="Table74.A1" office:value-type="string">
            <text:p text:style-name="P720"/>
          </table:table-cell>
        </table:table-row>
      </table:table>
      <text:p text:style-name="P708"/>
      <text:p text:style-name="P217"/>
      <text:p text:style-name="P1152"><text:span text:style-name="T407">Tamur is a whole different of silent. <text:s/>I’ve never seen him like that. <text:s/>Normally talks about inventions, looks deeply at foundations, reads loudly whatever tablet or mini books falls in his hands, but now? Not much. <text:s/>I hope he gets better. <text:s/>At least Mandin speaks with him a lot, even though he doesn’t respond as much.</text:span></text:p>
      <text:p text:style-name="P1153">Kaffisa has been spending more time with Taalashen, as the militia shows a bit more presence which means soldiers proper get a bit more down time for some reasons.</text:p>
      <text:p text:style-name="P1153">Reyon has been bringing me some interesting pieces of arts from south, and off some spider road further east <text:span text:style-name="T408">that are held at the temple’s..</text:span>. <text:s/><text:span text:style-name="T408">shed</text:span>? He’s looked again, well you looked again haha, to see what I write, and how I come from a different time. <text:s/>It’s fun to chat with you between two languages. <text:s/>I guess you’re trying to figure this puzzle out eh. <text:s/>I’d say some puzzles are just open and unclear. <text:s/>As for me I accepted this new fate however it came to be.</text:p>
      <text:p text:style-name="P1153">I still haven’t written how it was on that island. <text:s/>I don’t feel like it at the moment, but it was indeed such an odd... <text:s/>I don’t know. <text:s/>It felt awesome till it wasn’t, and even then <text:span text:style-name="T409">there</text:span> was <text:span text:style-name="T409">something </text:span>special <text:span text:style-name="T409">about being stuck in the past, in the past!</text:span></text:p>
      <text:p text:style-name="P1130"><text:span text:style-name="T1096">Yeah, a few days from now I will go see what Nyanya</text:span><text:span text:style-name="T410">fu</text:span><text:span text:style-name="T1096">’s gotta show. <text:s/></text:span><text:span text:style-name="T411">I can already imagine the incense and the drapes.</text:span></text:p>
      <table:table table:name="Table75" table:style-name="Table75">
        <table:table-column table:style-name="Table75.A"/>
        <table:table-column table:style-name="Table75.B"/>
        <table:table-row>
          <table:table-cell table:style-name="Table75.A1" office:value-type="string">
            <text:p text:style-name="P720"/>
          </table:table-cell>
          <table:table-cell table:style-name="Table75.A1" office:value-type="string">
            <text:p text:style-name="P720"/>
          </table:table-cell>
        </table:table-row>
        <table:table-row>
          <table:table-cell table:style-name="Table75.A1" office:value-type="string">
            <text:p text:style-name="P720"/>
          </table:table-cell>
          <table:table-cell table:style-name="Table75.A1" office:value-type="string">
            <text:p text:style-name="P720"/>
          </table:table-cell>
        </table:table-row>
      </table:table>
      <text:p text:style-name="P708"/>
      <text:p text:style-name="P218"/>
      <text:h text:style-name="P1056" text:outline-level="4">Kuunirlen, again the next day</text:h>
      <text:p text:style-name="P1156">I hate being sick ugh. <text:s/>This time I kept seeing a bunch of mermaids playing some <text:span text:style-name="T412">convoluted music</text:span> together <text:span text:style-name="T412">as </text:span>a few paper boats were twirling around them. <text:s/>Let’s see what Nyanya’s got to say about THAT.</text:p>
      <text:p text:style-name="P1157">Falfela asked me to help with her clay tablet control by noticing if there were differences between copies. <text:s/>I noticed a few and she corrected it, thanking me with cookies afterwards. <text:s/>I guess she just wanted to make me feel useful. <text:s/>There’s many words I did not recognize and she said they have short forms for different aspects of making sure people get their fair share for the upcoming winter. <text:s/>She also thinks one of the rope makers is trying to bite the bag, which I don’t know for sure what it means?</text:p>
      <text:h text:style-name="P1057" text:outline-level="4">Nebellen, just before the last week of Ganshni</text:h>
      <text:p text:style-name="P1154">There’s going to be <text:span text:style-name="T413">starting</text:span> celebrations for Gargan in a few days <text:span text:style-name="T413">that will last 6 days</text:span>, and the road south is still blocked apparently, which makes it hard for the harvest as we don’t have as much silos as how much we’ve been able to grow this year. <text:s/>I heard there was some scouts that came back and said apparently there is no shortage further south as well, and it’s a little risky to bring stuff through boats at this time.</text:p>
      <table:table table:name="Table76" table:style-name="Table76">
        <table:table-column table:style-name="Table76.A"/>
        <table:table-column table:style-name="Table76.B"/>
        <table:table-row>
          <table:table-cell table:style-name="Table76.A1" office:value-type="string">
            <text:p text:style-name="P720"/>
          </table:table-cell>
          <table:table-cell table:style-name="Table76.A1" office:value-type="string">
            <text:p text:style-name="P720"/>
          </table:table-cell>
        </table:table-row>
        <table:table-row>
          <table:table-cell table:style-name="Table76.A1" office:value-type="string">
            <text:p text:style-name="P720"/>
          </table:table-cell>
          <table:table-cell table:style-name="Table76.A1" office:value-type="string">
            <text:p text:style-name="P720"/>
          </table:table-cell>
        </table:table-row>
      </table:table>
      <text:p text:style-name="P708"/>
      <text:p text:style-name="P708"/>
      <text:p text:style-name="P1155">I think there may be some sort of convoy to bring North to the different smaller villages but whatever we bring may get us or them attacked by surrounding thugs. <text:s/>Funnily though, I can tell he doesn’t quite believe what he’s saying, especially since our Mandin, <text:span text:style-name="T414">as well as Taalashen’s family,</text:span> <text:span text:style-name="T414">are</text:span> from further North.</text:p>
      <text:p text:style-name="P1154"><text:span text:style-name="T415">Speaking of which, Mandin does not have an accent as strong as Taalashen, and I don’t quite get why. <text:s/></text:span><text:span text:style-name="T416">Apparently she was born in Yivalkes of parents that came from further North, while he just ended up staying here after it was better for his family </text:span><text:span text:style-name="T417">apparently</text:span><text:span text:style-name="T416">. <text:s/></text:span><text:span text:style-name="T418">Kaffisa says it’s because of </text:span><text:span text:style-name="T419">Taalashen’s</text:span><text:span text:style-name="T418"> job, but I couldn’t tell </text:span><text:span text:style-name="T420">how it’s connected</text:span><text:span text:style-name="T418">.</text:span></text:p>
      <text:p text:style-name="P1158">Stimur is trying to sell more little books, this time describing visits from the Shaandrak, some sort of sea snake that goes everywhere on the globe. <text:s/>Unfortunately for her, the pretty constant rain makes it hard to get the copies sold. <text:s/>I just know because she came to visit Tamur and he seems to need and appreciate the company. <text:s/>He wailed something about not having any strength but honestly I prefer to let them have their personal space than to know any more.</text:p>
      <text:p text:style-name="P1130"><text:span text:style-name="T1097">Falfela has SURPRISINGLY allowed me to drink some mead. <text:s/>She said I need to prepare my stomach for the few days on her family farm. <text:s/>I must admit, I did miss a good drink, </text:span><text:span text:style-name="T421">and that was</text:span><text:span text:style-name="T1097"> </text:span><text:span text:style-name="T422">a great one</text:span><text:span text:style-name="T1097">.</text:span></text:p>
      <table:table table:name="Table77" table:style-name="Table77">
        <table:table-column table:style-name="Table77.A"/>
        <table:table-column table:style-name="Table77.B"/>
        <table:table-row>
          <table:table-cell table:style-name="Table77.A1" office:value-type="string">
            <text:p text:style-name="P720"/>
          </table:table-cell>
          <table:table-cell table:style-name="Table77.A1" office:value-type="string">
            <text:p text:style-name="P720"/>
          </table:table-cell>
        </table:table-row>
        <table:table-row>
          <table:table-cell table:style-name="Table77.A1" office:value-type="string">
            <text:p text:style-name="P720"/>
          </table:table-cell>
          <table:table-cell table:style-name="Table77.A1" office:value-type="string">
            <text:p text:style-name="P720"/>
          </table:table-cell>
        </table:table-row>
      </table:table>
      <text:p text:style-name="P708"/>
      <text:p text:style-name="P219"/>
      <text:h text:style-name="P1036" text:outline-level="3"><text:bookmark-start text:name="__RefHeading___Toc8765_3285050552"/>Barella Ganshni, On the last week<text:bookmark-end text:name="__RefHeading___Toc8765_3285050552"/></text:h>
      <text:p text:style-name="P1161">Yep, tomorrow is when I’m going upstream and learn how to “see” better. <text:s/>All because I had fever dreams. <text:s/>I don’t know what to think about it but honestly that might help find out why I’m here in the first place. <text:s/>I don’t know if anybody else but Reyon knows this is not my world, that I wasn’t born anywhere near any of this. <text:s/><text:span text:style-name="T423">Seems to them that I probably just got hit on the head or something.</text:span></text:p>
      <text:p text:style-name="P1162">I heard the main southern path is going to reopen soon, in time for the fall equinox, <text:span text:style-name="T424">when I will have returned too</text:span>.</text:p>
      <text:p text:style-name="P1160">Tamurba who I guess I can call my boss has been pushing people a lot but in nicer ways then before, with some other farmers making a bit fun of him where he’d just laugh back too. <text:s/>I think I’ve seen him spend more time with Uffel as well, who doesn’t seem to mind his attention. <text:s/>I think I also have seen that same Tamur in the woods where Tshavis and Taramandin bring me for hikes on some mornings.</text:p>
      <text:p text:style-name="P1160">When I mentioned this at supper, Kaffisa snorted, and could not control her laughter when Mandin said he also saw him there but that I should probably shut up about it.</text:p>
      <table:table table:name="Table78" table:style-name="Table78">
        <table:table-column table:style-name="Table78.A"/>
        <table:table-column table:style-name="Table78.B"/>
        <table:table-row>
          <table:table-cell table:style-name="Table78.A1" office:value-type="string">
            <text:p text:style-name="P720"/>
          </table:table-cell>
          <table:table-cell table:style-name="Table78.A1" office:value-type="string">
            <text:p text:style-name="P720"/>
          </table:table-cell>
        </table:table-row>
        <table:table-row>
          <table:table-cell table:style-name="Table78.A1" office:value-type="string">
            <text:p text:style-name="P720"/>
          </table:table-cell>
          <table:table-cell table:style-name="Table78.A1" office:value-type="string">
            <text:p text:style-name="P720"/>
          </table:table-cell>
        </table:table-row>
      </table:table>
      <text:p text:style-name="P708"/>
      <text:p text:style-name="P220"/>
      <text:p text:style-name="P1163">She mentioned to our own Tamur that he should go to the same place to solve his problem (?) which granted her a kick on the shoulder from said Tamur. <text:s/>The whole time Falfela was holding her giggles and was literally turning red.</text:p>
      <text:p text:style-name="P1165">Reyon was just looking at it all, calm, a bit excessively so, and when it calmed down, said using our now common “English” phrase, “<text:span text:style-name="T72">N</text:span><text:span text:style-name="T131">att</text:span> funny!” which made them laugh again, this time Tamur <text:span text:style-name="T425">himself cracking a smile too.</text:span></text:p>
      <text:h text:style-name="P1058" text:outline-level="4"/>
      <table:table table:name="Table79" table:style-name="Table79">
        <table:table-column table:style-name="Table79.A"/>
        <table:table-column table:style-name="Table79.B"/>
        <table:table-row>
          <table:table-cell table:style-name="Table79.A1" office:value-type="string">
            <text:p text:style-name="P720"/>
          </table:table-cell>
          <table:table-cell table:style-name="Table79.A1" office:value-type="string">
            <text:p text:style-name="P720"/>
          </table:table-cell>
        </table:table-row>
        <table:table-row>
          <table:table-cell table:style-name="Table79.A1" office:value-type="string">
            <text:p text:style-name="P720"/>
          </table:table-cell>
          <table:table-cell table:style-name="Table79.A1" office:value-type="string">
            <text:p text:style-name="P720"/>
          </table:table-cell>
        </table:table-row>
      </table:table>
      <text:p text:style-name="P708"/>
      <text:p text:style-name="P220"/>
      <text:h text:style-name="P1056" text:outline-level="4"><text:span text:style-name="T682">Baniilen</text:span>, <text:span text:style-name="T426">last day of the last week</text:span></text:h>
      <text:p text:style-name="P1166">I am so happy. <text:s/><text:span text:style-name="T432">Weeee! </text:span>Kaffisa got me a new stylus like the previous I had! I just returned from Inyafee’s, and so much to be said. <text:s/>I missed the way it holds in the hand, and the ink too, way more natural.</text:p>
      <text:p text:style-name="P1164">I’m too tired to write much, but I was wrong about Inyafee and regret having had bad feelings about her. <text:s/><text:span text:style-name="T429">Reyon</text:span> absolutely scared me when <text:span text:style-name="T429">he retold me the next day that</text:span> she described <text:span text:style-name="T429">what </text:span><text:span text:style-name="T433">eerily</text:span><text:span text:style-name="T429"> reminds me of</text:span> Toronto’s downtown from her view, <text:span text:style-name="T429">like massive salt crystals between spiderwebs and clunky dung beetles</text:span>, <text:span text:style-name="T429">as well as a hydroelectric dam that she saw as the work of some great beaver.</text:span> <text:s/></text:p>
      <text:p text:style-name="P1164"><text:span text:style-name="T429">But I clearly remember through the buzz (I was able to drink so much wine oh god how I missed that feeling), s</text:span>he <text:span text:style-name="T429">had </text:span>figured out I’m not from this time and place too. <text:s/><text:span text:style-name="T429">I remember when she said wit</text:span><text:span text:style-name="T431">h</text:span><text:span text:style-name="T429"> t</text:span>he most <text:span text:style-name="T427">cautious</text:span>, <text:span text:style-name="T427">uneased fear of the unknown, </text:span><text:span text:style-name="T104">“Dusan.. <text:s/>Mehassit gevv</text:span><text:span text:style-name="T105">i</text:span><text:span text:style-name="T104">in k’hiratsoy?”</text:span><text:span text:style-name="T427">. <text:s/>That her guest in her house was really a guest in her world.</text:span></text:p>
      <text:p text:style-name="P1168">But I myself saw nothing.</text:p>
      <text:p text:style-name="P1168">Oh and I now get called Tank<text:span text:style-name="T428">ye</text:span>ran. <text:s/><text:span text:style-name="T429">Beaver-Raven. <text:s/>Hopefully it doesn’t catch up with too much folks, I really like Tearan </text:span><text:span text:style-name="T430">now</text:span><text:span text:style-name="T429">.</text:span></text:p>
      <text:p text:style-name="P1167">Aight I’m beat. <text:s/>And already tomorrow as soon as possible we have to give the town a more rundown look?</text:p>
      <text:p text:style-name="P748"/>
      <text:h text:style-name="P1042" text:outline-level="4"/>
      <text:h text:style-name="P1067" text:outline-level="7">D7</text:h>
      <text:h text:style-name="P1073" text:outline-level="4"/>
      <text:h text:style-name="P1010" text:outline-level="1"><text:bookmark-start text:name="__RefHeading___Toc31286_2816179978 Copy 4"/>Journal <text:span text:style-name="T1083">6</text:span><text:bookmark-end text:name="__RefHeading___Toc31286_2816179978 Copy 4"/></text:h>
      <text:h text:style-name="Heading_20_6" text:outline-level="6"><text:span text:style-name="T1083">6</text:span><text:span text:style-name="T227">BLbnbb</text:span></text:h>
      <text:p text:style-name="P747"><text:span text:style-name="T14"/></text:p>
      <text:p text:style-name="P748"><text:span text:style-name="T14"/></text:p>
      <text:p text:style-name="P746"/>
      <text:h text:style-name="P1019" text:outline-level="3"><text:bookmark-start text:name="__RefHeading___Toc8767_3285050552"/>Lenduley, or six days till the equinox<text:bookmark-end text:name="__RefHeading___Toc8767_3285050552"/></text:h>
      <text:p text:style-name="P1170">A moment! Such an odd thing to do, making the town look decrepit. <text:s/>People put their beautiful plant pots inside, the marble has been greyed out with mud, the street is full of straw, even the planks of the Pikalba, those chatting decks, have their edges painted as if it were old.</text:p>
      <text:p text:style-name="P221">Apparently, scouts up North have noticed a march of sorts coming this way, and they were wearing colours of the kingdom from across the sea, and it is best that we don’t attract too much attention.</text:p>
      <text:p text:style-name="P1171">If I understood well what Tamur explained, the canal is meant to help get ores out of the region, but its role at that is being downplayed into one of a more controlled water mill. <text:s/><text:span text:style-name="T434">Kaffisa chuckled and said </text:span><text:span text:style-name="T103">“Yivalkes Dzhilot Mba! Tshi ursoy.”</text:span><text:span text:style-name="T434"> I had no idea we were this loaded. <text:s/>But the more I learn, the more I think they make a point of hiding it to as many people — </text:span><text:span text:style-name="T435">and nations —</text:span><text:span text:style-name="T434"> as possible.</text:span></text:p>
      <text:p text:style-name="P1173">Anyway back to Inyafee. <text:s/>I went there early morning with Reyon, Tshavis and Taramandin, with the last two continuing their way further up where the mine apparently is. <text:s/></text:p>
      <text:p text:style-name="P1173"/>
      <table:table table:name="Table80" table:style-name="Table80">
        <table:table-column table:style-name="Table80.A"/>
        <table:table-column table:style-name="Table80.B"/>
        <table:table-row>
          <table:table-cell table:style-name="Table80.A1" office:value-type="string">
            <text:p text:style-name="P720"/>
          </table:table-cell>
          <table:table-cell table:style-name="Table80.A1" office:value-type="string">
            <text:p text:style-name="P720"/>
          </table:table-cell>
        </table:table-row>
        <table:table-row>
          <table:table-cell table:style-name="Table80.A1" office:value-type="string">
            <text:p text:style-name="P720"/>
          </table:table-cell>
          <table:table-cell table:style-name="Table80.A1" office:value-type="string">
            <text:p text:style-name="P720"/>
          </table:table-cell>
        </table:table-row>
      </table:table>
      <text:p text:style-name="P708"/>
      <text:p text:style-name="P221"/>
      <text:p text:style-name="P1174">They were up ahead when Reyon made it clear to me that I should not have made a graffiti on the island a few days back, something that I don’t quite get why, since pretty much everywhere there is graffiti, but fine I guess. <text:s/>Told me it’s the reason the boat got lost and we were stuck on there, and that he’d been holding on to telling me that until I was feeling better and there was not much people around.</text:p>
      <text:p text:style-name="P226">When we reached the villa, it was getting late afternoon, and after we said our goodbyes to the two, we were told there would be house work the next morning before the sort of ceremony.</text:p>
      <text:p text:style-name="P227">Inyafee was really, really kind. <text:s/>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text:p>
      <text:p text:style-name="P1175"><text:span text:style-name="T437">Come to think of it, I do remember her trying to put a piece of cloth on me that I removed when we last visited...</text:span> <text:s/><text:span text:style-name="T436">This is all part of the </text:span><text:span text:style-name="T106">“Hassit”</text:span><text:span text:style-name="T436"> relationship between the Mehassit (guest) and the Denassit (host), which sounds oddly like host </text:span><text:span text:style-name="T437">indeed</text:span><text:span text:style-name="T436">.</text:span></text:p>
      <text:p text:style-name="P1176">She has a fair few Natti, or servants. <text:s/>Some don’t speak that much and when they do, they clearly have an accent or style that reminds me of Taalashen’s. <text:s/><text:span text:style-name="T438">There is also a few older relatives </text:span><text:span text:style-name="T439">of both Falfela and Inyafee</text:span><text:span text:style-name="T438"> but they seem to avoid interacting.</text:span></text:p>
      <table:table table:name="Table81" table:style-name="Table81">
        <table:table-column table:style-name="Table81.A"/>
        <table:table-column table:style-name="Table81.B"/>
        <table:table-row>
          <table:table-cell table:style-name="Table81.A1" office:value-type="string">
            <text:p text:style-name="P720"/>
          </table:table-cell>
          <table:table-cell table:style-name="Table81.A1" office:value-type="string">
            <text:p text:style-name="P720"/>
          </table:table-cell>
        </table:table-row>
        <table:table-row>
          <table:table-cell table:style-name="Table81.A1" office:value-type="string">
            <text:p text:style-name="P720"/>
          </table:table-cell>
          <table:table-cell table:style-name="Table81.A1" office:value-type="string">
            <text:p text:style-name="P720"/>
          </table:table-cell>
        </table:table-row>
      </table:table>
      <text:p text:style-name="P708"/>
      <text:p text:style-name="P227"/>
      <text:p text:style-name="P1177">I slept at the barn with the sheep, apparently part of the deal to “cleanse” somehow. <text:s/>Reyon stayed with me and we talked about life. <text:s/>Something I did not know about him is how he used to do childrearing before, <text:span text:style-name="T441">as was fated due to his name being related to Rayina, the Goddess of birth and rebirth. <text:s/>Unfortunately,</text:span> after a sad event <text:span text:style-name="T442">as they tend to happen, </text:span>he did not do anymore. <text:s/><text:span text:style-name="T441">And</text:span> because of it, a chunk of the town including his own family is somewhat shunning him for <text:span text:style-name="T443">now already two years and some</text:span>, <text:span text:style-name="T443">since</text:span> <text:span text:style-name="T443">when he’s been focused on his true passions, language and history</text:span>.</text:p>
      <text:p text:style-name="P228">I could tell it weighed on him, <text:span text:style-name="T440">and I am glad to finally be able to know him more. <text:s/>He is such, such a sweetheart. <text:s/></text:span><text:span text:style-name="T441">And I know you will read this one day. <text:s/>You will prevail mate.</text:span></text:p>
      <text:p text:style-name="P1178">The next day, we worked on grain ­— apparently right now I need to go for some procession they arrived.</text:p>
      <text:h text:style-name="P1059" text:outline-level="4">Lembami, 5<text:span text:style-name="T50">th</text:span> till</text:h>
      <text:p text:style-name="P1179">So they stayed overnight and left this morning. <text:s/>Some form of emissary, I heard they had an excruciatingly long trip by land instead of by sea because it’s too tumultuous at the moment, and they are going South for an equinox event.</text:p>
      <table:table table:name="Table82" table:style-name="Table82">
        <table:table-column table:style-name="Table82.A"/>
        <table:table-column table:style-name="Table82.B"/>
        <table:table-row>
          <table:table-cell table:style-name="Table82.A1" office:value-type="string">
            <text:p text:style-name="P720"/>
          </table:table-cell>
          <table:table-cell table:style-name="Table82.A1" office:value-type="string">
            <text:p text:style-name="P720"/>
          </table:table-cell>
        </table:table-row>
        <table:table-row>
          <table:table-cell table:style-name="Table82.A1" office:value-type="string">
            <text:p text:style-name="P720"/>
          </table:table-cell>
          <table:table-cell table:style-name="Table82.A1" office:value-type="string">
            <text:p text:style-name="P720"/>
          </table:table-cell>
        </table:table-row>
      </table:table>
      <text:p text:style-name="P708"/>
      <text:p text:style-name="P708"/>
      <text:p text:style-name="P1180"><text:span text:style-name="T1207">Hehehe. <text:s/>So I was asked to play dumb. <text:s/>Like a big dumb village idiot that growls instead of talk. <text:s/>I did not like the idea at first, but I was told it would sell the idea that we’re just some backwater town even further. <text:s/>Honestly to me it’s all the same but sure. <text:s/>They gave me some rags that stank but sure. <text:s/>So when they did arrive in town, we were all looking so silly, with people who I know are more well versed sounding so... <text:s/>crude?</text:span></text:p>
      <text:p text:style-name="P222">As they went down from their horses and slightly beaten down carriages, there was probably a good forty to sixty folks, each carrying a fair bit of material and tools and some weapon, many ended up staying at the Khattom. <text:s/>I saw Tamur went in there as well.</text:p>
      <text:p text:style-name="P1179">There was some banquet for their presence and I could tell Falfela and other meal makers were using the cheap-but-not-too-cheap wines and spices, yet the crew seemed to very much enjoy it.</text:p>
      <text:p text:style-name="P1179">At some point there was a slightly drunk soldier that came to me and pointed at how tall I was, and, haha, I just looked at the folk, picked up some dried up sand that looked like a stone, and crunched it with my fist. <text:s/>The poor lad looked like he <text:span text:style-name="T444">had </text:span>pissed himself before backing off.</text:p>
      <text:p text:style-name="P1179"><text:span text:style-name="T444">Mandindaya noticed that and came to me to say in the ear how it was absolutely funny. <text:s/>He was wearing more torn leather than his usual dark blue tainted set and he was playing a beggar. <text:s/>He told me one soldier ask</text:span><text:span text:style-name="T445">ed</text:span><text:span text:style-name="T444"> him where to plant a tree?</text:span></text:p>
      <table:table table:name="Table83" table:style-name="Table83">
        <table:table-column table:style-name="Table83.A"/>
        <table:table-column table:style-name="Table83.B"/>
        <table:table-row>
          <table:table-cell table:style-name="Table83.A1" office:value-type="string">
            <text:p text:style-name="P720"/>
          </table:table-cell>
          <table:table-cell table:style-name="Table83.A1" office:value-type="string">
            <text:p text:style-name="P720"/>
          </table:table-cell>
        </table:table-row>
        <table:table-row>
          <table:table-cell table:style-name="Table83.A1" office:value-type="string">
            <text:p text:style-name="P720"/>
          </table:table-cell>
          <table:table-cell table:style-name="Table83.A1" office:value-type="string">
            <text:p text:style-name="P720"/>
          </table:table-cell>
        </table:table-row>
      </table:table>
      <text:p text:style-name="P708"/>
      <text:p text:style-name="P223"/>
      <text:p text:style-name="P1181">Later on there was a lot of smokey fires lit for games and play fights. <text:s/>Our militia against their soldiers. <text:s/>Kaffisa again surprised me with her abilities at shooting arrows, and Taalashen was pretty awesome with sword fight. <text:s/>I think I understood something about the soldiers who were pretty much all guys downplaying their loss due to having travelled so much.</text:p>
      <text:p text:style-name="P229">Kuyageba was speaking with the most ornate looking fella, I couldn’t catch anything of it though.</text:p>
      <text:p text:style-name="P1182">Tamur came home with a few bruises which caused a bit of an uproar at the house but he said he’s fine. <text:s/>He showed us a bunch of coins he received. <text:s/>I am still in shock as to what happened to him. <text:s/></text:p>
      <text:p text:style-name="P1182"><text:span text:style-name="T1208">Reyon was mainly staying at the temple as far as I’m aware, and Falfela was often with Kuyageba, and they were presenting as if they were together, which does not sound like both of them at all. <text:s/></text:span><text:span text:style-name="T446">Especially with how way, way undertoned she was. <text:s/></text:span><text:span text:style-name="T447">The whole thing absolutely felt unreal, but I played the caricature of a dummy and it was fun.</text:span></text:p>
      <text:p text:style-name="P1184">This morning, after they left, there was a clear message made across town. <text:s/>This equinox, we have to tone down the celebrations. <text:s/>No vivid colours, no display of riches, smaller banquets, that sort of thing. <text:s/>I heard a few people complain because it had been an awesome and golden year where there is very little fear for winter, but we can’t take a chance to lose face. <text:s/>Again, for me, it looks like all the same, but for them it seems to mean the world.</text:p>
      <table:table table:name="Table84" table:style-name="Table84">
        <table:table-column table:style-name="Table84.A"/>
        <table:table-column table:style-name="Table84.B"/>
        <table:table-row>
          <table:table-cell table:style-name="Table84.A1" office:value-type="string">
            <text:p text:style-name="P720"/>
          </table:table-cell>
          <table:table-cell table:style-name="Table84.A1" office:value-type="string">
            <text:p text:style-name="P720"/>
          </table:table-cell>
        </table:table-row>
        <table:table-row>
          <table:table-cell table:style-name="Table84.A1" office:value-type="string">
            <text:p text:style-name="P720"/>
          </table:table-cell>
          <table:table-cell table:style-name="Table84.A1" office:value-type="string">
            <text:p text:style-name="P720"/>
          </table:table-cell>
        </table:table-row>
      </table:table>
      <text:p text:style-name="P708"/>
      <text:p text:style-name="P822"/>
      <text:p text:style-name="P1185">Anyway Tamur seemed to be in a better state and I saw him spend time with Laya<text:span text:style-name="T504">a</text:span>sh, who I thought was mean to him. <text:s/>When I said that, Kaffisa <text:span text:style-name="T449">backslapped my forearm and </text:span>told me it’s not my business to <text:span text:style-name="T448">talk or ask</text:span> <text:span text:style-name="T448">around about </text:span>what people do, <text:span text:style-name="T448">especially when they clearly </text:span><text:span text:style-name="T83">“Alawsiluni</text:span><text:span text:style-name="T84">iyi</text:span><text:span text:style-name="T83"> sf</text:span><text:span text:style-name="T84">i</text:span><text:span text:style-name="T83">n</text:span><text:span text:style-name="T84">e</text:span><text:span text:style-name="T83">rh”</text:span><text:span text:style-name="T448">, “smell many flowers”?</text:span></text:p>
      <text:p text:style-name="P749">I think that covers most of what happened yesterday and today. <text:s/>Back to Inyafee’s place though, as I had started to write, the next night we tried again to make me have visions, and I drank a bit less, and we had a chant in the same area but a storm started to rage on with heavy rains thunders and all.</text:p>
      <text:p text:style-name="P1187">I still saw nothing as one by one they slowly stopped singing and came back inside, while I was told to stay under the rain like some sad wet dog. <text:s/><text:span text:style-name="T450">It was awe inspiring, but still, nothing. <text:s/>I crawled back to the sheep barn and one of the natti who I think is called Gahmo was kind enough to bring me a dry toga. <text:s/>He asked if I saw anything, and my awkward silence said it all. <text:s/>He gave me a kind tap on the shoulder and left.</text:span></text:p>
      <text:p text:style-name="P1188">The next day was way less stressful. <text:s/>Inyafee and Reyon both discussed with me some other means to start having visions, some more dangerous than others. <text:s/>I wouldn’t mind trying whatever was given to me at the bonfires of Wakha but that was quickly shut down. <text:s/><text:span text:style-name="T451">Our host explained that to better see, I have to somehow abandon the helm during the storm but clearly Reyon seemed to disagree with that.</text:span></text:p>
      <table:table table:name="Table85" table:style-name="Table85">
        <table:table-column table:style-name="Table85.A"/>
        <table:table-column table:style-name="Table85.B"/>
        <table:table-row>
          <table:table-cell table:style-name="Table85.A1" office:value-type="string">
            <text:p text:style-name="P720"/>
          </table:table-cell>
          <table:table-cell table:style-name="Table85.A1" office:value-type="string">
            <text:p text:style-name="P720"/>
          </table:table-cell>
        </table:table-row>
        <table:table-row>
          <table:table-cell table:style-name="Table85.A1" office:value-type="string">
            <text:p text:style-name="P720"/>
          </table:table-cell>
          <table:table-cell table:style-name="Table85.A1" office:value-type="string">
            <text:p text:style-name="P720"/>
          </table:table-cell>
        </table:table-row>
      </table:table>
      <text:p text:style-name="P708"/>
      <text:p text:style-name="P749"/>
      <text:p text:style-name="P1189">I don’t know. <text:s/>For me those were just fever dreams and nothing more to it. <text:s/>She scared me though with how she saw my last place where I was living before I appeared in their turf.</text:p>
      <text:p text:style-name="P230">She left me a family heirloom, some sheep counting stick. <text:s/>It looks old, and I can sincerely feel the many hands that held it. <text:s/><text:span text:style-name="T452">She then untied the cloth on my arm and me and Reyon went back, leading to that surprise </text:span><text:span text:style-name="T453">western kingdom</text:span><text:span text:style-name="T452"> visit </text:span><text:span text:style-name="T453">not long</text:span><text:span text:style-name="T452"> before the equinox.</text:span></text:p>
      <text:p text:style-name="P1190">Wow. <text:s/>I missed writing that much, this stylus is awesome.</text:p>
      <text:h text:style-name="P1060" text:outline-level="4">Lenko’i, 4 days till</text:h>
      <text:p text:style-name="P1191">With the equinox coming soon, we’re sharing smaller meals on the banquet grounds, but also more interesting flavours. <text:s/>The food looks cheaper, but tastes so good.</text:p>
      <text:p text:style-name="P1191">Kaffisa seems annoyed about something but not sure what, she won’t tell me. <text:s/>And Tamur has spent a fair bit of time at the temple, which is absolutely not his regular habit.</text:p>
      <text:p text:style-name="P1191">Because of how much I had seen Falfela with the chieftain, I asked her if they had something going on, and she looked me dead in the eye saying “far from it”. </text:p>
      <table:table table:name="Table86" table:style-name="Table86">
        <table:table-column table:style-name="Table86.A"/>
        <table:table-column table:style-name="Table86.B"/>
        <table:table-row>
          <table:table-cell table:style-name="Table86.A1" office:value-type="string">
            <text:p text:style-name="P720"/>
          </table:table-cell>
          <table:table-cell table:style-name="Table86.A1" office:value-type="string">
            <text:p text:style-name="P720"/>
          </table:table-cell>
        </table:table-row>
        <table:table-row>
          <table:table-cell table:style-name="Table86.A1" office:value-type="string">
            <text:p text:style-name="P720"/>
          </table:table-cell>
          <table:table-cell table:style-name="Table86.A1" office:value-type="string">
            <text:p text:style-name="P720"/>
          </table:table-cell>
        </table:table-row>
      </table:table>
      <text:p text:style-name="P708"/>
      <text:p text:style-name="P708"/>
      <text:p text:style-name="P1192"><text:span text:style-name="T1209">Apparently, this is all a ploy to give a sense of normalcy as apparently in documents they are together in order for her mark to hold power outside of the town. <text:s/>When I asked if she had lots of power, she chuckled and just said </text:span><text:span text:style-name="T195">“Devni Nottomesta </text:span><text:span text:style-name="T107">foy</text:span><text:span text:style-name="T195">”</text:span><text:span text:style-name="T1209"> Mint Foundation-helper </text:span><text:span text:style-name="T454">definitely</text:span><text:span text:style-name="T1209">?</text:span></text:p>
      <text:p text:style-name="P1194">We had very little work to do on the field as well, most was already handled thanks to the different machines that were used while I was gone up Inyafee’s place. <text:s/>Tamurba asked me how the “seeings” went for the beaver — I guess words are like the wind. <text:s/>He told me we will be pretty busy with lumber instead of farming in a few days, preparing for winter but also building to replace the tented areas with more solid roofs. <text:s/><text:span text:style-name="T455">Apparently this winter will be absolutely snappy based on predictions. <text:s/></text:span></text:p>
      <text:p text:style-name="P1194"><text:span text:style-name="T1210">Reyon is not doing particularly well, a family had a new baby down the hill from our house and he’s unable to help them. <text:s/>When he mentioned that, I just stayed by his side for a while. <text:s/></text:span><text:span text:style-name="T456">They are planning to call the little fella </text:span><text:span text:style-name="T459">Kodor</text:span><text:span text:style-name="T456">. <text:s/></text:span><text:span text:style-name="T457">When he told me that though, I clearly imagined him holding the little one while the aunt was tainting clothes a golden yellow </text:span><text:span text:style-name="T458">with darker red dots</text:span><text:span text:style-name="T457">.</text:span></text:p>
      <text:p text:style-name="P1195">Mandin had to go again see his family up North so he’ll miss Gargaan’s celebrations. <text:s/>He went there with Bashledhaw, who was able to take temporary leave from the silk merchant. <text:s/>The town feels a little empty.</text:p>
      <text:p text:style-name="P1193">I feel a little empty.</text:p>
      <table:table table:name="Table87" table:style-name="Table87">
        <table:table-column table:style-name="Table87.A"/>
        <table:table-column table:style-name="Table87.B"/>
        <table:table-row>
          <table:table-cell table:style-name="Table87.A1" office:value-type="string">
            <text:p text:style-name="P720"/>
          </table:table-cell>
          <table:table-cell table:style-name="Table87.A1" office:value-type="string">
            <text:p text:style-name="P720"/>
          </table:table-cell>
        </table:table-row>
        <table:table-row>
          <table:table-cell table:style-name="Table87.A1" office:value-type="string">
            <text:p text:style-name="P720"/>
          </table:table-cell>
          <table:table-cell table:style-name="Table87.A1" office:value-type="string">
            <text:p text:style-name="P720"/>
          </table:table-cell>
        </table:table-row>
      </table:table>
      <text:p text:style-name="P708"/>
      <text:p text:style-name="P823"/>
      <text:h text:style-name="P1039" text:outline-level="4">Lenleli, 3 days till</text:h>
      <text:p text:style-name="P224">A few nurses <text:span text:style-name="T464">in </text:span>gently barged into our home, so that Reyon takes care of the little Kodor. <text:s/>Well. <text:s/>Little. <text:s/>That <text:span text:style-name="T460">infant</text:span> is a chunker. <text:s/>He tried to refuse at first but they insisted. <text:s/>The mom apparently <text:span text:style-name="T462">personally</text:span> asked for him to take care of <text:span text:style-name="T461">the newborn</text:span> while she recovers today. <text:s/>One kissed his forehead before all left, <text:span text:style-name="T461">to be back </text:span><text:span text:style-name="T465">before the third</text:span><text:span text:style-name="T461"> hour</text:span>. <text:s/>He’s holding the little one right now, and his tears stream down while he sings <text:span text:style-name="T460">a cute lullaby, toiling through joy.</text:span></text:p>
      <text:p text:style-name="P1196">When Tamur came back from the temple, Reyon told him to get out at once, and after a little glee scream, got out at once.</text:p>
      <text:p text:style-name="P1196">Falfela is currently away too, not sure if she has something to do with it or not. <text:s/>Kaffisa is currently sitting on the table and swaying her head to the <text:span text:style-name="T463">gentle </text:span>rhythm of the song.</text:p>
      <text:p text:style-name="P1196">––</text:p>
      <text:p text:style-name="P1197">Just came back from the banquets. <text:s/>Food tastes really good from whichever house it comes from, and people’s dress are slightly different than usual, especially in the clothes folds. <text:s/>Falfela also gave me a fragrance to wear that remind me of something but can’t quite make up what it is.</text:p>
      <table:table table:name="Table88" table:style-name="Table88">
        <table:table-column table:style-name="Table88.A"/>
        <table:table-column table:style-name="Table88.B"/>
        <table:table-row>
          <table:table-cell table:style-name="Table88.A1" office:value-type="string">
            <text:p text:style-name="P720"/>
          </table:table-cell>
          <table:table-cell table:style-name="Table88.A1" office:value-type="string">
            <text:p text:style-name="P720"/>
          </table:table-cell>
        </table:table-row>
        <table:table-row>
          <table:table-cell table:style-name="Table88.A1" office:value-type="string">
            <text:p text:style-name="P720"/>
          </table:table-cell>
          <table:table-cell table:style-name="Table88.A1" office:value-type="string">
            <text:p text:style-name="P720"/>
          </table:table-cell>
        </table:table-row>
      </table:table>
      <text:p text:style-name="P708"/>
      <text:p text:style-name="P750"/>
      <text:p text:style-name="P1198">Kaffisa doesn’t seem to care about her appearance as Taalashen does, our favourite’s soldier wearing ornate mix of mild oranges and pinks. <text:s/>When mocked about it, Kaffisa just brush her hair in even more disorderly fashion, making silly growls and grimaces. <text:s/><text:span text:style-name="T466">When Falfela noticed her, she pulled her aside and after a quick chat, Kaffisa looked pissed, took off, return to grab a bunch of fried mutton and swiftly returned to the house. <text:s/>I started walking towards it when Tamur pulled my arm back, </text:span><text:span text:style-name="T467">saying I should try the spicy pork skewers </text:span><text:span text:style-name="T468">from Beriza’s.</text:span></text:p>
      <text:p text:style-name="P231"><text:span text:style-name="T468">The gem maker clearly went back in better business since adopting the town’s odd set of dots, and Laya</text:span><text:span text:style-name="T504">a</text:span><text:span text:style-name="T468">sh is proud to have helped with that. <text:s/>His boss is deaf and mute so we don’t have a name for him other than that of the store he occupies, </text:span><text:span text:style-name="T469">and Laya</text:span><text:span text:style-name="T504">a</text:span><text:span text:style-name="T469">sh is the only sort of employee he got from what Tamur told me.</text:span></text:p>
      <text:p text:style-name="P1200">I could see Reyon spend time with folks I hadn’t before. <text:s/>They chatted for a long time and super fast and he was making a lot of gestures that seemed associated with measures.</text:p>
      <text:p text:style-name="P1201">Right now I’m just overfilled and needed to stay away from that many folks. <text:s/>Stimur came to chat with me about the rabbit horror story she had printed many copies, and while I had understood a fair bit, I couldn’t put it in words and you could see she wanted me to say my piece, but also had other places to be.</text:p>
      <table:table table:name="Table89" table:style-name="Table89">
        <table:table-column table:style-name="Table89.A"/>
        <table:table-column table:style-name="Table89.B"/>
        <table:table-row>
          <table:table-cell table:style-name="Table89.A1" office:value-type="string">
            <text:p text:style-name="P720"/>
          </table:table-cell>
          <table:table-cell table:style-name="Table89.A1" office:value-type="string">
            <text:p text:style-name="P720"/>
          </table:table-cell>
        </table:table-row>
        <table:table-row>
          <table:table-cell table:style-name="Table89.A1" office:value-type="string">
            <text:p text:style-name="P720"/>
          </table:table-cell>
          <table:table-cell table:style-name="Table89.A1" office:value-type="string">
            <text:p text:style-name="P720"/>
          </table:table-cell>
        </table:table-row>
      </table:table>
      <text:p text:style-name="P708"/>
      <text:p text:style-name="P231"/>
      <text:p text:style-name="P1202">I also saw Uffel coming and I was not ready to discuss music or hear her talk about how much she’s annoyed by Izmawn. <text:s/>I took my leave and Tamur followed me home too. <text:s/>Apparently he’s a bit sick and when I asked him he said after <text:span text:style-name="T470">pinching</text:span> his mouth that his navel burns. <text:s/>I guess he had too much spices. <text:s/><text:span text:style-name="T1211">I can hear the chatters and the roars. <text:s/>I heard there is people spitting fire but I would rather not get burnt, thanks.</text:span></text:p>
      <text:h text:style-name="Heading_20_4" text:outline-level="4">Lendoli, two days till</text:h>
      <text:p text:style-name="P225">Headache...</text:p>
      <text:p text:style-name="P1205">Yesterday Kaffisa pulled me out of the bed and made me follow her to the docks. <text:s/>She was happier than when I had seen her leave the banquets, but clearly there was something off. <text:s/>She offered me some wine and we talked about people. <text:s/>She tried to explain to me something about soldiers training but I couldn’t grasp most of it. <text:s/>I think she could tell it was flying over my head but seemed to appreciate the ability to speak non stop.</text:p>
      <text:p text:style-name="P1205">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able:table table:name="Table90" table:style-name="Table90">
        <table:table-column table:style-name="Table90.A"/>
        <table:table-column table:style-name="Table90.B"/>
        <table:table-row>
          <table:table-cell table:style-name="Table90.A1" office:value-type="string">
            <text:p text:style-name="P720"/>
          </table:table-cell>
          <table:table-cell table:style-name="Table90.A1" office:value-type="string">
            <text:p text:style-name="P720"/>
          </table:table-cell>
        </table:table-row>
        <table:table-row>
          <table:table-cell table:style-name="Table90.A1" office:value-type="string">
            <text:p text:style-name="P720"/>
          </table:table-cell>
          <table:table-cell table:style-name="Table90.A1" office:value-type="string">
            <text:p text:style-name="P720"/>
          </table:table-cell>
        </table:table-row>
      </table:table>
      <text:p text:style-name="P708"/>
      <text:p text:style-name="P225"/>
      <text:p text:style-name="P1204">She’s also annoyed at <text:span text:style-name="T471">our</text:span> Mandin, but that’s not his fault. <text:s/>His family up North is from the same clan as Taalashen’s family and he was able to bring his good friend for the equinox <text:span text:style-name="T471">festival up there</text:span>, <text:span text:style-name="T471">and there is some sort of issue going on in their region where wolves and foxes are just ravaging food supplies, along with thieves that may or may not be from the same clan, and he’s going into that sort of risk with very little preparation.</text:span></text:p>
      <text:p text:style-name="P225">As well, how she herself isn’t able to spend as much time with Taalashen as she’d like, <text:span text:style-name="T472">but her friend is taking responsibilities to train people and ensuring there is a lot of weapon sheds sprinkled everywhere in the land. <text:s/>I did notice that too, chiseled spots on the path side stone fences and the likes.</text:span></text:p>
      <text:p text:style-name="P1205"><text:span text:style-name="T472">She then went back to try to explain to me what’s going on in the region with the different </text:span><text:span text:style-name="T473">empires, city states and the likes but I just can’t grasp any of it. <text:s/>And she said </text:span><text:span text:style-name="T108">“Nayili</text:span><text:span text:style-name="T109">yo</text:span><text:span text:style-name="T108">rh misu dzhilotin, Kyannearh fakhaw, </text:span><text:span text:style-name="T110">Kelgeru</text:span><text:span text:style-name="T108">.”</text:span><text:span text:style-name="T473"> </text:span><text:span text:style-name="T474">From their watching, hiding our loadedness, their </text:span><text:span text:style-name="T476">full</text:span><text:span text:style-name="T474"> jaw should not be, </text:span><text:span text:style-name="T477">from wherever</text:span><text:span text:style-name="T474">? I guess she meant something like, We need to hide how wealthy we are from their </text:span><text:span text:style-name="T475">gaze</text:span><text:span text:style-name="T474">, so that we don’t feel their </text:span><text:span text:style-name="T476">bite, </text:span><text:span text:style-name="T478">wherever it may come from</text:span><text:span text:style-name="T474">. <text:s/></text:span><text:span text:style-name="T480">I think.</text:span></text:p>
      <text:p text:style-name="P1206">We talked about more but I can’t remember much, that wine was strong.</text:p>
      <text:p text:style-name="P1207">This morning, Falfela seemed annoyed at me personally, and <text:span text:style-name="T482">looked</text:span> about to give me an earful, but Tamur made a bee sound. <text:s/><text:span text:style-name="T479">She sighed and </text:span><text:span text:style-name="T483">took off</text:span><text:span text:style-name="T479">, saying she’ll be at the race tracks </text:span><text:span text:style-name="T481">and that we should show up too, </text:span><text:span text:style-name="T484">well dressed</text:span><text:span text:style-name="T479">.</text:span></text:p>
      <table:table table:name="Table91" table:style-name="Table91">
        <table:table-column table:style-name="Table91.A"/>
        <table:table-column table:style-name="Table91.B"/>
        <table:table-row>
          <table:table-cell table:style-name="Table91.A1" office:value-type="string">
            <text:p text:style-name="P720"/>
          </table:table-cell>
          <table:table-cell table:style-name="Table91.A1" office:value-type="string">
            <text:p text:style-name="P720"/>
          </table:table-cell>
        </table:table-row>
        <table:table-row>
          <table:table-cell table:style-name="Table91.A1" office:value-type="string">
            <text:p text:style-name="P720"/>
          </table:table-cell>
          <table:table-cell table:style-name="Table91.A1" office:value-type="string">
            <text:p text:style-name="P720"/>
          </table:table-cell>
        </table:table-row>
      </table:table>
      <text:p text:style-name="P708"/>
      <text:p text:style-name="P225"/>
      <text:p text:style-name="P1208"><text:span text:style-name="T484">Speaking of</text:span>, looks like they both are ready to go too. <text:s/>Kaffisa looks splendid in light blues and leather threads in her hair, and Tamur is wearing a sort of light leather overall <text:span text:style-name="T484">above an</text:span> orange <text:span text:style-name="T484">sort of poncho</text:span>, definitely not his regular colours.</text:p>
      <text:p text:style-name="P232">I just chose some dark front open shirt and light <text:span text:style-name="T485">coloured </text:span>pants. <text:s/><text:span text:style-name="T485">Both of them said it looks suitable.</text:span></text:p>
      <text:p text:style-name="P1209">I’ll need water for sure.</text:p>
      <text:h text:style-name="P1060" text:outline-level="4">Baringi, the last day</text:h>
      <text:p text:style-name="P1211">How is it that the two times I go for the race tracks it rains? I’m sniffling and they didn’t let me know.</text:p>
      <text:p text:style-name="P1211">Anyway yesterday Stimur joined us after we stopped by the printing press building, and she was wearing an intricate, light and fluffy cloak that had thunders drawn on it, it looked like it was made for someone almost twice as big as she was.</text:p>
      <text:p text:style-name="P1210">The whole walking her and Tamur kept talking about machinery, but I could tell Tamur didn’t have much spirit in it.</text:p>
      <table:table table:name="Table92" table:style-name="Table92">
        <table:table-column table:style-name="Table92.A"/>
        <table:table-column table:style-name="Table92.B"/>
        <table:table-row>
          <table:table-cell table:style-name="Table92.A1" office:value-type="string">
            <text:p text:style-name="P720"/>
          </table:table-cell>
          <table:table-cell table:style-name="Table92.A1" office:value-type="string">
            <text:p text:style-name="P720"/>
          </table:table-cell>
        </table:table-row>
        <table:table-row>
          <table:table-cell table:style-name="Table92.A1" office:value-type="string">
            <text:p text:style-name="P720"/>
          </table:table-cell>
          <table:table-cell table:style-name="Table92.A1" office:value-type="string">
            <text:p text:style-name="P720"/>
          </table:table-cell>
        </table:table-row>
      </table:table>
      <text:p text:style-name="P708"/>
      <text:p text:style-name="P708"/>
      <text:p text:style-name="P1212">Someone along the way was playing two flutes together and had sorts of cymbals attached to their legs, for some reason the song they played reminded me of home so I gave them a coin.</text:p>
      <text:p text:style-name="P233">Kaffisa kept teaching me more intricate swear words looking back to see if it caught the attention of the two “brick layers”. <text:s/>We passed by the silk merchant and he was busy chatting with the dye maker. <text:s/>Then the worst waft of stale urine pushed us further. <text:s/>Kaffisa said <text:span text:style-name="T72">“</text:span><text:span text:style-name="T111">Klakserh fizamaam</text:span><text:span text:style-name="T72">”</text:span>, <text:span text:style-name="T486">their </text:span>magic stinks.</text:p>
      <text:p text:style-name="P824">At the race track we held together by the belts cause it was still pretty full, and made our way to the regular spot where Falfela would be. <text:s/>At least this time we were able to sit. <text:s/><text:span text:style-name="T487">There was also some wine and stiff bread that reminded me of stale naans that was brought and shared.</text:span></text:p>
      <text:p text:style-name="P1213">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1213">Kaffisa said I should try being the bear one day, which I growled a <text:span text:style-name="T72">“Uwwe!”</text:span> far from it! Which made a few people around giggle, and they asked me to say more phrases in that same growl, inducing cackles.</text:p>
      <table:table table:name="Table93" table:style-name="Table93">
        <table:table-column table:style-name="Table93.A"/>
        <table:table-column table:style-name="Table93.B"/>
        <table:table-row>
          <table:table-cell table:style-name="Table93.A1" office:value-type="string">
            <text:p text:style-name="P720"/>
          </table:table-cell>
          <table:table-cell table:style-name="Table93.A1" office:value-type="string">
            <text:p text:style-name="P720"/>
          </table:table-cell>
        </table:table-row>
        <table:table-row>
          <table:table-cell table:style-name="Table93.A1" office:value-type="string">
            <text:p text:style-name="P720"/>
          </table:table-cell>
          <table:table-cell table:style-name="Table93.A1" office:value-type="string">
            <text:p text:style-name="P720"/>
          </table:table-cell>
        </table:table-row>
      </table:table>
      <text:p text:style-name="P708"/>
      <text:p text:style-name="P824"/>
      <text:p text:style-name="P1214">After a while the theatrical troup got shooed away with a broom by Kuyageba, who announced the race’s jockeys. <text:s/><text:span text:style-name="T487">The first one was horse ridden, and they did two loops. <text:s/>The second was the old folks race by foot, which was hilarious due to how some of the people I knew including Tamurba were made to look even older. <text:s/>The third was carriage based, and that’s when it started to rain.</text:span></text:p>
      <text:p text:style-name="P245">One carriage fell to the side pretty much as soon as they started, which caused a bit of a stir in the crowd, but the race finished for the others with relative ease. <text:s/>The fella was fine but clearly had hurt their leg, and was brought to the infirmary.</text:p>
      <text:p text:style-name="P825">There was supposed to be an exposition of machinery <text:span text:style-name="T488">before the carriage race, </text:span>but due to the weather it was cancelled <text:span text:style-name="T489">in order to make sure the last race happens</text:span>, <text:span text:style-name="T488">and that</text:span> pissed off both Stimur and Tamur <text:span text:style-name="T488">big time.</text:span></text:p>
      <text:p text:style-name="P1216">After that, the rain sent most people away, while our group was staying behind. <text:s/>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1216">When they finally were ready to go, I was <text:span text:style-name="T491">explained</text:span> I’ll be helping Uffel’s family <text:span text:style-name="T490">in wine production. <text:s/></text:span><text:span text:style-name="T491">I thought I was going to cut trees but sure fine why not, let’s go now please? </text:span><text:span text:style-name="T492">What’s with their fascination with staying under the rain?</text:span></text:p>
      <table:table table:name="Table94" table:style-name="Table94">
        <table:table-column table:style-name="Table94.A"/>
        <table:table-column table:style-name="Table94.B"/>
        <table:table-row>
          <table:table-cell table:style-name="Table94.A1" office:value-type="string">
            <text:p text:style-name="P720"/>
          </table:table-cell>
          <table:table-cell table:style-name="Table94.A1" office:value-type="string">
            <text:p text:style-name="P720"/>
          </table:table-cell>
        </table:table-row>
        <table:table-row>
          <table:table-cell table:style-name="Table94.A1" office:value-type="string">
            <text:p text:style-name="P720"/>
          </table:table-cell>
          <table:table-cell table:style-name="Table94.A1" office:value-type="string">
            <text:p text:style-name="P720"/>
          </table:table-cell>
        </table:table-row>
      </table:table>
      <text:p text:style-name="P708"/>
      <text:p text:style-name="P825"/>
      <text:p text:style-name="P1218"><text:span text:style-name="T1212">I</text:span> spent the whole night by the fireplace. <text:s/>It however did feel nice to be <text:span text:style-name="T493">huddled</text:span> together by it. <text:s/>Reyon came in not long after the rain stopped, and I could tell he is happy to have returned being a Sila, mother helper.</text:p>
      <text:p text:style-name="P234">Today looks promising though, <text:span text:style-name="T495">the sun is bold and the sky is blue</text:span>. <text:s/>I’ve written on and off during breakfast and Kaffisa has been helping Falfela with the cooking – I am not allowed anywhere near it since I broke an oil jar. <text:s/><text:span text:style-name="T494">Not my fault those little hooks don’t fit my fingers. <text:s/></text:span><text:span text:style-name="T496">They made some sort of omelette with goat cheese and what I think is parsnip? With some awful smelling fish </text:span><text:span text:style-name="T497">sauce</text:span><text:span text:style-name="T496"> that </text:span><text:span text:style-name="T497">actually</text:span><text:span text:style-name="T496"> tasted awesome.</text:span></text:p>
      <text:p text:style-name="P1183"><text:span text:style-name="T1213">Today being the last day before the </text:span><text:span text:style-name="T505">equinox</text:span><text:span text:style-name="T1213">, we’re to go to the temple and make some form of offering for a clement winter. <text:s/></text:span><text:span text:style-name="T498">I don’t have to participate since I clearly don’t know the proper practices, but I need to wear a cloth over the mouth and be shut the whole time.</text:span></text:p>
      <text:p text:style-name="P1183"><text:span text:style-name="T1214">Again with the interesting clothings too, some dark purple and red for Reyon, some orange and grey in mixed square patterns for Tamur, a light blue again for Kaffisa, and Falfela is in light beige and black. <text:s/>Tamur made fun of her for being a bit showey, and she pranced with an forced laugh. <text:s/></text:span><text:span text:style-name="T499">As for me, </text:span><text:span text:style-name="T501">they chose </text:span><text:span text:style-name="T499">a darker green toga </text:span><text:span text:style-name="T501">with yellow dots on it, and</text:span><text:span text:style-name="T499"> leather shoulder blades </text:span><text:span text:style-name="T500">covers.</text:span></text:p>
      <text:p text:style-name="P1221">Hopefully I’ll be able to draw <text:span text:style-name="T502">it all</text:span> soon. <text:s/><text:span text:style-name="T503">I figured -</text:span></text:p>
      <text:p text:style-name="P1219"/>
      <text:p text:style-name="P1220"/>
      <text:h text:style-name="P1067" text:outline-level="7">D7</text:h>
      <text:h text:style-name="P1073" text:outline-level="4"/>
      <text:h text:style-name="P1010" text:outline-level="1"><text:bookmark-start text:name="__RefHeading___Toc31286_2816179978 Copy 5"/>Journal <text:span text:style-name="T1083">7</text:span><text:bookmark-end text:name="__RefHeading___Toc31286_2816179978 Copy 5"/></text:h>
      <text:h text:style-name="Heading_20_6" text:outline-level="6"><text:span text:style-name="T1083">7</text:span><text:span text:style-name="T227">BLbnbb</text:span></text:h>
      <text:p text:style-name="P808"><text:span text:style-name="T14"/></text:p>
      <text:p text:style-name="P809"><text:span text:style-name="T14"/></text:p>
      <text:p text:style-name="P751"/>
      <text:h text:style-name="P1015" text:outline-level="2"><text:bookmark-start text:name="__RefHeading___Toc8769_3285050552"/>Nenarla Akkas, or the 1<text:span text:style-name="T50">st</text:span> day of Akkas<text:bookmark-end text:name="__RefHeading___Toc8769_3285050552"/></text:h>
      <text:p text:style-name="P235">I was cut short from writing because we had to leave, and then yesterday went up and down. <text:s/><text:span text:style-name="T543">Now the sun just came up, I’m fully awake, and they smell of booze.</text:span></text:p>
      <text:p text:style-name="P236"><text:span text:style-name="T545">The day before yesterday, there</text:span> was singing at the temple, and both Kalgeagris and Izmawn tried to make the event theirs, with the first being a bit more successful than the other.</text:p>
      <text:p text:style-name="P237">It was interesting how Lagris dressed in a short black toga held by a heavy rope tied around his hips and wielding a long staff used the long notes of the song to speak a story through. <text:s/><text:span text:style-name="T506">It seemed at first he was going to be asked to shut it, but his demeanor showed he had thought it through.</text:span></text:p>
      <text:p text:style-name="P1223"><text:span text:style-name="T507">Most of it sounded </text:span><text:span text:style-name="T510">about</text:span><text:span text:style-name="T507"> the times of pasture, as he was speaking of sheep’s playful nature, and how it tried to knock at each animal’s homes. <text:s/>I wish I understood more of it, because I could see some folks get sniffles. <text:s/></text:span><text:span text:style-name="T508">When the long, and I mean LONG song ended there was some accolades. <text:s/></text:span></text:p>
      <text:p text:style-name="P1223"><text:span text:style-name="T509">Then Izmawn came </text:span><text:span text:style-name="T511">and tried to do the same with the next song, and he was aggressively pulled to sit down. <text:s/></text:span><text:span text:style-name="T512">The song itself was an interesting set of call and response, describing what I think was the foregoing of the sun, with people being “unhappy” and the sun says that others have to feel its warmth too, and the people accept, and the sun saying it will be back.</text:span></text:p>
      <table:table table:name="Table95" table:style-name="Table95">
        <table:table-column table:style-name="Table95.A"/>
        <table:table-column table:style-name="Table95.B"/>
        <table:table-row>
          <table:table-cell table:style-name="Table95.A1" office:value-type="string">
            <text:p text:style-name="P720"/>
          </table:table-cell>
          <table:table-cell table:style-name="Table95.A1" office:value-type="string">
            <text:p text:style-name="P720"/>
          </table:table-cell>
        </table:table-row>
        <table:table-row>
          <table:table-cell table:style-name="Table95.A1" office:value-type="string">
            <text:p text:style-name="P720"/>
          </table:table-cell>
          <table:table-cell table:style-name="Table95.A1" office:value-type="string">
            <text:p text:style-name="P720"/>
          </table:table-cell>
        </table:table-row>
      </table:table>
      <text:p text:style-name="P708"/>
      <text:p text:style-name="P237"/>
      <text:p text:style-name="P1224">We then all left <text:span text:style-name="T512">after the second song was completed</text:span> to put our feet in the river, into which wine <text:span text:style-name="T513">and salt </text:span>was poured. <text:s/><text:span text:style-name="T513">People praised Kalgeagris’ input for the first one and some chuckled at Izmawn’s attempt, but he showed up soon after and started singing the sun’s bit using some funny turns to it, which had people </text:span><text:span text:style-name="T514">giggle and </text:span><text:span text:style-name="T513">respond the same, </text:span><text:span text:style-name="T514">and he seemed to have good jest cause a few people were chuckling</text:span><text:span text:style-name="T513">. <text:s/>In the end, Izmawn still got to shine a little. <text:s/></text:span><text:span text:style-name="T517">I also saw a few people give coins and touching Lagris’ shoulders. <text:s/>What he had counter sang seemed to have really touched people.</text:span></text:p>
      <text:p text:style-name="P752">By that point though, I was not doing too good, the rain really had gotten under my bones and I just wanted to go home. <text:s/>There was a bonfire for the night before the equinox <text:span text:style-name="T515">being prepared </text:span>and I just couldn’t care less.</text:p>
      <text:p text:style-name="P1226"><text:span text:style-name="T516">I was asked to cut dried logs into smaller ones, and because I did not want to, my household started to be pricks and chant </text:span><text:span text:style-name="T112">“Tankiran! Tateyets! Tankiran! Tateyets!”</text:span><text:span text:style-name="T516"> </text:span><text:span text:style-name="T517">Tata meaning incisives... <text:s/></text:span><text:span text:style-name="T516">So I guess I had to be a good sport and help chop wood.</text:span></text:p>
      <text:p text:style-name="P1227">Once the fire was started, I just didn’t want to be around people anymore, nothing against anyone I was just feeling fairly unwell. <text:s/><text:span text:style-name="T518">But they kept asking me to stay by it, even Falfela could not see I was not wanting to be here.</text:span></text:p>
      <table:table table:name="Table96" table:style-name="Table96">
        <table:table-column table:style-name="Table96.A"/>
        <table:table-column table:style-name="Table96.B"/>
        <table:table-row>
          <table:table-cell table:style-name="Table96.A1" office:value-type="string">
            <text:p text:style-name="P720"/>
          </table:table-cell>
          <table:table-cell table:style-name="Table96.A1" office:value-type="string">
            <text:p text:style-name="P720"/>
          </table:table-cell>
        </table:table-row>
        <table:table-row>
          <table:table-cell table:style-name="Table96.A1" office:value-type="string">
            <text:p text:style-name="P720"/>
          </table:table-cell>
          <table:table-cell table:style-name="Table96.A1" office:value-type="string">
            <text:p text:style-name="P720"/>
          </table:table-cell>
        </table:table-row>
      </table:table>
      <text:p text:style-name="P708"/>
      <text:p text:style-name="P752"/>
      <text:p text:style-name="P1228">Then as the evening came, skewers were brought by different households, they had meats and vegetables and bean balls, and we were cooking them by the bonfire. <text:s/>What they did though was interesting, we didn’t have a massive bonfire but a sort of horseshoe shaped one, and there was room for someone to stand in the middle of the fire. <text:s/><text:span text:style-name="T519">So different people came in the middle and shared stories until they could not stand the heat of the nearby flames. <text:s/></text:span><text:span text:style-name="T520">Some lasted quite a fair bit.</text:span></text:p>
      <text:p text:style-name="P1231">There were stories from people’s childhood, some from further away land, some of spirits changing people’s fates, but one that struck with me was Wanska’s retelling of a person’s life from the Fambesar, which I had attempted to read before. <text:s/><text:span text:style-name="T521">She used an old way of speaking too, which caught people’s attention. <text:s/></text:span><text:span text:style-name="T522">It spoke of their travels by boat around the sea, stopping at each port, where some were kind and others were not, until they would return home. <text:s/></text:span></text:p>
      <text:p text:style-name="P1231"><text:span text:style-name="T522">They had brought many many gifts to give to any </text:span><text:span text:style-name="T523">single </text:span><text:span text:style-name="T522">one of each port, animals carved in wood with some gemstones snapped into place for eyes. <text:s/></text:span><text:span text:style-name="T524">After their long sailing, they returned home, hull empty, and heart full.</text:span></text:p>
      <text:p text:style-name="P1230">As the night was growing dark, the stories continued, and I was physically done. <text:s/>I tried to leave, but got pulled back into my seat, and Falfela said we are enslaved to the tellers today, <text:span text:style-name="T525">and that our ears are to be fully gobbled, </text:span><text:span text:style-name="T526">like in the old</text:span><text:span text:style-name="T527">en</text:span><text:span text:style-name="T526"> days</text:span>. <text:s/>I let a lone sigh and said to her that tomorrow I <text:span text:style-name="T528">will not</text:span> be leaving the house <text:span text:style-name="T528">whatsoever</text:span>. <text:s/>She said that it was fine.</text:p>
      <table:table table:name="Table97" table:style-name="Table97">
        <table:table-column table:style-name="Table97.A"/>
        <table:table-column table:style-name="Table97.B"/>
        <table:table-row>
          <table:table-cell table:style-name="Table97.A1" office:value-type="string">
            <text:p text:style-name="P720"/>
          </table:table-cell>
          <table:table-cell table:style-name="Table97.A1" office:value-type="string">
            <text:p text:style-name="P720"/>
          </table:table-cell>
        </table:table-row>
        <table:table-row>
          <table:table-cell table:style-name="Table97.A1" office:value-type="string">
            <text:p text:style-name="P720"/>
          </table:table-cell>
          <table:table-cell table:style-name="Table97.A1" office:value-type="string">
            <text:p text:style-name="P720"/>
          </table:table-cell>
        </table:table-row>
      </table:table>
      <text:p text:style-name="P708"/>
      <text:p text:style-name="P753"/>
      <text:p text:style-name="P1229"><text:span text:style-name="T529">Lagris of all people came to give me a cloak as I was probably clearly shivering; </text:span><text:span text:style-name="T530">I also heard some refusals from Tamur when Lagris tried to give him a pouch, but Lagris seemed adamant to get him to accept it.</text:span></text:p>
      <text:p text:style-name="P826">As the embers darkened too, so did the tales. <text:s/>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31">tumbled</text:span> many of the children in a small amount of time in the town which <text:span text:style-name="T532">I guess </text:span>explain<text:span text:style-name="T532">s</text:span> why there is so few teenagers at the moment, <text:span text:style-name="T535">and one person mentioned that the race </text:span><text:span text:style-name="T536">had been</text:span><text:span text:style-name="T535"> rigged, and </text:span><text:span text:style-name="T536">because the racer that had the wheel broken ended up with a few broken bones as well,</text:span><text:span text:style-name="T535"> that the culprit may </text:span><text:span text:style-name="T536">end up being in big trouble</text:span>.</text:p>
      <text:p text:style-name="P1233"><text:span text:style-name="T533">Then</text:span> someone spoke the last <text:span text:style-name="T533">story</text:span>, one instead fixated on the future, telling of how this land will be built over, and steel will be used to move things and people alike, and that houses will be many stories high, and that we would be able to speak to people who are not even close to us using magic. <text:s/>This led to an awkward silence ended with chuckles and folks saying the time of tales is done. <text:s/><text:span text:style-name="T534">While they were throwing water on the remainder of the fire, I </text:span><text:span text:style-name="T540">quite ungallantly</text:span><text:span text:style-name="T534"> took off.</text:span></text:p>
      <table:table table:name="Table98" table:style-name="Table98">
        <table:table-column table:style-name="Table98.A"/>
        <table:table-column table:style-name="Table98.B"/>
        <table:table-row>
          <table:table-cell table:style-name="Table98.A1" office:value-type="string">
            <text:p text:style-name="P720"/>
          </table:table-cell>
          <table:table-cell table:style-name="Table98.A1" office:value-type="string">
            <text:p text:style-name="P720"/>
          </table:table-cell>
        </table:table-row>
        <table:table-row>
          <table:table-cell table:style-name="Table98.A1" office:value-type="string">
            <text:p text:style-name="P720"/>
          </table:table-cell>
          <table:table-cell table:style-name="Table98.A1" office:value-type="string">
            <text:p text:style-name="P720"/>
          </table:table-cell>
        </table:table-row>
      </table:table>
      <text:p text:style-name="P708"/>
      <text:p text:style-name="P826"/>
      <text:p text:style-name="P1234">And yesterday, whatever happened, I did not care. <text:s/>I slept. <text:s/><text:span text:style-name="T536">They tried to wake me up but I growled and they laughed and left. <text:s/>The whole day I was stuck, hearing some event, music, </text:span><text:span text:style-name="T541">clanks of</text:span><text:span text:style-name="T536"> metal</text:span><text:span text:style-name="T541">s</text:span><text:span text:style-name="T536">, cheerings, smells of nice food, but I was not having it whatsoever.</text:span></text:p>
      <text:p text:style-name="P238">Now, today, the sun is risen <text:span text:style-name="T537">over fall, or what they call Akkas, the first half of fall. <text:s/></text:span><text:span text:style-name="T538">And it’s their turn to </text:span><text:span text:style-name="T542">have suffered the</text:span><text:span text:style-name="T538"> sounds </text:span><text:span text:style-name="T542">of my scribblings </text:span><text:span text:style-name="T538">as each of t</text:span><text:span text:style-name="T543">hem are STILL ASLEEP HOW</text:span><text:span text:style-name="T538">. <text:s/></text:span><text:span text:style-name="T544">Even Falfela I can hear snore still upstairs. <text:s/>Wow. <text:s/></text:span><text:span text:style-name="T539">Wanska stayed the night too it looks like.</text:span></text:p>
      <text:p text:style-name="P246">I guess I should make breakfast.</text:p>
      <text:h text:style-name="Heading_20_4" text:outline-level="4">Lennelen, Midweek</text:h>
      <text:p text:style-name="P827">Took them a while to understand that I had been sick, <text:span text:style-name="T546">and that I wasn’t bored or tired, but actually sick. <text:s/>That was eye opening on how even with the people I live with, they don’t always understand me.</text:span></text:p>
      <text:p text:style-name="P1235">The emissary and his bunch of soldiers came through the town yesterday. <text:s/>Did they make a mess. <text:s/>There were a fair few who were so drunk as apparently they had stopped by the wine maker where Uffel’s family resides. <text:s/><text:span text:style-name="T547">I’ve been told again I’ll probably be spending a few days there too. <text:s/>Tamur spent the day at the Khattom with them which I honestly don’t get why he’d put himself in that sor</text:span><text:span text:style-name="T548">t of company</text:span><text:span text:style-name="T547">.</text:span></text:p>
      <table:table table:name="Table99" table:style-name="Table99">
        <table:table-column table:style-name="Table99.A"/>
        <table:table-column table:style-name="Table99.B"/>
        <table:table-row>
          <table:table-cell table:style-name="Table99.A1" office:value-type="string">
            <text:p text:style-name="P720"/>
          </table:table-cell>
          <table:table-cell table:style-name="Table99.A1" office:value-type="string">
            <text:p text:style-name="P720"/>
          </table:table-cell>
        </table:table-row>
        <table:table-row>
          <table:table-cell table:style-name="Table99.A1" office:value-type="string">
            <text:p text:style-name="P720"/>
          </table:table-cell>
          <table:table-cell table:style-name="Table99.A1" office:value-type="string">
            <text:p text:style-name="P720"/>
          </table:table-cell>
        </table:table-row>
      </table:table>
      <text:p text:style-name="P708"/>
      <text:p text:style-name="P827"/>
      <text:p text:style-name="P1237">They didn’t stay the night however which quite frankly everyone seemed relieved about.</text:p>
      <text:p text:style-name="P239">Falfela has to go to a hearing today, from what Kaffisa says, they caught someone who had <text:span text:style-name="T72">“</text:span><text:span text:style-name="T113">tikkshawarh loosnen, kanalfyearas’vawn</text:span><text:span text:style-name="T72">”</text:span> <text:span text:style-name="T549">sawed off one wheel, like more than a tick?</text:span></text:p>
      <text:h text:style-name="Heading_20_5" text:outline-level="5">––</text:h>
      <text:p text:style-name="P240"><text:span text:style-name="T550">We went </text:span><text:span text:style-name="T551">right after she left </text:span><text:span text:style-name="T550">and spied at distance from the chatting decks, </text:span><text:span text:style-name="T551">until</text:span><text:span text:style-name="T550"> Taalashen let us come closer if we shut it. <text:s/></text:span><text:span text:style-name="T551">Falfela probably noticed us but was delivering justice.</text:span></text:p>
      <text:p text:style-name="P1239"><text:span text:style-name="T550">If I understand right, </text:span><text:span text:style-name="T554">Kelliiv </text:span><text:span text:style-name="T550">the shop owner of the town’s main cobbler has been found guilty of having broken a wheel at the last race event in order to change the odds of the bets. <text:s/>It had been a rough landing for the jockey as well, and he’s still recovering from a broken leg and rashes on the face. <text:s/>What they seem to focus on though, is how he’s also not that great of a cobbler, and they seem to be judging more his character than his crime.</text:span></text:p>
      <text:p text:style-name="P1240">Those who were present and speaking, I saw Falfela, Tamurba, Luseytokris the silk merchant, Kuyageba of course, one of the priests, and a bunch <text:span text:style-name="T551">of</text:span> others that I don’t know quite well, they were arguing as to what was the best course of action. <text:s/>The guy was had two guards around him, and he was looking down.</text:p>
      <table:table table:name="Table100" table:style-name="Table100">
        <table:table-column table:style-name="Table100.A"/>
        <table:table-column table:style-name="Table100.B"/>
        <table:table-row>
          <table:table-cell table:style-name="Table100.A1" office:value-type="string">
            <text:p text:style-name="P720"/>
          </table:table-cell>
          <table:table-cell table:style-name="Table100.A1" office:value-type="string">
            <text:p text:style-name="P720"/>
          </table:table-cell>
        </table:table-row>
        <table:table-row>
          <table:table-cell table:style-name="Table100.A1" office:value-type="string">
            <text:p text:style-name="P720"/>
          </table:table-cell>
          <table:table-cell table:style-name="Table100.A1" office:value-type="string">
            <text:p text:style-name="P720"/>
          </table:table-cell>
        </table:table-row>
      </table:table>
      <text:p text:style-name="P708"/>
      <text:p text:style-name="P240"/>
      <text:p text:style-name="P1241">Falfela like I would expect was saying he should tend to the person he hurt. <text:s/>I think one of them offered we whip him to the point of turning his back into leather. <text:s/>It made many of them laugh wickedly but with some cringe – I don’t think they actually meant to do so. <text:s/>A few were saying we should banish him, and that had started to be the general consensus, until Kuyageba pointed out that he knows too much about the mine and could sell us out.</text:p>
      <text:p text:style-name="P241">Falfela then restated he is in debt not just to the racer and those he swindled off the bets, but to the town as well. <text:s/>His products are low quality, and he cannot continue making sandals that break at the first rain.</text:p>
      <text:p text:style-name="P754">I was a bit weirded out by that point, because it almost showed that he was getting judged for everything <text:span text:style-name="T552">at once</text:span>.</text:p>
      <text:p text:style-name="P1242"><text:span text:style-name="T554">Kelliiv</text:span> was given a chance to speak for himself. <text:s/>He was hard to hear so <text:span text:style-name="T553">Tamurba</text:span> came up to him, then spoke out loud for him. <text:s/>Business had been difficult, hides are hard to work with lately, his best pupil Tshavis has been sent to conceal the mines, and he was down on his luck.</text:p>
      <text:p text:style-name="P1243">When he was asked again what he thought about the racer, he said something to <text:span text:style-name="T553">Tamurba</text:span> that granted him an actual power slap. <text:s/><text:span text:style-name="T72">“‘</text:span><text:span text:style-name="T114">Natshinars’, Lassbr</text:span><text:span text:style-name="T179">e</text:span><text:span text:style-name="T114">arh, Kwi Usbakh. <text:s/>Khuyallenibar</text:span><text:span text:style-name="T115">r</text:span><text:span text:style-name="T114">a esti”</text:span><text:span text:style-name="T553"> which I think means, “‘But a slave’, they said, come passion stick. <text:s/>I don’t know you anymore”. <text:s/></text:span></text:p>
      <table:table table:name="Table101" table:style-name="Table101">
        <table:table-column table:style-name="Table101.A"/>
        <table:table-column table:style-name="Table101.B"/>
        <table:table-row>
          <table:table-cell table:style-name="Table101.A1" office:value-type="string">
            <text:p text:style-name="P720"/>
          </table:table-cell>
          <table:table-cell table:style-name="Table101.A1" office:value-type="string">
            <text:p text:style-name="P720"/>
          </table:table-cell>
        </table:table-row>
        <table:table-row>
          <table:table-cell table:style-name="Table101.A1" office:value-type="string">
            <text:p text:style-name="P720"/>
          </table:table-cell>
          <table:table-cell table:style-name="Table101.A1" office:value-type="string">
            <text:p text:style-name="P720"/>
          </table:table-cell>
        </table:table-row>
      </table:table>
      <text:p text:style-name="P708"/>
      <text:p text:style-name="P754"/>
      <text:p text:style-name="P1078"><text:span text:style-name="T554">An agitated</text:span> conversation between who I start to understand are the nobles of the town <text:span text:style-name="T554">was impossible for me to</text:span> understand most of it. <text:s/>Until Kuyageba shushed them, came close to him, and after striking the sword into the ground <text:span text:style-name="T554">absurdly close to the guilty’s knees</text:span>, declared three points.</text:p>
      <text:list text:style-name="L1">
        <text:list-item>
          <text:p text:style-name="P1077">He must tend to the rider himself until the rider is in good state, or see his own leg broken, and his face rashed.</text:p>
        </text:list-item>
        <text:list-item>
          <text:p text:style-name="P1077">He must pay back the bettors what he gained by Argas, or be blinded by any of them from one eye.</text:p>
        </text:list-item>
        <text:list-item>
          <text:p text:style-name="P1077">He must be shamed with a sign in front of his store warning visitors and dwellers alike of the low quality of his material, until the situation resolves, or be whipped tills his back is leather should the sign be removed.</text:p>
        </text:list-item>
      </text:list>
      <text:p text:style-name="P1246"><text:span text:style-name="T554">This is apparently what people refer to as </text:span><text:span text:style-name="T116">“</text:span><text:span text:style-name="T72">Gneree”</text:span>, <text:span text:style-name="T554">some </text:span><text:span text:style-name="T555">form or another of the “</text:span><text:span text:style-name="T554">rightful” bite.</text:span></text:p>
      <text:p text:style-name="P1245">!! I think I’m hearing Mandin coming back.</text:p>
      <table:table table:name="Table102" table:style-name="Table102">
        <table:table-column table:style-name="Table102.A"/>
        <table:table-column table:style-name="Table102.B"/>
        <table:table-row>
          <table:table-cell table:style-name="Table102.A1" office:value-type="string">
            <text:p text:style-name="P720"/>
          </table:table-cell>
          <table:table-cell table:style-name="Table102.A1" office:value-type="string">
            <text:p text:style-name="P720"/>
          </table:table-cell>
        </table:table-row>
        <table:table-row>
          <table:table-cell table:style-name="Table102.A1" office:value-type="string">
            <text:p text:style-name="P720"/>
          </table:table-cell>
          <table:table-cell table:style-name="Table102.A1" office:value-type="string">
            <text:p text:style-name="P720"/>
          </table:table-cell>
        </table:table-row>
      </table:table>
      <text:p text:style-name="P755"/>
      <text:h text:style-name="P1039" text:outline-level="4">Biniineren, just before the 2<text:span text:style-name="T50">nd</text:span> week</text:h>
      <text:p text:style-name="P242">I just wish I wasn’t this sick. <text:s/>Was supposed to go to the family of Uffel, but I’m still sick. <text:s/>She came to the house to check on me, along with that Kalgeagris. <text:s/>Apparently Uzhil, his, I guess “ex” wife, is still there working and dwelling. <text:s/>He gave me a letter to give to her. <text:s/><text:span text:style-name="T556">Uffel is stuck here tending to the sheep and will go again North for grazing, and he will accompany her this time, as he’s way better foot wise. <text:s/>He finally was able to enjoy the wine that apparently Uzhil sent to him. <text:s/>Or something of the like, honestly I didn’t really care just wanted to sleep and they kept asking when I’d be ready to go.</text:span></text:p>
      <text:p text:style-name="P1248">Mandin had a bit of an altercation with soldiers from out west when they went through his clan’s settlement. <text:s/>Some of them were not the nicest with the people and the cattle. <text:s/>They solved it with one on one with a weaponless fight which granted him a black eye but apparently the kicks he gave to the soldier made him stop the fight on the spot calling what I understand as “foul move”. <text:s/>They moved on though. <text:s/>Didn’t imagine Mandin to be on the reactive side like that. <text:s/>Bashledhaw seemed to be proud of him though, so I guess that is going along well. <text:s/>Now Bash was really pissed at what he heard of the race bet setter. <text:s/>Looks like it had been going on for a few times before, where something odd happens with one or two of the chariots, and this was the first time that it got looked at. <text:s/>He started <text:span text:style-name="T557">ranting about that leather maker again and again, his rants were making me drowsy. </text:span></text:p>
      <table:table table:name="Table103" table:style-name="Table103">
        <table:table-column table:style-name="Table103.A"/>
        <table:table-column table:style-name="Table103.B"/>
        <table:table-row>
          <table:table-cell table:style-name="Table103.A1" office:value-type="string">
            <text:p text:style-name="P720"/>
          </table:table-cell>
          <table:table-cell table:style-name="Table103.A1" office:value-type="string">
            <text:p text:style-name="P720"/>
          </table:table-cell>
        </table:table-row>
        <table:table-row>
          <table:table-cell table:style-name="Table103.A1" office:value-type="string">
            <text:p text:style-name="P720"/>
          </table:table-cell>
          <table:table-cell table:style-name="Table103.A1" office:value-type="string">
            <text:p text:style-name="P720"/>
          </table:table-cell>
        </table:table-row>
      </table:table>
      <text:p text:style-name="P708"/>
      <text:p text:style-name="P243"/>
      <text:p text:style-name="P1247"><text:span text:style-name="T557"><text:s/></text:span><text:span text:style-name="T558">He then started to say that Tshavis should be in charge of the place, and a few others agreed, </text:span><text:span text:style-name="T559">and Kaffisa made a point to ask if he thinks he should be in charge of the silk merchant’s business, which led to a mix of bickering, mocking, laughing and resuming towards eating Falfela’s Askimakhva.</text:span></text:p>
      <text:p text:style-name="P756">Speaking of food, Tamur is looking in better shape. <text:s/>Eating more, he’s clearly focusing on his appearance, and when Falfela mentioned how many portions he’s had, he said he’s going to work on machines again, which made the house silent. <text:s/>It’s his calling, he said, his Aalos speaking to him. <text:s/><text:span text:style-name="T560">Then Falfela made a sly comment how his good appearance is definitely without any stone marks, before throwing a boiled carrot at him. <text:s/>I think he knew to shut any further comment on the matter.</text:span></text:p>
      <text:p text:style-name="P1249"><text:span text:style-name="T561">Then, after clearing his throat, Mandin asked him how his coin purse was doing, which granted </text:span><text:span text:style-name="T562">Mandin</text:span><text:span text:style-name="T561"> the second boiled carrot, right in his </text:span><text:span text:style-name="T563">black </text:span><text:span text:style-name="T561">eye, which made Falfela super sorry </text:span><text:span text:style-name="T563">and she went to kiss his hair, but jerked away and said he stank like a fox </text:span><text:span text:style-name="T565">den</text:span><text:span text:style-name="T563"> </text:span><text:span text:style-name="T564">(</text:span><text:span text:style-name="T78">“Wekh! Tun Winakh</text:span><text:span text:style-name="T80">oy</text:span><text:span text:style-name="T78"> </text:span><text:span text:style-name="T79">skant</text:span><text:span text:style-name="T78">evaw</text:span><text:span text:style-name="T81">n</text:span><text:span text:style-name="T78"> Nabu</text:span><text:span text:style-name="T82">u</text:span><text:span text:style-name="T78">!”</text:span><text:span text:style-name="T564">) </text:span><text:span text:style-name="T563">and to absolutely go have a bath in the Lurek before bed</text:span><text:span text:style-name="T561">.</text:span></text:p>
      <text:p text:style-name="P1249"><text:span text:style-name="T565">Mandin then asked me how was my Gargan, and that’s when it became clear that I had been actually pretty sick and that the household did not realize. <text:s/>I did say that I enjoyed the races and the time at the temple as well as the storytelling by the bonfire, but when he understood that I was not at the games, nor at the banquets, nor at the </text:span><text:span text:style-name="T569">animal</text:span><text:span text:style-name="T565"> </text:span><text:span text:style-name="T566">hide wearing</text:span><text:span text:style-name="T565"> </text:span><text:span text:style-name="T569">dance</text:span><text:span text:style-name="T565">, he was clearly sad for me, which made the others uneased.</text:span></text:p>
      <table:table table:name="Table104" table:style-name="Table104">
        <table:table-column table:style-name="Table104.A"/>
        <table:table-column table:style-name="Table104.B"/>
        <table:table-row>
          <table:table-cell table:style-name="Table104.A1" office:value-type="string">
            <text:p text:style-name="P720"/>
          </table:table-cell>
          <table:table-cell table:style-name="Table104.A1" office:value-type="string">
            <text:p text:style-name="P720"/>
          </table:table-cell>
        </table:table-row>
        <table:table-row>
          <table:table-cell table:style-name="Table104.A1" office:value-type="string">
            <text:p text:style-name="P720"/>
          </table:table-cell>
          <table:table-cell table:style-name="Table104.A1" office:value-type="string">
            <text:p text:style-name="P720"/>
          </table:table-cell>
        </table:table-row>
      </table:table>
      <text:p text:style-name="P708"/>
      <text:p text:style-name="P757"/>
      <text:p text:style-name="P1250">Kaffisa then mentioned, <text:span text:style-name="T568">with slow care,</text:span> how Reyon was <text:span text:style-name="T568">now </text:span>taking <text:span text:style-name="T568">day</text:span> <text:span text:style-name="T568">duty</text:span> of a little Kodor, which made Mandin’s eyes grow big and <text:span text:style-name="T567">teary</text:span>. <text:s/>He almost had the table fall to the side when he <text:span text:style-name="T567">jumped</text:span> to give Reyon a massive hug, to which Reyon said something about his absolute agreement with Falfela.</text:p>
      <text:p text:style-name="P244">I could tell she was looking at me to ensure I was okay though. <text:s/>Not much words but I think she realized that I had been unwell. <text:s/><text:span text:style-name="T569">After dinner, when Mandin and Bash were both chased out with a broom, cause they honestly were not smelling the finest, Tamur took care of the dishes and Falfela told me to come upstairs. <text:s/>She gave me ointments to make me drowsy, and put a cloth around my arm like her cousin did. <text:s/>She sang something soothing and let me sleep in her bed, and </text:span><text:span text:style-name="T570">went</text:span><text:span text:style-name="T569"> downstairs instead.</text:span></text:p>
      <text:p text:style-name="P758">That night I saw rivers coming down from the sky, mixed with lightnings and mermaids of gold. <text:s/>And I saw a dancing female figure with wings and horns, and some song like that of a clarinet, <text:span text:style-name="T571">who gave me a massive feather that was like a boat I would row, and the rivers themselves turned gold and copper</text:span>.</text:p>
      <text:p text:style-name="P1252"><text:span text:style-name="T572">Some northern goats were jumping around foxes as both were building bridge across the land, laughing together in a way that seemed mocking. <text:s/></text:span><text:span text:style-name="T573">In the dream still, I went to the land south of some wine lake, and met with </text:span><text:span text:style-name="T575">people with thick mustaches and long robes</text:span><text:span text:style-name="T573">, </text:span><text:span text:style-name="T574">in a sea of clay buildings, </text:span><text:span text:style-name="T576">playing dice games </text:span><text:span text:style-name="T578">with carved molar teeth</text:span><text:span text:style-name="T576"> </text:span><text:span text:style-name="T577">while a dragon roamed over us</text:span><text:span text:style-name="T573">.</text:span></text:p>
      <text:p text:style-name="P1253">... <text:s/>I am feeling better. <text:s/>I’ll let Uffel know I’m ready for the trampling, I guess.</text:p>
      <table:table table:name="Table105" table:style-name="Table105">
        <table:table-column table:style-name="Table105.A"/>
        <table:table-column table:style-name="Table105.B"/>
        <table:table-row>
          <table:table-cell table:style-name="Table105.A1" office:value-type="string">
            <text:p text:style-name="P720"/>
          </table:table-cell>
          <table:table-cell table:style-name="Table105.A1" office:value-type="string">
            <text:p text:style-name="P720"/>
          </table:table-cell>
        </table:table-row>
        <table:table-row>
          <table:table-cell table:style-name="Table105.A1" office:value-type="string">
            <text:p text:style-name="P720"/>
          </table:table-cell>
          <table:table-cell table:style-name="Table105.A1" office:value-type="string">
            <text:p text:style-name="P720"/>
          </table:table-cell>
        </table:table-row>
      </table:table>
      <text:p text:style-name="P708"/>
      <text:p text:style-name="P758"/>
      <text:h text:style-name="P1019" text:outline-level="3"><text:bookmark-start text:name="__RefHeading___Toc26374_410328899"/>I am <text:span text:style-name="T579">back</text:span><text:bookmark-end text:name="__RefHeading___Toc26374_410328899"/></text:h>
      <text:p text:style-name="P249">And exhausted. <text:s/><text:span text:style-name="T580">7 days. <text:s/></text:span><text:span text:style-name="T581">Sore. <text:s/>Sick. <text:s/>Hurts to write.</text:span></text:p>
      <text:h text:style-name="Heading_20_4" text:outline-level="4">Gullaren, 4<text:span text:style-name="T50">th</text:span> of the 3<text:span text:style-name="T50">rd</text:span> </text:h>
      <text:p text:style-name="P247">Calluses on my hands are less painful. <text:s/>Wow so much happened, both at the vineyard and while I was gone back home. <text:s/></text:p>
      <text:p text:style-name="P1254">Well first off, my journals were not where I expected them when I did come back, and I can tell Reyon spent a bit of time trying to decipher what I wrote. <text:s/>Good luck mate. <text:s/>Almost feels like I’m writing this more for you than for me, just, don’t judge what I write okay? <text:span text:style-name="T72">“Yalpavakhawin khuy</text:span><text:span text:style-name="T117">i</text:span><text:span text:style-name="T72">lits stayo </text:span><text:span text:style-name="T117">(tuude?)</text:span><text:span text:style-name="T72">, nars, </text:span><text:span text:style-name="T117">iyet</text:span><text:span text:style-name="T72">tshi ursoy hweliin </text:span><text:span text:style-name="T117">k’hira ayo mba?</text:span><text:span text:style-name="T72">”</text:span> <text:span text:style-name="T585">I don’t fear you yourself understanding (I don’t know if I should use tuude or stayo in that case), just, shut up about it </text:span><text:span text:style-name="T586">over what I</text:span><text:span text:style-name="T585"> write about others alright?</text:span></text:p>
      <text:p text:style-name="P1254"><text:span text:style-name="T586">Second, the town looks different having a layer of chalk on sides of paths, and the many candles around. <text:s/>There’s been more sighting of wolves lately so people are taking precautions. <text:s/>Also everything smells like vinegar.</text:span></text:p>
      <table:table table:name="Table106" table:style-name="Table106">
        <table:table-column table:style-name="Table106.A"/>
        <table:table-column table:style-name="Table106.B"/>
        <table:table-row>
          <table:table-cell table:style-name="Table106.A1" office:value-type="string">
            <text:p text:style-name="P720"/>
          </table:table-cell>
          <table:table-cell table:style-name="Table106.A1" office:value-type="string">
            <text:p text:style-name="P720"/>
          </table:table-cell>
        </table:table-row>
        <table:table-row>
          <table:table-cell table:style-name="Table106.A1" office:value-type="string">
            <text:p text:style-name="P720"/>
          </table:table-cell>
          <table:table-cell table:style-name="Table106.A1" office:value-type="string">
            <text:p text:style-name="P720"/>
          </table:table-cell>
        </table:table-row>
      </table:table>
      <text:p text:style-name="P708"/>
      <text:p text:style-name="P248"/>
      <text:p text:style-name="P1255">Third, I think there’s a spat between people of the house, I didn’t have much chance to learn about it but Kaffisa seems to avoid speaking with Falfela and Mandin. <text:s/>Tamur is spending more time with Layash and they fight a fair bit, coming back with bruises sometimes <text:span text:style-name="T587">from what others have said</text:span>, but apparently he’s content with that <text:span text:style-name="T587">so to not mention it</text:span>, which feels odd to me but his life I guess. <text:s/></text:p>
      <text:p text:style-name="P252">People felt bad for Kelliiv, because his business looks so off with a big sign at the entrance. <text:s/>Tshavis has since then returned to work for him and seem to not care about it, especially since it turned the whole thing into almost what reminds me of a liquidation sales, where the sandals and other leather work is sold at a cheaper price because of it.</text:p>
      <text:p text:style-name="P250"><text:span text:style-name="T587">Tamur says it’s pretty much what Taramandin shares to others on the field, </text:span><text:span text:style-name="T588">that </text:span><text:span text:style-name="T587">they’re trying to sell off all the “bad” leather, dirt cheap.</text:span></text:p>
      <text:p text:style-name="P759">I’m sure there is more that happened but I really haven’t ventured off. <text:s/>Falfela says I’ll be helping cutting down a portion of the forest for fire and construction as soon as I’m in better shape.</text:p>
      <text:p text:style-name="P1258">Now as for my trip at Uffel’s vineyard. <text:s/>They do not speak the same language at all! I mean I recognized some words but only one day by horse away (I love how it’s a day by horse ride, be it by chariot or on the back, is considered a <text:span text:style-name="T72">“loos”</text:span>, same word as a chariot wheel) and it feels like I’m in a different country altogether. <text:s/><text:span text:style-name="T589">Mainly we harvested grapes, washed them in a very strange smelling water, and wore wooden hooves to press them down.</text:span></text:p>
      <table:table table:name="Table107" table:style-name="Table107">
        <table:table-column table:style-name="Table107.A"/>
        <table:table-column table:style-name="Table107.B"/>
        <table:table-row>
          <table:table-cell table:style-name="Table107.A1" office:value-type="string">
            <text:p text:style-name="P720"/>
          </table:table-cell>
          <table:table-cell table:style-name="Table107.A1" office:value-type="string">
            <text:p text:style-name="P720"/>
          </table:table-cell>
        </table:table-row>
        <table:table-row>
          <table:table-cell table:style-name="Table107.A1" office:value-type="string">
            <text:p text:style-name="P720"/>
          </table:table-cell>
          <table:table-cell table:style-name="Table107.A1" office:value-type="string">
            <text:p text:style-name="P720"/>
          </table:table-cell>
        </table:table-row>
      </table:table>
      <text:p text:style-name="P708"/>
      <text:p text:style-name="P759"/>
      <text:p text:style-name="P1256"><text:span text:style-name="T589">There was a fair few people participating in that, and at first I had way too tight shoes as they didn’t have my size. <text:s/>Those really hurt. <text:s/>They made special crude ones for me on the following day.</text:span></text:p>
      <text:p text:style-name="P253">There was some temple event but because I don’t know their religion I was not allowed in, so I spent time with people who seemed to be from out of town too. <text:s/>I played a growling bear and did a few chases around the trees which made for a fun social time even though we didn’t understand each other.</text:p>
      <text:h text:style-name="Heading_20_5" text:outline-level="5">––</text:h>
      <text:p text:style-name="P1259">Ah, Gotta go. <text:s/>Kaffisa needs help with something.</text:p>
      <text:h text:style-name="P1061" text:outline-level="4">The next day</text:h>
      <text:p text:style-name="P1260">Heavy. <text:s/>Obviously she didn’t need me to bring stuff from the market, but needed to chat.</text:p>
      <text:p text:style-name="P1260"/>
      <table:table table:name="Table108" table:style-name="Table108">
        <table:table-column table:style-name="Table108.A"/>
        <table:table-column table:style-name="Table108.B"/>
        <table:table-row>
          <table:table-cell table:style-name="Table108.A1" office:value-type="string">
            <text:p text:style-name="P720"/>
          </table:table-cell>
          <table:table-cell table:style-name="Table108.A1" office:value-type="string">
            <text:p text:style-name="P720"/>
          </table:table-cell>
        </table:table-row>
        <table:table-row>
          <table:table-cell table:style-name="Table108.A1" office:value-type="string">
            <text:p text:style-name="P720"/>
          </table:table-cell>
          <table:table-cell table:style-name="Table108.A1" office:value-type="string">
            <text:p text:style-name="P720"/>
          </table:table-cell>
        </table:table-row>
      </table:table>
      <text:p text:style-name="P708"/>
      <text:p text:style-name="P708"/>
      <text:p text:style-name="P1261"><text:span text:style-name="T1215">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ext:s/>The whole lash out was honestly unexpected, but I could tell she needed to vent.</text:span></text:p>
      <text:p text:style-name="P251">Then when I asked what was going on with Mandin and Falfela, she scoffed and simply pointed North and made an odd grimace and showed the tooth sign that she moved around like a snake, <text:span text:style-name="T590">further and further down</text:span>. <text:s/><text:span text:style-name="T590">She mentioned some rope maker as well, who I think may be the same as the one Falfela showed me on tablets.</text:span></text:p>
      <text:p text:style-name="P1262">As we were going from place to place to grab more things, I could tell she was giving more coins than necessary to the vendors and they seemed to somehow take friendly offense? Lastly before returning home we went to play slingshot at the yellowing leaves of the nearby trees.</text:p>
      <text:p text:style-name="P1262">Of course she kept hitting straight at the leaves she mentioned, and I probably hit 3 out of the dozen shots. <text:s/>Reyon joined us as well at some point and surprised me as well as Kaffisa in his effectiveness, until his slingshot broke, and we all laugh when it was clear where the leather came from. <text:s/>There’s a section of this woods that will be cut down by myself and a few more.</text:p>
      <table:table table:name="Table109" table:style-name="Table109">
        <table:table-column table:style-name="Table109.A"/>
        <table:table-column table:style-name="Table109.B"/>
        <table:table-row>
          <table:table-cell table:style-name="Table109.A1" office:value-type="string">
            <text:p text:style-name="P720"/>
          </table:table-cell>
          <table:table-cell table:style-name="Table109.A1" office:value-type="string">
            <text:p text:style-name="P720"/>
          </table:table-cell>
        </table:table-row>
        <table:table-row>
          <table:table-cell table:style-name="Table109.A1" office:value-type="string">
            <text:p text:style-name="P720"/>
          </table:table-cell>
          <table:table-cell table:style-name="Table109.A1" office:value-type="string">
            <text:p text:style-name="P720"/>
          </table:table-cell>
        </table:table-row>
      </table:table>
      <text:p text:style-name="P708"/>
      <text:p text:style-name="P254"/>
      <text:p text:style-name="P1263">The supper was a bit more silent but nothing too bad. <text:s/>Tamur made some <text:span text:style-name="T591">spicy</text:span> <text:span text:style-name="T591">squash soup, while Falfela was comparing and reciting numbers to herself. <text:s/>Bash spent the night as well and was the most talkative, as he’s had some </text:span><text:span text:style-name="T592">stitching</text:span><text:span text:style-name="T591"> commisions from his visit at Mandin’s family </text:span><text:span text:style-name="T592">that are almost completed. <text:s/>Others seemed to not care that much but because it’s something I don’t know well he was super stoke</text:span><text:span text:style-name="T593">d</text:span><text:span text:style-name="T592"> at explaining to me the difference between techniques, and how it’s similar to a horse’s different gait</text:span><text:span text:style-name="T594">s</text:span><text:span text:style-name="T592"> in some ways. <text:s/></text:span><text:span text:style-name="T1216">Then I did that caused a bit of a stir. <text:s/>I asked how he thinks Kuyageba would sew, and the most awkward silence was soon replaced by the richest cackle when Tamur and Falfela said at the same time </text:span><text:span text:style-name="T196">“Shedellkwiis”</text:span><text:span text:style-name="T1216">, “with hoof shoes”. <text:s/>At least it got both Mandin and Kaffisa to smile at each other.</text:span></text:p>
      <text:p text:style-name="P1265">Today, we picked and pickled a few more squash in the morning, and I went for a hike with Tshavis and Taramandin. <text:s/>Apparently they didn’t do it for a while due to how much work Tshavis had. <text:s/>We went a bit off path for a while too. <text:s/>Fun. </text:p>
      <text:p text:style-name="P1265">Why would Kaffisa hate on Uffel so much? I don’t quite get it. <text:s/>Well sure my feet were in a bad shape after the trampling of grapes, but I didn’t see anything wrong per se. <text:s/>They didn’t interact with us that much during the simple work, but to be honest I didn’t mind the silence. <text:s/>I don’t know.</text:p>
      <text:p text:style-name="P1264">Oh. <text:s/>I don’t think they paid me. <text:s/>To be fair we did drink a fair bit of sour wine, that felt awesome. <text:s/>It was such a strange flavour, like some lemonade grade sour mixed with what I’d expect a red grape wine. <text:s/>I’ll... <text:s/>have to check if I was supposed to get anything.</text:p>
      <text:p text:style-name="P257"/>
      <text:h text:style-name="P1042" text:outline-level="4"/>
      <text:h text:style-name="P1067" text:outline-level="7">D7</text:h>
      <text:h text:style-name="P1073" text:outline-level="4"/>
      <text:h text:style-name="P1010" text:outline-level="1"><text:bookmark-start text:name="__RefHeading___Toc31286_2816179978 Copy 6"/>Journal <text:span text:style-name="T1081">1</text:span><text:span text:style-name="T1083">0</text:span><text:bookmark-end text:name="__RefHeading___Toc31286_2816179978 Copy 6"/></text:h>
      <text:h text:style-name="Heading_20_6" text:outline-level="6"><text:span text:style-name="T1083">10</text:span><text:span text:style-name="T227">BLbnbb</text:span></text:h>
      <text:p text:style-name="P256"><text:span text:style-name="T14"/></text:p>
      <text:p text:style-name="P257"><text:span text:style-name="T14"/></text:p>
      <text:p text:style-name="P255"/>
      <text:h text:style-name="P1019" text:outline-level="3"><text:bookmark-start text:name="__RefHeading___Toc26376_410328899"/>Goolarla, Starting the 4<text:span text:style-name="T50">th</text:span><text:bookmark-end text:name="__RefHeading___Toc26376_410328899"/></text:h>
      <text:p text:style-name="P258">Reyon and Falfela think I’m possessed. <text:s/>Gonna spend some time at the temple for <text:span text:style-name="T72">“Tshim</text:span><text:span text:style-name="T118">ow</text:span><text:span text:style-name="T72">liwa”</text:span>. <text:s/>I’m just, sick, sweaty and sleepy.</text:p>
      <text:h text:style-name="Heading_20_4" text:outline-level="4">T<text:span text:style-name="T595">he next day</text:span></text:h>
      <text:p text:style-name="P259">Falfela’s actual name is <text:span text:style-name="T72">Shaleppe</text:span>?? Great Chin? That’s absolutely hilarious how did I never heard this before? I guess Falfela really stuck well.</text:p>
      <text:p text:style-name="P260">I just came back home after being stuck at the baths of the temple for more than a full day. <text:s/>It smelled like some sort of iron and chalk mix and I had to go back and forth between being steamed, soaked, and sent to be dipped in the cold river.</text:p>
      <text:p text:style-name="P1267">I could listen to the different things being talked about and they kept bringing up that name, Shaleppe. <text:s/>And when addressed, I was so confused as to who they were referring to. <text:s/>They did sound like Falfela but nothing that I could quite figure. <text:s/></text:p>
      <table:table table:name="Table110" table:style-name="Table110">
        <table:table-column table:style-name="Table110.A"/>
        <table:table-column table:style-name="Table110.B"/>
        <table:table-row>
          <table:table-cell table:style-name="Table110.A1" office:value-type="string">
            <text:p text:style-name="P720"/>
          </table:table-cell>
          <table:table-cell table:style-name="Table110.A1" office:value-type="string">
            <text:p text:style-name="P720"/>
          </table:table-cell>
        </table:table-row>
        <table:table-row>
          <table:table-cell table:style-name="Table110.A1" office:value-type="string">
            <text:p text:style-name="P720"/>
          </table:table-cell>
          <table:table-cell table:style-name="Table110.A1" office:value-type="string">
            <text:p text:style-name="P720"/>
          </table:table-cell>
        </table:table-row>
      </table:table>
      <text:p text:style-name="P708"/>
      <text:p text:style-name="P260"/>
      <text:p text:style-name="P1268">Pretty... <text:s/>interesting vibe out there. <text:s/>Being stuck for so long, overnight even, I was able to see a whole different side of the temple that I had not <text:span text:style-name="T597">imagine</text:span>. <text:s/><text:span text:style-name="T596">What’s even more </text:span><text:span text:style-name="T597">peculiar</text:span><text:span text:style-name="T596"> is that when there </text:span><text:span text:style-name="T598">were</text:span><text:span text:style-name="T596"> people </text:span><text:span text:style-name="T598">intrigued by me</text:span><text:span text:style-name="T596">, they were asked to leave me alone. <text:s/></text:span><text:span text:style-name="T598">I think I recognized Luseytokris the silk merchant at some point too, the crude guy.</text:span></text:p>
      <text:p text:style-name="P261">When Falfela and Reyon came back to pick me up, the priest gave them some flask, a few things to do, a prayer of sort that both of them continued so he stopped because clearly they knew what they were doing. <text:s/>That’s also how I found out that the person those priests referred to by Shaleppe was Falfela. <text:s/>They gave me some white and yellow toga and cloak as well as some nice new sandals for the way home.</text:p>
      <text:p text:style-name="P262">We had a nice meal that made me think of mac and cheese, which, honestly, was what I absolutely needed. <text:s/>Even got a bit of wine too. <text:s/><text:span text:style-name="T599">Tamur was proud of the food he had made. <text:s/>He also kept asking about what I saw at the temple which had both Kaffisa and Mandin slap him.</text:span></text:p>
      <text:p text:style-name="P761">The conversation was especially around little Kodor that Reyon is taking care of from time to time. <text:s/>You can tell he is proud and grateful of being given that opportunity again.</text:p>
      <table:table table:name="Table111" table:style-name="Table111">
        <table:table-column table:style-name="Table111.A"/>
        <table:table-column table:style-name="Table111.B"/>
        <table:table-row>
          <table:table-cell table:style-name="Table111.A1" office:value-type="string">
            <text:p text:style-name="P720"/>
          </table:table-cell>
          <table:table-cell table:style-name="Table111.A1" office:value-type="string">
            <text:p text:style-name="P720"/>
          </table:table-cell>
        </table:table-row>
        <table:table-row>
          <table:table-cell table:style-name="Table111.A1" office:value-type="string">
            <text:p text:style-name="P720"/>
          </table:table-cell>
          <table:table-cell table:style-name="Table111.A1" office:value-type="string">
            <text:p text:style-name="P720"/>
          </table:table-cell>
        </table:table-row>
      </table:table>
      <text:p text:style-name="P708"/>
      <text:p text:style-name="P761"/>
      <text:p text:style-name="P760">When Falfela said she had to figure out <text:span text:style-name="T600">upstairs </text:span>more <text:span text:style-name="T600">of that</text:span> “<text:span text:style-name="T72">Nawlimunke</text:span>” clay hot mess, I said “<text:span text:style-name="T119">Khinelleyets, ‘</text:span><text:span text:style-name="T72">Shaleppe’!</text:span>” <text:span text:style-name="T601">(Good luck!)</text:span>, and th<text:span text:style-name="T600">at granted me an apalled smile and chuckle from her. <text:s/>The rest of the house then told me that it’s just bizarre to refer to Falfela with her statutory name and to not do that again.</text:span></text:p>
      <text:p text:style-name="P261">In any case, I do feel a whole lot better though. <text:s/>I wonder what they meant by demon cleansing, that <text:span text:style-name="T72">Tshimowliwa</text:span> thing. <text:s/>I am starting to think this is how they refer to sickness, and how to get rid of it. <text:s/>Honestly it makes sense, some bacterias and viruses are parasites to their host.</text:p>
      <text:p text:style-name="P264">And tomorrow, maybe, it’s wood cutting time.</text:p>
      <text:h text:style-name="Heading_20_4" text:outline-level="4">Bruises</text:h>
      <text:p text:style-name="P263">Those axes have a handle that feels so puny in my hands gosh. <text:s/>Reyon grabbed some cheap leather from Tshavis’ boss to make it thicker till a better axe is made for me. <text:s/>It felt embarassing to work with others and not be able to hit a tree correctly because my hands are just a little too big for their tools. <text:s/>It’s like spring all over again.</text:p>
      <text:p text:style-name="P828">It’s been a lot of fun kicking the birch down. <text:s/>Makes for a fun show. <text:s/>Like, make an angry face, growl, and... <text:s/>karate kick!</text:p>
      <table:table table:name="Table112" table:style-name="Table112">
        <table:table-column table:style-name="Table112.A"/>
        <table:table-column table:style-name="Table112.B"/>
        <table:table-row>
          <table:table-cell table:style-name="Table112.A1" office:value-type="string">
            <text:p text:style-name="P720"/>
          </table:table-cell>
          <table:table-cell table:style-name="Table112.A1" office:value-type="string">
            <text:p text:style-name="P720"/>
          </table:table-cell>
        </table:table-row>
        <table:table-row>
          <table:table-cell table:style-name="Table112.A1" office:value-type="string">
            <text:p text:style-name="P720"/>
          </table:table-cell>
          <table:table-cell table:style-name="Table112.A1" office:value-type="string">
            <text:p text:style-name="P720"/>
          </table:table-cell>
        </table:table-row>
      </table:table>
      <text:p text:style-name="P708"/>
      <text:p text:style-name="P828"/>
      <text:p text:style-name="P762">Smells foul. <text:s/>They’re making fish stew outside. <text:s/>It smells disgusting... <text:s/>but tastes so good! Falfela looks preoccupied though. <text:s/>When I asked, she said a lot of people have brought material in, and as a town we are doing fairly well, but we can’t keep doing this without attracting suspicion from <text:span text:style-name="T603">surrounding teeth. <text:s/>She tried to talk about Kuyageba’s ways to deal with that but preferred to keep quiet for some reason.</text:span></text:p>
      <text:p text:style-name="P265">Aight food’s ready.</text:p>
      <text:h text:style-name="Heading_20_5" text:outline-level="5">––</text:h>
      <text:p text:style-name="P266"><text:span text:style-name="T604">Well this was very awkward. <text:s/>Uffel came to sit at our table to share food with the </text:span><text:span text:style-name="T605">wine jar</text:span><text:span text:style-name="T604"> she was bringing, but the first thing Kaffisa said was </text:span><text:span text:style-name="T125">“Oysubba! Arekas! Zheralloyaruts Tearan ayo Dusan Tukh? Arekas...”</text:span><text:span text:style-name="T604"> She seemed to feign not realizing what was said, and Falfela, a little unprepared for that, coughed and said in the tongue Uffel speaks what seems to be the same and gesturing with her chin at me. <text:s/>I guess they are advocating for my payment for the work done at the vineyard. <text:s/></text:span><text:span text:style-name="T612">A</text:span><text:span text:style-name="T604">rekas is Uffel’s regular name, </text:span><text:span text:style-name="T612">right</text:span><text:span text:style-name="T604">?</text:span></text:p>
      <text:p text:style-name="P829">I don’t know if Uffel knew or not what was asked of her, but she crudely looked at me and said something that seemed to mean I forgot to ask for it. <text:s/><text:span text:style-name="T605">Which honestly is correct I don’t think I even asked for anything.</text:span></text:p>
      <table:table table:name="Table113" table:style-name="Table113">
        <table:table-column table:style-name="Table113.A"/>
        <table:table-column table:style-name="Table113.B"/>
        <table:table-row>
          <table:table-cell table:style-name="Table113.A1" office:value-type="string">
            <text:p text:style-name="P720"/>
          </table:table-cell>
          <table:table-cell table:style-name="Table113.A1" office:value-type="string">
            <text:p text:style-name="P720"/>
          </table:table-cell>
        </table:table-row>
        <table:table-row>
          <table:table-cell table:style-name="Table113.A1" office:value-type="string">
            <text:p text:style-name="P720"/>
          </table:table-cell>
          <table:table-cell table:style-name="Table113.A1" office:value-type="string">
            <text:p text:style-name="P720"/>
          </table:table-cell>
        </table:table-row>
      </table:table>
      <text:p text:style-name="P708"/>
      <text:p text:style-name="P829"/>
      <text:p text:style-name="P268">Uffel stood up, and sort of froze for a few seconds. <text:s/>She started to leave, came back to pick the wine bottle, started to leave again, opened the bottle and poured some in each cup, grabbed a fish skewer, and left at last with the bottle behind her back. <text:s/>We all looked at the cups, silent and uncertain of what to do, till Falfela drily giggled and had a sip of hers. <text:s/>We all sniffed and when I showed uncertainty if I could drink they gestured that I was allowed. <text:s/>It was well made, I think.</text:p>
      <text:p text:style-name="P267">Mandin gave me a punch on the shoulder saying “<text:span text:style-name="T72">Dzh</text:span><text:span text:style-name="T120">ya</text:span><text:span text:style-name="T72">lets</text:span><text:span text:style-name="T120">e yillin la, sim. <text:s/>Donseben Uffel ayo, mba, Lurekkiwakh; pae, Klasherh fea</text:span>”. <text:s/>“<text:span text:style-name="T606">Your whole funds I’ll see done, don’t worry. <text:s/></text:span><text:span text:style-name="T608">Uffel’s clan is, alright, l</text:span><text:span text:style-name="T606">ike the Lurek </text:span><text:span text:style-name="T608">river</text:span><text:span text:style-name="T606">, well, their saddle should be” </text:span><text:span text:style-name="T608">If I got it right</text:span><text:span text:style-name="T606">? </text:span><text:span text:style-name="T607">Which made Falfela chuckle even more when she brought out </text:span><text:span text:style-name="T609">a hidden</text:span><text:span text:style-name="T607"> </text:span><text:span text:style-name="T609">jar</text:span><text:span text:style-name="T607"> of wine </text:span><text:span text:style-name="T609">and</text:span><text:span text:style-name="T607"> </text:span><text:span text:style-name="T609">gave</text:span><text:span text:style-name="T607"> us </text:span><text:span text:style-name="T610">all </text:span><text:span text:style-name="T609">a second</text:span><text:span text:style-name="T607"> serving. <text:s/></text:span><text:span text:style-name="T611">The cheering it brought!</text:span></text:p>
      <text:h text:style-name="Heading_20_4" text:outline-level="4">The next <text:span text:style-name="T619">night</text:span></text:h>
      <text:p text:style-name="P270">So drunk. <text:s/>At last, was allowed to drink to my heart’s content.</text:p>
      <text:p text:style-name="P272">Uffel did not seem happy about her family’s lack of care for their workers. <text:s/>After some more wood cutting, <text:span text:style-name="T618">with a proper axe shaft this time thank goodness,</text:span> she motioned at me to follow her to the decks and gave me a full jar of wine and we chatted for a bit as we looked at the island across.</text:p>
      <table:table table:name="Table114" table:style-name="Table114">
        <table:table-column table:style-name="Table114.A"/>
        <table:table-column table:style-name="Table114.B"/>
        <table:table-row>
          <table:table-cell table:style-name="Table114.A1" office:value-type="string">
            <text:p text:style-name="P720"/>
          </table:table-cell>
          <table:table-cell table:style-name="Table114.A1" office:value-type="string">
            <text:p text:style-name="P720"/>
          </table:table-cell>
        </table:table-row>
        <table:table-row>
          <table:table-cell table:style-name="Table114.A1" office:value-type="string">
            <text:p text:style-name="P720"/>
          </table:table-cell>
          <table:table-cell table:style-name="Table114.A1" office:value-type="string">
            <text:p text:style-name="P720"/>
          </table:table-cell>
        </table:table-row>
      </table:table>
      <text:p text:style-name="P708"/>
      <text:p text:style-name="P272"/>
      <text:p text:style-name="P271">We talked, <text:span text:style-name="T617">drank, and</text:span> sang for hours. <text:s/>I forgot some lyrics of <text:span text:style-name="T613">a few</text:span> songs from my world but she said it was... <text:s/>interesting. <text:s/>To be honest I think I tanked them but that’s alright, I’m far from everything I had ever known and for all they cared, I must have been <text:span text:style-name="T613">in</text:span> some odd key already.</text:p>
      <text:p text:style-name="P270">I may have made a fool of myself, all tall compared to everyone here. <text:s/>I came home after supper, <text:span text:style-name="T613">but</text:span> <text:span text:style-name="T613">Tamur</text:span> kept some spicy soup for me, that was neat. <text:s/><text:span text:style-name="T614">He told me I can write if I want, but to not reignite the oil lamp </text:span><text:span text:style-name="T616">once it goes</text:span><text:span text:style-name="T614">. <text:s/></text:span><text:span text:style-name="T616">Folks</text:span><text:span text:style-name="T615"> are off to bed early, </text:span><text:span text:style-name="T616">something about tomorrow being busy</text:span><text:span text:style-name="T615">.</text:span></text:p>
      <text:p text:style-name="P270">Okay my head swirls a little, bye for now, silly journal. <text:s/>Don’t judge me, Reyon, when you do get to read and understand, ya <text:span text:style-name="T72">“Winakh </text:span><text:span text:style-name="T121">Visiimoy”</text:span><text:span text:style-name="T613">. <text:s/></text:span>I just miss everything there yet enjoy everything here, if that makes sesne. <text:s/>“Sesne” haha sense. <text:s/></text:p>
      <text:p text:style-name="P270"><text:span text:style-name="T72">“Uduneyets peva!”</text:span> To life, or what else!</text:p>
      <text:p text:style-name="P275">... <text:s/>I wish there was chalk closeby oof I think I regret everything.</text:p>
      <text:p text:style-name="P855">Actually I’m still wide awake maybe I should wander outside...</text:p>
      <table:table table:name="Table115" table:style-name="Table115">
        <table:table-column table:style-name="Table115.A"/>
        <table:table-column table:style-name="Table115.B"/>
        <table:table-row>
          <table:table-cell table:style-name="Table115.A1" office:value-type="string">
            <text:p text:style-name="P720"/>
          </table:table-cell>
          <table:table-cell table:style-name="Table115.A1" office:value-type="string">
            <text:p text:style-name="P720"/>
          </table:table-cell>
        </table:table-row>
        <table:table-row>
          <table:table-cell table:style-name="Table115.A1" office:value-type="string">
            <text:p text:style-name="P720"/>
          </table:table-cell>
          <table:table-cell table:style-name="Table115.A1" office:value-type="string">
            <text:p text:style-name="P720"/>
          </table:table-cell>
        </table:table-row>
      </table:table>
      <text:p text:style-name="P708"/>
      <text:p text:style-name="P708"/>
      <text:h text:style-name="P1039" text:outline-level="4">Banoorlen, The last day of the 4<text:span text:style-name="T50">th</text:span><text:span text:style-name="T620"> </text:span><text:span text:style-name="T621">week</text:span></text:h>
      <text:p text:style-name="P273">Uffel chose a <text:span text:style-name="T623">pretty </text:span>bad day to get me to drink. <text:s/><text:span text:style-name="T623">Today there was a procession </text:span><text:span text:style-name="T629">across town and back </text:span><text:span text:style-name="T623">to commemorate t</text:span><text:span text:style-name="T624">he sickness that took many people in the town, especially children, a few years back</text:span><text:span text:style-name="T623">. <text:s/></text:span><text:span text:style-name="T624">I don’t think she knew though.</text:span></text:p>
      <text:p text:style-name="P276">I wonder what they got sick <text:span text:style-name="T626">with</text:span>. <text:s/>I guess things like these are just a part of life until things are figured out. <text:s/>Reminds me of high school reading how much sedentary lives especially with cattle living close to people brought a fair bit of different <text:span text:style-name="T625">microbes</text:span>.</text:p>
      <text:p text:style-name="P277">Anyway Reyon caught me about to leave yesterday and made it very clear I should just go to the bathroom and come back. <text:s/>Glad he did, I don’t even know what I was wanting to go do.</text:p>
      <text:p text:style-name="P277">I gave <text:span text:style-name="T627">long </text:span>hugs to a few people who were inconsolable. <text:s/>Looks like that year had left a scar on the survivors. <text:s/><text:span text:style-name="T628">Falfela scruffed my hair too. <text:s/>I don’t think I’d seen that level of neighbourly affection before. <text:s/>Reminds me of the flood earlier this year and how it brought everyone together, though this time, instead of in work, it was in mourning.</text:span></text:p>
      <text:p text:style-name="P278">No singing, very little speaking. <text:s/>Wanska read out a few lived tales that made some chuckle endearingly. <text:s/>After the procession, things returned to normal, though more quiet than usual.</text:p>
      <table:table table:name="Table116" table:style-name="Table116">
        <table:table-column table:style-name="Table116.A"/>
        <table:table-column table:style-name="Table116.B"/>
        <table:table-row>
          <table:table-cell table:style-name="Table116.A1" office:value-type="string">
            <text:p text:style-name="P720"/>
          </table:table-cell>
          <table:table-cell table:style-name="Table116.A1" office:value-type="string">
            <text:p text:style-name="P720"/>
          </table:table-cell>
        </table:table-row>
        <table:table-row>
          <table:table-cell table:style-name="Table116.A1" office:value-type="string">
            <text:p text:style-name="P720"/>
          </table:table-cell>
          <table:table-cell table:style-name="Table116.A1" office:value-type="string">
            <text:p text:style-name="P720"/>
          </table:table-cell>
        </table:table-row>
      </table:table>
      <text:p text:style-name="P708"/>
      <text:p text:style-name="P708"/>
      <text:h text:style-name="P1019" text:outline-level="3"><text:bookmark-start text:name="__RefHeading___Toc26378_410328899"/>Bammarla, on the 5<text:span text:style-name="T50">th</text:span> week<text:bookmark-end text:name="__RefHeading___Toc26378_410328899"/></text:h>
      <text:p text:style-name="P269">There’s more and more folks that are awake most of the night, and it’s annoying me a little but</text:p>
      <text:h text:style-name="Heading_20_4" text:outline-level="4">Biivaameng, the next day</text:h>
      <text:p text:style-name="P274">Some days it’s hard to accomplish lots. <text:s/>Or rather <text:span text:style-name="T631">a </text:span>lot get<text:span text:style-name="T631">s</text:span> done but I can’t be by myself for long enough.</text:p>
      <text:p text:style-name="P274">Stimur is printing another horror story, she sure likes those. <text:s/>This time about the creeping sands I was told. <text:s/>How some lands slowly turn from lush to dry. <text:s/>There is something in it about weaving hands as well.</text:p>
      <text:p text:style-name="P274">Uzhil returned! We <text:span text:style-name="T630">had spoken</text:span> a little bit when I had come to work at the vineyard especially on the last day. <text:s/>It was very hard to try to explain how her husband was, from decrepit old man to, well, still decrepit old man, only more tale-like, and actually cool, somehow.</text:p>
      <text:p text:style-name="P764">Smokey fires that dry the wood we cut smell awesome. <text:s/>I don’t know how else to describe than sweet, just a little pungent, and... <text:s/>caramelizing, almost?</text:p>
      <table:table table:name="Table117" table:style-name="Table117">
        <table:table-column table:style-name="Table117.A"/>
        <table:table-column table:style-name="Table117.B"/>
        <table:table-row>
          <table:table-cell table:style-name="Table117.A1" office:value-type="string">
            <text:p text:style-name="P720"/>
          </table:table-cell>
          <table:table-cell table:style-name="Table117.A1" office:value-type="string">
            <text:p text:style-name="P720"/>
          </table:table-cell>
        </table:table-row>
        <table:table-row>
          <table:table-cell table:style-name="Table117.A1" office:value-type="string">
            <text:p text:style-name="P720"/>
          </table:table-cell>
          <table:table-cell table:style-name="Table117.A1" office:value-type="string">
            <text:p text:style-name="P720"/>
          </table:table-cell>
        </table:table-row>
      </table:table>
      <text:p text:style-name="P708"/>
      <text:p text:style-name="P764"/>
      <text:p text:style-name="P763">Uffel said she’ll figure a way for me to be paid. <text:s/>Honestly I don’t really care that much, it mainly looks like some long lasting feud getting out in the open. <text:s/>Falfela has some authority in that matter, and things are going well for the town, so what’s the deal with me getting paid or not? My impression is that there was a lack of clarity between me coming as a servant, or as a worker. <text:s/>In a way, I do get paid for the odd jobs around town, but not for farming and <text:span text:style-name="T633">now</text:span> lumber, <text:span text:style-name="T632">which are honestly where I put my sweat the most, </text:span>that seems to be handled under the sort of arrangement that seems to be common for many folks.</text:p>
      <text:p text:style-name="P830">See, I don’t think for example Reyon gets paid to take care of the kids, now that he’s returned to that occupation. <text:s/>Stimur on her hand, has the printing business that I’ve rarely seen monetary exchange happen. <text:s/>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34">barter</text:span> by shearing <text:span text:style-name="T634">her</text:span> sheep <text:span text:style-name="T634">and </text:span>butchering them, but seems to mainly get <text:span text:style-name="T634">funds</text:span> <text:span text:style-name="T634">only </text:span>when playing music...</text:p>
      <table:table table:name="Table118" table:style-name="Table118">
        <table:table-column table:style-name="Table118.A"/>
        <table:table-column table:style-name="Table118.B"/>
        <table:table-row>
          <table:table-cell table:style-name="Table118.A1" office:value-type="string">
            <text:p text:style-name="P720"/>
          </table:table-cell>
          <table:table-cell table:style-name="Table118.A1" office:value-type="string">
            <text:p text:style-name="P720"/>
          </table:table-cell>
        </table:table-row>
        <table:table-row>
          <table:table-cell table:style-name="Table118.A1" office:value-type="string">
            <text:p text:style-name="P720"/>
          </table:table-cell>
          <table:table-cell table:style-name="Table118.A1" office:value-type="string">
            <text:p text:style-name="P720"/>
          </table:table-cell>
        </table:table-row>
      </table:table>
      <text:p text:style-name="P708"/>
      <text:p text:style-name="P830"/>
      <text:p text:style-name="P765">I think I’m seeing more why Falfela’s work is important. <text:s/>I wonder who else does her job? Is Tamurba also doing what I think they call <text:span text:style-name="T72">“Dzhilliwa”</text:span>? I just find it so funny that they call it money washing, sounds so close to money laundering, but it doesn’t look like it’s a thing at all, mainly more “making sense of money”. <text:s/>As in, making things right. <text:s/><text:span text:style-name="T635">That might explain why sometimes Falfela acts all righteous.</text:span></text:p>
      <text:h text:style-name="Heading_20_4" text:outline-level="4">Levammeng, midweek</text:h>
      <text:p text:style-name="P279">Tamur looks like he’s back to his full self. <text:s/>Not only that, his friend and little menace Layaash apparently has done a lot of studying about the craft of the house he lives at. <text:s/>The flag of the town is now available as a shiny brooch, though the colour scheme is different. <text:s/>Funny how people don’t know how to refer to cyan of lapis lazuli. <text:s/>They call it “<text:span text:style-name="T72">tekkeye</text:span>” towards sky.</text:p>
      <text:p text:style-name="P279"><text:span text:style-name="T636">The time of chopping is </text:span><text:span text:style-name="T637">as per Falfela</text:span><text:span text:style-name="T636"> soon done. <text:s/>Most of what is necessary is now being slowly “cooked”, with some that will be used for fire and others for building.</text:span></text:p>
      <text:p text:style-name="P767">Reyon says a lot of people have come to him to talk about life passing by. <text:s/>How the world moves quickly, with how the canal changed the face of the town, the new machines that improve farming, the silos that reduce fear yet give more time to think about the bigger fears of passing by.</text:p>
      <table:table table:name="Table119" table:style-name="Table119">
        <table:table-column table:style-name="Table119.A"/>
        <table:table-column table:style-name="Table119.B"/>
        <table:table-row>
          <table:table-cell table:style-name="Table119.A1" office:value-type="string">
            <text:p text:style-name="P720"/>
          </table:table-cell>
          <table:table-cell table:style-name="Table119.A1" office:value-type="string">
            <text:p text:style-name="P720"/>
          </table:table-cell>
        </table:table-row>
        <table:table-row>
          <table:table-cell table:style-name="Table119.A1" office:value-type="string">
            <text:p text:style-name="P720"/>
          </table:table-cell>
          <table:table-cell table:style-name="Table119.A1" office:value-type="string">
            <text:p text:style-name="P720"/>
          </table:table-cell>
        </table:table-row>
      </table:table>
      <text:p text:style-name="P708"/>
      <text:p text:style-name="P767"/>
      <text:p text:style-name="P766">I guess this is how they experience the “spleen”, nostalgia, and dread in general. <text:s/>I don’t know. <text:s/>I think I’ve abandoned all that I had before, and not even that I’m hopeless, just that it was irrelevant beyond when it was my lot to experiencing it, <text:span text:style-name="T638">and that thriving is part of surviving, somehow</text:span>; and I think he senses this too.</text:p>
      <text:p text:style-name="P280">Like take Tshavis. <text:s/>One thing that I like about hiking with him is how silent he normally is. <text:s/>Taramandin is a ball of chat, and we both find him often trite while also being a necessary part of that exchange. <text:s/>Tshavis on the other end seems content with whatever happens. <text:s/>Taramandin seems to be more and more annoyed that Tshavis is unaffected by the world around. <text:s/>And that attitude made me think a bit of Wanska’s almost goth-like view of the world. <text:s/>And funnily enough they seem to spend more time now together, just, vibing.</text:p>
      <text:p text:style-name="P708"><text:span text:style-name="T1098">Falfela’s work apparently is almost completed before Argas. <text:s/>And setting the funds straight for each house is something that brings her a fair amount of pride, and fear. <text:s/>There is a few households that have not pulled their weight this year apparently, and they may not be able to survive winter without neighbourly help, and that is also part of the bigger plan. <text:s/>When she explained that to me, Falfela clearly had shivers. <text:s/>Winter might be dreary this year, and by being the “bad guy of the story” for some, she’ll help others do the right thing and help them, which </text:span><text:span text:style-name="T184">“Nellkullayo </text:span><text:span text:style-name="T122">Lussabelli, Lwansendzh</text:span><text:span text:style-name="T123">iy</text:span><text:span text:style-name="T122">aras</text:span><text:span text:style-name="T184">”</text:span><text:span text:style-name="T1098">, </text:span><text:span text:style-name="T639">from the canyon to the needed rain, more than a path’s new beginnings?</text:span></text:p>
      <table:table table:name="Table120" table:style-name="Table120">
        <table:table-column table:style-name="Table120.A"/>
        <table:table-column table:style-name="Table120.B"/>
        <table:table-row>
          <table:table-cell table:style-name="Table120.A1" office:value-type="string">
            <text:p text:style-name="P720"/>
          </table:table-cell>
          <table:table-cell table:style-name="Table120.A1" office:value-type="string">
            <text:p text:style-name="P720"/>
          </table:table-cell>
        </table:table-row>
        <table:table-row>
          <table:table-cell table:style-name="Table120.A1" office:value-type="string">
            <text:p text:style-name="P720"/>
          </table:table-cell>
          <table:table-cell table:style-name="Table120.A1" office:value-type="string">
            <text:p text:style-name="P720"/>
          </table:table-cell>
        </table:table-row>
      </table:table>
      <text:p text:style-name="P708"/>
      <text:p text:style-name="P708"/>
      <text:h text:style-name="P1039" text:outline-level="4">Kuvammeng, the next day</text:h>
      <text:p text:style-name="P281">Fog.</text:p>
      <text:p text:style-name="P281">I need to draw.</text:p>
      <text:h text:style-name="Heading_20_5" text:outline-level="5">––</text:h>
      <text:p text:style-name="P283">A day has passed by and nothing was done.</text:p>
      <text:p text:style-name="P282">Mandin says I might get to visit his family up North for a hunting expedition if I keep it shut. <text:s/>Something magic to figure out apparently.</text:p>
      <text:h text:style-name="Heading_20_4" text:outline-level="4">Fa<text:span text:style-name="T640">vaameng, the 5</text:span><text:span text:style-name="T56">th</text:span><text:span text:style-name="T640"> of the 5</text:span><text:span text:style-name="T56">th</text:span></text:h>
      <text:p text:style-name="P284">Today is bean day. <text:s/>This is ridiculously funny.</text:p>
      <text:p text:style-name="P287">Bashledhaw (who people have for a while started calling Bashkaree), Mandindaya, Kaffisa, Taalashen and myself are going.</text:p>
      <text:p text:style-name="P708"><text:span text:style-name="T640">We packed everything yesterday, </text:span><text:span text:style-name="T641">including extra pairs of sandals, and beans of course,</text:span><text:span text:style-name="T640"> and </text:span><text:span text:style-name="T641">now </text:span><text:span text:style-name="T640">the sky is blue and gold. <text:s/></text:span><text:span text:style-name="T642">Lesgo!</text:span></text:p>
      <table:table table:name="Table121" table:style-name="Table121">
        <table:table-column table:style-name="Table121.A"/>
        <table:table-column table:style-name="Table121.B"/>
        <table:table-row>
          <table:table-cell table:style-name="Table121.A1" office:value-type="string">
            <text:p text:style-name="P720"/>
          </table:table-cell>
          <table:table-cell table:style-name="Table121.A1" office:value-type="string">
            <text:p text:style-name="P720"/>
          </table:table-cell>
        </table:table-row>
        <table:table-row>
          <table:table-cell table:style-name="Table121.A1" office:value-type="string">
            <text:p text:style-name="P720"/>
          </table:table-cell>
          <table:table-cell table:style-name="Table121.A1" office:value-type="string">
            <text:p text:style-name="P720"/>
          </table:table-cell>
        </table:table-row>
      </table:table>
      <text:p text:style-name="P708"/>
      <text:p text:style-name="P708"><text:span text:style-name="T72"/></text:p>
      <text:h text:style-name="P1019" text:outline-level="3"><text:bookmark-start text:name="__RefHeading___Toc59272_410328899"/><text:span text:style-name="T72">“Grun!”</text:span> Bear!<text:bookmark-end text:name="__RefHeading___Toc59272_410328899"/></text:h>
      <text:p text:style-name="P286">We’<text:span text:style-name="T644">re</text:span> back midday Biinerlen, 2<text:span text:style-name="T50">nd</text:span> day of the 7<text:span text:style-name="T50">th</text:span> week. <text:s/><text:span text:style-name="T644">Heard the</text:span> mine’s been destroyed and ransacked by wild animals. <text:s/>People are scared for the future, and I don’t get why. <text:s/>Falfela keeps looking pale and off. <text:s/>I’ll try to figure <text:span text:style-name="T645">it</text:span> out. <text:s/><text:span text:style-name="T645">Our household mumbles to themselves and I can tell something is utterly wrong </text:span>but folks don’t seem to want to take time to explain <text:span text:style-name="T645">yet.</text:span></text:p>
      <text:p text:style-name="P285">What an absolute expedition! I just need to sleep for a while. <text:s/>I guess I should take a bath in the cold-ass river first and foremost.</text:p>
      <text:p text:style-name="P285">Taalashen would have done great singing in a metal band.</text:p>
      <text:h text:style-name="Heading_20_5" text:outline-level="5">––</text:h>
      <text:p text:style-name="P341">Okay. <text:s/>Okay okay. <text:s/>Wow. <text:s/>The mine has been defaced by “bears” alright. <text:s/>So much happened when we were away how do I describe it ugh. <text:s/>And everyone is so frantic and/or awfully quiet.</text:p>
      <text:p text:style-name="P290">Right now I had to go in nature to be free to write as I please because others are just so reactive now. <text:s/>Where to start. <text:s/></text:p>
      <table:table table:name="Table122" table:style-name="Table122">
        <table:table-column table:style-name="Table122.A"/>
        <table:table-column table:style-name="Table122.B"/>
        <table:table-row>
          <table:table-cell table:style-name="Table122.A1" office:value-type="string">
            <text:p text:style-name="P720"/>
          </table:table-cell>
          <table:table-cell table:style-name="Table122.A1" office:value-type="string">
            <text:p text:style-name="P720"/>
          </table:table-cell>
        </table:table-row>
        <table:table-row>
          <table:table-cell table:style-name="Table122.A1" office:value-type="string">
            <text:p text:style-name="P720"/>
          </table:table-cell>
          <table:table-cell table:style-name="Table122.A1" office:value-type="string">
            <text:p text:style-name="P720"/>
          </table:table-cell>
        </table:table-row>
      </table:table>
      <text:p text:style-name="P708"/>
      <text:p text:style-name="P290"/>
      <text:p text:style-name="P289">I guess I should with our trip. <text:s/>Mandin’s clan is so brash and aggressive I had no clue he was from a family of crude folks. <text:s/>Even some of his aunts and uncles went and were touchy with me to show how “strong” I was simply because I’m tall, I can see why he left there. <text:s/>So we went for multiple reasons I guess.</text:p>
      <text:p text:style-name="P288">- Bash gave some cool sewn gear to a few of them, which they really seemed to appreciate and he got in turn some good quality leathers and bones and a bit of gold.</text:p>
      <text:p text:style-name="P288">- We cut some trees for winter cause again your favourite beaver was useful for that. <text:s/>Trees around here are smaller so it looks like they often replant or something.</text:p>
      <text:p text:style-name="P288">- We went even further north in some wilder terrain to hunt deer, I was their donkey for the carcass and it wrecked my back a little.</text:p>
      <text:p text:style-name="P288">- The ghost. <text:s/>Ah, the ghost.</text:p>
      <text:p text:style-name="P288">After some infighting, and from what Mandin tried to explain to me, they blame each other for a ghost causing havoc in the area. <text:s/>They contacted someone from the past for some reason and they now are not leaving. <text:s/>I refrained from rolling my eyes but they could see small things multiple times as proof of presence. <text:s/>They painted some areas red, we put salt around the houses, nothing was calming said ghost.</text:p>
      <text:p text:style-name="P290">At some point it became clear -</text:p>
      <table:table table:name="Table123" table:style-name="Table123">
        <table:table-column table:style-name="Table123.A"/>
        <table:table-column table:style-name="Table123.B"/>
        <table:table-row>
          <table:table-cell table:style-name="Table123.A1" office:value-type="string">
            <text:p text:style-name="P720"/>
          </table:table-cell>
          <table:table-cell table:style-name="Table123.A1" office:value-type="string">
            <text:p text:style-name="P720"/>
          </table:table-cell>
        </table:table-row>
        <table:table-row>
          <table:table-cell table:style-name="Table123.A1" office:value-type="string">
            <text:p text:style-name="P720"/>
          </table:table-cell>
          <table:table-cell table:style-name="Table123.A1" office:value-type="string">
            <text:p text:style-name="P720"/>
          </table:table-cell>
        </table:table-row>
      </table:table>
      <text:p text:style-name="P708"/>
      <text:p text:style-name="P708"/>
      <text:h text:style-name="P1063" text:outline-level="5">––</text:h>
      <text:p text:style-name="P292">Hey well I am now paid for the vineyard work but Kuyageba looked absolutely somber from up his horse. <text:s/>I’m feeling all electric from fear.</text:p>
      <text:p text:style-name="P291">He looks like he’s been checking on everyone. <text:s/>Probably heard me scribble or something. <text:s/>Thrown me a coin purse while stating <text:span text:style-name="T72">“Nazalo Suroy”</text:span> (Wine from the south) and said I should go somewhere safer or I might get swallowed whole (<text:span text:style-name="T72">“Tshi assi, Pae tude endaar</text:span><text:span text:style-name="T128">i</text:span><text:span text:style-name="T72"> kha”</text:span>). <text:s/>Me. <text:s/>Who’s taller than even himself. <text:s/>Kept it short and clear because he probably still assumes I am some sort of idiot.</text:p>
      <text:p text:style-name="P293">Anyways, as I was writing, ghost! They could not chase it away. <text:s/>Honestly though I did feel some presence but I imagine that must have been how they all were hyping each other up about the ghost who must be some family member, or something. <text:s/>The trip was going to a point where the clan was starting to fight with almost weapons coming out, though I feel some of it must have been increased by the presence of us outsiders. <text:s/>Taalashen’s distant family was having some form of spat with Mandin’s, and at some point he had enough and screams <text:span text:style-name="T72">“VALEE!”</text:span> enough!</text:p>
      <text:p text:style-name="P295">And lo, a flash of lightning struck at the same exact time! He did not skip a beat, and continued on a rant that ended with the roar of the thunder. <text:s/>It <text:span text:style-name="T652">froze</text:span> everyone around.</text:p>
      <table:table table:name="Table124" table:style-name="Table124">
        <table:table-column table:style-name="Table124.A"/>
        <table:table-column table:style-name="Table124.B"/>
        <table:table-row>
          <table:table-cell table:style-name="Table124.A1" office:value-type="string">
            <text:p text:style-name="P720"/>
          </table:table-cell>
          <table:table-cell table:style-name="Table124.A1" office:value-type="string">
            <text:p text:style-name="P720"/>
          </table:table-cell>
        </table:table-row>
        <table:table-row>
          <table:table-cell table:style-name="Table124.A1" office:value-type="string">
            <text:p text:style-name="P720"/>
          </table:table-cell>
          <table:table-cell table:style-name="Table124.A1" office:value-type="string">
            <text:p text:style-name="P720"/>
          </table:table-cell>
        </table:table-row>
      </table:table>
      <text:p text:style-name="P708"/>
      <text:p text:style-name="P295"/>
      <text:p text:style-name="P294">From what I understood, as they speak a different language but closer than the one further south, he said that they needed to stop shoving and expecting no dirt, among other things. <text:s/>And yet again, <text:span text:style-name="T72">“VALEE!”</text:span> and another lightning struck. <text:s/>And something that seemed to have meant, “hear the ghost agree, hear!” <text:span text:style-name="T646">(</text:span><text:span text:style-name="T127">“Kemflets Wasta lheaba’li, kemflets!”</text:span><text:span text:style-name="T646">)</text:span> as the thunder followed. <text:s/>That whole ordeal was so metal.</text:p>
      <text:p text:style-name="P293">You can bet they calmed all the way down. <text:s/><text:span text:style-name="T646">To the floor down. <text:s/>The whole clan. <text:s/>I think that was the end of the conflict, for now at least.</text:span></text:p>
      <text:p text:style-name="P296">There’s more that happened but mainly we had fun singing the same night on our way back when we slept in a cave and I tried to recollect some Iron Maiden’<text:span text:style-name="T653">s</text:span> <text:span text:style-name="T649">The Trooper </text:span><text:span text:style-name="T653">lyrics,</text:span> and Taalashen gave a go and that was actually <text:span text:style-name="T649">awesome</text:span>. <text:s/>She had no idea what she was singing about, but we both absolutely shredded.</text:p>
      <text:p text:style-name="P297">AND THEN. <text:s/>The coming back has just been so <text:span text:style-name="T648">odd</text:span>.</text:p>
      <text:p text:style-name="P297"><text:span text:style-name="T647">A bear attack on the mines, no one is hurt there, but also, the attack apparently </text:span><text:span text:style-name="T650">also </text:span><text:span text:style-name="T647">affected Inyafee’s place, and Falfela fears for her and her family from it I think. <text:s/>And Tamurba just... <text:s/>took off!? Uffel’s now in charge of the farm? What does she know about farming?</text:span></text:p>
      <text:p text:style-name="P708"><text:span text:style-name="T1099">I can smell boar fat </text:span><text:span text:style-name="T651">charring</text:span><text:span text:style-name="T1099"> in the distance. <text:s/>At least some normalcy.</text:span></text:p>
      <table:table table:name="Table125" table:style-name="Table125">
        <table:table-column table:style-name="Table125.A"/>
        <table:table-column table:style-name="Table125.B"/>
        <table:table-row>
          <table:table-cell table:style-name="Table125.A1" office:value-type="string">
            <text:p text:style-name="P720"/>
          </table:table-cell>
          <table:table-cell table:style-name="Table125.A1" office:value-type="string">
            <text:p text:style-name="P720"/>
          </table:table-cell>
        </table:table-row>
        <table:table-row>
          <table:table-cell table:style-name="Table125.A1" office:value-type="string">
            <text:p text:style-name="P720"/>
          </table:table-cell>
          <table:table-cell table:style-name="Table125.A1" office:value-type="string">
            <text:p text:style-name="P720"/>
          </table:table-cell>
        </table:table-row>
      </table:table>
      <text:p text:style-name="P708"/>
      <text:p text:style-name="P708"/>
      <text:h text:style-name="P1067" text:outline-level="7">D7</text:h>
      <text:h text:style-name="P1074" text:outline-level="4"/>
      <text:h text:style-name="P1011" text:outline-level="1"><text:bookmark-start text:name="__RefHeading___Toc31286_2816179978 Copy 7"/>Journal <text:span text:style-name="T1082">1</text:span><text:span text:style-name="T1083">1</text:span><text:bookmark-end text:name="__RefHeading___Toc31286_2816179978 Copy 7"/></text:h>
      <text:h text:style-name="Heading_20_6" text:outline-level="6"><text:span text:style-name="T1083">11</text:span><text:span text:style-name="T227">BLbnbb</text:span></text:h>
      <text:p text:style-name="P851"/>
      <text:p text:style-name="P850"/>
      <text:h text:style-name="P1039" text:outline-level="4">Biinirlen, 2<text:span text:style-name="T50">nd</text:span> of the 7<text:span text:style-name="T50">th</text:span> </text:h>
      <text:p text:style-name="P300">Yeah I still get the days wrong. <text:s/>Yesterday was Nirarla, the 7<text:span text:style-name="T50">th</text:span> week proper. <text:s/>I don’t think I’ll ever get used to their calendar.</text:p>
      <text:p text:style-name="P305">Funnily enough it had been Layaash making food this time. <text:s/>As I came closer and probably froze, he motioned for me to come have some. <text:s/>Nice flavour too, simple, well charred, salted. <text:s/>He still scares me a little since people call him some menace, but if he were a dog, today you could tell his tail would be tucked between his legs. <text:s/>His mentor was there too, despondent as per usual.</text:p>
      <text:p text:style-name="P305">Soon enough there’d be more people flocking by, Reyon being the first and saying I have the best nose to be first at the fire.</text:p>
      <text:p text:style-name="P306">They told me things won’t be the same for a while there. <text:s/>There is plenty of food available until spring and beyond, what with the silos and underground fridges, but probably the mines <text:span text:style-name="T654">might</text:span> be closed for a while, meaning anything from outside the town would be harder to buy. <text:s/><text:span text:style-name="T655">Layaash says he’s sorry for the wrath he showed, and gave some shoulder clutch to his mentor, who motioned it away without much energy.</text:span></text:p>
      <text:p text:style-name="P309">After Mandindaya and Tamur joined (and Tamur tried to help Layaash with cooking but was met with a massive hand pushing him to sit, albeit closeby), we talked about the bear attack. <text:s/>Mandin does not believe it’s a bear.</text:p>
      <table:table table:name="Table126" table:style-name="Table126">
        <table:table-column table:style-name="Table126.A"/>
        <table:table-column table:style-name="Table126.B"/>
        <table:table-row>
          <table:table-cell table:style-name="Table126.A1" office:value-type="string">
            <text:p text:style-name="P720"/>
          </table:table-cell>
          <table:table-cell table:style-name="Table126.A1" office:value-type="string">
            <text:p text:style-name="P720"/>
          </table:table-cell>
        </table:table-row>
        <table:table-row>
          <table:table-cell table:style-name="Table126.A1" office:value-type="string">
            <text:p text:style-name="P720"/>
          </table:table-cell>
          <table:table-cell table:style-name="Table126.A1" office:value-type="string">
            <text:p text:style-name="P720"/>
          </table:table-cell>
        </table:table-row>
      </table:table>
      <text:p text:style-name="P708"/>
      <text:p text:style-name="P309"/>
      <text:p text:style-name="P308">From the accounts of the miners and the soldiers, they had trouble finding where the animal went to after the attacks on both spots, so something is clearly off. <text:s/>Reyon clearly knows something but won’t open up, and pinched my calf when he noticed I noticed.</text:p>
      <text:p text:style-name="P307">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310">Anyway today I <text:span text:style-name="T657">helped Falfela</text:span> with fixing <text:span text:style-name="T657">something </text:span>clay wise. <text:s/>Apparently she missed some things about Luseytokris (and she shuddered at mentioning his name) and Tamurba. <text:s/><text:span text:style-name="T657">T</text:span>he silk merchant is <text:span text:style-name="T657">in fact</text:span> entitled to more of the town’s funds and silos than she previously thought, which honestly does not make much sense to me but who knows.</text:p>
      <text:p text:style-name="P311">We <text:span text:style-name="T657">went to </text:span>a building I had not been before,<text:span text:style-name="T657"> smel</text:span><text:span text:style-name="T660">ling</text:span><text:span text:style-name="T657"> like </text:span><text:span text:style-name="T660">a</text:span><text:span text:style-name="T657"> pulp mill mixed with dirt of the clay, </text:span><text:span text:style-name="T660">to speak</text:span><text:span text:style-name="T657"> with another..</text:span>. <text:s/><text:span text:style-name="T657">accountant I can only imagine? I don’t know why she needed me there. <text:s/>But by the way the other person’</text:span><text:span text:style-name="T659">s eyes</text:span><text:span text:style-name="T657"> </text:span><text:span text:style-name="T659">were</text:span><text:span text:style-name="T657"> darting at me, I </text:span><text:span text:style-name="T659">had been</text:span><text:span text:style-name="T657"> </text:span><text:span text:style-name="T659">harness</text:span><text:span text:style-name="T660">ed</text:span><text:span text:style-name="T657"> as </text:span><text:span text:style-name="T660">a</text:span><text:span text:style-name="T657"> henchman </text:span><text:span text:style-name="T660">of sorts</text:span><text:span text:style-name="T657">. <text:s/>Dunno. <text:s/></text:span><text:span text:style-name="T126">“Donseben”</text:span><text:span text:style-name="T657"> and </text:span><text:span text:style-name="T126">“Gneree”</text:span><text:span text:style-name="T657"> came up often in their </text:span><text:span text:style-name="T660">chat</text:span><text:span text:style-name="T657">. <text:s/>Guess they were revisiting that hearing with Bash’s ordeal.</text:span></text:p>
      <table:table table:name="Table127" table:style-name="Table127">
        <table:table-column table:style-name="Table127.A"/>
        <table:table-column table:style-name="Table127.B"/>
        <table:table-row>
          <table:table-cell table:style-name="Table127.A1" office:value-type="string">
            <text:p text:style-name="P720"/>
          </table:table-cell>
          <table:table-cell table:style-name="Table127.A1" office:value-type="string">
            <text:p text:style-name="P720"/>
          </table:table-cell>
        </table:table-row>
        <table:table-row>
          <table:table-cell table:style-name="Table127.A1" office:value-type="string">
            <text:p text:style-name="P720"/>
          </table:table-cell>
          <table:table-cell table:style-name="Table127.A1" office:value-type="string">
            <text:p text:style-name="P720"/>
          </table:table-cell>
        </table:table-row>
      </table:table>
      <text:p text:style-name="P708"/>
      <text:p text:style-name="P311"/>
      <text:p text:style-name="P768"><text:span text:style-name="T657">After we left, </text:span><text:span text:style-name="T658">with</text:span><text:span text:style-name="T657"> a weight off </text:span><text:span text:style-name="T658">her</text:span><text:span text:style-name="T657"> </text:span><text:span text:style-name="T658">one</text:span><text:span text:style-name="T657"> shoulder onto </text:span><text:span text:style-name="T658">the </text:span><text:span text:style-name="T657">other,</text:span> <text:span text:style-name="T657">she told</text:span> me to <text:span text:style-name="T657">ask</text:span> with Tshavis and Taramandin if them and myself could go up the mountain at night to check on her cousin at the safe spot, but to utterly shut up about it and mention it to <text:span text:style-name="T656">absolutely </text:span>no one else. <text:s/>At least it seems that her family is in fact safe.</text:p>
      <text:p text:style-name="P312">I did go to Tshavis’ Beltalomme, who fortunately was alone at the time, and he stated for me to sleep early, dress dark, and bring an oil jar. <text:s/>Thankfully he gave me a strap to carry it as I absolutely hate how small the nooks are on those damned things.</text:p>
      <text:p text:style-name="P313">Aight, off to bed. <text:s/>Reyon requested that one day I explain what those staffs in a host are? What? I guess we’re going to work on a dictionary for the two of us one day indeed, <text:span text:style-name="T661">since you seem to like trying to decipher what I’m writing about haha.</text:span></text:p>
      <text:h text:style-name="Heading_20_5" text:outline-level="5">––</text:h>
      <text:p text:style-name="P831">Sleep had. <text:s/>Can’t anymore. <text:s/>Overheard Kaffisa saying to Mandin some things are pointless to do but necessary to keep image. <text:s/>She is also saying she will boink Tamurba’s head 24 times upon his return especially if the next planting of leafy greens go awry before winter seizes all, under that Uffel’s supervision.</text:p>
      <table:table table:name="Table128" table:style-name="Table128">
        <table:table-column table:style-name="Table128.A"/>
        <table:table-column table:style-name="Table128.B"/>
        <table:table-row>
          <table:table-cell table:style-name="Table128.A1" office:value-type="string">
            <text:p text:style-name="P720"/>
          </table:table-cell>
          <table:table-cell table:style-name="Table128.A1" office:value-type="string">
            <text:p text:style-name="P720"/>
          </table:table-cell>
        </table:table-row>
        <table:table-row>
          <table:table-cell table:style-name="Table128.A1" office:value-type="string">
            <text:p text:style-name="P720"/>
          </table:table-cell>
          <table:table-cell table:style-name="Table128.A1" office:value-type="string">
            <text:p text:style-name="P720"/>
          </table:table-cell>
        </table:table-row>
      </table:table>
      <text:p text:style-name="P708"/>
      <text:p text:style-name="P831"/>
      <text:p text:style-name="P315">Was very... <text:s/>peculiar to lie to them. <text:s/>When they saw me dress in dark colours and pick up a jar of oil and make a knotted belt with the strap Tshavis gave me. <text:s/>The gaze of astonishment, dry giggles, and scoffs, <text:span text:style-name="T662">a</text:span>s if I were going for some very silly adventure in the middle of the night.</text:p>
      <text:p text:style-name="P314">Tamur, when coming back smelling of soot, looked me up and down, snorted, and simply wished me luck, before grabbing tools from his section. <text:s/>Always makes me laugh that the word to wish luck is “To your three rabbits!”. <text:s/>Anyway, the sun is down, <text:span text:style-name="T663">let’s go check on that Inyafee.</text:span></text:p>
      <text:h text:style-name="Heading_20_4" text:outline-level="4">Neguulen, The next night</text:h>
      <text:p text:style-name="P301">Barely enough oil for the lamp to there and back. <text:s/>I <text:span text:style-name="T664">a</text:span>m exhausted, and now part of the problem I guess. <text:s/>Thank goodness I don’t know enough of the language to testify anything.</text:p>
      <text:p text:style-name="P302">As I thought. <text:s/>Inyafee was the bear.</text:p>
      <text:p text:style-name="P302">Well, her servants <text:span text:style-name="T665">that is, who</text:span> made it look like a <text:span text:style-name="T665">wild animal’s</text:span> attack. <text:s/><text:span text:style-name="T666">Her righteous reasons truly evade me, a</text:span>nd now she is scared to be hunted down <text:span text:style-name="T665">like some..</text:span>. <text:s/><text:span text:style-name="T665">well like some bear.</text:span></text:p>
      <text:p text:style-name="P856">Let’s not wake anyone now.</text:p>
      <table:table table:name="Table129" table:style-name="Table129">
        <table:table-column table:style-name="Table129.A"/>
        <table:table-column table:style-name="Table129.B"/>
        <table:table-row>
          <table:table-cell table:style-name="Table129.A1" office:value-type="string">
            <text:p text:style-name="P720"/>
          </table:table-cell>
          <table:table-cell table:style-name="Table129.A1" office:value-type="string">
            <text:p text:style-name="P720"/>
          </table:table-cell>
        </table:table-row>
        <table:table-row>
          <table:table-cell table:style-name="Table129.A1" office:value-type="string">
            <text:p text:style-name="P720"/>
          </table:table-cell>
          <table:table-cell table:style-name="Table129.A1" office:value-type="string">
            <text:p text:style-name="P720"/>
          </table:table-cell>
        </table:table-row>
      </table:table>
      <text:p text:style-name="P708"/>
      <text:p text:style-name="P708"/>
      <text:h text:style-name="P1039" text:outline-level="4">Kuunirlen, the morning after</text:h>
      <text:p text:style-name="P317">They made it very clear I did not come home silently, I did not not wake them up, and I did not not snore like an ox. <text:s/>But they had to keep pretense. <text:s/>Clearly there’s been more annoyances from the waves of bear hunting called by Kuyageba, but apparently it is bound to stop at some point.</text:p>
      <text:p text:style-name="P317">I believe Kaffisa, Mandin and Tamur had the very wrong but plausible understanding that I was not in fact going to use the oil for its intended purpose as lamp fuel, going late with a full jar worth. <text:s/>Why did they have such silly belief. <text:s/>Good thing Falfela and Reyon right their mind up after I was gone.</text:p>
      <text:p text:style-name="P317">Anyway Inyafee is fine, the elders as well as the nattis all survived the trip to an interesting cave that is tucked away high on the peak. <text:s/>Great efforts seem to have been put to keep it concealed but it’s definitely been used for generations based on the cool ink on the walls and the shriveled carcasses of yester meals.</text:p>
      <text:p text:style-name="P319">Tshavis brought water filters, Taramandin went bush picking. <text:s/>Inyafee is planning her return and the theatre along with it so that the “scaredy little troup” looks actually believable. <text:s/>I think she made the mines look all attacked by wild animals in order to instill fear in that Kuya chieftain, in order to maintain nature’s law or something, but I also think she just didn’t want her villa to be trampled.</text:p>
      <table:table table:name="Table130" table:style-name="Table130">
        <table:table-column table:style-name="Table130.A"/>
        <table:table-column table:style-name="Table130.B"/>
        <table:table-row>
          <table:table-cell table:style-name="Table130.A1" office:value-type="string">
            <text:p text:style-name="P720"/>
          </table:table-cell>
          <table:table-cell table:style-name="Table130.A1" office:value-type="string">
            <text:p text:style-name="P720"/>
          </table:table-cell>
        </table:table-row>
        <table:table-row>
          <table:table-cell table:style-name="Table130.A1" office:value-type="string">
            <text:p text:style-name="P720"/>
          </table:table-cell>
          <table:table-cell table:style-name="Table130.A1" office:value-type="string">
            <text:p text:style-name="P720"/>
          </table:table-cell>
        </table:table-row>
      </table:table>
      <text:p text:style-name="P708"/>
      <text:p text:style-name="P319"/>
      <text:p text:style-name="P318">While we were gone, Uffel’s been working with Uzhil to set the field right for leafy greens planting, and the farmers out of which Mandin and Tamur (as well as myself) are part of were finding interesting their incursion in the work, but it’s going along well. <text:s/>I will have to return to it probably this afternoon.</text:p>
      <text:p text:style-name="P320">Mandin’s a bit concerned for Bashkaree because he’s been seen with the chieftain horseriding yesterday evening and today morning. <text:s/>That happened after there was apparently some screaming about between Kuya and the main tavernist Inels, where she pretty much asked him to chill.</text:p>
      <text:p text:style-name="P320">Kaffisa and Taalashen have been doing the <text:span text:style-name="T72">“Pessol”</text:span>, on town watch walking from dawn to dusk and some more. <text:s/>They’ve been going at it since returning from our returning from Mandin and Taalashen’s clan. <text:s/>I don’t know where they find the energy to be on the go for so long.</text:p>
      <text:p text:style-name="P321">As for Tamur and Falfela, they both seem to put their head in the sand in different ways. <text:s/>Falfela’s been practicing more sword dance, and Tamur’s off and <text:span text:style-name="T669">been </text:span>playing with different materials.</text:p>
      <text:p text:style-name="P323"><text:span text:style-name="T667">Reyon on his side this morning asked me more about the staffs, and pointed at the word “bacterias” in one of my entries. <text:s/>We had a very strange conversation mixing hosts, guests, some unwanted, some fine, and clear demons of the body </text:span><text:span text:style-name="T670">that the eye alone cannot see</text:span><text:span text:style-name="T667">, and how a fair few of them look like millions of tiny tiny staffs that multiply by themselves, so we came up with the word </text:span><text:span text:style-name="T132">“Bakhiluni”</text:span><text:span text:style-name="T20">, </text:span><text:span text:style-name="T21">many small staffs</text:span><text:span text:style-name="T667">.</text:span></text:p>
      <table:table table:name="Table131" table:style-name="Table131">
        <table:table-column table:style-name="Table131.A"/>
        <table:table-column table:style-name="Table131.B"/>
        <table:table-row>
          <table:table-cell table:style-name="Table131.A1" office:value-type="string">
            <text:p text:style-name="P720"/>
          </table:table-cell>
          <table:table-cell table:style-name="Table131.A1" office:value-type="string">
            <text:p text:style-name="P720"/>
          </table:table-cell>
        </table:table-row>
        <table:table-row>
          <table:table-cell table:style-name="Table131.A1" office:value-type="string">
            <text:p text:style-name="P720"/>
          </table:table-cell>
          <table:table-cell table:style-name="Table131.A1" office:value-type="string">
            <text:p text:style-name="P720"/>
          </table:table-cell>
        </table:table-row>
      </table:table>
      <text:p text:style-name="P708"/>
      <text:p text:style-name="P323"/>
      <text:p text:style-name="P322"><text:span text:style-name="T667">Some strange soup of emotions in that guy’s eyes came before his knees gave, before saying </text:span><text:span text:style-name="T668">under his breath that </text:span><text:span text:style-name="T667">he needs to ask Tamur </text:span><text:span text:style-name="T671">for help </text:span><text:span text:style-name="T672">with something</text:span><text:span text:style-name="T667">.</text:span></text:p>
      <text:p text:style-name="P320">I honestly just want a drink. <text:s/>Hopefully Uffel would be kind enough to offer me some more of that same wine.</text:p>
      <text:h text:style-name="Heading_20_4" text:outline-level="4">Head. <text:s/>Hurts.</text:h>
      <text:p text:style-name="P303">Sun’s high and my forehead boils. <text:s/>Wasn’t alone in wanting to drink.</text:p>
      <text:p text:style-name="P303">Couldn’t find Uffel but I followed some crowd that kept saying the Khattom is closed so we’re going to the sprawl to drink. <text:s/>There was a good chunk of the population of the town bringing their own wines and beers to have at it outside of the tavern, and either selling it or giving it as pleased. <text:s/>Some chants, some fights, lots of crass laughters.</text:p>
      <text:p text:style-name="P304">I <text:span text:style-name="T673">ended up indeed</text:span> find Uffel who was selling her family’s vineyard “finests” by the cup full from up a <text:span text:style-name="T673">stone </text:span>ledge, and when she saw me she hurled a <text:span text:style-name="T72">“TANKIRAN! Yelli! Tateyits Sha’sabba!”</text:span> Tankiran, come to me, greatly enjoy towards for your incisive. <text:s/>And made me drink a cup that she poured down my gullet, AND ANOTHER. <text:s/>And then pushed me aside as more folks were coming so she couldn’t spend much time. <text:s/><text:span text:style-name="T673">Didn’t ask me to pay so yay.</text:span></text:p>
      <table:table table:name="Table132" table:style-name="Table132">
        <table:table-column table:style-name="Table132.A"/>
        <table:table-column table:style-name="Table132.B"/>
        <table:table-row>
          <table:table-cell table:style-name="Table132.A1" office:value-type="string">
            <text:p text:style-name="P720"/>
          </table:table-cell>
          <table:table-cell table:style-name="Table132.A1" office:value-type="string">
            <text:p text:style-name="P720"/>
          </table:table-cell>
        </table:table-row>
        <table:table-row>
          <table:table-cell table:style-name="Table132.A1" office:value-type="string">
            <text:p text:style-name="P720"/>
          </table:table-cell>
          <table:table-cell table:style-name="Table132.A1" office:value-type="string">
            <text:p text:style-name="P720"/>
          </table:table-cell>
        </table:table-row>
      </table:table>
      <text:p text:style-name="P708"/>
      <text:p text:style-name="P304"/>
      <text:p text:style-name="P325">Too many people though, I don’t do well in crowds, people always look at my head bobbing above every others. <text:s/>I was pretty buzzed by the time I was further, even though I did see Tamur la and Taramandin. <text:s/>Haven’t seen Tamurba, I guess he really indeed took off for some adventure time.</text:p>
      <text:p text:style-name="P324">Owe I’mma need to have water soon.</text:p>
      <text:p text:style-name="P326">Then I returned towards home cause honestly two full cups buzzed me alright already, and when I passed by the Khattom I heard yet another <text:span text:style-name="T72">“Tankiran! Yan!”</text:span> yelped half a whisper. <text:s/>And who do I see pretty drunk? Falfela! She grabbed me by the elbow and pulled me inside the Khattom, where all <text:span text:style-name="T674">fires</text:span> were <text:span text:style-name="T674">smothered</text:span>.</text:p>
      <text:p text:style-name="P326">Her and Inels the tavernist were having the whole bar by themselves. <text:s/>Inels bowed ceremoniously but I could see she was holding that role by a thread by now. <text:s/>She offered to make a tea of sort and they both looked at each other, shrugged and she grabbed what looked like an expensively made jar and poured me one too, with Falfela saying <text:span text:style-name="T72">“Tsa</text:span><text:span text:style-name="T133">a</text:span><text:span text:style-name="T72">len t</text:span><text:span text:style-name="T133">u</text:span><text:span text:style-name="T72">ra”</text:span>, I had not heard the word <text:span text:style-name="T72">tura</text:span> before, but I think it meant “this one moment only”.</text:p>
      <text:p text:style-name="P327">They were talking together about <text:span text:style-name="T674">both of their</text:span> role<text:span text:style-name="T674">s</text:span> in society, how both of them carry a lot of what it is to live in Yivalkes, and that without one or the other, the whole city would fall apart.</text:p>
      <table:table table:name="Table133" table:style-name="Table133">
        <table:table-column table:style-name="Table133.A"/>
        <table:table-column table:style-name="Table133.B"/>
        <table:table-row>
          <table:table-cell table:style-name="Table133.A1" office:value-type="string">
            <text:p text:style-name="P720"/>
          </table:table-cell>
          <table:table-cell table:style-name="Table133.A1" office:value-type="string">
            <text:p text:style-name="P720"/>
          </table:table-cell>
        </table:table-row>
        <table:table-row>
          <table:table-cell table:style-name="Table133.A1" office:value-type="string">
            <text:p text:style-name="P720"/>
          </table:table-cell>
          <table:table-cell table:style-name="Table133.A1" office:value-type="string">
            <text:p text:style-name="P720"/>
          </table:table-cell>
        </table:table-row>
      </table:table>
      <text:p text:style-name="P708"/>
      <text:p text:style-name="P327"/>
      <text:p text:style-name="P325">Honestly it felt absolutely awkward almos<text:span text:style-name="T674">t</text:span> holding the candle to their chant <text:span text:style-name="T674">for</text:span> the self, but it was hilarious nonetheless to see Falfela smothering <text:span text:style-name="T674">the tavernist with good words, completely and utterly drunk. <text:s/>Inels was not too far behind. <text:s/>They were asking me questions that were mainly to show that I agree with what they were saying, and being their guest in this dimmed </text:span><text:span text:style-name="T858">e</text:span><text:span text:style-name="T674">mbers in darkened blue paint, clearly in some unknown territory, it was best to say </text:span><text:span text:style-name="T133">“Tu</text:span><text:span text:style-name="T134">du</text:span><text:span text:style-name="T133">kh!... <text:s/>Aas!... <text:s/>Nawm!... <text:s/>Lhea!”</text:span><text:span text:style-name="T674"> </text:span><text:span text:style-name="T677">(Right now... <text:s/>Suitable... <text:s/>Very now... <text:s/>Agreed) </text:span><text:span text:style-name="T674">and the likes, as it did grant me more of that fine... <text:s/>berry wine I think?</text:span></text:p>
      <text:p text:style-name="P328">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328">After using said backhouse, I made my way home and met Mandindaya chatting with Wanska of all people I’d imagine see this late at our house, especially with Tamur not present. <text:s/><text:span text:style-name="T675">I went in my bed giving them some salute beforehand, and they chuckled at my slight drunkenness. <text:s/>She did offer me a mint tea which was nice.</text:span></text:p>
      <text:p text:style-name="P770">I was dozing off as I heard them return to their gossiping, while the water was heating up. <text:s/>They were talking about Bash, about Tamur, about Taramandin, <text:span text:style-name="T676">about Kuya</text:span>, a few other names I didn’t know, saying things good and bad about each. <text:s/>They didn’t have much good words for Luseytokris <text:span text:style-name="T676">however</text:span>.</text:p>
      <table:table table:name="Table134" table:style-name="Table134">
        <table:table-column table:style-name="Table134.A"/>
        <table:table-column table:style-name="Table134.B"/>
        <table:table-row>
          <table:table-cell table:style-name="Table134.A1" office:value-type="string">
            <text:p text:style-name="P720"/>
          </table:table-cell>
          <table:table-cell table:style-name="Table134.A1" office:value-type="string">
            <text:p text:style-name="P720"/>
          </table:table-cell>
        </table:table-row>
        <table:table-row>
          <table:table-cell table:style-name="Table134.A1" office:value-type="string">
            <text:p text:style-name="P720"/>
          </table:table-cell>
          <table:table-cell table:style-name="Table134.A1" office:value-type="string">
            <text:p text:style-name="P720"/>
          </table:table-cell>
        </table:table-row>
      </table:table>
      <text:p text:style-name="P708"/>
      <text:p text:style-name="P770"/>
      <text:p text:style-name="P769">Once the tea was ready, she brought it to me, and sang an old sounding hymn of sort, subverting it into silly chat which made Mandin laugh a little.</text:p>
      <text:p text:style-name="P329">It kicked me to sleep pretty fast, dozing off to their renewed chatter.</text:p>
      <text:p text:style-name="P329">Anyway, the sun is hot, clouds are far, and I should go and wash clothes or something. <text:s/><text:span text:style-name="T678">And get water.</text:span></text:p>
      <text:h text:style-name="Heading_20_3" text:outline-level="3"><text:bookmark-start text:name="__RefHeading___Toc18162_2955562914"/>Baarella, last week of Akkas; Rain<text:bookmark-end text:name="__RefHeading___Toc18162_2955562914"/></text:h>
      <text:p text:style-name="P298">I really don’t want to go till the soil but there’s no other options. <text:s/>Beats chopping wood.</text:p>
      <text:p text:style-name="P298">I overheard Tamur say to Reyon that he thinks I got hit on the head too hard and that’s why I think we have many small staffs in the body. <text:s/>Honestly he can think whatever he wants, it’s not like I have proofs or anything. <text:s/>I just learned that things exist, not how to reach to those conclusions. <text:s/></text:p>
      <text:p text:style-name="P299">I feel as though my knowledge is utterly useless. <text:s/>I can’t help my clan with what made our lives easier where I’m from. <text:s/>And when I do share anything, people look at me like I grew a second head. <text:s/><text:span text:style-name="T679">I wish I knew how to work glass at least. <text:s/>Or make antibiotic. <text:s/>Or walky talkies. <text:s/>Or anything. <text:s/>At least they were so nice in teaching me how to survive whatever this world is about. <text:s/>I just wish I could give something back in turn.</text:span></text:p>
      <table:table table:name="Table135" table:style-name="Table135">
        <table:table-column table:style-name="Table135.A"/>
        <table:table-column table:style-name="Table135.B"/>
        <table:table-row>
          <table:table-cell table:style-name="Table135.A1" office:value-type="string">
            <text:p text:style-name="P720"/>
          </table:table-cell>
          <table:table-cell table:style-name="Table135.A1" office:value-type="string">
            <text:p text:style-name="P720"/>
          </table:table-cell>
        </table:table-row>
        <table:table-row>
          <table:table-cell table:style-name="Table135.A1" office:value-type="string">
            <text:p text:style-name="P720"/>
          </table:table-cell>
          <table:table-cell table:style-name="Table135.A1" office:value-type="string">
            <text:p text:style-name="P720"/>
          </table:table-cell>
        </table:table-row>
      </table:table>
      <text:p text:style-name="P708"/>
      <text:p text:style-name="P299"/>
      <text:p text:style-name="P331">Yesterday I could hear Lagris and Izmawn have a public conversation about suffering, and there was no such thing as a crowd present. <text:s/>I guess many folks were still indeed suffering from having drank. <text:s/>How come so many people decided they were going to hit the booze together outdoors? That was silly. <text:s/>Myself included mind you.</text:p>
      <text:p text:style-name="P330">!, one of Inyafee’s natti is outside!</text:p>
      <text:h text:style-name="Heading_20_4" text:outline-level="4"><text:span text:style-name="T682">LeLiilen</text:span>, the last <text:span text:style-name="T682">3</text:span><text:span text:style-name="T57">rd</text:span></text:h>
      <text:p text:style-name="P333">Took everything to hide I was not too well. <text:s/>Didn’t really feel like spending yet another full day at the temple getting washed and watched.</text:p>
      <text:p text:style-name="P333">The mine remains somewhat closed for the time being, but there’s still some work happening, so we should have a safe winter. <text:s/>The “bear” has not been found yet, pretense maintained and whatnot.</text:p>
      <text:p text:style-name="P335">Folks are disseminated here and there. <text:s/>Falfela is at her family’s cleaning up some critter litter <text:span text:style-name="T681">(since Inyafee, the elders, and their natti returned to the villa, the one that came was interesting in her retelling of the story of how they fled </text:span><text:span text:style-name="T135">The Bear</text:span><text:span text:style-name="T681">,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able:table table:name="Table136" table:style-name="Table136">
        <table:table-column table:style-name="Table136.A"/>
        <table:table-column table:style-name="Table136.B"/>
        <table:table-row>
          <table:table-cell table:style-name="Table136.A1" office:value-type="string">
            <text:p text:style-name="P720"/>
          </table:table-cell>
          <table:table-cell table:style-name="Table136.A1" office:value-type="string">
            <text:p text:style-name="P720"/>
          </table:table-cell>
        </table:table-row>
        <table:table-row>
          <table:table-cell table:style-name="Table136.A1" office:value-type="string">
            <text:p text:style-name="P720"/>
          </table:table-cell>
          <table:table-cell table:style-name="Table136.A1" office:value-type="string">
            <text:p text:style-name="P720"/>
          </table:table-cell>
        </table:table-row>
      </table:table>
      <text:p text:style-name="P708"/>
      <text:p text:style-name="P335"/>
      <text:p text:style-name="P334">I’ve worked with Tamur, Mandin, and a few more on the field and Uffel is distant. <text:s/>Uzhil has been helping her and us on the farming bit, she’s showing some technique that involes a long rod <text:span text:style-name="T680">plundering</text:span> into the ground a little deeper making a bunch of holes. <text:s/>She says it’s good for the land. <text:s/><text:span text:style-name="T680">Puzzled a lot of us, but Tamurba not being here, and her being quite insistent, we just look silly doing it.</text:span></text:p>
      <text:p text:style-name="P342">Speaking of Tamur, I thought he was supposed to build houses in the southern sprawl. <text:s/>In the afternoon, he seems focus on sieving sand by the decks instead.</text:p>
      <text:p text:style-name="P343">Honestly of all the people I know well, he’s the one I understand the least. <text:s/>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That guy has some powerful worms in his head. <text:s/>Also the more I learn of the language, the more I can tell he has a bit of a stutter. <text:s/>I wonder what sort of destiny he would have had in my world.</text:p>
      <table:table table:name="Table137" table:style-name="Table137">
        <table:table-column table:style-name="Table137.A"/>
        <table:table-column table:style-name="Table137.B"/>
        <table:table-row>
          <table:table-cell table:style-name="Table137.A1" office:value-type="string">
            <text:p text:style-name="P720"/>
          </table:table-cell>
          <table:table-cell table:style-name="Table137.A1" office:value-type="string">
            <text:p text:style-name="P720"/>
          </table:table-cell>
        </table:table-row>
        <table:table-row>
          <table:table-cell table:style-name="Table137.A1" office:value-type="string">
            <text:p text:style-name="P720"/>
          </table:table-cell>
          <table:table-cell table:style-name="Table137.A1" office:value-type="string">
            <text:p text:style-name="P720"/>
          </table:table-cell>
        </table:table-row>
      </table:table>
      <text:p text:style-name="P708"/>
      <text:p text:style-name="P708"/>
      <text:h text:style-name="P1039" text:outline-level="4">Biniilen, The last day of the last week of Akkas</text:h>
      <text:p text:style-name="P336">There’s been preparations for the festival starting tomorrow for a full week. <text:s/>Falfela has returned home yesterday midday, she checked on me and could tell I’m sick and sent me to spend time at the closest wet house. <text:s/>I don’t want to see people honestly. <text:s/><text:span text:style-name="T683">They keep gossiping to see Tankiran chop woods like some massive beaver. <text:s/>I’d rather stay home and read horror story from Stimur’s press, or for real, play videogames. <text:s/>I miss that. <text:s/>Is all. <text:s/>At least I get a laugh from singing or whistling the first bit from the song of Taalashen and Kaffisa, </text:span><text:span text:style-name="T684">as many like to do</text:span><text:span text:style-name="T683">. <text:s/></text:span><text:span text:style-name="T684">P</text:span><text:span text:style-name="T683">isses Kaffisa so much bruh.</text:span></text:p>
      <text:h text:style-name="Heading_20_5" text:outline-level="5">––</text:h>
      <text:p text:style-name="P344">Came back from yet another Gneree hearing at the talking decks, listening in as many people do. <text:s/>Falfela and Kuyageba as per usual, Uffel was replacing Tamurba, Layaash was the voice of his elder, Luseytokris not wanting to participate and Kelliiv had his time cut short somehow, and some more I didn’t know. <text:s/>Most complained about the late call for a justice to be rendered.</text:p>
      <text:p text:style-name="P1271">The reason for it was Taramadin overdrinking at the Khattom <text:span text:style-name="T685">for the second week in a row</text:span>, and Inels wanting a swift decision in the evening, before the festivals of Argas. <text:s/>She had tried to theatrically remove him from the premisce, but he refused, leading us to this hearing. <text:s/>Some people seem to think she overreacted, but who knows.</text:p>
      <table:table table:name="Table138" table:style-name="Table138">
        <table:table-column table:style-name="Table138.A"/>
        <table:table-column table:style-name="Table138.B"/>
        <table:table-row>
          <table:table-cell table:style-name="Table138.A1" office:value-type="string">
            <text:p text:style-name="P720"/>
          </table:table-cell>
          <table:table-cell table:style-name="Table138.A1" office:value-type="string">
            <text:p text:style-name="P720"/>
          </table:table-cell>
        </table:table-row>
        <table:table-row>
          <table:table-cell table:style-name="Table138.A1" office:value-type="string">
            <text:p text:style-name="P720"/>
          </table:table-cell>
          <table:table-cell table:style-name="Table138.A1" office:value-type="string">
            <text:p text:style-name="P720"/>
          </table:table-cell>
        </table:table-row>
      </table:table>
      <text:p text:style-name="P708"/>
      <text:p text:style-name="P344"/>
      <text:p text:style-name="P1270">Surprisingly, Kelliiv, the one who had been caught for breaking the wheel, offered to handle the guest in house, as this Mandin had been slacking off his scouting duties since spending more time with Tshavis, his very pupil.</text:p>
      <text:p text:style-name="P345">As most did not care for the hearing, or in the case of Uffel <text:span text:style-name="T687">did not </text:span>seem to know what to do or not, Kelliiv was tasked by Kuyageba with ensuring Taramandin avoids the Khattom until <text:span text:style-name="T72">“Wigil”</text:span>, the Winter solstice, lest he himself be unable to join celebrations <text:span text:style-name="T686">of any kind </text:span>as well. <text:s/>I could tell Inels was sour about the response, but relieved of the due process.</text:p>
      <text:h text:style-name="Heading_20_3" text:outline-level="3"><text:bookmark-start text:name="__RefHeading___Toc18164_2955562914"/>Lenko’i Largas, 4 days till Largas<text:bookmark-end text:name="__RefHeading___Toc18164_2955562914"/></text:h>
      <text:p text:style-name="P332">It’s raining, cold, and there is no sound of festivities yet.</text:p>
      <text:p text:style-name="P354">I am not feeling myself.</text:p>
      <text:p text:style-name="P346">––</text:p>
      <text:p text:style-name="P771">I can hear stuff happening outside. <text:s/>I guess the town gets lively as the sky darkens.</text:p>
      <text:p text:style-name="P1273"><text:span text:style-name="T688">I see they left a black, thick toga for me to wear, along with what looks like.. <text:s/>some weirdly ornate belt... <text:s/>and a short fur cape with a hoodie. <text:s/></text:span><text:span text:style-name="T689">I guess they remembered I hate the cold.</text:span></text:p>
      <text:p text:style-name="P1274">Is... <text:s/>is that some tusks? No way...</text:p>
      <table:table table:name="Table139" table:style-name="Table139">
        <table:table-column table:style-name="Table139.A"/>
        <table:table-column table:style-name="Table139.B"/>
        <table:table-row>
          <table:table-cell table:style-name="Table139.A1" office:value-type="string">
            <text:p text:style-name="P720"/>
          </table:table-cell>
          <table:table-cell table:style-name="Table139.A1" office:value-type="string">
            <text:p text:style-name="P720"/>
          </table:table-cell>
        </table:table-row>
        <table:table-row>
          <table:table-cell table:style-name="Table139.A1" office:value-type="string">
            <text:p text:style-name="P720"/>
          </table:table-cell>
          <table:table-cell table:style-name="Table139.A1" office:value-type="string">
            <text:p text:style-name="P720"/>
          </table:table-cell>
        </table:table-row>
      </table:table>
      <text:p text:style-name="P708"/>
      <text:p text:style-name="P771"/>
      <text:h text:style-name="P1039" text:outline-level="4">Lenleli, 3 days till</text:h>
      <text:p text:style-name="P337">Late morning. <text:s/>I am in PAIN. <text:s/>AND IN PAINT my face is clayed up as are my arms. <text:s/>And the river will be cold as fuck. <text:s/>Ugh!</text:p>
      <text:p text:style-name="P337">But it was fun. <text:s/>And I think we’re doing something similar like this tonight again. <text:s/>I don’t know how much I can handle though.</text:p>
      <text:p text:style-name="P337">Taalashen was pretty good with massive drums that I had not seen before, I can see why I thought she’d like metal style stuff. <text:s/>I’m sure she’d shred on a stage too. <text:s/>We mainly had a town wide party at the talking decks that then migrated to the circus through the main street and crossing the canal.</text:p>
      <text:p text:style-name="P337">Bunch of colours, bunch of characters, some play fights, I got to growl like some orc of sort and be smithed with a spear, <text:span text:style-name="T690">a slingshot, a crooked staff, and a trident, before getting kicked real close to a bonfire</text:span>. <text:s/><text:span text:style-name="T690">The tusks kinda hurt after a while and I have massive blisters in the mouth from them, but I guess they had me play out their rendition of a Titan.</text:span></text:p>
      <text:p text:style-name="P1276">Ha. <text:s/>I played the evil guy. <text:s/>Lmao.</text:p>
      <text:p text:style-name="P1276">Kaffisa was giving me directions on what to do, herself looking fancy in a short robe of greens and yellows with a bow and arrow. <text:s/>She told me we are doing it again tonight but this time I have to say some phrases at key moments. <text:s/>We are going to practice it together with the tusks in soon, but they hurt so much now.</text:p>
      <table:table table:name="Table140" table:style-name="Table140">
        <table:table-column table:style-name="Table140.A"/>
        <table:table-column table:style-name="Table140.B"/>
        <table:table-row>
          <table:table-cell table:style-name="Table140.A1" office:value-type="string">
            <text:p text:style-name="P720"/>
          </table:table-cell>
          <table:table-cell table:style-name="Table140.A1" office:value-type="string">
            <text:p text:style-name="P720"/>
          </table:table-cell>
        </table:table-row>
        <table:table-row>
          <table:table-cell table:style-name="Table140.A1" office:value-type="string">
            <text:p text:style-name="P720"/>
          </table:table-cell>
          <table:table-cell table:style-name="Table140.A1" office:value-type="string">
            <text:p text:style-name="P720"/>
          </table:table-cell>
        </table:table-row>
      </table:table>
      <text:p text:style-name="P708"/>
      <text:p text:style-name="P348"/>
      <text:p text:style-name="P1275">Reyon is not participating as much because he’s taking care of little Kodor at its mother’s house, while everything happens. <text:s/>Mandin seems a bit annoyed today, not sure why. <text:s/>Tamur <text:span text:style-name="T691">had been</text:span> going around with <text:span text:style-name="T691">a clay bun and taking notes in distance of things.</text:span></text:p>
      <text:p text:style-name="P347">Falfela’s look is... <text:s/>interesting. <text:s/>She has a harp with a single string and looks... <text:s/>stupid? I don’t know how to describe it it’s like she plays a dumb character but also in flowey expensive looking dress? <text:span text:style-name="T691">When I asked her what she was, she told me dismissively it was for me to figure out. <text:s/>If I were to guess, she seems to represent “Stupid Fate”, especially with the strange and out of tune voice she screamed from time to time during some scenes.</text:span></text:p>
      <text:p text:style-name="P349">Honestly I’m so confused, are we cosplaying as gods and doing a makeshift rendition of old stories? - op, getting called outside!</text:p>
      <text:p text:style-name="P712"/>
      <text:p text:style-name="P713"/>
      <text:h text:style-name="P1043" text:outline-level="4"/>
      <text:h text:style-name="P1067" text:outline-level="7">D7</text:h>
      <text:h text:style-name="P1074" text:outline-level="4"/>
      <text:h text:style-name="P1011" text:outline-level="1"><text:bookmark-start text:name="__RefHeading___Toc31286_2816179978 Copy 8"/>Journal <text:span text:style-name="T1082">1</text:span><text:span text:style-name="T1083">2</text:span><text:bookmark-end text:name="__RefHeading___Toc31286_2816179978 Copy 8"/></text:h>
      <text:h text:style-name="Heading_20_6" text:outline-level="6"><text:span text:style-name="T1083">12</text:span><text:span text:style-name="T227">BLbnbb</text:span></text:h>
      <text:p text:style-name="P851"/>
      <text:p text:style-name="P850"/>
      <text:h text:style-name="P1039" text:outline-level="4">Lendoli, Two days till</text:h>
      <text:p text:style-name="P338">My gums are on fire. <text:s/>Those tusks I tell you. <text:s/>Also I have bruises on my legs, some people hit me really strongly, they said they’re sorry but damn, I don’t think they were.</text:p>
      <text:p text:style-name="P338">Reyon finally has been relieved from his mother helping duties, and painted himself whitish yellow, and got chased around a few times by sunflowers and other sun like characters.</text:p>
      <text:p text:style-name="P338">Falfela has been giving strange orders to people and they follow it on the spot. <text:s/>Like the most random things. <text:s/>Some people sighed of discontentment before doing the weird, but lots of people were hysterically snorting.</text:p>
      <text:p text:style-name="P338">Inyafee looked really beautiful, and it sort of reminded me of an Egyptian pharaoh but not quite. <text:s/>I was told to go to my knees when she passes in front of me. <text:s/>And <text:span text:style-name="T692">Bash’s boss</text:span> who was dressed in a way that reminded me of Zeus did a sword dance with her. <text:s/><text:span text:style-name="T692">She did seem a little flustered afterwards and Falfela chatted with her for a bit.</text:span></text:p>
      <text:p text:style-name="P773">Speaking of Bash, he’s been a bit of a silly prick. <text:s/>He sneakily goes behind people with a flute and blowing it super high pitch when people least expect it and run away making the most chaotic snicker ever before getting slapped. <text:s/>He did it to me THREE TIMES yesterday.</text:p>
      <table:table table:name="Table141" table:style-name="Table141">
        <table:table-column table:style-name="Table141.A"/>
        <table:table-column table:style-name="Table141.B"/>
        <table:table-row>
          <table:table-cell table:style-name="Table141.A1" office:value-type="string">
            <text:p text:style-name="P721"/>
          </table:table-cell>
          <table:table-cell table:style-name="Table141.A1" office:value-type="string">
            <text:p text:style-name="P721"/>
          </table:table-cell>
        </table:table-row>
        <table:table-row>
          <table:table-cell table:style-name="Table141.A1" office:value-type="string">
            <text:p text:style-name="P721"/>
          </table:table-cell>
          <table:table-cell table:style-name="Table141.A1" office:value-type="string">
            <text:p text:style-name="P721"/>
          </table:table-cell>
        </table:table-row>
      </table:table>
      <text:p text:style-name="P832"/>
      <text:p text:style-name="P773"/>
      <text:p text:style-name="P772">The first two were somewhat funny but the last one I had to stop myself from grabbing him off the ground and throw him in the canal. <text:s/>Mandin can’t even control whatever stung him.</text:p>
      <text:p text:style-name="P350">The ground is an absolute stinky mess. <text:s/>Chicken bones, boar ribs, broken clay pots, broths spilled, stomach content... <text:s/>As soon as we leave the main street it’s sort of okay but apparently there’s been a few wild animals coming in to scavenge. <text:s/>The first part of the day a fair few people helped with cleaning up but damn. <text:s/>I’ve heard Taalashen barking orders at people to do be a little more orderly. <text:s/>Rarely ever seen it get that bad.</text:p>
      <text:p text:style-name="P350">There’s rumors of free booze on Argas proper as well as the day before, compliments of Inels. <text:s/>I don’t know how much that will help or hinder that. <text:s/></text:p>
      <text:p text:style-name="P350">So I spent more time with Kaffisa and Stimur to memorize texts to say for tonight, and wow is it a tongue twister. <text:s/>And I’m wearing extra padding of layers of wool and leather that makes me look like some thickest being from all, ALL angles, but will also protect me from a beating <text:span text:style-name="T693">from a bunch of people at once</text:span>.</text:p>
      <text:p text:style-name="P832"><text:span text:style-name="T693">I’m allowed to sing it which honestly makes it easier to remember but let’s hope I don’t mess it up tonight. <text:s/>Especially with those stupid TUSKS aa</text:span><text:span text:style-name="T695">a</text:span><text:span text:style-name="T693">a</text:span><text:span text:style-name="T694">h!</text:span></text:p>
      <table:table table:name="Table142" table:style-name="Table142">
        <table:table-column table:style-name="Table142.A"/>
        <table:table-column table:style-name="Table142.B"/>
        <table:table-row>
          <table:table-cell table:style-name="Table142.A1" office:value-type="string">
            <text:p text:style-name="P721"/>
          </table:table-cell>
          <table:table-cell table:style-name="Table142.A1" office:value-type="string">
            <text:p text:style-name="P721"/>
          </table:table-cell>
        </table:table-row>
        <table:table-row>
          <table:table-cell table:style-name="Table142.A1" office:value-type="string">
            <text:p text:style-name="P721"/>
          </table:table-cell>
          <table:table-cell table:style-name="Table142.A1" office:value-type="string">
            <text:p text:style-name="P721"/>
          </table:table-cell>
        </table:table-row>
      </table:table>
      <text:p text:style-name="P832"/>
      <text:p text:style-name="P832"/>
      <text:h text:style-name="P1039" text:outline-level="4">Baringi, Last day till</text:h>
      <text:p text:style-name="P340">My head hurts. <text:s/>My knees hurt. <text:s/>My teeth hurt.</text:p>
      <text:p text:style-name="P351">Apparently I don’t have to play that titan anymore, I did my part for the ongoing show. <text:s/>AT LAST. <text:s/><text:span text:style-name="T698">I can watch more what happens.</text:span></text:p>
      <text:p text:style-name="P351">Just<text:span text:style-name="T696"> stuck in a loop of repeating </text:span>in my mind<text:span text:style-name="T696"> the same phrases from that character I am playing, and seeing one of the tusk fall on the ground at last at the perfect timing.</text:span></text:p>
      <text:p text:style-name="P339">Tamurba <text:span text:style-name="T699">came back</text:span>! He looks more tanned and a fair few people stopped theatrics when they realized he was hiding among the beggars. <text:s/>He gave for those who were ready to listen a fair few stories of his adventures, with people attempting of copying what he was sharing, <text:span text:style-name="T697">but the show had to go on so he promised to share later before jumping to somewhere I couldn’t see. <text:s/>I wonder how that’s going to play out with Uffel’s (and honestly Uzhil’s) control of the farm.</text:span></text:p>
      <text:p text:style-name="P352">But wow is it freezing today, even with the fire going. <text:s/>I think I need to stick to the sauna for a while. <text:s/>I really want to drink to my heart’s content tonight. <text:s/></text:p>
      <table:table table:name="Table143" table:style-name="Table143">
        <table:table-column table:style-name="Table143.A"/>
        <table:table-column table:style-name="Table143.B"/>
        <table:table-row>
          <table:table-cell table:style-name="Table143.A1" office:value-type="string">
            <text:p text:style-name="P721"/>
          </table:table-cell>
          <table:table-cell table:style-name="Table143.A1" office:value-type="string">
            <text:p text:style-name="P721"/>
          </table:table-cell>
        </table:table-row>
        <table:table-row>
          <table:table-cell table:style-name="Table143.A1" office:value-type="string">
            <text:p text:style-name="P721"/>
          </table:table-cell>
          <table:table-cell table:style-name="Table143.A1" office:value-type="string">
            <text:p text:style-name="P721"/>
          </table:table-cell>
        </table:table-row>
      </table:table>
      <text:p text:style-name="P832"/>
      <text:p text:style-name="P832"/>
      <text:h text:style-name="P1015" text:outline-level="2"><text:bookmark-start text:name="__RefHeading___Toc18166_2955562914"/>Argas<text:bookmark-end text:name="__RefHeading___Toc18166_2955562914"/></text:h>
      <text:p text:style-name="P353"><text:span text:style-name="T72">“Sharenden shi!”</text:span> Golden mornings come!</text:p>
      <text:p text:style-name="P353">As the rain tumbled the people and the great play alike.</text:p>
      <text:p text:style-name="P353">I decided to not drink yesterday. <text:s/>It was hard, but I think I figured a lot of what the <text:span text:style-name="T72">“Donseree”</text:span> or town theatrics was about. <text:s/>It was <text:span text:style-name="T700">and still is </text:span>reenactment of different stories from the past <text:span text:style-name="T700">as well as</text:span> <text:span text:style-name="T700">current</text:span>.</text:p>
      <text:p text:style-name="P355">The time I was on stage made me think of the titans and elder gods being cast into the fire by the new gods, with me being one of the bad ones.</text:p>
      <text:p text:style-name="P355">One story that people brought on the talking decks was that of the bunnies that ate the world till the cosmic foxes laid waste of them. <text:s/>I am sure Stimur was proud of the enactment, though I do not know if she actually is the author or simply a scribe of it. <text:s/>I’ll have to ask her.</text:p>
      <text:p text:style-name="P357">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able:table table:name="Table144" table:style-name="Table144">
        <table:table-column table:style-name="Table144.A"/>
        <table:table-column table:style-name="Table144.B"/>
        <table:table-row>
          <table:table-cell table:style-name="Table144.A1" office:value-type="string">
            <text:p text:style-name="P721"/>
          </table:table-cell>
          <table:table-cell table:style-name="Table144.A1" office:value-type="string">
            <text:p text:style-name="P721"/>
          </table:table-cell>
        </table:table-row>
        <table:table-row>
          <table:table-cell table:style-name="Table144.A1" office:value-type="string">
            <text:p text:style-name="P721"/>
          </table:table-cell>
          <table:table-cell table:style-name="Table144.A1" office:value-type="string">
            <text:p text:style-name="P721"/>
          </table:table-cell>
        </table:table-row>
      </table:table>
      <text:p text:style-name="P832"/>
      <text:p text:style-name="P357"/>
      <text:p text:style-name="P356">One more was less theatrical and more between folks. <text:s/>Inyafee, still dressed all fancy and queen like and referred to as <text:span text:style-name="T72">“Ivdessim”</text:span> or <text:span text:style-name="T72">“Shra!”</text:span>, is getting chased a little bit by Luseytokris, dressed as who Reyon said <text:span text:style-name="T72">“Amomba”</text:span>, but Tamur says <text:span text:style-name="T72">“Tshufava”</text:span>. <text:s/><text:span text:style-name="T701">Well she seems to really enjoy generally people showing forms of respect, but gets absolutely rigid with a smile of fear when he comes close. <text:s/>Reyon whispered to me when no one could hear </text:span><text:span text:style-name="T136">“Lus grunerh Nyafee’i neddelani... <text:s/>Ursewa Grun</text:span><text:span text:style-name="T137">a</text:span><text:span text:style-name="T136">rh Yeggontu luuli, khuuyalts?”</text:span><text:span text:style-name="T701"> Lus is a bear to Inyafee I can smell, as she </text:span><text:span text:style-name="T702">had been</text:span><text:span text:style-name="T701"> a bear to the mountain gutter, you see?</text:span></text:p>
      <text:p text:style-name="P358">As the crowd migrated from the talking decks to the circus, there was some issues we could hear in the Southern sprawl. <text:s/>I don’t think I’ve ever felt Tamur hold to my hand before, let alone that strongly, he seemed absolutely scared of something happening there. <text:s/>Didn’t mention anything but I definitely did not let go of him until he eased when we reached the circus.</text:p>
      <text:p text:style-name="P358">After that, I separated myself from the other Falfelides. <text:s/>Honestly I just wanted to see the event from above and I climbed onto the circus’ wall to watch the dancing, the fake attacks, the singings abrubtly stopped, the drum beatings. <text:s/>Also did not stink as much of sweats from up there.</text:p>
      <text:p text:style-name="P360">And guess who came to try and annoy me? Bash of course! Though I made it clear I needed some calm. <text:s/>So instead of playing harshly the flute, he did cool melodies that followed different events unfolding by pointing at the crowd.</text:p>
      <table:table table:name="Table145" table:style-name="Table145">
        <table:table-column table:style-name="Table145.A"/>
        <table:table-column table:style-name="Table145.B"/>
        <table:table-row>
          <table:table-cell table:style-name="Table145.A1" office:value-type="string">
            <text:p text:style-name="P721"/>
          </table:table-cell>
          <table:table-cell table:style-name="Table145.A1" office:value-type="string">
            <text:p text:style-name="P721"/>
          </table:table-cell>
        </table:table-row>
        <table:table-row>
          <table:table-cell table:style-name="Table145.A1" office:value-type="string">
            <text:p text:style-name="P721"/>
          </table:table-cell>
          <table:table-cell table:style-name="Table145.A1" office:value-type="string">
            <text:p text:style-name="P721"/>
          </table:table-cell>
        </table:table-row>
      </table:table>
      <text:p text:style-name="P832"/>
      <text:p text:style-name="P360"/>
      <text:p text:style-name="P359">Not only is he great at sowing and horsecart riding, he’s also not bad with music. <text:s/>Gotta admit he impressed me right there, and I can see why Mandin likes to spend time with him. <text:s/>Until he starts talking about his interests, he just drags it on and on.</text:p>
      <text:p text:style-name="P358">When I finally had enough of the rain, Bash walked with me till home, talking about Mandin as well as what sort of games people play from each other. <text:s/><text:span text:style-name="T703">I slowed my pace in front of the Khattom, but the crowd present was too much to bear waiting for free booze, so we continued, and he continued.</text:span></text:p>
      <text:p text:style-name="P361">One thing I do like about Bash’s chats, is that he doesn’t expect me to respond anything, and I think he likes that I don’t stop him. <text:s/>But yesterday night especially when there was not many people around he seems absolutely wanting to explain something about politics that he learned from his time stuck with Kuyageba. <text:s/></text:p>
      <text:p text:style-name="P363">Basically, if I understood well what’s going on, the western empire across the sea is related to Rome, but it’s nothing like what I’ve learned at school, YET. <text:s/>It’s not the empire it is bound to be, YET. <text:s/>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able:table table:name="Table146" table:style-name="Table146">
        <table:table-column table:style-name="Table146.A"/>
        <table:table-column table:style-name="Table146.B"/>
        <table:table-row>
          <table:table-cell table:style-name="Table146.A1" office:value-type="string">
            <text:p text:style-name="P721"/>
          </table:table-cell>
          <table:table-cell table:style-name="Table146.A1" office:value-type="string">
            <text:p text:style-name="P721"/>
          </table:table-cell>
        </table:table-row>
        <table:table-row>
          <table:table-cell table:style-name="Table146.A1" office:value-type="string">
            <text:p text:style-name="P721"/>
          </table:table-cell>
          <table:table-cell table:style-name="Table146.A1" office:value-type="string">
            <text:p text:style-name="P721"/>
          </table:table-cell>
        </table:table-row>
      </table:table>
      <text:p text:style-name="P832"/>
      <text:p text:style-name="P363"/>
      <text:p text:style-name="P362">What Kuya is trying to do, is to establish our town as a city state, but that requires lots of funds, lots of resources, an army of sort, and allies that we can count on if anyone tries to attack us. <text:s/>The fact we are basically located on a natural fortress that is also farmable, <text:span text:style-name="T704">along with being on a main route for commerce and cattle migration</text:span> and close to <text:span text:style-name="T704">the most</text:span> “magical” min<text:span text:style-name="T704">e (</text:span>which I’m sure he meant is just abundant<text:span text:style-name="T704">), </text:span><text:span text:style-name="T705">made now even closer with the new addition of the canal</text:span><text:span text:style-name="T704">, this be a berry for any to decide to snatch at any given moment.</text:span></text:p>
      <text:p text:style-name="P364">Honestly this explains why pretty much everyone seems at least somewhat trained for combat from close and from far. <text:s/>I never quite understood the need for it until yesterday. <text:s/>I wonder what good I can be in a fight though, aside from being taller than pretty much everyone, <text:span text:style-name="T706">and being a little bitch about </text:span><text:span text:style-name="T707">wearing</text:span><text:span text:style-name="T706"> tusks in the mouth for a few days, and getting sick so often.</text:span></text:p>
      <text:p text:style-name="P365">After he chatted for so long, more members of our house came back, with a very wet Mandin shaking Bash wondering where he was all night. <text:s/>He said Tamur will need to be longer as he’s taking a long route via the planned forest instead of through the sprawl. <text:s/>At that point though, I was exhausted and needed to crash by the fire.</text:p>
      <text:p text:style-name="P832"><text:span text:style-name="T1100">Speaking of Tamur, I don’t think I heard him at all. <text:s/>He probably stopped by the printing press. <text:s/></text:span><text:span text:style-name="T708">Before tonight I’ll go check there </text:span><text:span text:style-name="T709">and ask what’s up.</text:span></text:p>
      <table:table table:name="Table147" table:style-name="Table147">
        <table:table-column table:style-name="Table147.A"/>
        <table:table-column table:style-name="Table147.B"/>
        <table:table-row>
          <table:table-cell table:style-name="Table147.A1" office:value-type="string">
            <text:p text:style-name="P721"/>
          </table:table-cell>
          <table:table-cell table:style-name="Table147.A1" office:value-type="string">
            <text:p text:style-name="P721"/>
          </table:table-cell>
        </table:table-row>
        <table:table-row>
          <table:table-cell table:style-name="Table147.A1" office:value-type="string">
            <text:p text:style-name="P721"/>
          </table:table-cell>
          <table:table-cell table:style-name="Table147.A1" office:value-type="string">
            <text:p text:style-name="P721"/>
          </table:table-cell>
        </table:table-row>
      </table:table>
      <text:p text:style-name="P832"/>
      <text:p text:style-name="P832"/>
      <text:h text:style-name="P1019" text:outline-level="3"><text:bookmark-start text:name="__RefHeading___Toc18168_2955562914"/>Biinnelen Wili, 2<text:span text:style-name="T50">nd</text:span> day of Wili, night time<text:bookmark-end text:name="__RefHeading___Toc18168_2955562914"/></text:h>
      <text:p text:style-name="P366">Left the house to write by <text:span text:style-name="T711">an</text:span> oil <text:span text:style-name="T711">fire</text:span> outside. <text:s/>Can’t sleep. <text:s/>Not atrociously chilly.</text:p>
      <text:p text:style-name="P366">There was always people chatting about what they saw, what they noted, the interactions of the whole crowd. <text:s/>A fair few told me I did very good playing one of <text:span text:style-name="T72">“Faraalos”</text:span>, the ancient spirits. <text:s/>Others did say different names, and I think one said <text:span text:style-name="T72">“Kru”</text:span> but I can’t remember for sure.</text:p>
      <text:p text:style-name="P366">The funniest thing happened that I had not caught on, but only found out when I checked in on Tamur La, my housemate, is that Tamurba, our farm boss, decided to dress up as Posseda <text:span text:style-name="T138">as well</text:span><text:span text:style-name="T710">. <text:s/>Both the guys whose names mean house builder, who instead usually work on farming, ended up being gods of the sea. <text:s/>Haha.</text:span></text:p>
      <text:p text:style-name="P775">House building wise, Tamur was a bit skittish to go through the southern sprawl because there’s some issue with houses having been built too close together or something, and that caused a spat between neighbours, which then apparently is splashing onto Tamur, due to him having worked on them. <text:s/>I think it’s bonkers that those neighbours are affected by such trivial thing, but they do seem to be on the rash side whenever we cross over there.</text:p>
      <table:table table:name="Table148" table:style-name="Table148">
        <table:table-column table:style-name="Table148.A"/>
        <table:table-column table:style-name="Table148.B"/>
        <table:table-row>
          <table:table-cell table:style-name="Table148.A1" office:value-type="string">
            <text:p text:style-name="P721"/>
          </table:table-cell>
          <table:table-cell table:style-name="Table148.A1" office:value-type="string">
            <text:p text:style-name="P721"/>
          </table:table-cell>
        </table:table-row>
        <table:table-row>
          <table:table-cell table:style-name="Table148.A1" office:value-type="string">
            <text:p text:style-name="P721"/>
          </table:table-cell>
          <table:table-cell table:style-name="Table148.A1" office:value-type="string">
            <text:p text:style-name="P721"/>
          </table:table-cell>
        </table:table-row>
      </table:table>
      <text:p text:style-name="P832"/>
      <text:p text:style-name="P775"/>
      <text:p text:style-name="P774">Kaffisa says they are not part of the wealthier, which made me point to our teeth like she had tried to pull months ago but I think based on her looking down that this is not really a laughing matter on that side.</text:p>
      <text:p text:style-name="P369">I guess I am lucky Falfela did take me in.</text:p>
      <text:p text:style-name="P369">On Argas proper, we made banquets instead of as much theatrics, I think it had run its course. <text:s/>Some were still playing out exchanges together, and the beaten rhymings made me thinking of rap, really. <text:s/>People cheered over the well made one and shooed the not so perfected. <text:s/>Izmawn did actually pretty good.</text:p>
      <text:p text:style-name="P369">But I was more interested in hearing the stories of Tamurba when he came to sit down with our house. <text:s/>Had some news to give to Falfela and the likes. <text:s/>He did snatch a few pieces of chicken off our plates including my own while talking mouth full.</text:p>
      <text:p text:style-name="P369">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711">s</text:span> he visited and went along with hand gesture and <text:span text:style-name="T72">“</text:span><text:span text:style-name="T139">Kappalobba</text:span><text:span text:style-name="T72">”</text:span>, <text:span text:style-name="T711">bundle</text:span> talk. <text:s/><text:span text:style-name="T711">He did get in trouble one day for trying to show interest to one of the ladies there, and he made right for it to her husband, though he almost became street fodder.</text:span></text:p>
      <text:p text:style-name="P832"><text:span text:style-name="T1101">-- </text:span><text:span text:style-name="T711">A soldier came by and said I should go in. <text:s/>Sleepy now anyway.</text:span></text:p>
      <table:table table:name="Table149" table:style-name="Table149">
        <table:table-column table:style-name="Table149.A"/>
        <table:table-column table:style-name="Table149.B"/>
        <table:table-row>
          <table:table-cell table:style-name="Table149.A1" office:value-type="string">
            <text:p text:style-name="P721"/>
          </table:table-cell>
          <table:table-cell table:style-name="Table149.A1" office:value-type="string">
            <text:p text:style-name="P721"/>
          </table:table-cell>
        </table:table-row>
        <table:table-row>
          <table:table-cell table:style-name="Table149.A1" office:value-type="string">
            <text:p text:style-name="P721"/>
          </table:table-cell>
          <table:table-cell table:style-name="Table149.A1" office:value-type="string">
            <text:p text:style-name="P721"/>
          </table:table-cell>
        </table:table-row>
      </table:table>
      <text:p text:style-name="P832"/>
      <text:p text:style-name="P832"/>
      <text:h text:style-name="P1039" text:outline-level="4">Next day</text:h>
      <text:p text:style-name="P367">I feel like going on a little journey. <text:s/>I asked around if some want to stay at the island across, but most are not interested. <text:s/>They say different forms of it’s getting late to want to travel. <text:s/>I don’t know man, just getting the jitter for adventure too, especially before the cold takes hold.</text:p>
      <text:p text:style-name="P367">It’s interesting until it’s not to hear folks talk about the <text:span text:style-name="T72">“Donseree”</text:span> of the past festival. <text:s/>Folks keep overanalyzing each interaction they can remember, mixing both the storied characters, and the people that played them. <text:s/>Talk about multi layered gossip. <text:s/>It. <text:s/>is. <text:s/>non. <text:s/>stop!</text:p>
      <text:p text:style-name="P367">Working the field, passing time hiking, bathing in the Lodden, exchanging goods and coins at the market, sitting by the boat decks, it’s the only thing people are talking about. <text:s/>I’m done. <text:s/>I don’t know what I want to hear but the few days past are just burning my ears. <text:s/>And the worst part is, because I played some sort of bad guy of the past, people are friendly mocking me and hitting me from behind, it’s getting stressful.</text:p>
      <text:p text:style-name="P368">Well, nah, okay, it’s not that bad. <text:s/>I don’t mind the attention and inclusion. <text:s/>It’s just overwhelming to not be able to place a single word about what I thought of the <text:span text:style-name="T712">live play.</text:span></text:p>
      <table:table table:name="Table150" table:style-name="Table150">
        <table:table-column table:style-name="Table150.A"/>
        <table:table-column table:style-name="Table150.B"/>
        <table:table-row>
          <table:table-cell table:style-name="Table150.A1" office:value-type="string">
            <text:p text:style-name="P721"/>
          </table:table-cell>
          <table:table-cell table:style-name="Table150.A1" office:value-type="string">
            <text:p text:style-name="P721"/>
          </table:table-cell>
        </table:table-row>
        <table:table-row>
          <table:table-cell table:style-name="Table150.A1" office:value-type="string">
            <text:p text:style-name="P721"/>
          </table:table-cell>
          <table:table-cell table:style-name="Table150.A1" office:value-type="string">
            <text:p text:style-name="P721"/>
          </table:table-cell>
        </table:table-row>
      </table:table>
      <text:p text:style-name="P832"/>
      <text:p text:style-name="P368"/>
      <text:p text:style-name="P371">Anyway Tamur seems to be the most interested in taking time away from the town. <text:s/>I’ll squeeze some more luck out of him for that and see what Taramandin and Tshavis have to say about it.</text:p>
      <text:p text:style-name="P370">By the way those two are fast. <text:s/>They went by themselves all the way to the Vineyard south and back within a day, a night, and a return in time for Argas. <text:s/>I wish I had their steps. <text:s/>Taramandin was apparently tasked by Uffel to deliver the message of getting a lot of wine brought within the next few weeks, as the Khattom is closed dry.</text:p>
      <text:p text:style-name="P370">Wait. <text:s/>That might be a good reason to get out of town for a few days. <text:s/>I’ll see what Falfela and Tamurba have to say about that.</text:p>
      <text:h text:style-name="Heading_20_5" text:outline-level="5">––</text:h>
      <text:p text:style-name="P776">Aight they’re okay with me leaving the day after tomorrow. <text:s/>I did NOT expect to have a drink with Taramandin. <text:s/>We had a short hike together talking about yet another bout of the theatrics of the last festivals, and he didn’t mind at all the thoughts of going back to the vineyard. <text:s/>He did seem sour that Tamur would come, not sure why. <text:s/>We did enjoy the river’s <text:span text:style-name="T72">“lush”</text:span><text:span text:style-name="T12"> again as it went down. <text:s/>He told me he likes to sieve it for gold on calmer days.</text:span></text:p>
      <table:table table:name="Table151" table:style-name="Table151">
        <table:table-column table:style-name="Table151.A"/>
        <table:table-column table:style-name="Table151.B"/>
        <table:table-row>
          <table:table-cell table:style-name="Table151.A1" office:value-type="string">
            <text:p text:style-name="P721"/>
          </table:table-cell>
          <table:table-cell table:style-name="Table151.A1" office:value-type="string">
            <text:p text:style-name="P721"/>
          </table:table-cell>
        </table:table-row>
        <table:table-row>
          <table:table-cell table:style-name="Table151.A1" office:value-type="string">
            <text:p text:style-name="P721"/>
          </table:table-cell>
          <table:table-cell table:style-name="Table151.A1" office:value-type="string">
            <text:p text:style-name="P721"/>
          </table:table-cell>
        </table:table-row>
      </table:table>
      <text:p text:style-name="P832"/>
      <text:p text:style-name="P776"><text:span text:style-name="T12"/></text:p>
      <text:p text:style-name="P76">He seems to miss the Khattom, and I get a bit why, it’s one of those establishment where he probably can be himself a bit more than working at the farm. <text:s/>I’m just impressed by his gait, he walks so fast that it’s sometimes hard to follow him.</text:p>
      <text:p text:style-name="P75">When I told Kaffisa I might be going to the vineyard, she went on a short spree describing Uffel’s family as self absorbed, and when I told her they paid me just a bit late through Kuya, she just waved the hand dismissively. <text:s/>The more I think about it, the less I believe she has anything against any of them per se, more that there is some sort of rivalry between the North and the South, where she may be picking more the North side. <text:s/>I’ll have to ask her where her family is from, if that’s okay to do so.</text:p>
      <text:p text:style-name="P77">Reyon is taking his duties as mother helper seriously. <text:s/>Rarely present lately. <text:s/>Mandin’s been overthinking everything as per usual. <text:s/>He seems to be believing that others are there to get him, which Kaffisa dismisses so quickly it prevents the poor guy to even express his point. <text:s/>And Falfela is sleeping lots since playing “Dumb Fate”. <text:s/>She just seemed to be okay with whatever people throw at her. <text:s/>I’ll have to chat with her before I leave the day after tomorrow.</text:p>
      <text:p text:style-name="P79">As for today, the sun is already going down especially with Taramandin’s booze kicking way harder than I thought. <text:s/>I guess that’s what will come from the vineyard when it does.</text:p>
      <table:table table:name="Table152" table:style-name="Table152">
        <table:table-column table:style-name="Table152.A"/>
        <table:table-column table:style-name="Table152.B"/>
        <table:table-row>
          <table:table-cell table:style-name="Table152.A1" office:value-type="string">
            <text:p text:style-name="P721"/>
          </table:table-cell>
          <table:table-cell table:style-name="Table152.A1" office:value-type="string">
            <text:p text:style-name="P721"/>
          </table:table-cell>
        </table:table-row>
        <table:table-row>
          <table:table-cell table:style-name="Table152.A1" office:value-type="string">
            <text:p text:style-name="P721"/>
          </table:table-cell>
          <table:table-cell table:style-name="Table152.A1" office:value-type="string">
            <text:p text:style-name="P721"/>
          </table:table-cell>
        </table:table-row>
      </table:table>
      <text:p text:style-name="P832"/>
      <text:p text:style-name="P79"/>
      <text:p text:style-name="P78">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5" text:outline-level="5">––</text:h>
      <text:p text:style-name="P374">Night time. <text:s/>I snucked out again. <text:s/>Tamur seems to be stressed out somehow. <text:s/>Stimur has been awfully nice to him when I did see them at the printing press, where Kalgeagris and Uzhil are now more or less permanent dwellers and workers. <text:s/>The moon is pretty full and I understand more some references from the theatrics. <text:s/>Reyon was the moon, Taramandin was the sun, along with others. <text:s/>The few Possedas and Amomba and others who were beating me up are kind of like Zeus and Posseidon and other gods of the Greeks, though I didn’t hear anyone sound like Aphrodite. <text:s/>I did hear of an Avru though. <text:s/>People referred to Falfela as <text:span text:style-name="T72">“Moyilluzhek”</text:span> or <text:span text:style-name="T72">“Shedilkivgat”</text:span> which I know uzhek is part of stupid and Shedil is sort of used to refer to crazy folks.</text:p>
      <text:p text:style-name="P375">Tomorrow I need to gather stuff for the travel, and Falfela said she is trusting me with her stamp as well as figuring out what to get. <text:s/>But her trust did feel a bit dismissive. <text:s/><text:span text:style-name="T713">I hope she does realize that I might not necessarily survive the trip, being the absolute idiot that I can be in nature. <text:s/>Though maybe I hope she doesn’t realize and her attitude is not really that uncaring. <text:s/>It was so unreal.</text:span></text:p>
      <table:table table:name="Table153" table:style-name="Table153">
        <table:table-column table:style-name="Table153.A"/>
        <table:table-column table:style-name="Table153.B"/>
        <table:table-row>
          <table:table-cell table:style-name="Table153.A1" office:value-type="string">
            <text:p text:style-name="P721"/>
          </table:table-cell>
          <table:table-cell table:style-name="Table153.A1" office:value-type="string">
            <text:p text:style-name="P721"/>
          </table:table-cell>
        </table:table-row>
        <table:table-row>
          <table:table-cell table:style-name="Table153.A1" office:value-type="string">
            <text:p text:style-name="P721"/>
          </table:table-cell>
          <table:table-cell table:style-name="Table153.A1" office:value-type="string">
            <text:p text:style-name="P721"/>
          </table:table-cell>
        </table:table-row>
      </table:table>
      <text:p text:style-name="P832"/>
      <text:p text:style-name="P375"/>
      <text:p text:style-name="P777">Maybe I’m overthinking. <text:s/>It’s just been hard to sleep through the longer nights.</text:p>
      <text:p text:style-name="P376">I can hear somebody else’s up too.</text:p>
      <text:h text:style-name="Heading_20_4" text:outline-level="4">Lennelen, 3<text:span text:style-name="T50">rd</text:span> of the 1<text:span text:style-name="T50">st</text:span> and sunny</text:h>
      <text:p text:style-name="P372">I got my clothes ready, fire starter, extra sandals;</text:p>
      <text:p text:style-name="P372">Yesterday I chatted with Wanska again at night, she seems like a night owl.</text:p>
      <text:p text:style-name="P372">I also have fruit leather, a water bladder, some chalk;</text:p>
      <text:p text:style-name="P372">She was talking about the stars and the planets and the <text:span text:style-name="T72">“Nanunars”</text:span>, cute star? I think in that case it does mean round but I didn’t quite get it.</text:p>
      <text:p text:style-name="P372">I got a small carry axe and my first <text:span text:style-name="T998">bronze</text:span> blade too, in case there is bandits;</text:p>
      <text:p text:style-name="P372">She was also talking about the moon cycle and the sun one, but astrophysics in another language between a<text:span text:style-name="T714">n accidental</text:span> time traveller who doesn’t know shit <text:span text:style-name="T714">about nada </text:span>and a keeper of <text:span text:style-name="T714">dead people’s stories didn’t get all too well.</text:span></text:p>
      <text:p text:style-name="P377">I have also ropes to lay traps for rabbit, though I don’t want to get sick again;</text:p>
      <text:p text:style-name="P379">We ended up laughing at the truncated conversation. <text:s/>It was nice. <text:s/>We just looked at the sky in awe of the milky way. <text:s/>She asked me to take care of Tamur while we are gone.</text:p>
      <table:table table:name="Table154" table:style-name="Table154">
        <table:table-column table:style-name="Table154.A"/>
        <table:table-column table:style-name="Table154.B"/>
        <table:table-row>
          <table:table-cell table:style-name="Table154.A1" office:value-type="string">
            <text:p text:style-name="P721"/>
          </table:table-cell>
          <table:table-cell table:style-name="Table154.A1" office:value-type="string">
            <text:p text:style-name="P721"/>
          </table:table-cell>
        </table:table-row>
        <table:table-row>
          <table:table-cell table:style-name="Table154.A1" office:value-type="string">
            <text:p text:style-name="P721"/>
          </table:table-cell>
          <table:table-cell table:style-name="Table154.A1" office:value-type="string">
            <text:p text:style-name="P721"/>
          </table:table-cell>
        </table:table-row>
      </table:table>
      <text:p text:style-name="P832"/>
      <text:p text:style-name="P379"/>
      <text:p text:style-name="P378">She misses him, as he has been busy building houses further south, spending time at the printing press, visiting the gem maker, making glass work by himself.</text:p>
      <text:p text:style-name="P377">I think I need <text:span text:style-name="T715">another water bladder, I just sweat like a hog;</text:span></text:p>
      <text:p text:style-name="P380">I think I understand one of the words she used, <text:span text:style-name="T72">“Arrannu”</text:span>. <text:s/>It’s like behind and star melted together, and she made a hand gesture of one further than the other, with one eye closed. <text:s/><text:span text:style-name="T716">I think she was referring to a conjunction?</text:span></text:p>
      <text:p text:style-name="P381">I’ll ask what Tamur and Taramandin have in their bundles;</text:p>
      <text:p text:style-name="P381">I said to Wanska that I believe we are also bringing a donkey, which they call a <text:span text:style-name="T72">“Tarkas”</text:span>. <text:s/>So we giggled for a while, as Tearan, Taramandin, Tshavis, Tamur, and Tarkas, all are going to grab Nazalo. <text:s/>“Tatatshatatar!” It was ridiculous, but I think she liked the silliness of it.</text:p>
      <text:p text:style-name="P381">Aside from that I’m happy with how organized and ready I am for the trip;</text:p>
      <text:p text:style-name="P38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text:s/>So I’ll try to remember to call her that. <text:s/>Uke.</text:p>
      <text:p text:style-name="P382">Aight let’s go eat, I am famished.</text:p>
      <table:table table:name="Table155" table:style-name="Table155">
        <table:table-column table:style-name="Table155.A"/>
        <table:table-column table:style-name="Table155.B"/>
        <table:table-row>
          <table:table-cell table:style-name="Table155.A1" office:value-type="string">
            <text:p text:style-name="P721"/>
          </table:table-cell>
          <table:table-cell table:style-name="Table155.A1" office:value-type="string">
            <text:p text:style-name="P721"/>
          </table:table-cell>
        </table:table-row>
        <table:table-row>
          <table:table-cell table:style-name="Table155.A1" office:value-type="string">
            <text:p text:style-name="P721"/>
          </table:table-cell>
          <table:table-cell table:style-name="Table155.A1" office:value-type="string">
            <text:p text:style-name="P721"/>
          </table:table-cell>
        </table:table-row>
      </table:table>
      <text:p text:style-name="P832"/>
      <text:p text:style-name="P832"/>
      <text:h text:style-name="P1063" text:outline-level="5">––</text:h>
      <text:p text:style-name="P383">Why, just why is Falfela screaming!? Something is overwhelming her but god damn, it’s lasted a long time now. <text:s/>Reyon told me not to worry about it, everyone is fine. <text:s/>But Mandin and Kaffisa both had a screaming fit with her as well, where she was even more in those high pitch hurlings. <text:s/>It was words at first where I kept hearing clay and ore and town and righteous, but the whole thing was an absolute mess and now it’s guttural.</text:p>
      <text:p text:style-name="P383">... <text:s/>I can even see people from the town come and listen with at least Taalashen pushing them away to retain order and privacy. <text:s/>At least it’s sunny and somewhat warm and I don’t have to stay in at the moment. <text:s/>What the heck what <text:span text:style-name="T720">is</text:span> that about?</text:p>
      <text:p text:style-name="P383">... <text:s/>Now she’s even singing her screams. <text:s/>I think she lost some marbles. <text:s/>I’ve never seen her in that bad a state, <text:span text:style-name="T717">like ever</text:span>, I should probably ask Inyafee what to do <text:span text:style-name="T718">since last time Falfela seemed to open up was back when Inyafee had kicked everyone out,</text:span> but I don’t know where she’d be since the Tavern <text:span text:style-name="T719">has been closed for a few days now</text:span>.</text:p>
      <text:p text:style-name="P712"/>
      <text:p text:style-name="P713"/>
      <text:h text:style-name="P1043" text:outline-level="4"/>
      <text:h text:style-name="P1067" text:outline-level="7">D7</text:h>
      <text:h text:style-name="P1074" text:outline-level="4"/>
      <text:h text:style-name="P1011" text:outline-level="1"><text:bookmark-start text:name="__RefHeading___Toc31286_2816179978 Copy 9"/>Journal <text:span text:style-name="T1083">13</text:span><text:bookmark-end text:name="__RefHeading___Toc31286_2816179978 Copy 9"/></text:h>
      <text:h text:style-name="Heading_20_6" text:outline-level="6"><text:span text:style-name="T1083">13</text:span><text:span text:style-name="T227">BLbnbb</text:span></text:h>
      <text:p text:style-name="P851"/>
      <text:p text:style-name="P850"/>
      <text:h text:style-name="P1063" text:outline-level="5">–– <text:span text:style-name="T1217">(Continuing Lennelen Wili)</text:span></text:h>
      <text:p text:style-name="P384">As I was looking for Inels where I could have expected her, I had told Uffel beforehand I was almost ready and when I told her I had a cool sword, she broke into a song that seemed to mean to not allow anyone to join our troup on the way. <text:s/>Apparently bandit nomads have been known to use their children playing as lost beggars to steal at night. <text:s/>She did sing before but she insisted on singing again when I was looking for someone, just to drive the point home. <text:s/>I get it. <text:s/>Don’t let strangers join our merry band. <text:s/>Thanks Uffel, real useful, Uffel. <text:s/>Where’s Inels, Uffel? But nah, you gotta sing yer song instead, Uffel.</text:p>
      <text:p text:style-name="P384">Well, apparently Inels is at Inyafee’s, so that’s too far for tonight, and I just do not know what to do now. <text:s/>I’m ready, the two scouts are going with me, and so is Tamur and the Donkey. <text:s/>I’ll see if there is anyone at the temple who could help her figure things out, whatever broke everyone’s eardrums.</text:p>
      <text:p text:style-name="P385">.. <text:s/>Reyon says he’ll handle her.</text:p>
      <table:table table:name="Table156" table:style-name="Table156">
        <table:table-column table:style-name="Table156.A"/>
        <table:table-column table:style-name="Table156.B"/>
        <table:table-row>
          <table:table-cell table:style-name="Table156.A1" office:value-type="string">
            <text:p text:style-name="P722"/>
          </table:table-cell>
          <table:table-cell table:style-name="Table156.A1" office:value-type="string">
            <text:p text:style-name="P722"/>
          </table:table-cell>
        </table:table-row>
        <table:table-row>
          <table:table-cell table:style-name="Table156.A1" office:value-type="string">
            <text:p text:style-name="P722"/>
          </table:table-cell>
          <table:table-cell table:style-name="Table156.A1" office:value-type="string">
            <text:p text:style-name="P722"/>
          </table:table-cell>
        </table:table-row>
      </table:table>
      <text:p text:style-name="P833"/>
      <text:p text:style-name="P833"/>
      <text:h text:style-name="P1063" text:outline-level="5">––</text:h>
      <text:p text:style-name="P386">Why do I always find myself up this late. <text:s/>I’m just glad the outside lamps cast enough light. <text:s/>Falfela has calmed down after Reyon held her hand by her side without much movement and asked us to leave for a while. <text:s/>She has been since then sleeping early, asking beforehand for forgiveness in giving this spectacle especially to Tamur and myself, since we’ll be gone for a few days.</text:p>
      <text:p text:style-name="P386">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386">And some more changes between households had made the changes she had done relatively stable, until Tamurba came back and pointed out some issues with his own share of the pie that she assumed would have been handled by him being away.</text:p>
      <text:p text:style-name="P387">Mandin and Kaffisa were on the offensive aspect of things, <text:span text:style-name="T722">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721">when we return.</text:span></text:p>
      <table:table table:name="Table157" table:style-name="Table157">
        <table:table-column table:style-name="Table157.A"/>
        <table:table-column table:style-name="Table157.B"/>
        <table:table-row>
          <table:table-cell table:style-name="Table157.A1" office:value-type="string">
            <text:p text:style-name="P722"/>
          </table:table-cell>
          <table:table-cell table:style-name="Table157.A1" office:value-type="string">
            <text:p text:style-name="P722"/>
          </table:table-cell>
        </table:table-row>
        <table:table-row>
          <table:table-cell table:style-name="Table157.A1" office:value-type="string">
            <text:p text:style-name="P722"/>
          </table:table-cell>
          <table:table-cell table:style-name="Table157.A1" office:value-type="string">
            <text:p text:style-name="P722"/>
          </table:table-cell>
        </table:table-row>
      </table:table>
      <text:p text:style-name="P833"/>
      <text:p text:style-name="P387"/>
      <text:p text:style-name="P778">I tried asking Tamur what he thinks, and he just changed the subject to talk about knots to tie the bundles together.</text:p>
      <text:p text:style-name="P388">Is the trip even worth it, <text:span text:style-name="T723">all things considered</text:span>?</text:p>
      <text:h text:style-name="Heading_20_4" text:outline-level="4">Guunnelen Tekkoyar, A blue 4<text:span text:style-name="T50">th</text:span></text:h>
      <text:p text:style-name="P373">It’s too bluetiful to let it pass. <text:s/>The donkey sounds eager to leave too.</text:p>
      <text:p text:style-name="P373">I tied a cloth <text:span text:style-name="T724">on</text:span> Falfela’s arm, told her to be good till we return; I think, I know she appreciated this role reversal.</text:p>
      <text:p text:style-name="P857">Take care Yivalkes, we’ll be back soon.</text:p>
      <table:table table:name="Table158" table:style-name="Table158">
        <table:table-column table:style-name="Table158.A"/>
        <table:table-column table:style-name="Table158.B"/>
        <table:table-row>
          <table:table-cell table:style-name="Table158.A1" office:value-type="string">
            <text:p text:style-name="P722"/>
          </table:table-cell>
          <table:table-cell table:style-name="Table158.A1" office:value-type="string">
            <text:p text:style-name="P722"/>
          </table:table-cell>
        </table:table-row>
        <table:table-row>
          <table:table-cell table:style-name="Table158.A1" office:value-type="string">
            <text:p text:style-name="P722"/>
          </table:table-cell>
          <table:table-cell table:style-name="Table158.A1" office:value-type="string">
            <text:p text:style-name="P722"/>
          </table:table-cell>
        </table:table-row>
      </table:table>
      <text:p text:style-name="P833"/>
      <text:p text:style-name="P833"/>
      <text:h text:style-name="P1019" text:outline-level="3"><text:bookmark-start text:name="__RefHeading___Toc18170_2955562914"/>Oh boy. <text:s/>It’s been days,<text:bookmark-end text:name="__RefHeading___Toc18170_2955562914"/></text:h>
      <text:p text:style-name="P389">And heralded as heroes upon arrival. <text:s/>I’d never imagine a donkey get protection off soldiers before, but there it is. <text:s/><text:span text:style-name="T725">The moment we set foot near town. <text:s/>I don’t think what we brought will last much time.</text:span></text:p>
      <text:p text:style-name="P400">Also wow, Yivalkes is not really big compared to the city we visited to help the vineyard while they added the finishing touches. <text:s/>And o so much cleaner. <text:s/>But also not that old. <text:s/>I saw palaces that were so massive, but not necessarily many storeys, that looked absolutely old with new bits around them.</text:p>
      <text:p text:style-name="P401">Falfela seems a bit more fine, but Reyon and Kaffisa have been spending a whole lot of time speaking so fast with Tamur about what happened and when I tried to ask they just raised the hand to their mouth with big eyes in an “adults are talking” tone. <text:s/><text:span text:style-name="T727">I am older that two of them at least but sure. <text:s/></text:span>I <text:span text:style-name="T726">understand</text:span> there’s been yet another <text:span text:style-name="T72">Gneree</text:span> but this time it’s not coming to an end, <text:span text:style-name="T726">and Falfela was sick for a few of those days so she couldn’t attend to find a way to make things right</text:span>. <text:s/><text:span text:style-name="T728">They kept talking about Lagris </text:span><text:span text:style-name="T729">too.</text:span></text:p>
      <text:p text:style-name="P400">But I am beat. <text:s/>It’s night time, we’d slept outside each night, and now my bed is SOFT. <text:s/>I think they added feathers or whatever to make me feel like I’m melting in it.</text:p>
      <text:p text:style-name="P833"><text:span text:style-name="T730">... <text:s/>People are having a party outside with all that booze. <text:s/>I can hear the commotion from ou</text:span><text:span text:style-name="T731">r</text:span><text:span text:style-name="T730"> hill.</text:span></text:p>
      <table:table table:name="Table159" table:style-name="Table159">
        <table:table-column table:style-name="Table159.A"/>
        <table:table-column table:style-name="Table159.B"/>
        <table:table-row>
          <table:table-cell table:style-name="Table159.A1" office:value-type="string">
            <text:p text:style-name="P722"/>
          </table:table-cell>
          <table:table-cell table:style-name="Table159.A1" office:value-type="string">
            <text:p text:style-name="P722"/>
          </table:table-cell>
        </table:table-row>
        <table:table-row>
          <table:table-cell table:style-name="Table159.A1" office:value-type="string">
            <text:p text:style-name="P722"/>
          </table:table-cell>
          <table:table-cell table:style-name="Table159.A1" office:value-type="string">
            <text:p text:style-name="P722"/>
          </table:table-cell>
        </table:table-row>
      </table:table>
      <text:p text:style-name="P833"/>
      <text:p text:style-name="P833"/>
      <text:h text:style-name="P1039" text:outline-level="4">Kudoolen Wili, 4<text:span text:style-name="T50">th</text:span> day of the 2<text:span text:style-name="T50">nd</text:span> week</text:h>
      <text:p text:style-name="P391">Aight I got my bearings again. <text:s/>We missed so much, as did they, but seems like I’m in on what happened these past few days.</text:p>
      <text:p text:style-name="P391">Falfela was given medicinal herbs for her crisis of earlier, I don’t know what she went through but clearly it was less physical and more mental. <text:s/>Reyon knew what to give her and had gone with Kaffisa to reap it not too far up North.</text:p>
      <text:p text:style-name="P391">In the same time, Lagris is now pretty much blind in one eye, the poor guy. <text:s/>Some lady from the southern sprawl went all aggressive and stoned him multiple times when he was just telling a story, and the people around did nothing to stop her. <text:s/>He’s probably traumatized. <text:s/>From what Reyon, Kaffisa, Tamur and Mandin explained to me in a flurry of exchanges that were rough to understand especially as they were bickering <text:span text:style-name="T732">among each other</text:span> <text:span text:style-name="T732">through</text:span> it <text:span text:style-name="T732">while we were eating salted beans and leafy greens</text:span>, there is a growing ressentment from the main clan that established themselves in Yivalkes as well as the one from further North against those from the tribe further South.</text:p>
      <text:p text:style-name="P392">Now our household is mainly from the clan originally of Yivalkes, with Mandin being the only one really from up North. <text:s/>But we have a fair few neighbours that are usually a bit more prominent that come from the South, including Uffel, Luseytokris and, well, Lagris and his wife.</text:p>
      <table:table table:name="Table160" table:style-name="Table160">
        <table:table-column table:style-name="Table160.A"/>
        <table:table-column table:style-name="Table160.B"/>
        <table:table-row>
          <table:table-cell table:style-name="Table160.A1" office:value-type="string">
            <text:p text:style-name="P722"/>
          </table:table-cell>
          <table:table-cell table:style-name="Table160.A1" office:value-type="string">
            <text:p text:style-name="P722"/>
          </table:table-cell>
        </table:table-row>
        <table:table-row>
          <table:table-cell table:style-name="Table160.A1" office:value-type="string">
            <text:p text:style-name="P722"/>
          </table:table-cell>
          <table:table-cell table:style-name="Table160.A1" office:value-type="string">
            <text:p text:style-name="P722"/>
          </table:table-cell>
        </table:table-row>
      </table:table>
      <text:p text:style-name="P833"/>
      <text:p text:style-name="P392"/>
      <text:p text:style-name="P403">I can’t believe he got attacked. <text:s/>After having lost pretty much everything when we found them, they didn’t need to go through this.</text:p>
      <text:p text:style-name="P402">And now, the lady who stoned him apparently got the equivalent of a slap on the wrist for some, and what she deserves for others. <text:s/>She has to help at the mines, unpaid, till the winter solstice. <text:s/>This idea was offered by Inyafee who stood at the Gneree for Falfela. <text:s/>Now that was really awkward for the reason Kuya still does not know she was the bear that closed it before. <text:s/>And Reyon who was there for a few attempts for the Gneree noticed the two wild crowds shouting at each other, which caused the postponing of justice rendered. <text:s/><text:span text:style-name="T733">He also said that Layaash was surprisingly well maintained as a new member of the elders in replacement of his own mentor’s who’s health is unfortunately deteroriating. <text:s/>Tamur was proud to hear it.</text:span></text:p>
      <text:p text:style-name="P402">There is something that stinks in the town. <text:s/>And when I pointed at myself as to ask if I’m safe, they said I’m fine, because I’m a <text:span text:style-name="T72">“Yekh Kavveltanee tatey”</text:span> A big idiot with incisives. <text:s/>Wow. <text:s/>Awesome.</text:p>
      <text:p text:style-name="P404">But clearly one thing that helped, was the booze. <text:s/>When we came, the town was already more or less dry of any thing available, and that probably made the tensions way stronger. <text:s/>Uffel seems a bit annoyed at this though, but Kuyageba bought the whole donkey’s worth and everything we had on ourselves to quench the teeth that wanted to bite.</text:p>
      <text:p text:style-name="P405">-- Apparently I am beckoned to have a drink too as part of the heroes of Wili. <text:s/>Haha. <text:s/>I’ll take it.</text:p>
      <table:table table:name="Table161" table:style-name="Table161">
        <table:table-column table:style-name="Table161.A"/>
        <table:table-column table:style-name="Table161.B"/>
        <table:table-row>
          <table:table-cell table:style-name="Table161.A1" office:value-type="string">
            <text:p text:style-name="P722"/>
          </table:table-cell>
          <table:table-cell table:style-name="Table161.A1" office:value-type="string">
            <text:p text:style-name="P722"/>
          </table:table-cell>
        </table:table-row>
        <table:table-row>
          <table:table-cell table:style-name="Table161.A1" office:value-type="string">
            <text:p text:style-name="P722"/>
          </table:table-cell>
          <table:table-cell table:style-name="Table161.A1" office:value-type="string">
            <text:p text:style-name="P722"/>
          </table:table-cell>
        </table:table-row>
      </table:table>
      <text:p text:style-name="P833"/>
      <text:p text:style-name="P833"/>
      <text:h text:style-name="P1019" text:outline-level="3"><text:bookmark-start text:name="__RefHeading___Toc18172_2955562914"/>Lellarla Wili, two days later<text:bookmark-end text:name="__RefHeading___Toc18172_2955562914"/></text:h>
      <text:p text:style-name="P390">The cold rain is turning to snowy pudge. <text:s/>Tensions are <text:span text:style-name="T734">still </text:span>high <text:span text:style-name="T734">though</text:span>. <text:s/><text:span text:style-name="T735">Falfela is back to her regular self which is awesome. <text:s/></text:span><text:span text:style-name="T736">She </text:span><text:span text:style-name="T737">however </text:span><text:span text:style-name="T736">continuously mentions how she should have been at the Gneree, but we can’t undo the past.</text:span></text:p>
      <text:p text:style-name="P406">Yesterday after drinking the night before I just lay in bed and spoke with my housemates when they were here. <text:s/>Probably looked weak in their eyes.</text:p>
      <text:p text:style-name="P407">I don’t know what will happen in the future, I can tell what Savee, the lady who stoned Lagris, not only did something awful, but also brought to light what was brewing.</text:p>
      <text:p text:style-name="P408">I should start my day and be useful now.</text:p>
      <text:h text:style-name="Heading_20_5" text:outline-level="5">––</text:h>
      <text:p text:style-name="P779">I am an outsider, and an idiot, in their view. <text:s/>What tells me someone won’t ever stone me too?</text:p>
      <table:table table:name="Table162" table:style-name="Table162">
        <table:table-column table:style-name="Table162.A"/>
        <table:table-column table:style-name="Table162.B"/>
        <table:table-row>
          <table:table-cell table:style-name="Table162.A1" office:value-type="string">
            <text:p text:style-name="P722"/>
          </table:table-cell>
          <table:table-cell table:style-name="Table162.A1" office:value-type="string">
            <text:p text:style-name="P722"/>
          </table:table-cell>
        </table:table-row>
        <table:table-row>
          <table:table-cell table:style-name="Table162.A1" office:value-type="string">
            <text:p text:style-name="P722"/>
          </table:table-cell>
          <table:table-cell table:style-name="Table162.A1" office:value-type="string">
            <text:p text:style-name="P722"/>
          </table:table-cell>
        </table:table-row>
      </table:table>
      <text:p text:style-name="P833"/>
      <text:p text:style-name="P779"/>
      <text:p text:style-name="P780">I went and checked in on Lagris at Stimur’s, he’s fine, a bit shocked still, but you can tell he moved on from losing sight from one eye. <text:s/>He’s embracing it too, with a foot that doesn’t work as well, he’s playing even more Ye old Kalgamikh, only half blind now, “Kalgeagris Kenil” or Kalgamikh plus Lagris plus Kenil. <text:s/>I offered him Kenillagris instead, but he didn’t like it and looked at me with played annoyance, especially as Stimur heard it too. <text:s/>I guess he knows it will catch on like Tankiran did to me.</text:p>
      <text:p text:style-name="P409">Stimur told me finally she’s a bit concerned about the story she wrote about the small staffs and how people both North and South have found it a bit silly. <text:s/>I recognize the conversation I had with Reyon a few weeks back around the idea of bacterias, and she tried to get folks to understand it is possible, but she actually got ridiculed about it. <text:s/>So instead she turned it into <text:span text:style-name="T72">“Pabesh Larimoy, Tshimakhiluniwey khiniya gan</text:span><text:span text:style-name="T140">dara</text:span><text:span text:style-name="T72">”</text:span>, “<text:span text:style-name="T741">T</text:span>he great <text:span text:style-name="T741">S</text:span>taffing from <text:span text:style-name="T741">W</text:span>ithin, <text:span text:style-name="T738">or the many small </text:span><text:span text:style-name="T741">D</text:span><text:span text:style-name="T738">emons that bit the </text:span><text:span text:style-name="T741">R</text:span><text:span text:style-name="T738">abbit</text:span>”, <text:span text:style-name="T739">and gave me a copy. <text:s/></text:span><text:span text:style-name="T740">I will try reading it this evening.</text:span></text:p>
      <text:p text:style-name="P858">She sure likes rabbits.</text:p>
      <table:table table:name="Table163" table:style-name="Table163">
        <table:table-column table:style-name="Table163.A"/>
        <table:table-column table:style-name="Table163.B"/>
        <table:table-row>
          <table:table-cell table:style-name="Table163.A1" office:value-type="string">
            <text:p text:style-name="P722"/>
          </table:table-cell>
          <table:table-cell table:style-name="Table163.A1" office:value-type="string">
            <text:p text:style-name="P722"/>
          </table:table-cell>
        </table:table-row>
        <table:table-row>
          <table:table-cell table:style-name="Table163.A1" office:value-type="string">
            <text:p text:style-name="P722"/>
          </table:table-cell>
          <table:table-cell table:style-name="Table163.A1" office:value-type="string">
            <text:p text:style-name="P722"/>
          </table:table-cell>
        </table:table-row>
      </table:table>
      <text:p text:style-name="P833"/>
      <text:p text:style-name="P833"/>
      <text:h text:style-name="P1039" text:outline-level="4">Bilaaren, 2<text:span text:style-name="T50">nd</text:span> of the 3<text:span text:style-name="T50">rd</text:span></text:h>
      <text:p text:style-name="P393">It is sunny for a while here, <text:span text:style-name="T744">enough to </text:span><text:span text:style-name="T745">melt</text:span><text:span text:style-name="T744"> out most the </text:span><text:span text:style-name="T745">small amount of </text:span><text:span text:style-name="T744">snow </text:span><text:span text:style-name="T745">that came with the weird rain of yesterday</text:span>.</text:p>
      <text:p text:style-name="P393">That rabbit story is pretty intense just like her usual renditions. <text:s/><text:span text:style-name="T742">There’s a lot of words that I don’t know yet though, so it’s been rough getting to read it, but Reyon was helping me by reading it out loud with me when I was faltering. <text:s/>There’s a few ways to write the same words and it’s confusing in that aspect, but I get da jist.</text:span></text:p>
      <text:p text:style-name="P410">I asked him how she got the idea, and apparently he’s trying to find a way to get people to understand the idea of sickness as I shared with him, before knowledge gets wiped in one way or another. <text:s/>He’s really a <text:span text:style-name="T72">“Silapya”</text:span>, motherly to all.</text:p>
      <text:p text:style-name="P410">To be fair I would probably be way... <text:s/>like way more at ease enjoying life as others around seem to be, and not be so worried of everything and everyone if it weren’t from those pesky microbes <text:span text:style-name="T743">that they don’t even know about.</text:span></text:p>
      <text:p text:style-name="P834">Apparently however, Tamur is betting with Reyon, that his current glass work show or not show what’s small the same way as it can show what’s far. <text:s/>He apparently is, then, working on some sort of microscope as well as microscope. <text:s/>I wonder how he’s going to fare at that... <text:s/><text:span text:style-name="T746">Little genius bugg</text:span><text:span text:style-name="T747">e</text:span><text:span text:style-name="T746">r.</text:span></text:p>
      <table:table table:name="Table164" table:style-name="Table164">
        <table:table-column table:style-name="Table164.A"/>
        <table:table-column table:style-name="Table164.B"/>
        <table:table-row>
          <table:table-cell table:style-name="Table164.A1" office:value-type="string">
            <text:p text:style-name="P722"/>
          </table:table-cell>
          <table:table-cell table:style-name="Table164.A1" office:value-type="string">
            <text:p text:style-name="P722"/>
          </table:table-cell>
        </table:table-row>
        <table:table-row>
          <table:table-cell table:style-name="Table164.A1" office:value-type="string">
            <text:p text:style-name="P722"/>
          </table:table-cell>
          <table:table-cell table:style-name="Table164.A1" office:value-type="string">
            <text:p text:style-name="P722"/>
          </table:table-cell>
        </table:table-row>
      </table:table>
      <text:p text:style-name="P833"/>
      <text:p text:style-name="P834"/>
      <text:p text:style-name="P781">I just can’t believe how much I took for granted of what I grew up with, <text:span text:style-name="T746">both things and knowledge</text:span>. <text:s/><text:span text:style-name="T746">It’s all so...</text:span></text:p>
      <text:h text:style-name="Heading_20_5" text:outline-level="5">––</text:h>
      <text:p text:style-name="P411">Snowing sprinkles; wind brings friendly chill. <text:s/>Bonfire.</text:p>
      <text:h text:style-name="Heading_20_4" text:outline-level="4">Lilleren, the next day</text:h>
      <text:p text:style-name="P394">More and more folks are just awake and enjoying the night time as opposed to the day time. <text:s/>Yesterday I spent a chunk of the night by the bonfire place. <text:s/>I wanted to write more, but people I had not interacted much with before were chatting my ears up.</text:p>
      <text:p text:style-name="P394">Kaffisa and Taalashen were also there. <text:s/>Someone was playing the harp and Taalashen gave a go at a song people really enjoyed. <text:s/>It was in the tongue a bit more North so I didn’t quite catch most of it, but it was clearly about some sort of frustrated serendipity.</text:p>
      <text:p text:style-name="P396">Now today the clouds cover the sky, and the ground has a small layer of snow.</text:p>
      <table:table table:name="Table165" table:style-name="Table165">
        <table:table-column table:style-name="Table165.A"/>
        <table:table-column table:style-name="Table165.B"/>
        <table:table-row>
          <table:table-cell table:style-name="Table165.A1" office:value-type="string">
            <text:p text:style-name="P722"/>
          </table:table-cell>
          <table:table-cell table:style-name="Table165.A1" office:value-type="string">
            <text:p text:style-name="P722"/>
          </table:table-cell>
        </table:table-row>
        <table:table-row>
          <table:table-cell table:style-name="Table165.A1" office:value-type="string">
            <text:p text:style-name="P722"/>
          </table:table-cell>
          <table:table-cell table:style-name="Table165.A1" office:value-type="string">
            <text:p text:style-name="P722"/>
          </table:table-cell>
        </table:table-row>
      </table:table>
      <text:p text:style-name="P833"/>
      <text:p text:style-name="P396"/>
      <text:p text:style-name="P395">I wonder how Inyafee is doing. <text:s/>She’s supposedly responsible for Savee’s <text:span text:style-name="T748">punishment as a miner. <text:s/>Even though she herself wanted the mine to be closed.</text:span></text:p>
      <text:p text:style-name="P412">Falfela has been not talking as much lately. <text:s/>I’ll ask her if she wants to visit her cousin. <text:s/><text:span text:style-name="T749">Seems also Reyon does not want to talk to her either which seems... <text:s/>I didn’t expect to see this.</text:span></text:p>
      <text:p text:style-name="P413">I think I’ll need better <text:span text:style-name="T752">clothing</text:span> as it probably will be getting pretty cold pretty soon. <text:s/>Maybe let’s <text:span text:style-name="T750">first </text:span>check with Uffel, her sheep were looking <text:span text:style-name="T751">nicely</text:span> wooled up last time I’ve seen them. <text:s/>Maybe she knows when we will get more booze from her vineyard too.</text:p>
      <text:h text:style-name="Heading_20_4" text:outline-level="4">Gulaaren, 4<text:span text:style-name="T50">th</text:span> of the 3<text:span text:style-name="T50">rd</text:span></text:h>
      <text:p text:style-name="P397">I look absolutely stupid. <text:s/>Like the most silly Frankenstein thing.</text:p>
      <text:p text:style-name="P399">It got snappily cold all of a sudden, with the snow splurting all over, and I cannot handle this in time for a coat on measure to be done yet. <text:s/>So Bash took two aging wool toga and quickly sewed them together into a two coloured puncho looking thing, and gave me a <text:span text:style-name="T72">“Flisi”</text:span>, which is this <text:span text:style-name="T753">already</text:span> sort of short looking cape, which <text:span text:style-name="T753">on me </text:span>barely covers my shoulders. <text:s/>It makes him chuckle with circumspection and he made it clear I should have thought about asking earlier.</text:p>
      <table:table table:name="Table166" table:style-name="Table166">
        <table:table-column table:style-name="Table166.A"/>
        <table:table-column table:style-name="Table166.B"/>
        <table:table-row>
          <table:table-cell table:style-name="Table166.A1" office:value-type="string">
            <text:p text:style-name="P722"/>
          </table:table-cell>
          <table:table-cell table:style-name="Table166.A1" office:value-type="string">
            <text:p text:style-name="P722"/>
          </table:table-cell>
        </table:table-row>
        <table:table-row>
          <table:table-cell table:style-name="Table166.A1" office:value-type="string">
            <text:p text:style-name="P722"/>
          </table:table-cell>
          <table:table-cell table:style-name="Table166.A1" office:value-type="string">
            <text:p text:style-name="P722"/>
          </table:table-cell>
        </table:table-row>
      </table:table>
      <text:p text:style-name="P833"/>
      <text:p text:style-name="P399"/>
      <text:p text:style-name="P398">Though I guess not many really expected winter to come this suddenly. <text:s/>And now eyes seem to ask what the heck I am wearing, as well as if I could maybe possibly cut some more wood.</text:p>
      <text:h text:style-name="Heading_20_5" text:outline-level="5">––</text:h>
      <text:p text:style-name="P414">Tamur came back from dealing with a problem in the southern sprawl. <text:s/>He’s hurt a little more than usual, clearly there was an altercation. <text:s/>Mandin looked a bit darker before asking what happened and who.</text:p>
      <text:p text:style-name="P415">I was told it’s probably better if I stay at Inyafee’s <text:span text:style-name="T755">as well</text:span> for a day or two. <text:s/><text:span text:style-name="T754">I don’t really like the way all of this is going. <text:s/></text:span><text:span text:style-name="T755">At least I’ll be warm along the way.</text:span></text:p>
      <text:p text:style-name="P416">So Falfela, Reyon, and myself. <text:s/>Oh and Bash is coming too.</text:p>
      <text:h text:style-name="Heading_20_3" text:outline-level="3"><text:bookmark-start text:name="__RefHeading___Toc18174_2955562914"/>Back in town, <text:span text:style-name="T756">Biruulen, 2</text:span><text:span text:style-name="T58">nd</text:span><text:span text:style-name="T756"> of the 4</text:span><text:span text:style-name="T58">th</text:span><text:bookmark-end text:name="__RefHeading___Toc18174_2955562914"/></text:h>
      <text:p text:style-name="P420">Where to start.</text:p>
      <text:p text:style-name="P421">I was told there were a bunch of wolves that terrorized the town at night while we were gone. <text:s/>Mandin seems to suppress a smile whenever the wolves are mentioned. <text:s/><text:span text:style-name="T757">There were loud growls, many paw prints, scratches on entrances, tufts of hair and turds everywhere.</text:span> <text:s/><text:span text:style-name="T757">This past new moon apparently was the scariest one ever </text:span><text:span text:style-name="T758">from it</text:span><text:span text:style-name="T757">.</text:span></text:p>
      <table:table table:name="Table167" table:style-name="Table167">
        <table:table-column table:style-name="Table167.A"/>
        <table:table-column table:style-name="Table167.B"/>
        <table:table-row>
          <table:table-cell table:style-name="Table167.A1" office:value-type="string">
            <text:p text:style-name="P722"/>
          </table:table-cell>
          <table:table-cell table:style-name="Table167.A1" office:value-type="string">
            <text:p text:style-name="P722"/>
          </table:table-cell>
        </table:table-row>
        <table:table-row>
          <table:table-cell table:style-name="Table167.A1" office:value-type="string">
            <text:p text:style-name="P722"/>
          </table:table-cell>
          <table:table-cell table:style-name="Table167.A1" office:value-type="string">
            <text:p text:style-name="P722"/>
          </table:table-cell>
        </table:table-row>
      </table:table>
      <text:p text:style-name="P833"/>
      <text:p text:style-name="P421"/>
      <text:p text:style-name="P782">People tried to find the wolf hideout the next day but they were found evasive. <text:s/>Many people prayed for safety, or pulled out arms and the likes.<text:span text:style-name="T756"> <text:s/></text:span><text:span text:style-name="T759">The next evening it brought a whole lot of people out to stay up at night </text:span><text:span text:style-name="T760">by bonfires</text:span><text:span text:style-name="T759"> in a way that turned into banquet</text:span><text:span text:style-name="T760">s</text:span><text:span text:style-name="T759">.</text:span> <text:s/><text:span text:style-name="T756">It calmed a lot of the issues between the main three different clans.</text:span></text:p>
      <text:p text:style-name="P422">On our side at Inyafee’s, Reyon actually gave an earful to Falfela along the way a bit behind us, while Bash was telling me about technical <text:span text:style-name="T761">relationship</text:span> between the different people living <text:span text:style-name="T761">in the area</text:span>. <text:s/>He doesn’t have parents <text:span text:style-name="T761">(hence his original name </text:span><text:span text:style-name="T141">“Ledhaw”</text:span><text:span text:style-name="T761"> apparently)</text:span> but imagines he’s a bastard given his mixed traits. <text:s/><text:span text:style-name="T761">Apparently there is a fair few clans in the general area of Yivalkes that come from a same lineage long ago, and those are actually different from the peoples that live further south where I went with Tamur, the two scouts and mister donkey.</text:span></text:p>
      <text:p text:style-name="P423">...To be fair, I was more interested in figuring out what the heck Reyon was angry with Falfela about. <text:s/><text:span text:style-name="T762">I think Bash figured that out, but still kept going after slapping my side.</text:span></text:p>
      <text:p text:style-name="P835">As we reached Inyafee’s place, it wasn’t as cold, probably due to not being so close to the sea. <text:s/>She didn’t expect us four, so me and Bash were relegated to sleep in the barn with the sheep and Reyon and Falfela in the villa. <text:s/>Bash kept making the silliest face when no one was looking, somewhat making fun of Inyafee’s lips and prominent teeth.</text:p>
      <table:table table:name="Table168" table:style-name="Table168">
        <table:table-column table:style-name="Table168.A"/>
        <table:table-column table:style-name="Table168.B"/>
        <table:table-row>
          <table:table-cell table:style-name="Table168.A1" office:value-type="string">
            <text:p text:style-name="P722"/>
          </table:table-cell>
          <table:table-cell table:style-name="Table168.A1" office:value-type="string">
            <text:p text:style-name="P722"/>
          </table:table-cell>
        </table:table-row>
        <table:table-row>
          <table:table-cell table:style-name="Table168.A1" office:value-type="string">
            <text:p text:style-name="P722"/>
          </table:table-cell>
          <table:table-cell table:style-name="Table168.A1" office:value-type="string">
            <text:p text:style-name="P722"/>
          </table:table-cell>
        </table:table-row>
      </table:table>
      <text:p text:style-name="P833"/>
      <text:p text:style-name="P835"/>
      <text:p text:style-name="P783">Strangely enough, Savee sleeps there instead of at the mines! The lady who stoned Lagris!</text:p>
      <text:p text:style-name="P424">We had great foods from the farm, with well seasoned goat pieces. <text:s/>Inyafee took me aside and asked me if I had any more visions, and I made clear that no, and she seemed a bit saddened by it, but also said she didn’t either. <text:s/>I said to her it was probably good, because it means we are not getting sewed by gods or whatever, and she took a deep gaze at my forehead, and said I was either truly stupid or truly wise. <text:s/><text:span text:style-name="T763">When I raised my hands to make antlers </text:span><text:span text:style-name="T768">and look at her sideways</text:span><text:span text:style-name="T763">, she could not control a laughter that I think she absolutely needed to let out. <text:s/></text:span><text:span text:style-name="T142">“</text:span><text:span text:style-name="T143">K’hirambar Kavveloy mba! Hahaha! Oppehaddelavree tudukh, o iigla kavnasuu...</text:span><text:span text:style-name="T142">”</text:span><text:span text:style-name="T763"> </text:span><text:span text:style-name="T764">Which I understood as “The two sides of the brain well! Aight, let’s make happen eating ceremoniously, o wise elk”.</text:span></text:p>
      <text:p text:style-name="P425">-- <text:span text:style-name="T765">Ugh I’m being </text:span><text:span text:style-name="T767">called out</text:span><text:span text:style-name="T765"> to </text:span><text:span text:style-name="T766">chop wood</text:span><text:span text:style-name="T765">.</text:span></text:p>
      <text:p text:style-name="P440">But things are good. <text:s/>Things are good.</text:p>
      <text:h text:style-name="P1045" text:outline-level="4">The next day, Leruulen</text:h>
      <text:p text:style-name="P836">Yeah, <text:span text:style-name="T770">definitely is </text:span>chilly when it <text:span text:style-name="T770">is</text:span> chilly on the coast. <text:s/><text:span text:style-name="T769">At least it reduces the smell.</text:span></text:p>
      <table:table table:name="Table169" table:style-name="Table169">
        <table:table-column table:style-name="Table169.A"/>
        <table:table-column table:style-name="Table169.B"/>
        <table:table-row>
          <table:table-cell table:style-name="Table169.A1" office:value-type="string">
            <text:p text:style-name="P722"/>
          </table:table-cell>
          <table:table-cell table:style-name="Table169.A1" office:value-type="string">
            <text:p text:style-name="P722"/>
          </table:table-cell>
        </table:table-row>
        <table:table-row>
          <table:table-cell table:style-name="Table169.A1" office:value-type="string">
            <text:p text:style-name="P722"/>
          </table:table-cell>
          <table:table-cell table:style-name="Table169.A1" office:value-type="string">
            <text:p text:style-name="P722"/>
          </table:table-cell>
        </table:table-row>
      </table:table>
      <text:p text:style-name="P833"/>
      <text:p text:style-name="P836"/>
      <text:p text:style-name="P784">Yesterday night Taalashen surprised me again by growling singing with horned instruments <text:span text:style-name="T770">and clarinet-like ones</text:span> <text:span text:style-name="T770">along</text:span> big drums played by others at the chatting decks, while yet others were more melodically accompanying. <text:s/>At first I thought someone was beating a boar. <text:s/><text:span text:style-name="T782">Mandin was part of the players.</text:span></text:p>
      <text:p text:style-name="P426">Today <text:span text:style-name="T771">her and Falfela</text:span> <text:span text:style-name="T771">are</text:span> supposed to <text:span text:style-name="T771">teach me</text:span> how to battle with those gold looking sword <text:span text:style-name="T773">and shield</text:span>. <text:s/>I’m still afraid of losing a finger due to them not having much of a guard. <text:s/><text:span text:style-name="T772">They figured out I’m pretty much useless in front of any danger when we were at Inyafee’s when Gahmo one of her natti who I chatted with last time play-fought with me and I just... <text:s/>froze. <text:s/></text:span><text:span text:style-name="T774">I mean I never ended up in fights, ever. <text:s/>Maybe some shoving around in mosh pits but that’s it.</text:span></text:p>
      <text:p text:style-name="P427">Oh, Tamur is now a whole lot more chatting. <text:s/>He’s been playing <text:span text:style-name="T778">a fair bit </text:span>with sand and weird flowers from the shore in kiln <text:span text:style-name="T781">successfully made</text:span> magnifying glass lenses, <text:span text:style-name="T781">they</text:span> apparently exist already <text:span text:style-name="T781">albeit </text:span>rare in <text:span text:style-name="T778">this</text:span> region <text:span text:style-name="T778">and he’s put his hands on a process from way south </text:span><text:span text:style-name="T780">in a language that he’s not really at ease with</text:span>. <text:s/><text:span text:style-name="T778">Though h</text:span>is finger tips look burnt for life. <text:s/>Falfela has been very, <text:span text:style-name="T777">very</text:span> happy looking into <text:span text:style-name="T775">one of his earliest thing. <text:s/>I imagine </text:span><text:span text:style-name="T776">she is far-sighted.</text:span></text:p>
      <text:p text:style-name="P837">The mine is also going very well, with a fair few rafts up and down the river and its canal. <text:s/>Reyon said there is going to be a big snow fall shortly, and if it melts quickly like it usually does before Wigil, it’s going to be interesting to see how the canal affects potential flooding.</text:p>
      <table:table table:name="Table170" table:style-name="Table170">
        <table:table-column table:style-name="Table170.A"/>
        <table:table-column table:style-name="Table170.B"/>
        <table:table-row>
          <table:table-cell table:style-name="Table170.A1" office:value-type="string">
            <text:p text:style-name="P722"/>
          </table:table-cell>
          <table:table-cell table:style-name="Table170.A1" office:value-type="string">
            <text:p text:style-name="P722"/>
          </table:table-cell>
        </table:table-row>
        <table:table-row>
          <table:table-cell table:style-name="Table170.A1" office:value-type="string">
            <text:p text:style-name="P722"/>
          </table:table-cell>
          <table:table-cell table:style-name="Table170.A1" office:value-type="string">
            <text:p text:style-name="P722"/>
          </table:table-cell>
        </table:table-row>
      </table:table>
      <text:p text:style-name="P833"/>
      <text:p text:style-name="P837"/>
      <text:p text:style-name="P785">Speaking of which, Reyon I asked him what was the issue with Falfela that he needed to scold her; he just shrugged and said she acts like a kid sometimes and need to be treated as such so she can come back to her full self. <text:s/><text:span text:style-name="T783">I</text:span>t’s <text:span text:style-name="T783">apparently</text:span> been happening more often under <text:span text:style-name="T783">recent </text:span>contact with Inels and ever since she had closed the Khattom it’s like Falfela lost her bearings, beyond the issue with Luseytokris <text:span text:style-name="T779">being mean to her cousin</text:span>.</text:p>
      <text:p text:style-name="P428"><text:span text:style-name="T784">T</text:span>he tavern has reopened a fair few days ago, <text:span text:style-name="T784">but Inels is making the place a lot more... <text:s/>theatrical? Ceremonious? Whatever it is, people who do decide to go play the bit, and they are given great foods, great service, but they have to behave certain ways. <text:s/>Especially Taramandin as he’s been welcome back earlier than anticipated. <text:s/>She’s a bit more lax with strangers, but make it clear to them to keep </text:span><text:span text:style-name="T785">it </text:span><text:span text:style-name="T784">down. <text:s/>That Mandin is pissed about that, because he literally has to go on his knees to be allowed in, while the next visitor who stinks of cow dung can waltz in and order with ease.</text:span></text:p>
      <text:p text:style-name="P428"><text:span text:style-name="T786">He had a chat with Luseytokris as well, who finds she thinks way, way too high of her</text:span><text:span text:style-name="T787">self</text:span><text:span text:style-name="T786"> status </text:span><text:span text:style-name="T787">as a caretaker of a </text:span><text:span text:style-name="T144">“Temaoot”</text:span><text:span text:style-name="T786">, but to not say that to anyone.</text:span></text:p>
      <text:p text:style-name="P810">I’m still weirded out by this guy, Lus. <text:s/>What’s his deal? He’s clearly got some power in the town, being the silk and fabric merchant and all, and he seems pretty opinionated on different people, but he’s also nice to Bash <text:span text:style-name="T790">his pupil</text:span>. <text:s/><text:span text:style-name="T788">He also told me some funky rowdy things at the temple when I was sick </text:span><text:span text:style-name="T789">and being bathed. <text:s/></text:span><text:span text:style-name="T790">I don’t know. <text:s/>He probably is the “rope bundler” or trouble maker that Falfela was telling me about a few weeks back.</text:span></text:p>
      <text:p text:style-name="P811"/>
      <text:h text:style-name="P1043" text:outline-level="4"/>
      <text:h text:style-name="P1067" text:outline-level="7">D7</text:h>
      <text:h text:style-name="P1074" text:outline-level="4"/>
      <text:h text:style-name="P1011" text:outline-level="1"><text:bookmark-start text:name="__RefHeading___Toc31286_2816179978 Copy 10"/>Journal <text:span text:style-name="T1083">14</text:span><text:bookmark-end text:name="__RefHeading___Toc31286_2816179978 Copy 10"/></text:h>
      <text:h text:style-name="Heading_20_6" text:outline-level="6"><text:span text:style-name="T1083">14</text:span><text:span text:style-name="T227">BLbnbb</text:span></text:h>
      <text:p text:style-name="P810"><text:span text:style-name="T14"/></text:p>
      <text:h text:style-name="P1040" text:outline-level="4"/>
      <text:p text:style-name="P703"/>
      <text:h text:style-name="P1039" text:outline-level="4">Kuruulen</text:h>
      <text:p text:style-name="P418">I. <text:s/>Am. <text:s/>Bruised. <text:s/>We didn’t fight with actual swords, thank goodness, cause I would have been salami. <text:s/>They did not hold back. <text:s/>I didn’t either but so few hits of mine struck, <text:span text:style-name="T794">especially as I kept slipping on the snowy ground</text:span>.</text:p>
      <text:p text:style-name="P429">Not only that, we ouch I think I broke my pinky, not only that but it was done at the chatting deck. <text:s/>They made it into a show for people to watch, o joy.</text:p>
      <text:p text:style-name="P429">Taalashen is rough. <text:s/>She showed me moves and how to counter with the shield. <text:s/><text:span text:style-name="T792">S</text:span>he returned to her base <text:span text:style-name="T792">form</text:span> and showed me different possible approaches. <text:s/><text:span text:style-name="T791">So I could improve counter techniques. <text:s/></text:span><text:span text:style-name="T792">Some folks including Kaffisa</text:span><text:span text:style-name="T791"> in the crowd yelled numbers, apparently it’s down to a science.</text:span></text:p>
      <text:p text:style-name="P429">Falafel is savage. <text:s/>She does know sword dance, that was no sword dance. <text:s/>Good thing I had shin straps because that was her main attack. <text:s/>I think she needed to let out some steam. <text:s/>At least I landed Falafel on the ground by bodying her with the shield. <text:s/>Took her by surprise. <text:s/><text:span text:style-name="T791">But then, shin attack.</text:span></text:p>
      <text:p text:style-name="P432">After she got up, they respectfully pushed me aside and both of them fought, it was actually awesome to watch. <text:s/>A few positions returned and they were doing Sword dance mixed with more chaotic moments.</text:p>
      <table:table table:name="Table171" table:style-name="Table171">
        <table:table-column table:style-name="Table171.A"/>
        <table:table-column table:style-name="Table171.B"/>
        <table:table-row>
          <table:table-cell table:style-name="Table171.A1" office:value-type="string">
            <text:p text:style-name="P722"/>
          </table:table-cell>
          <table:table-cell table:style-name="Table171.A1" office:value-type="string">
            <text:p text:style-name="P722"/>
          </table:table-cell>
        </table:table-row>
        <table:table-row>
          <table:table-cell table:style-name="Table171.A1" office:value-type="string">
            <text:p text:style-name="P722"/>
          </table:table-cell>
          <table:table-cell table:style-name="Table171.A1" office:value-type="string">
            <text:p text:style-name="P722"/>
          </table:table-cell>
        </table:table-row>
      </table:table>
      <text:p text:style-name="P833"/>
      <text:p text:style-name="P432"/>
      <text:p text:style-name="P431">After a while both of them were clearly exhausted with neither winning (though... <text:s/>I think Taalashen held back and faked being exhausted), and they shook each other’s upper arm with fronts together. <text:s/>The crowd clearly wanted a winner, but they enjoyed the show nevertheless.</text:p>
      <text:p text:style-name="P430">Some other folks came on stage and the battle raged on. <text:s/>Falfela came and ruffled me, saying she enjoyed fighting me, and asking if I was okay. <text:s/><text:span text:style-name="T793">I just enjoyed seeing Kaffisa run to her soldier while some folk started play singing the song that was written about them </text:span><text:span text:style-name="T795">this past</text:span><text:span text:style-name="T793"> spring.</text:span></text:p>
      <text:p text:style-name="P433">Tamur cooked some mutton for the household. <text:s/>He was sharing some gory detail about what the butcher said of the animal’s behaviour beforehand which threw off Kaffisa so much she had trouble finishing her bowl. <text:s/>Taalashen who was eating with us attempted to pick Kaffisa’s bowl but was met with the loudest “Uwwe!” and she continued. <text:s/><text:span text:style-name="T796">Then Reyon said a wolf could have taken care of it which made Mandin chuckle </text:span><text:span text:style-name="T797">and grunt. <text:s/></text:span><text:span text:style-name="T798">It was delicious, well seasoned, and had veggies that matched it. <text:s/>There was however something off in it but I can’t tell what it is.</text:span></text:p>
      <text:p text:style-name="P833"><text:span text:style-name="T798">Today we’re fighting again. <text:s/></text:span><text:span text:style-name="T799">I don’t know how long I’ll go at it, but there is something liberating in </text:span><text:span text:style-name="T800">lashing</text:span><text:span text:style-name="T799"> at </text:span><text:span text:style-name="T801">each other</text:span><text:span text:style-name="T799">. <text:s/></text:span><text:span text:style-name="T802">Pressing </text:span><text:span text:style-name="T803">Right Down Bottom Right sort of thing.</text:span></text:p>
      <table:table table:name="Table172" table:style-name="Table172">
        <table:table-column table:style-name="Table172.A"/>
        <table:table-column table:style-name="Table172.B"/>
        <table:table-row>
          <table:table-cell table:style-name="Table172.A1" office:value-type="string">
            <text:p text:style-name="P722"/>
          </table:table-cell>
          <table:table-cell table:style-name="Table172.A1" office:value-type="string">
            <text:p text:style-name="P722"/>
          </table:table-cell>
        </table:table-row>
        <table:table-row>
          <table:table-cell table:style-name="Table172.A1" office:value-type="string">
            <text:p text:style-name="P722"/>
          </table:table-cell>
          <table:table-cell table:style-name="Table172.A1" office:value-type="string">
            <text:p text:style-name="P722"/>
          </table:table-cell>
        </table:table-row>
      </table:table>
      <text:p text:style-name="P833"/>
      <text:p text:style-name="P833"/>
      <text:h text:style-name="P1039" text:outline-level="4">Banoorlen, sludgy</text:h>
      <text:p text:style-name="P419">I do not like this weather a single bit. <text:s/>My bones! Hurt from the fighting and the chilling too now. <text:s/>My feet are too exposed and I’m getting sniffles now. <text:s/></text:p>
      <text:p text:style-name="P419">Mandin got a family member visiting, Saagar, <text:span text:style-name="T806">one of his auntie</text:span><text:span text:style-name="T807">s</text:span><text:span text:style-name="T806"> that went with us to hunt deer</text:span>. <text:s/><text:span text:style-name="T805">She</text:span> calls Mandin “Manditsekh”, Universe Lightning, <text:span text:style-name="T806">and</text:span><text:span text:style-name="T805"> referred to Bash as “TsekhkaBash”, Thunder Bash, </text:span><text:span text:style-name="T806">both of which are pretty rad.</text:span></text:p>
      <text:p text:style-name="P434">She did try to grope me again to check how “strong” I am, especially now that I have been learning how to fight, but Mandin told her she’s not in her home and we don’t do that here. <text:s/>She scoffed but listened.</text:p>
      <text:p text:style-name="P434">Anyway she brought us salted rabbit jerky, and will be selling hides of different wild animals to Kelliiv. <text:s/>Her bag and herself smell absolutely like sweet decay.</text:p>
      <text:p text:style-name="P833"><text:span text:style-name="T804">I</text:span><text:span text:style-name="T806">mma</text:span><text:span text:style-name="T804"> probably spend the whole day at the </text:span><text:span text:style-name="T145">Lodden</text:span><text:span text:style-name="T804">. <text:s/>I just hope Eytokris </text:span><text:span text:style-name="T806">won’t be </text:span><text:span text:style-name="T804">there.</text:span></text:p>
      <table:table table:name="Table173" table:style-name="Table173">
        <table:table-column table:style-name="Table173.A"/>
        <table:table-column table:style-name="Table173.B"/>
        <table:table-row>
          <table:table-cell table:style-name="Table173.A1" office:value-type="string">
            <text:p text:style-name="P722"/>
          </table:table-cell>
          <table:table-cell table:style-name="Table173.A1" office:value-type="string">
            <text:p text:style-name="P722"/>
          </table:table-cell>
        </table:table-row>
        <table:table-row>
          <table:table-cell table:style-name="Table173.A1" office:value-type="string">
            <text:p text:style-name="P722"/>
          </table:table-cell>
          <table:table-cell table:style-name="Table173.A1" office:value-type="string">
            <text:p text:style-name="P722"/>
          </table:table-cell>
        </table:table-row>
      </table:table>
      <text:p text:style-name="P833"/>
      <text:p text:style-name="P833"/>
      <text:h text:style-name="P1019" text:outline-level="3"><text:bookmark-start text:name="__RefHeading___Toc18176_2955562914"/>Bammarla, 5<text:span text:style-name="T50">th</text:span> week proper<text:bookmark-end text:name="__RefHeading___Toc18176_2955562914"/></text:h>
      <text:p text:style-name="P417">Okay <text:span text:style-name="T810">Taalashen</text:span> tried to get me to fight again but I’m good. <text:s/>No thanks. <text:s/><text:span text:style-name="T810">I’m tapping out for now. <text:s/>Try again next week. <text:s/>I think Falfela is also done. <text:s/>She seems way more at ease too.</text:span></text:p>
      <text:p text:style-name="P435">There <text:span text:style-name="T813">are</text:span> oral fights <text:span text:style-name="T808">over different principles </text:span><text:span text:style-name="T813">happening as well,</text:span> but they use phrases that are sometimes too complicated for me to understand. <text:s/>Somehow it’s easier when it’s Lagris, probably because he’s older and speaks slower, <text:span text:style-name="T809">even if he originally speaks the Southern tongue</text:span>.</text:p>
      <text:p text:style-name="P436">At the Lodden there was a few different folks, we were a bit cramped, they tried to speak with me but I sort of don’t <text:s/><text:span text:style-name="T813">really </text:span>want to talk to people I don’t know while naked, especially since I don’t quite have ease with the language. <text:s/>But in general they ask me if I’m from North West. <text:s/><text:span text:style-name="T811">The tone changes quickly when I make the “I dunno” face </text:span><text:span text:style-name="T812">and mimicking something hit </text:span><text:span text:style-name="T811">my head.</text:span></text:p>
      <text:p text:style-name="P437">Saagar on her side took a long bath in the canal and rinsed off her things as well, the smell is bearable now, and I truly commend her ability to handle the freezing cold. <text:s/><text:span text:style-name="T814">We did have rabbit yesterday night and it tasted awesome.</text:span></text:p>
      <text:p text:style-name="P787">Tamur was able to make a recipe and techniques for glass making that seems to be less foggy. <text:s/>And he’s already having people interested in getting their own <text:span text:style-name="T72">“Ukuzh”</text:span> for close-looking.</text:p>
      <table:table table:name="Table174" table:style-name="Table174">
        <table:table-column table:style-name="Table174.A"/>
        <table:table-column table:style-name="Table174.B"/>
        <table:table-row>
          <table:table-cell table:style-name="Table174.A1" office:value-type="string">
            <text:p text:style-name="P722"/>
          </table:table-cell>
          <table:table-cell table:style-name="Table174.A1" office:value-type="string">
            <text:p text:style-name="P722"/>
          </table:table-cell>
        </table:table-row>
        <table:table-row>
          <table:table-cell table:style-name="Table174.A1" office:value-type="string">
            <text:p text:style-name="P722"/>
          </table:table-cell>
          <table:table-cell table:style-name="Table174.A1" office:value-type="string">
            <text:p text:style-name="P722"/>
          </table:table-cell>
        </table:table-row>
      </table:table>
      <text:p text:style-name="P833"/>
      <text:p text:style-name="P787"/>
      <text:p text:style-name="P786">He’s spending a fair lot of time with Layash figuring out a venture for those, which makes Kaffisa chuckle a fair bit. <text:s/>After he spoke about his prowess, I asked him how is Wanska, and I think I saw him have a fair few emotions at once. <text:s/><text:span text:style-name="T815">Then I got pinched by Falfela. <text:s/>He finished his plate with less words but still ongoing, only in half sentences </text:span><text:span text:style-name="T816">that Saagar tried to complete but was so wrong and unrelated even to my own understanding</text:span><text:span text:style-name="T815">.</text:span></text:p>
      <text:p text:style-name="P438">He got up soon after his meal was done, gave a shoulder rub to Saagar thanking her for the rabbit, scruffed my hair thanking me for the reminder and said he might spend the night away, that Saagar can take his bed.</text:p>
      <text:p text:style-name="P439">Once he left, they all looked at me weird and Saagar could over the conversation to talk about the time we took care of the ghost at the clan up north, but I still think she cares for him and it was the right thing to remind him of their special bond. <text:s/>He did in fact not come back yet.</text:p>
      <text:p text:style-name="P439">Let’s see what today brings though I wanna stay inside but need to do something.</text:p>
      <text:h text:style-name="Heading_20_4" text:outline-level="4"><text:span text:style-name="T817">Ku</text:span><text:span text:style-name="T819">u</text:span><text:span text:style-name="T817">vameng, 4</text:span><text:span text:style-name="T59">th</text:span><text:span text:style-name="T817"> of the 5</text:span><text:span text:style-name="T59">th</text:span></text:h>
      <text:p text:style-name="P838">Si<text:span text:style-name="T821">ii</text:span>ck. <text:s/>I assume <text:span text:style-name="T822">that</text:span> rabbit has something to do with it. <text:s/>Fevers, vomit, toilet time. <text:s/>And I am not alone in being sick, our whole house had some form of yuckering, <text:span text:style-name="T823">with me being the worst</text:span>. <text:s/><text:span text:style-name="T818">I am just now recovering from it.</text:span></text:p>
      <table:table table:name="Table175" table:style-name="Table175">
        <table:table-column table:style-name="Table175.A"/>
        <table:table-column table:style-name="Table175.B"/>
        <table:table-row>
          <table:table-cell table:style-name="Table175.A1" office:value-type="string">
            <text:p text:style-name="P722"/>
          </table:table-cell>
          <table:table-cell table:style-name="Table175.A1" office:value-type="string">
            <text:p text:style-name="P722"/>
          </table:table-cell>
        </table:table-row>
        <table:table-row>
          <table:table-cell table:style-name="Table175.A1" office:value-type="string">
            <text:p text:style-name="P722"/>
          </table:table-cell>
          <table:table-cell table:style-name="Table175.A1" office:value-type="string">
            <text:p text:style-name="P722"/>
          </table:table-cell>
        </table:table-row>
      </table:table>
      <text:p text:style-name="P833"/>
      <text:p text:style-name="P838"/>
      <text:p text:style-name="P788">While being stuck in fever, I saw all of the rivers reverse their course, the sea drain itself, and the water rising from the mountains in <text:span text:style-name="T820">many</text:span> columns. <text:s/>It was calm but eerie. <text:s/>All the boats laid on the sea bed, along with the ones that had sunk long ago, all the fish were looking silly going up the stream instead of down, and birds of prey enjoyed the snacks from the mountains. <text:s/><text:span text:style-name="T820">I woke to after what felt like a month of the draining, where at last it looked like the water was returning once it had dried out.</text:span></text:p>
      <text:h text:style-name="Heading_20_3" text:outline-level="3"><text:bookmark-start text:name="__RefHeading___Toc18178_2955562914"/>Favameng, bean day<text:bookmark-end text:name="__RefHeading___Toc18178_2955562914"/></text:h>
      <text:p text:style-name="P441"><text:span text:style-name="T824">I am so beat. <text:s/>Working the field in winter sucks. <text:s/>I thought I caught some frost bite on the leg but time at the Lodden helped. <text:s/></text:span><text:span text:style-name="T825">People make silly faces and make dumb jokes because today is bean day, the 5</text:span><text:span text:style-name="T60">th</text:span><text:span text:style-name="T825"> of the 5</text:span><text:span text:style-name="T60">th</text:span><text:span text:style-name="T825">. <text:s/></text:span><text:span text:style-name="T828">Kaffisa</text:span><text:span text:style-name="T826"> </text:span><text:span text:style-name="T828">taught</text:span><text:span text:style-name="T826"> me one. <text:s/></text:span><text:span text:style-name="T146">“</text:span><text:span text:style-name="T147">Igla shaviya aaskayi. <text:s/>Alnabu? Bagee!</text:span><text:span text:style-name="T146">”</text:span><text:span text:style-name="T826"> </text:span><text:span text:style-name="T827">The elk was running away hungry? Was laid gone? Its bread/antler! It’s funny because both bread and antler sounds </text:span><text:span text:style-name="T830">similar</text:span><text:span text:style-name="T827">. <text:s/>I am just glad I understood on the spot the pun haha.</text:span></text:p>
      <text:p text:style-name="P833"><text:span text:style-name="T831">Aight fingers hurt </text:span><text:span text:style-name="T829">and I too need my bread.</text:span></text:p>
      <table:table table:name="Table176" table:style-name="Table176">
        <table:table-column table:style-name="Table176.A"/>
        <table:table-column table:style-name="Table176.B"/>
        <table:table-row>
          <table:table-cell table:style-name="Table176.A1" office:value-type="string">
            <text:p text:style-name="P722"/>
          </table:table-cell>
          <table:table-cell table:style-name="Table176.A1" office:value-type="string">
            <text:p text:style-name="P722"/>
          </table:table-cell>
        </table:table-row>
        <table:table-row>
          <table:table-cell table:style-name="Table176.A1" office:value-type="string">
            <text:p text:style-name="P722"/>
          </table:table-cell>
          <table:table-cell table:style-name="Table176.A1" office:value-type="string">
            <text:p text:style-name="P722"/>
          </table:table-cell>
        </table:table-row>
      </table:table>
      <text:p text:style-name="P833"/>
      <text:p text:style-name="P833"/>
      <text:h text:style-name="P1019" text:outline-level="3"><text:bookmark-start text:name="__RefHeading___Toc26894_547606422"/>Duulerla, 6<text:span text:style-name="T50">th</text:span> week proper<text:bookmark-end text:name="__RefHeading___Toc26894_547606422"/></text:h>
      <text:p text:style-name="P442">Winter tides are upon us and rats have contaminated some silos <text:span text:style-name="T835">while I was on the sicker side</text:span>. <text:s/>I am just glad they see it as a hazard and they are not keeping it for humans but for the sheep and the cattle, but that means less food will be available from within the town.</text:p>
      <text:p text:style-name="P442">I don’t really want to go for a hunting trip again but fighting a boar sounds delicious all of us a sudden.</text:p>
      <text:p text:style-name="P443">People want to blame Tamurba for not having taken care of it well enough due to having been away, and others are blaming Uffel for it when she was given the role. <text:s/>I honestly don’t think it matters because rats be rats and they will find a way.</text:p>
      <text:p text:style-name="P443">Falfela says I’ll have to pick a side soon enough but both will come to try to convince me for an upcoming “<text:span text:style-name="T148">K’hira </text:span><text:span text:style-name="T72">Gneree”</text:span>. <text:s/><text:span text:style-name="T832">She agrees with me, but says with pain it’s not really about the truth and more about who needs to change their ways more </text:span><text:span text:style-name="T833">overall</text:span><text:span text:style-name="T832">.</text:span></text:p>
      <text:p text:style-name="P833"><text:span text:style-name="T833">That... <text:s/>might explain why I was handed a jar of </text:span><text:span text:style-name="T834">honey</text:span><text:span text:style-name="T833">wine by Kenillagris, and new more sturdy tools by Tamurba.</text:span></text:p>
      <table:table table:name="Table177" table:style-name="Table177">
        <table:table-column table:style-name="Table177.A"/>
        <table:table-column table:style-name="Table177.B"/>
        <table:table-row>
          <table:table-cell table:style-name="Table177.A1" office:value-type="string">
            <text:p text:style-name="P722"/>
          </table:table-cell>
          <table:table-cell table:style-name="Table177.A1" office:value-type="string">
            <text:p text:style-name="P722"/>
          </table:table-cell>
        </table:table-row>
        <table:table-row>
          <table:table-cell table:style-name="Table177.A1" office:value-type="string">
            <text:p text:style-name="P722"/>
          </table:table-cell>
          <table:table-cell table:style-name="Table177.A1" office:value-type="string">
            <text:p text:style-name="P722"/>
          </table:table-cell>
        </table:table-row>
      </table:table>
      <text:p text:style-name="P833"/>
      <text:p text:style-name="P833"/>
      <text:h text:style-name="P1039" text:outline-level="4">Biiduleren, 2<text:span text:style-name="T50">nd</text:span> of the 6<text:span text:style-name="T50">th</text:span></text:h>
      <text:p text:style-name="P444">It’s sludgy out there.</text:p>
      <text:p text:style-name="P444">There is a hunt that will be organized this afternoon, I’ve been told to sit this one out though and help make more noise by shaking a branch full of weird dried up beans <text:span text:style-name="T840">they call </text:span><text:span text:style-name="T149">“Klaks</text:span><text:span text:style-name="T150">v</text:span><text:span text:style-name="T149">eva”</text:span><text:span text:style-name="T840"> or Magic </text:span><text:span text:style-name="T841">B</text:span><text:span text:style-name="T840">ean</text:span> around the silos and stomping on the ground while at it in a spiral. <text:s/>Again.</text:p>
      <text:p text:style-name="P444">It feels so weird I had to do it yesterday at night and my hands are frigid from it. <text:s/>Good thing the silos are close to the saunas so me, Kaffisa and some guy I worked with from time to time could switch when it was becoming too much. <text:s/>I got well paid for it though but wow I’m tired now.</text:p>
      <text:p text:style-name="P444">Mandin<text:span text:style-name="T836">daya</text:span> was joking a bit about what he also got from Tamurba and he <text:span text:style-name="T836">said he absolutely</text:span> enjoy<text:span text:style-name="T836">s</text:span> the <text:span text:style-name="T836">well fragrant olive oil Uffel gave him, which made Kaffisa chuckle and that granted her a bit of a side kick from said Mandin.</text:span></text:p>
      <text:p text:style-name="P450">She said she politely refused Uffel’s gift to her and was mimicking how Uffel looked like she took it as an affront but couldn’t say anything. <text:s/>Kaffisa does regret not taking it because it was a cool smelling soap that probably had mint in it. <text:s/>Reyon gently scolded her for not at least wanting to hear both sides before the <text:span text:style-name="T72">K’hira Gneree</text:span>, and you could tell she agreed with him, <text:span text:style-name="T837">but she seems to just not be able to like our main shepherd</text:span>.</text:p>
      <table:table table:name="Table178" table:style-name="Table178">
        <table:table-column table:style-name="Table178.A"/>
        <table:table-column table:style-name="Table178.B"/>
        <table:table-row>
          <table:table-cell table:style-name="Table178.A1" office:value-type="string">
            <text:p text:style-name="P722"/>
          </table:table-cell>
          <table:table-cell table:style-name="Table178.A1" office:value-type="string">
            <text:p text:style-name="P722"/>
          </table:table-cell>
        </table:table-row>
        <table:table-row>
          <table:table-cell table:style-name="Table178.A1" office:value-type="string">
            <text:p text:style-name="P722"/>
          </table:table-cell>
          <table:table-cell table:style-name="Table178.A1" office:value-type="string">
            <text:p text:style-name="P722"/>
          </table:table-cell>
        </table:table-row>
      </table:table>
      <text:p text:style-name="P833"/>
      <text:p text:style-name="P450"/>
      <text:p text:style-name="P449">Over the whole thing, I’m just wondering where do these two get all of those extra <text:span text:style-name="T837">stuff. <text:s/>There’s got to be a good fifty to a hundred different people who worked on the field over the course of the past quarter of a year. <text:s/>Who are they going to poll for that? How many people will they try to sway?</text:span></text:p>
      <text:p text:style-name="P448">As for Tamur <text:span text:style-name="T837">la, our Tamur</text:span>, he’s been gone for a few days, I hear he’s on the old island with Wanska, and they are okay since they apparently light up a fire on the side of the island facing the town so to make sure we know they are fine. <text:s/>Falfela looked at me with a most friendly albeit awkward smile when sharing that.</text:p>
      <text:p text:style-name="P451"><text:span text:style-name="T839">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text:span text:style-name="T838">We are however going to keep record of it at Stimur’s shortly.</text:span></text:p>
      <text:h text:style-name="Heading_20_4" text:outline-level="4">Leduuleren Laras, or just before the sun</text:h>
      <text:p text:style-name="P447">A frikkin owl paid its visit and ouch! It tried to pick my bonnet and scratched my <text:span text:style-name="T847">fore</text:span>head. <text:s/>Both Kaffisa and that Lenya guy were having a mix of fright, laughter, and sort of religious reaction, I can’t tell which was which because they were so frantic about it.</text:p>
      <table:table table:name="Table179" table:style-name="Table179">
        <table:table-column table:style-name="Table179.A"/>
        <table:table-column table:style-name="Table179.B"/>
        <table:table-row>
          <table:table-cell table:style-name="Table179.A1" office:value-type="string">
            <text:p text:style-name="P722"/>
          </table:table-cell>
          <table:table-cell table:style-name="Table179.A1" office:value-type="string">
            <text:p text:style-name="P722"/>
          </table:table-cell>
        </table:table-row>
        <table:table-row>
          <table:table-cell table:style-name="Table179.A1" office:value-type="string">
            <text:p text:style-name="P722"/>
          </table:table-cell>
          <table:table-cell table:style-name="Table179.A1" office:value-type="string">
            <text:p text:style-name="P722"/>
          </table:table-cell>
        </table:table-row>
      </table:table>
      <text:p text:style-name="P833"/>
      <text:p text:style-name="P447"/>
      <text:p text:style-name="P446">She said we need to throw a salted river fish (<text:span text:style-name="T72">“Dazhi Lun Lurekk </text:span><text:span text:style-name="T151">ayo</text:span><text:span text:style-name="T72">”</text:span>) at it and skedaddled for a while, to return from home after Lenya tried to teach the lyrics of a song about the owl who snatches cry-babies for its own hungry ones. <text:s/><text:span text:style-name="T847">And it talks about some true silly greenish fish that we see around the moon and I just couldn’t understand until he pointed out the aura around the almost full moon. <text:s/>And I guess squinting I get the idea; he was then trying to teach me another song about some fish that tried to jump over the moon but I stopped him on tracks and he realized how frantic he sounded and returned to sing the nursery rhyme style one about the Owl. <text:s/></text:span><text:span text:style-name="T152">“Tshi tshi tshi, Lulun kui esti... <text:s/>Nasnimurh askaam... <text:s/>Nasmimurh askaam!?”</text:span><text:span text:style-name="T22">, </text:span><text:span text:style-name="T847">“Hush hush hush, the owl comes for you, Its smelly worms hunger, its smelly worms hunger!”</text:span></text:p>
      <text:p text:style-name="P445"><text:span text:style-name="T847">Anyway Kaffisa</text:span> came back with a pack of a dozen and we launched them in the air; that thing was aggressively hungry too it almost felt like it had been trained for that. <text:s/>It then tried to scoop over Kaffisa’s bonnet <text:span text:style-name="T848">as well</text:span>–I have no clue what it wanted from <text:span text:style-name="T842">those </text:span><text:span text:style-name="T848">but it send Kaffisa and Lenya in a craze of singing that granted us a scream from someone who was trying to sleep closeby</text:span>.</text:p>
      <text:p text:style-name="P839">I had interactions with sheep, with dogs, <text:span text:style-name="T843">with cats, with deer, </text:span><text:span text:style-name="T844">with fish, and some of those black and white crows coming and going around the house </text:span><text:span text:style-name="T845">especially when Kaffisa </text:span><text:span text:style-name="T846">goes on the roof</text:span><text:span text:style-name="T844">, but this is the first time an actual bird of prey tries to pick me up. <text:s/>ME. <text:s/>Hahahaha. <text:s/>Those were </text:span><text:span text:style-name="T846">absolutely </text:span><text:span text:style-name="T844">fierce claws though, </text:span><text:span text:style-name="T846">ouch</text:span><text:span text:style-name="T844">.</text:span></text:p>
      <table:table table:name="Table180" table:style-name="Table180">
        <table:table-column table:style-name="Table180.A"/>
        <table:table-column table:style-name="Table180.B"/>
        <table:table-row>
          <table:table-cell table:style-name="Table180.A1" office:value-type="string">
            <text:p text:style-name="P722"/>
          </table:table-cell>
          <table:table-cell table:style-name="Table180.A1" office:value-type="string">
            <text:p text:style-name="P722"/>
          </table:table-cell>
        </table:table-row>
        <table:table-row>
          <table:table-cell table:style-name="Table180.A1" office:value-type="string">
            <text:p text:style-name="P722"/>
          </table:table-cell>
          <table:table-cell table:style-name="Table180.A1" office:value-type="string">
            <text:p text:style-name="P722"/>
          </table:table-cell>
        </table:table-row>
      </table:table>
      <text:p text:style-name="P833"/>
      <text:p text:style-name="P839"/>
      <text:p text:style-name="P453">Oh and before that, Stimur was not paying attention much to the vision me and Reyon both shared. <text:s/>She was trying to keep focused, but Reyon at some point was very clear how he noticed she wasn’t listening. <text:s/>So she readily admitted to be in jealous clouds thinking about how special Tamur was making Wanska feel and how she wished he was like that with her or even Layash, as they both seem to be very open together about his endeavours and escapades.</text:p>
      <text:p text:style-name="P452">Then I reminded her that she does make him feel special with their shared interest on knowledge and we honestly all talked about how a bit of a crazy genius he can be. <text:s/>We all agreed that we never had this conversation, and that none of us are “aware” of his fooling around. <text:s/>She still feels jealous, but understand that <text:span text:style-name="T72">“Myan Lushe </text:span><text:span text:style-name="T153">Lhekkoyo</text:span><text:span text:style-name="T72">”</text:span>, <text:span text:style-name="T849">what I understand means </text:span>all the stars shine in turn.</text:p>
      <text:p text:style-name="P859">Then Uzhil who’s apparently been doing awesome work with the repetitive tasks of the printing press shared she had a similar water reversal vision the first night after reaching the vineyard long ago. <text:s/>That’s only then that I learned she had been attacked by bandits, or at least that was their plan, when she screamed something like “teeth back at you!” and some beast that was sleeping by got spooked and spooked them in turn. <text:s/>The way she described the beast made me think of a lion?? Of all the beasts there could be in the area I did not expect lions to live anywhere close to here??</text:p>
      <text:p text:style-name="P790">But the sun is at last rising, and alas I need to sleep before the household wakes. <text:s/>Kaffisa is by the way snoring like a monster truck without a muffler, I don’t understand how that is not waking the others.</text:p>
      <table:table table:name="Table181" table:style-name="Table181">
        <table:table-column table:style-name="Table181.A"/>
        <table:table-column table:style-name="Table181.B"/>
        <table:table-row>
          <table:table-cell table:style-name="Table181.A1" office:value-type="string">
            <text:p text:style-name="P722"/>
          </table:table-cell>
          <table:table-cell table:style-name="Table181.A1" office:value-type="string">
            <text:p text:style-name="P722"/>
          </table:table-cell>
        </table:table-row>
        <table:table-row>
          <table:table-cell table:style-name="Table181.A1" office:value-type="string">
            <text:p text:style-name="P722"/>
          </table:table-cell>
          <table:table-cell table:style-name="Table181.A1" office:value-type="string">
            <text:p text:style-name="P722"/>
          </table:table-cell>
        </table:table-row>
      </table:table>
      <text:p text:style-name="P833"/>
      <text:p text:style-name="P790"/>
      <text:p text:style-name="P789">Aight I’ll still give it a try.</text:p>
      <text:h text:style-name="Heading_20_5" text:outline-level="5">––</text:h>
      <text:p text:style-name="P454">The sky is covered with yellowish clouds. <text:s/>Something further away is burning terribly or something.</text:p>
      <text:p text:style-name="P455"><text:span text:style-name="T850">Apparently c</text:span>aravaned merchant<text:span text:style-name="T850">s</text:span> from further south came through the town with <text:span text:style-name="T850">donkeys pulling carts full of olives, leafy greens, dried sour apples, and fig leather. <text:s/>They intended to be only in passing and continue their way North but Kuyageba apparently offered to take the totality of the carts’</text:span><text:span text:style-name="T853"> content</text:span><text:span text:style-name="T850"> at a discounted price but also with offer of stables and free access to all amenities for a few days </text:span><text:span text:style-name="T852">along with some weaponry</text:span><text:span text:style-name="T850">.</text:span></text:p>
      <text:p text:style-name="P455"><text:span text:style-name="T850">From what Falfela </text:span><text:span text:style-name="T851">recounted</text:span><text:span text:style-name="T850">, th</text:span><text:span text:style-name="T851">ose merchants were quite pleased as they had a close encounter with </text:span><text:span text:style-name="T852">wannabe </text:span><text:span text:style-name="T851">bandits earlier who they were able to diffuse </text:span><text:span text:style-name="T852">by offering food and some knowledge</text:span><text:span text:style-name="T851">, </text:span><text:span text:style-name="T852">and the current weather was too ominous to continue on their expected journey</text:span><text:span text:style-name="T851">.</text:span></text:p>
      <text:p text:style-name="P456">I honestly just hope this means we don’t have to shake the branches overnight anymore. <text:s/>Those little skri skri skri will drive me mad.</text:p>
      <text:p text:style-name="P456">Kaffisa insists I should go check out the carts’ paint as they are quite intricate. <text:s/>She says it’s like the owl’s tale all over again.</text:p>
      <text:p text:style-name="P860">For the time being I gotta play Tankiran till sunset... <text:s/>Chop chop chop.</text:p>
      <table:table table:name="Table182" table:style-name="Table182">
        <table:table-column table:style-name="Table182.A"/>
        <table:table-column table:style-name="Table182.B"/>
        <table:table-row>
          <table:table-cell table:style-name="Table182.A1" office:value-type="string">
            <text:p text:style-name="P722"/>
          </table:table-cell>
          <table:table-cell table:style-name="Table182.A1" office:value-type="string">
            <text:p text:style-name="P722"/>
          </table:table-cell>
        </table:table-row>
        <table:table-row>
          <table:table-cell table:style-name="Table182.A1" office:value-type="string">
            <text:p text:style-name="P722"/>
          </table:table-cell>
          <table:table-cell table:style-name="Table182.A1" office:value-type="string">
            <text:p text:style-name="P722"/>
          </table:table-cell>
        </table:table-row>
      </table:table>
      <text:p text:style-name="P833"/>
      <text:p text:style-name="P833"/>
      <text:h text:style-name="P1039" text:outline-level="4">Kuuduleren, misty frosty</text:h>
      <text:p text:style-name="P463">Two long “days” it’s been.</text:p>
      <text:p text:style-name="P463">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463">I did find them cool, but what was awesome was how one of the merchant beckoned me in the stables and showed me she needed help with brushing one of the donkeys. <text:s/>It was honestly one of the most majestic stupid looking animal. <text:s/>So gentle. <text:s/>We didn’t speak the same language, but it was absolutely heart blooming to brush a donkey, of all things.</text:p>
      <text:p text:style-name="P464">She told me one word about the donkey I knew, <text:span text:style-name="T72">“Gubbe”</text:span>. <text:s/>Old. <text:s/>Her eyes watered and so did mine, and so do mine. <text:s/>I don’t know why it felt so precious a moment. <text:s/><text:span text:style-name="T855">I can tell it was old too, some fur patches were missing, </text:span><text:span text:style-name="T859">yet</text:span><text:span text:style-name="T855"> it stood tall. <text:s/>And when I hugged it, it huffed in such a way that I felt it was hugging me back.</text:span></text:p>
      <text:p text:style-name="P475">Afterwards, the merchant and I looked at each other a bit awkwardly, since we could only get a few words from each other. <text:s/>She pointed at herself and said Fellim, so I gave her Tearan.</text:p>
      <table:table table:name="Table183" table:style-name="Table183">
        <table:table-column table:style-name="Table183.A"/>
        <table:table-column table:style-name="Table183.B"/>
        <table:table-row>
          <table:table-cell table:style-name="Table183.A1" office:value-type="string">
            <text:p text:style-name="P722"/>
          </table:table-cell>
          <table:table-cell table:style-name="Table183.A1" office:value-type="string">
            <text:p text:style-name="P722"/>
          </table:table-cell>
        </table:table-row>
        <table:table-row>
          <table:table-cell table:style-name="Table183.A1" office:value-type="string">
            <text:p text:style-name="P722"/>
          </table:table-cell>
          <table:table-cell table:style-name="Table183.A1" office:value-type="string">
            <text:p text:style-name="P722"/>
          </table:table-cell>
        </table:table-row>
      </table:table>
      <text:p text:style-name="P833"/>
      <text:p text:style-name="P475"/>
      <text:p text:style-name="P474">She laughed incredulously, so I told her my real name. <text:s/>And she gazed with a strange... <text:s/>golden smile. <text:s/>I think she realized I am not from here. <text:s/>We gestured meekly at each other and I returned home.</text:p>
      <text:p text:style-name="P473">Falfela was already gone to Inyafee’s by that time along with Reyon to celebrate the full moon. <text:s/><text:span text:style-name="T854">Kaffisa mentioned how it was tale-like that they had such a timing after the owl tried to grab our bonnets, </text:span>and how that sort of event is magical<text:span text:style-name="T854">. <text:s/></text:span>She also figured Tamur will be another night on the island <text:span text:style-name="T856">but they may be super hungry on their way back.</text:span></text:p>
      <text:p text:style-name="P476">I was surprised but then Mandin explained exasperated that it’s a common thing for people to go on trips with very little food to cleanse. <text:s/>His reaction seemed a bit intense even for Kaffisa so not sure what this was about.</text:p>
      <text:p text:style-name="P476">We didn’t have much food ourselves that night other than pretty much flavoured lard. <text:s/>Reminder to oneself that Mandin isn’t a great cook at all.</text:p>
      <text:p text:style-name="P476">We then did yet another round of shakey shakey the idiot branches for a good portion of the night. <text:s/>No owl this time though. <text:s/>I am just absolutely glad it’s well paid.</text:p>
      <text:p text:style-name="P477">This morning Tamur did come back and this time Kaffisa cooked rabbit stew despite nodding on and off which was awesome. <text:s/>He was famished but <text:span text:style-name="T857">ate with a</text:span> calm <text:span text:style-name="T857">I’ve rarely seen him have</text:span>, and at some point held my hand and wished me a very long life, which, I mean, that’s awesome thanks but where did that come from?</text:p>
      <table:table table:name="Table184" table:style-name="Table184">
        <table:table-column table:style-name="Table184.A"/>
        <table:table-column table:style-name="Table184.B"/>
        <table:table-row>
          <table:table-cell table:style-name="Table184.A1" office:value-type="string">
            <text:p text:style-name="P722"/>
          </table:table-cell>
          <table:table-cell table:style-name="Table184.A1" office:value-type="string">
            <text:p text:style-name="P722"/>
          </table:table-cell>
        </table:table-row>
        <table:table-row>
          <table:table-cell table:style-name="Table184.A1" office:value-type="string">
            <text:p text:style-name="P722"/>
          </table:table-cell>
          <table:table-cell table:style-name="Table184.A1" office:value-type="string">
            <text:p text:style-name="P722"/>
          </table:table-cell>
        </table:table-row>
      </table:table>
      <text:p text:style-name="P833"/>
      <text:p text:style-name="P477"/>
      <text:p text:style-name="P479">Mandin seemed to want to ask Tamur questions but refraining to do so, eyeing me somewhat. <text:s/>I took my leave after thanking Kaffisa for the food which seems to have relaxed Mandin. <text:s/>Whatever.</text:p>
      <text:p text:style-name="P476">I then had to cut wood after postponing it for too long but ended up being sent <text:span text:style-name="T857">away</text:span> due to collapsing from sleep and almost breaking my ankle. <text:s/>Tamurba was not pleased too much but tried to hide it. <text:s/><text:span text:style-name="T857">I just ended up sleeping off in the Lodden as to not disrupt their animated chat.</text:span></text:p>
      <text:p text:style-name="P476">The merchant<text:span text:style-name="T860">s’</text:span> caravan left <text:span text:style-name="T857">in the afternoon</text:span> to go south, and it became a sort of procession. <text:s/>I couldn’t quite see Fellim <text:span text:style-name="T857">nor her donkey</text:span> in the lot but stood with the crowd. <text:s/><text:span text:style-name="T857">Taalashen and another soldier was accompanying them as well for some reason. <text:s/>Looks like unfortunately there is probably trouble along the way. <text:s/>It was weird also that Kaffisa wasn’t there to share short farewells.</text:span></text:p>
      <text:p text:style-name="P478">I then visited Stimur who spoke again of Tamur, she offered me food but seemed to not understand why I came to visit her by myself. <text:s/>I didn’t even know myself. <text:s/>Ah that’s right, Mandin. <text:s/>I asked her what she thought of the latest dream and she showed me her current version of it. <text:s/>It’s nice to be able to read with more ease than before. <text:s/>I can still remember the first line <text:span text:style-name="T72">“</text:span><text:span text:style-name="T154">WuKenli yekharas yille Laneerha</text:span><text:span text:style-name="T72">”</text:span>, “<text:span text:style-name="T858">And the island looked bigger when it started”.</text:span></text:p>
      <text:p text:style-name="P861">I am now home and none are here, none have returned yet, and the embers dwindle.</text:p>
      <table:table table:name="Table185" table:style-name="Table185">
        <table:table-column table:style-name="Table185.A"/>
        <table:table-column table:style-name="Table185.B"/>
        <table:table-row>
          <table:table-cell table:style-name="Table185.A1" office:value-type="string">
            <text:p text:style-name="P722"/>
          </table:table-cell>
          <table:table-cell table:style-name="Table185.A1" office:value-type="string">
            <text:p text:style-name="P722"/>
          </table:table-cell>
        </table:table-row>
        <table:table-row>
          <table:table-cell table:style-name="Table185.A1" office:value-type="string">
            <text:p text:style-name="P722"/>
          </table:table-cell>
          <table:table-cell table:style-name="Table185.A1" office:value-type="string">
            <text:p text:style-name="P722"/>
          </table:table-cell>
        </table:table-row>
      </table:table>
      <text:p text:style-name="P833"/>
      <text:p text:style-name="P833"/>
      <text:h text:style-name="P1039" text:outline-level="4">Paduuleren, sunny</text:h>
      <text:p text:style-name="P465">I woke up before others surprisingly. <text:s/>Outside the snow seems cozy enough to make critters. <text:s/>Good thing I got these gloves.</text:p>
      <text:h text:style-name="Heading_20_5" text:outline-level="5">––</text:h>
      <text:p text:style-name="P480">Well. <text:s/>I found out one of the reasons the K’hira Gneree has been postponed is not, in fact, because we have more food on the table for winter thanks to the merchants. <text:s/>It is not because we were able to salvage the rest of the beans by shaking those stupid branches. <text:s/>It is not because either Tamurba or Uffel took the blame.</text:p>
      <text:p text:style-name="P480">My head hurts just thinking about this. <text:s/>And I think I got <text:span text:style-name="T861">it right.</text:span></text:p>
      <text:p text:style-name="P480">Some people were not happy that the lady who stoned Kenillagris seemed to enjoy an easy time, while others thought she is giving enough by being part of the miners. <text:s/>This was exacerbated when it was clear she is not living by the mine but rather at Inyafee’s place.</text:p>
      <text:p text:style-name="P483">Luseytokris, who knows about how Inyafee defaced the mine as a bear, had kept his mouth shut, but the most recent ordeal with the rodents finding their way in the silos caused less resources.</text:p>
      <text:p text:style-name="P484"/>
      <text:h text:style-name="P1043" text:outline-level="4"/>
      <text:h text:style-name="P1067" text:outline-level="7">D7</text:h>
      <text:h text:style-name="P1074" text:outline-level="4"/>
      <text:h text:style-name="P1011" text:outline-level="1"><text:bookmark-start text:name="__RefHeading___Toc31286_2816179978 Copy 11"/>Journal <text:span text:style-name="T1082">1</text:span><text:span text:style-name="T1083">5</text:span><text:bookmark-end text:name="__RefHeading___Toc31286_2816179978 Copy 11"/></text:h>
      <text:h text:style-name="Heading_20_6" text:outline-level="6"><text:span text:style-name="T1082">1</text:span><text:span text:style-name="T1083">5</text:span><text:span text:style-name="T227">BLbnbb</text:span></text:h>
      <text:p text:style-name="P483"><text:span text:style-name="T14"/></text:p>
      <text:p text:style-name="P482"/>
      <text:p text:style-name="P481"/>
      <text:h text:style-name="P1064" text:outline-level="5">(Continuing Paduuleren)</text:h>
      <text:p text:style-name="P482">And he had been given some leeway by Falfela who was responsible for taxes so that he can have more funds this winter, <text:span text:style-name="T861">which honestly was unbecoming of her role, but she did out of fear for her family.</text:span></text:p>
      <text:p text:style-name="P485">Now all of this seems to come from the fact Inyafee had a brain fart and thought it was a great idea to have the mines shut for the sake of nature or something, but now it seems to have grown into a clan against clan bite.</text:p>
      <text:p text:style-name="P485">And Luseytokris was not happy to find out Savee had it easy. <text:s/>Not because he cares for the treatment, but in response to how she had attacked Lagris, who is also from the South where he himself is from. <text:s/>So he came forward to Kuyageba about the hidden information who was not pleased, to say the least. <text:s/>And this is why Falfela was going to leave for Inyafee’s to try to make things right and figure a way out of this. <text:s/></text:p>
      <text:p text:style-name="P485">The merchants did ease the tensions, at least for a day or two, and delayed Falfela’s travels, but the K’hira Gneree is becoming more and more complex because the elders have known bites against each other.</text:p>
      <text:p text:style-name="P486"><text:span text:style-name="T862">Falfela</text:span> is still <text:span text:style-name="T862">up the river</text:span> <text:span text:style-name="T862">with Reyon at the moment. <text:s/>And I honestly appreciate Kaffisa’s patience in trying to explain what she knows. <text:s/>Tamur was silent most of the time and gave some key words when I had trouble understanding, and Mandin really seemed exasperated but knew I had the right to understand.</text:span></text:p>
      <table:table table:name="Table186" table:style-name="Table186">
        <table:table-column table:style-name="Table186.A"/>
        <table:table-column table:style-name="Table186.B"/>
        <table:table-row>
          <table:table-cell table:style-name="Table186.A1" office:value-type="string">
            <text:p text:style-name="P723"/>
          </table:table-cell>
          <table:table-cell table:style-name="Table186.A1" office:value-type="string">
            <text:p text:style-name="P723"/>
          </table:table-cell>
        </table:table-row>
        <table:table-row>
          <table:table-cell table:style-name="Table186.A1" office:value-type="string">
            <text:p text:style-name="P723"/>
          </table:table-cell>
          <table:table-cell table:style-name="Table186.A1" office:value-type="string">
            <text:p text:style-name="P723"/>
          </table:table-cell>
        </table:table-row>
      </table:table>
      <text:p text:style-name="P840"/>
      <text:p text:style-name="P486"/>
      <text:p text:style-name="P488">Now apparently there will be another wolf attack on the town, which I am not sure how they can be already aware of it, but they dismissively said they’ll put bait, and this should diffuse the tensions for the K’hiraa Gneree.</text:p>
      <text:p text:style-name="P487">I have been tasked to fell one of those logging tree in a wrong way that needs to go across the canal tomorrow as a makeshift third bridge further from the town itself. <text:s/>I figured how they want me to do it, I just hope I won’t mess it up.</text:p>
      <text:p text:style-name="P489">The whole ordeal hurts my brain, honestly.</text:p>
      <text:p text:style-name="P490">I’ve seen Kuya pass close to the house horseriding <text:span text:style-name="T863">earlier during the day</text:span>. <text:s/><text:span text:style-name="T863">He did ask me if Falfela was home, which I said no, and he asked if she was at Inyafee’s which I said yet. <text:s/></text:span><text:span text:style-name="T866">T</text:span>old me the snow critters I made were cute. <text:s/>It felt odd, but he seemed at peace in that <text:span text:style-name="T863">very</text:span> moment. <text:s/><text:span text:style-name="T864">He also came down the horse and helped me lift one massive ball on top of another even more massive one that I had trouble grasping at. <text:s/></text:span><text:span text:style-name="T865">He </text:span><text:span text:style-name="T866">then</text:span><text:span text:style-name="T865"> ch</text:span><text:span text:style-name="T866">u</text:span><text:span text:style-name="T865">ckled and said </text:span><text:span text:style-name="T155">“Iglareeba!”</text:span><text:span text:style-name="T23"> and made silly antlers gesture people do sometimes.</text:span></text:p>
      <text:p text:style-name="P491"><text:span text:style-name="T23">H</text:span><text:span text:style-name="T12">e does give me friendly vibes. <text:s/>I don’t get to see the more intense side people see from him.</text:span></text:p>
      <text:p text:style-name="P80">I know he’s going to take a good decision at the Gneree.</text:p>
      <text:p text:style-name="P492">And Mandin’s soup is ready. <text:s/>Smells nice this time.</text:p>
      <table:table table:name="Table187" table:style-name="Table187">
        <table:table-column table:style-name="Table187.A"/>
        <table:table-column table:style-name="Table187.B"/>
        <table:table-row>
          <table:table-cell table:style-name="Table187.A1" office:value-type="string">
            <text:p text:style-name="P723"/>
          </table:table-cell>
          <table:table-cell table:style-name="Table187.A1" office:value-type="string">
            <text:p text:style-name="P723"/>
          </table:table-cell>
        </table:table-row>
        <table:table-row>
          <table:table-cell table:style-name="Table187.A1" office:value-type="string">
            <text:p text:style-name="P723"/>
          </table:table-cell>
          <table:table-cell table:style-name="Table187.A1" office:value-type="string">
            <text:p text:style-name="P723"/>
          </table:table-cell>
        </table:table-row>
      </table:table>
      <text:p text:style-name="P840"/>
      <text:p text:style-name="P840"/>
      <text:h text:style-name="P1019" text:outline-level="3"><text:bookmark-start text:name="__RefHeading___Toc26896_547606422"/>Nirarla, on the 7<text:span text:style-name="T50">th</text:span> week<text:bookmark-end text:name="__RefHeading___Toc26896_547606422"/></text:h>
      <text:p text:style-name="P457">I am awake before the others again. <text:s/>Without the snoring of Falfela, the crackling of the house and the small critters outside, winged or otherwise, are keeping me <text:span text:style-name="T867">alert</text:span>. <text:s/>I can somewhat hear the waves too, or is it the wind?</text:p>
      <text:p text:style-name="P457">I dreamt of whales singing their friendly laments. <text:s/><text:span text:style-name="T867">Today should go well.</text:span></text:p>
      <text:h text:style-name="Heading_20_5" text:outline-level="5">––</text:h>
      <text:p text:style-name="P493">Okay... <text:s/>Falfela came <text:span text:style-name="T870">back</text:span> and she was shaking like mad, blaming it on the chill. <text:s/>Which true but there seemed to be more than just the freezing point. <text:s/>Reyon shared they had a ceremony for the full moon especially in preparation for the upcoming issues, and she made a few promises that will be hard to maintain so to be kind with her, as he said somewhat dismissively. <text:s/><text:span text:style-name="T869">He was also prompted by the other Falfelides about what was about to happen.</text:span></text:p>
      <text:p text:style-name="P494">Earlier during the day I had to fell some trees as they discussed further north and close to the base of the canal, and I did fell one across it, but later on it actually collapsed into the canal and went slowly down the flow to cross over the <text:span text:style-name="T868">lock</text:span> at its <text:span text:style-name="T868">end. <text:s/>It almost was a catastrophe and I got a massive earful for it from multiple people, it was actually terrible. <text:s/>I was removed my axe and told not to fell any further tree.</text:span></text:p>
      <table:table table:name="Table188" table:style-name="Table188">
        <table:table-column table:style-name="Table188.A"/>
        <table:table-column table:style-name="Table188.B"/>
        <table:table-row>
          <table:table-cell table:style-name="Table188.A1" office:value-type="string">
            <text:p text:style-name="P723"/>
          </table:table-cell>
          <table:table-cell table:style-name="Table188.A1" office:value-type="string">
            <text:p text:style-name="P723"/>
          </table:table-cell>
        </table:table-row>
        <table:table-row>
          <table:table-cell table:style-name="Table188.A1" office:value-type="string">
            <text:p text:style-name="P723"/>
          </table:table-cell>
          <table:table-cell table:style-name="Table188.A1" office:value-type="string">
            <text:p text:style-name="P723"/>
          </table:table-cell>
        </table:table-row>
      </table:table>
      <text:p text:style-name="P840"/>
      <text:p text:style-name="P494"/>
      <text:p text:style-name="P496">Dunno if I’ll ever be on Mandin’s good side again.</text:p>
      <text:p text:style-name="P495">His plan can apparently still work, as Kuyageba is strongly supersticious, and still seems to believe that, rather than Inyafee having “played” a bear, actually had transformed into one. <text:s/>Which, to me, pure nonsense. <text:s/><text:span text:style-name="T871">Though to be fair,</text:span> with my own whole condition of being here rather than home, I cannot dismiss <text:span text:style-name="T871">were-beings </text:span>entirely.</text:p>
      <text:p text:style-name="P495">Kaffisa, when asked about Taalashen, just looked in the distance and returned with an unpleased gaze, as if I had asked something hurtful.</text:p>
      <text:p text:style-name="P495">As for Tamur, I could see he was in his own head, untouched by the ongoing issue. <text:s/>It’s as if his mind did not want to deal with social <text:span text:style-name="T870">unrest. <text:s/></text:span></text:p>
      <text:p text:style-name="P497">We talked for a while playing the tale of cups and an stacking game until each retired to sleep. <text:s/>I can tell Mandin who was the first to take his leave is faking it, but I guess that’s not for me to ask.</text:p>
      <text:p text:style-name="P499">Falfela dropped also that tomorrow, herself, Eytokris and Kuya will have a private hearing, her first with the chieftain, then the silk merchant in kind, until all three can have a written event. <text:s/>She will play the uninvolved, hoping he does the same as she knows is common from his clan (even though he did open up because of Savee’s easy way out), and the written tale should nullify the action of either. <text:s/>We also are to do the same to the best of our ability.</text:p>
      <table:table table:name="Table189" table:style-name="Table189">
        <table:table-column table:style-name="Table189.A"/>
        <table:table-column table:style-name="Table189.B"/>
        <table:table-row>
          <table:table-cell table:style-name="Table189.A1" office:value-type="string">
            <text:p text:style-name="P723"/>
          </table:table-cell>
          <table:table-cell table:style-name="Table189.A1" office:value-type="string">
            <text:p text:style-name="P723"/>
          </table:table-cell>
        </table:table-row>
        <table:table-row>
          <table:table-cell table:style-name="Table189.A1" office:value-type="string">
            <text:p text:style-name="P723"/>
          </table:table-cell>
          <table:table-cell table:style-name="Table189.A1" office:value-type="string">
            <text:p text:style-name="P723"/>
          </table:table-cell>
        </table:table-row>
      </table:table>
      <text:p text:style-name="P840"/>
      <text:p text:style-name="P499"/>
      <text:p text:style-name="P498">She promised us the ability to spend lots after Wigil using her mark, should the ordeal be simple. <text:s/>She also spewed a few magical wishes upon each of us that kept going on and on, <text:span text:style-name="T871">including upon the sleeping one who responded in half muttered smug agreements</text:span>, <text:span text:style-name="T871">with</text:span> Reyon <text:span text:style-name="T871">eyeing</text:span> us to shut it and to let her word salad be served.</text:p>
      <text:p text:style-name="P500">She starting dozing off at some point and realized she needed to sleep properly against tomorrow, and the same happens to me too. <text:s/>It’s like some strange weather making my eyes so drowzy wow. <text:s/>Okay time to sle––––</text:p>
      <text:h text:style-name="Heading_20_4" text:outline-level="4">Biniirlen, 2<text:span text:style-name="T50">nd</text:span> of the 7<text:span text:style-name="T50">th</text:span></text:h>
      <text:p text:style-name="P466">Howlings went everywhere yesterday. <text:s/><text:span text:style-name="T872">There are scratch marks on doors and turds on the streets. <text:s/>Priests </text:span><text:span text:style-name="T873">are</text:span><text:span text:style-name="T872"> </text:span><text:span text:style-name="T873">marching through snow and </text:span><text:span text:style-name="T872">town in ancient sounding songs about teeth over antlers, and how it is the normal order but for each to stand strong in face of the maw, and each to stand strong in face of the meal.</text:span></text:p>
      <text:p text:style-name="P501">And Falfela did something I’ve never seen her do. <text:s/>She dressed nicely, <text:span text:style-name="T873">tying</text:span> her hair under a neck shawl; made herself tall, round, and, teeth showing, <text:span text:style-name="T72">growled</text:span>. <text:s/><text:span text:style-name="T873">And promptly left for her hearing.</text:span></text:p>
      <text:p text:style-name="P502">Kaffisa and Mandin seemed delighted. <text:s/>Reyon a bit concerned. <text:s/>Tamur just muttering aloud over his clay tablets on power kettles.</text:p>
      <text:p text:style-name="P503">I... <text:s/>think I’ll try to have a drink at the Tavern.</text:p>
      <table:table table:name="Table190" table:style-name="Table190">
        <table:table-column table:style-name="Table190.A"/>
        <table:table-column table:style-name="Table190.B"/>
        <table:table-row>
          <table:table-cell table:style-name="Table190.A1" office:value-type="string">
            <text:p text:style-name="P723"/>
          </table:table-cell>
          <table:table-cell table:style-name="Table190.A1" office:value-type="string">
            <text:p text:style-name="P723"/>
          </table:table-cell>
        </table:table-row>
        <table:table-row>
          <table:table-cell table:style-name="Table190.A1" office:value-type="string">
            <text:p text:style-name="P723"/>
          </table:table-cell>
          <table:table-cell table:style-name="Table190.A1" office:value-type="string">
            <text:p text:style-name="P723"/>
          </table:table-cell>
        </table:table-row>
      </table:table>
      <text:p text:style-name="P840"/>
      <text:p text:style-name="P840"/>
      <text:h text:style-name="P1039" text:outline-level="4" text:is-list-header="true">Leniirlen, Sunny</text:h>
      <text:p text:style-name="P467">Yesterday I was allowed to drink, <text:span text:style-name="T874">only</text:span> if I checked on Taramandin. <text:s/>He was a bit unkempt but nothing out of the ordinary. <text:s/>We talked about areas to go hike around, and he told me of an old battle ground I haven’t explored yet with him, which got him some sour faces, <text:span text:style-name="T875">as we listened to Taalashen singing along with Uffel’s harp</text:span>. <text:s/>He says there’s ghosts lingering sometimes that we can see at night, especially and that made me a bit feverish to even imagine.</text:p>
      <text:p text:style-name="P504">I might join him before Wigil, the winter solstice.</text:p>
      <text:p text:style-name="P504">Taalashen’s long song about some spawn of bandits had the few guests join at the refrain. <text:s/>It was indeed entertaining and the rhythm was closer to what I recognize, gave me some scout <text:span text:style-name="T876">vibe and was literally nothing like any other music I heard from around here</text:span>.</text:p>
      <text:p text:style-name="P505">When I came home, it was late <text:span text:style-name="T876">and I was only a bit tipsy, after helping that Mandin to return to his home in the southern sprawl first. <text:s/>He kept talking about Tshavis after a while </text:span><text:span text:style-name="T877">along with different spots along the river and alike. <text:s/>But really a whole lot about Tshavis, and how he’s an awesome silent observer and threader. <text:s/>They seem to have known each other from a young age too.</text:span></text:p>
      <table:table table:name="Table191" table:style-name="Table191">
        <table:table-column table:style-name="Table191.A"/>
        <table:table-column table:style-name="Table191.B"/>
        <table:table-row>
          <table:table-cell table:style-name="Table191.A1" office:value-type="string">
            <text:p text:style-name="P723"/>
          </table:table-cell>
          <table:table-cell table:style-name="Table191.A1" office:value-type="string">
            <text:p text:style-name="P723"/>
          </table:table-cell>
        </table:table-row>
        <table:table-row>
          <table:table-cell table:style-name="Table191.A1" office:value-type="string">
            <text:p text:style-name="P723"/>
          </table:table-cell>
          <table:table-cell table:style-name="Table191.A1" office:value-type="string">
            <text:p text:style-name="P723"/>
          </table:table-cell>
        </table:table-row>
      </table:table>
      <text:p text:style-name="P840"/>
      <text:p text:style-name="P505"/>
      <text:p text:style-name="P507">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s/></text:p>
      <text:p text:style-name="P506">In simple, our household will be observed <text:span text:style-name="T72">a lot</text:span> in the next few weeks. <text:s/>Falfela’s attempt at protecting her family was done at the cost of the perceived holiness of her understanding of just <text:span text:style-name="T878">attribution of resources for the tax system. <text:s/>She made it clear, however, that the way we were going at the mine was at the expense of our perceived puniness, necessary for our survival as a wannabe city state.</text:span></text:p>
      <text:p text:style-name="P508">He talked more about Luseytokris and how he’s been leveraging his position of knowledge and connections with the main city state further south to get more out of the situation, and that clearly Kuyageba is aware of it.</text:p>
      <text:p text:style-name="P509">Now, since both of them kept it a private affair, Kuya is going to forgive their affront to civil order and <text:span text:style-name="T879">respect of truth, regardless how ugly it can be, but that is only because he consider how both are crucial to the town’s functioning. <text:s/>That being said, how will Falfela’s household and Lus’ pupils (including Bash) behave will be a proof that he was right in trusting the “dented” elders, lest we be bitten in their stead.</text:span></text:p>
      <table:table table:name="Table192" table:style-name="Table192">
        <table:table-column table:style-name="Table192.A"/>
        <table:table-column table:style-name="Table192.B"/>
        <table:table-row>
          <table:table-cell table:style-name="Table192.A1" office:value-type="string">
            <text:p text:style-name="P723"/>
          </table:table-cell>
          <table:table-cell table:style-name="Table192.A1" office:value-type="string">
            <text:p text:style-name="P723"/>
          </table:table-cell>
        </table:table-row>
        <table:table-row>
          <table:table-cell table:style-name="Table192.A1" office:value-type="string">
            <text:p text:style-name="P723"/>
          </table:table-cell>
          <table:table-cell table:style-name="Table192.A1" office:value-type="string">
            <text:p text:style-name="P723"/>
          </table:table-cell>
        </table:table-row>
      </table:table>
      <text:p text:style-name="P840"/>
      <text:p text:style-name="P509"/>
      <text:p text:style-name="P511">Now, it did sound scary, and Mandin calmed my fear by saying we won’t be hurt for misbehaving, but that for the sake of Falfela’s honour we should dress well but not too well, engage with people but not too much, and so on. <text:s/>And for me, to offer help while refusing to get paid for it, but nicely. <text:s/>And to not annoy Falfela all that much, or, like, at all.</text:p>
      <text:p text:style-name="P510">She’s going erratically from bear to baby and it can be quite frightening when those episodes happen, and they usually do during winter time already, so this current situation will definitely exacerbate those. <text:s/>He personally prefers her aggressive side as at least he can counter by physically fight it out, but not everyone is on that same page.</text:p>
      <text:p text:style-name="P512">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13">This morning they were all playing busy in their corner with Falfela humming to herself. <text:s/>So I just wandered in town and helped with snow removal, keeping my promise. <text:s/>And from the moment I came back till now, <text:span text:style-name="T880">no one but the</text:span> wind<text:span text:style-name="T880">s</text:span> and the gulls.</text:p>
      <text:p text:style-name="P514">-- Ha. <text:s/>Speaking of which, there’s footsteps on the snow from down the hill... <text:s/>I bet it’s Reyon.</text:p>
      <table:table table:name="Table193" table:style-name="Table193">
        <table:table-column table:style-name="Table193.A"/>
        <table:table-column table:style-name="Table193.B"/>
        <table:table-row>
          <table:table-cell table:style-name="Table193.A1" office:value-type="string">
            <text:p text:style-name="P723"/>
          </table:table-cell>
          <table:table-cell table:style-name="Table193.A1" office:value-type="string">
            <text:p text:style-name="P723"/>
          </table:table-cell>
        </table:table-row>
        <table:table-row>
          <table:table-cell table:style-name="Table193.A1" office:value-type="string">
            <text:p text:style-name="P723"/>
          </table:table-cell>
          <table:table-cell table:style-name="Table193.A1" office:value-type="string">
            <text:p text:style-name="P723"/>
          </table:table-cell>
        </table:table-row>
      </table:table>
      <text:p text:style-name="P840"/>
      <text:p text:style-name="P840"/>
      <text:h text:style-name="P1039" text:outline-level="4">Pannirlen, 5<text:span text:style-name="T50">th</text:span> of the 7<text:span text:style-name="T50">th</text:span> </text:h>
      <text:p text:style-name="P468">Yesterday was uneventful. <text:s/>More of the same, nice to chat a bit more with folks I don’t know. <text:s/>I am way more at ease now with the grammar and can carry conversations, especially around the weather. <text:s/>I can tell people find it weird I talk about that but it gets the chat sparked. <text:s/>People seem to want to talk more about Falfela and other folks but I prefer to avoid the subjects of gossips.</text:p>
      <text:p text:style-name="P468">That, or why I’m so tall, <text:span text:style-name="T881">or who made my new winter coat and my boots. <text:s/>It’s fun to point out both are a joint effort between Bash and Tshavis. <text:s/>I really like the porkish red and dark brown. <text:s/>I’m not as cold anymore.</text:span></text:p>
      <text:p text:style-name="P515">Today for the half moon the elders are organizing the K’hira Gneree, but by this point is such old story that I don’t think much will come out of it. <text:s/>Mandin said it’s only happening because the closing half is when we’re supposed to mend to things, complete unfinished business, retrace paths, and so on. <text:s/>Kaffisa says I should challenge Taalashen to a sword fight one last time before Wigil.</text:p>
      <text:p text:style-name="P517">Falfela is silent. <text:s/><text:span text:style-name="T882">And so is Tamur. <text:s/>When I spoke to Stimur yesterday, she told me he’s butthurt because he can’t be seen making machines, and he blames it on Falfela’s theatrics. <text:s/>He is however very much enjoying some cargo of bamboo that finally arrived by boat (along with a fair few other things for the town apparently) from further east for which he paid a high price months ago, that he is keeping at Stimur’s place.</text:span></text:p>
      <table:table table:name="Table194" table:style-name="Table194">
        <table:table-column table:style-name="Table194.A"/>
        <table:table-column table:style-name="Table194.B"/>
        <table:table-row>
          <table:table-cell table:style-name="Table194.A1" office:value-type="string">
            <text:p text:style-name="P723"/>
          </table:table-cell>
          <table:table-cell table:style-name="Table194.A1" office:value-type="string">
            <text:p text:style-name="P723"/>
          </table:table-cell>
        </table:table-row>
        <table:table-row>
          <table:table-cell table:style-name="Table194.A1" office:value-type="string">
            <text:p text:style-name="P723"/>
          </table:table-cell>
          <table:table-cell table:style-name="Table194.A1" office:value-type="string">
            <text:p text:style-name="P723"/>
          </table:table-cell>
        </table:table-row>
      </table:table>
      <text:p text:style-name="P840"/>
      <text:p text:style-name="P517"/>
      <text:p text:style-name="P516"><text:span text:style-name="T882">Others also were intrigued by said material </text:span><text:span text:style-name="T883">when they were emptying the ship, </text:span><text:span text:style-name="T882">but he was brutally clear that it was </text:span><text:span text:style-name="T156">his</text:span><text:span text:style-name="T882"> to play with </text:span><text:span text:style-name="T156">first</text:span><text:span text:style-name="T882"> and that he’d be willing to sell the rest </text:span><text:span text:style-name="T157">after</text:span><text:span text:style-name="T882">.</text:span></text:p>
      <text:p text:style-name="P518">Aight time to go find that soldier. <text:s/><text:span text:style-name="T72">“Assalin esti!”</text:span>, “I challenge you!”</text:p>
      <text:h text:style-name="Heading_20_3" text:outline-level="3"><text:bookmark-start text:name="__RefHeading___Toc64616_547606422"/>Barella – Snowed in<text:bookmark-end text:name="__RefHeading___Toc64616_547606422"/></text:h>
      <text:p text:style-name="P458">Good thing we have reserves in the house. <text:s/>We’ve already played a few games of cups and sang songs from Mandin’s clan.</text:p>
      <text:p text:style-name="P459">Yesterday I did fight with Taalashen and I very much enjoyed it. <text:s/>We were both well padded and hacked at each other. <text:s/>I still have bruises but it brought together a crowd and yeah, I managed to hold my ground a fair few rounds, though she did best me in most cases.</text:p>
      <text:p text:style-name="P519">Reyon successfully got both Falfela and Tamur to talk about their respective projects for <text:span text:style-name="T884">spring.</text:span></text:p>
      <text:p text:style-name="P521"><text:span text:style-name="T884">She will spend a few weeks in the town I had visited, having more ease with their language now through renewed contact with Uffel, Lagris, Uzhil, and apparently now even Eytokris. <text:s/>After their private exchange in front of Kuya, she </text:span><text:span text:style-name="T885">did have a heart to heart confrontation with him, explained how the theatrics function, and how important it is to participate as an elder in the various events.</text:span></text:p>
      <table:table table:name="Table195" table:style-name="Table195">
        <table:table-column table:style-name="Table195.A"/>
        <table:table-column table:style-name="Table195.B"/>
        <table:table-row>
          <table:table-cell table:style-name="Table195.A1" office:value-type="string">
            <text:p text:style-name="P723"/>
          </table:table-cell>
          <table:table-cell table:style-name="Table195.A1" office:value-type="string">
            <text:p text:style-name="P723"/>
          </table:table-cell>
        </table:table-row>
        <table:table-row>
          <table:table-cell table:style-name="Table195.A1" office:value-type="string">
            <text:p text:style-name="P723"/>
          </table:table-cell>
          <table:table-cell table:style-name="Table195.A1" office:value-type="string">
            <text:p text:style-name="P723"/>
          </table:table-cell>
        </table:table-row>
      </table:table>
      <text:p text:style-name="P840"/>
      <text:p text:style-name="P521"/>
      <text:p text:style-name="P520"><text:span text:style-name="T885">He had seemed to scoff it as trite, but showed an effort to be part of this town he now liv</text:span><text:span text:style-name="T890">es</text:span><text:span text:style-name="T885"> in, which is way less populous than the city where his family resides. <text:s/>He still finds Inyafee’s behaviour odd and disorderly (something which Falfela agrees about, shocker) but will disregard it.</text:span></text:p>
      <text:p text:style-name="P522">Funny thing, as she <text:span text:style-name="T890">herself </text:span>pointed out, <text:span text:style-name="T890">is</text:span> Falfela actually hates his guts, but feels it is necessary to try and put a leash on a goat for its milk even if it can chew through it. <text:s/><text:span text:style-name="T886">Also she wants some of that silk for herself, which kind of made all of us playfully deride her for being so manipulative.</text:span></text:p>
      <text:p text:style-name="P523">As for Tamur, he’s putting some of the bamboo in salt<text:span text:style-name="T890">s</text:span> to dry it <text:span text:style-name="T890">but feels the whole cargo is of no use for him and he is actually annoyed by how much he had spent on it a long while back. <text:s/>H</text:span>e’s <text:span text:style-name="T890">however </text:span>also gotten few more documents to read about kettles and glass work <text:span text:style-name="T890">and while he’s</text:span> facing some struggles to get things up to focus, his magnifying glasses are able to see details he couldn’t see before. <text:s/>He then asked quizzically why I, me, think there is many small staffs in our bodies.</text:p>
      <text:p text:style-name="P525">With a quick glace at Reyon whose eyes flickered as if to mean shut it, I <text:span text:style-name="T890">slowly</text:span> explained I saw it in a dream. <text:s/>How each of us is a town of soldiers and workers keeping us alive, under threats at times, from outside and inside too, and many generations of them make us, us. <text:s/>The look of disbelief on their face<text:span text:style-name="T890">s</text:span>. <text:s/><text:span text:style-name="T887">Kaffisa asked if it was the bonfires of Wakha all over again, which granted her a shove from Mandin.</text:span></text:p>
      <table:table table:name="Table196" table:style-name="Table196">
        <table:table-column table:style-name="Table196.A"/>
        <table:table-column table:style-name="Table196.B"/>
        <table:table-row>
          <table:table-cell table:style-name="Table196.A1" office:value-type="string">
            <text:p text:style-name="P723"/>
          </table:table-cell>
          <table:table-cell table:style-name="Table196.A1" office:value-type="string">
            <text:p text:style-name="P723"/>
          </table:table-cell>
        </table:table-row>
        <table:table-row>
          <table:table-cell table:style-name="Table196.A1" office:value-type="string">
            <text:p text:style-name="P723"/>
          </table:table-cell>
          <table:table-cell table:style-name="Table196.A1" office:value-type="string">
            <text:p text:style-name="P723"/>
          </table:table-cell>
        </table:table-row>
      </table:table>
      <text:p text:style-name="P840"/>
      <text:p text:style-name="P525"/>
      <text:p text:style-name="P527">We’ve had a lull for a while, enjoyably stuck inside, hence me writing.</text:p>
      <text:p text:style-name="P526">Mandin prepares lunc<text:span text:style-name="T888">h; smells of that funky fish sauce.</text:span></text:p>
      <text:p text:style-name="P528">Kaffisa and Falfela play with the Strafi some sort of memory game.</text:p>
      <text:p text:style-name="P524"><text:span text:style-name="T887">Tamur still looks at me with circumspection </text:span><text:span text:style-name="T888">between his readings</text:span><text:span text:style-name="T887">.</text:span></text:p>
      <text:p text:style-name="P528">Reyon has sort of been going between people, getting pets on the head and the likes. <text:s/>He’s done that from time to time, <text:span text:style-name="T889">only in the house though</text:span>, <text:span text:style-name="T889">and</text:span> I think pretty much ever since returning to his work as a Siila. <text:s/>Right now as I write, he just laid his head on my legs.</text:p>
      <text:p text:style-name="P529">Food ready!</text:p>
      <text:p text:style-name="P533">––</text:p>
      <text:p text:style-name="P530">I realized <text:span text:style-name="T894">tonight</text:span> that the bell didn’t ring the evening hours. <text:s/><text:span text:style-name="T891">Nor did it the whole day. <text:s/>Usually we can hear it faintly, four times a day, four times a night, but it didn’t. <text:s/>And I can’t quite recall the last time I did hear it. <text:s/>When I asked why, Kaffisa looked at me </text:span><text:span text:style-name="T892">as if</text:span><text:span text:style-name="T891"> I was acting like a child. <text:s/></text:span></text:p>
      <text:p text:style-name="P792">Well I found out water freezes, which yeah of course, and there is very little need for the town bell to be rung, which alright makes sense.</text:p>
      <table:table table:name="Table197" table:style-name="Table197">
        <table:table-column table:style-name="Table197.A"/>
        <table:table-column table:style-name="Table197.B"/>
        <table:table-row>
          <table:table-cell table:style-name="Table197.A1" office:value-type="string">
            <text:p text:style-name="P723"/>
          </table:table-cell>
          <table:table-cell table:style-name="Table197.A1" office:value-type="string">
            <text:p text:style-name="P723"/>
          </table:table-cell>
        </table:table-row>
        <table:table-row>
          <table:table-cell table:style-name="Table197.A1" office:value-type="string">
            <text:p text:style-name="P723"/>
          </table:table-cell>
          <table:table-cell table:style-name="Table197.A1" office:value-type="string">
            <text:p text:style-name="P723"/>
          </table:table-cell>
        </table:table-row>
      </table:table>
      <text:p text:style-name="P840"/>
      <text:p text:style-name="P792"/>
      <text:p text:style-name="P791">The contraption sees its water refilled by the person who does the town watch not long after it rings, which okay that’s new, but as we get closer and closer to the solstice, until the set of days before the solstice <text:span text:style-name="T893">which</text:span> are <text:span text:style-name="T893">actually</text:span> approaching, <text:span text:style-name="T893">there’s not really much need for keeping said water at drippable temperature, and time keeping is not a necessity when everything is a sky blanket</text:span>.</text:p>
      <text:p text:style-name="P531">I honestly thought that someone just walked up the tower and rang it based on the time of the day, but nope, there’s a litteral hourglass filled with water that empties – I got to go see it myself it doesn’t make sense.</text:p>
      <text:p text:style-name="P532">I went outside before the sun went <text:span text:style-name="T894">for some more logs</text:span>, <text:span text:style-name="T894">but</text:span> the crunch of the snow was <text:span text:style-name="T894">too</text:span> friendly <text:span text:style-name="T894">a call</text:span>. <text:s/>The canal, frozen down its its shallow <text:span text:style-name="T894">basin, absolutely had Rideau vibes to it. <text:s/>People had fun throwing snow on it to see the spraying shapes, and crossing it without using the bridge above seemed to be a cute activity. <text:s/>I picked up a few people who clearly had no clue how to slide, both from on the ice itself and back onto its banks.</text:span></text:p>
      <text:p text:style-name="P840"><text:span text:style-name="T894">Again some folks I somewhat knew asked how Falfela was doing, and I sort of smiled and open</text:span><text:span text:style-name="T897">ed</text:span><text:span text:style-name="T894"> my hands to the sky. <text:s/>They continued saying they had figured since the beginning about Inyafee’</text:span><text:span text:style-name="T895">s bear. <text:s/>I was unsure how to continue </text:span><text:span text:style-name="T896">the conversation</text:span><text:span text:style-name="T895"> as I thought it was a thing of the past, concealed and done with. <text:s/></text:span><text:span text:style-name="T896">Who was it again? I think they are a priest at the main temple, one who helped cleanse me when I was sick... <text:s/>I never end up learning their names, they just wear the cloak and look all the same.</text:span></text:p>
      <table:table table:name="Table198" table:style-name="Table198">
        <table:table-column table:style-name="Table198.A"/>
        <table:table-column table:style-name="Table198.B"/>
        <table:table-row>
          <table:table-cell table:style-name="Table198.A1" office:value-type="string">
            <text:p text:style-name="P723"/>
          </table:table-cell>
          <table:table-cell table:style-name="Table198.A1" office:value-type="string">
            <text:p text:style-name="P723"/>
          </table:table-cell>
        </table:table-row>
        <table:table-row>
          <table:table-cell table:style-name="Table198.A1" office:value-type="string">
            <text:p text:style-name="P723"/>
          </table:table-cell>
          <table:table-cell table:style-name="Table198.A1" office:value-type="string">
            <text:p text:style-name="P723"/>
          </table:table-cell>
        </table:table-row>
      </table:table>
      <text:p text:style-name="P840"/>
      <text:p text:style-name="P840"/>
      <text:h text:style-name="P1039" text:outline-level="4">Bigiilen, 2<text:span text:style-name="T50">nd</text:span> last day</text:h>
      <text:p text:style-name="P469">Cozily cold, and going to the battleground with Taramandin and Tshavis since we three are free. <text:s/>Falfela gave me a <text:span text:style-name="T898">rusted</text:span> <text:span text:style-name="T898">short sword to put down in case I intend on taking something, along with a weather stick to test the grounds so it won’t collapse under us when we least expect. <text:s/></text:span><text:span text:style-name="T899">Kaffisa said to acknowledge Kageepaba but never answer his questions, before she left early this morning with Taalashen. <text:s/>Not sure what that was about. <text:s/>And Reyon showed me a sigil to draw in the snow before going on the grounds, and to erase it when we leave. <text:s/>Mandindaya and Tamur both couldn’t care less about those practices and simply said to be respectful and careful.</text:span></text:p>
      <text:p text:style-name="P534">I hear Taramandin outside! Lesgo!</text:p>
      <text:h text:style-name="Heading_20_4" text:outline-level="4">Guwiilen, sludge</text:h>
      <text:p text:style-name="P470">The wind whistles odd screams at the town it bleeds my ears. <text:s/>Very little went according to plan on the trip to the ancient battleground. <text:s/>And folks now call me <text:span text:style-name="T72">“</text:span><text:span text:style-name="T158">Lhinkeran”</text:span><text:span text:style-name="T905">, ferret-raven, of all things.</text:span></text:p>
      <text:p text:style-name="P472">First, Bash Karee joined us under the command of Mandindaya, both happy and nervous. <text:s/>It took him for us four to have left the town far enough to explode in a bunch of words.</text:p>
      <table:table table:name="Table199" table:style-name="Table199">
        <table:table-column table:style-name="Table199.A"/>
        <table:table-column table:style-name="Table199.B"/>
        <table:table-row>
          <table:table-cell table:style-name="Table199.A1" office:value-type="string">
            <text:p text:style-name="P723"/>
          </table:table-cell>
          <table:table-cell table:style-name="Table199.A1" office:value-type="string">
            <text:p text:style-name="P723"/>
          </table:table-cell>
        </table:table-row>
        <table:table-row>
          <table:table-cell table:style-name="Table199.A1" office:value-type="string">
            <text:p text:style-name="P723"/>
          </table:table-cell>
          <table:table-cell table:style-name="Table199.A1" office:value-type="string">
            <text:p text:style-name="P723"/>
          </table:table-cell>
        </table:table-row>
      </table:table>
      <text:p text:style-name="P840"/>
      <text:p text:style-name="P472"/>
      <text:p text:style-name="P471">Luseytokris had agreed for him to leave work and risk his property (yes, he literally owns Bash like a thing which had my jaw drop but the two others were like Okay? Whatever?) under the pretense of cordiality. <text:s/>However, it was under the condition that he’d come back having fished information about Falfela that he could use against her whenever necessary. <text:s/><text:span text:style-name="T900">He preferred to let me know in advance so we could fabricate something that is true, would matter, but not that much, and that I could then inform her so she knows he’s not all that cordial after all. <text:s/>We’d come to it through the hike.</text:span></text:p>
      <text:p text:style-name="P535">The march to the clearing <text:span text:style-name="T901">North East past the Lurek,</text:span> where it had taken place long ago, was arduous at best, with creeks half frozen <text:span text:style-name="T901">(how useful a stick!)</text:span>, settlements left in disarray, and frightened deers frightening us in turn. <text:s/>I had some weird spit cough hiccup mashup leaving me breathless for a moment that had Taramandin get all excited of fear which both the others shut down.</text:p>
      <text:p text:style-name="P535">As the woods gave way to the covered skies, a smell of mold, rust, and ashes, even through the thick blanket of white, arose.</text:p>
      <text:p text:style-name="P536">I wrote the sigil that Reyon had given me <text:span text:style-name="T901">unto a bank</text:span>, out of growing superstition (I’ve never been a believer in anything really, but its seeds are persistent and I AM HERE INSTEAD OF THERE). <text:s/>We took a deep breath despite the <text:span text:style-name="T901">calmly hostile scents.</text:span></text:p>
      <table:table table:name="Table200" table:style-name="Table200">
        <table:table-column table:style-name="Table200.A"/>
        <table:table-column table:style-name="Table200.B"/>
        <table:table-row>
          <table:table-cell table:style-name="Table200.A1" office:value-type="string">
            <text:p text:style-name="P723"/>
          </table:table-cell>
          <table:table-cell table:style-name="Table200.A1" office:value-type="string">
            <text:p text:style-name="P723"/>
          </table:table-cell>
        </table:table-row>
        <table:table-row>
          <table:table-cell table:style-name="Table200.A1" office:value-type="string">
            <text:p text:style-name="P723"/>
          </table:table-cell>
          <table:table-cell table:style-name="Table200.A1" office:value-type="string">
            <text:p text:style-name="P723"/>
          </table:table-cell>
        </table:table-row>
      </table:table>
      <text:p text:style-name="P840"/>
      <text:p text:style-name="P536"/>
      <text:p text:style-name="P793">The stick useful again helped us make way in towards the centre of the meadow, keeping us from the softer deeper grounds under the frozen cemetery. <text:s/>They kept bravely wimpering at each other as we <text:span text:style-name="T902">neared</text:span> the lone <text:span text:style-name="T902">willow, I think, at the highest point of the hill</text:span>.</text:p>
      <text:p text:style-name="P537">Taramandin kept saying we should uncover the grounds that seemed to have more melted snow over for shinies, but I did not wish for grizzly discoveries. <text:s/><text:span text:style-name="T904">Especially as little skitterings and droppings of what I can only imagine were shrews abounded left and right. <text:s/>I could also notice a spot where a bird mostly had snatched a feast hours ago.</text:span></text:p>
      <text:p text:style-name="P537">The wind was howling when we reached the tree torn by time and past blazes, as well as by its own nature. <text:s/>We could smell its long wilted flowers, replaced now by a fair few necklaces tied to its lower branches. <text:s/></text:p>
      <text:p text:style-name="P537">Eerily serene. <text:s/>And silence, but for the call.</text:p>
      <text:p text:style-name="P538">Like it literally felt like a call. <text:s/>They all became quiet, eyes down.</text:p>
      <text:p text:style-name="P538">When I tried to speak, Tshavis backhandedly slapped my chest which absolutely took me aback. <text:s/>(It still pinches, just like the sky wailing happening right now…)</text:p>
      <text:p text:style-name="P540">I felt my stomach growl and I had a vision of myself feasting in a frenzy on all four like some wild beast, ploughing through the bodies hidden bellow. <text:s/>The sight sickened me spinning with how vivid it was, just as it feels when looking down an escarpment.</text:p>
      <text:h text:style-name="P1043" text:outline-level="4"><text:soft-page-break/></text:h>
      <text:h text:style-name="P1067" text:outline-level="7">D7</text:h>
      <text:h text:style-name="P1074" text:outline-level="4"/>
      <text:h text:style-name="P1011" text:outline-level="1"><text:bookmark-start text:name="__RefHeading___Toc31286_2816179978 Copy 12"/>Journal <text:span text:style-name="T1082">1</text:span><text:span text:style-name="T1083">6</text:span><text:bookmark-end text:name="__RefHeading___Toc31286_2816179978 Copy 12"/></text:h>
      <text:h text:style-name="Heading_20_6" text:outline-level="6"><text:span text:style-name="T1082">1</text:span><text:span text:style-name="T1083">6</text:span><text:span text:style-name="T227">BLbnbb</text:span></text:h>
      <text:p text:style-name="P540"><text:span text:style-name="T14"/></text:p>
      <text:p text:style-name="P538"/>
      <text:p text:style-name="P539"/>
      <text:p text:style-name="P1279">(Continuing Guwiilen Wigil)</text:p>
      <text:p text:style-name="P538">The howlings of the wind calmed down with the sun going down.</text:p>
      <text:p text:style-name="P538">Bash said we should reach back one of the settlement before the night. <text:s/>We were not supposed to take so long to reach and should have actually returned the night of, but it appears we’d be stuck near the gloom and far from friendly walls.</text:p>
      <text:p text:style-name="P541">But not before digging, somewhat said Taramandin who reached into the ground and pulled a dagger in relatively good condition, who with a glee sound replaced it with a rusted one he had carried as well (looks like it’s a known and shared practice). <text:s/><text:span text:style-name="T903">They invited me to do similar, but what caught my eyes was a bronze shield that was honestly on the heavy. <text:s/>They asked me if I was sure and honestly, yeah. <text:s/>Aaaand Switch.</text:span></text:p>
      <text:p text:style-name="P542">Tshavis and Bash were less inclined to get stuff from the dead which felt like a sting but they were joking. <text:s/>I still felt odd about my vision with the bodies I imagined under us, as we traced our way back to the warmer woods as the chill really fell quick around the willow.</text:p>
      <text:p text:style-name="P542">We went to a foundation of a house without a roof, and used tarp Tshavis had brought for such eventuality where we’d be weathered in. <text:s/>I went to grab wood, of course, along with Bash, where he reminded me of his ordeal. <text:s/>I couldn’t find much juicy information honestly. <text:s/>All I could think of is how she hates being called Shaleppe. <text:s/>Maybe how she fakes for the Western empire how her and Kuyageba are together.</text:p>
      <table:table table:name="Table201" table:style-name="Table201">
        <table:table-column table:style-name="Table201.A"/>
        <table:table-column table:style-name="Table201.B"/>
        <table:table-row>
          <table:table-cell table:style-name="Table201.A1" office:value-type="string">
            <text:p text:style-name="P723"/>
          </table:table-cell>
          <table:table-cell table:style-name="Table201.A1" office:value-type="string">
            <text:p text:style-name="P723"/>
          </table:table-cell>
        </table:table-row>
        <table:table-row>
          <table:table-cell table:style-name="Table201.A1" office:value-type="string">
            <text:p text:style-name="P723"/>
          </table:table-cell>
          <table:table-cell table:style-name="Table201.A1" office:value-type="string">
            <text:p text:style-name="P723"/>
          </table:table-cell>
        </table:table-row>
      </table:table>
      <text:p text:style-name="P840"/>
      <text:p text:style-name="P544"/>
      <text:p text:style-name="P543">As th<text:span text:style-name="T904">e stars</text:span> <text:span text:style-name="T904">were</text:span> <text:span text:style-name="T904">sparkling bright and</text:span> early we assigned watch order, with Tshavis being responsible for the last hour of the night. <text:s/><text:span text:style-name="T904">As Tarandin went to sleep first, or tried to, I shared my vision and they found it pretty intense and risible, as they didn’t realize I thought the battlegrounds still had human remains lying around.</text:span></text:p>
      <text:p text:style-name="P566">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ext:s/>The necklaces in the branches had been for a while a sort of commemoration for those that came and went.</text:p>
      <text:p text:style-name="P545">They together made fun of me in finding a name to show how hungry I was while we had dried meats by the fire place, and they settled for <text:span text:style-name="T72">“Lhinkeran”</text:span>, Ferret-Raven.</text:p>
      <text:p text:style-name="P545">The night was otherwise uneventful, and so was the return, just, long and dreary with that added weight in the shape of a shield.</text:p>
      <text:p text:style-name="P547">As soon as we were back, late yesterday, Bash had to return directly to his place to show he had not been coached into getting a response, and I gave the news to Falfela, who chuckled <text:span text:style-name="T907">theatrically</text:span> at how puny all of this was.</text:p>
      <table:table table:name="Table202" table:style-name="Table202">
        <table:table-column table:style-name="Table202.A"/>
        <table:table-column table:style-name="Table202.B"/>
        <table:table-row>
          <table:table-cell table:style-name="Table202.A1" office:value-type="string">
            <text:p text:style-name="P723"/>
          </table:table-cell>
          <table:table-cell table:style-name="Table202.A1" office:value-type="string">
            <text:p text:style-name="P723"/>
          </table:table-cell>
        </table:table-row>
        <table:table-row>
          <table:table-cell table:style-name="Table202.A1" office:value-type="string">
            <text:p text:style-name="P723"/>
          </table:table-cell>
          <table:table-cell table:style-name="Table202.A1" office:value-type="string">
            <text:p text:style-name="P723"/>
          </table:table-cell>
        </table:table-row>
      </table:table>
      <text:p text:style-name="P840"/>
      <text:p text:style-name="P547"/>
      <text:p text:style-name="P546">Taramandin and Tshavis both stayed at our house yesterday after we all had a cleansing at the nearest <text:span text:style-name="T72">Lodden</text:span>. <text:s/>So yeah, <text:span text:style-name="T907">obviously, </text:span>I have been renamed a freakin ferret-raven <text:span text:style-name="T907">and I have to accept it fair and square. <text:s/>Kaffisa still gone, but seemingly for a fun event, hopefully she won’t buzz my ear with that name like I do hers with that song from Uffel.</text:span></text:p>
      <text:p text:style-name="P548">Anyway today is going strong and there is preparations I need to join for the winter solstice. <text:s/><text:span text:style-name="T906">N</text:span>o clue what to expect, I don’t remember much of last winter as I was sickly for most of it, <text:span text:style-name="T906">and I my time keeping at the beginning was less than ideal. <text:s/></text:span><text:span text:style-name="T907">Also Reyon has a lot of questions from having read my journals again, which, of course haha.</text:span></text:p>
      <text:p text:style-name="P548">Hopefully that wretched wind is going to be softer downtown.</text:p>
      <text:h text:style-name="Heading_20_4" text:outline-level="4">Baniilen, Winter solstice approaching</text:h>
      <text:p text:style-name="P549">I absolutely miss antacid.</text:p>
      <text:p text:style-name="P549">I’ve been awake for so long before sunrise and kept burping, and while chalk helps... <text:s/>nah it don’t help. <text:s/>Especially with that continuous howling sound.</text:p>
      <text:p text:style-name="P550">Izmawn, Lagris and a few others gave a theatre yesterday at the talking deck. <text:s/><text:span text:style-name="T908">It felt absolutely nice to get a lot of the nuances and subtext that I know I missed from similar plays from back in summer.</text:span></text:p>
      <table:table table:name="Table203" table:style-name="Table203">
        <table:table-column table:style-name="Table203.A"/>
        <table:table-column table:style-name="Table203.B"/>
        <table:table-row>
          <table:table-cell table:style-name="Table203.A1" office:value-type="string">
            <text:p text:style-name="P723"/>
          </table:table-cell>
          <table:table-cell table:style-name="Table203.A1" office:value-type="string">
            <text:p text:style-name="P723"/>
          </table:table-cell>
        </table:table-row>
        <table:table-row>
          <table:table-cell table:style-name="Table203.A1" office:value-type="string">
            <text:p text:style-name="P723"/>
          </table:table-cell>
          <table:table-cell table:style-name="Table203.A1" office:value-type="string">
            <text:p text:style-name="P723"/>
          </table:table-cell>
        </table:table-row>
      </table:table>
      <text:p text:style-name="P840"/>
      <text:p text:style-name="P550"/>
      <text:p text:style-name="P552">As does Reyon my writing actually. <text:s/>He understood a lot of what I wrote, just not as much the expressions themselves. <text:s/>He did ask me why I wrote a lot about Mandin. <text:s/>I don’t know man I guess I’m pissing him off <text:span text:style-name="T910">and I just want to keep track of what I do so not to scrub him the wrong way</text:span>.</text:p>
      <text:p text:style-name="P551">He also asked me about this Fellim lady with the donkey. <text:s/>So this one is actually wild. <text:s/>He wanted to confirm that it was indeed Fellim, a name, and not some non-regular term with a capital letter. <text:s/>Then he confirmed that I had not heard that name before. <text:s/>Then he asked if I had any soup from strangers before which, no?</text:p>
      <text:p text:style-name="P553">After a deep breath he got all excited saying I had spoken with a ghost. <text:s/>As in, a person that had passed, but did not pass on. <text:s/>I will suspend my disbelief again, but that’s a lot to take in. <text:s/>There had been a similar sightings before for the past few years, and they always involved an older lady tending to her donkey. <text:s/>Different people reacted differently to the interaction, but it was usually a friendly one. <text:s/><text:span text:style-name="T909">And she usually indeed visits during full moons.</text:span></text:p>
      <text:p text:style-name="P554"><text:span text:style-name="T909">He mentioned how he is absolutely sad that we didn’t have a banquet at that time because of the rat problem, even more clearly now that there was a special guests in the form of the caravan, as well as </text:span><text:span text:style-name="T159">“Wisse Tarkseyerh”</text:span><text:span text:style-name="T909">, that lady with her donkey.</text:span></text:p>
      <table:table table:name="Table204" table:style-name="Table204">
        <table:table-column table:style-name="Table204.A"/>
        <table:table-column table:style-name="Table204.B"/>
        <table:table-row>
          <table:table-cell table:style-name="Table204.A1" office:value-type="string">
            <text:p text:style-name="P723"/>
          </table:table-cell>
          <table:table-cell table:style-name="Table204.A1" office:value-type="string">
            <text:p text:style-name="P723"/>
          </table:table-cell>
        </table:table-row>
        <table:table-row>
          <table:table-cell table:style-name="Table204.A1" office:value-type="string">
            <text:p text:style-name="P723"/>
          </table:table-cell>
          <table:table-cell table:style-name="Table204.A1" office:value-type="string">
            <text:p text:style-name="P723"/>
          </table:table-cell>
        </table:table-row>
      </table:table>
      <text:p text:style-name="P840"/>
      <text:p text:style-name="P554"/>
      <text:p text:style-name="P794">I personally want to think this is just a regular person who piggybacks from a story that is probably common not just here but in the area, but interacting with her and her donkey did give me a strangest goosebumps.</text:p>
      <text:p text:style-name="P555">He also asked me a bit more about ––</text:p>
      <text:h text:style-name="Heading_20_3" text:outline-level="3"><text:bookmark-start text:name="__RefHeading___Toc64618_547606422"/>Lenko’i Wigil, 5 days till Wigil<text:bookmark-end text:name="__RefHeading___Toc64618_547606422"/></text:h>
      <text:p text:style-name="P460">The wind has been howling so much lately it’s nearly impossible to sleep or do anything. <text:s/>It tripped signs, tipped some budding trees, and flipped many people over.</text:p>
      <text:p text:style-name="P460">And apparently it’s my fault. <text:s/>Because I might have forgotten to erase the sigil. <text:s/>Like it actually makes a difference. <text:s/></text:p>
      <text:p text:style-name="P460">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text:s/>It seems unreasonable a response and that caused me to get angry silen<text:span text:style-name="T1023">ces</text:span> from Reyon <text:span text:style-name="T913">and</text:span> Kaffisa.</text:p>
      <text:p text:style-name="P462">Mandindaya and Tamur couldn’t care less about it, but they play with the flow. <text:s/>Oh well.</text:p>
      <table:table table:name="Table205" table:style-name="Table205">
        <table:table-column table:style-name="Table205.A"/>
        <table:table-column table:style-name="Table205.B"/>
        <table:table-row>
          <table:table-cell table:style-name="Table205.A1" office:value-type="string">
            <text:p text:style-name="P723"/>
          </table:table-cell>
          <table:table-cell table:style-name="Table205.A1" office:value-type="string">
            <text:p text:style-name="P723"/>
          </table:table-cell>
        </table:table-row>
        <table:table-row>
          <table:table-cell table:style-name="Table205.A1" office:value-type="string">
            <text:p text:style-name="P723"/>
          </table:table-cell>
          <table:table-cell table:style-name="Table205.A1" office:value-type="string">
            <text:p text:style-name="P723"/>
          </table:table-cell>
        </table:table-row>
      </table:table>
      <text:p text:style-name="P840"/>
      <text:p text:style-name="P462"/>
      <text:p text:style-name="P461">Yesterday before this was found out, Tamur had interrupted my writing to ask me in private how I know what I know. <text:s/>He made it very clear he does not believe in <text:span text:style-name="T911">the</text:span> Aalos, <text:span text:style-name="T911">the gods and goddesses,</text:span> and other social games that people have, <text:span text:style-name="T911">but</text:span> that <text:span text:style-name="T911">he can tell something is off with me.</text:span></text:p>
      <text:p text:style-name="P556">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557">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text:s/>He then threatened me gently asking for what else I knew, and how. <text:s/>I think I said something along the line of <text:span text:style-name="T72">“K’hira... <text:s/></text:span><text:span text:style-name="T160">Arfeani. <text:s/>Khuyalin keru, urse uwwe”</text:span><text:span text:style-name="T912">.</text:span></text:p>
      <text:p text:style-name="P560">He was mainly jarred as to how I couldn’t share the details of what I know, but really, I didn’t learn most things, just were aware of their existence. <text:s/>Like machines, health, math, survival, energy... <text:s/>It’s all things I knew mattered but never expected to be shoved like this into a world where I’d have to experience it first hand. <text:s/>We came to reactive frustrated shrills at each other.</text:p>
      <table:table table:name="Table206" table:style-name="Table206">
        <table:table-column table:style-name="Table206.A"/>
        <table:table-column table:style-name="Table206.B"/>
        <table:table-row>
          <table:table-cell table:style-name="Table206.A1" office:value-type="string">
            <text:p text:style-name="P723"/>
          </table:table-cell>
          <table:table-cell table:style-name="Table206.A1" office:value-type="string">
            <text:p text:style-name="P723"/>
          </table:table-cell>
        </table:table-row>
        <table:table-row>
          <table:table-cell table:style-name="Table206.A1" office:value-type="string">
            <text:p text:style-name="P723"/>
          </table:table-cell>
          <table:table-cell table:style-name="Table206.A1" office:value-type="string">
            <text:p text:style-name="P723"/>
          </table:table-cell>
        </table:table-row>
      </table:table>
      <text:p text:style-name="P840"/>
      <text:p text:style-name="P560"/>
      <text:p text:style-name="P559">He was apologetic for his reactions but you could tell I left him wanting.</text:p>
      <text:p text:style-name="P558">-- Well. <text:s/>I misunderstood. <text:s/>We’re not going there tomorrow, we’re going there this afternoon. <text:s/><text:span text:style-name="T913">Yay...</text:span> <text:s/>yet another night through the cold... <text:s/>Falfela seems absolutely <text:span text:style-name="T913">chuckling </text:span><text:span text:style-name="T914">upon herself</text:span><text:span text:style-name="T913">.</text:span></text:p>
      <text:h text:style-name="Heading_20_4" text:outline-level="4">Lenleli, 3 days till</text:h>
      <text:p text:style-name="P561">I still mess the dates up. <text:s/>Only 3 days now, Lenko’i was 4 days till. <text:s/>My brain so dumb.</text:p>
      <text:p text:style-name="P561">We are back, I got some freeze burns as did Taramandin’s mother Shamikar and... <text:s/>Luseytokris, <text:span text:style-name="T916">which I just now understand why Falfela kept chuckling.</text:span></text:p>
      <text:p text:style-name="P561">He only pestered a fair bit along the way, where he was being reactive to Taramandin and Tshavis, but not to me for some reason. <text:s/>I heard him say I was not aware and thus relieved from any possible <text:span text:style-name="T915">issues.</text:span></text:p>
      <text:p text:style-name="P796">I just did not quite feel entirely comfortable feeling his mighty gaze upon mah butt. <text:s/>I honestly don’t mind the attention of others from time to time, but with him, he just does not know when to stop looking.</text:p>
      <table:table table:name="Table207" table:style-name="Table207">
        <table:table-column table:style-name="Table207.A"/>
        <table:table-column table:style-name="Table207.B"/>
        <table:table-row>
          <table:table-cell table:style-name="Table207.A1" office:value-type="string">
            <text:p text:style-name="P723"/>
          </table:table-cell>
          <table:table-cell table:style-name="Table207.A1" office:value-type="string">
            <text:p text:style-name="P723"/>
          </table:table-cell>
        </table:table-row>
        <table:table-row>
          <table:table-cell table:style-name="Table207.A1" office:value-type="string">
            <text:p text:style-name="P723"/>
          </table:table-cell>
          <table:table-cell table:style-name="Table207.A1" office:value-type="string">
            <text:p text:style-name="P723"/>
          </table:table-cell>
        </table:table-row>
      </table:table>
      <text:p text:style-name="P840"/>
      <text:p text:style-name="P796"/>
      <text:p text:style-name="P795">And while we were going through the same paths that only three of us had gone before, which due to the low snow fall was a clear guide for our many feet (the six Falfelides; the three Segallides Taramandin and Shamikar and his uncle <text:span text:style-name="T916">Laaneskir</text:span>; Tshavis and his boss Keliiv of Beltalomme; <text:span text:style-name="T916">and Bash along with his boss Luseytokris and an older woman called Limozh and a friendly guy Easma, for a total of 15, or 17 in how they count</text:span>), all I could feel was his annoying breath in my back.</text:p>
      <text:p text:style-name="P567">Overall the hike to the grounds went well, though we had to take a few stops along the way as not everyone needed to pee at the same time, which was really, really annoying. <text:s/>We reached pretty much by night fall, where the big group settled where we had just days ago, and the cup like house.</text:p>
      <text:p text:style-name="P567">While they tarped it up, we were promptly kicked, me, Taramandin, and Tshavis, to reach where we had made the sigil. <text:s/>It was interesting to see how the snow had crystallized around it, making it so starkly powerful under the magical milky way, as the moon was nowhere to be seen. <text:s/><text:span text:style-name="T917">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570">The howling wind and the owls were freaking us up so we went for the easiest option, broke the sigil, and promptly returned to the crowded encampment.</text:p>
      <table:table table:name="Table208" table:style-name="Table208">
        <table:table-column table:style-name="Table208.A"/>
        <table:table-column table:style-name="Table208.B"/>
        <table:table-row>
          <table:table-cell table:style-name="Table208.A1" office:value-type="string">
            <text:p text:style-name="P723"/>
          </table:table-cell>
          <table:table-cell table:style-name="Table208.A1" office:value-type="string">
            <text:p text:style-name="P723"/>
          </table:table-cell>
        </table:table-row>
        <table:table-row>
          <table:table-cell table:style-name="Table208.A1" office:value-type="string">
            <text:p text:style-name="P723"/>
          </table:table-cell>
          <table:table-cell table:style-name="Table208.A1" office:value-type="string">
            <text:p text:style-name="P723"/>
          </table:table-cell>
        </table:table-row>
      </table:table>
      <text:p text:style-name="P840"/>
      <text:p text:style-name="P570"/>
      <text:p text:style-name="P569">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568">Like, thank you Lus, really, I’m so glad we agree. <text:s/>I still would rather you don’t gawk at me, but thanks for being reasonable on that at least.</text:p>
      <text:p text:style-name="P568">And honestly, it was so funny to see Mandin and Tamur wince at agreeing but not wanting to cause grievance to Falfela, so it was absolutely uncanny to notice how she then starting to giggle to herself and then outloud, in a very theatrical way. <text:s/>And I think, just like most things she said in that weird<text:span text:style-name="T918"> </text:span>voice, this is embedded forever in my brain, and dare I say my stomach too:</text:p>
      <text:p text:style-name="P202">“Duppwifa aalostaneeras kays. <text:s/>Makhbageerh elitiku, Gneree Olimfdesoy, wu urse, pe! Shadravoy.”</text:p>
      <text:p text:style-name="P571">“O you, man with half a faith or less, it churns for you and me both, the justice from the gods and, ha! the great farts coming from it.”</text:p>
      <text:p text:style-name="P573">And somehow, the wind<text:span text:style-name="T919">s</text:span> decided to quit it, at very that moment.</text:p>
      <table:table table:name="Table209" table:style-name="Table209">
        <table:table-column table:style-name="Table209.A"/>
        <table:table-column table:style-name="Table209.B"/>
        <table:table-row>
          <table:table-cell table:style-name="Table209.A1" office:value-type="string">
            <text:p text:style-name="P723"/>
          </table:table-cell>
          <table:table-cell table:style-name="Table209.A1" office:value-type="string">
            <text:p text:style-name="P723"/>
          </table:table-cell>
        </table:table-row>
        <table:table-row>
          <table:table-cell table:style-name="Table209.A1" office:value-type="string">
            <text:p text:style-name="P723"/>
          </table:table-cell>
          <table:table-cell table:style-name="Table209.A1" office:value-type="string">
            <text:p text:style-name="P723"/>
          </table:table-cell>
        </table:table-row>
      </table:table>
      <text:p text:style-name="P840"/>
      <text:p text:style-name="P573"/>
      <text:p text:style-name="P572">I think we all had <text:span text:style-name="T923">that </text:span>buzz down our spines. <text:s/>The most eerie silence, as we listened to the outdoors, only to hear each other’s gasps for air, as it grew heavy all of a sudden.</text:p>
      <text:p text:style-name="P574">And I kid you not, the most foul, vile stench someone could possibly gas out forced us to leave the tent at once. <text:s/>No one admitted to being at fault, but we had to air out our ticket to survival in one of the darkest night the year could give.</text:p>
      <text:p text:style-name="P574">It’s a good thing folks had kindle ready, as the campfire could not easily be lit. <text:s/>They told me it was a special kind of mushroom that burns long and steady.</text:p>
      <text:p text:style-name="P575">We were able to rehouse ourselves afterwards, but I personally just enjoyed looking at the milky way for as long as I could. <text:s/>It really looks like lips. <text:s/>I don’t get why Mandindaya says it looks like a snake swallowed the world and we see the outer belly from within. <text:s/>I spent a fair bit of time <text:span text:style-name="T920">outside </text:span>chatting with that <text:span text:style-name="T924">E</text:span>asma guy.</text:p>
      <text:p text:style-name="P576">He seemed a bit uncomfortable about my low level of language, but we could talk about farming and sewing. <text:s/>Showed me the inner lining of his coat, and the way <text:span text:style-name="T920">the</text:span> belt <text:span text:style-name="T920">he wears across his chest is attached together with a hook, which somehow made him cackle a bit. <text:s/>He seemed very interested in my vest and my short cloak. <text:s/>We went back inside as it was getting honestly chilly in the dark. <text:s/>That night I slept so awesome, I guess the symphony of snores just knocked me out. <text:s/>Reyon kept guard as he had slept most of the day anyway.</text:span></text:p>
      <table:table table:name="Table210" table:style-name="Table210">
        <table:table-column table:style-name="Table210.A"/>
        <table:table-column table:style-name="Table210.B"/>
        <table:table-row>
          <table:table-cell table:style-name="Table210.A1" office:value-type="string">
            <text:p text:style-name="P723"/>
          </table:table-cell>
          <table:table-cell table:style-name="Table210.A1" office:value-type="string">
            <text:p text:style-name="P723"/>
          </table:table-cell>
        </table:table-row>
        <table:table-row>
          <table:table-cell table:style-name="Table210.A1" office:value-type="string">
            <text:p text:style-name="P723"/>
          </table:table-cell>
          <table:table-cell table:style-name="Table210.A1" office:value-type="string">
            <text:p text:style-name="P723"/>
          </table:table-cell>
        </table:table-row>
      </table:table>
      <text:p text:style-name="P840"/>
      <text:p text:style-name="P576"/>
      <text:p text:style-name="P578">We started our way back with dawn, and reached midday. <text:s/>Some people complained along the way, but the wind truly had stopped being so deafening. <text:s/>And Luseytokris was mute. <text:s/>Until he stopped and said he is hurt and needs help. <text:s/>He apparently had been holding on to a frostbite to the thighs without mentioning it, which promptly caused Falfela to use two of her extra Kvan to cover his thighs, a gesture which had people look away in an odd sense of shyness.</text:p>
      <text:p text:style-name="P577"><text:span text:style-name="T921">She then helped carry him along the way, until Shamikar said she also started feeling frostbites to the arms, which caused Kaffisa to help her in turn. <text:s/>On my side, I felt I was getting pain in the lower back but didn’t want to mention it, until we were nearing the Lurekk. <text:s/>I can’t share how fast </text:span><text:span text:style-name="T924">E</text:span><text:span text:style-name="T921">asma rose to the opportunity of providing warmth. <text:s/>That was very nice of him!</text:span></text:p>
      <text:p text:style-name="P579">He also ensured I have his mittens which he turned inside out and put within my coat’s back. <text:s/>His hands were kept really warm in their wow, apparently they came from one of Uffel’s sheep from two years ago, and that sort of wool only gets warmer as it ages. <text:s/>Told me I could keep them.</text:p>
      <text:p text:style-name="P581">When we reached town, all three of us were ordered to stay at the lodden for the remainder of the day. <text:s/>Shamikar told me how Taramandin often says he likes our <text:span text:style-name="T922">hikes</text:span> together between me and Tshavis, <text:span text:style-name="T922">and how she feels proud to have raised a good person, since it is true that both of them are the ones that found me in a meadow that fated day where I ended up in these lands</text:span>, while Luseytokris had that sort of defeated vibe to him.</text:p>
      <table:table table:name="Table211" table:style-name="Table211">
        <table:table-column table:style-name="Table211.A"/>
        <table:table-column table:style-name="Table211.B"/>
        <table:table-row>
          <table:table-cell table:style-name="Table211.A1" office:value-type="string">
            <text:p text:style-name="P723"/>
          </table:table-cell>
          <table:table-cell table:style-name="Table211.A1" office:value-type="string">
            <text:p text:style-name="P723"/>
          </table:table-cell>
        </table:table-row>
        <table:table-row>
          <table:table-cell table:style-name="Table211.A1" office:value-type="string">
            <text:p text:style-name="P723"/>
          </table:table-cell>
          <table:table-cell table:style-name="Table211.A1" office:value-type="string">
            <text:p text:style-name="P723"/>
          </table:table-cell>
        </table:table-row>
      </table:table>
      <text:p text:style-name="P840"/>
      <text:p text:style-name="P581"/>
      <text:p text:style-name="P580">Alright, I should go sleep now. <text:s/>It’s nice to write by the bonfire when the <text:span text:style-name="T922">watch person is at ease. <text:s/>And my back, ow, my back!</text:span></text:p>
      <text:h text:style-name="Heading_20_4" text:outline-level="4">Lendo’i</text:h>
      <text:p text:style-name="P562">A peaceful excitement for the shortest day of the year. <text:s/>Makes me think of Christmas a little. <text:s/>I am just thoroughly jarred that the whistling of the wind stopped, just like that. <text:s/>And Falfela has regained herself to her fullest, serene and posed. <text:s/>And dancy. <text:s/>Tonight is her favourite time, the new moon. <text:s/>She made a bunch of flat bread filled with honey, and she keeps saying <text:span text:style-name="T72">“Kakhya esti, esti, esti, esti!”</text:span>, the whole cheese for you, for you, for you. <text:s/>But it’s NOT EVEN CHEESE. <text:s/>And I thought we celebrated the full moon with that phrase, why is she reversing it?</text:p>
      <text:p text:style-name="P563">There seems to be also a special vibe from the fact that the solstice will happen not long after the new moon. <text:s/>A lot of people say it means great things will happen. <text:s/>Tamur seems to agree, though he makes the horse sound right after.</text:p>
      <text:p text:style-name="P565"><text:span text:style-name="T925">Speaking of which, he did try to ask me a few more questions about specifics of knowledge, but I could not really describe how information is (well... <text:s/>“was” for me </text:span><text:span text:style-name="T927">to b exact</text:span><text:span text:style-name="T925">) accessible from within the pocket. <text:s/>I tried to describe it as a sort of magic mirror (</text:span><text:span text:style-name="T161">“Klaks Anki Lora”</text:span><text:span text:style-name="T925">) and he was </text:span><text:span text:style-name="T927">thoroughly</text:span><text:span text:style-name="T925"> dismissive, then his eyes literally boggled; he grabbed me by the shoulder with the most frustrated yet </text:span><text:span text:style-name="T927">childlike</text:span><text:span text:style-name="T925"> </text:span><text:span text:style-name="T161">“Kiwa tukh?”</text:span></text:p>
      <table:table table:name="Table212" table:style-name="Table212">
        <table:table-column table:style-name="Table212.A"/>
        <table:table-column table:style-name="Table212.B"/>
        <table:table-row>
          <table:table-cell table:style-name="Table212.A1" office:value-type="string">
            <text:p text:style-name="P723"/>
          </table:table-cell>
          <table:table-cell table:style-name="Table212.A1" office:value-type="string">
            <text:p text:style-name="P723"/>
          </table:table-cell>
        </table:table-row>
        <table:table-row>
          <table:table-cell table:style-name="Table212.A1" office:value-type="string">
            <text:p text:style-name="P723"/>
          </table:table-cell>
          <table:table-cell table:style-name="Table212.A1" office:value-type="string">
            <text:p text:style-name="P723"/>
          </table:table-cell>
        </table:table-row>
      </table:table>
      <text:p text:style-name="P840"/>
      <text:p text:style-name="P565"><text:span text:style-name="T161"/></text:p>
      <text:p text:style-name="P564"><text:span text:style-name="T925">He described a dream he had </text:span><text:span text:style-name="T927">years ago </text:span><text:span text:style-name="T925">of a massive undertaking of water </text:span><text:span text:style-name="T926">locks and pumps</text:span><text:span text:style-name="T925"> opening and closing at different intervals, going through tanks that through their weights affected other pumps, that began not long after all the waters of the world </text:span><text:span text:style-name="T926">had gone</text:span><text:span text:style-name="T925"> up mountains </text:span><text:span text:style-name="T926">against its normal current</text:span><text:span text:style-name="T925">, starting pretty much like the one Reyon and myself shared. <text:s/></text:span></text:p>
      <text:p text:style-name="P582">I gotta be honest, this revelation really scared me. <text:s/>I studied a bit of electronics, and that whole vibrant thing pretty much made me think of logic gates. <text:s/>I simply looked at him and showed the tiniest space between the thumb and the index and said <text:span text:style-name="T72">“Shaansun”</text:span>, beach, cause I couldn’t remember the word for sand.</text:p>
      <text:p text:style-name="P582">He yelped like 3 times; honestly seeing his tongue shrivel of terror and knowledge like a worm who just realized what’s an elephant was just the funniest shit. <text:s/>But he then bolted up and sat right back down, grasping at his heart.</text:p>
      <text:p text:style-name="P582">He then said he knows about wheels against wheels making different ratios and all, but that it’s only so powerful. <text:s/>And he just muttered more words and took off towards <text:span text:style-name="T927">where</text:span> I think is Stimur’s place, before <text:span text:style-name="T927">launching a</text:span> <text:span text:style-name="T72">“Kerutsku?”</text:span> with <text:span text:style-name="T927">fear, hope, and a bit of disgust</text:span>.</text:p>
      <text:p text:style-name="P583">I think I broke him.</text:p>
      <table:table table:name="Table213" table:style-name="Table213">
        <table:table-column table:style-name="Table213.A"/>
        <table:table-column table:style-name="Table213.B"/>
        <table:table-row>
          <table:table-cell table:style-name="Table213.A1" office:value-type="string">
            <text:p text:style-name="P723"/>
          </table:table-cell>
          <table:table-cell table:style-name="Table213.A1" office:value-type="string">
            <text:p text:style-name="P723"/>
          </table:table-cell>
        </table:table-row>
        <table:table-row>
          <table:table-cell table:style-name="Table213.A1" office:value-type="string">
            <text:p text:style-name="P723"/>
          </table:table-cell>
          <table:table-cell table:style-name="Table213.A1" office:value-type="string">
            <text:p text:style-name="P723"/>
          </table:table-cell>
        </table:table-row>
      </table:table>
      <text:p text:style-name="P840"/>
      <text:p text:style-name="P583"/>
      <text:p text:style-name="P1280">As for now, Falfela is an important guest apparition at a play we are going to watch at the talking decks. <text:s/>Kenillagris is going to play an old king that went to the ends of the world after losing an animal-like friend, who will played by Izmawn, to visit the only human that had been granted immortality, who will also be played by Izmawn.</text:p>
      <text:h text:style-name="P1017" text:outline-level="2"><text:bookmark-start text:name="__RefHeading___Toc64620_547606422"/>Wigil<text:bookmark-end text:name="__RefHeading___Toc64620_547606422"/></text:h>
      <text:p text:style-name="P1144">“Sharenden shi, <text:span text:style-name="T930">o </text:span><text:span text:style-name="T928">k’hira</text:span>gevv nudeni ninyo.”</text:p>
      <text:p text:style-name="P1281">I am so happy. <text:s/>Clement weather, friendly neighbours, bonfires, calm winds, great meals – <text:span text:style-name="T928">feast I should say –</text:span> great plays... <text:s/>The <text:span text:style-name="T928">urban</text:span> animosities set aside, hopefully for a long time. <text:s/><text:span text:style-name="T928">The frozen canal provides such a nice access for the whole town that had been cut from itself.</text:span></text:p>
      <text:p text:style-name="P1281"><text:span text:style-name="T928">Tamur says there are multiple bridges being planned, which have to be made high enough to provide space for the potentially high boats that may come back and forth upon what might be turned into a lazy creek aside the torrents. <text:s/>He was hoping to help plan them, but Kuyageba has contracts coming from the city state further South, </text:span><text:span text:style-name="T929">and he has been told he is to work on house building instead, which he finds somewhat boring </text:span><text:span text:style-name="T930">since they always have at most three storeys</text:span><text:span text:style-name="T928">. <text:s/></text:span></text:p>
      <table:table table:name="Table214" table:style-name="Table214">
        <table:table-column table:style-name="Table214.A"/>
        <table:table-column table:style-name="Table214.B"/>
        <table:table-row>
          <table:table-cell table:style-name="Table214.A1" office:value-type="string">
            <text:p text:style-name="P723"/>
          </table:table-cell>
          <table:table-cell table:style-name="Table214.A1" office:value-type="string">
            <text:p text:style-name="P723"/>
          </table:table-cell>
        </table:table-row>
        <table:table-row>
          <table:table-cell table:style-name="Table214.A1" office:value-type="string">
            <text:p text:style-name="P723"/>
          </table:table-cell>
          <table:table-cell table:style-name="Table214.A1" office:value-type="string">
            <text:p text:style-name="P723"/>
          </table:table-cell>
        </table:table-row>
      </table:table>
      <text:p text:style-name="P840"/>
      <text:p text:style-name="P840"/>
      <text:p text:style-name="P1282">I tried to go and spend time <text:span text:style-name="T929">yesterday </text:span>with Ea<text:span text:style-name="T929">sma but he seemed to be focused on a special cloth for the town with Bash, and Luseytokris was clear that they need to complete it before the the solstice. <text:s/>It did have the same design but with more sparse dots on it. <text:s/>I look forward to seeing it completed.</text:span></text:p>
      <text:p text:style-name="P1283">I feel at home. <text:s/>Some neighbours call me ferret elk, <text:span text:style-name="T72">“Lhinkigla”</text:span>., others call <text:span text:style-name="T72">“Tura uwwe”</text:span>, far from small, some just call me <text:span text:style-name="T72">“Taday”</text:span><text:span text:style-name="T12">, bucktoothed, not because I have prominent incisives, that’s Inyafee’s smile haha, but because I been choppin’ wood. <text:s/></text:span></text:p>
      <text:p text:style-name="P1284">And, truly, golden mornings come, o different world, becoming my nest.</text:p>
      <table:table table:name="Table215" table:style-name="Table215">
        <table:table-column table:style-name="Table215.A"/>
        <table:table-column table:style-name="Table215.B"/>
        <table:table-row>
          <table:table-cell table:style-name="Table215.A1" office:value-type="string">
            <text:p text:style-name="P723"/>
          </table:table-cell>
          <table:table-cell table:style-name="Table215.A1" office:value-type="string">
            <text:p text:style-name="P723"/>
          </table:table-cell>
        </table:table-row>
        <table:table-row>
          <table:table-cell table:style-name="Table215.A1" office:value-type="string">
            <text:p text:style-name="P723"/>
          </table:table-cell>
          <table:table-cell table:style-name="Table215.A1" office:value-type="string">
            <text:p text:style-name="P723"/>
          </table:table-cell>
        </table:table-row>
      </table:table>
      <text:p text:style-name="P840"/>
      <text:p text:style-name="P841"/>
      <text:h text:style-name="P1039" text:outline-level="4">Lennelen Lawmi</text:h>
      <text:p text:style-name="P586">I figure Christmas is happening at the moment in my world. <text:s/>I wonder what the people I used to know think happened to me. <text:s/>Just imagining it makes me absolutely queasy.</text:p>
      <text:p text:style-name="P586">Here they probably wonder why I retreat a bit from others. <text:s/>I did go and visit Uffel lately and her sheep lot are pretty much all getting fat with babies. <text:s/></text:p>
      <text:p text:style-name="P586">Falfela and Inels spend a lot of time together, they seem to be preparing something. <text:s/>Mandin says he has an idea but would rather not be in trouble.</text:p>
      <text:p text:style-name="P1285">Reyon has spent time with me explaining some texts and I sort of recognize stories from my own childhood, <text:span text:style-name="T934">but with so much extra bits about who did what before who</text:span>. <text:s/>I need to memorize <text:span text:style-name="T934">a fair few lines</text:span> for when I’ll be playing a giant <text:span text:style-name="T934">a few weeks from now. <text:s/>It’s nice to be included in cultural things but I always end up playing some brute or bad guy and then get beaten.</text:span></text:p>
      <text:p text:style-name="P1285"><text:span text:style-name="T934">Lately though there’s been recurring songs people play or sing or hum about some snowman that’s visiting from further north away from his family. <text:s/>I’ll build them a snowman haha. <text:s/>And give him some bunny ears.</text:span></text:p>
      <text:p text:style-name="P713"/>
      <text:h text:style-name="P1043" text:outline-level="4"/>
      <text:h text:style-name="P1067" text:outline-level="7">D7</text:h>
      <text:h text:style-name="P1074" text:outline-level="4"/>
      <text:h text:style-name="P1011" text:outline-level="1"><text:bookmark-start text:name="__RefHeading___Toc31286_2816179978 Copy 13"/>Journal <text:span text:style-name="T1083">17</text:span><text:bookmark-end text:name="__RefHeading___Toc31286_2816179978 Copy 13"/></text:h>
      <text:h text:style-name="Heading_20_6" text:outline-level="6">17BLbnbb</text:h>
      <text:p text:style-name="P797"/>
      <text:p text:style-name="P798"/>
      <text:h text:style-name="P1039" text:outline-level="4">Guunelen</text:h>
      <text:p text:style-name="P587">Hahahahhahaha! Hahhahahaha! It caused quite the fright and the reactions from lots of folks, many of them just kept either laughing or jump up and down. <text:s/>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text:s/>I had trouble figuring out how to make the eyes but Reyon, who went out to check on me, gigg<text:span text:style-name="T935">l</text:span>ed hard and came back with broken pottery that was clay red, chalk white, and sky blue. <text:s/></text:p>
      <text:p text:style-name="P1290">-- <text:span text:style-name="T935">I just had to leave the journal for a while Stimur invited me to eat a stew and asked what the heck was the idea behind that critter hahaha! She said something about some Laree spirit of the North that comes down from time to time. <text:s/>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ext:p text:style-name="P1290"><text:span text:style-name="T935">As I was about to write, me and Reyon finished the critter as the night was getting to those heart freezing ends. <text:s/>Then this this morning the mom of little Kodor came to drop off the baby for Reyon to take care of, and her baby was cooing at the massive head. <text:s/></text:span></text:p>
      <table:table table:name="Table216" table:style-name="Table216">
        <table:table-column table:style-name="Table216.A"/>
        <table:table-column table:style-name="Table216.B"/>
        <table:table-row>
          <table:table-cell table:style-name="Table216.A1" office:value-type="string">
            <text:p text:style-name="P723"/>
          </table:table-cell>
          <table:table-cell table:style-name="Table216.A1" office:value-type="string">
            <text:p text:style-name="P723"/>
          </table:table-cell>
        </table:table-row>
        <table:table-row>
          <table:table-cell table:style-name="Table216.A1" office:value-type="string">
            <text:p text:style-name="P723"/>
          </table:table-cell>
          <table:table-cell table:style-name="Table216.A1" office:value-type="string">
            <text:p text:style-name="P723"/>
          </table:table-cell>
        </table:table-row>
      </table:table>
      <text:p text:style-name="P840"/>
      <text:p text:style-name="P589"/>
      <text:p text:style-name="P1289">It ended up grabbing the carrot-shaped cloth which broke the whole nose off. <text:s/>It just had the most massive laughter from it. <text:s/>The mom after a moment of fright, just said “Skuupodor!” Carrot-Kodor. <text:s/>Lovely nickname hahaha.</text:p>
      <text:p text:style-name="P588"><text:span text:style-name="T935">I am just very annoyed cause that was the hardest thing to keep in place and now </text:span><text:span text:style-name="T936">some</text:span><text:span text:style-name="T935"> strongest baby just broke my critter off just like that. <text:s/>Oh well. <text:s/>I’ll have to find another nose. <text:s/></text:span><text:span text:style-name="T936">As of now though, I’m going to help make flour. <text:s/>It’s going to be a long boring evening apparently of turn turn turn turn turn... <text:s/>At least it should pay well.</text:span></text:p>
      <text:h text:style-name="Heading_20_3" text:outline-level="3"><text:bookmark-start text:name="__RefHeading___Toc16032_289256955"/>Doolarla<text:bookmark-end text:name="__RefHeading___Toc16032_289256955"/></text:h>
      <text:p text:style-name="P1291">There’s been a continuous presence of Northern <text:span text:style-name="T938">L</text:span>ights these past two nights. <text:s/><text:span text:style-name="T937">That’s all the town is talking about. <text:s/>That and the offsprings that will soon come. <text:s/>For some reason the lil babies that Uffel’s sheep are soon going to give birth to are an awesome news. <text:s/>And Stimur kept dancing when talking about the snow critter I had made and how the lights which never come this far south are a great sign </text:span><text:span text:style-name="T939">that the </text:span><text:span text:style-name="T944">Laree</text:span><text:span text:style-name="T939"> spirit of the North </text:span><text:span text:style-name="T946">I apparently had called down</text:span><text:span text:style-name="T939"> </text:span><text:span text:style-name="T946">upon us </text:span><text:span text:style-name="T939">is </text:span><text:span text:style-name="T945">quite </text:span><text:span text:style-name="T939">happy.</text:span></text:p>
      <text:p text:style-name="P1291"><text:span text:style-name="T939">I’ve just been having the strangest headaches </text:span><text:span text:style-name="T940">and sweats</text:span><text:span text:style-name="T939"> though. <text:s/>I keep seeing a giant reddish centipede with wooden shoes crawling around the houses in snaky motions </text:span><text:span text:style-name="T940">and leaving its trail on the snow. <text:s/>Now Reyon I know you try to decipher my journals from time to time just don’t make a big story out of this centipede okay? It’s such a strange sight though.</text:span></text:p>
      <table:table table:name="Table217" table:style-name="Table217">
        <table:table-column table:style-name="Table217.A"/>
        <table:table-column table:style-name="Table217.B"/>
        <table:table-row>
          <table:table-cell table:style-name="Table217.A1" office:value-type="string">
            <text:p text:style-name="P723"/>
          </table:table-cell>
          <table:table-cell table:style-name="Table217.A1" office:value-type="string">
            <text:p text:style-name="P723"/>
          </table:table-cell>
        </table:table-row>
        <table:table-row>
          <table:table-cell table:style-name="Table217.A1" office:value-type="string">
            <text:p text:style-name="P723"/>
          </table:table-cell>
          <table:table-cell table:style-name="Table217.A1" office:value-type="string">
            <text:p text:style-name="P723"/>
          </table:table-cell>
        </table:table-row>
      </table:table>
      <text:p text:style-name="P840"/>
      <text:p text:style-name="P842"/>
      <text:p text:style-name="P1292">We’re going to visit Inyafee’s place shortly as well. <text:s/>Tamur is going to repair some of the main building’s ceiling which had caved in and he’s gathering his tools for that. <text:s/>He says she deserves it but I don’t quite understand over what exactly. <text:s/>I mainly will be there to help with beam support apparently.</text:p>
      <text:p text:style-name="P593">Wanska also decided to join this time. <text:s/>She has to ask a few questions to “The Seer with teeth”. <text:s/><text:span text:style-name="T941">And Mandin says he’s going to check on Falfela. <text:s/></text:span><text:span text:style-name="T942">She’s surprisingly not joining us this visit, which seems odd. <text:s/>And with Kaffisa being up at Taalashen’s family for a few days now, and Reyon taking care of Kodor, Mandin says her behaviour stinks of trouble, </text:span><text:span text:style-name="T943">especially as she’s doing specific theatrics on the first half moon</text:span><text:span text:style-name="T942">.</text:span></text:p>
      <text:p text:style-name="P1297"><text:span text:style-name="T942">As for me, </text:span><text:span text:style-name="T941">I’m mainly happy because we might see even more lights far from the town. <text:s/></text:span><text:span text:style-name="T942">And there is most likely less unperturbed snow up there hahahha.</text:span></text:p>
      <text:h text:style-name="Heading_20_4" text:outline-level="4">Kuudolen</text:h>
      <text:p text:style-name="P1296">Well, looks like I am the proud caretaker of a donkey now. <text:s/>It will stay at the stables, but I need to take care of the fella. <text:s/></text:p>
      <text:p text:style-name="P1294">Ah, what all happened. <text:s/>Inyafee is crazy.</text:p>
      <text:p text:style-name="P1294">We were helping repair the roof and she kept being in the way saying things that did happen and will happen. <text:s/>Some of it made sense, some did not, but what did not make sense at all is that she was putting herself in harm’s way. <text:s/></text:p>
      <table:table table:name="Table218" table:style-name="Table218">
        <table:table-column table:style-name="Table218.A"/>
        <table:table-column table:style-name="Table218.B"/>
        <table:table-row>
          <table:table-cell table:style-name="Table218.A1" office:value-type="string">
            <text:p text:style-name="P723"/>
          </table:table-cell>
          <table:table-cell table:style-name="Table218.A1" office:value-type="string">
            <text:p text:style-name="P723"/>
          </table:table-cell>
        </table:table-row>
        <table:table-row>
          <table:table-cell table:style-name="Table218.A1" office:value-type="string">
            <text:p text:style-name="P723"/>
          </table:table-cell>
          <table:table-cell table:style-name="Table218.A1" office:value-type="string">
            <text:p text:style-name="P723"/>
          </table:table-cell>
        </table:table-row>
      </table:table>
      <text:p text:style-name="P840"/>
      <text:p text:style-name="P840"/>
      <text:p text:style-name="P1295">At some point Tamur litteraly yelled at her to move aside and she kept being in her own world <text:span text:style-name="T947">of non stop chatter</text:span>. <text:s/><text:span text:style-name="T949">Wanska</text:span> was taking notes <text:span text:style-name="T950">and asking further questions (which were not directly listened to or responded)</text:span> which honestly <text:span text:style-name="T948">I</text:span> think did not help the old lady’s case.</text:p>
      <text:p text:style-name="P594"><text:span text:style-name="T951">The only moment Inyafee decided to sit tight and in silence was when Tamur told her that she needs to hold her own roof together if he is to do hers, or he will let both fail </text:span><text:span text:style-name="T952">together</text:span><text:span text:style-name="T951">. <text:s/></text:span><text:span text:style-name="T953">The ordeal took us the major part of the first and second day while the end of the second and this morning was more focused on foods and bonfire stories. <text:s/></text:span><text:span text:style-name="T954">Wanska was way, way more at ease showing affection to Tamur in front of Inyafee’s folks </text:span><text:span text:style-name="T955">as well as myself</text:span><text:span text:style-name="T954">, which seemed to have annoyed Tamur at first but not for really long.</text:span></text:p>
      <text:p text:style-name="P1298">I think “visiting the Seer” was a way for her to spend time with Tamur. <text:s/>But she did come back with a fair few notes. <text:s/>We had an excited fit of shared dream sharing, and Inyafee keeps saying she will teach me how to be an oracle but Tamur’s silent <text:span text:style-name="T957">but eye-heavy</text:span> “<text:span text:style-name="T956">YA </text:span>NOPE” was enough for me to move the conversation to say it will happen in closer to the spring, <text:span text:style-name="T958">then talk about the Northern Lights</text:span>.</text:p>
      <text:p text:style-name="P1299">She then made me raise my hair and feel all itchy everywhere when she said she did see a giant bunny snow critter with a carrot nose hopping around the fields and above the trees. <text:s/>I can’t tell if she saw it for real or in imagination, but when she described how it had round glasses of sorts like how Falfela wears, I had spastic shivers. <text:s/>That described so well what I had created, and she just never saw it herself. <text:s/><text:span text:style-name="T959">I’m feeling queasy just thinking about it.</text:span></text:p>
      <table:table table:name="Table219" table:style-name="Table219">
        <table:table-column table:style-name="Table219.A"/>
        <table:table-column table:style-name="Table219.B"/>
        <table:table-row>
          <table:table-cell table:style-name="Table219.A1" office:value-type="string">
            <text:p text:style-name="P723"/>
          </table:table-cell>
          <table:table-cell table:style-name="Table219.A1" office:value-type="string">
            <text:p text:style-name="P723"/>
          </table:table-cell>
        </table:table-row>
        <table:table-row>
          <table:table-cell table:style-name="Table219.A1" office:value-type="string">
            <text:p text:style-name="P723"/>
          </table:table-cell>
          <table:table-cell table:style-name="Table219.A1" office:value-type="string">
            <text:p text:style-name="P723"/>
          </table:table-cell>
        </table:table-row>
      </table:table>
      <text:p text:style-name="P840"/>
      <text:p text:style-name="P594"/>
      <text:p text:style-name="P1300">The way back was uneventful, aside from the fact that Inyafee offered a donkey that was used at the mine (which she now has full control over apparently, I don’t understand <text:span text:style-name="T969">how </text:span>that even happened), but the poor animal had hurt itself a little bit and now gets unruly in some contexts. <text:s/>Inyafee says it will be good for my soul and my nose. <text:s/>It was interesting <text:span text:style-name="T965">and annoying</text:span> to take care of the goober on the way back, <text:span text:style-name="T965">as</text:span> Tamur and Wanska both gave me advice on how to lead it around <text:span text:style-name="T965">which failed magistrally, </text:span><text:span text:style-name="T966">especially as it took off at a moment into the trees to eat some bark mushrooms</text:span><text:span text:style-name="T965">.</text:span></text:p>
      <text:p text:style-name="P595"><text:span text:style-name="T965">Then, </text:span>and after sitting out in grunting frustration, I think I literally saw it laugh at me and then be nice at last. <text:s/>I <text:span text:style-name="T967">decided to</text:span> call it <text:span text:style-name="T72">Liddek</text:span>, <text:span text:style-name="T965">from </text:span><text:span text:style-name="T167">Liddee</text:span><text:span text:style-name="T965"> and </text:span><text:span text:style-name="T167">Lurek</text:span><text:span text:style-name="T965">, for</text:span> Laughing River.</text:p>
      <text:p text:style-name="P1302">When we came back this early afternoon, there was not much happening but Mandin said he had to stop Falfela from over drinking. <text:s/>He was also pissed because he wanted to use the opportunity of less people in the house to spend time with Bash, but Luseytokris said he was unavailable due to heightened work on soldier’s mantles, <text:span text:style-name="T960">something Mandin says is, while true, used against himself in retaliation </text:span><text:span text:style-name="T961">to Falfela’s regrowing control on Kuya and thus on the town</text:span><text:span text:style-name="T960">. <text:s/></text:span><text:span text:style-name="T962">I guess that means Easma won’t have time to say hi to me as well... <text:s/>Ugh I thought I had made a new good friend there.</text:span></text:p>
      <text:p text:style-name="P1303">Tonight we’re <text:span text:style-name="T964">about to eat</text:span> rabbit stew again. <text:s/>Honestly it is one of my favourite meat. <text:s/><text:span text:style-name="T963">I’ll just try not to think too much about Inyafee’s offer. <text:s/></text:span><text:span text:style-name="T965">But I do appreciate being in charge of a </text:span><text:span text:style-name="T968">maybe </text:span><text:span text:style-name="T965">useful pet.</text:span></text:p>
      <table:table table:name="Table220" table:style-name="Table220">
        <table:table-column table:style-name="Table220.A"/>
        <table:table-column table:style-name="Table220.B"/>
        <table:table-row>
          <table:table-cell table:style-name="Table220.A1" office:value-type="string">
            <text:p text:style-name="P723"/>
          </table:table-cell>
          <table:table-cell table:style-name="Table220.A1" office:value-type="string">
            <text:p text:style-name="P723"/>
          </table:table-cell>
        </table:table-row>
        <table:table-row>
          <table:table-cell table:style-name="Table220.A1" office:value-type="string">
            <text:p text:style-name="P723"/>
          </table:table-cell>
          <table:table-cell table:style-name="Table220.A1" office:value-type="string">
            <text:p text:style-name="P723"/>
          </table:table-cell>
        </table:table-row>
      </table:table>
      <text:p text:style-name="P840"/>
      <text:p text:style-name="P595"/>
      <text:h text:style-name="P1019" text:outline-level="3"><text:bookmark-start text:name="__RefHeading___Toc16034_289256955"/><text:span text:style-name="T1218">B</text:span>illaren, 2<text:span text:style-name="T50">nd</text:span> of the 3<text:span text:style-name="T50">rd</text:span><text:bookmark-end text:name="__RefHeading___Toc16034_289256955"/></text:h>
      <text:p text:style-name="P590">Nights shorten.</text:p>
      <text:p text:style-name="P591">Taking care of the donkey has been frustrating at times but it makes me fulfilled somewhat. <text:s/>I was able to borrow a cart and make funds carrying hides from Mandin’s village to town in exchange of hunting tools. <text:s/></text:p>
      <text:p text:style-name="P592">He’s saying he figured out what the issue is with Falfela and it involves her and Inyafee potentially swindling the mine which honestly I think he’s overthinking. <text:s/>He’s also frustrated because he cannot spend time with Bash as Luseytokris is keeping him <text:span text:style-name="T973">a wee bit</text:span> work-hostage.</text:p>
      <text:p text:style-name="P1305">Saagar was making fun of me as I was having issues with the donkey, and it was getting very annoying, but she did give me good tricks on how to get Liddek to listen, <text:span text:style-name="T970">including some form of bear hug, </text:span>as well as a cool looking comb to get rid of ticks. <text:s/><text:span text:style-name="T972">They surprisingly have not had any ghostly presence and while they still talk pretty strongly at each others, it’s not reached the extremities that I had seen when I visited a while back.</text:span></text:p>
      <text:p text:style-name="P1306">When we returned to town, Kelliv was pretty happy with the quality of the hides, and he shared some mumbling about the balance of his ordeal. <text:s/><text:span text:style-name="T975">Tshavis was smiling simply as he was working on a bust piece, acknowledging us with a </text:span><text:span text:style-name="T976">s</text:span><text:span text:style-name="T975">low bobbing of his head. <text:s/></text:span></text:p>
      <table:table table:name="Table221" table:style-name="Table221">
        <table:table-column table:style-name="Table221.A"/>
        <table:table-column table:style-name="Table221.B"/>
        <table:table-row>
          <table:table-cell table:style-name="Table221.A1" office:value-type="string">
            <text:p text:style-name="P723"/>
          </table:table-cell>
          <table:table-cell table:style-name="Table221.A1" office:value-type="string">
            <text:p text:style-name="P723"/>
          </table:table-cell>
        </table:table-row>
        <table:table-row>
          <table:table-cell table:style-name="Table221.A1" office:value-type="string">
            <text:p text:style-name="P723"/>
          </table:table-cell>
          <table:table-cell table:style-name="Table221.A1" office:value-type="string">
            <text:p text:style-name="P723"/>
          </table:table-cell>
        </table:table-row>
      </table:table>
      <text:p text:style-name="P840"/>
      <text:p text:style-name="P592"/>
      <text:p text:style-name="P1307">Stimur on her side had shared yet another story across the town, this time about news from lands further South. <text:s/><text:span text:style-name="T971">And Uffel’s sheep are about to burst with babies.</text:span></text:p>
      <text:p text:style-name="P596">Nights shorten <text:span text:style-name="T970">indeed.</text:span> <text:s/><text:span text:style-name="T970">A</text:span>nd the western skies get those shimmers I cannot describe. <text:s/><text:span text:style-name="T974">L</text:span>ike birds in a flock changing direction, only <text:span text:style-name="T974">it is</text:span> the air itself that dances, high <text:span text:style-name="T970">above</text:span> the water.</text:p>
      <text:h text:style-name="Heading_20_4" text:outline-level="4"><text:span text:style-name="T977">Lilleren, </text:span><text:span text:style-name="T990">next day</text:span><text:span text:style-name="T977">, </text:span><text:span text:style-name="T978">full moon</text:span></text:h>
      <text:p text:style-name="P799">Banquet time, lots of cheese and meat loaves. <text:s/>The weather is nice and people are friendly, but there is something missing. <text:s/>Or rather there is a weird vibe.</text:p>
      <text:p text:style-name="P1309">I was able to chat with Easma and we talked about clothing and hunting and the donkey I am taking care of. <text:s/>He pointed out that he can’t talk for long because his boss does not want his pupils to talk to the Falfelides but he really appreciated we had the time to do so today.</text:p>
      <text:p text:style-name="P1310">Now <text:span text:style-name="T991">an odd</text:span> practice they have is to hand feed the biggest folks food that others don’t necessarily want to finish, <text:span text:style-name="T72">“Narsarasi Devla </text:span><text:span text:style-name="T168">kw</text:span><text:span text:style-name="T72">i!”</text:span> (For the More than round the portion comes!) they say <text:span text:style-name="T980">in one form or another</text:span>. <text:s/><text:span text:style-name="T979">I have been sat so many times I am beat with food. <text:s/></text:span><text:span text:style-name="T986">People (including Kaffisa mind you!) also hand fed Uffel because she will have lots to deal soon enough apparently. <text:s/>It’s nice to see her being involved in more things at last.</text:span></text:p>
      <table:table table:name="Table222" table:style-name="Table222">
        <table:table-column table:style-name="Table222.A"/>
        <table:table-column table:style-name="Table222.B"/>
        <table:table-row>
          <table:table-cell table:style-name="Table222.A1" office:value-type="string">
            <text:p text:style-name="P723"/>
          </table:table-cell>
          <table:table-cell table:style-name="Table222.A1" office:value-type="string">
            <text:p text:style-name="P723"/>
          </table:table-cell>
        </table:table-row>
        <table:table-row>
          <table:table-cell table:style-name="Table222.A1" office:value-type="string">
            <text:p text:style-name="P723"/>
          </table:table-cell>
          <table:table-cell table:style-name="Table222.A1" office:value-type="string">
            <text:p text:style-name="P723"/>
          </table:table-cell>
        </table:table-row>
      </table:table>
      <text:p text:style-name="P840"/>
      <text:p text:style-name="P799"/>
      <text:p text:style-name="P1311">Oh, speaking of Kaffisa, she came back yesterday with a fair few goods from her travels at Taalashen’s family. <text:s/>I tried to talk with her and figure out how her travels went but she will leave mid conversation, promising we’ll chat more once she has figured out what’s the gossip of the time. <text:s/><text:span text:style-name="T987">Pff. <text:s/></text:span><text:span text:style-name="T988">At least she is nice </text:span><text:span text:style-name="T989">and frank</text:span><text:span text:style-name="T988"> about it.</text:span></text:p>
      <text:p text:style-name="P597"><text:span text:style-name="T986">Anyway, </text:span>I really liked what Stimur prepared, some form of reduced rabbit stew and beaten turnip turned into <text:span text:style-name="T981">meat </text:span>balls with a bunch of mints. <text:s/>For some reasons others didn’t as much but I just couldn’t get enough of it.</text:p>
      <text:p text:style-name="P599">Falfela when she saw I wasn’t eating as much made me carry a bunch of the plates (on a Tearan-powered cart eh) to the southern sprawl where families are not always ready to go to the banquet grounds.</text:p>
      <text:p text:style-name="P1313">She had a few houses in mind that we went to and in general the reaction was a sort of apathetic “Yeah sure”, while some others were happy to be included. <text:s/>I think looking back I saw one <text:span text:style-name="T982">lady </text:span>dump <text:span text:style-name="T982">the</text:span> food outside their place that was quickly eaten up by dogs that were following the cart.</text:p>
      <text:p text:style-name="P1313"><text:span text:style-name="T982">By the end of it, Falfela seemed to hold it together by </text:span><text:span text:style-name="T983">but</text:span><text:span text:style-name="T982"> a thread. <text:s/>When the cart was more or less empty, we returned towards home, and she dropped a painful </text:span><text:span text:style-name="T169">“Delna ley Kavvo Lar</text:span><text:span text:style-name="T170">as</text:span><text:span text:style-name="T169">sets</text:span><text:span text:style-name="T170">i</text:span><text:span text:style-name="T169">irh. <text:s/>Mumuu.”</text:span><text:span text:style-name="T982"> “People are stopping to, [celebrate I guess], towards the moon. <text:s/>Shame.”</text:span></text:p>
      <text:p text:style-name="P1314">I also saw her shiver which never happens. <text:s/><text:span text:style-name="T984">I was just getting super cold by that time. <text:s/></text:span><text:span text:style-name="T985">Now I’m just winding down at the house before others return. <text:s/>Fire is smokey today though ugh.</text:span></text:p>
      <table:table table:name="Table223" table:style-name="Table223">
        <table:table-column table:style-name="Table223.A"/>
        <table:table-column table:style-name="Table223.B"/>
        <table:table-row>
          <table:table-cell table:style-name="Table223.A1" office:value-type="string">
            <text:p text:style-name="P723"/>
          </table:table-cell>
          <table:table-cell table:style-name="Table223.A1" office:value-type="string">
            <text:p text:style-name="P723"/>
          </table:table-cell>
        </table:table-row>
        <table:table-row>
          <table:table-cell table:style-name="Table223.A1" office:value-type="string">
            <text:p text:style-name="P723"/>
          </table:table-cell>
          <table:table-cell table:style-name="Table223.A1" office:value-type="string">
            <text:p text:style-name="P723"/>
          </table:table-cell>
        </table:table-row>
      </table:table>
      <text:p text:style-name="P840"/>
      <text:p text:style-name="P599"/>
      <text:h text:style-name="P1039" text:outline-level="4">Banaaren, Last of th<text:span text:style-name="T999">e </text:span><text:span text:style-name="T280">first</text:span><text:span text:style-name="T622"> THIRD</text:span></text:h>
      <text:p text:style-name="P601">I’m getting at ease with what’s to expect. <text:s/>We had a banquet for the full moon, and now people tend to be aggressive or want to fight until the last quarter. <text:s/>I’ll go directly ask Taalashen if she wants a play fight today.</text:p>
      <text:p text:style-name="P602">It was funny to get angry at Falfela when she tried to wake me up early, <text:span text:style-name="T994">but in a way that seemed theatrical, </text:span>and I told her <text:span text:style-name="T994">in kind</text:span> to leave me be using some choice words, <text:span text:style-name="T994">which</text:span> made her cackle and say <text:span text:style-name="T72">“Lhink</text:span><text:span text:style-name="T175">ii</text:span><text:span text:style-name="T72"> </text:span><text:span text:style-name="T175">ney </text:span><text:span text:style-name="T72">ganiss salar!”</text:span> <text:span text:style-name="T997">(</text:span><text:span text:style-name="T994">Our ferret is growing canines!</text:span><text:span text:style-name="T997">)</text:span><text:span text:style-name="T994">, </text:span><text:span text:style-name="T995">before play punching me in the ribs</text:span><text:span text:style-name="T994">.</text:span></text:p>
      <text:p text:style-name="P1316">Not gonna lie, I can see what’s awesome about that practice. <text:s/>Get all of the tension out during more or less a five day period, and return to a normal after the fact. <text:s/>I am just looking forward to what will be the Gneree about, if there is one.</text:p>
      <text:p text:style-name="P1316">!! <text:span text:style-name="T996">Kaffisa just told me that there’s been some baby sheep born. <text:s/>For something good that happened to Uffel, she seems actually super excited! Alright now I want to get up and say hi. <text:s/></text:span><text:span text:style-name="T997">Reyon says he prepared a song for her.</text:span></text:p>
      <table:table table:name="Table224" table:style-name="Table224">
        <table:table-column table:style-name="Table224.A"/>
        <table:table-column table:style-name="Table224.B"/>
        <table:table-row>
          <table:table-cell table:style-name="Table224.A1" office:value-type="string">
            <text:p text:style-name="P723"/>
          </table:table-cell>
          <table:table-cell table:style-name="Table224.A1" office:value-type="string">
            <text:p text:style-name="P723"/>
          </table:table-cell>
        </table:table-row>
        <table:table-row>
          <table:table-cell table:style-name="Table224.A1" office:value-type="string">
            <text:p text:style-name="P723"/>
          </table:table-cell>
          <table:table-cell table:style-name="Table224.A1" office:value-type="string">
            <text:p text:style-name="P723"/>
          </table:table-cell>
        </table:table-row>
      </table:table>
      <text:p text:style-name="P840"/>
      <text:p text:style-name="P602"/>
      <text:h text:style-name="P1019" text:outline-level="3"><text:bookmark-start text:name="__RefHeading___Toc29323_553399994"/>Goolarla, on the 4<text:span text:style-name="T50">th</text:span> week<text:bookmark-end text:name="__RefHeading___Toc29323_553399994"/></text:h>
      <text:p text:style-name="P600">Aight names of the days of the week confuse me sometimes. <text:s/>I thought we were the first week as it matches what I think of January, while Lawmi starts as soon as the equinox. <text:s/>Kaffisa looked at me like I was stupid, which, she’s not entirely wrong though.</text:p>
      <text:p text:style-name="P600">The lambs are cute. <text:s/>They make the silliest sounds. <text:s/>Though when <text:span text:style-name="T1000">Uffel told me</text:span> I could approach them one of the mom sheep just charged at me, so I’ll watch them at distance. <text:s/><text:span text:style-name="T1000">I’ll just take care of my old donkey for the time being.</text:span></text:p>
      <text:p text:style-name="P843">It has some bleeding spots on its hind legs and underbody that are not healing very fast, yet they are not infected. <text:s/>We just keep applying a mix of honey and chalk, and that does seem to help. <text:s/>Reyon says charcoal helps with wound recovery but Liddek gets super nervous a kicking when seeing or smelling the black stuff. <text:s/><text:span text:style-name="T1219">There was again priests that went in the street like they did after the last full moon. <text:s/>It seems forced to do so, but now it makes more sense. <text:s/>Taalashen was busy yesterday but we are going for it today. <text:s/>I dressed up in some dark orange garment for it.</text:span></text:p>
      <text:p text:style-name="P1317">People laugh at me for changing often as guys usually keep the same outfit most of the year while ladies usually indicate with their clothings what they think of the days’ events will be especially through <text:span text:style-name="T1001">beads and </text:span>cloth knots<text:span text:style-name="T1001"> </text:span>which are pretty intricate. <text:s/>I just can’t stand my own smell! Or wear damp clothes! I don’t know how Tamur or any other does it.</text:p>
      <table:table table:name="Table225" table:style-name="Table225">
        <table:table-column table:style-name="Table225.A"/>
        <table:table-column table:style-name="Table225.B"/>
        <table:table-row>
          <table:table-cell table:style-name="Table225.A1" office:value-type="string">
            <text:p text:style-name="P723"/>
          </table:table-cell>
          <table:table-cell table:style-name="Table225.A1" office:value-type="string">
            <text:p text:style-name="P723"/>
          </table:table-cell>
        </table:table-row>
        <table:table-row>
          <table:table-cell table:style-name="Table225.A1" office:value-type="string">
            <text:p text:style-name="P723"/>
          </table:table-cell>
          <table:table-cell table:style-name="Table225.A1" office:value-type="string">
            <text:p text:style-name="P723"/>
          </table:table-cell>
        </table:table-row>
      </table:table>
      <text:p text:style-name="P840"/>
      <text:p text:style-name="P843"/>
      <text:p text:style-name="P1319">Most of my snow critter is still recognizable as the weather has stayed stable, and it’s fun to see people come and check it ou<text:span text:style-name="T1002">t. <text:s/>I saw some folks making a bit more creations but they are usually geometrical shapes. <text:s/>One made a maze as well close to the circus I actually should go check it out.</text:span></text:p>
      <text:p text:style-name="P604">Speaking of the circus I don’t know if they intend on using it for races. <text:s/>I’ll have to ask.</text:p>
      <text:p text:style-name="P1288">But for now, Sword Dance!</text:p>
      <text:h text:style-name="P1038" text:outline-level="3"><text:bookmark-start text:name="__RefHeading___Toc29325_553399994"/><text:span text:style-name="T278">BiVameng, 2</text:span><text:span text:style-name="T281">nd</text:span><text:span text:style-name="T278"> of the 5</text:span><text:span text:style-name="T281">th</text:span>, freezing rain <text:span text:style-name="T29">Bamarla</text:span><text:bookmark-end text:name="__RefHeading___Toc29325_553399994"/></text:h>
      <text:p text:style-name="P1287">It’s that awful sort of rain that freezes the blood within your veins. <text:s/>That mix of snow and wet that I only ever truly experienced when visiting Montreal, wherever that is now.</text:p>
      <text:p text:style-name="P1287">The half moon has come and went, and Mandin says he spied Falfela making a bunch of social contracts on that day, exchanges of goods for future repayment, that sort of thing.</text:p>
      <text:p text:style-name="P1287">Tamur does not care in the slightest as to what she has been up to, but he’s happy she’s given him some leeway in being able to play with iron and the likes again at the foundry. <text:s/>He’s still not happy with the main smith there, but they seem to have come to a truce. <text:s/>She is absolutely happy with the latest set of glasses he worked on for her, and he worked really hard on the material, <text:span text:style-name="T1003">which a few people have approached him about ever since.</text:span></text:p>
      <table:table table:name="Table226" table:style-name="Table226">
        <table:table-column table:style-name="Table226.A"/>
        <table:table-column table:style-name="Table226.B"/>
        <table:table-row>
          <table:table-cell table:style-name="Table226.A1" office:value-type="string">
            <text:p text:style-name="P723"/>
          </table:table-cell>
          <table:table-cell table:style-name="Table226.A1" office:value-type="string">
            <text:p text:style-name="P723"/>
          </table:table-cell>
        </table:table-row>
        <table:table-row>
          <table:table-cell table:style-name="Table226.A1" office:value-type="string">
            <text:p text:style-name="P723"/>
          </table:table-cell>
          <table:table-cell table:style-name="Table226.A1" office:value-type="string">
            <text:p text:style-name="P723"/>
          </table:table-cell>
        </table:table-row>
      </table:table>
      <text:p text:style-name="P840"/>
      <text:p text:style-name="P840"><text:span text:style-name="T278"/></text:p>
      <text:p text:style-name="P1320">Looks like I have to put it in writing. <text:s/>Reyon, I need you to stop trying to figure out what I feel about others, and then go to them without asking me first if you actually understood, because you think you understood what I wrote. <text:s/>I am <text:span text:style-name="T72">not</text:span> mad at Kaffisa. <text:s/>I <text:span text:style-name="T72">was</text:span> mad at Mandin, but that is solved. <text:s/>I <text:span text:style-name="T72">am</text:span> interested in Easma, but not in the way you seem to have figured. <text:s/>I know you like to grow people like they are kids for you to care for, but I am not a kid. <text:s/>You’re a nice housemate, an awesome Sila, but don’t be a Silapya with me. <text:s/><text:span text:style-name="T1004">N</text:span><text:span text:style-name="T1005">xyl’</text:span><text:span text:style-name="T1004">nyXLdx</text:span></text:p>
      <text:p text:style-name="Text_20_body">I’ve been caring for the donkey and looks like its wounds are getting better, not as infected, but it keeps wanting to eat turnips and dried fruits and refusing to eat dried wheat. <text:s/>I think those two are related.</text:p>
      <text:h text:style-name="P1062" text:outline-level="4">LeVameng, 3<text:span text:style-name="T50">rd</text:span> of the 5<text:span text:style-name="T50">th</text:span></text:h>
      <text:p text:style-name="P1326">I keep getting my days mixed up. <text:s/>I don’t understand their calendar yet I guess. <text:s/>We’re the third of the 5<text:span text:style-name="T50">th</text:span> week, last entry was the 1<text:span text:style-name="T50">st</text:span> of the 5<text:span text:style-name="T50">th</text:span> week, not the 2<text:span text:style-name="T50">nd</text:span>. <text:s/>Why am I still getting it wrong. <text:s/>Ugh.</text:p>
      <text:p text:style-name="P1325">So many lamb babies. <text:s/>The sheep are protective of their youngs, and Uffel needs a whole lot of help. <text:s/><text:span text:style-name="T1006">I’ve been spending the last few days with her and got kicked in the face just like four times. <text:s/>Only broke the lip once.</text:span></text:p>
      <table:table table:name="Table227" table:style-name="Table227">
        <table:table-column table:style-name="Table227.A"/>
        <table:table-column table:style-name="Table227.B"/>
        <table:table-row>
          <table:table-cell table:style-name="Table227.A1" office:value-type="string">
            <text:p text:style-name="P723"/>
          </table:table-cell>
          <table:table-cell table:style-name="Table227.A1" office:value-type="string">
            <text:p text:style-name="P723"/>
          </table:table-cell>
        </table:table-row>
        <table:table-row>
          <table:table-cell table:style-name="Table227.A1" office:value-type="string">
            <text:p text:style-name="P723"/>
          </table:table-cell>
          <table:table-cell table:style-name="Table227.A1" office:value-type="string">
            <text:p text:style-name="P723"/>
          </table:table-cell>
        </table:table-row>
      </table:table>
      <text:p text:style-name="P840"/>
      <text:p text:style-name="P800"><text:span text:style-name="T1004"/></text:p>
      <text:p text:style-name="P1324">Haven’t seen Reyon much lately I hope he’s okay. <text:s/>I saw you wrote in my journal characters that I recognize as <text:span text:style-name="T72">“Nayilin alta”</text:span>, which I understand as “I hear, as written”, everything okay?</text:p>
      <text:p text:style-name="P1321">Liddek’s wounds are getting better but only after I spoke with Stimur, she’s read something about this before and we dyed “Wheat only” on its fur’s sides. <text:s/>She thinks someone was feeding the donkey food that may not be best for it, and I think she’s right too. <text:s/></text:p>
      <text:h text:style-name="P1062" text:outline-level="4">KuVameng, the next day</text:h>
      <text:p text:style-name="P1323">So apparently Reyon took off to go at Inyafee’s by himself. <text:s/>It doesn’t seem like him. <text:s/>And now the responsibility of taking care of Kodor from his not being here has fallen on Kaffisa who does not care for tending to the little one whatsoever as she says, but she does make the little one smile and coo a lot.</text:p>
      <text:p text:style-name="P1323">Falfela also takes care of the baby but not so much. <text:s/>She’s back in studying clay and paper alike, something she hadn’t done for her weird few weeks. <text:s/>Really appreciative of Tamur’s glasswork too.</text:p>
      <text:p text:style-name="P1323">As for him, he’s shown me a few contraptions he’s working on and asked me if I’ve seen any like them before, and I am just not an engineer whatsoever so he cackled saying “<text:span text:style-name="T1007">Sevi </text:span>Sezmawnars Tondo!” <text:span text:style-name="T1007">swet</text:span> super beautiful cuty you are/<text:span text:style-name="T1007">will be,</text:span> which I know for a fact I am not, and I’ve head similar terms to rever to dumb folks.</text:p>
      <table:table table:name="Table228" table:style-name="Table228">
        <table:table-column table:style-name="Table228.A"/>
        <table:table-column table:style-name="Table228.B"/>
        <table:table-row>
          <table:table-cell table:style-name="Table228.A1" office:value-type="string">
            <text:p text:style-name="P723"/>
          </table:table-cell>
          <table:table-cell table:style-name="Table228.A1" office:value-type="string">
            <text:p text:style-name="P723"/>
          </table:table-cell>
        </table:table-row>
        <table:table-row>
          <table:table-cell table:style-name="Table228.A1" office:value-type="string">
            <text:p text:style-name="P723"/>
          </table:table-cell>
          <table:table-cell table:style-name="Table228.A1" office:value-type="string">
            <text:p text:style-name="P723"/>
          </table:table-cell>
        </table:table-row>
      </table:table>
      <text:p text:style-name="P840"/>
      <text:p text:style-name="P840"/>
      <text:p text:style-name="P1322">I think, I REALLY think he just called me the equivalent of the dumbest idiot there ever was.</text:p>
      <text:p text:style-name="P609">And Mandin kind of shuts down a lot lately. <text:s/>Not sure why.</text:p>
      <text:p text:style-name="P610">Oh I know why, Bash unavailable! Not sure what’s up with Luseytokris. <text:s/>I can tell Mandin has a lot of pent up stuff going on in his head.</text:p>
      <text:p text:style-name="P1328">Maybe I should go and check in again on Easma too. <text:s/>I should probably check with Falfela if there is anything we can “give” to Luseytokris so he lets go of his pupils or something.</text:p>
      <text:p text:style-name="P1329">Oh I know, I’ll ask Uffel if I can shear one of her sheep. <text:s/><text:span text:style-name="T1008">Yeah let’s do that.</text:span></text:p>
      <text:h text:style-name="P1062" text:outline-level="4">Bean day, sunny</text:h>
      <text:p text:style-name="P1330">More silly jokes and stories abound, especially out of Tamur’s mouth. <text:s/>But the spirit is not fully there. <text:s/>I hope Reyon is fine.</text:p>
      <text:p text:style-name="P1330">In a few days it’s going to be the new moon and usually he’s making some preparations with Falfela, and she’s just reacting in some bitter ways. <text:s/>She says it’s tough to clean the mess between folks but at least winter has not been so far too hard, and how usually the town gets flooded with bandits which had Mandin’s face revulse while Kaffisa seemed to more or less agree.</text:p>
      <table:table table:name="Table229" table:style-name="Table229">
        <table:table-column table:style-name="Table229.A"/>
        <table:table-column table:style-name="Table229.B"/>
        <table:table-row>
          <table:table-cell table:style-name="Table229.A1" office:value-type="string">
            <text:p text:style-name="P723"/>
          </table:table-cell>
          <table:table-cell table:style-name="Table229.A1" office:value-type="string">
            <text:p text:style-name="P723"/>
          </table:table-cell>
        </table:table-row>
        <table:table-row>
          <table:table-cell table:style-name="Table229.A1" office:value-type="string">
            <text:p text:style-name="P723"/>
          </table:table-cell>
          <table:table-cell table:style-name="Table229.A1" office:value-type="string">
            <text:p text:style-name="P723"/>
          </table:table-cell>
        </table:table-row>
      </table:table>
      <text:p text:style-name="P840"/>
      <text:p text:style-name="P610"/>
      <text:p text:style-name="P1331">He then came to me and explained how she has guts to say this when he is around, and how it’s really unlike her to speak ill of people like that. <text:s/><text:span text:style-name="T1009">I don’t know why he seems to think of himself as a bandit but oh well.</text:span></text:p>
      <text:p text:style-name="P611">!! <text:span text:style-name="T1009">Uffel let me shear one of the sheep who was very friendly, even though she kept eyeing her own lamb closeby who was being an absolute ear sore. <text:s/>I’m still feeling a hair stuck in my throat those beasts shed so much wow. <text:s/>I wonder how cold it will get but Uffel says that won’t be a problem.</text:span></text:p>
      <text:p text:style-name="P1333">Then I went to check on Luseytokris’ spot and he drily accepted the wool bag. <text:s/>Until he warmed up a bit, pushing me inside instead of out. <text:s/>The place reeked though, I kept gagging and he was laughing about it. <text:s/>Interesting moment. <text:s/>He apparently just received some freshly dyed yarn and it will be a pain to get rid of the smell in time. <text:s/>Showed it to me and it was a very pretty blue-green, just, YUCK. <text:s/><text:span text:style-name="T1010">How can he even touch it with his hands.</text:span></text:p>
      <text:p text:style-name="P1334">Easma was fine and friendly again, and Bash asked me how was Mandin, we chatted for a bit and they gave me a stew where they joked about putting some of the yarn in it which almost made me puke. <text:s/><text:span text:style-name="T1011">Luseytokris told me frankly after a moment that he does not care much about Falfela’s games and he is only responding to it in kind.</text:span></text:p>
      <table:table table:name="Table230" table:style-name="Table230">
        <table:table-column table:style-name="Table230.A"/>
        <table:table-column table:style-name="Table230.B"/>
        <table:table-row>
          <table:table-cell table:style-name="Table230.A1" office:value-type="string">
            <text:p text:style-name="P723"/>
          </table:table-cell>
          <table:table-cell table:style-name="Table230.A1" office:value-type="string">
            <text:p text:style-name="P723"/>
          </table:table-cell>
        </table:table-row>
        <table:table-row>
          <table:table-cell table:style-name="Table230.A1" office:value-type="string">
            <text:p text:style-name="P723"/>
          </table:table-cell>
          <table:table-cell table:style-name="Table230.A1" office:value-type="string">
            <text:p text:style-name="P723"/>
          </table:table-cell>
        </table:table-row>
      </table:table>
      <text:p text:style-name="P840"/>
      <text:p text:style-name="P611"/>
      <text:p text:style-name="P1335">If I understood well, he says he’s been living in town for not so many years but clearly see she has a grip on a lot of things, and he is just tired of the general “Gneree” vibe that happens from time to time. <text:s/>This feels backwards for him as he’s from the bigger city further south where people are left to their own device and it’s either make it or leave.</text:p>
      <text:p text:style-name="P1336">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1336">He also asked me if I needed some sewing done, and said for a small price he can have Easma do a warmer pants set for me. <text:s/>I said sure!</text:p>
      <text:p text:style-name="P1336">Hopefully that won’t cause a scene. <text:s/>I don’t know why it would but who knows.</text:p>
      <text:h text:style-name="P1043" text:outline-level="4"/>
      <text:p text:style-name="P1074"/>
      <text:h text:style-name="P1067" text:outline-level="7">D7</text:h>
      <text:h text:style-name="P1074" text:outline-level="4"/>
      <text:h text:style-name="P1011" text:outline-level="1"><text:bookmark-start text:name="__RefHeading___Toc31286_2816179978 Copy 14"/>Journal 2<text:span text:style-name="T1083">0</text:span><text:bookmark-end text:name="__RefHeading___Toc31286_2816179978 Copy 14"/></text:h>
      <text:h text:style-name="Heading_20_6" text:outline-level="6"><text:span text:style-name="T1083">20</text:span><text:span text:style-name="T227">BLbnbb</text:span></text:h>
      <text:p text:style-name="P612"/>
      <text:p text:style-name="P613"/>
      <text:h text:style-name="P1019" text:outline-level="3"><text:bookmark-start text:name="__RefHeading___Toc29327_553399994"/>Leduleren Lawni, WuDelna Uwwen<text:bookmark-end text:name="__RefHeading___Toc29327_553399994"/></text:h>
      <text:p text:style-name="P606">Tonight the moon is hiding and new. <text:s/>Reyon returned from mining actually, after busting his thumb, just in time for preparations. <text:s/>We chatted and he seems to have not liked that I called him out in writing about his Silapya habits. <text:s/>Promised he won’t act out on what I write about people anymore. <text:s/>I’m just glad you’re here. <text:s/>That mining seems like rough work.</text:p>
      <text:p text:style-name="P606">Inyafee is here as well, along with two more relatives I don’t know well but remember from their time hiding up in the mountain. <text:s/><text:span text:style-name="T1013">She asked if I had anymore visions and even Reyon eyed me to say no, and she moved on, defeated, to other subjects, especially Stimur’s horror stories.</text:span></text:p>
      <text:p text:style-name="P608">I. <text:s/>Have. <text:s/>Been. <text:s/>Kicked. <text:s/>Out. <text:s/>of. <text:s/>My. <text:s/>Own. <text:s/>Bed. <text:s/>And Falfela is really annoyed at having to do so, but apparently it’s the right thing to do. <text:s/>At least her relatives don’t reek like those of Mandin’s.</text:p>
      <table:table table:name="Table231" table:style-name="Table231">
        <table:table-column table:style-name="Table231.A"/>
        <table:table-column table:style-name="Table231.B"/>
        <table:table-row>
          <table:table-cell table:style-name="Table231.A1" office:value-type="string">
            <text:p text:style-name="P723"/>
          </table:table-cell>
          <table:table-cell table:style-name="Table231.A1" office:value-type="string">
            <text:p text:style-name="P723"/>
          </table:table-cell>
        </table:table-row>
        <table:table-row>
          <table:table-cell table:style-name="Table231.A1" office:value-type="string">
            <text:p text:style-name="P723"/>
          </table:table-cell>
          <table:table-cell table:style-name="Table231.A1" office:value-type="string">
            <text:p text:style-name="P723"/>
          </table:table-cell>
        </table:table-row>
      </table:table>
      <text:p text:style-name="P840"/>
      <text:p text:style-name="P608"/>
      <text:p text:style-name="P607">Easma finished the winter clothing for me and it looks great, I like how I can wear it above more clothings or under it. <text:s/>For me it looks great, but some people seem to find my want to get different clothings lady like. <text:s/>I just do not get how Tamur, Mandin, Reyon, and many others just keep wearing the same clothes. <text:s/>It makes me nervous to simmer in my own sweat and all. <text:s/>They even made fun of the cloth belt I like to wear. <text:s/>I cannot care. <text:s/>This is comfortable, leave me alone haha.</text:p>
      <text:p text:style-name="P606">And it’s not like Falfela, Kaffisa, Stimur, Wanska and the likes change very often, they mainly change one or two pieces of clothing and make a different set of knots with what they wear that day. <text:s/>Oh well.</text:p>
      <text:p text:style-name="P614">It was interesting to see Easma come to our place to deliver the finished piece. <text:s/>Falfela looked so troubled, until she realized it was for me so I could almost hear her brain whir at what was happening. <text:s/>He also gave her a bandana of sort<text:span text:style-name="T1012">s</text:span> for guests with blue and green colours, and the set of <text:span text:style-name="T1012">white pearls</text:span> that now define the town as per Bash’s actions, a gift from Luseytokris himself.</text:p>
      <text:p text:style-name="P616">She was holding tears. <text:s/>I’m not sure of what, but the way she pinched my cheek and slapped my butt to try the coat at once tells me she is happy. <text:s/>Easma left not long after checking to see the measurements were good, and he was satisfied with the work he had done. <text:s/>He says I’m welcome to return any time if there is any tearing, or if I would like a tearing myself, which made the house burst in laughter.</text:p>
      <table:table table:name="Table232" table:style-name="Table232">
        <table:table-column table:style-name="Table232.A"/>
        <table:table-column table:style-name="Table232.B"/>
        <table:table-row>
          <table:table-cell table:style-name="Table232.A1" office:value-type="string">
            <text:p text:style-name="P723"/>
          </table:table-cell>
          <table:table-cell table:style-name="Table232.A1" office:value-type="string">
            <text:p text:style-name="P723"/>
          </table:table-cell>
        </table:table-row>
        <table:table-row>
          <table:table-cell table:style-name="Table232.A1" office:value-type="string">
            <text:p text:style-name="P723"/>
          </table:table-cell>
          <table:table-cell table:style-name="Table232.A1" office:value-type="string">
            <text:p text:style-name="P723"/>
          </table:table-cell>
        </table:table-row>
      </table:table>
      <text:p text:style-name="P840"/>
      <text:p text:style-name="P616"/>
      <text:p text:style-name="P615">It took me a while to realize what had just happened, but clearly, he <text:span text:style-name="T1013">had been</text:span> showing interest. <text:s/>I had not seen that coming at all.</text:p>
      <text:p text:style-name="P617">It was just after he left that Falfela told me that while she doesn’t really care what I do, that it is best to let those be songs of the wind, at least until she figures out what’s Luseytokris’ true intentions.</text:p>
      <text:p text:style-name="P618">I feel like I’m being a pawn to two hands. <text:s/><text:span text:style-name="T1013">Especially since I don’t think I really want to fool with anyone.</text:span></text:p>
      <text:p text:style-name="P619">Anyway, tonight there are singings planned at the chatting decks. <text:s/>We’ll see how it goes. <text:s/>I’m glad Reyon is back for it. <text:s/>I know it matters to him.</text:p>
      <text:p text:style-name="P619">I just absolutely hate sleeping on the floor till Inyafee leaves.</text:p>
      <text:h text:style-name="Heading_20_4" text:outline-level="4">The next day, sunny</text:h>
      <text:p text:style-name="P622">I saw massive libraries of notes and files. <text:s/>Quite the dream actually. <text:s/>And courriers that go from town to town with notes on the wherabouts of the people living close by. <text:s/>I shared it as we had a very early breakfast, and Mandin cackled, saying I saw some “Fampikalba” Or The Gossip Holder. <text:s/>He’s had nightmares that sound a bit like that, though for him those massive shelves crumble onto him and while he’s stuck under piles of shelves and dusty notes, some priest write what happens and walk away.</text:p>
      <table:table table:name="Table233" table:style-name="Table233">
        <table:table-column table:style-name="Table233.A"/>
        <table:table-column table:style-name="Table233.B"/>
        <table:table-row>
          <table:table-cell table:style-name="Table233.A1" office:value-type="string">
            <text:p text:style-name="P723"/>
          </table:table-cell>
          <table:table-cell table:style-name="Table233.A1" office:value-type="string">
            <text:p text:style-name="P723"/>
          </table:table-cell>
        </table:table-row>
        <table:table-row>
          <table:table-cell table:style-name="Table233.A1" office:value-type="string">
            <text:p text:style-name="P723"/>
          </table:table-cell>
          <table:table-cell table:style-name="Table233.A1" office:value-type="string">
            <text:p text:style-name="P723"/>
          </table:table-cell>
        </table:table-row>
      </table:table>
      <text:p text:style-name="P840"/>
      <text:p text:style-name="P622"/>
      <text:p text:style-name="P621">Kaffisa shuddered at the thought. <text:s/>She asked if I had seem something like that where I was before I was here. <text:s/>I guess there is no secret now on that aspect. <text:s/>I described libraries that we have but I could tell she was drawing a blank.</text:p>
      <text:p text:style-name="P620">Falfela was most interested about the presence or not of clay, and she was absolutely puzzled when I was sharing the dimensions of the building. <text:s/>She clearly could not imagine something between a villa and a mountain, and she kept reverting back to talk about the maze like those palaces of that city further south. <text:s/><text:span text:style-name="T1014">Inyafee on her side tried to listen intently but also I could tell she was holding on to not fall on the floor. <text:s/>Aakfiyon and Karyush, the two other relatives, were nice but not speaking lots. <text:s/>They seemed like they didn’t want to intrude, being guests when they were often hosts or something.</text:span></text:p>
      <text:p text:style-name="P620">Reyon was silent but enjoying the scruffs that Tamur was giving him on the head. <text:s/>As for Tamur, he was intently asking questions about the building and the sort of bricks and ceilings. <text:s/>I mean I don’t know man I don’t know enough about building.</text:p>
      <text:p text:style-name="P623">Yesterday, I think most of them (except Kaffisa as she was helping Taalashen in keeping guard though I don’t really see the point) were under some influence. <text:s/>I, again, was not allowed to partake, but only see.</text:p>
      <text:p text:style-name="P625">The songs were actually amazing. <text:s/>Some echoing others like canons, others were repeating the same melody followed by a story said on a semi monotone set, all accompanied with harp and drum.</text:p>
      <table:table table:name="Table234" table:style-name="Table234">
        <table:table-column table:style-name="Table234.A"/>
        <table:table-column table:style-name="Table234.B"/>
        <table:table-row>
          <table:table-cell table:style-name="Table234.A1" office:value-type="string">
            <text:p text:style-name="P723"/>
          </table:table-cell>
          <table:table-cell table:style-name="Table234.A1" office:value-type="string">
            <text:p text:style-name="P723"/>
          </table:table-cell>
        </table:table-row>
        <table:table-row>
          <table:table-cell table:style-name="Table234.A1" office:value-type="string">
            <text:p text:style-name="P723"/>
          </table:table-cell>
          <table:table-cell table:style-name="Table234.A1" office:value-type="string">
            <text:p text:style-name="P723"/>
          </table:table-cell>
        </table:table-row>
      </table:table>
      <text:p text:style-name="P840"/>
      <text:p text:style-name="P625"/>
      <text:p text:style-name="P624">The set continued well until midnight where there was a fair few people yelling to stop as they were trying to sleep. <text:s/>The singing continued albeit more quietly. <text:s/><text:span text:style-name="T1014">And t</text:span>here was this big bowl that was passed in the assembly under the cold and dark weather, as the bonfire was not lit, filled with what smelled like <text:span text:style-name="T1014">some sour </text:span>wine but with a lot of different twigs to share, <text:span text:style-name="T1014">as the milky way was above us, slowly turning</text:span>.</text:p>
      <text:p text:style-name="P626">The event was serene, but uncanny.</text:p>
      <text:p text:style-name="P626">Today Inyafee, Aakfiyon and Karyush will be returning to the villa, and Falfela is joining them as well. <text:s/>We were told to be good, and to avoid interacting with Lus as much as possible until her return. <text:s/>They took the Liddek who is now much more agreeable and whose wounds are <text:span text:style-name="T1015">almost fully</text:span> <text:span text:style-name="T1016">closed</text:span>, and Falfela promised to return it to me for when she comes back. <text:s/><text:span text:style-name="T1017">Inyafee says I must come to her place by the moon’s first cheek, or the centipede will strike, which caused me to absolutely shudder.</text:span></text:p>
      <text:p text:style-name="P840"><text:span text:style-name="T1017">As for </text:span><text:span text:style-name="T1019">me</text:span><text:span text:style-name="T1017">, I’ll help Tamur with some house work. <text:s/>Apparently some </text:span><text:span text:style-name="T1018">houses </text:span><text:span text:style-name="T1017">from the southern sprawl are having problem with their roof and today is a good day to take care of that. <text:s/></text:span><text:span text:style-name="T1018">Yep time to leave indeed.</text:span></text:p>
      <table:table table:name="Table235" table:style-name="Table235">
        <table:table-column table:style-name="Table235.A"/>
        <table:table-column table:style-name="Table235.B"/>
        <table:table-row>
          <table:table-cell table:style-name="Table235.A1" office:value-type="string">
            <text:p text:style-name="P723"/>
          </table:table-cell>
          <table:table-cell table:style-name="Table235.A1" office:value-type="string">
            <text:p text:style-name="P723"/>
          </table:table-cell>
        </table:table-row>
        <table:table-row>
          <table:table-cell table:style-name="Table235.A1" office:value-type="string">
            <text:p text:style-name="P723"/>
          </table:table-cell>
          <table:table-cell table:style-name="Table235.A1" office:value-type="string">
            <text:p text:style-name="P723"/>
          </table:table-cell>
        </table:table-row>
      </table:table>
      <text:p text:style-name="P840"/>
      <text:p text:style-name="P840"/>
      <text:h text:style-name="P1019" text:outline-level="3"><text:bookmark-start text:name="__RefHeading___Toc30131_1002665230"/>Paduleren, Nenovi, about to snow<text:bookmark-end text:name="__RefHeading___Toc30131_1002665230"/></text:h>
      <text:p text:style-name="P627">It’s still sunny but you can tell it will snow soon.</text:p>
      <text:p text:style-name="P627">Yesterday, we spent time at Taramandin’s place after taking care of the roofs, and Shamikar has a lot of stories to tell about the different travel he’s done, all by foot. <text:s/>She herself has sailed a little bit, as did Laneeskir, but nothing of a massive extent. <text:s/>Tamur ended up leaving partway through one of the stories as she was literally unstoppable, saying he had to pee, but pinching me before leaving to indicate I should do the same. <text:s/>I was not going to interrupt her!?</text:p>
      <text:p text:style-name="P629">And at some point she then asked me when I was planning to get out of her house!? She then chuckled and called me a beautiful idiot and then explained how very normal it was to bore someone with stories in order to chase them away. <text:s/>She was happy I was listening though, most people don’t take the time to do so. <text:s/>She then took a broom snort-laughing, saying I better get going before she has to use it. <text:s/>I left faking afraid but I was more or less annoyed that this was all so not clear.</text:p>
      <text:p text:style-name="P630">Tamur made fun of me when I reached home asking if I enjoyed the word soup and looking all puzzled as to why I didn’t leave earlier. <text:s/>At least they had some nice bready soup ready.</text:p>
      <table:table table:name="Table236" table:style-name="Table236">
        <table:table-column table:style-name="Table236.A"/>
        <table:table-column table:style-name="Table236.B"/>
        <table:table-row>
          <table:table-cell table:style-name="Table236.A1" office:value-type="string">
            <text:p text:style-name="P723"/>
          </table:table-cell>
          <table:table-cell table:style-name="Table236.A1" office:value-type="string">
            <text:p text:style-name="P723"/>
          </table:table-cell>
        </table:table-row>
        <table:table-row>
          <table:table-cell table:style-name="Table236.A1" office:value-type="string">
            <text:p text:style-name="P723"/>
          </table:table-cell>
          <table:table-cell table:style-name="Table236.A1" office:value-type="string">
            <text:p text:style-name="P723"/>
          </table:table-cell>
        </table:table-row>
      </table:table>
      <text:p text:style-name="P840"/>
      <text:p text:style-name="P630"/>
      <text:p text:style-name="P628">Wherever is he by the way, Taramandin? She didn’t mention, and I haven’t seen him much either. <text:s/>I kind of feel like going for a hike now, that’s the perfect weather for that. <text:s/>I’ll go check at the Beltalomme if Tshavis is here or knows.</text:p>
      <text:h text:style-name="Heading_20_3" text:outline-level="3"><text:bookmark-start text:name="__RefHeading___Toc30133_1002665230"/>Binirlen, 2<text:span text:style-name="T50">nd</text:span> of the 7<text:span text:style-name="T50">th</text:span><text:span text:style-name="T620">, two days later</text:span><text:bookmark-end text:name="__RefHeading___Toc30133_1002665230"/></text:h>
      <text:p text:style-name="P631">It’s been snowing like crazy. <text:s/>The fluffy kind too. <text:s/>And the wind from the sea is FREEZE. <text:s/>We’ve had an influx of folks and our house has a mom and her <text:span text:style-name="T1020">teenager</text:span> who barely speak a tongue that sounds like Yivalese, even Reyon can’t understand them. <text:s/><text:span text:style-name="T1020">At least the hand speech is relatively similar.</text:span></text:p>
      <text:p text:style-name="P631">Tshavis was not there either but Kelliv said they had both gone scouting North. <text:s/>Well, they came back with a good forty to fifty people. <text:s/>Apparently there’s been a raid where those nomads were staying and they’ve left wit<text:span text:style-name="T1020">h those who could. <text:s/>Falfela says Kuya will allow them to stay in town for only as long as the snow fall, or till Lawin, whichever is shorter.</text:span></text:p>
      <text:p text:style-name="P632">Their presence means we’re each eating less to make sure we’re good till spring. <text:s/>I’m just... <text:s/>hungry. <text:s/><text:span text:style-name="T1022">And Uffel already left with her cattle to her family’s vineyard.</text:span></text:p>
      <text:p text:style-name="P634">Kaffisa has joined ranks with Taalashen and they are preparing for battle. <text:s/>She says if there was a raid closeby, there may be another one closer. <text:s/>And it may even come from within as she does not necessarily trust the newcomers.</text:p>
      <table:table table:name="Table237" table:style-name="Table237">
        <table:table-column table:style-name="Table237.A"/>
        <table:table-column table:style-name="Table237.B"/>
        <table:table-row>
          <table:table-cell table:style-name="Table237.A1" office:value-type="string">
            <text:p text:style-name="P723"/>
          </table:table-cell>
          <table:table-cell table:style-name="Table237.A1" office:value-type="string">
            <text:p text:style-name="P723"/>
          </table:table-cell>
        </table:table-row>
        <table:table-row>
          <table:table-cell table:style-name="Table237.A1" office:value-type="string">
            <text:p text:style-name="P723"/>
          </table:table-cell>
          <table:table-cell table:style-name="Table237.A1" office:value-type="string">
            <text:p text:style-name="P723"/>
          </table:table-cell>
        </table:table-row>
      </table:table>
      <text:p text:style-name="P840"/>
      <text:p text:style-name="P634"/>
      <text:p text:style-name="P633">Tamur and Mandin are frustrated because there were tasked with breaking the ice around the canal’s base so we can open up the way for ores to be sent out, but now we’re just concealing the barge until the clan leaves. <text:s/><text:span text:style-name="T1021">They had boiled a whole lot of water for nothing.</text:span></text:p>
      <text:p text:style-name="P638">Aight I <text:span text:style-name="T1022">could eat a cow</text:span>. <text:s/>I know Wanska usually stashes fruit leather at the Fambesar, hopefully she’ll allow me some.</text:p>
      <text:h text:style-name="Heading_20_4" text:outline-level="4">The next day</text:h>
      <text:p text:style-name="P635">They’re very nice but apparently super needy, and in the same time not so much. <text:s/>Falfela says as per Kuya’s express command that we need to give what they want unless it has sentimental value for us and then we show it by inhaling and closing lips inward, when we do, they let go and it’s fine. <text:s/>The kid already took one of my best stylus, the one Kaffisa gave me. <text:s/>She looked at me and made it clear it’s fine especially if it’s for a kid.</text:p>
      <text:p text:style-name="P636">Tamur is most displeased but she says that it’s a clear request. <text:s/>He then actually popped up and was super stoked for some reason before leaving the house. <text:s/><text:span text:style-name="T1027">As for </text:span>Wanska, <text:span text:style-name="T1027">yesterday she </text:span>gave me some raspberry flavoured fruit leather it was awesome.</text:p>
      <text:p text:style-name="P637">Today <text:span text:style-name="T1024">morning before most were awake, something told me to check on Liddek</text:span>, <text:span text:style-name="T1024">and there was our guest mom with</text:span> her hand on <text:span text:style-name="T1024">the donkey’s back</text:span>. <text:s/>It was calm and seemed at ease.</text:p>
      <table:table table:name="Table238" table:style-name="Table238">
        <table:table-column table:style-name="Table238.A"/>
        <table:table-column table:style-name="Table238.B"/>
        <table:table-row>
          <table:table-cell table:style-name="Table238.A1" office:value-type="string">
            <text:p text:style-name="P723"/>
          </table:table-cell>
          <table:table-cell table:style-name="Table238.A1" office:value-type="string">
            <text:p text:style-name="P723"/>
          </table:table-cell>
        </table:table-row>
        <table:table-row>
          <table:table-cell table:style-name="Table238.A1" office:value-type="string">
            <text:p text:style-name="P723"/>
          </table:table-cell>
          <table:table-cell table:style-name="Table238.A1" office:value-type="string">
            <text:p text:style-name="P723"/>
          </table:table-cell>
        </table:table-row>
      </table:table>
      <text:p text:style-name="P840"/>
      <text:p text:style-name="P637"/>
      <text:p text:style-name="P640">I sat not far from her, as she said incantations of sorts. <text:s/>She then used a powder from a pouch, spat, mixed it into a paste, and applied it on the remaining wounds. <text:s/>Liddek tremored a bit and brayed calmly.</text:p>
      <text:p text:style-name="P639">She finished with another set of incantations, this time slapping gently in different spots the animal, which was looking at me perplexed, until she came to slap one last slap on its nose, and walked away without acknowledging my presenc<text:span text:style-name="T1025">e. <text:s/></text:span><text:span text:style-name="T1026">After she was further away, I checked on the beast’s legs, and that ointment was fizzing a bit.</text:span></text:p>
      <text:p text:style-name="P641">Aight hungry again. <text:s/>I forgot what it was to not have a full stomach. <text:s/>Who could share meals... <text:s/>I think Shamikar would like to tell me stories over a soup, especially now that her son is back.</text:p>
      <text:p text:style-name="P642">-- <text:span text:style-name="T1028">Just came back from a long chat with her and Taramandin, his uncle is away for a while to grab stuff from Uffel’s family vineyard. <text:s/>That Mandin and Tshavis were off scouting the Northern side from East to West a little bit past Mandindaya’s clan spot, when they stumbled upon the marching lot. <text:s/>They felt a bit of a surreal “We need to help them or evil will happen” sort of vibe to them, and they past on the path that avoided the outskirt village to come straight to Yivalkes.</text:span></text:p>
      <table:table table:name="Table239" table:style-name="Table239">
        <table:table-column table:style-name="Table239.A"/>
        <table:table-column table:style-name="Table239.B"/>
        <table:table-row>
          <table:table-cell table:style-name="Table239.A1" office:value-type="string">
            <text:p text:style-name="P723"/>
          </table:table-cell>
          <table:table-cell table:style-name="Table239.A1" office:value-type="string">
            <text:p text:style-name="P723"/>
          </table:table-cell>
        </table:table-row>
        <table:table-row>
          <table:table-cell table:style-name="Table239.A1" office:value-type="string">
            <text:p text:style-name="P723"/>
          </table:table-cell>
          <table:table-cell table:style-name="Table239.A1" office:value-type="string">
            <text:p text:style-name="P723"/>
          </table:table-cell>
        </table:table-row>
      </table:table>
      <text:p text:style-name="P840"/>
      <text:p text:style-name="P642"/>
      <text:p text:style-name="P644">Upon reaching, the posted soldier that was on the front end heard the whistle from Tshavis and knew he was safe, and sent called out the horn to motion Kuya to come. <text:s/>They were at the Northern entrance for a while, with the soldier having trouble to understand the pretty big group along with their needs until Kuya on his horse <text:span text:style-name="T1030">arrived</text:span>.</text:p>
      <text:p text:style-name="P643">What Taramandin didn’t expect (and I really enjoyed not having to say a single thing while gobbling on a fish broth) <text:span text:style-name="T1029">is how Kuya took a quick look at the people, inhaled, made a few signs with probably the leader lady of the lot, and, dropping his shield, he crouched over, pulled his sword, dropped it too on the ground, </text:span><text:span text:style-name="T1032">rose, </text:span><text:span text:style-name="T1029">opened his arms, and she approached, and he gave her a bear hug.</text:span></text:p>
      <text:p text:style-name="P645">He then asked Taramandin while scruffing his head and looking all nice and friendly while saying a pretty brutal form of ‘What the heck was ya thinking, you brought doom upon <text:span text:style-name="T1031">the whole brick</text:span>’. <text:s/>His mom also doesn’t understand what this all is about but we are supposed to treat these guests with <text:span text:style-name="T72">utmost</text:span> esteem.</text:p>
      <text:p text:style-name="P648">On her side, she’s shared a few more stories about Stimur and her taking over of the printing press and improving it. <text:s/>She quite likes the girl and while it may not be sewing or painting as others her age has done, Shamikar considers it is still a weaving of sorts and is proud to see how much she’s helped make new stories abound.</text:p>
      <table:table table:name="Table240" table:style-name="Table240">
        <table:table-column table:style-name="Table240.A"/>
        <table:table-column table:style-name="Table240.B"/>
        <table:table-row>
          <table:table-cell table:style-name="Table240.A1" office:value-type="string">
            <text:p text:style-name="P723"/>
          </table:table-cell>
          <table:table-cell table:style-name="Table240.A1" office:value-type="string">
            <text:p text:style-name="P723"/>
          </table:table-cell>
        </table:table-row>
        <table:table-row>
          <table:table-cell table:style-name="Table240.A1" office:value-type="string">
            <text:p text:style-name="P723"/>
          </table:table-cell>
          <table:table-cell table:style-name="Table240.A1" office:value-type="string">
            <text:p text:style-name="P723"/>
          </table:table-cell>
        </table:table-row>
      </table:table>
      <text:p text:style-name="P840"/>
      <text:p text:style-name="P648"/>
      <text:p text:style-name="P646">Unfortunately for her, reading is very difficult, and when I brought up how Tamur is making glasses, she seemed to be somewhat interested, but I realize now maybe she never learned to read herself.</text:p>
      <text:p text:style-name="P647">Ugh it’s getting dark and the little one is kicking my legs. <text:s/>Fine let’s make snow sculptures.</text:p>
      <text:h text:style-name="Heading_20_3" text:outline-level="3"><text:bookmark-start text:name="__RefHeading___Toc30135_1002665230"/>Kunirlen at night, 4<text:span text:style-name="T50">th</text:span> of the 7<text:span text:style-name="T50">th</text:span><text:bookmark-end text:name="__RefHeading___Toc30135_1002665230"/></text:h>
      <text:p text:style-name="P649">I’m starting to feel sweaty. <text:s/>Mandin could not handle us gaining the guy that was staying at Tamurba’s place, and said he’s going to his family up North.</text:p>
      <text:p text:style-name="P649">Now the dude <text:span text:style-name="T1033">goes</text:span> right in my face, so I don’t blame <text:span text:style-name="T1033">Mandin</text:span> for leaving. <text:s/>I don’t usually mind closeness after a while but he seems to have very little awareness of distance bubble. <text:s/>And watches intently <text:span text:style-name="T1033">too;</text:span> he tried to speak to me in their tongue and I kind of get some words I think? We look a bit more alike than I look like people from Yivalkes, I guess.</text:p>
      <text:p text:style-name="P840"><text:span text:style-name="T1033">Seems like Tamur enjoys our new guest, he’s erm. <text:s/>How can I say. <text:s/>Well, it started with Tamur showing different things he had made to try and get rid of some creations and, well. <text:s/>They’re outside now. <text:s/>Hah</text:span><text:span text:style-name="T1034">a. <text:s/>Even Falfela I can hear her cringe-chuckle.</text:span></text:p>
      <table:table table:name="Table241" table:style-name="Table241">
        <table:table-column table:style-name="Table241.A"/>
        <table:table-column table:style-name="Table241.B"/>
        <table:table-row>
          <table:table-cell table:style-name="Table241.A1" office:value-type="string">
            <text:p text:style-name="P723"/>
          </table:table-cell>
          <table:table-cell table:style-name="Table241.A1" office:value-type="string">
            <text:p text:style-name="P723"/>
          </table:table-cell>
        </table:table-row>
        <table:table-row>
          <table:table-cell table:style-name="Table241.A1" office:value-type="string">
            <text:p text:style-name="P723"/>
          </table:table-cell>
          <table:table-cell table:style-name="Table241.A1" office:value-type="string">
            <text:p text:style-name="P723"/>
          </table:table-cell>
        </table:table-row>
      </table:table>
      <text:p text:style-name="P840"/>
      <text:p text:style-name="P840"/>
      <text:h text:style-name="P1039" text:outline-level="4">Last of the 7<text:span text:style-name="T50">th</text:span></text:h>
      <text:p text:style-name="P650">Layash got in trouble. <text:s/>Or is it the person who visited the jewelry? I can’t tell. <text:s/>It’s caused a small stir. <text:s/>Funny thing is again it’s not about stealing apparently it’s about them just standing too close. <text:s/>Apparently that got under his skin.</text:p>
      <text:p text:style-name="P650">Reyon is going back and forth being present for the kid and giving him games to play and taking care of the little Kodor, but apparently Kodor’s mom is really afraid of having her own kid be in direct contact with a stranger’s. <text:s/>Our guest mom is spending time watchful of Reyon but also checking out Falfela’s scarfs and trying them on one by one while Falfela seems to be at ease with it.</text:p>
      <text:p text:style-name="P651">As for Tamur and that dude, they seem to enjoy making sense of each other’s handspeak especially in terms of mechanisms and well, being on the close side of things.</text:p>
      <text:p text:style-name="P840"><text:span text:style-name="T1102">Things being settled at the house then, I just need a breather. <text:s/>I’ll go and check out on Kaffisa I’m sure her and Taalashen will have interesting details to share. <text:s/></text:span><text:span text:style-name="T1035">It is pretty cold outside though, I’ll probably have to wear a second hide but they are all so itchy lately. <text:s/></text:span><text:span text:style-name="T1036">I just hope they didn’t bring upon us fleas or something.</text:span></text:p>
      <table:table table:name="Table242" table:style-name="Table242">
        <table:table-column table:style-name="Table242.A"/>
        <table:table-column table:style-name="Table242.B"/>
        <table:table-row>
          <table:table-cell table:style-name="Table242.A1" office:value-type="string">
            <text:p text:style-name="P723"/>
          </table:table-cell>
          <table:table-cell table:style-name="Table242.A1" office:value-type="string">
            <text:p text:style-name="P723"/>
          </table:table-cell>
        </table:table-row>
        <table:table-row>
          <table:table-cell table:style-name="Table242.A1" office:value-type="string">
            <text:p text:style-name="P723"/>
          </table:table-cell>
          <table:table-cell table:style-name="Table242.A1" office:value-type="string">
            <text:p text:style-name="P723"/>
          </table:table-cell>
        </table:table-row>
      </table:table>
      <text:p text:style-name="P840"/>
      <text:p text:style-name="P840"/>
      <text:h text:style-name="P1019" text:outline-level="3"><text:bookmark-start text:name="__RefHeading___Toc30137_1002665230"/>Barella, Starting the last week<text:bookmark-end text:name="__RefHeading___Toc30137_1002665230"/></text:h>
      <text:p text:style-name="P652">Alright, I am hungry, rations are way too small for my own taste and I can feel my stomach actually acting up. <text:s/>I am going at Inyafee’s, since she’s not under the same ruling.</text:p>
      <text:p text:style-name="P652">I checked on Liddek and honestly I don’t see wounds anymore, whatever she did solved the whole thing pretty quickly, that’s impressive. <text:s/>I don’t know how she figured it out as well.</text:p>
      <text:p text:style-name="P652">So, Kaffisa and Taalashen were a bit more knowing and readily sharing what’s happening. <text:s/>This clan is, while nice, dangerous. <text:s/>They apparently check out the settlements at which they stay for riches but their hospitality as well. <text:s/>Depending on how well received they are, and how much is given to them heartily, their more armed counterpart may or may not raid and scour the place by the sea not long after. <text:s/>This is based on information that is sparse as places that have been raided usually have no survivors to tell the tale, but Kuya is certain it is them.</text:p>
      <text:p text:style-name="P654">There is apparently a general belief that this Northern tribe have where people who have settled long term lose their ways, chasing the nomad and the downtrodden, and that is where it falls upon them, this northern tribe, to make things right by setting the clock back somehow.</text:p>
      <table:table table:name="Table243" table:style-name="Table243">
        <table:table-column table:style-name="Table243.A"/>
        <table:table-column table:style-name="Table243.B"/>
        <table:table-row>
          <table:table-cell table:style-name="Table243.A1" office:value-type="string">
            <text:p text:style-name="P723"/>
          </table:table-cell>
          <table:table-cell table:style-name="Table243.A1" office:value-type="string">
            <text:p text:style-name="P723"/>
          </table:table-cell>
        </table:table-row>
        <table:table-row>
          <table:table-cell table:style-name="Table243.A1" office:value-type="string">
            <text:p text:style-name="P723"/>
          </table:table-cell>
          <table:table-cell table:style-name="Table243.A1" office:value-type="string">
            <text:p text:style-name="P723"/>
          </table:table-cell>
        </table:table-row>
      </table:table>
      <text:p text:style-name="P840"/>
      <text:p text:style-name="P654"/>
      <text:p text:style-name="P653">For some reason, Kuya has pushes for a similar understanding, that we need to take care of those with less, but a lot of people in town, <text:span text:style-name="T1037">like Kelliiv, or Savee, have shown disregard for slaves, servants, outsiders... <text:s/>And while he sometimes is afraid of outside influences, he seems to share the same worldview as that tribe does.</text:span></text:p>
      <text:p text:style-name="P655">He’s just afraid that we may not be up to their standard so to say. <text:s/>He also outright blames our two scouts for bringing us this doom, as I did with them when we went to visit that battleground, but this time in a more pressing manner, but Taalashen makes it clear they would have come here anyway and she is just glad they didn’t go at hers and Mandin’s settlement instead, because they do not know how to behave or host or anything of the like, so she is immensely grateful.</text:p>
      <text:p text:style-name="P655">Anyway I’ll leave before the sun is too far up, I honestly finished our breakfast in one gulp, some milk and bread. <text:s/>I should probably carry my dagger, if I can find it without making the mother weary. <text:s/><text:span text:style-name="T1038">Oh that’s right it’s clamped in the shield. <text:s/>Ugh. <text:s/>Too much to carry. <text:s/>I think I know a spot on the way past the stable where weapons are hiding.</text:span></text:p>
      <text:p text:style-name="P862">I’ll dress up really well too, looks like it will be windy.</text:p>
      <table:table table:name="Table244" table:style-name="Table244">
        <table:table-column table:style-name="Table244.A"/>
        <table:table-column table:style-name="Table244.B"/>
        <table:table-row>
          <table:table-cell table:style-name="Table244.A1" office:value-type="string">
            <text:p text:style-name="P723"/>
          </table:table-cell>
          <table:table-cell table:style-name="Table244.A1" office:value-type="string">
            <text:p text:style-name="P723"/>
          </table:table-cell>
        </table:table-row>
        <table:table-row>
          <table:table-cell table:style-name="Table244.A1" office:value-type="string">
            <text:p text:style-name="P723"/>
          </table:table-cell>
          <table:table-cell table:style-name="Table244.A1" office:value-type="string">
            <text:p text:style-name="P723"/>
          </table:table-cell>
        </table:table-row>
      </table:table>
      <text:p text:style-name="P840"/>
      <text:p text:style-name="P840"/>
      <text:h text:style-name="P1039" text:outline-level="4">They’re still here, 4<text:span text:style-name="T50">th</text:span> of the last</text:h>
      <text:p text:style-name="P659">I came back yesterday night, with joint pain to the wrist and the ankle.</text:p>
      <text:p text:style-name="Text_20_body">Inyafee is still her crazy self but she is a bit more mindful and thankful of the work on the roof, and I was welcome to sleep in the house this time. <text:s/><text:span text:style-name="T1040">Liddek seemed fine among the sheep, just a bit of kicking around from time to time.</text:span></text:p>
      <text:p text:style-name="P659">She asked a few questions over a soup about how Falfela is doing, if she’s spending time with Inels, and overall asking of the town. <text:s/>I tried to talk about our visitors and she kept interupting with asking about known people. <text:s/>It was a bit odd. <text:s/>Like she did not want to hear a single bit about them nomads.</text:p>
      <text:p text:style-name="P659">Savee was also present but we didn’t interact much. <text:s/>For me she’s an evil person who hurt a person that my household saved, <text:span text:style-name="T1039">Kenil’Lagris as he is now called, </text:span>and I don’t get why she’s given any good treatment whatsoever. <text:s/>Her fingers are all messed up though, and she breathes funny. <text:s/>I think working at the mine is a form of reparation.</text:p>
      <text:p text:style-name="P663">The next morning I helped paint the inside of the villa to make it warmer somehow. <text:s/>She insisted I use my hands to do so, and that’s probably why my wrists hurts. <text:s/>It felt nice though to dip one’s hand in a liquid chalky paste and go section by section to finish the place. <text:s/>And that night it was indeed a bit warmer.</text:p>
      <table:table table:name="Table245" table:style-name="Table245">
        <table:table-column table:style-name="Table245.A"/>
        <table:table-column table:style-name="Table245.B"/>
        <table:table-row>
          <table:table-cell table:style-name="Table245.A1" office:value-type="string">
            <text:p text:style-name="P723"/>
          </table:table-cell>
          <table:table-cell table:style-name="Table245.A1" office:value-type="string">
            <text:p text:style-name="P723"/>
          </table:table-cell>
        </table:table-row>
        <table:table-row>
          <table:table-cell table:style-name="Table245.A1" office:value-type="string">
            <text:p text:style-name="P723"/>
          </table:table-cell>
          <table:table-cell table:style-name="Table245.A1" office:value-type="string">
            <text:p text:style-name="P723"/>
          </table:table-cell>
        </table:table-row>
      </table:table>
      <text:p text:style-name="P840"/>
      <text:p text:style-name="P663"/>
      <text:p text:style-name="P662">We did try to do more Seer work, but nothing came up. <text:s/>I told her of the different dreams I had and I could tell she was distraught and sad and helpless, as she probably saw some potential but difficulty in improving.</text:p>
      <text:p text:style-name="P661">She then told me to continue acting as usual with the folks present. <text:s/>They will not strike. <text:s/>Which is a relief to hear. <text:s/>Becoming absolutely functional <text:span text:style-name="T1040">and tactical</text:span>, without the “mask” of craziness in a way that actually surprised me, she did mention they will attempt at having the children steal a few things, to check how we react, and that the best way to respond will be to go to an adult and laugh with them at the child’s behaviour. <text:s/>If our townsolks react strongly to the theft however, their counterpart will scorch the land before the next moon.</text:p>
      <text:p text:style-name="P661">Then she returned to her hazy self.</text:p>
      <text:p text:style-name="P664">As for other members of the house, I found out that Karyush is actually a cousin of Tamurba the main farmer, which means somehow Falfela and Tamurba are related. <text:s/>We played the Tale of Cups together, and they have slightly different rules than at Falfela’s which they chuckled at how I was playing because of it.</text:p>
      <text:p text:style-name="P664">When I came back yesterday, things were somewhat dreary though, but at least I had eaten so much during the trip up the stream that I was at ease. <text:s/></text:p>
      <text:p text:style-name="P664">The household and our three guests enjoyed the dry beans I brought, along with fruit leathers and honey. <text:s/>It was otherwise a bit silent.</text:p>
      <text:p text:style-name="P665">Reyon is now motioning to go out so we can talk freely.</text:p>
      <text:h text:style-name="P1043" text:outline-level="4"><text:soft-page-break/></text:h>
      <text:h text:style-name="P1067" text:outline-level="7">D7</text:h>
      <text:h text:style-name="P1074" text:outline-level="4"/>
      <text:h text:style-name="P1011" text:outline-level="1"><text:bookmark-start text:name="__RefHeading___Toc31286_2816179978 Copy 15"/>Journal 2<text:span text:style-name="T1083">1</text:span><text:bookmark-end text:name="__RefHeading___Toc31286_2816179978 Copy 15"/></text:h>
      <text:h text:style-name="Heading_20_6" text:outline-level="6"><text:span text:style-name="T1083">21</text:span><text:span text:style-name="T227">BLbnbb</text:span></text:h>
      <text:p text:style-name="P665"><text:span text:style-name="T14"/></text:p>
      <text:h text:style-name="P1040" text:outline-level="4"/>
      <text:p text:style-name="P703"/>
      <text:h text:style-name="P1039" text:outline-level="4">Banillen, 5<text:span text:style-name="T50">th</text:span> of the last</text:h>
      <text:p text:style-name="P660">Another heavy snow fall. <text:s/>It’s suffocating.</text:p>
      <text:p text:style-name="P660">When Reyon chatted yesterday, he was very soft spoken as if we were talking about life and all, but gave clear directives, and when I told him what Inyafee said, it confirmed what he knew already.</text:p>
      <text:p text:style-name="P660">While it was nice of me to have brought food, I shouldn’t so readily offer so much at once, because it may indicate that we have way more resources. <text:s/>I didn’t realize that whatsoever.</text:p>
      <text:p text:style-name="P660">Especially since Uffel had returned a few days ago with goods from the vineyard, completely unaware that this was happening, and did not react all that well when some folk came up to her and ask if they could get some of that olive oil she had brought back. <text:s/>Like, a dangerous blunder for all of us.</text:p>
      <text:p text:style-name="P667">Now, Lawin comes near, and they are still here. <text:s/>I wonder what’s Kuya’s plan.</text:p>
      <text:p text:style-name="P660">I’m sick to the stomach.</text:p>
      <text:p text:style-name="P656">––</text:p>
      <text:p text:style-name="P658">They packed their things and went south during night time. <text:s/>We tried offering foods and other things and the reaction was dismissal.</text:p>
      <table:table table:name="Table246" table:style-name="Table246">
        <table:table-column table:style-name="Table246.A"/>
        <table:table-column table:style-name="Table246.B"/>
        <table:table-row>
          <table:table-cell table:style-name="Table246.A1" office:value-type="string">
            <text:p text:style-name="P723"/>
          </table:table-cell>
          <table:table-cell table:style-name="Table246.A1" office:value-type="string">
            <text:p text:style-name="P723"/>
          </table:table-cell>
        </table:table-row>
        <table:table-row>
          <table:table-cell table:style-name="Table246.A1" office:value-type="string">
            <text:p text:style-name="P723"/>
          </table:table-cell>
          <table:table-cell table:style-name="Table246.A1" office:value-type="string">
            <text:p text:style-name="P723"/>
          </table:table-cell>
        </table:table-row>
      </table:table>
      <text:p text:style-name="P840"/>
      <text:p text:style-name="P658"/>
      <text:p text:style-name="P657">Reyon said he gave Inyafee’s message to Falfela who shared it with Kuya, but before it was even a potential problem to solve, they were already on their way out, just like that.</text:p>
      <text:p text:style-name="P656">Tamur mentioned that he saw someone paint ––</text:p>
      <text:h text:style-name="Heading_20_3" text:outline-level="3"><text:bookmark-start text:name="__RefHeading___Toc30139_1002665230"/>Lawin <text:span text:style-name="T1041">Lenko’i, 4 days till Lawin</text:span><text:bookmark-end text:name="__RefHeading___Toc30139_1002665230"/></text:h>
      <text:p text:style-name="P668">Wow I slumped on my journal yesterday.</text:p>
      <text:p text:style-name="P668">Outside, <text:span text:style-name="T1042">even as</text:span> the snow is turning to a frigid rain slush, <text:span text:style-name="T1042">I can hear people preparing for the </text:span><text:span text:style-name="T176">Levannas</text:span><text:span text:style-name="T1042">.</text:span></text:p>
      <text:p text:style-name="P669">... <text:s/>I should check what part to play.</text:p>
      <text:p text:style-name="P669">––</text:p>
      <text:p text:style-name="P656">People are already starting to return to their full selves and wearing ornate earrings and necklaces, <text:span text:style-name="T1043">and scarves with beads, </text:span><text:span text:style-name="T1044">and a fair few had some sort of presentation at the pikalba.</text:span></text:p>
      <text:p text:style-name="P672">Tamur won’t admit it but I can tell he already misses his temporary mate, especially since they were able to connect through machines since words between people who don’t share the same language were not cutting it. <text:s/>As for everyone else that I can think of, they all are relieved though absolutely weary, since the message got past around that we may get raided from the sea.</text:p>
      <table:table table:name="Table247" table:style-name="Table247">
        <table:table-column table:style-name="Table247.A"/>
        <table:table-column table:style-name="Table247.B"/>
        <table:table-row>
          <table:table-cell table:style-name="Table247.A1" office:value-type="string">
            <text:p text:style-name="P723"/>
          </table:table-cell>
          <table:table-cell table:style-name="Table247.A1" office:value-type="string">
            <text:p text:style-name="P723"/>
          </table:table-cell>
        </table:table-row>
        <table:table-row>
          <table:table-cell table:style-name="Table247.A1" office:value-type="string">
            <text:p text:style-name="P723"/>
          </table:table-cell>
          <table:table-cell table:style-name="Table247.A1" office:value-type="string">
            <text:p text:style-name="P723"/>
          </table:table-cell>
        </table:table-row>
      </table:table>
      <text:p text:style-name="P840"/>
      <text:p text:style-name="P672"/>
      <text:p text:style-name="P671">Uffel, when I saw her, was shaking and having jerking reaction from her neck and feet. <text:s/>I guess she was having a panic attack, which I assume is because the nomads were heading south to her family’s vineyard. <text:s/>I shared with her some fruit leather I now carry pretty much always on me and she masticated without swallowing, coughed a few times, wheezed even. <text:s/>I didn’t know what to do except just be there, until she <text:span text:style-name="T1044">would be</text:span> able calmed herself.</text:p>
      <text:p text:style-name="P670">But then she hurled bits of slush in my face!? and screamed to leave her alone? That bit was wild. <text:s/><text:span text:style-name="T1044">She even shoved me in the snowbank to shoo me away. <text:s/></text:span>Yeah, she <text:span text:style-name="T1044">did get</text:span> a few choice word from me in turn <text:span text:style-name="T1044">before I left</text:span>, what the heck was up with her?</text:p>
      <text:p text:style-name="P673"><text:span text:style-name="T72">“Aveleppe”</text:span>. <text:s/>Someone from the southern sprawl kept calling another person Avel<text:span text:style-name="T1046">eppe</text:span> and I had no idea who they were referring to until they pointed at their chin with a weird flick of their hand. <text:s/>Shaleppe, or who I call Falfela. <text:s/>They called her Wind Chin. <text:s/>I’m still weirded out by that. <text:s/>Anyway “Aveleppe” needs to come near the circus and <text:span text:style-name="T1045">fix something </text:span><text:span text:style-name="T1046">she knows of</text:span><text:span text:style-name="T1045">.</text:span></text:p>
      <text:p text:style-name="P675">When I told her, she looked a bit annoyed and <text:span text:style-name="T1047">glad</text:span> at once.</text:p>
      <text:h text:style-name="Heading_20_4" text:outline-level="4">La<text:span text:style-name="T1048">win Lendoli, 2 days till</text:span></text:h>
      <text:p text:style-name="P678">My nose is clogged, my sweat is hot, and I try to avoid showing it.</text:p>
      <table:table table:name="Table248" table:style-name="Table248">
        <table:table-column table:style-name="Table248.A"/>
        <table:table-column table:style-name="Table248.B"/>
        <table:table-row>
          <table:table-cell table:style-name="Table248.A1" office:value-type="string">
            <text:p text:style-name="P723"/>
          </table:table-cell>
          <table:table-cell table:style-name="Table248.A1" office:value-type="string">
            <text:p text:style-name="P723"/>
          </table:table-cell>
        </table:table-row>
        <table:table-row>
          <table:table-cell table:style-name="Table248.A1" office:value-type="string">
            <text:p text:style-name="P723"/>
          </table:table-cell>
          <table:table-cell table:style-name="Table248.A1" office:value-type="string">
            <text:p text:style-name="P723"/>
          </table:table-cell>
        </table:table-row>
      </table:table>
      <text:p text:style-name="P840"/>
      <text:p text:style-name="P678"/>
      <text:p text:style-name="P677">Yesterday we had another feast for the full moon, and there was lots of food prepared, again with lots of cheese and this time a bit more meat jelly. <text:s/>I think that’s called it aspic? Can’t tell for sure, it’s been a year and some that I’ve been gone.</text:p>
      <text:p text:style-name="P676">Did the same thing as last time, brought some food with Falfela to the southern sprawl... <text:s/>This time to the place that Falfela had to do some sort of magical <text:span text:style-name="T1049">spell. <text:s/>She kept giggling telling me about it and try to remain serious. <text:s/>Two people in a household had some sort of high pitch sound that kept coming and going and it was driving them crazy, the others were unable to hear it.</text:span></text:p>
      <text:p text:style-name="P678"><text:span text:style-name="T1049">She whispered to me she sort of knew that the issue was due to some hole higher up in the wall for having had this happen at our house long ago, but wanted to keep the pretense of magic </text:span><text:span text:style-name="T1053">in their case</text:span><text:span text:style-name="T1049">. <text:s/>So she had turned chalk and ground spices into a reddish mud and went around the corners of the low ceiling house, “painting” the edges in the process, while speaking in old sounding verses about of Kermell and Laaren fighting </text:span><text:span text:style-name="T1050">over a piece of land, and Uuran, tired of hearing their grunts and the sound of their swords clashing, shot an arrow between the two of them, declaring it was where the separation would be</text:span><text:span text:style-name="T1049">.</text:span></text:p>
      <table:table table:name="Table249" table:style-name="Table249">
        <table:table-column table:style-name="Table249.A"/>
        <table:table-column table:style-name="Table249.B"/>
        <table:table-row>
          <table:table-cell table:style-name="Table249.A1" office:value-type="string">
            <text:p text:style-name="P723"/>
          </table:table-cell>
          <table:table-cell table:style-name="Table249.A1" office:value-type="string">
            <text:p text:style-name="P723"/>
          </table:table-cell>
        </table:table-row>
        <table:table-row>
          <table:table-cell table:style-name="Table249.A1" office:value-type="string">
            <text:p text:style-name="P723"/>
          </table:table-cell>
          <table:table-cell table:style-name="Table249.A1" office:value-type="string">
            <text:p text:style-name="P723"/>
          </table:table-cell>
        </table:table-row>
      </table:table>
      <text:p text:style-name="P840"/>
      <text:p text:style-name="P678"/>
      <text:p text:style-name="P863">The sound apparently had stopped, and by bringing them extra food, she was able to confirm that they were now at peace sound wise.</text:p>
      <text:p text:style-name="P679">Aside from that, it’s been a lot of memorization of stories. <text:s/>Again I’m playing some sort of villain, though because I’m more at ease with the language I am able to say my part with ease, and act accordingly. <text:s/>This time, they’re having me play Kallgaren, as he swallows his children whole, and as he gets his belly stabbed open by his last born. <text:s/><text:span text:style-name="T1051">And it felt great to point at Tamurba, who was acting as Tshuva,</text:span> <text:span text:style-name="T72">“Pabani</text:span><text:span text:style-name="T177">ye</text:span><text:span text:style-name="T72"> Lashkhaninia, Tunris eli, Ti tsali </text:span><text:span text:style-name="T177">BelaneyoYashawey</text:span><text:span text:style-name="T72">, </text:span><text:span text:style-name="T177">lhekko</text:span><text:span text:style-name="T72">”,</text:span> “<text:span text:style-name="T1051">To my dad I was a thief, as you are to me, and to you in a second or </text:span><text:span text:style-name="T1054">some unfathomable </text:span><text:span text:style-name="T1051">year from now, it will happen to you”, </text:span><text:span text:style-name="T1052">before collapsing on the chatting deck.</text:span></text:p>
      <text:p text:style-name="P680">What was funny is that some people showed disagreeing to the story played, not everyone seemed on understanding as to what was Kallgaren, and I even had someone come to me asking if I made up some parts. <text:s/>Honestly I was following what the priest, the same who had asked how Falfela was doing, and who had rehearsed with me. <text:s/>I asked him what was his name <text:span text:style-name="T1055">this time,</text:span> and he simpl<text:span text:style-name="T1055">y</text:span> said “Arame”, <text:span text:style-name="T1055">and had continued teaching me the parts</text:span>.</text:p>
      <text:p text:style-name="P864">I think I’m going to have to spend time at the Lodden, or even at the temple proper this time. <text:s/>I’m not feeling too well.</text:p>
      <table:table table:name="Table250" table:style-name="Table250">
        <table:table-column table:style-name="Table250.A"/>
        <table:table-column table:style-name="Table250.B"/>
        <table:table-row>
          <table:table-cell table:style-name="Table250.A1" office:value-type="string">
            <text:p text:style-name="P723"/>
          </table:table-cell>
          <table:table-cell table:style-name="Table250.A1" office:value-type="string">
            <text:p text:style-name="P723"/>
          </table:table-cell>
        </table:table-row>
        <table:table-row>
          <table:table-cell table:style-name="Table250.A1" office:value-type="string">
            <text:p text:style-name="P723"/>
          </table:table-cell>
          <table:table-cell table:style-name="Table250.A1" office:value-type="string">
            <text:p text:style-name="P723"/>
          </table:table-cell>
        </table:table-row>
      </table:table>
      <text:p text:style-name="P840"/>
      <text:p text:style-name="P840"/>
      <text:h text:style-name="P1039" text:outline-level="4">Baringi, The last day till</text:h>
      <text:p text:style-name="P674">Cloud covered skies, nose clogged, and social event after social event. <text:s/>I am not in the mood. <text:s/>Neither is most people but we’re keeping face I guess.</text:p>
      <text:p text:style-name="P681">At the temple, I kindly asked Arame for sickness relief and he helped with that, infusing a few different herbs to a bath that was honestly way hotter than I expected. <text:s/>I think I passed out from the steam at some point. <text:s/>He asked me if I had any vision but I hadn’t seen a thing. <text:s/>We spoke about Inyafee a bit more, but he seemed to disagree on some of her ways, not sure what.</text:p>
      <text:p text:style-name="P681">He also said something about our past visitors but he was mumbling so much I couldn’t quite understand, and he promptly told me the cleansing was complete and that I should go home. <text:s/>Felt a bit rushed but okay? <text:span text:style-name="T1057">I made sure to donate some coins for the service as I actually was feeling much better and he seemed weirded out but content at once.</text:span></text:p>
      <text:p text:style-name="P684">I don’t know was it the right thing to do or not? I thought I had figured out how things work here. <text:s/>Oh and after leaving the temple all dried up and well covered for the outside chill, <text:span text:style-name="T1056">I went to chat with Stimur and she just sat in front of the </text:span>press house and we chatted outside, instead of in, so I don’t think she really wanted me to come in? Like I don’t get it did I do something wrong?</text:p>
      <table:table table:name="Table251" table:style-name="Table251">
        <table:table-column table:style-name="Table251.A"/>
        <table:table-column table:style-name="Table251.B"/>
        <table:table-row>
          <table:table-cell table:style-name="Table251.A1" office:value-type="string">
            <text:p text:style-name="P723"/>
          </table:table-cell>
          <table:table-cell table:style-name="Table251.A1" office:value-type="string">
            <text:p text:style-name="P723"/>
          </table:table-cell>
        </table:table-row>
        <table:table-row>
          <table:table-cell table:style-name="Table251.A1" office:value-type="string">
            <text:p text:style-name="P723"/>
          </table:table-cell>
          <table:table-cell table:style-name="Table251.A1" office:value-type="string">
            <text:p text:style-name="P723"/>
          </table:table-cell>
        </table:table-row>
      </table:table>
      <text:p text:style-name="P840"/>
      <text:p text:style-name="P684"/>
      <text:p text:style-name="P683">Then we continued making another set of plays, but this time there was not as many people watching or participating. <text:s/>This would normally be one where Mandin likes to join, but him being still at his family, along with generally less people present since I guess many thought our potentially dangerous guests would still be here, looks like this is not a time for celebration as it would usually be otherwise.</text:p>
      <text:p text:style-name="P682">Coupled with the fact that I heard a few people get reactive with each others, I don’t know, seems like there is some scare about what might be coming for us. <text:s/>For some reason, I honestly feel like, we’re good? We did give a good show? Liddek is better than ever before, overall there is less broken tools lying around, we have enough food from what I heard...</text:p>
      <text:p text:style-name="P682">I don’t think we’re in danger, honestly.</text:p>
      <text:h text:style-name="Heading_20_2" text:outline-level="2"><text:bookmark-start text:name="__RefHeading___Toc30141_1002665230"/>Lennelen Lenshni, the 3<text:span text:style-name="T50">rd</text:span> of Lenshni<text:bookmark-end text:name="__RefHeading___Toc30141_1002665230"/></text:h>
      <text:p text:style-name="P685">It’s been a few days. <text:s/>I just didn’t have much to write, or will to write.</text:p>
      <text:p text:style-name="P687">People seem to be fearing the worst since the visit of the nomads, and I’ve heard a few different kinds of prayers in a few different kinds of languages that I had rarely heard. <text:s/>I also noticed a few abandoned houses, with grafiti showing up here and there.</text:p>
      <table:table table:name="Table252" table:style-name="Table252">
        <table:table-column table:style-name="Table252.A"/>
        <table:table-column table:style-name="Table252.B"/>
        <table:table-row>
          <table:table-cell table:style-name="Table252.A1" office:value-type="string">
            <text:p text:style-name="P723"/>
          </table:table-cell>
          <table:table-cell table:style-name="Table252.A1" office:value-type="string">
            <text:p text:style-name="P723"/>
          </table:table-cell>
        </table:table-row>
        <table:table-row>
          <table:table-cell table:style-name="Table252.A1" office:value-type="string">
            <text:p text:style-name="P723"/>
          </table:table-cell>
          <table:table-cell table:style-name="Table252.A1" office:value-type="string">
            <text:p text:style-name="P723"/>
          </table:table-cell>
        </table:table-row>
      </table:table>
      <text:p text:style-name="P840"/>
      <text:p text:style-name="P687"/>
      <text:p text:style-name="P686">Kuya has shown up on his horse a few times telling people that they are good and righteous, and that because of that there is nothing to fear. <text:s/>Mandin has returned from his family and likes the thinned herd of the town. <text:s/>Kaffisa is also dismissively happy with the reduced crowd.</text:p>
      <text:p text:style-name="P689">Interestingly enough, our household does not see the danger. <text:s/>They are concerned for the bustling town further south, but not for ourselves per se. <text:s/>And somehow, this is a point that Luseytokris seems to believe in as well, and this has made Falfela and him hang out more. <text:s/></text:p>
      <text:p text:style-name="P689">Because of that, I had more opportunities to chat with Easma and we seem to be on the same page for a lot of things, which is nice. <text:s/>I can see why Reyon thought I might be interested in the guy, cause yeah, I guess it’s not <text:span text:style-name="T1059">entirely</text:span> untrue.</text:p>
      <text:p text:style-name="P689">I’ve also been assigned to scouting with Tshavis and Taramandin, along with a few folks who are now assigned to live temporarily on the island off the shore to check on potential <text:span text:style-name="T1058">invasion from the sea, even if the risk is seen as minimal. <text:s/>I’ve been shown how to work a massive bow that would launch lit tar onto ships. <text:s/>So in the coming days I’ll just follow them around as we shuffle for kept attention.</text:span></text:p>
      <text:p text:style-name="P802">Liddek literally prances now, listening to commands, helping me pick up stuff from time to time, its wounds are thoroughly cleared, and super playful. <text:s/>I’ve passed it to different folks to help carry things around, and is really a cool little beast now.</text:p>
      <table:table table:name="Table253" table:style-name="Table253">
        <table:table-column table:style-name="Table253.A"/>
        <table:table-column table:style-name="Table253.B"/>
        <table:table-row>
          <table:table-cell table:style-name="Table253.A1" office:value-type="string">
            <text:p text:style-name="P723"/>
          </table:table-cell>
          <table:table-cell table:style-name="Table253.A1" office:value-type="string">
            <text:p text:style-name="P723"/>
          </table:table-cell>
        </table:table-row>
        <table:table-row>
          <table:table-cell table:style-name="Table253.A1" office:value-type="string">
            <text:p text:style-name="P723"/>
          </table:table-cell>
          <table:table-cell table:style-name="Table253.A1" office:value-type="string">
            <text:p text:style-name="P723"/>
          </table:table-cell>
        </table:table-row>
      </table:table>
      <text:p text:style-name="P840"/>
      <text:p text:style-name="P802"/>
      <text:p text:style-name="P801">Those that have remained in town honestly are a whole lot happier and not being affected by whatever it is that others were afraid of. <text:s/>Tamur says he’ll spend time working on some of the abandoned houses if they don’t come back just so they can remain useful for the next generation, scoffing at people’s lack of care for the places they <text:span text:style-name="T1060">temporarily</text:span> inhabit sometimes.</text:p>
      <text:h text:style-name="Heading_20_4" text:outline-level="4">The next day, bright and sunny</text:h>
      <text:p text:style-name="P688">Weird dream. <text:s/>I was a crawling around in a library, reading about all the rules of the land. <text:s/>It felt like a home to be. <text:s/><text:span text:style-name="T1061">We’re going for the island today, stay the night, and do the round. <text:s/>Falfela gave me a lotion that should prevent ticks from wanting to cling.</text:span></text:p>
      <text:p text:style-name="P690">Something feels honestly weird in the base of my feet, and I keep thinking of Kermell the god for some reason. <text:s/>I should speak with Izmawn, as he’s the one who seems to know most about him.</text:p>
      <text:p text:style-name="P865">I’ll also go say hi to Easma before leaving eh.</text:p>
      <table:table table:name="Table254" table:style-name="Table254">
        <table:table-column table:style-name="Table254.A"/>
        <table:table-column table:style-name="Table254.B"/>
        <table:table-row>
          <table:table-cell table:style-name="Table254.A1" office:value-type="string">
            <text:p text:style-name="P723"/>
          </table:table-cell>
          <table:table-cell table:style-name="Table254.A1" office:value-type="string">
            <text:p text:style-name="P723"/>
          </table:table-cell>
        </table:table-row>
        <table:table-row>
          <table:table-cell table:style-name="Table254.A1" office:value-type="string">
            <text:p text:style-name="P723"/>
          </table:table-cell>
          <table:table-cell table:style-name="Table254.A1" office:value-type="string">
            <text:p text:style-name="P723"/>
          </table:table-cell>
        </table:table-row>
      </table:table>
      <text:p text:style-name="P840"/>
      <text:p text:style-name="P840"/>
      <text:h text:style-name="P1019" text:outline-level="3"><text:bookmark-start text:name="__RefHeading___Toc15500_2816179978"/>Bidoolen<text:bookmark-end text:name="__RefHeading___Toc15500_2816179978"/></text:h>
      <text:p text:style-name="P693">I am back from a fair few bits of travels, and I feel so full. <text:s/>Whatever Tshavis had prepared for us was so filling.</text:p>
      <text:p text:style-name="P693">The island looked like someone was living there for a while and there was trash around, when I <text:span text:style-name="T1062">looked at what it was</text:span> they both <text:span text:style-name="T1062">gawked</text:span> at me weird. <text:s/><text:span text:style-name="T1062">I don’t man I just wanted to check what stuff they left behind. <text:s/>We made a fire that was shielded from the sea to return to when it was cold.</text:span></text:p>
      <text:p text:style-name="P695">At some point in the early night a deer went really close to me while I was on watch duty. <text:s/>I think it wanted what I was eating, and it kept like stomping the floor with one of its hoof. <text:s/>I gave it some bread.</text:p>
      <text:p text:style-name="P695">We stayed there a couple night fixing up the deck on the next morning, chatted about life and family. <text:s/>Well, Taramandin did. <text:s/>Tshavis was quiet as usual. <text:s/>When I asked him about his family, he just tossed the grass he was chewing in the water.</text:p>
      <text:p text:style-name="P696">The second night went well, then we got our replacement in the morning, where we then went inland like sort of south east to places I had never been before. <text:s/><text:span text:style-name="T1063">There was a few more folks patrolling </text:span><text:span text:style-name="T1064">including Kaffisa and Taalashen,</text:span><text:span text:style-name="T1063"> and the chats were sort of short, sour even. <text:s/>I played the silly giant which made some folks laugh nervously.</text:span></text:p>
      <table:table table:name="Table255" table:style-name="Table255">
        <table:table-column table:style-name="Table255.A"/>
        <table:table-column table:style-name="Table255.B"/>
        <table:table-row>
          <table:table-cell table:style-name="Table255.A1" office:value-type="string">
            <text:p text:style-name="P723"/>
          </table:table-cell>
          <table:table-cell table:style-name="Table255.A1" office:value-type="string">
            <text:p text:style-name="P723"/>
          </table:table-cell>
        </table:table-row>
        <table:table-row>
          <table:table-cell table:style-name="Table255.A1" office:value-type="string">
            <text:p text:style-name="P723"/>
          </table:table-cell>
          <table:table-cell table:style-name="Table255.A1" office:value-type="string">
            <text:p text:style-name="P723"/>
          </table:table-cell>
        </table:table-row>
      </table:table>
      <text:p text:style-name="P840"/>
      <text:p text:style-name="P696"/>
      <text:p text:style-name="P866">I don’t know what to think about the whole thing. <text:s/>There was fresh spikes that had been used to make barricades of sorts and people were complaining that it may catch fire or break apart too easily.</text:p>
      <text:p text:style-name="P697">But now I’m just way, way too tired, and the bed feels more awesome than ever. <text:s/>Bash apparently has been staying at our place for the past few days, I can tell he improved a few things wow.</text:p>
      <text:h text:style-name="Heading_20_4" text:outline-level="4">Ledoolen, foggy</text:h>
      <text:p text:style-name="P694">I am so tired man even with the improved amenities. <text:s/>The air is so thick I can’t breathe like I normally <text:span text:style-name="T1065">would</text:span>. <text:s/></text:p>
      <text:p text:style-name="P694">--</text:p>
      <text:p text:style-name="P698">Aight fresh air had!</text:p>
      <text:p text:style-name="P698">Bash also worked on my second coat to make it more presentable, it’s pretty neat! He says he will be visiting Inyafee in not too long to ask more questions about the future.</text:p>
      <text:p text:style-name="P700">Tamurba says he will need my help to deal with the silos again, he’s afraid there may be more pest having gone in them but no proof in it. <text:s/>He’s also said that some member of family living in the big town further south will be coming to live here. <text:s/>Really looked concerned and all.</text:p>
      <table:table table:name="Table256" table:style-name="Table256">
        <table:table-column table:style-name="Table256.A"/>
        <table:table-column table:style-name="Table256.B"/>
        <table:table-row>
          <table:table-cell table:style-name="Table256.A1" office:value-type="string">
            <text:p text:style-name="P723"/>
          </table:table-cell>
          <table:table-cell table:style-name="Table256.A1" office:value-type="string">
            <text:p text:style-name="P723"/>
          </table:table-cell>
        </table:table-row>
        <table:table-row>
          <table:table-cell table:style-name="Table256.A1" office:value-type="string">
            <text:p text:style-name="P723"/>
          </table:table-cell>
          <table:table-cell table:style-name="Table256.A1" office:value-type="string">
            <text:p text:style-name="P723"/>
          </table:table-cell>
        </table:table-row>
      </table:table>
      <text:p text:style-name="P840"/>
      <text:p text:style-name="P700"/>
      <text:p text:style-name="P699">Same for Luseytokris. <text:s/>He sent a messenger to make it clear they are welcome to live in the southern sprawl for a while and stave off the bigger life for half a year or something.</text:p>
      <text:p text:style-name="P698">When I crossed in front of the usual spot where Uffel hangs out, I sort of avoided being seen, I did hear a howler from her but played not having heard it and just kept going. <text:s/>I don’t care what she was going through, I’m kind of done with her for the time being.</text:p>
      <text:p text:style-name="P698">Who else did I see... <text:s/>Ah yes Wanska. <text:s/>She really likes the name Uke so now I call her that. <text:s/>We talked about Tamur a little bit, but she was mainly interested in my journals for some reason. <text:s/>I <text:span text:style-name="T1066">will give her the first few it’s not like I’m going to use them for anything. <text:s/>Reyon apparently spoke with her about my weird writing and the language I speak, and she’s shown some interest. <text:s/>I told her how Uke is, where I’m from, very similar to a harp on a stick (</text:span><text:span text:style-name="T180">“Lorayille, bagekh sun”</text:span><text:span text:style-name="T1066">) and she found it so funny to imagine a loooong harp that speaks low when it’s actually not that low pitch.</text:span></text:p>
      <text:p text:style-name="P701">She asked me more questions about where I am from and she made some weird grimaces, I think she thinks I’m crazy, but finds it funny to entertain herself with whatever story I told her.</text:p>
      <text:p text:style-name="P702">Ok I’m super hungry now and no one is at the house. <text:s/>Where are they all?</text:p>
      <table:table table:name="Table257" table:style-name="Table257">
        <table:table-column table:style-name="Table257.A"/>
        <table:table-column table:style-name="Table257.B"/>
        <table:table-row>
          <table:table-cell table:style-name="Table257.A1" office:value-type="string">
            <text:p text:style-name="P723"/>
          </table:table-cell>
          <table:table-cell table:style-name="Table257.A1" office:value-type="string">
            <text:p text:style-name="P723"/>
          </table:table-cell>
        </table:table-row>
        <table:table-row>
          <table:table-cell table:style-name="Table257.A1" office:value-type="string">
            <text:p text:style-name="P723"/>
          </table:table-cell>
          <table:table-cell table:style-name="Table257.A1" office:value-type="string">
            <text:p text:style-name="P723"/>
          </table:table-cell>
        </table:table-row>
      </table:table>
      <text:p text:style-name="P840"/>
      <text:p text:style-name="P840"/>
      <text:h text:style-name="P1039" text:outline-level="4"><text:bookmark-start text:name="__RefHeading___Toc31275_2816179978"/>Biilaren<text:bookmark-end text:name="__RefHeading___Toc31275_2816179978"/></text:h>
      <text:p text:style-name="P803">It’s been a few days. <text:s/>I’ve travelled around again with Taramandin and Tshavis to the island and the fenced-up area. <text:s/>Even since last time I was there, so much was done. <text:s/>Stone replaced wood for the barricades for fear of fire, and the ferrying rafts on the South Bay have apparently been upgraded to look pretty neat.</text:p>
      <text:p text:style-name="P803">Before that, I went with Tamurba and we banged up the silos to check for mice and not a single one showed up. <text:s/>He looked still concerned for them, <text:span text:style-name="T1073">but</text:span> told me it was not a big deal <text:span text:style-name="T1073">before trying to scruff my hair and, being just a little too short, gently tapping on my chest instead</text:span>. <text:s/><text:span text:style-name="T1073">He had bags under his eyes, that was intense.</text:span></text:p>
      <text:p text:style-name="P804">People seem really affected by our last town guests. <text:s/>We’ve had a literal army come through, bunch of other visitors, but this time is absolutely different.</text:p>
      <text:p text:style-name="P804">I see Kuyageba in passing a few times, the main reaction is to prop oneself up showing the neck with arms to the side, I finally got the moves down now. <text:s/>He seems very pleased about that, and his main word in response is <text:span text:style-name="T72">“Siimi ettsiim”</text:span>, which I understand as “At ease, at ease”.</text:p>
      <text:p text:style-name="P805">I’ve also spent time with Easma. <text:s/>A refined fella. <text:s/>I just wish I understood more of what he says at times, but when he can tell I’m lost in his words, we make up for them in other ways... <text:s/>Damn he’s hot.</text:p>
      <table:table table:name="Table258" table:style-name="Table258">
        <table:table-column table:style-name="Table258.A"/>
        <table:table-column table:style-name="Table258.B"/>
        <table:table-row>
          <table:table-cell table:style-name="Table258.A1" office:value-type="string">
            <text:p text:style-name="P723"/>
          </table:table-cell>
          <table:table-cell table:style-name="Table258.A1" office:value-type="string">
            <text:p text:style-name="P723"/>
          </table:table-cell>
        </table:table-row>
        <table:table-row>
          <table:table-cell table:style-name="Table258.A1" office:value-type="string">
            <text:p text:style-name="P723"/>
          </table:table-cell>
          <table:table-cell table:style-name="Table258.A1" office:value-type="string">
            <text:p text:style-name="P723"/>
          </table:table-cell>
        </table:table-row>
      </table:table>
      <text:p text:style-name="P840"/>
      <text:p text:style-name="P805"/>
      <text:h text:style-name="P1039" text:outline-level="4">Lilleren, wet</text:h>
      <text:p text:style-name="P806">Plants have been budding for a while now through the melt, and I am again feverish.</text:p>
      <text:p text:style-name="P806">Falfela has been pretty silent lately, focusing on the claywork and going back and forth between the Khattom and the <text:span text:style-name="T1075">Tax office sort of place.</text:span></text:p>
      <text:p text:style-name="P807">I did try to go to the tavern, but they’re a lot more adamant to only let some people in, which the whole town has been annoyed at from what I can hear. <text:s/>Some other spots have become drinking grounds but “<text:span text:style-name="T72">Araask, Ursewa</text:span>”, “this here, this there” which I get to mean “it’s not the same!” She won’t mention anything when discussed. <text:s/>Even Tamur is not going there anymore.</text:p>
      <text:p text:style-name="P807">I’m going to annoy Stimur. <text:s/>I’m sure she has more stories to share. <text:s/>Maybe I can grab one to read to Shamikar.</text:p>
      <text:h text:style-name="Heading_20_4" text:outline-level="4">Guu<text:span text:style-name="T1084">laren, cloudy</text:span></text:h>
      <text:p text:style-name="P812">It’s nice to see flowers bloom. <text:s/>I caught sight of some white and yellow ones.</text:p>
      <text:p text:style-name="P814">Shamikar really liked the news I read to her about what happened further south, something about a ruling that didn’t go very well. <text:s/>I didn’t understand most of it but at least the text was written phonetically so I can easily catch up.</text:p>
      <table:table table:name="Table259" table:style-name="Table259">
        <table:table-column table:style-name="Table259.A"/>
        <table:table-column table:style-name="Table259.B"/>
        <table:table-row>
          <table:table-cell table:style-name="Table259.A1" office:value-type="string">
            <text:p text:style-name="P723"/>
          </table:table-cell>
          <table:table-cell table:style-name="Table259.A1" office:value-type="string">
            <text:p text:style-name="P723"/>
          </table:table-cell>
        </table:table-row>
        <table:table-row>
          <table:table-cell table:style-name="Table259.A1" office:value-type="string">
            <text:p text:style-name="P723"/>
          </table:table-cell>
          <table:table-cell table:style-name="Table259.A1" office:value-type="string">
            <text:p text:style-name="P723"/>
          </table:table-cell>
        </table:table-row>
      </table:table>
      <text:p text:style-name="P840"/>
      <text:p text:style-name="P814"/>
      <text:p text:style-name="P813">She kind of dislikes the big city so much for some reason and told me anything that happens wrong there makes her absolutely delighted.</text:p>
      <text:p text:style-name="P812">I also saw Wanska and she says she is completely lost in the journals, I guess at some point I’m going to continue writing down translation of words. <text:s/>She showed me what her and Reyon started writing as they apparently don’t really like to talk all that much. <text:s/>Or something. <text:s/>I didn’t quite get <text:span text:style-name="T1085">most of it as</text:span> her voice was getting so muffled.</text:p>
      <text:p text:style-name="P815">She showed me what they started to write together, and it’s funny how Reyon puts a phonetic equivalent in my alphabet on the right side of what they exchanged, including for her notes. <text:s/>She said it helps her read out what I wrote. <text:s/>But then when she does say it, wow is it so wrong. <text:s/>She could point out names though which, cool for her!</text:p>
      <text:p text:style-name="P815">I did some more work with Tamurba and in the next few days I’ll probably be pretty busy with planting seeds in the ground after beating it.</text:p>
      <text:h text:style-name="P1046" text:outline-level="4">Banaarlen, Witanin</text:h>
      <text:p text:style-name="P709">Bird to the star. <text:s/>It was pretty clear out yesterday so we could see that thin crescent. <text:s/>Tamur who usually does not care much about the moon cycle seems to follow it more lately, and he says it is a great time to enjoy nice things.</text:p>
      <text:p text:style-name="P711">I didn’t even realize the new moon had come and went.</text:p>
      <table:table table:name="Table260" table:style-name="Table260">
        <table:table-column table:style-name="Table260.A"/>
        <table:table-column table:style-name="Table260.B"/>
        <table:table-row>
          <table:table-cell table:style-name="Table260.A1" office:value-type="string">
            <text:p text:style-name="P723"/>
          </table:table-cell>
          <table:table-cell table:style-name="Table260.A1" office:value-type="string">
            <text:p text:style-name="P723"/>
          </table:table-cell>
        </table:table-row>
        <table:table-row>
          <table:table-cell table:style-name="Table260.A1" office:value-type="string">
            <text:p text:style-name="P723"/>
          </table:table-cell>
          <table:table-cell table:style-name="Table260.A1" office:value-type="string">
            <text:p text:style-name="P723"/>
          </table:table-cell>
        </table:table-row>
      </table:table>
      <text:p text:style-name="P840"/>
      <text:p text:style-name="P711"/>
      <text:p text:style-name="P710"><text:span text:style-name="T1086">M</text:span>aybe that’s why Falfela spent time at the Khattom. <text:s/><text:span text:style-name="T1086">Dunno.</text:span></text:p>
      <text:p text:style-name="P867">Why am I so sweaty and clammy? I have been sick before but not like that. <text:s/>But yeah today, ground seeding time.</text:p>
      <text:h text:style-name="P1023" text:outline-level="3"><text:bookmark-start text:name="__RefHeading___Toc50576_2816179978"/>Goolarla<text:bookmark-end text:name="__RefHeading___Toc50576_2816179978"/></text:h>
      <text:p text:style-name="P849">Blisters. <text:s/>Haven’t had those in a while.</text:p>
      <text:p text:style-name="P849">Liddek has been most useful, it’s like it’s got a full on new youth, and is easily guided to do work for us. <text:s/>Still kicks around for the fun of it haha.</text:p>
      <text:p text:style-name="P849">I’ve had dreams again of copper and steam and paperwork. <text:s/>I also clearly saw Yivalkes with brick towers and bridges and farmland flourishing. <text:s/>And somehow I have this... <text:s/>feeling I need to ask Tshavis to show me again Inyafee’s family hiding spot once again, this time during the day. <text:s/>Or I guess I can ask her myself.</text:p>
      <text:p text:style-name="P849">Yeah I don’t know why I’ll ask Tamurba if I can heal before continuing to work. <text:s/>That ground breakin’ o<text:span text:style-name="T1105">f </text:span>a frosted-over land feels a little early anyway, flowers be lyin’ to us.</text:p>
      <text:p text:style-name="P876">... <text:s/>Yeah I’ll just take my leave. <text:s/>My left hand AND my feet are killing me. <text:s/>Those work boots shrank or something.</text:p>
      <text:p text:style-name="P868"/>
      <text:h text:style-name="Heading_20_7" text:outline-level="7">D7</text:h>
      <text:p text:style-name="P868"/>
      <text:h text:style-name="P1012" text:outline-level="1"><text:bookmark-start text:name="__RefHeading___Toc31286_2816179978 Copy 15 Copy 1"/>Journal 2<text:span text:style-name="T1112">2</text:span><text:bookmark-end text:name="__RefHeading___Toc31286_2816179978 Copy 15 Copy 1"/></text:h>
      <text:h text:style-name="P1065" text:outline-level="6"><text:span text:style-name="T1083">2</text:span><text:span text:style-name="T1112">2</text:span><text:span text:style-name="T227">BLbnbb</text:span></text:h>
      <text:p text:style-name="P666"><text:span text:style-name="T14"/></text:p>
      <text:h text:style-name="P1044" text:outline-level="4"/>
      <text:h text:style-name="P1047" text:outline-level="4">Kuruulen, <text:span text:style-name="T1108">sunn</text:span><text:span text:style-name="T1113">y with small clouds</text:span></text:h>
      <text:p text:style-name="P869">I returned home yesterday after getting to the cave. <text:s/>Oh my, I think I broke a toe on the sharp rocks. <text:s/>I had asked Tshavis if he could join me and he wasn’t able to leave work, but gave me a nice walking stick and made it very clear to bring it back to him. <text:s/>Falfela also had asked me to bring some paper work with me for the farmhouse, along with something that Kuya intended for Inyafee to get, looked like some brooch. <text:s/>Ended up leaving by myself and Liddek, only to have Bash yelp in the distance and say he’s coming with me. <text:s/></text:p>
      <text:p text:style-name="P869">We chatted a bit along the way and he helped guide the donkey in the melting muddy terrain. <text:s/>He tried to pull his damned flute from his time playing some mischevious god in the festivals of Argas I think, and I told him very clearly not to blow in my ear. <text:s/>He did play some nice tunes along the way, something that reminded me of the <text:span text:style-name="T1109">nursery rhyme about an </text:span>owl <text:span text:style-name="T1109">picking up loud youngsters, and the song of Kaffisa and Taalashen, as well the gold-dyed shirt one. <text:s/>The rest I didn’t know.</text:span></text:p>
      <text:p text:style-name="P870">He talked about the potential hit on that southern city, I think he called it Palkora. <text:s/>Most likely the folks there are rude and unkind to strangers. <text:s/>I did not necessarily find that to be the case, but it did feel hard to get service when I did visit. <text:s/>I thought it was because we looked disheveled from the travels. <text:s/>And when I said that, he pointed out that is not a reason to not be nice, which, you know what, yeah.</text:p>
      <table:table table:name="Table262" table:style-name="Table262">
        <table:table-column table:style-name="Table262.A"/>
        <table:table-column table:style-name="Table262.B"/>
        <table:table-row>
          <table:table-cell table:style-name="Table262.A1" office:value-type="string">
            <text:p text:style-name="P724"/>
          </table:table-cell>
          <table:table-cell table:style-name="Table262.A1" office:value-type="string">
            <text:p text:style-name="P724"/>
          </table:table-cell>
        </table:table-row>
        <table:table-row>
          <table:table-cell table:style-name="Table262.A1" office:value-type="string">
            <text:p text:style-name="P724"/>
          </table:table-cell>
          <table:table-cell table:style-name="Table262.A1" office:value-type="string">
            <text:p text:style-name="P724"/>
          </table:table-cell>
        </table:table-row>
      </table:table>
      <text:p text:style-name="P871">When we reached the home, Inyafee was a bit busy at first dealing with sheep shearing herself, as one of her natti has gone to her own family for a long vacation. <text:s/>Inyafee told us to stay quiet as that sheep is jumpy. <text:s/><text:span text:style-name="T1110">We sat uneasily because she was coughing the whole time.</text:span></text:p>
      <text:p text:style-name="P870"><text:span text:style-name="T1110">While shearing, her eyes rolled in her head and she</text:span> mentioned that I have a <text:span text:style-name="T1110">less than a</text:span> moon cycle <text:span text:style-name="T1110">to do what I need to do here, before having a worse cough fit. <text:s/>It made both me and Bash look confused and concerned. <text:s/>When asked about it, she then looked like she completely forgot having said that.</text:span></text:p>
      <text:p text:style-name="P872">When the shearing was done, she asked to see her presents and was absolutely happy with the brooch, and Bash’s silk necklace for her with fragrant beads. <text:s/>They spoke quickly about the make of the beads which included some flowers that I knew and some more things, I think roots?</text:p>
      <text:p text:style-name="P872">When I asked her to see the cave, she smiled with sadness and said her legs won’t be able to bring her up there anymore, but Gahmo can help me with remembering the way.</text:p>
      <text:p text:style-name="P872">After some more chatting and a nice mutton stew, Gahmo came and only the two of us went. <text:s/>Bash wanted to ask questions to the seer and she had answers for him apparently.</text:p>
      <text:p text:style-name="P872"/>
      <table:table table:name="Table263" table:style-name="Table263">
        <table:table-column table:style-name="Table263.A"/>
        <table:table-column table:style-name="Table263.B"/>
        <table:table-row>
          <table:table-cell table:style-name="Table263.A1" office:value-type="string">
            <text:p text:style-name="P724"/>
          </table:table-cell>
          <table:table-cell table:style-name="Table263.A1" office:value-type="string">
            <text:p text:style-name="P724"/>
          </table:table-cell>
        </table:table-row>
        <table:table-row>
          <table:table-cell table:style-name="Table263.A1" office:value-type="string">
            <text:p text:style-name="P724"/>
          </table:table-cell>
          <table:table-cell table:style-name="Table263.A1" office:value-type="string">
            <text:p text:style-name="P724"/>
          </table:table-cell>
        </table:table-row>
      </table:table>
      <text:p text:style-name="P873">The cliffs were nice to go up to a point, where the snow was just harsh. <text:s/><text:span text:style-name="T1111">He gave me clear directions, and mentioned where the boulders may fall later on, which I found odd.</text:span></text:p>
      <text:p text:style-name="P874"><text:span text:style-name="T1111">We stayed there the night, and, erm. <text:s/>We warmed each other up. <text:s/>Nothing happened, just, sleeping tight </text:span><text:span text:style-name="T1112">in the cold.</text:span></text:p>
      <text:p text:style-name="P875">In the morning we made some sort of root tea, and he showed me the different artifacts that were kept here, along with a fair bit of silver coins and even lumps of gold. <text:s/>It was literally a treasure spot, something I did not realize the first time around, what with all the bones of previous meals and the whole bear thing. <text:s/>He invited me to write on the wall, which I did hahahhaha.</text:p>
      <text:p text:style-name="P875">We went down not long after and he made me look multiple times back, and imagine how it may change in a year or more. <text:s/>Once at the villa, we had a proper meal, this time some sort of bird meat, I don’t think it was chicken though.</text:p>
      <text:p text:style-name="P875">Bash looked a little pale. <text:s/><text:span text:style-name="T1114">We</text:span> ended up staying <text:span text:style-name="T1114">one</text:span> more night and helped with tidying up the place, and was given some things to pass to other folks when returning to Yivalkes. <text:s/><text:span text:style-name="T1113">Bash played music along with others and it was a whole lot more somber than what I am used of him.</text:span></text:p>
      <text:p text:style-name="P883">! Falfela asks for help with food.</text:p>
      <table:table table:name="Table261" table:style-name="Table261">
        <table:table-column table:style-name="Table261.A"/>
        <table:table-column table:style-name="Table261.B"/>
        <table:table-row>
          <table:table-cell table:style-name="Table261.A1" office:value-type="string">
            <text:p text:style-name="P725"/>
          </table:table-cell>
          <table:table-cell table:style-name="Table261.A1" office:value-type="string">
            <text:p text:style-name="P725"/>
          </table:table-cell>
        </table:table-row>
        <table:table-row>
          <table:table-cell table:style-name="Table261.A1" office:value-type="string">
            <text:p text:style-name="P725"/>
          </table:table-cell>
          <table:table-cell table:style-name="Table261.A1" office:value-type="string">
            <text:p text:style-name="P725"/>
          </table:table-cell>
        </table:table-row>
      </table:table>
      <text:h text:style-name="P1048" text:outline-level="4">Banoorlen, way too early</text:h>
      <text:p text:style-name="P884">Kaffisa pulled me out of bed before sunrise. <text:s/>I’m not a morning person. <text:s/>And coffee isn’t a thing. <text:s/><text:span text:style-name="T1115">All I can take to wake up is sweetish beans </text:span><text:span text:style-name="T1116">as well as some blackish seeds </text:span><text:span text:style-name="T1115">to chew on or I would get cold water splashed in the face.</text:span></text:p>
      <text:p text:style-name="P885">Someone was unable to get up to their townwatch spot due to being sick, and she herself getting sleepy was done with her night guarding.</text:p>
      <text:p text:style-name="P885">At least it feels dry with the air blowing to the sea as opposed to from it.</text:p>
      <text:p text:style-name="P885">... <text:s/><text:span text:style-name="T1117">At home things seem to get interesting. <text:s/>Reyon looks like he’s spending more time with Wanska. <text:s/>Looks like she is happier spending time with him than with Tamur. <text:s/>Reyon told me she used to keep track of people’s death and their lived tales for the Fambesar, but lately, strangely, there has been pretty much not a single death in town, so she has spent more time revisiting previous ones as well as... <text:s/>preemptively gathering stories from living people. <text:s/>Which made a few people unwell, shunning her, as they felt it would bring doom upon themselves, while others readily chose to be in charge of their legacy.</text:span></text:p>
      <text:p text:style-name="P886">Mandin is spending more time with Bash now that Luseytokris and Falfela befriended each other a bit more. <text:s/>Mandin however told me Bash seems defeated since seeing Inyafee, and asked me if I knew anything. <text:s/>Couldn’t tell him, dunno myself either.</text:p>
      <table:table table:name="Table264" table:style-name="Table264">
        <table:table-column table:style-name="Table264.A"/>
        <table:table-column table:style-name="Table264.B"/>
        <table:table-row>
          <table:table-cell table:style-name="Table264.A1" office:value-type="string">
            <text:p text:style-name="P725"/>
          </table:table-cell>
          <table:table-cell table:style-name="Table264.A1" office:value-type="string">
            <text:p text:style-name="P725"/>
          </table:table-cell>
        </table:table-row>
        <table:table-row>
          <table:table-cell table:style-name="Table264.A1" office:value-type="string">
            <text:p text:style-name="P725"/>
          </table:table-cell>
          <table:table-cell table:style-name="Table264.A1" office:value-type="string">
            <text:p text:style-name="P725"/>
          </table:table-cell>
        </table:table-row>
      </table:table>
      <text:p text:style-name="P888">Tamur has returned to spend time at the foundry and has been working on a few more kettlework as well as a strange looking tall wheel that also attracted the attention of Lus. <text:s/>Says it can help with sewing somehow, among other things. <text:s/>Kinda reminded me of those old style locomotives.</text:p>
      <text:p text:style-name="P887">Kaffisa’s hair is thinning a little bit. <text:s/>Seems stressed out about it and she keeps applying <text:span text:style-name="T1118">some flower oil to her scalp. <text:s/>Taalashen laughs about it and seem to not care in the slightest, but in the same time her own hair is like so strong that, when braided, she joked she could carry </text:span><text:span text:style-name="T1119">a bag of rocks.</text:span></text:p>
      <text:p text:style-name="P889">Falfela now spends more time at the temple than usual. <text:s/>When mentioning the tavern she now makes some odd faces. <text:s/>Looks like whatever was going on with Inels is not as meaningful as it seemed like it was going to be. <text:s/>I actually don’t really know what the deal was with that. <text:s/>I remember how they were a long time ago and they didn’t give me the vibe they were hitting on each other, so it seems to have been religious, financial, or political. <text:s/>There’s something I’m missing.</text:p>
      <text:p text:style-name="P889">I quite like those seeds. <text:s/>I wonder if I can get more of them.</text:p>
      <text:h text:style-name="Heading_20_5" text:outline-level="5">--</text:h>
      <text:p text:style-name="P926">What did Inyafee mean by that?</text:p>
      <text:p text:style-name="P891"/>
      <text:p text:style-name="P892"/>
      <text:h text:style-name="P1024" text:outline-level="3"><text:bookmark-start text:name="__RefHeading___Toc26567_3476859844"/>Bammarla<text:bookmark-end text:name="__RefHeading___Toc26567_3476859844"/></text:h>
      <text:p text:style-name="P878">I guess this will soon be it. <text:s/>By what Inyafee shared, I need to put my life in order before the equinox more or less. <text:s/>I probably need to mend some relations and whatnot. <text:s/>And visit cool places beforehand.</text:p>
      <text:p text:style-name="P878">We’ve been getting more folks coming from Palkora, <text:span text:style-name="T1123">some of whom are related to Luseytokris. <text:s/>They’re pretty well dressed and came with a bunch of expensive things in chariots along with what I can clearly understand are their slaves, and the lot of them do not seem content with their living quarters.</text:span></text:p>
      <text:p text:style-name="P893">Kaffisa had some choice words about the fact they had natshi, which granted her a gentle but firm slap behind the head from Falfela.</text:p>
      <text:p text:style-name="P893">Aight, hungry. <text:s/>I’ll go annoy Uffel. <text:s/>I should probably start with her.</text:p>
      <text:h text:style-name="Heading_20_5" text:outline-level="5">--</text:h>
      <text:p text:style-name="P894">Well, that went alright.</text:p>
      <text:p text:style-name="P894">She wanted to talk about how she had behaved but ended up mainly talking about her family’s vineyard and how I should go visit them soon to help with winter berry trampling. <text:s/>Sure. <text:s/>Why not. <text:s/>Could be nice.</text:p>
      <text:p text:style-name="P895"/>
      <text:p text:style-name="P895">Then I went to check on Layash. <text:s/>He gave me a cool chiseled red quartz that had a few insignas on its different faces. <text:s/>Said to keep it with me to keep me safe. <text:s/>I did feel a strange weight to it. <text:s/>His boss is mostly still these days, looking in the distance, arms crossed over himself.</text:p>
      <text:p text:style-name="P894">Layash had me kneel in front of him and the old lad touched my head and held my palm close, the one holding the stone, before giving some strange sigh. <text:s/>Layash said he’s been like that for a few months already, just barely eating and giving reactive feedback on how to cut stones, though simingly more and more satisfied with the results. <text:s/>Most clients don’t usually try to interact with him as he’s just effaced now, and that scares people a little.</text:p>
      <text:p text:style-name="P896">I really like that stone.</text:p>
      <text:h text:style-name="Heading_20_4" text:outline-level="4">Bivameng, <text:span text:style-name="T1130">warming up</text:span></text:h>
      <text:p text:style-name="P897">I chatted with Tamur after Layash gave me the stone, since I thought he commisioned it for me, and he told me he does not believe in these sorts of things, and that his non participation has granted him a lot of shunning from different people over the years. <text:s/>I just pointed out how sometimes things are out of our control (<text:span text:style-name="T72">“Tezzom Lurekkiwakh Kyavi”</text:span>, Control is like that river for everyone), and he just slumpled then continued with <text:span text:style-name="T72">“Wu Urs’Ekhlwi Walana Kyav”</text:span> (and by that river builds everyone). <text:s/>He looked about to bawl out.</text:p>
      <text:p text:style-name="P898"/>
      <text:p text:style-name="P898">He then shared with me how he has all these ideas and that over the past few years different events stomped on what he knew was the next hurdle to cross. <text:s/>I just sat with him in silence as he continued describing them with long pauses at times. <text:s/>He’s been writing them all down on clay and firing them so it can last a long time, not like paper which he does not like for its fragility.</text:p>
      <text:p text:style-name="P897">He does not believe in gods and spirits whatsoever, and he held fast to those beliefs for so long, but my presence shatters his impression of reality. <text:s/>In some ways, he could tell I was not from their place and he just hates the fact I simply nag him with what is possible, without giving him much tools to do accomplish them of his life time. <text:s/><text:span text:style-name="T1131">I frustrate him with possibilities barely within reach, and he hates me for that.</text:span></text:p>
      <text:p text:style-name="P899">And he hates me for getting a gift from Layash, even though he does not believe in the power of those things, because he never got any himself from that gem maker, even though they’ve known each other for a long time.</text:p>
      <text:p text:style-name="P899">And he was going on and on about different things that were affecting him, some of which I didn’t understand, but figured it was best to keep it shut and let him empty the broken dam.</text:p>
      <text:p text:style-name="P899">After a longer moment of silence, he said <text:span text:style-name="T72">“Kavnemfeenkhani yan”</text:span>, or “I want to be alone now.” So I let him be.</text:p>
      <text:p text:style-name="P900"/>
      <text:h text:style-name="P1039" text:outline-level="4">Le<text:span text:style-name="T1132">vameng, wet</text:span></text:h>
      <text:p text:style-name="P901">Pretty much all the snow is gone. <text:s/>There’s some remnant of what I had packed together for Laree, but otherwise the grass is returning, the flowers are blooming, and the farm animals are happily grazing.</text:p>
      <text:p text:style-name="P901">I’ll spend time working with Tamurba, I kind of owe it to him.</text:p>
      <text:h text:style-name="Heading_20_4" text:outline-level="4">--</text:h>
      <text:p text:style-name="P902">Ouch. <text:s/>He’s made very clear that I often missed work and grew wings when it was time to be on the ground toiling, but that I am like their useful strong idiot when I get to it (<text:span text:style-name="T72">“Tude nushavisawn kigii, peley, Khayas tekk</text:span><text:span text:style-name="T185">wi</text:span><text:span text:style-name="T72"> we, </text:span><text:span text:style-name="T185">avvo tukh. <text:s/>duppetuzhekkastats fwara ney”</text:span>). <text:s/>I could see his eyes grow angry with a friendly undertone. <text:s/>I can tell I messed up a fair few times. <text:s/><text:span text:style-name="T1133">But he ended up fluffing my hair making a strained effort to reach them.</text:span></text:p>
      <text:p text:style-name="P903">We worked on the field along with a few, sowing seeds in with some ox and contraptions that we mainly had to watch as opposed to operate all that much. <text:s/>I am just thoroughly beaten now still.</text:p>
      <text:p text:style-name="P903"/>
      <text:p text:style-name="P904"/>
      <text:h text:style-name="P1049" text:outline-level="4">Kuvameng, clear skies</text:h>
      <text:p text:style-name="P880">I should probably work on the field again today.</text:p>
      <text:p text:style-name="P880">Kaffisa took me aside and made it very clear I should make sure to chat again with Tamur La even though he won’t budge at first. <text:s/>What does she even want, he told me clearly he preferred to be alone.</text:p>
      <text:p text:style-name="P880">He was also not really there in the morning either, I think he left before sundawn anyway so what am I supposed to do, seek him out?</text:p>
      <text:p text:style-name="P880">Speaking of her, I figure I should spend time with her more as well. <text:s/>We haven’t interacted all that much lately with all her townwatching and her time at Taalashen’s place.</text:p>
      <text:p text:style-name="P880">I’ve had dreams of... <text:s/>it... <text:s/>again. <text:s/>This time I was seeing train tracks <text:span text:style-name="T1135">with that massive red centipede </text:span>that followed the canal, making a sort of curve away then over it, that shot way south, past th<text:span text:style-name="T1135">e</text:span> circus, past the vineyard, past the <text:span text:style-name="T1134">abandonned</text:span> remains of Palkora, with back here foundations of tall buildings crawled over the current houses, and the farmland closeby, flourishing, dotted of fruit bearing trees, <text:span text:style-name="T1135">and beehives</text:span> too.</text:p>
      <text:p text:style-name="P905">It all felt so... <text:s/>claustrophobic, yet comfortable too. <text:s/>It smelled of rotten egg, of sage, of charcoil, of honey, of manure, of tulips, and of salt.</text:p>
      <text:p text:style-name="P906"/>
      <text:h text:style-name="P1063" text:outline-level="5">--</text:h>
      <text:p text:style-name="P907">I’ve paid my dues to Tamurba. <text:s/>At least for now.</text:p>
      <text:p text:style-name="P908">Falfela I spoke with, we chatted for a while too.</text:p>
      <text:p text:style-name="P908">I asked her in more details what we do at moon cycles, and though she looked flustered at first, she describes what used to be common, but that is slowly eroded now that the farm is a pretty stable aspect of the life, and that most people of the town are not going here and there all that much.</text:p>
      <text:p text:style-name="P908">She shared what she likes to hear and look at when we get visiting travellers, even those many thought, no, think, may bring doom to our town. <text:s/>She inspects their garment, the folds in their clothes, and the way the hair is tied. <text:s/>This is one thing the lady who had been staying at our place apparently really appreciated from Falfela, even though not much words were exchanged. <text:s/>She showed appreciation with respect and care to the smell and folds of that lady’s hair.</text:p>
      <text:p text:style-name="P908">Apparently, the flower oils that Kaffisa puts on, was a gift left behind from her. <text:s/>Kaffisa had just been afraid at first, but now truly enjoys its fragrance and apparent effect. <text:s/>As for this current moon period, Falfela mentioned that she is hopeful for a moon aura, which hasn’t happened all that much lately. <text:s/>We however will get a blood moon in a few days, at least partially so this will be a very intense moment.</text:p>
      <text:p text:style-name="P909"/>
      <text:p text:style-name="P909">Apparently, lots of people go crazy on those occasion. <text:s/>She herself feels the strangeness on those days, but some people go way, way overboard with their reaction<text:span text:style-name="T1136">s</text:span> to an eclipse.</text:p>
      <text:p text:style-name="P910">Returning to the moon aura, she mentioned how Kaffisa will probably be on the roof tonight to look for it. <text:s/>Writing of which, I’ve heard the sound of her moving a bit above us. <text:s/>I’ll go and say high. <text:s/>Haha. <text:s/>Hi.</text:p>
      <text:p text:style-name="P910">--</text:p>
      <text:p text:style-name="P911">It’s night time, and I am standing by the light of the temple closeby.</text:p>
      <text:p text:style-name="P911">She was looking at the moon and I could tell she was between wanting company and preferring alone time. <text:s/>We just looked at the stars and the big fattening moon. <text:s/>I showed her the stone Layash got me and she simply put it in front of herself to look at the moon, somewhat transluscent, for a long moment. <text:s/>Then simply said <text:span text:style-name="T72">“Plovu.”</text:span><text:span text:style-name="T12">,</text:span> “It is fed.” before handing it back to me. <text:s/><text:span text:style-name="T1137">F</text:span>elt somewhat heavier <text:span text:style-name="T1137">though</text:span> I am sure this is my brain tricking me. <text:s/><text:span text:style-name="T1137">I let her be then.</text:span></text:p>
      <text:p text:style-name="P912">I felt like going towards the tavern or one of its outshoots where some folks are drinking overnight (I think I can hear Taramandin singing a tale?), but was more drawn to stand by the temple instead. <text:s/>I am hearing who I think is Larame chanting gently, and I can make up that it is about the sea, but that’s about it. <text:s/>There’s also clearly some crude and fun activity happening in there, but I don’t feel like checking it out, at least not tonight.</text:p>
      <text:p text:style-name="P913"/>
      <text:h text:style-name="P1025" text:outline-level="3"><text:bookmark-start text:name="__RefHeading___Toc26601_3476859844"/>Duuleerla, a full day and some later<text:bookmark-end text:name="__RefHeading___Toc26601_3476859844"/></text:h>
      <text:p text:style-name="P879">Spent time chatting with Tamur La after he was done at the temple. <text:s/>It was absolutely funny to see him come out of there in the middle of the night and try to play it cool. <text:s/>He seemed happy for sure. <text:s/>Annoyed that I was right by the entrance but we were able to clear out a lot of air. <text:s/>He says he can think more clearly and see what he needs to do, then write it down after what he calls an “all-dusting of the body” (<text:span text:style-name="T72">“Falemelya paltonu”</text:span>).</text:p>
      <text:p text:style-name="P879">Yesterday I helped a bit more at the farm but Tamurba said after the first hour was done that I could do as I please, what with the contraptions he had bought last year helping more than expected.</text:p>
      <text:p text:style-name="P879">Which incidentally made me very uncomfortable and a bit sickish because Saagar was here with her rabbit and deer pellets and all the stink she brings. <text:s/>She was fine though, mainly asked what I was up to, if I’ve been following the moon like Falfela does. <text:s/>We’re actually leaving Yivalkes <text:span text:style-name="T1138">shortly </text:span>for the night to spend it again at Inyafee’s who apparently will hold a smaller feast there instead of in town, due to how... <text:s/>reactive apparently some people are during a lunar eclipse.</text:p>
      <text:p text:style-name="P914">It’s just been difficult to sleep with the headaches and nausea wrought by the hides. <text:s/>Aight time to prepare Liddek for a journey, I’ll take good care of its hooves beforehand.</text:p>
      <text:p text:style-name="P915"/>
      <text:h text:style-name="P1039" text:outline-level="4">Bidooleren</text:h>
      <text:p text:style-name="P916">We’re back in town. <text:s/>There’s been a fire at the temple, nothing major though. <text:s/>The bonfire apparently was a bit more intense than expected and flying embers burnt part of a tapestry.</text:p>
      <text:p text:style-name="P916">I can’t believe Falfela yesterday jokingly said they were going to sacrifice me. <text:s/>Everyone caught on the joke and deadpan continued with it and even started walking towards me with their hands close together. <text:s/>Had a literal panic attack and ran outside. <text:s/>And <text:span text:style-name="T1139">barfed</text:span> of fright. <text:s/>It was a whole ordeal they just couldn’t stop laughing. <text:s/>After a moment I ended up laughing too but damn it felt pretty real for a while.</text:p>
      <text:p text:style-name="P916">Inyafee could no<text:span text:style-name="T1139">t accept</text:span> I fell for it and took mild silly offense that I would think she’d allow such thing at her home. <text:s/>She did feed me fatty food<text:span text:style-name="T1139">s after that</text:span> and cackled when saying I needed to be <text:span text:style-name="T72">“narsaras”</text:span> for it.</text:p>
      <text:p text:style-name="P916">We did not slaughter any animal either. <text:s/>Just <text:span text:style-name="T1139">wild berries, red jams, aspic, cheese, and bread. <text:s/>And wine.</text:span></text:p>
      <text:p text:style-name="P917">Shamikar was chatting with Inyafee about where she lives, and comment<text:span text:style-name="T1140">ed</text:span> about how the house was laid out, <text:span text:style-name="T1140">with</text:span> Inyafee mention<text:span text:style-name="T1140">ing</text:span> how Tamur and myself helped fix the roof, which prompted Shamikar to ask if we could help with some issues at the foundations <text:span text:style-name="T1140">getting wet by the sleeping quarters despite efforts to repair.</text:span> <text:s/>Tamur said he’d take a look.</text:p>
      <text:p text:style-name="P918"/>
      <text:p text:style-name="P918">It was getting late and we could see the moon redden and we ate in silence, but for some singing about elks fighting against wolves to fend them off their foals, whereas the wolves were just trying to feed their own cubs.</text:p>
      <text:p text:style-name="P917">The feast was going on with people falling asleep from time to time at the table, and they’d get woken to keep at it. <text:s/>I myself fell asleep and was awoken with a <text:span text:style-name="T1140">parsnip</text:span> shoved in a nostril.</text:p>
      <text:p text:style-name="P919">Next morning we came back with Savee following us, we’ve been given the duty to bring her to Kuyageba so he can have a conversation with her about her time at the mines. <text:s/>She didn’t seem to care all that much about any thing, but I was pretty happy when she slipped and hurt her shin.</text:p>
      <text:p text:style-name="P919">Reyon and Uke seem very close. <text:s/>Seems to have annoyed a bit Tamur, but he looked away when they were chatting ahead of us, just yipping at them to catch up when they were trailing behind on the way back. <text:s/><text:span text:style-name="T1141">(Whatever is going on between the two of you mate, I think you’re both looking so much happier.)</text:span></text:p>
      <text:p text:style-name="P920">Aight I’ll go pick at Stimur’s brains. <text:s/>She didn’t want to come, and I need to know why.</text:p>
      <text:p text:style-name="P920"/>
      <text:p text:style-name="P921"/>
      <text:h text:style-name="P1039" text:outline-level="4">Kuduulerini, before dawn</text:h>
      <text:p text:style-name="P922">I keep having more and more dreams of a different time. <text:s/>The more I remember, the more the same had happened before I ended up here, back in Toronto. <text:s/>And I know I have some stuff to do before then, but the past day I’ve been so absolutely sick.</text:p>
      <text:p text:style-name="P922">I keep thinking back on the electronics course that I did back in high school, and how it could be useful to pass down that sort of knowledge but I can only remember the capacitors, transistors and resistors, as well as paralel and continuous circuits, and maybe something about relays. <text:s/>I’ll have to speak with Tamur a bit more.</text:p>
      <text:p text:style-name="P922">Stimur is okay, she didn’t want to participate because of how backward she thinks Inyafee can be, and something as well regarding keeping distance with Savee due to taking care of Kenillagris and Uzhil. <text:s/>It was funny how, however, she reacted when I told her that Wanska was close to Reyon and not Tamur. <text:s/>She literally cackled, became red, had <text:span text:style-name="T1142">quick shallow breathings, and just sighed of what I think was a mix of disbelief, relief, and other feelings.</text:span></text:p>
      <text:p text:style-name="P924">Lagris and Uzhil are doing fine, they seem to be at peace working with Stimur and recording different stories from Palkora and the likes. <text:s/><text:span text:style-name="T1143">Just, right after seeing them I got the worst case of acid reflux and slept the whole of yesterday. <text:s/>It was wild. <text:s/>Falfela brought me to Arame who gave me bath, tinctures, and prayers.</text:span></text:p>
      <text:p text:style-name="P923"/>
      <text:h text:style-name="P1068" text:outline-level="7">D7</text:h>
      <text:p text:style-name="P930"/>
      <text:p text:style-name="P930"/>
      <text:p text:style-name="P929"/>
      <text:h text:style-name="P1014" text:outline-level="1"><text:bookmark-start text:name="__RefHeading___Toc67541_3476859844"/>Journal 23<text:bookmark-end text:name="__RefHeading___Toc67541_3476859844"/></text:h>
      <text:h text:style-name="P1066" text:outline-level="6">23 <text:span text:style-name="T227">BLbnbb</text:span></text:h>
      <text:p text:style-name="P923"/>
      <text:h text:style-name="P1050" text:outline-level="4">Kuduuleren la, sunny af</text:h>
      <text:p text:style-name="P881">I am doing much better but still headached. <text:s/>Ugh. <text:s/>What will I do...</text:p>
      <text:p text:style-name="P881">Kaffisa says she will be spending time at Taalashen’s family for her time off duty, Tamur and Mandin may go North there as well at the same time to check on the house. <text:s/>Then there is Taramandin and Tshavis who were also asked to go to Uffel’s vineyard in a day or two. <text:s/>I also heard from Stimur the other day that maybe Uzhil and Lagris will go down there as well. <text:s/>I most likely won’t be able to visit both places before the equinox.</text:p>
      <text:p text:style-name="P881">And I would like to ask Reyon what he thinks I should do, but he is not home, and Wanska is not at the Fambesar either.</text:p>
      <text:p text:style-name="P881">Shit.</text:p>
      <text:p text:style-name="P881"/>
      <text:p text:style-name="P882"/>
      <text:h text:style-name="P1026" text:outline-level="3"><text:bookmark-start text:name="__RefHeading___Toc67543_3476859844"/>Neguuleren, beautiful clouds<text:bookmark-end text:name="__RefHeading___Toc67543_3476859844"/></text:h>
      <text:p text:style-name="P928">I am back. <text:s/>Kaffisa was pissed. <text:s/>Tamur was annoyed. <text:s/>Mandindaya understood. <text:s/>They haven’t returned yet. <text:s/>I wanted to go to Palkora but they apparently are on high alert after the visit from the nomads. <text:s/>Visiting the city was one of the main drivers of choosing to go to the vineyard... <text:s/>Ugh.</text:p>
      <text:p text:style-name="P928">I did spend quality time with Taramandin and Tshavis. <text:s/><text:span text:style-name="T1146">On the first night t</text:span>hey were remiscing when they found me so confused and exhausted not too far from the ancient battleground in one of the strange grazing groves and how I <text:span text:style-name="T1146">was afraid of them</text:span> at first, even tried to climb a tree and fell down and dislocated my shoulder <text:span text:style-name="T1146">and looked like instead of heartily accepting the help, I had come to terms I had no other options </text:span><text:span text:style-name="T186">but</text:span><text:span text:style-name="T1146"> to follow them</text:span>. <text:s/><text:span text:style-name="T1146">I sort of remember that time but it’s so fuzzy, I think I had gotten lost in a forest but it feels so long ago. <text:s/>Uzhil still has trouble understanding Yivalese, but Lagris was cackling at their retelling. <text:s/></text:span></text:p>
      <text:p text:style-name="P931">The vineyard actually grew in size since last time I had gone. <text:s/>They have more contraptions, more budding trees, they even have artificial salt lakes too, and the brewery was expanded as well, and even aqueducts. <text:s/>Apparently they got help when the western army came through, under a pledge that they will provide a portion of their products. <text:s/>This caused a stir from Palkora as well, with some officials of theirs insuring they have more resources too, with yet another pledge that they will remain independent.</text:p>
      <text:p text:style-name="P932"/>
      <text:p text:style-name="P932">It was so hard to understand but Lagris was really helpful in that matter. <text:s/>In any case, the work was rough but efficient. <text:s/><text:span text:style-name="T1147">We had tools that would help shake trees branches and snap fruits off, but a lot of time they would fall to the ground, so it was a lot of up and down and up and down. <text:s/>My back is sore and the front of my legs are on fire. <text:s/>Liddek was really helpful, it almost felt like it was trying to copy people’s singings some times.</text:span></text:p>
      <text:p text:style-name="P933">Uffel’s family gave me a few gifts to pass to our household, with Falfela and Inyafee getting a pair of special wine jar with bears that mirror each other. <text:s/>The main lady of the house made me try what was in it from the same batch and wow was it strong, it made me think of cognac mixed with root beer. <text:s/>She also picked up a simple looking stone from the ground and told me to give it to Uffel laughing in the process. <text:s/>Didn’t have much words to exchange otherwise, I couldn’t understand her much and back.</text:p>
      <text:p text:style-name="P933">Uzhil ended up chatting her heart away with pretty much the whole villa. <text:s/>She was LOUD and CONSTANT. <text:s/>She had not a single moment not speaking, or not getting responded similarly. <text:s/>It was grating to the ear when anywhere close. <text:s/>Something about her tone <text:span text:style-name="T1148">and how she speaks in her nose I don’t know what</text:span>, and I remember here repeat a few words about accidents and death and salt as well as mimicking her work at the printing press.</text:p>
      <text:p text:style-name="P941">In any case, we came back with ease. <text:s/>Falfela was pretty pleased with the Bear wine, grinning devilishly, saying that Inels will be the most jealous. <text:s/>She also said to not worry about Kaffisa’s bickering when she does return, she just hates Uffel and her lot, and that it is a good thing I brought back mead for her.</text:p>
      <text:p text:style-name="P942"/>
      <text:h text:style-name="P1027" text:outline-level="3"><text:bookmark-start text:name="__RefHeading___Toc20010_2308288028"/>Kuunirlen, slushy<text:bookmark-end text:name="__RefHeading___Toc20010_2308288028"/></text:h>
      <text:p text:style-name="P937">I hate those sorts of rain snow mix that freezes yer bones. <text:s/></text:p>
      <text:p text:style-name="P937">I’ve had again many dreams about typewriters and the smell of moist libraries, the sound was becoming unbearable like tack tack tack tack TACK TACK TACK TACK <text:span text:style-name="T197">TACK TACK TACK TACK</text:span>. <text:s/>Then eyes opened on our household just tapping away around my bed area to wake me up. <text:s/>They had returned in the middle of the night.</text:p>
      <text:p text:style-name="P937">They wanted to talk about their trip and mine, Kaffisa mentioned again how it was really mean of me to not follow them and to use the donkey for Uffel’s gains. <text:s/>She shut real quick when she saw the mead with a horse with <text:span text:style-name="T1149">dragonfly </text:span>wings on it, <text:span text:style-name="T1149">gently uncorking it, having a whiff, a lick, and a </text:span><text:span text:style-name="T1150">swift</text:span><text:span text:style-name="T1149"> </text:span><text:span text:style-name="T187">“</text:span><text:span text:style-name="T188">T’roy </text:span><text:span text:style-name="T187">Baheyets!”</text:span><text:span text:style-name="T1149"> (To her gift!).</text:span></text:p>
      <text:p text:style-name="P943">I missed a few things, including how Mandin’s area in the house they painted a thunder streak to give him a special place that prevents ghosts from returning. <text:s/>He finds it overdone but you can tell he enjoys the imagery. <text:s/>Manditsekh sounds pretty rad too. <text:s/>Tamur solved the issue by raising the house which was no easy feat and really could have used my presence. <text:s/>He also redirected the flow of one small stream coming their way under Bash’s notice.</text:p>
      <text:p text:style-name="P943">Today after their return we worked at the farm to sow more seeds and aereate the dirt... <text:s/>and looks like we’re having rabbit and deer stew in a moment.</text:p>
      <text:p text:style-name="P944"/>
      <text:h text:style-name="P1028" text:outline-level="3"><text:bookmark-start text:name="__RefHeading___Toc20012_2308288028"/>Bigiilen, wet<text:bookmark-end text:name="__RefHeading___Toc20012_2308288028"/></text:h>
      <text:p text:style-name="P938">Five days till the new moon, feeling like I’m going to puke. <text:s/>All I can dream about is newspapers and wax records. <text:s/>I haven’t done half of what I wanted to do and feels like I’m running out of time.</text:p>
      <text:p text:style-name="P938">People are starting to notice that I’m just not all there and some are curious about it. <text:s/>Uffel believes I’m afraid of an attack on the town, Tamurba thinks I’m feverish from work, and so on.</text:p>
      <text:p text:style-name="P938">Bash knows the truth. <text:s/>He’s ghastly lately and told me he will take care of my belongings and stories once I am gone. <text:s/>He told me he saw with Inyafee how the western empire will invade us once Palkora is salted. <text:s/>Salted? He didn’t say any more. <text:s/><text:span text:style-name="T1151">A</text:span>pparently <text:span text:style-name="T1151">though,</text:span> the invasion will not be anything more than a control of the region. <text:s/><text:span text:style-name="T1151">Strangely the more he said what will happen and the different machines that will be added along with the towers and the smokes, and the more it matches what I see in dreams, and he had shivers when I told him, as he’s had similar ones too.</text:span></text:p>
      <text:p text:style-name="P945">It seems to affect him terribly, though he did ask Inyafee about the future. <text:s/>He just wanted to know how long him and Mandin would be together and if they’ll keep living in Yivalkes or move North to his clan. <text:s/></text:p>
      <text:p text:style-name="P945"/>
      <text:p text:style-name="P946"/>
      <text:p text:style-name="P946">I’ve spent time between the temple and seeing Easma getting my rocks off. <text:s/>I even pulled one with Horse-riding boss when I checked out the forest by the coliseum, that was pretty hilarious. <text:s/><text:span text:style-name="T72">“</text:span><text:span text:style-name="T189">Murish”</text:span><text:span text:style-name="T1152">, now I get it. <text:s/>Ahaha.</text:span> <text:s/>Said to mention to no one so if you read this Reyon, don’t mention it haha.</text:p>
      <text:p text:style-name="P947">Aw man. <text:s/>I’ll miss it here. <text:s/>I’ve collected the stories from Stimur, not sure what I’ll do but they are all together. <text:s/>They’re really special to me.</text:p>
      <text:p text:style-name="P947">I’ll go brush Liddek and write Mandin’s name on its hoof. <text:s/>It’s only fair.</text:p>
      <text:h text:style-name="P1051" text:outline-level="4">The next day, getting warm</text:h>
      <text:p text:style-name="P939">I feel so off. <text:s/>I don’t know how to deal with this. <text:s/>I’ve enjoyed the company of a few people, even that priest Arame, I don’t think he expected that but he didn’t complain either. <text:s/>I keep telling myself it’s the “right AND fun thing to do” because I might as well since soon enough I’ll be gone, <text:span text:style-name="T72">if</text:span> Inyafee is correct, but it does feel sleazy a bit.</text:p>
      <text:p text:style-name="P939">For some reasons I consider the household sacred. <text:s/>I guess it’s a bit like how Tamur went outside when those nomads were visiting, there has to be some special places. <text:s/>They can tell I’ve been “growing antlers” and are just laughing at the ordeal.</text:p>
      <text:p text:style-name="P948">Had a thought to write and now it’s gone ugh. <text:s/>Falfela had me try a bit more when I asked kindly of that Bear wine. <text:s/>Wow it’s strong.</text:p>
      <text:p text:style-name="P949"/>
      <text:h text:style-name="P1063" text:outline-level="5">Well, that’s awkward.</text:h>
      <text:p text:style-name="P950">They’ve done a swift Gneree over me in the afternoon. <text:s/>Falfela is red with embarassment. <text:s/>Tamurba was tasked to give me more work especially in terms of watering the fields, because someone caught eye of me and Kuyageba fooling around. <text:s/>Kaffisa just won’t stop cackling and receiving a sock on the face did nothing to stop her.</text:p>
      <text:p text:style-name="P951">He was not present at the Gneree as he had other business to attend to, but I think he just would not bear being present for it. <text:s/>It was one of few where Lus participated, and there were other folks I didn’t quite know but remember from the pulp mill smelling building, so I assume they’re other accountants.<text:span text:style-name="T1153"> <text:s/></text:span>I could tell they were holding their laughter and trying to be serious. <text:s/><text:span text:style-name="T1153">Arame was silent most of the hearing and made it very clear with his eyes for me to shut it.</text:span></text:p>
      <text:p text:style-name="P950">The main reason that <text:span text:style-name="T1153">has been</text:span> recorded is that I <text:span text:style-name="T1153">had </text:span>skipped a lot of work <text:span text:style-name="T1153">which is true</text:span>, but I have been clearly told that I <text:span text:style-name="T1153">absolutely</text:span> need to be less noticeabl<text:span text:style-name="T1153">y active</text:span> especially if <text:span text:style-name="T1153">other clans are in passing.</text:span></text:p>
      <text:p text:style-name="P952">I’ve been given but boiled beans. <text:s/>Apparently that will calm my “anger”? But I’m not angry though. <text:s/>And when I kindly asked for more of the bear wine, Falfela’s response was a befuddled <text:span text:style-name="T72">“Tshowi ayo, uwwe! Shedilkaf’valee!”</text:span> “By Tshowi, nope! Enough with the crazy head!” before slapping me on the top of the head.</text:p>
      <text:p text:style-name="P953"/>
      <text:h text:style-name="P1063" text:outline-level="5">Odd.</text:h>
      <text:p text:style-name="P954">Tamur went to chat with me in private after the whole ordeal. <text:s/>Said something similar happened to him a few years back. <text:s/>Apparently the main problem that caused all of this is that I was the one in control with the chieftain. <text:s/>Tamur personally finds this absolutely hilarious, as this is not the first time this happens, and Kuya is somewhat known for being more on the receiving end, but like, that can’t be see<text:span text:style-name="T1154">n.</text:span></text:p>
      <text:p text:style-name="P954">I am just so confused. <text:s/>Why on earth is it okay for folks to fool around, yet it matters who does what. <text:s/>And why am I in trouble when he’s the one who sparked the thing. <text:s/>He certainly enjoyed it? I don’t get it.</text:p>
      <text:p text:style-name="P955">He also giggled and said he’s noticed how much I’ve played and wished me a long life, and to not take too much example on him, before punching me in the shoulder. <text:s/>Still stings.</text:p>
      <text:p text:style-name="P956">Aight I should sleep soon, tomorrow I am supposed to start at dawn ugh...</text:p>
      <text:p text:style-name="P957"/>
      <text:h text:style-name="P1039" text:outline-level="4">Guwiilen, three days till <text:span text:style-name="T1158">the new moon</text:span></text:h>
      <text:p text:style-name="P958">I worked all dawn and I am exhausted. <text:s/>People have made fun of my ordeal while also lifting me up, Tamurba being one of them. <text:s/>It’s weird.</text:p>
      <text:p text:style-name="P959">Uke also came by and told me that she noticed something very strange. <text:s/>Since I’ve lived in the town, there hasn’t been a single ill fate. <text:s/>She would know, she takes care of the Fambesar, which holds dead people’s stories. <text:s/>She <text:span text:style-name="T1155">seems to</text:span> believe I hold some sort of power against it (<text:span text:style-name="T72">“Klaks </text:span><text:span text:style-name="T190">Estayo...</text:span><text:span text:style-name="T72"> <text:s/></text:span><text:span text:style-name="T190">Kyave... <text:s/></text:span><text:span text:style-name="T72">Sha’p</text:span><text:span text:style-name="T190">ishoy?</text:span><text:span text:style-name="T72">”</text:span>, “<text:span text:style-name="T1155">Your magic, all people, from the great leaving?</text:span>”). <text:s/></text:p>
      <text:p text:style-name="P960">She says hers is to hear the departed’s voices and to keep their will alive. <text:s/>And before I tried to ask anything, she said proofs came to her multiple times and was often asked to participate in ceremonies from it, where she would speak for them (<text:span text:style-name="T72">“Yelli Geralavoy khadaat kwiya”</text:span>, “To me came the Wish of the Dead”), but how those voices completely hushed since I came here. <text:s/>She even had people get angry at her for not speaking for their lost family members. <text:s/>And how though she misses the fame that came with it, it is nice to have silence in the head.</text:p>
      <text:p text:style-name="P960">She seemed to be waiting for a response from me but I don’t know what to say to all of that, it’s such a heavy subject and I was already full of soil on my clothes even under my shirt. <text:s/>She looked a bit frustrated and I just blurted <text:span text:style-name="T72">“</text:span><text:span text:style-name="T191">Lasbarin kiwa yan?</text:span><text:span text:style-name="T72">”</text:span> <text:span text:style-name="T1156">(“What do I say now?”) - she chuckled, </text:span><text:span text:style-name="T1157">then told me to wish her a long life (“Lasbaraam: Yashaluni Uduneyets”) which I copied.</text:span></text:p>
      <text:p text:style-name="P961"/>
      <text:h text:style-name="P1052" text:outline-level="4">Baniilen, drizzling</text:h>
      <text:p text:style-name="P940">More work at dawn. <text:s/>Why should I care? I can feel this is bound to end soon. <text:s/>I still do it, but I’d rather not. <text:s/>I’ve just been literally led to do so. <text:s/>I saw Kuya pass by on his horse and he just kept going looking all snob.</text:p>
      <text:p text:style-name="P940">Also went to check on Easma and while he’s laughing at my ordeal, he had other things to do than to get close. <text:s/>I don’t even know what’s with the ostrasization. <text:s/>Looks like getting caught was the problem, but that’s just so stupid. <text:s/>He told me to lay low for a while and it’s going to blow over soon, but I’m like, gone, in a few days. <text:s/>I tried to say that to him but he didn’t catch on.</text:p>
      <text:p text:style-name="P940">Then Bash motioned me outside and we had a chat about what Inyafee told him. <text:s/>Things are about to boil apparently, and the invasion will change a lot of things in what is fine and what is not. <text:s/>He’s afraid for himself as he has no family other than Lus’ work and Mandin’s clan. <text:s/><text:span text:style-name="T1159">But he’s pretty excited about the races that will kick off the festivities of Largan starting tomorrow.</text:span></text:p>
      <text:p text:style-name="P962">I was so focused on the new moon that I forgot the equinox is about to happen. <text:s/>He said I should bet on him to win this time, he’s worked on his cadence with the horse and his chariot. <text:s/>I’ll speak with Tamur as he’s the most loaded of our household.</text:p>
      <text:p text:style-name="P962">I can smell Mandin’s cooking. <text:s/>I’ll go inside, the shed has been my sanctuary lately. <text:s/>They just keep talking and I can’t place one. <text:s/>At least I’m now at ease.</text:p>
      <text:p text:style-name="P963"/>
      <text:h text:style-name="P1019" text:outline-level="3">Lenko’i, 4 days till Largan</text:h>
      <text:p text:style-name="P965">I went to go to work on the field at dawn and no one was here. <text:s/>How foolish.</text:p>
      <text:p text:style-name="P965">Since it was a cozy weather I walked around the still sleeping town and found Tshavis who was on one of the stone buildings before the southern sprawl. <text:s/>I climbed it and yeah the view was epic. <text:s/>We didn’t exchange much more than our customary peace sign on my end and fake fright on his. <text:s/>We were facing the sea so we could still view some of the morning stars and feel the warmth on our backs. <text:s/>It was nice to feed the birds with bread with him. <text:s/>We also made fun of Kaffisa together by imitating her face and head bobbing, due to how she used to do the same.</text:p>
      <text:p text:style-name="P966">Tamur’s going to bring funds for the race.</text:p>
      <text:p text:style-name="P966">Apparently it will be quite the show today.</text:p>
      <text:p text:style-name="P967">It’s also probably going to be my last night here.</text:p>
      <text:p text:style-name="P967">Might as well give them something worthy of tales.</text:p>
      <text:p text:style-name="P968"/>
      <text:h text:style-name="P1053" text:outline-level="4">...Lenleli?</text:h>
      <text:p text:style-name="P964">Sooooo. <text:s/>I woke up pas<text:span text:style-name="T1169">sed</text:span> out in a cell.</text:p>
      <text:p text:style-name="P964">Taalashen <text:span text:style-name="T1168">is</text:span> keeping guard and she ha<text:span text:style-name="T1168">s</text:span> trouble keeping composure during her whistling. <text:s/>Thank goodness there’s enough light, <text:span text:style-name="T1168">and good thing I brought the diary.</text:span></text:p>
      <text:p text:style-name="P964">... <text:s/>The hell happened? I think I might have drank a bit more than I should have. <text:s/>I vaguely remember bidding on Bash, watching the race, then biting the sand, then being transported by two people.</text:p>
      <text:p text:style-name="P973">... <text:s/>Taalashen says I kept cheering on and at some point started talking about the moon and jumped on the tracks and galloped like a horse. <text:s/>Was pretty wack. <text:s/>Falfela ordered that I sober up here and she doesn’t really want to see my face for the whole day, <text:span text:style-name="T1169">but also she was afraid I might hurt myself. <text:s/>Apparently I kept saying I’ll just “poof!” And now under constant watch.</text:span></text:p>
      <text:p text:style-name="P973">... <text:s/><text:span text:style-name="T1170">She just asked me why I kept mumbling about Inyafee and something about “Trono” while snoring. <text:s/></text:span><text:span text:style-name="T1171">Also brought me salted vinegar to drink, yuck.</text:span></text:p>
      <text:p text:style-name="P974"/>
      <text:h text:style-name="P1039" text:outline-level="4">Lendoli, two days till</text:h>
      <text:p text:style-name="P987">I was released from the cell <text:span text:style-name="T1179">yesterday night</text:span>. <text:s/>Straight in Falfela’s care <text:span text:style-name="T1179">who brought me home like if I were some rowdy child, scolding me more silently than anything</text:span>. <text:s/><text:span text:style-name="T1179">Once out of earshot including our own folks, s</text:span>he admitted my theatrics on the racetracks was absolutely <text:span text:style-name="T1179">cacklingly </text:span>hilarious, but has to feigned it was disgraceful to her household in front of the public. <text:s/>Apparently I make a good <text:span text:style-name="T1179">neigh</text:span>. <text:s/>I just got tackled <text:span text:style-name="T1179">by a scared one which may explain why my side hurts</text:span>.</text:p>
      <text:p text:style-name="P987">Also Bash had won!! And so did Tamur. <text:s/>So THAT’S why I was celebrating that much. <text:s/>He made a fair bit apparently as other folks all voted for better painted chariot<text:span text:style-name="T1178">s </text:span><text:span text:style-name="T1179">including Izmawnker’s who came second</text:span>. <text:s/>Bash also was playing sickly at first. <text:s/>Haha, the scoundrel. <text:s/></text:p>
      <text:p text:style-name="P988"><text:span text:style-name="T1179">Apparently though, s</text:span>he <text:span text:style-name="T1179">mainly is</text:span> afraid I would hurt myself. <text:s/><text:span text:style-name="T1179">I kept mentioning that I’d disappear and the farm can’t have that happened, and she can’t have that happened. <text:s/></text:span><text:span text:style-name="T1180">Then she asked if I were scared of the clan that might raid like others did, which, no.</text:span></text:p>
      <text:p text:style-name="P991">She then commanded that I do not go for swims in the sea, that I do not go on trips with Tshavis and Taramandin, that I do not go to the play forest, that I do not touch food making, and that I do not have a drop of booze for the foreseeable future. <text:s/>Then pointed the stylus she pulled from her hair to my throat and asked me to agree. <text:s/>“Lhaam?” “Lhaam.”</text:p>
      <text:p text:style-name="P992"/>
      <text:h text:style-name="P1039" text:outline-level="4">Baringeye, before the last dawn</text:h>
      <text:p text:style-name="P993">I learnt how to leave the house without waking others. <text:s/>Hurray.</text:p>
      <text:p text:style-name="P994">The night is dark. I can hear folks chattering close to the tavern, Inels included. She’s a lot more happy lately from what I can tell. <text:s/>I’m not going to even bother trying to quench that thirst.</text:p>
      <text:p text:style-name="P994">I don’t even know why I feel like I messed up. <text:s/><text:span text:style-name="T1181">This past year, I’ve seen more machines come, Tamur being no small part in it, and the work has been a whole lot easier than the first months that I came. <text:s/>I have slowly become at ease with the language, joked around with my housemates, came to understand the quirks of the cycles as well as a bit of the history, and even fooled around with folks.</text:span></text:p>
      <text:p text:style-name="P995">Who do I know. <text:s/>There’s Falfela of course, along with Tamur, Reyon, and Kaffisa. And Mandin. <text:s/>Tamur’s friend Stimur, along with Layash. <text:s/>Stimur lives with Kenillagris and his wife Uzhil, who is some sort of cousin with Uffel. <text:s/>Layash works and lives at Beriza with his boss. <text:s/>Falfela’s family up the stream with Inyafee, Gahmo and some others, she’s good friends with Inels.</text:p>
      <text:p text:style-name="P995">I’m too tired for this. I probably need to chat with Wanska, somehow I think she’ll know what I need to complete; or... maybe Taramandin’s mother. <text:s/></text:p>
      <text:p text:style-name="P997">Should also nibble I’m actually famished. <text:s/><text:span text:style-name="T1182">Yeah, to the tavern.</text:span></text:p>
      <text:p text:style-name="P998"/>
      <text:h text:style-name="P1054" text:outline-level="4">Baringi la</text:h>
      <text:p text:style-name="P996">Didn’t expect Reyon to explode on me like that. (When you do read this, sorry I was literally not ready.) Looks like I still can’t leave a house without waking folks up. He followed me like a shadow till I reached the tavern, and when I was about to walk in he just loudly acclaim that I am an idiot and a danger to myself and pulled me by the ear away – that still hurts! – making drinkers around laugh awkwardly. When I tried to explain I was just going for food he was having none of it, and tried to shove street stones down my gullet like what the heck.</text:p>
      <text:p text:style-name="P996">He then pulled me to the sea decks telling me all sorts of bitey truths while some folks yelled out to shush it at night to which he snapped back he was making it easier on them on the long run. We stopped at a fish fryer that was still open and he fed me anchovies of sorts and kept berating me by saying <text:span text:style-name="T72">“Alnovu!?”</text:span> (No more hungry!?). He tried to give the fryer who was just blanking out and looking away some coins, which he tried to refuse, which Reyon just said <text:span text:style-name="T1183">dismissively </text:span><text:span text:style-name="T72">“</text:span><text:span text:style-name="T194">Mberemishawn</text:span><text:span text:style-name="T72">”</text:span> <text:span text:style-name="T1183">(which I guess meant for the next person).</text:span></text:p>
      <text:p text:style-name="P999">I was fed up, quite literally. <text:span text:style-name="T1184">I asked </text:span><text:span text:style-name="T193">“Illarasset!”</text:span><text:span text:style-name="T1184"> (Please Stop!) but he cracked he wasn’t done talking, mentioning how lately I was not at all present, like I was floating to some other place, thinking there as opposed to being here. And how the “then” comes when</text:span><text:span text:style-name="T1185">ever</text:span><text:span text:style-name="T1184"> it does.</text:span></text:p>
      <text:p text:style-name="P1000"/>
      <text:p text:style-name="P1001">He stopped speaking for a moment, and I looked at the fryer and asked for one more, one last anchovie (“Ipp<text:span text:style-name="T1185">enen’</text:span>ras? We, Barrarso?”). Seems to make both of them chuckle. </text:p>
      <text:p text:style-name="P1002">Honestly he was not wrong. I can’t live afraid or away. </text:p>
      <text:p text:style-name="P1003">I am still going to check with Taramandin’s mom as well as Wanska.</text:p>
      <text:p text:style-name="P1003"><text:span text:style-name="T1186">But looks like today there is lots organized, ahh. I remember last year’s banquet. That was delish. I guess that will happen tomorrow. Maybe there is theatrics at the talking deck. </text:span><text:span text:style-name="T1187">I haven’t chatted Izmawn for a while, maybe I can participate in a round of discourse, since I’m better than before.</text:span></text:p>
      <text:h text:style-name="P1029" text:outline-level="3">Levameng Akkas</text:h>
      <text:p text:style-name="P214">Appears Tearan Dzhoseffwey T<text:span text:style-name="T1189">o</text:span>rontoyo, is <text:span text:style-name="T1191">T</text:span>here, <text:span text:style-name="T1191">W</text:span>herever <text:span text:style-name="T1191">T</text:span>here. Entry <text:span text:style-name="T1191">H</text:span>ere of me, Reyon <text:span text:style-name="T1190">Shaleppeyo</text:span>, <text:span text:style-name="T1191">f</text:span>riend of him – <text:span text:style-name="T1188">happy</text:span>, sad. I <text:span text:style-name="T1191">l</text:span>earn <text:span text:style-name="T1188">Eng</text:span>lish, terrible, <text:span text:style-name="T1188">too short </text:span><text:span text:style-name="T1190">time him with</text:span>. He came out of sea from forest <text:span text:style-name="T1190">in north, Taramandin and Tshavis found,</text:span> two years past <text:span text:style-name="T1188">in summer</text:span>, gone <text:span text:style-name="T1190">alike</text:span> on equinox (horse night, strange name) <text:span text:style-name="T1188">this year</text:span>. <text:span text:style-name="T1190">People afraid he lost ways in woods, or run away, or bandits. They moved on. I know strange truth, Inyafee spoken. I know it is true. Working on dictionry, and </text:span>I annotate <text:span text:style-name="T1190">journal past wilaf</text:span>, with dear Wanska Ukewey, <text:span text:style-name="T1188">in Lobba Yivalkes ayo – proud, </text:span><text:span text:style-name="T1190">very proud</text:span><text:span text:style-name="T1188">. </text:span><text:span text:style-name="T1190">Strange Friend, you are, whe</text:span><text:span text:style-name="T1192">n</text:span><text:span text:style-name="T1190">ever you 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 fo:font-family="Optima" style:font-style-name="Regular" style:font-pitch="variable"/>
    </style:style>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ab-stops>
          <style:tab-stop style:position="6.001cm"/>
        </style:tab-stops>
      </style:paragraph-properties>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Subtitle" style:default-outline-level="1" style:class="text" style:master-page-name="Right_20_Cover_20_Page">
      <style:paragraph-properties fo:margin-top="4.001cm" fo:margin-bottom="1cm" style:contextual-spacing="false" fo:text-align="center" style:justify-single-word="false" style:page-number="auto" fo:break-before="page"/>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text-indent="0cm" style:auto-text-indent="false">
        <style:tab-stops>
          <style:tab-stop style:position="9.9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9.99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2" fo:font-family="YzWr" style:font-style-name="Regular" style:font-pitch="variable" fo:font-size="14pt" style:font-size-asian="10pt" style:font-size-complex="10pt"/>
    </style:style>
    <style:style style:name="Title" style:family="paragraph" style:parent-style-name="Heading" style:next-style-name="Text_20_body" style:class="chapter" style:master-page-name="">
      <style:paragraph-properties fo:margin-top="3cm" fo:margin-bottom="0.21cm" style:contextual-spacing="false" fo:text-align="center" style:justify-single-word="false" style:page-number="auto">
        <style:tab-stops/>
      </style:paragraph-properties>
      <style:text-properties style:font-name="YzWr" fo:font-family="YzWr" style:font-pitch="variable" fo:font-size="28pt" fo:font-style="italic" fo:font-weight="normal" officeooo:rsid="07c1b29b" style:font-size-asian="28pt" style:font-style-asian="italic" style:font-weight-asian="normal" style:font-size-complex="28pt" style:font-style-complex="italic"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001cm" style:type="center"/>
          <style:tab-stop style:position="12cm" style:type="righ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cm" fo:margin-bottom="0.25cm" style:contextual-spacing="false" style:page-number="auto"/>
      <style:text-properties style:font-name="Optima" fo:font-family="Optima" style:font-style-name="Regular" style:font-pitch="variable" fo:font-size="10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master-page-name="">
      <style:paragraph-properties fo:margin-top="0.499cm" fo:margin-bottom="1cm" style:contextual-spacing="false" fo:text-align="center" style:justify-single-word="false" style:page-number="auto" fo:break-before="auto" fo:break-after="auto" fo:keep-with-next="auto">
        <style:tab-stops/>
      </style:paragraph-properties>
      <style:text-properties style:font-name="YzWr1" fo:font-family="YzWr" style:font-style-name="Italic" style:font-pitch="variable" fo:font-size="30pt" fo:font-style="italic"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master-page-name="Right_20_Cover_20_Page">
      <style:paragraph-properties fo:margin-left="0cm" fo:margin-top="3cm" fo:margin-bottom="0.499cm" style:contextual-spacing="false" fo:text-align="center" style:justify-single-word="false" style:page-number="auto" fo:break-before="page"/>
      <style:text-properties style:font-name="YzWr1" fo:font-family="YzWr" style:font-style-name="Italic" style:font-pitch="variable" fo:font-size="30pt" fo:font-style="italic" fo:font-weight="normal"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Endnote" style:family="paragraph" style:parent-style-name="Standard" style:class="extra" style:master-page-name="">
      <style:paragraph-properties fo:margin-left="0cm" fo:text-indent="0cm" style:auto-text-indent="false" style:page-number="auto" text:number-lines="false" text:line-number="0">
        <style:tab-stops>
          <style:tab-stop style:position="6.001cm"/>
        </style:tab-stops>
      </style:paragraph-properties>
      <style:text-properties fo:font-size="8pt" fo:font-style="italic" style:font-size-asian="10pt" style:font-size-complex="10pt"/>
    </style:style>
    <style:style style:name="YdWl1" style:family="paragraph" style:parent-style-name="Endnote">
      <style:text-properties style:font-name="YzWr1" fo:font-family="YzWr" style:font-style-name="Italic" style:font-pitch="variable" fo:font-size="10pt" fo:font-style="italic"/>
    </style:style>
    <style:style style:name="YdWl2" style:family="paragraph" style:parent-style-name="Endnote">
      <style:text-properties style:font-name="YzWr2" fo:font-family="YzWr" style:font-style-name="Regular" style:font-pitch="variable" fo:font-size="8pt" fo:font-style="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header-footer-properties fo:min-height="0.351cm" fo:margin-left="0cm" fo:margin-right="0cm" fo:margin-top="0.25cm" fo:background-color="transparent" style:dynamic-spacing="false" draw:fill="none" draw:fill-color="#729fcf"/>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5cm" fo:page-height="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5cm" fo:page-height="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15cm" fo:page-height="1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d7" draw:opacity="100%"/>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footer>
        <text:p text:style-name="Footer"><text:tab/><text:page-number text:select-page="current">688</text:page-number></text:p>
      </style:footer>
    </style:master-page>
    <style:master-page style:name="Right_20_Page" style:display-name="Right Page" style:page-layout-name="Mpm4" draw:style-name="Mdp1" style:next-style-name="Left_20_Page"/>
    <style:master-page style:name="Right_20_Cover_20_Page" style:display-name="Right Cover Page" style:page-layout-name="Mpm5" draw:style-name="Mdp2" style:next-style-name="Left_20_Cover_20_Page"/>
    <style:master-page style:name="Right_20_Leather_20_Page" style:display-name="Right Leather Page" style:page-layout-name="Mpm6" draw:style-name="Mdp1"/>
    <style:master-page style:name="First_20_Page" loext:hidden="true" style:hidden="true" style:display-name="First Page" style:page-layout-name="Mpm7" draw:style-name="Mdp1" style:next-style-name="Standard"/>
    <style:master-page style:name="Envelope" loext:hidden="true" style:hidden="true" style:page-layout-name="Mpm8" draw:style-name="Mdp1"/>
    <style:master-page style:name="Index" style:page-layout-name="Mpm7" draw:style-name="Mdp1"/>
    <style:master-page style:name="Footnote" style:page-layout-name="Mpm9" draw:style-name="Mdp1"/>
    <style:master-page style:name="Endnote" loext:hidden="true" style:hidden="true" style:page-layout-name="Mpm9" draw:style-name="Mdp1"/>
    <style:master-page style:name="Landscape" style:page-layout-name="Mpm10" draw:style-name="Mdp1"/>
    <style:master-page style:name="Left_20_Cover_20_Page" style:display-name="Left Cover Page" style:page-layout-name="Mpm11" draw:style-name="Mdp2"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3-22T21:26:03.518463196</dc:date>
    <meta:editing-duration>P128DT15H23M57S</meta:editing-duration>
    <meta:editing-cycles>2967</meta:editing-cycles>
    <meta:generator>LibreOffice/24.2.0.3$MacOSX_X86_64 LibreOffice_project/da48488a73ddd66ea24cf16bbc4f7b9c08e9bea1</meta:generator>
    <meta:print-date>2026-03-22T11:29:59.454685537</meta:print-date>
    <meta:document-statistic meta:table-count="264" meta:image-count="0" meta:object-count="0" meta:page-count="689" meta:paragraph-count="2236" meta:word-count="71095" meta:character-count="381265" meta:non-whitespace-character-count="309730"/>
  </office:meta>
</office:document-meta>
</file>